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29.54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68.94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86pt"/>
    </style:style>
    <style:style style:name="co9" style:family="table-column">
      <style:table-column-properties fo:break-before="auto" style:column-width="92.1pt"/>
    </style:style>
    <style:style style:name="co10" style:family="table-column">
      <style:table-column-properties fo:break-before="auto" style:column-width="97.5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</style:style>
  </office:automatic-styles>
  <office:body>
    <office:spreadsheet>
      <table:calculation-settings table:automatic-find-labels="false"/>
      <table:table table:name="Keras-CNN-bidtuning-20170314-105732-linearBidPrice_vari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office:value-type="string" calcext:value-type="string">
            <text:p>base_bid</text:p>
          </table:table-cell>
          <table:table-cell office:value-type="string" calcext:value-type="string">
            <text:p>pred_threshold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click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trimmed_bids</text:p>
          </table:table-cell>
          <table:table-cell office:value-type="string" calcext:value-type="string">
            <text:p>CTR</text:p>
          </table:table-cell>
          <table:table-cell office:value-type="string" calcext:value-type="string">
            <text:p>CPM</text:p>
          </table:table-cell>
          <table:table-cell office:value-type="string" calcext:value-type="string">
            <text:p>CPC</text:p>
          </table:table-cell>
          <table:table-cell office:value-type="string" calcext:value-type="string">
            <text:p>blended_score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float" office:value="130451" calcext:value-type="float">
            <text:p>130451</text:p>
          </table:table-cell>
          <table:table-cell office:value-type="float" office:value="172" calcext:value-type="float">
            <text:p>172</text:p>
          </table:table-cell>
          <table:table-cell office:value-type="float" office:value="7345407" calcext:value-type="float">
            <text:p>7345407</text:p>
          </table:table-cell>
          <table:table-cell office:value-type="float" office:value="0" calcext:value-type="float">
            <text:p>0</text:p>
          </table:table-cell>
          <table:table-cell office:value-type="float" office:value="0.00131850273282689" calcext:value-type="float">
            <text:p>0.001318502732827</text:p>
          </table:table-cell>
          <table:table-cell office:value-type="float" office:value="56307.7860652659" calcext:value-type="float">
            <text:p>56307.7860652659</text:p>
          </table:table-cell>
          <table:table-cell office:value-type="float" office:value="42705.8546511628" calcext:value-type="float">
            <text:p>42705.8546511628</text:p>
          </table:table-cell>
          <table:table-cell office:value-type="float" office:value="0.376441449911868" calcext:value-type="float">
            <text:p>0.376441449911868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5" calcext:value-type="float">
            <text:p>0.05</text:p>
          </table:table-cell>
          <table:table-cell office:value-type="float" office:value="139045" calcext:value-type="float">
            <text:p>139045</text:p>
          </table:table-cell>
          <table:table-cell office:value-type="float" office:value="180" calcext:value-type="float">
            <text:p>180</text:p>
          </table:table-cell>
          <table:table-cell office:value-type="float" office:value="8152200" calcext:value-type="float">
            <text:p>8152200</text:p>
          </table:table-cell>
          <table:table-cell office:value-type="float" office:value="0" calcext:value-type="float">
            <text:p>0</text:p>
          </table:table-cell>
          <table:table-cell office:value-type="float" office:value="0.001294544931497" calcext:value-type="float">
            <text:p>0.001294544931497</text:p>
          </table:table-cell>
          <table:table-cell office:value-type="float" office:value="58629.939947499" calcext:value-type="float">
            <text:p>58629.939947499</text:p>
          </table:table-cell>
          <table:table-cell office:value-type="float" office:value="45290" calcext:value-type="float">
            <text:p>45290</text:p>
          </table:table-cell>
          <table:table-cell office:value-type="float" office:value="0.380884217920294" calcext:value-type="float">
            <text:p>0.380884217920294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5" calcext:value-type="float">
            <text:p>0.05</text:p>
          </table:table-cell>
          <table:table-cell office:value-type="float" office:value="146289" calcext:value-type="float">
            <text:p>146289</text:p>
          </table:table-cell>
          <table:table-cell office:value-type="float" office:value="186" calcext:value-type="float">
            <text:p>186</text:p>
          </table:table-cell>
          <table:table-cell office:value-type="float" office:value="8858002" calcext:value-type="float">
            <text:p>8858002</text:p>
          </table:table-cell>
          <table:table-cell office:value-type="float" office:value="0" calcext:value-type="float">
            <text:p>0</text:p>
          </table:table-cell>
          <table:table-cell office:value-type="float" office:value="0.00127145581691036" calcext:value-type="float">
            <text:p>0.00127145581691</text:p>
          </table:table-cell>
          <table:table-cell office:value-type="float" office:value="60551.3880059335" calcext:value-type="float">
            <text:p>60551.3880059335</text:p>
          </table:table-cell>
          <table:table-cell office:value-type="float" office:value="47623.6666666667" calcext:value-type="float">
            <text:p>47623.6666666667</text:p>
          </table:table-cell>
          <table:table-cell office:value-type="float" office:value="0.383408075544819" calcext:value-type="float">
            <text:p>0.383408075544819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5" calcext:value-type="float">
            <text:p>0.05</text:p>
          </table:table-cell>
          <table:table-cell office:value-type="float" office:value="152445" calcext:value-type="float">
            <text:p>152445</text:p>
          </table:table-cell>
          <table:table-cell office:value-type="float" office:value="191" calcext:value-type="float">
            <text:p>191</text:p>
          </table:table-cell>
          <table:table-cell office:value-type="float" office:value="9493308" calcext:value-type="float">
            <text:p>9493308</text:p>
          </table:table-cell>
          <table:table-cell office:value-type="float" office:value="0" calcext:value-type="float">
            <text:p>0</text:p>
          </table:table-cell>
          <table:table-cell office:value-type="float" office:value="0.00125291088589327" calcext:value-type="float">
            <text:p>0.001252910885893</text:p>
          </table:table-cell>
          <table:table-cell office:value-type="float" office:value="62273.6593525534" calcext:value-type="float">
            <text:p>62273.6593525534</text:p>
          </table:table-cell>
          <table:table-cell office:value-type="float" office:value="49703.1832460733" calcext:value-type="float">
            <text:p>49703.1832460733</text:p>
          </table:table-cell>
          <table:table-cell office:value-type="float" office:value="0.385134536897492" calcext:value-type="float">
            <text:p>0.385134536897492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5" calcext:value-type="float">
            <text:p>0.05</text:p>
          </table:table-cell>
          <table:table-cell office:value-type="float" office:value="157733" calcext:value-type="float">
            <text:p>157733</text:p>
          </table:table-cell>
          <table:table-cell office:value-type="float" office:value="193" calcext:value-type="float">
            <text:p>193</text:p>
          </table:table-cell>
          <table:table-cell office:value-type="float" office:value="10064808" calcext:value-type="float">
            <text:p>10064808</text:p>
          </table:table-cell>
          <table:table-cell office:value-type="float" office:value="0" calcext:value-type="float">
            <text:p>0</text:p>
          </table:table-cell>
          <table:table-cell office:value-type="float" office:value="0.00122358669397019" calcext:value-type="float">
            <text:p>0.00122358669397</text:p>
          </table:table-cell>
          <table:table-cell office:value-type="float" office:value="63809.1458350504" calcext:value-type="float">
            <text:p>63809.1458350504</text:p>
          </table:table-cell>
          <table:table-cell office:value-type="float" office:value="52149.2642487047" calcext:value-type="float">
            <text:p>52149.2642487047</text:p>
          </table:table-cell>
          <table:table-cell office:value-type="float" office:value="0.383275147528803" calcext:value-type="float">
            <text:p>0.383275147528803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float" office:value="162344" calcext:value-type="float">
            <text:p>162344</text:p>
          </table:table-cell>
          <table:table-cell office:value-type="float" office:value="197" calcext:value-type="float">
            <text:p>197</text:p>
          </table:table-cell>
          <table:table-cell office:value-type="float" office:value="10567241" calcext:value-type="float">
            <text:p>10567241</text:p>
          </table:table-cell>
          <table:table-cell office:value-type="float" office:value="0" calcext:value-type="float">
            <text:p>0</text:p>
          </table:table-cell>
          <table:table-cell office:value-type="float" office:value="0.00121347262602868" calcext:value-type="float">
            <text:p>0.001213472626029</text:p>
          </table:table-cell>
          <table:table-cell office:value-type="float" office:value="65091.6633814616" calcext:value-type="float">
            <text:p>65091.6633814616</text:p>
          </table:table-cell>
          <table:table-cell office:value-type="float" office:value="53640.8172588832" calcext:value-type="float">
            <text:p>53640.8172588832</text:p>
          </table:table-cell>
          <table:table-cell office:value-type="float" office:value="0.384705171949378" calcext:value-type="float">
            <text:p>0.384705171949378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5" calcext:value-type="float">
            <text:p>0.05</text:p>
          </table:table-cell>
          <table:table-cell office:value-type="float" office:value="166392" calcext:value-type="float">
            <text:p>166392</text:p>
          </table:table-cell>
          <table:table-cell office:value-type="float" office:value="198" calcext:value-type="float">
            <text:p>198</text:p>
          </table:table-cell>
          <table:table-cell office:value-type="float" office:value="11026828" calcext:value-type="float">
            <text:p>11026828</text:p>
          </table:table-cell>
          <table:table-cell office:value-type="float" office:value="0" calcext:value-type="float">
            <text:p>0</text:p>
          </table:table-cell>
          <table:table-cell office:value-type="float" office:value="0.00118996105581999" calcext:value-type="float">
            <text:p>0.00118996105582</text:p>
          </table:table-cell>
          <table:table-cell office:value-type="float" office:value="66270.1812587144" calcext:value-type="float">
            <text:p>66270.1812587144</text:p>
          </table:table-cell>
          <table:table-cell office:value-type="float" office:value="55691.0505050505" calcext:value-type="float">
            <text:p>55691.0505050505</text:p>
          </table:table-cell>
          <table:table-cell office:value-type="float" office:value="0.38238035652791" calcext:value-type="float">
            <text:p>0.38238035652791</text:p>
          </table:table-cell>
          <table:table-cell table:number-columns-repeated="101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5" calcext:value-type="float">
            <text:p>0.05</text:p>
          </table:table-cell>
          <table:table-cell office:value-type="float" office:value="170124" calcext:value-type="float">
            <text:p>170124</text:p>
          </table:table-cell>
          <table:table-cell office:value-type="float" office:value="202" calcext:value-type="float">
            <text:p>202</text:p>
          </table:table-cell>
          <table:table-cell office:value-type="float" office:value="11461659" calcext:value-type="float">
            <text:p>11461659</text:p>
          </table:table-cell>
          <table:table-cell office:value-type="float" office:value="0" calcext:value-type="float">
            <text:p>0</text:p>
          </table:table-cell>
          <table:table-cell office:value-type="float" office:value="0.0011873692130446" calcext:value-type="float">
            <text:p>0.001187369213045</text:p>
          </table:table-cell>
          <table:table-cell office:value-type="float" office:value="67372.3813218594" calcext:value-type="float">
            <text:p>67372.3813218594</text:p>
          </table:table-cell>
          <table:table-cell office:value-type="float" office:value="56740.8861386139" calcext:value-type="float">
            <text:p>56740.8861386139</text:p>
          </table:table-cell>
          <table:table-cell office:value-type="float" office:value="0.384354958061068" calcext:value-type="float">
            <text:p>0.384354958061068</text:p>
          </table:table-cell>
          <table:table-cell table:number-columns-repeated="101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5" calcext:value-type="float">
            <text:p>0.05</text:p>
          </table:table-cell>
          <table:table-cell office:value-type="float" office:value="173482" calcext:value-type="float">
            <text:p>173482</text:p>
          </table:table-cell>
          <table:table-cell office:value-type="float" office:value="207" calcext:value-type="float">
            <text:p>207</text:p>
          </table:table-cell>
          <table:table-cell office:value-type="float" office:value="11868172" calcext:value-type="float">
            <text:p>11868172</text:p>
          </table:table-cell>
          <table:table-cell office:value-type="float" office:value="0" calcext:value-type="float">
            <text:p>0</text:p>
          </table:table-cell>
          <table:table-cell office:value-type="float" office:value="0.0011932073644528" calcext:value-type="float">
            <text:p>0.001193207364453</text:p>
          </table:table-cell>
          <table:table-cell office:value-type="float" office:value="68411.5470192873" calcext:value-type="float">
            <text:p>68411.5470192873</text:p>
          </table:table-cell>
          <table:table-cell office:value-type="float" office:value="57334.1642512077" calcext:value-type="float">
            <text:p>57334.1642512077</text:p>
          </table:table-cell>
          <table:table-cell office:value-type="float" office:value="0.387923954954954" calcext:value-type="float">
            <text:p>0.387923954954954</text:p>
          </table:table-cell>
          <table:table-cell table:number-columns-repeated="101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5" calcext:value-type="float">
            <text:p>0.05</text:p>
          </table:table-cell>
          <table:table-cell office:value-type="float" office:value="176479" calcext:value-type="float">
            <text:p>176479</text:p>
          </table:table-cell>
          <table:table-cell office:value-type="float" office:value="208" calcext:value-type="float">
            <text:p>208</text:p>
          </table:table-cell>
          <table:table-cell office:value-type="float" office:value="12223420" calcext:value-type="float">
            <text:p>12223420</text:p>
          </table:table-cell>
          <table:table-cell office:value-type="float" office:value="0" calcext:value-type="float">
            <text:p>0</text:p>
          </table:table-cell>
          <table:table-cell office:value-type="float" office:value="0.00117861048623349" calcext:value-type="float">
            <text:p>0.001178610486233</text:p>
          </table:table-cell>
          <table:table-cell office:value-type="float" office:value="69262.7451424815" calcext:value-type="float">
            <text:p>69262.7451424815</text:p>
          </table:table-cell>
          <table:table-cell office:value-type="float" office:value="58766.4423076923" calcext:value-type="float">
            <text:p>58766.4423076923</text:p>
          </table:table-cell>
          <table:table-cell office:value-type="float" office:value="0.38643830887948" calcext:value-type="float">
            <text:p>0.38643830887948</text:p>
          </table:table-cell>
          <table:table-cell table:number-columns-repeated="10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179190" calcext:value-type="float">
            <text:p>179190</text:p>
          </table:table-cell>
          <table:table-cell office:value-type="float" office:value="209" calcext:value-type="float">
            <text:p>209</text:p>
          </table:table-cell>
          <table:table-cell office:value-type="float" office:value="12549340" calcext:value-type="float">
            <text:p>12549340</text:p>
          </table:table-cell>
          <table:table-cell office:value-type="float" office:value="0" calcext:value-type="float">
            <text:p>0</text:p>
          </table:table-cell>
          <table:table-cell office:value-type="float" office:value="0.00116635972989564" calcext:value-type="float">
            <text:p>0.001166359729896</text:p>
          </table:table-cell>
          <table:table-cell office:value-type="float" office:value="70033.7072381271" calcext:value-type="float">
            <text:p>70033.7072381271</text:p>
          </table:table-cell>
          <table:table-cell office:value-type="float" office:value="60044.6889952153" calcext:value-type="float">
            <text:p>60044.6889952153</text:p>
          </table:table-cell>
          <table:table-cell office:value-type="float" office:value="0.385188459864948" calcext:value-type="float">
            <text:p>0.385188459864948</text:p>
          </table:table-cell>
          <table:table-cell table:number-columns-repeated="101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5" calcext:value-type="float">
            <text:p>0.05</text:p>
          </table:table-cell>
          <table:table-cell office:value-type="float" office:value="181663" calcext:value-type="float">
            <text:p>181663</text:p>
          </table:table-cell>
          <table:table-cell office:value-type="float" office:value="210" calcext:value-type="float">
            <text:p>210</text:p>
          </table:table-cell>
          <table:table-cell office:value-type="float" office:value="12856898" calcext:value-type="float">
            <text:p>12856898</text:p>
          </table:table-cell>
          <table:table-cell office:value-type="float" office:value="0" calcext:value-type="float">
            <text:p>0</text:p>
          </table:table-cell>
          <table:table-cell office:value-type="float" office:value="0.00115598663459262" calcext:value-type="float">
            <text:p>0.001155986634593</text:p>
          </table:table-cell>
          <table:table-cell office:value-type="float" office:value="70773.344049146" calcext:value-type="float">
            <text:p>70773.344049146</text:p>
          </table:table-cell>
          <table:table-cell office:value-type="float" office:value="61223.3238095238" calcext:value-type="float">
            <text:p>61223.3238095238</text:p>
          </table:table-cell>
          <table:table-cell office:value-type="float" office:value="0.384086445680933" calcext:value-type="float">
            <text:p>0.384086445680933</text:p>
          </table:table-cell>
          <table:table-cell table:number-columns-repeated="101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5" calcext:value-type="float">
            <text:p>0.05</text:p>
          </table:table-cell>
          <table:table-cell office:value-type="float" office:value="183845" calcext:value-type="float">
            <text:p>183845</text:p>
          </table:table-cell>
          <table:table-cell office:value-type="float" office:value="210" calcext:value-type="float">
            <text:p>210</text:p>
          </table:table-cell>
          <table:table-cell office:value-type="float" office:value="13128613" calcext:value-type="float">
            <text:p>13128613</text:p>
          </table:table-cell>
          <table:table-cell office:value-type="float" office:value="0" calcext:value-type="float">
            <text:p>0</text:p>
          </table:table-cell>
          <table:table-cell office:value-type="float" office:value="0.00114226658326307" calcext:value-type="float">
            <text:p>0.001142266583263</text:p>
          </table:table-cell>
          <table:table-cell office:value-type="float" office:value="71411.313878539" calcext:value-type="float">
            <text:p>71411.313878539</text:p>
          </table:table-cell>
          <table:table-cell office:value-type="float" office:value="62517.2047619048" calcext:value-type="float">
            <text:p>62517.2047619048</text:p>
          </table:table-cell>
          <table:table-cell office:value-type="float" office:value="0.381905865655268" calcext:value-type="float">
            <text:p>0.381905865655268</text:p>
          </table:table-cell>
          <table:table-cell table:number-columns-repeated="101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" calcext:value-type="float">
            <text:p>0.05</text:p>
          </table:table-cell>
          <table:table-cell office:value-type="float" office:value="185840" calcext:value-type="float">
            <text:p>185840</text:p>
          </table:table-cell>
          <table:table-cell office:value-type="float" office:value="211" calcext:value-type="float">
            <text:p>211</text:p>
          </table:table-cell>
          <table:table-cell office:value-type="float" office:value="13387342" calcext:value-type="float">
            <text:p>13387342</text:p>
          </table:table-cell>
          <table:table-cell office:value-type="float" office:value="0" calcext:value-type="float">
            <text:p>0</text:p>
          </table:table-cell>
          <table:table-cell office:value-type="float" office:value="0.0011353852776582" calcext:value-type="float">
            <text:p>0.001135385277658</text:p>
          </table:table-cell>
          <table:table-cell office:value-type="float" office:value="72036.9242359019" calcext:value-type="float">
            <text:p>72036.9242359019</text:p>
          </table:table-cell>
          <table:table-cell office:value-type="float" office:value="63447.1184834123" calcext:value-type="float">
            <text:p>63447.1184834123</text:p>
          </table:table-cell>
          <table:table-cell office:value-type="float" office:value="0.381196229366102" calcext:value-type="float">
            <text:p>0.381196229366102</text:p>
          </table:table-cell>
          <table:table-cell table:number-columns-repeated="101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" calcext:value-type="float">
            <text:p>0.05</text:p>
          </table:table-cell>
          <table:table-cell office:value-type="float" office:value="187627" calcext:value-type="float">
            <text:p>187627</text:p>
          </table:table-cell>
          <table:table-cell office:value-type="float" office:value="211" calcext:value-type="float">
            <text:p>211</text:p>
          </table:table-cell>
          <table:table-cell office:value-type="float" office:value="13620377" calcext:value-type="float">
            <text:p>13620377</text:p>
          </table:table-cell>
          <table:table-cell office:value-type="float" office:value="0" calcext:value-type="float">
            <text:p>0</text:p>
          </table:table-cell>
          <table:table-cell office:value-type="float" office:value="0.00112457162348702" calcext:value-type="float">
            <text:p>0.001124571623487</text:p>
          </table:table-cell>
          <table:table-cell office:value-type="float" office:value="72592.8411156177" calcext:value-type="float">
            <text:p>72592.8411156177</text:p>
          </table:table-cell>
          <table:table-cell office:value-type="float" office:value="64551.5497630332" calcext:value-type="float">
            <text:p>64551.5497630332</text:p>
          </table:table-cell>
          <table:table-cell office:value-type="float" office:value="0.379326542539016" calcext:value-type="float">
            <text:p>0.379326542539016</text:p>
          </table:table-cell>
          <table:table-cell table:number-columns-repeated="10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" calcext:value-type="float">
            <text:p>0.05</text:p>
          </table:table-cell>
          <table:table-cell office:value-type="float" office:value="189280" calcext:value-type="float">
            <text:p>189280</text:p>
          </table:table-cell>
          <table:table-cell office:value-type="float" office:value="211" calcext:value-type="float">
            <text:p>211</text:p>
          </table:table-cell>
          <table:table-cell office:value-type="float" office:value="13834501" calcext:value-type="float">
            <text:p>13834501</text:p>
          </table:table-cell>
          <table:table-cell office:value-type="float" office:value="0" calcext:value-type="float">
            <text:p>0</text:p>
          </table:table-cell>
          <table:table-cell office:value-type="float" office:value="0.0011147506339814" calcext:value-type="float">
            <text:p>0.001114750633981</text:p>
          </table:table-cell>
          <table:table-cell office:value-type="float" office:value="73090.1363060017" calcext:value-type="float">
            <text:p>73090.1363060017</text:p>
          </table:table-cell>
          <table:table-cell office:value-type="float" office:value="65566.355450237" calcext:value-type="float">
            <text:p>65566.355450237</text:p>
          </table:table-cell>
          <table:table-cell office:value-type="float" office:value="0.377608640044263" calcext:value-type="float">
            <text:p>0.377608640044263</text:p>
          </table:table-cell>
          <table:table-cell table:number-columns-repeated="101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5" calcext:value-type="float">
            <text:p>0.05</text:p>
          </table:table-cell>
          <table:table-cell office:value-type="float" office:value="190772" calcext:value-type="float">
            <text:p>190772</text:p>
          </table:table-cell>
          <table:table-cell office:value-type="float" office:value="212" calcext:value-type="float">
            <text:p>212</text:p>
          </table:table-cell>
          <table:table-cell office:value-type="float" office:value="14034502" calcext:value-type="float">
            <text:p>14034502</text:p>
          </table:table-cell>
          <table:table-cell office:value-type="float" office:value="0" calcext:value-type="float">
            <text:p>0</text:p>
          </table:table-cell>
          <table:table-cell office:value-type="float" office:value="0.0011112741911811" calcext:value-type="float">
            <text:p>0.001111274191181</text:p>
          </table:table-cell>
          <table:table-cell office:value-type="float" office:value="73566.8861258466" calcext:value-type="float">
            <text:p>73566.8861258466</text:p>
          </table:table-cell>
          <table:table-cell office:value-type="float" office:value="66200.4811320755" calcext:value-type="float">
            <text:p>66200.4811320755</text:p>
          </table:table-cell>
          <table:table-cell office:value-type="float" office:value="0.3773705301865" calcext:value-type="float">
            <text:p>0.3773705301865</text:p>
          </table:table-cell>
          <table:table-cell table:number-columns-repeated="101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5" calcext:value-type="float">
            <text:p>0.05</text:p>
          </table:table-cell>
          <table:table-cell office:value-type="float" office:value="192244" calcext:value-type="float">
            <text:p>192244</text:p>
          </table:table-cell>
          <table:table-cell office:value-type="float" office:value="213" calcext:value-type="float">
            <text:p>213</text:p>
          </table:table-cell>
          <table:table-cell office:value-type="float" office:value="14236566" calcext:value-type="float">
            <text:p>14236566</text:p>
          </table:table-cell>
          <table:table-cell office:value-type="float" office:value="0" calcext:value-type="float">
            <text:p>0</text:p>
          </table:table-cell>
          <table:table-cell office:value-type="float" office:value="0.00110796695865671" calcext:value-type="float">
            <text:p>0.001107966958657</text:p>
          </table:table-cell>
          <table:table-cell office:value-type="float" office:value="74054.6701067394" calcext:value-type="float">
            <text:p>74054.6701067394</text:p>
          </table:table-cell>
          <table:table-cell office:value-type="float" office:value="66838.338028169" calcext:value-type="float">
            <text:p>66838.338028169</text:p>
          </table:table-cell>
          <table:table-cell office:value-type="float" office:value="0.377116000933874" calcext:value-type="float">
            <text:p>0.377116000933874</text:p>
          </table:table-cell>
          <table:table-cell table:number-columns-repeated="101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5" calcext:value-type="float">
            <text:p>0.05</text:p>
          </table:table-cell>
          <table:table-cell office:value-type="float" office:value="193497" calcext:value-type="float">
            <text:p>193497</text:p>
          </table:table-cell>
          <table:table-cell office:value-type="float" office:value="214" calcext:value-type="float">
            <text:p>214</text:p>
          </table:table-cell>
          <table:table-cell office:value-type="float" office:value="14411300" calcext:value-type="float">
            <text:p>14411300</text:p>
          </table:table-cell>
          <table:table-cell office:value-type="float" office:value="0" calcext:value-type="float">
            <text:p>0</text:p>
          </table:table-cell>
          <table:table-cell office:value-type="float" office:value="0.00110596029912608" calcext:value-type="float">
            <text:p>0.001105960299126</text:p>
          </table:table-cell>
          <table:table-cell office:value-type="float" office:value="74478.1572840923" calcext:value-type="float">
            <text:p>74478.1572840923</text:p>
          </table:table-cell>
          <table:table-cell office:value-type="float" office:value="67342.523364486" calcext:value-type="float">
            <text:p>67342.523364486</text:p>
          </table:table-cell>
          <table:table-cell office:value-type="float" office:value="0.377080761967745" calcext:value-type="float">
            <text:p>0.377080761967745</text:p>
          </table:table-cell>
          <table:table-cell table:number-columns-repeated="101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194673" calcext:value-type="float">
            <text:p>194673</text:p>
          </table:table-cell>
          <table:table-cell office:value-type="float" office:value="214" calcext:value-type="float">
            <text:p>214</text:p>
          </table:table-cell>
          <table:table-cell office:value-type="float" office:value="14574435" calcext:value-type="float">
            <text:p>14574435</text:p>
          </table:table-cell>
          <table:table-cell office:value-type="float" office:value="0" calcext:value-type="float">
            <text:p>0</text:p>
          </table:table-cell>
          <table:table-cell office:value-type="float" office:value="0.00109927930426921" calcext:value-type="float">
            <text:p>0.001099279304269</text:p>
          </table:table-cell>
          <table:table-cell office:value-type="float" office:value="74866.2372285833" calcext:value-type="float">
            <text:p>74866.2372285833</text:p>
          </table:table-cell>
          <table:table-cell office:value-type="float" office:value="68104.8364485981" calcext:value-type="float">
            <text:p>68104.8364485981</text:p>
          </table:table-cell>
          <table:table-cell office:value-type="float" office:value="0.375772341470316" calcext:value-type="float">
            <text:p>0.375772341470316</text:p>
          </table:table-cell>
          <table:table-cell table:number-columns-repeated="101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5" calcext:value-type="float">
            <text:p>0.05</text:p>
          </table:table-cell>
          <table:table-cell office:value-type="float" office:value="195748" calcext:value-type="float">
            <text:p>195748</text:p>
          </table:table-cell>
          <table:table-cell office:value-type="float" office:value="214" calcext:value-type="float">
            <text:p>214</text:p>
          </table:table-cell>
          <table:table-cell office:value-type="float" office:value="14729295" calcext:value-type="float">
            <text:p>14729295</text:p>
          </table:table-cell>
          <table:table-cell office:value-type="float" office:value="0" calcext:value-type="float">
            <text:p>0</text:p>
          </table:table-cell>
          <table:table-cell office:value-type="float" office:value="0.00109324233197785" calcext:value-type="float">
            <text:p>0.001093242331978</text:p>
          </table:table-cell>
          <table:table-cell office:value-type="float" office:value="75246.2094121013" calcext:value-type="float">
            <text:p>75246.2094121013</text:p>
          </table:table-cell>
          <table:table-cell office:value-type="float" office:value="68828.4813084112" calcext:value-type="float">
            <text:p>68828.4813084112</text:p>
          </table:table-cell>
          <table:table-cell office:value-type="float" office:value="0.374530442984171" calcext:value-type="float">
            <text:p>0.374530442984171</text:p>
          </table:table-cell>
          <table:table-cell table:number-columns-repeated="101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5" calcext:value-type="float">
            <text:p>0.05</text:p>
          </table:table-cell>
          <table:table-cell office:value-type="float" office:value="196755" calcext:value-type="float">
            <text:p>196755</text:p>
          </table:table-cell>
          <table:table-cell office:value-type="float" office:value="214" calcext:value-type="float">
            <text:p>214</text:p>
          </table:table-cell>
          <table:table-cell office:value-type="float" office:value="14877778" calcext:value-type="float">
            <text:p>14877778</text:p>
          </table:table-cell>
          <table:table-cell office:value-type="float" office:value="0" calcext:value-type="float">
            <text:p>0</text:p>
          </table:table-cell>
          <table:table-cell office:value-type="float" office:value="0.00108764707377195" calcext:value-type="float">
            <text:p>0.001087647073772</text:p>
          </table:table-cell>
          <table:table-cell office:value-type="float" office:value="75615.7556351808" calcext:value-type="float">
            <text:p>75615.7556351808</text:p>
          </table:table-cell>
          <table:table-cell office:value-type="float" office:value="69522.3271028037" calcext:value-type="float">
            <text:p>69522.3271028037</text:p>
          </table:table-cell>
          <table:table-cell office:value-type="float" office:value="0.373339781355068" calcext:value-type="float">
            <text:p>0.373339781355068</text:p>
          </table:table-cell>
          <table:table-cell table:number-columns-repeated="101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5" calcext:value-type="float">
            <text:p>0.05</text:p>
          </table:table-cell>
          <table:table-cell office:value-type="float" office:value="197733" calcext:value-type="float">
            <text:p>197733</text:p>
          </table:table-cell>
          <table:table-cell office:value-type="float" office:value="214" calcext:value-type="float">
            <text:p>214</text:p>
          </table:table-cell>
          <table:table-cell office:value-type="float" office:value="15020738" calcext:value-type="float">
            <text:p>15020738</text:p>
          </table:table-cell>
          <table:table-cell office:value-type="float" office:value="0" calcext:value-type="float">
            <text:p>0</text:p>
          </table:table-cell>
          <table:table-cell office:value-type="float" office:value="0.00108226750213672" calcext:value-type="float">
            <text:p>0.001082267502137</text:p>
          </table:table-cell>
          <table:table-cell office:value-type="float" office:value="75964.7504463089" calcext:value-type="float">
            <text:p>75964.7504463089</text:p>
          </table:table-cell>
          <table:table-cell office:value-type="float" office:value="70190.3644859813" calcext:value-type="float">
            <text:p>70190.3644859813</text:p>
          </table:table-cell>
          <table:table-cell office:value-type="float" office:value="0.37219341156925" calcext:value-type="float">
            <text:p>0.37219341156925</text:p>
          </table:table-cell>
          <table:table-cell table:number-columns-repeated="101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5" calcext:value-type="float">
            <text:p>0.05</text:p>
          </table:table-cell>
          <table:table-cell office:value-type="float" office:value="198601" calcext:value-type="float">
            <text:p>198601</text:p>
          </table:table-cell>
          <table:table-cell office:value-type="float" office:value="214" calcext:value-type="float">
            <text:p>214</text:p>
          </table:table-cell>
          <table:table-cell office:value-type="float" office:value="15147479" calcext:value-type="float">
            <text:p>15147479</text:p>
          </table:table-cell>
          <table:table-cell office:value-type="float" office:value="0" calcext:value-type="float">
            <text:p>0</text:p>
          </table:table-cell>
          <table:table-cell office:value-type="float" office:value="0.00107753737393064" calcext:value-type="float">
            <text:p>0.001077537373931</text:p>
          </table:table-cell>
          <table:table-cell office:value-type="float" office:value="76270.9100155588" calcext:value-type="float">
            <text:p>76270.9100155588</text:p>
          </table:table-cell>
          <table:table-cell office:value-type="float" office:value="70782.6121495327" calcext:value-type="float">
            <text:p>70782.6121495327</text:p>
          </table:table-cell>
          <table:table-cell office:value-type="float" office:value="0.371177118505147" calcext:value-type="float">
            <text:p>0.371177118505147</text:p>
          </table:table-cell>
          <table:table-cell table:number-columns-repeated="101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5" calcext:value-type="float">
            <text:p>0.05</text:p>
          </table:table-cell>
          <table:table-cell office:value-type="float" office:value="199425" calcext:value-type="float">
            <text:p>199425</text:p>
          </table:table-cell>
          <table:table-cell office:value-type="float" office:value="214" calcext:value-type="float">
            <text:p>214</text:p>
          </table:table-cell>
          <table:table-cell office:value-type="float" office:value="15271295" calcext:value-type="float">
            <text:p>15271295</text:p>
          </table:table-cell>
          <table:table-cell office:value-type="float" office:value="0" calcext:value-type="float">
            <text:p>0</text:p>
          </table:table-cell>
          <table:table-cell office:value-type="float" office:value="0.00107308511971919" calcext:value-type="float">
            <text:p>0.001073085119719</text:p>
          </table:table-cell>
          <table:table-cell office:value-type="float" office:value="76576.6328193556" calcext:value-type="float">
            <text:p>76576.6328193556</text:p>
          </table:table-cell>
          <table:table-cell office:value-type="float" office:value="71361.1915887851" calcext:value-type="float">
            <text:p>71361.1915887851</text:p>
          </table:table-cell>
          <table:table-cell office:value-type="float" office:value="0.370184364378041" calcext:value-type="float">
            <text:p>0.370184364378041</text:p>
          </table:table-cell>
          <table:table-cell table:number-columns-repeated="101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5" calcext:value-type="float">
            <text:p>0.05</text:p>
          </table:table-cell>
          <table:table-cell office:value-type="float" office:value="200120" calcext:value-type="float">
            <text:p>200120</text:p>
          </table:table-cell>
          <table:table-cell office:value-type="float" office:value="214" calcext:value-type="float">
            <text:p>214</text:p>
          </table:table-cell>
          <table:table-cell office:value-type="float" office:value="15375478" calcext:value-type="float">
            <text:p>15375478</text:p>
          </table:table-cell>
          <table:table-cell office:value-type="float" office:value="0" calcext:value-type="float">
            <text:p>0</text:p>
          </table:table-cell>
          <table:table-cell office:value-type="float" office:value="0.00106935838496902" calcext:value-type="float">
            <text:p>0.001069358384969</text:p>
          </table:table-cell>
          <table:table-cell office:value-type="float" office:value="76831.2912252648" calcext:value-type="float">
            <text:p>76831.2912252648</text:p>
          </table:table-cell>
          <table:table-cell office:value-type="float" office:value="71848.0280373832" calcext:value-type="float">
            <text:p>71848.0280373832</text:p>
          </table:table-cell>
          <table:table-cell office:value-type="float" office:value="0.369349037010666" calcext:value-type="float">
            <text:p>0.369349037010666</text:p>
          </table:table-cell>
          <table:table-cell table:number-columns-repeated="101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5" calcext:value-type="float">
            <text:p>0.05</text:p>
          </table:table-cell>
          <table:table-cell office:value-type="float" office:value="200839" calcext:value-type="float">
            <text:p>200839</text:p>
          </table:table-cell>
          <table:table-cell office:value-type="float" office:value="214" calcext:value-type="float">
            <text:p>214</text:p>
          </table:table-cell>
          <table:table-cell office:value-type="float" office:value="15485497" calcext:value-type="float">
            <text:p>15485497</text:p>
          </table:table-cell>
          <table:table-cell office:value-type="float" office:value="0" calcext:value-type="float">
            <text:p>0</text:p>
          </table:table-cell>
          <table:table-cell office:value-type="float" office:value="0.00106553010122536" calcext:value-type="float">
            <text:p>0.001065530101225</text:p>
          </table:table-cell>
          <table:table-cell office:value-type="float" office:value="77104.0335791355" calcext:value-type="float">
            <text:p>77104.0335791355</text:p>
          </table:table-cell>
          <table:table-cell office:value-type="float" office:value="72362.1355140187" calcext:value-type="float">
            <text:p>72362.1355140187</text:p>
          </table:table-cell>
          <table:table-cell office:value-type="float" office:value="0.368466970868794" calcext:value-type="float">
            <text:p>0.368466970868794</text:p>
          </table:table-cell>
          <table:table-cell table:number-columns-repeated="101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5" calcext:value-type="float">
            <text:p>0.05</text:p>
          </table:table-cell>
          <table:table-cell office:value-type="float" office:value="201489" calcext:value-type="float">
            <text:p>201489</text:p>
          </table:table-cell>
          <table:table-cell office:value-type="float" office:value="214" calcext:value-type="float">
            <text:p>214</text:p>
          </table:table-cell>
          <table:table-cell office:value-type="float" office:value="15584295" calcext:value-type="float">
            <text:p>15584295</text:p>
          </table:table-cell>
          <table:table-cell office:value-type="float" office:value="0" calcext:value-type="float">
            <text:p>0</text:p>
          </table:table-cell>
          <table:table-cell office:value-type="float" office:value="0.00106209271970182" calcext:value-type="float">
            <text:p>0.001062092719702</text:p>
          </table:table-cell>
          <table:table-cell office:value-type="float" office:value="77345.6367345116" calcext:value-type="float">
            <text:p>77345.6367345116</text:p>
          </table:table-cell>
          <table:table-cell office:value-type="float" office:value="72823.808411215" calcext:value-type="float">
            <text:p>72823.808411215</text:p>
          </table:table-cell>
          <table:table-cell office:value-type="float" office:value="0.367674868178033" calcext:value-type="float">
            <text:p>0.367674868178033</text:p>
          </table:table-cell>
          <table:table-cell table:number-columns-repeated="101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5" calcext:value-type="float">
            <text:p>0.05</text:p>
          </table:table-cell>
          <table:table-cell office:value-type="float" office:value="202119" calcext:value-type="float">
            <text:p>202119</text:p>
          </table:table-cell>
          <table:table-cell office:value-type="float" office:value="214" calcext:value-type="float">
            <text:p>214</text:p>
          </table:table-cell>
          <table:table-cell office:value-type="float" office:value="15681679" calcext:value-type="float">
            <text:p>15681679</text:p>
          </table:table-cell>
          <table:table-cell office:value-type="float" office:value="0" calcext:value-type="float">
            <text:p>0</text:p>
          </table:table-cell>
          <table:table-cell office:value-type="float" office:value="0.00105878220256384" calcext:value-type="float">
            <text:p>0.001058782202564</text:p>
          </table:table-cell>
          <table:table-cell office:value-type="float" office:value="77586.3674370049" calcext:value-type="float">
            <text:p>77586.3674370049</text:p>
          </table:table-cell>
          <table:table-cell office:value-type="float" office:value="73278.8738317757" calcext:value-type="float">
            <text:p>73278.8738317757</text:p>
          </table:table-cell>
          <table:table-cell office:value-type="float" office:value="0.366894140919464" calcext:value-type="float">
            <text:p>0.366894140919464</text:p>
          </table:table-cell>
          <table:table-cell table:number-columns-repeated="101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5" calcext:value-type="float">
            <text:p>0.05</text:p>
          </table:table-cell>
          <table:table-cell office:value-type="float" office:value="202677" calcext:value-type="float">
            <text:p>202677</text:p>
          </table:table-cell>
          <table:table-cell office:value-type="float" office:value="214" calcext:value-type="float">
            <text:p>214</text:p>
          </table:table-cell>
          <table:table-cell office:value-type="float" office:value="15769365" calcext:value-type="float">
            <text:p>15769365</text:p>
          </table:table-cell>
          <table:table-cell office:value-type="float" office:value="0" calcext:value-type="float">
            <text:p>0</text:p>
          </table:table-cell>
          <table:table-cell office:value-type="float" office:value="0.00105586721729649" calcext:value-type="float">
            <text:p>0.001055867217296</text:p>
          </table:table-cell>
          <table:table-cell office:value-type="float" office:value="77805.3997246851" calcext:value-type="float">
            <text:p>77805.3997246851</text:p>
          </table:table-cell>
          <table:table-cell office:value-type="float" office:value="73688.6214953271" calcext:value-type="float">
            <text:p>73688.6214953271</text:p>
          </table:table-cell>
          <table:table-cell office:value-type="float" office:value="0.36619119542683" calcext:value-type="float">
            <text:p>0.36619119542683</text:p>
          </table:table-cell>
          <table:table-cell table:number-columns-repeated="101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5" calcext:value-type="float">
            <text:p>0.05</text:p>
          </table:table-cell>
          <table:table-cell office:value-type="float" office:value="203196" calcext:value-type="float">
            <text:p>203196</text:p>
          </table:table-cell>
          <table:table-cell office:value-type="float" office:value="214" calcext:value-type="float">
            <text:p>214</text:p>
          </table:table-cell>
          <table:table-cell office:value-type="float" office:value="15851863" calcext:value-type="float">
            <text:p>15851863</text:p>
          </table:table-cell>
          <table:table-cell office:value-type="float" office:value="0" calcext:value-type="float">
            <text:p>0</text:p>
          </table:table-cell>
          <table:table-cell office:value-type="float" office:value="0.00105317033799878" calcext:value-type="float">
            <text:p>0.001053170337999</text:p>
          </table:table-cell>
          <table:table-cell office:value-type="float" office:value="78012.672493553" calcext:value-type="float">
            <text:p>78012.672493553</text:p>
          </table:table-cell>
          <table:table-cell office:value-type="float" office:value="74074.1261682243" calcext:value-type="float">
            <text:p>74074.1261682243</text:p>
          </table:table-cell>
          <table:table-cell office:value-type="float" office:value="0.365529862987181" calcext:value-type="float">
            <text:p>0.365529862987181</text:p>
          </table:table-cell>
          <table:table-cell table:number-columns-repeated="101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5" calcext:value-type="float">
            <text:p>0.05</text:p>
          </table:table-cell>
          <table:table-cell office:value-type="float" office:value="203687" calcext:value-type="float">
            <text:p>203687</text:p>
          </table:table-cell>
          <table:table-cell office:value-type="float" office:value="215" calcext:value-type="float">
            <text:p>215</text:p>
          </table:table-cell>
          <table:table-cell office:value-type="float" office:value="15930561" calcext:value-type="float">
            <text:p>15930561</text:p>
          </table:table-cell>
          <table:table-cell office:value-type="float" office:value="0" calcext:value-type="float">
            <text:p>0</text:p>
          </table:table-cell>
          <table:table-cell office:value-type="float" office:value="0.00105554109982473" calcext:value-type="float">
            <text:p>0.001055541099825</text:p>
          </table:table-cell>
          <table:table-cell office:value-type="float" office:value="78210.9854826278" calcext:value-type="float">
            <text:p>78210.9854826278</text:p>
          </table:table-cell>
          <table:table-cell office:value-type="float" office:value="74095.6325581395" calcext:value-type="float">
            <text:p>74095.6325581395</text:p>
          </table:table-cell>
          <table:table-cell office:value-type="float" office:value="0.366265100731731" calcext:value-type="float">
            <text:p>0.366265100731731</text:p>
          </table:table-cell>
          <table:table-cell table:number-columns-repeated="101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5" calcext:value-type="float">
            <text:p>0.05</text:p>
          </table:table-cell>
          <table:table-cell office:value-type="float" office:value="204143" calcext:value-type="float">
            <text:p>204143</text:p>
          </table:table-cell>
          <table:table-cell office:value-type="float" office:value="215" calcext:value-type="float">
            <text:p>215</text:p>
          </table:table-cell>
          <table:table-cell office:value-type="float" office:value="16004608" calcext:value-type="float">
            <text:p>16004608</text:p>
          </table:table-cell>
          <table:table-cell office:value-type="float" office:value="0" calcext:value-type="float">
            <text:p>0</text:p>
          </table:table-cell>
          <table:table-cell office:value-type="float" office:value="0.00105318330777935" calcext:value-type="float">
            <text:p>0.001053183307779</text:p>
          </table:table-cell>
          <table:table-cell office:value-type="float" office:value="78399.004619311" calcext:value-type="float">
            <text:p>78399.004619311</text:p>
          </table:table-cell>
          <table:table-cell office:value-type="float" office:value="74440.0372093023" calcext:value-type="float">
            <text:p>74440.0372093023</text:p>
          </table:table-cell>
          <table:table-cell office:value-type="float" office:value="0.365671545835708" calcext:value-type="float">
            <text:p>0.365671545835708</text:p>
          </table:table-cell>
          <table:table-cell table:number-columns-repeated="101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5" calcext:value-type="float">
            <text:p>0.05</text:p>
          </table:table-cell>
          <table:table-cell office:value-type="float" office:value="204590" calcext:value-type="float">
            <text:p>204590</text:p>
          </table:table-cell>
          <table:table-cell office:value-type="float" office:value="215" calcext:value-type="float">
            <text:p>215</text:p>
          </table:table-cell>
          <table:table-cell office:value-type="float" office:value="16079017" calcext:value-type="float">
            <text:p>16079017</text:p>
          </table:table-cell>
          <table:table-cell office:value-type="float" office:value="0" calcext:value-type="float">
            <text:p>0</text:p>
          </table:table-cell>
          <table:table-cell office:value-type="float" office:value="0.0010508822523095" calcext:value-type="float">
            <text:p>0.00105088225231</text:p>
          </table:table-cell>
          <table:table-cell office:value-type="float" office:value="78591.4120924776" calcext:value-type="float">
            <text:p>78591.4120924776</text:p>
          </table:table-cell>
          <table:table-cell office:value-type="float" office:value="74786.1255813953" calcext:value-type="float">
            <text:p>74786.1255813953</text:p>
          </table:table-cell>
          <table:table-cell office:value-type="float" office:value="0.365075123307973" calcext:value-type="float">
            <text:p>0.365075123307973</text:p>
          </table:table-cell>
          <table:table-cell table:number-columns-repeated="101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5" calcext:value-type="float">
            <text:p>0.05</text:p>
          </table:table-cell>
          <table:table-cell office:value-type="float" office:value="205023" calcext:value-type="float">
            <text:p>205023</text:p>
          </table:table-cell>
          <table:table-cell office:value-type="float" office:value="215" calcext:value-type="float">
            <text:p>215</text:p>
          </table:table-cell>
          <table:table-cell office:value-type="float" office:value="16150519" calcext:value-type="float">
            <text:p>16150519</text:p>
          </table:table-cell>
          <table:table-cell office:value-type="float" office:value="0" calcext:value-type="float">
            <text:p>0</text:p>
          </table:table-cell>
          <table:table-cell office:value-type="float" office:value="0.00104866283295045" calcext:value-type="float">
            <text:p>0.00104866283295</text:p>
          </table:table-cell>
          <table:table-cell office:value-type="float" office:value="78774.1814333026" calcext:value-type="float">
            <text:p>78774.1814333026</text:p>
          </table:table-cell>
          <table:table-cell office:value-type="float" office:value="75118.6930232558" calcext:value-type="float">
            <text:p>75118.6930232558</text:p>
          </table:table-cell>
          <table:table-cell office:value-type="float" office:value="0.364501997598293" calcext:value-type="float">
            <text:p>0.364501997598293</text:p>
          </table:table-cell>
          <table:table-cell table:number-columns-repeated="101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5" calcext:value-type="float">
            <text:p>0.05</text:p>
          </table:table-cell>
          <table:table-cell office:value-type="float" office:value="205379" calcext:value-type="float">
            <text:p>205379</text:p>
          </table:table-cell>
          <table:table-cell office:value-type="float" office:value="215" calcext:value-type="float">
            <text:p>215</text:p>
          </table:table-cell>
          <table:table-cell office:value-type="float" office:value="16211278" calcext:value-type="float">
            <text:p>16211278</text:p>
          </table:table-cell>
          <table:table-cell office:value-type="float" office:value="0" calcext:value-type="float">
            <text:p>0</text:p>
          </table:table-cell>
          <table:table-cell office:value-type="float" office:value="0.00104684510100838" calcext:value-type="float">
            <text:p>0.001046845101008</text:p>
          </table:table-cell>
          <table:table-cell office:value-type="float" office:value="78933.4742110927" calcext:value-type="float">
            <text:p>78933.4742110927</text:p>
          </table:table-cell>
          <table:table-cell office:value-type="float" office:value="75401.2930232558" calcext:value-type="float">
            <text:p>75401.2930232558</text:p>
          </table:table-cell>
          <table:table-cell office:value-type="float" office:value="0.364015016732322" calcext:value-type="float">
            <text:p>0.364015016732322</text:p>
          </table:table-cell>
          <table:table-cell table:number-columns-repeated="101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5" calcext:value-type="float">
            <text:p>0.05</text:p>
          </table:table-cell>
          <table:table-cell office:value-type="float" office:value="205701" calcext:value-type="float">
            <text:p>205701</text:p>
          </table:table-cell>
          <table:table-cell office:value-type="float" office:value="215" calcext:value-type="float">
            <text:p>215</text:p>
          </table:table-cell>
          <table:table-cell office:value-type="float" office:value="16267193" calcext:value-type="float">
            <text:p>16267193</text:p>
          </table:table-cell>
          <table:table-cell office:value-type="float" office:value="0" calcext:value-type="float">
            <text:p>0</text:p>
          </table:table-cell>
          <table:table-cell office:value-type="float" office:value="0.00104520639180169" calcext:value-type="float">
            <text:p>0.001045206391802</text:p>
          </table:table-cell>
          <table:table-cell office:value-type="float" office:value="79081.740001264" calcext:value-type="float">
            <text:p>79081.740001264</text:p>
          </table:table-cell>
          <table:table-cell office:value-type="float" office:value="75661.3627906977" calcext:value-type="float">
            <text:p>75661.3627906977</text:p>
          </table:table-cell>
          <table:table-cell office:value-type="float" office:value="0.363566877377719" calcext:value-type="float">
            <text:p>0.363566877377719</text:p>
          </table:table-cell>
          <table:table-cell table:number-columns-repeated="101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5" calcext:value-type="float">
            <text:p>0.05</text:p>
          </table:table-cell>
          <table:table-cell office:value-type="float" office:value="206003" calcext:value-type="float">
            <text:p>206003</text:p>
          </table:table-cell>
          <table:table-cell office:value-type="float" office:value="215" calcext:value-type="float">
            <text:p>215</text:p>
          </table:table-cell>
          <table:table-cell office:value-type="float" office:value="16320692" calcext:value-type="float">
            <text:p>16320692</text:p>
          </table:table-cell>
          <table:table-cell office:value-type="float" office:value="0" calcext:value-type="float">
            <text:p>0</text:p>
          </table:table-cell>
          <table:table-cell office:value-type="float" office:value="0.00104367412125066" calcext:value-type="float">
            <text:p>0.001043674121251</text:p>
          </table:table-cell>
          <table:table-cell office:value-type="float" office:value="79225.5064246637" calcext:value-type="float">
            <text:p>79225.5064246637</text:p>
          </table:table-cell>
          <table:table-cell office:value-type="float" office:value="75910.1953488372" calcext:value-type="float">
            <text:p>75910.1953488372</text:p>
          </table:table-cell>
          <table:table-cell office:value-type="float" office:value="0.363138119242443" calcext:value-type="float">
            <text:p>0.363138119242443</text:p>
          </table:table-cell>
          <table:table-cell table:number-columns-repeated="101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5" calcext:value-type="float">
            <text:p>0.05</text:p>
          </table:table-cell>
          <table:table-cell office:value-type="float" office:value="206281" calcext:value-type="float">
            <text:p>206281</text:p>
          </table:table-cell>
          <table:table-cell office:value-type="float" office:value="215" calcext:value-type="float">
            <text:p>215</text:p>
          </table:table-cell>
          <table:table-cell office:value-type="float" office:value="16371077" calcext:value-type="float">
            <text:p>16371077</text:p>
          </table:table-cell>
          <table:table-cell office:value-type="float" office:value="0" calcext:value-type="float">
            <text:p>0</text:p>
          </table:table-cell>
          <table:table-cell office:value-type="float" office:value="0.00104226758644761" calcext:value-type="float">
            <text:p>0.001042267586448</text:p>
          </table:table-cell>
          <table:table-cell office:value-type="float" office:value="79362.9902899443" calcext:value-type="float">
            <text:p>79362.9902899443</text:p>
          </table:table-cell>
          <table:table-cell office:value-type="float" office:value="76144.5441860465" calcext:value-type="float">
            <text:p>76144.5441860465</text:p>
          </table:table-cell>
          <table:table-cell office:value-type="float" office:value="0.362734335975042" calcext:value-type="float">
            <text:p>0.362734335975042</text:p>
          </table:table-cell>
          <table:table-cell table:number-columns-repeated="101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5" calcext:value-type="float">
            <text:p>0.05</text:p>
          </table:table-cell>
          <table:table-cell office:value-type="float" office:value="206582" calcext:value-type="float">
            <text:p>206582</text:p>
          </table:table-cell>
          <table:table-cell office:value-type="float" office:value="215" calcext:value-type="float">
            <text:p>215</text:p>
          </table:table-cell>
          <table:table-cell office:value-type="float" office:value="16425309" calcext:value-type="float">
            <text:p>16425309</text:p>
          </table:table-cell>
          <table:table-cell office:value-type="float" office:value="0" calcext:value-type="float">
            <text:p>0</text:p>
          </table:table-cell>
          <table:table-cell office:value-type="float" office:value="0.00104074895199001" calcext:value-type="float">
            <text:p>0.00104074895199</text:p>
          </table:table-cell>
          <table:table-cell office:value-type="float" office:value="79509.8750133119" calcext:value-type="float">
            <text:p>79509.8750133119</text:p>
          </table:table-cell>
          <table:table-cell office:value-type="float" office:value="76396.7860465116" calcext:value-type="float">
            <text:p>76396.7860465116</text:p>
          </table:table-cell>
          <table:table-cell office:value-type="float" office:value="0.362299720657813" calcext:value-type="float">
            <text:p>0.362299720657813</text:p>
          </table:table-cell>
          <table:table-cell table:number-columns-repeated="101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5" calcext:value-type="float">
            <text:p>0.05</text:p>
          </table:table-cell>
          <table:table-cell office:value-type="float" office:value="206831" calcext:value-type="float">
            <text:p>206831</text:p>
          </table:table-cell>
          <table:table-cell office:value-type="float" office:value="215" calcext:value-type="float">
            <text:p>215</text:p>
          </table:table-cell>
          <table:table-cell office:value-type="float" office:value="16469756" calcext:value-type="float">
            <text:p>16469756</text:p>
          </table:table-cell>
          <table:table-cell office:value-type="float" office:value="0" calcext:value-type="float">
            <text:p>0</text:p>
          </table:table-cell>
          <table:table-cell office:value-type="float" office:value="0.00103949601365366" calcext:value-type="float">
            <text:p>0.001039496013654</text:p>
          </table:table-cell>
          <table:table-cell office:value-type="float" office:value="79629.0498039462" calcext:value-type="float">
            <text:p>79629.0498039462</text:p>
          </table:table-cell>
          <table:table-cell office:value-type="float" office:value="76603.5162790698" calcext:value-type="float">
            <text:p>76603.5162790698</text:p>
          </table:table-cell>
          <table:table-cell office:value-type="float" office:value="0.361943518188645" calcext:value-type="float">
            <text:p>0.361943518188645</text:p>
          </table:table-cell>
          <table:table-cell table:number-columns-repeated="101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5" calcext:value-type="float">
            <text:p>0.05</text:p>
          </table:table-cell>
          <table:table-cell office:value-type="float" office:value="207099" calcext:value-type="float">
            <text:p>207099</text:p>
          </table:table-cell>
          <table:table-cell office:value-type="float" office:value="215" calcext:value-type="float">
            <text:p>215</text:p>
          </table:table-cell>
          <table:table-cell office:value-type="float" office:value="16518159" calcext:value-type="float">
            <text:p>16518159</text:p>
          </table:table-cell>
          <table:table-cell office:value-type="float" office:value="0" calcext:value-type="float">
            <text:p>0</text:p>
          </table:table-cell>
          <table:table-cell office:value-type="float" office:value="0.00103815083607357" calcext:value-type="float">
            <text:p>0.001038150836074</text:p>
          </table:table-cell>
          <table:table-cell office:value-type="float" office:value="79759.7236104472" calcext:value-type="float">
            <text:p>79759.7236104472</text:p>
          </table:table-cell>
          <table:table-cell office:value-type="float" office:value="76828.6465116279" calcext:value-type="float">
            <text:p>76828.6465116279</text:p>
          </table:table-cell>
          <table:table-cell office:value-type="float" office:value="0.361555621599855" calcext:value-type="float">
            <text:p>0.361555621599855</text:p>
          </table:table-cell>
          <table:table-cell table:number-columns-repeated="101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5" calcext:value-type="float">
            <text:p>0.05</text:p>
          </table:table-cell>
          <table:table-cell office:value-type="float" office:value="207353" calcext:value-type="float">
            <text:p>207353</text:p>
          </table:table-cell>
          <table:table-cell office:value-type="float" office:value="215" calcext:value-type="float">
            <text:p>215</text:p>
          </table:table-cell>
          <table:table-cell office:value-type="float" office:value="16566205" calcext:value-type="float">
            <text:p>16566205</text:p>
          </table:table-cell>
          <table:table-cell office:value-type="float" office:value="0" calcext:value-type="float">
            <text:p>0</text:p>
          </table:table-cell>
          <table:table-cell office:value-type="float" office:value="0.001036879138474" calcext:value-type="float">
            <text:p>0.001036879138474</text:p>
          </table:table-cell>
          <table:table-cell office:value-type="float" office:value="79893.7319450406" calcext:value-type="float">
            <text:p>79893.7319450406</text:p>
          </table:table-cell>
          <table:table-cell office:value-type="float" office:value="77052.1162790698" calcext:value-type="float">
            <text:p>77052.1162790698</text:p>
          </table:table-cell>
          <table:table-cell office:value-type="float" office:value="0.361170617751055" calcext:value-type="float">
            <text:p>0.361170617751055</text:p>
          </table:table-cell>
          <table:table-cell table:number-columns-repeated="101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5" calcext:value-type="float">
            <text:p>0.05</text:p>
          </table:table-cell>
          <table:table-cell office:value-type="float" office:value="207596" calcext:value-type="float">
            <text:p>207596</text:p>
          </table:table-cell>
          <table:table-cell office:value-type="float" office:value="215" calcext:value-type="float">
            <text:p>215</text:p>
          </table:table-cell>
          <table:table-cell office:value-type="float" office:value="16610549" calcext:value-type="float">
            <text:p>16610549</text:p>
          </table:table-cell>
          <table:table-cell office:value-type="float" office:value="0" calcext:value-type="float">
            <text:p>0</text:p>
          </table:table-cell>
          <table:table-cell office:value-type="float" office:value="0.00103566542707952" calcext:value-type="float">
            <text:p>0.00103566542708</text:p>
          </table:table-cell>
          <table:table-cell office:value-type="float" office:value="80013.8201121409" calcext:value-type="float">
            <text:p>80013.8201121409</text:p>
          </table:table-cell>
          <table:table-cell office:value-type="float" office:value="77258.3674418605" calcext:value-type="float">
            <text:p>77258.3674418605</text:p>
          </table:table-cell>
          <table:table-cell office:value-type="float" office:value="0.360815258895358" calcext:value-type="float">
            <text:p>0.360815258895358</text:p>
          </table:table-cell>
          <table:table-cell table:number-columns-repeated="101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5" calcext:value-type="float">
            <text:p>0.05</text:p>
          </table:table-cell>
          <table:table-cell office:value-type="float" office:value="207817" calcext:value-type="float">
            <text:p>207817</text:p>
          </table:table-cell>
          <table:table-cell office:value-type="float" office:value="215" calcext:value-type="float">
            <text:p>215</text:p>
          </table:table-cell>
          <table:table-cell office:value-type="float" office:value="16651454" calcext:value-type="float">
            <text:p>16651454</text:p>
          </table:table-cell>
          <table:table-cell office:value-type="float" office:value="0" calcext:value-type="float">
            <text:p>0</text:p>
          </table:table-cell>
          <table:table-cell office:value-type="float" office:value="0.00103456406357516" calcext:value-type="float">
            <text:p>0.001034564063575</text:p>
          </table:table-cell>
          <table:table-cell office:value-type="float" office:value="80125.5623938369" calcext:value-type="float">
            <text:p>80125.5623938369</text:p>
          </table:table-cell>
          <table:table-cell office:value-type="float" office:value="77448.623255814" calcext:value-type="float">
            <text:p>77448.623255814</text:p>
          </table:table-cell>
          <table:table-cell office:value-type="float" office:value="0.360487468213606" calcext:value-type="float">
            <text:p>0.360487468213606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11227" calcext:value-type="float">
            <text:p>111227</text:p>
          </table:table-cell>
          <table:table-cell office:value-type="float" office:value="166" calcext:value-type="float">
            <text:p>166</text:p>
          </table:table-cell>
          <table:table-cell office:value-type="float" office:value="6313104" calcext:value-type="float">
            <text:p>6313104</text:p>
          </table:table-cell>
          <table:table-cell office:value-type="float" office:value="0" calcext:value-type="float">
            <text:p>0</text:p>
          </table:table-cell>
          <table:table-cell office:value-type="float" office:value="0.00149244338155304" calcext:value-type="float">
            <text:p>0.001492443381553</text:p>
          </table:table-cell>
          <table:table-cell office:value-type="float" office:value="56758.7366376869" calcext:value-type="float">
            <text:p>56758.7366376869</text:p>
          </table:table-cell>
          <table:table-cell office:value-type="float" office:value="38030.7469879518" calcext:value-type="float">
            <text:p>38030.7469879518</text:p>
          </table:table-cell>
          <table:table-cell office:value-type="float" office:value="0.376605026054413" calcext:value-type="float">
            <text:p>0.376605026054413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118904" calcext:value-type="float">
            <text:p>118904</text:p>
          </table:table-cell>
          <table:table-cell office:value-type="float" office:value="174" calcext:value-type="float">
            <text:p>174</text:p>
          </table:table-cell>
          <table:table-cell office:value-type="float" office:value="7100950" calcext:value-type="float">
            <text:p>7100950</text:p>
          </table:table-cell>
          <table:table-cell office:value-type="float" office:value="0" calcext:value-type="float">
            <text:p>0</text:p>
          </table:table-cell>
          <table:table-cell office:value-type="float" office:value="0.00146336540402341" calcext:value-type="float">
            <text:p>0.001463365404023</text:p>
          </table:table-cell>
          <table:table-cell office:value-type="float" office:value="59720.0262396555" calcext:value-type="float">
            <text:p>59720.0262396555</text:p>
          </table:table-cell>
          <table:table-cell office:value-type="float" office:value="40810.0574712644" calcext:value-type="float">
            <text:p>40810.0574712644</text:p>
          </table:table-cell>
          <table:table-cell office:value-type="float" office:value="0.381196809974739" calcext:value-type="float">
            <text:p>0.381196809974739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" calcext:value-type="float">
            <text:p>0.1</text:p>
          </table:table-cell>
          <table:table-cell office:value-type="float" office:value="125239" calcext:value-type="float">
            <text:p>125239</text:p>
          </table:table-cell>
          <table:table-cell office:value-type="float" office:value="180" calcext:value-type="float">
            <text:p>180</text:p>
          </table:table-cell>
          <table:table-cell office:value-type="float" office:value="7784988" calcext:value-type="float">
            <text:p>7784988</text:p>
          </table:table-cell>
          <table:table-cell office:value-type="float" office:value="0" calcext:value-type="float">
            <text:p>0</text:p>
          </table:table-cell>
          <table:table-cell office:value-type="float" office:value="0.00143725197422528" calcext:value-type="float">
            <text:p>0.001437251974225</text:p>
          </table:table-cell>
          <table:table-cell office:value-type="float" office:value="62161.0520684451" calcext:value-type="float">
            <text:p>62161.0520684451</text:p>
          </table:table-cell>
          <table:table-cell office:value-type="float" office:value="43249.9333333333" calcext:value-type="float">
            <text:p>43249.9333333333</text:p>
          </table:table-cell>
          <table:table-cell office:value-type="float" office:value="0.383893267441658" calcext:value-type="float">
            <text:p>0.383893267441658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" calcext:value-type="float">
            <text:p>0.1</text:p>
          </table:table-cell>
          <table:table-cell office:value-type="float" office:value="130597" calcext:value-type="float">
            <text:p>130597</text:p>
          </table:table-cell>
          <table:table-cell office:value-type="float" office:value="185" calcext:value-type="float">
            <text:p>185</text:p>
          </table:table-cell>
          <table:table-cell office:value-type="float" office:value="8398148" calcext:value-type="float">
            <text:p>8398148</text:p>
          </table:table-cell>
          <table:table-cell office:value-type="float" office:value="0" calcext:value-type="float">
            <text:p>0</text:p>
          </table:table-cell>
          <table:table-cell office:value-type="float" office:value="0.00141657159046532" calcext:value-type="float">
            <text:p>0.001416571590465</text:p>
          </table:table-cell>
          <table:table-cell office:value-type="float" office:value="64305.8263206659" calcext:value-type="float">
            <text:p>64305.8263206659</text:p>
          </table:table-cell>
          <table:table-cell office:value-type="float" office:value="45395.3945945946" calcext:value-type="float">
            <text:p>45395.3945945946</text:p>
          </table:table-cell>
          <table:table-cell office:value-type="float" office:value="0.38579582906796" calcext:value-type="float">
            <text:p>0.38579582906796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" calcext:value-type="float">
            <text:p>0.1</text:p>
          </table:table-cell>
          <table:table-cell office:value-type="float" office:value="135150" calcext:value-type="float">
            <text:p>135150</text:p>
          </table:table-cell>
          <table:table-cell office:value-type="float" office:value="187" calcext:value-type="float">
            <text:p>187</text:p>
          </table:table-cell>
          <table:table-cell office:value-type="float" office:value="8946148" calcext:value-type="float">
            <text:p>8946148</text:p>
          </table:table-cell>
          <table:table-cell office:value-type="float" office:value="0" calcext:value-type="float">
            <text:p>0</text:p>
          </table:table-cell>
          <table:table-cell office:value-type="float" office:value="0.00138364779874214" calcext:value-type="float">
            <text:p>0.001383647798742</text:p>
          </table:table-cell>
          <table:table-cell office:value-type="float" office:value="66194.213836478" calcext:value-type="float">
            <text:p>66194.213836478</text:p>
          </table:table-cell>
          <table:table-cell office:value-type="float" office:value="47840.3636363636" calcext:value-type="float">
            <text:p>47840.3636363636</text:p>
          </table:table-cell>
          <table:table-cell office:value-type="float" office:value="0.384122639899371" calcext:value-type="float">
            <text:p>0.384122639899371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39014" calcext:value-type="float">
            <text:p>139014</text:p>
          </table:table-cell>
          <table:table-cell office:value-type="float" office:value="191" calcext:value-type="float">
            <text:p>191</text:p>
          </table:table-cell>
          <table:table-cell office:value-type="float" office:value="9421574" calcext:value-type="float">
            <text:p>9421574</text:p>
          </table:table-cell>
          <table:table-cell office:value-type="float" office:value="0" calcext:value-type="float">
            <text:p>0</text:p>
          </table:table-cell>
          <table:table-cell office:value-type="float" office:value="0.00137396233472888" calcext:value-type="float">
            <text:p>0.001373962334729</text:p>
          </table:table-cell>
          <table:table-cell office:value-type="float" office:value="67774.2817270203" calcext:value-type="float">
            <text:p>67774.2817270203</text:p>
          </table:table-cell>
          <table:table-cell office:value-type="float" office:value="49327.612565445" calcext:value-type="float">
            <text:p>49327.612565445</text:p>
          </table:table-cell>
          <table:table-cell office:value-type="float" office:value="0.38576893462191" calcext:value-type="float">
            <text:p>0.38576893462191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" calcext:value-type="float">
            <text:p>0.1</text:p>
          </table:table-cell>
          <table:table-cell office:value-type="float" office:value="142263" calcext:value-type="float">
            <text:p>142263</text:p>
          </table:table-cell>
          <table:table-cell office:value-type="float" office:value="192" calcext:value-type="float">
            <text:p>192</text:p>
          </table:table-cell>
          <table:table-cell office:value-type="float" office:value="9849400" calcext:value-type="float">
            <text:p>9849400</text:p>
          </table:table-cell>
          <table:table-cell office:value-type="float" office:value="0" calcext:value-type="float">
            <text:p>0</text:p>
          </table:table-cell>
          <table:table-cell office:value-type="float" office:value="0.00134961304063601" calcext:value-type="float">
            <text:p>0.001349613040636</text:p>
          </table:table-cell>
          <table:table-cell office:value-type="float" office:value="69233.7431377097" calcext:value-type="float">
            <text:p>69233.7431377097</text:p>
          </table:table-cell>
          <table:table-cell office:value-type="float" office:value="51298.9583333333" calcext:value-type="float">
            <text:p>51298.9583333333</text:p>
          </table:table-cell>
          <table:table-cell office:value-type="float" office:value="0.3836977883385" calcext:value-type="float">
            <text:p>0.3836977883385</text:p>
          </table:table-cell>
          <table:table-cell table:number-columns-repeated="101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" calcext:value-type="float">
            <text:p>0.1</text:p>
          </table:table-cell>
          <table:table-cell office:value-type="float" office:value="145198" calcext:value-type="float">
            <text:p>145198</text:p>
          </table:table-cell>
          <table:table-cell office:value-type="float" office:value="195" calcext:value-type="float">
            <text:p>195</text:p>
          </table:table-cell>
          <table:table-cell office:value-type="float" office:value="10249576" calcext:value-type="float">
            <text:p>10249576</text:p>
          </table:table-cell>
          <table:table-cell office:value-type="float" office:value="0" calcext:value-type="float">
            <text:p>0</text:p>
          </table:table-cell>
          <table:table-cell office:value-type="float" office:value="0.00134299370514745" calcext:value-type="float">
            <text:p>0.001342993705147</text:p>
          </table:table-cell>
          <table:table-cell office:value-type="float" office:value="70590.3387098996" calcext:value-type="float">
            <text:p>70590.3387098996</text:p>
          </table:table-cell>
          <table:table-cell office:value-type="float" office:value="52561.9282051282" calcext:value-type="float">
            <text:p>52561.9282051282</text:p>
          </table:table-cell>
          <table:table-cell office:value-type="float" office:value="0.384583979761665" calcext:value-type="float">
            <text:p>0.384583979761665</text:p>
          </table:table-cell>
          <table:table-cell table:number-columns-repeated="101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" calcext:value-type="float">
            <text:p>0.1</text:p>
          </table:table-cell>
          <table:table-cell office:value-type="float" office:value="147808" calcext:value-type="float">
            <text:p>147808</text:p>
          </table:table-cell>
          <table:table-cell office:value-type="float" office:value="200" calcext:value-type="float">
            <text:p>200</text:p>
          </table:table-cell>
          <table:table-cell office:value-type="float" office:value="10620531" calcext:value-type="float">
            <text:p>10620531</text:p>
          </table:table-cell>
          <table:table-cell office:value-type="float" office:value="0" calcext:value-type="float">
            <text:p>0</text:p>
          </table:table-cell>
          <table:table-cell office:value-type="float" office:value="0.0013531067330591" calcext:value-type="float">
            <text:p>0.001353106733059</text:p>
          </table:table-cell>
          <table:table-cell office:value-type="float" office:value="71853.5600238147" calcext:value-type="float">
            <text:p>71853.5600238147</text:p>
          </table:table-cell>
          <table:table-cell office:value-type="float" office:value="53102.655" calcext:value-type="float">
            <text:p>53102.655</text:p>
          </table:table-cell>
          <table:table-cell office:value-type="float" office:value="0.388439578093802" calcext:value-type="float">
            <text:p>0.388439578093802</text:p>
          </table:table-cell>
          <table:table-cell table:number-columns-repeated="101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" calcext:value-type="float">
            <text:p>0.1</text:p>
          </table:table-cell>
          <table:table-cell office:value-type="float" office:value="150040" calcext:value-type="float">
            <text:p>150040</text:p>
          </table:table-cell>
          <table:table-cell office:value-type="float" office:value="201" calcext:value-type="float">
            <text:p>201</text:p>
          </table:table-cell>
          <table:table-cell office:value-type="float" office:value="10936613" calcext:value-type="float">
            <text:p>10936613</text:p>
          </table:table-cell>
          <table:table-cell office:value-type="float" office:value="0" calcext:value-type="float">
            <text:p>0</text:p>
          </table:table-cell>
          <table:table-cell office:value-type="float" office:value="0.00133964276193015" calcext:value-type="float">
            <text:p>0.00133964276193</text:p>
          </table:table-cell>
          <table:table-cell office:value-type="float" office:value="72891.3156491602" calcext:value-type="float">
            <text:p>72891.3156491602</text:p>
          </table:table-cell>
          <table:table-cell office:value-type="float" office:value="54411.0099502488" calcext:value-type="float">
            <text:p>54411.0099502488</text:p>
          </table:table-cell>
          <table:table-cell office:value-type="float" office:value="0.387267826471874" calcext:value-type="float">
            <text:p>0.387267826471874</text:p>
          </table:table-cell>
          <table:table-cell table:number-columns-repeated="10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51966" calcext:value-type="float">
            <text:p>151966</text:p>
          </table:table-cell>
          <table:table-cell office:value-type="float" office:value="202" calcext:value-type="float">
            <text:p>202</text:p>
          </table:table-cell>
          <table:table-cell office:value-type="float" office:value="11220648" calcext:value-type="float">
            <text:p>11220648</text:p>
          </table:table-cell>
          <table:table-cell office:value-type="float" office:value="0" calcext:value-type="float">
            <text:p>0</text:p>
          </table:table-cell>
          <table:table-cell office:value-type="float" office:value="0.00132924469947225" calcext:value-type="float">
            <text:p>0.001329244699472</text:p>
          </table:table-cell>
          <table:table-cell office:value-type="float" office:value="73836.568706158" calcext:value-type="float">
            <text:p>73836.568706158</text:p>
          </table:table-cell>
          <table:table-cell office:value-type="float" office:value="55547.7623762376" calcext:value-type="float">
            <text:p>55547.7623762376</text:p>
          </table:table-cell>
          <table:table-cell office:value-type="float" office:value="0.386353983804282" calcext:value-type="float">
            <text:p>0.386353983804282</text:p>
          </table:table-cell>
          <table:table-cell table:number-columns-repeated="101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" calcext:value-type="float">
            <text:p>0.1</text:p>
          </table:table-cell>
          <table:table-cell office:value-type="float" office:value="153706" calcext:value-type="float">
            <text:p>153706</text:p>
          </table:table-cell>
          <table:table-cell office:value-type="float" office:value="203" calcext:value-type="float">
            <text:p>203</text:p>
          </table:table-cell>
          <table:table-cell office:value-type="float" office:value="11486187" calcext:value-type="float">
            <text:p>11486187</text:p>
          </table:table-cell>
          <table:table-cell office:value-type="float" office:value="0" calcext:value-type="float">
            <text:p>0</text:p>
          </table:table-cell>
          <table:table-cell office:value-type="float" office:value="0.00132070316057929" calcext:value-type="float">
            <text:p>0.001320703160579</text:p>
          </table:table-cell>
          <table:table-cell office:value-type="float" office:value="74728.2929749001" calcext:value-type="float">
            <text:p>74728.2929749001</text:p>
          </table:table-cell>
          <table:table-cell office:value-type="float" office:value="56582.2019704433" calcext:value-type="float">
            <text:p>56582.2019704433</text:p>
          </table:table-cell>
          <table:table-cell office:value-type="float" office:value="0.385589037398471" calcext:value-type="float">
            <text:p>0.385589037398471</text:p>
          </table:table-cell>
          <table:table-cell table:number-columns-repeated="101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" calcext:value-type="float">
            <text:p>0.1</text:p>
          </table:table-cell>
          <table:table-cell office:value-type="float" office:value="155144" calcext:value-type="float">
            <text:p>155144</text:p>
          </table:table-cell>
          <table:table-cell office:value-type="float" office:value="203" calcext:value-type="float">
            <text:p>203</text:p>
          </table:table-cell>
          <table:table-cell office:value-type="float" office:value="11712411" calcext:value-type="float">
            <text:p>11712411</text:p>
          </table:table-cell>
          <table:table-cell office:value-type="float" office:value="0" calcext:value-type="float">
            <text:p>0</text:p>
          </table:table-cell>
          <table:table-cell office:value-type="float" office:value="0.00130846181611922" calcext:value-type="float">
            <text:p>0.001308461816119</text:p>
          </table:table-cell>
          <table:table-cell office:value-type="float" office:value="75493.8057546537" calcext:value-type="float">
            <text:p>75493.8057546537</text:p>
          </table:table-cell>
          <table:table-cell office:value-type="float" office:value="57696.6059113301" calcext:value-type="float">
            <text:p>57696.6059113301</text:p>
          </table:table-cell>
          <table:table-cell office:value-type="float" office:value="0.383773124726241" calcext:value-type="float">
            <text:p>0.383773124726241</text:p>
          </table:table-cell>
          <table:table-cell table:number-columns-repeated="101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" calcext:value-type="float">
            <text:p>0.1</text:p>
          </table:table-cell>
          <table:table-cell office:value-type="float" office:value="156457" calcext:value-type="float">
            <text:p>156457</text:p>
          </table:table-cell>
          <table:table-cell office:value-type="float" office:value="204" calcext:value-type="float">
            <text:p>204</text:p>
          </table:table-cell>
          <table:table-cell office:value-type="float" office:value="11927294" calcext:value-type="float">
            <text:p>11927294</text:p>
          </table:table-cell>
          <table:table-cell office:value-type="float" office:value="0" calcext:value-type="float">
            <text:p>0</text:p>
          </table:table-cell>
          <table:table-cell office:value-type="float" office:value="0.00130387262954038" calcext:value-type="float">
            <text:p>0.00130387262954</text:p>
          </table:table-cell>
          <table:table-cell office:value-type="float" office:value="76233.6872111826" calcext:value-type="float">
            <text:p>76233.6872111826</text:p>
          </table:table-cell>
          <table:table-cell office:value-type="float" office:value="58467.1274509804" calcext:value-type="float">
            <text:p>58467.1274509804</text:p>
          </table:table-cell>
          <table:table-cell office:value-type="float" office:value="0.383415402496588" calcext:value-type="float">
            <text:p>0.383415402496588</text:p>
          </table:table-cell>
          <table:table-cell table:number-columns-repeated="101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" calcext:value-type="float">
            <text:p>0.1</text:p>
          </table:table-cell>
          <table:table-cell office:value-type="float" office:value="157581" calcext:value-type="float">
            <text:p>157581</text:p>
          </table:table-cell>
          <table:table-cell office:value-type="float" office:value="204" calcext:value-type="float">
            <text:p>204</text:p>
          </table:table-cell>
          <table:table-cell office:value-type="float" office:value="12114165" calcext:value-type="float">
            <text:p>12114165</text:p>
          </table:table-cell>
          <table:table-cell office:value-type="float" office:value="0" calcext:value-type="float">
            <text:p>0</text:p>
          </table:table-cell>
          <table:table-cell office:value-type="float" office:value="0.00129457231519028" calcext:value-type="float">
            <text:p>0.00129457231519</text:p>
          </table:table-cell>
          <table:table-cell office:value-type="float" office:value="76875.7972090544" calcext:value-type="float">
            <text:p>76875.7972090544</text:p>
          </table:table-cell>
          <table:table-cell office:value-type="float" office:value="59383.1617647059" calcext:value-type="float">
            <text:p>59383.1617647059</text:p>
          </table:table-cell>
          <table:table-cell office:value-type="float" office:value="0.381915784339413" calcext:value-type="float">
            <text:p>0.381915784339413</text:p>
          </table:table-cell>
          <table:table-cell table:number-columns-repeated="10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58553" calcext:value-type="float">
            <text:p>158553</text:p>
          </table:table-cell>
          <table:table-cell office:value-type="float" office:value="204" calcext:value-type="float">
            <text:p>204</text:p>
          </table:table-cell>
          <table:table-cell office:value-type="float" office:value="12279254" calcext:value-type="float">
            <text:p>12279254</text:p>
          </table:table-cell>
          <table:table-cell office:value-type="float" office:value="0" calcext:value-type="float">
            <text:p>0</text:p>
          </table:table-cell>
          <table:table-cell office:value-type="float" office:value="0.00128663601445573" calcext:value-type="float">
            <text:p>0.001286636014456</text:p>
          </table:table-cell>
          <table:table-cell office:value-type="float" office:value="77445.7373874982" calcext:value-type="float">
            <text:p>77445.7373874982</text:p>
          </table:table-cell>
          <table:table-cell office:value-type="float" office:value="60192.4215686274" calcext:value-type="float">
            <text:p>60192.4215686274</text:p>
          </table:table-cell>
          <table:table-cell office:value-type="float" office:value="0.380591104189046" calcext:value-type="float">
            <text:p>0.380591104189046</text:p>
          </table:table-cell>
          <table:table-cell table:number-columns-repeated="101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1" calcext:value-type="float">
            <text:p>0.1</text:p>
          </table:table-cell>
          <table:table-cell office:value-type="float" office:value="159429" calcext:value-type="float">
            <text:p>159429</text:p>
          </table:table-cell>
          <table:table-cell office:value-type="float" office:value="205" calcext:value-type="float">
            <text:p>205</text:p>
          </table:table-cell>
          <table:table-cell office:value-type="float" office:value="12432400" calcext:value-type="float">
            <text:p>12432400</text:p>
          </table:table-cell>
          <table:table-cell office:value-type="float" office:value="0" calcext:value-type="float">
            <text:p>0</text:p>
          </table:table-cell>
          <table:table-cell office:value-type="float" office:value="0.0012858388373508" calcext:value-type="float">
            <text:p>0.001285838837351</text:p>
          </table:table-cell>
          <table:table-cell office:value-type="float" office:value="77980.7939584392" calcext:value-type="float">
            <text:p>77980.7939584392</text:p>
          </table:table-cell>
          <table:table-cell office:value-type="float" office:value="60645.8536585366" calcext:value-type="float">
            <text:p>60645.8536585366</text:p>
          </table:table-cell>
          <table:table-cell office:value-type="float" office:value="0.38072917396413" calcext:value-type="float">
            <text:p>0.38072917396413</text:p>
          </table:table-cell>
          <table:table-cell table:number-columns-repeated="101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" calcext:value-type="float">
            <text:p>0.1</text:p>
          </table:table-cell>
          <table:table-cell office:value-type="float" office:value="160283" calcext:value-type="float">
            <text:p>160283</text:p>
          </table:table-cell>
          <table:table-cell office:value-type="float" office:value="206" calcext:value-type="float">
            <text:p>206</text:p>
          </table:table-cell>
          <table:table-cell office:value-type="float" office:value="12585692" calcext:value-type="float">
            <text:p>12585692</text:p>
          </table:table-cell>
          <table:table-cell office:value-type="float" office:value="0" calcext:value-type="float">
            <text:p>0</text:p>
          </table:table-cell>
          <table:table-cell office:value-type="float" office:value="0.00128522675517678" calcext:value-type="float">
            <text:p>0.001285226755177</text:p>
          </table:table-cell>
          <table:table-cell office:value-type="float" office:value="78521.6897612348" calcext:value-type="float">
            <text:p>78521.6897612348</text:p>
          </table:table-cell>
          <table:table-cell office:value-type="float" office:value="61095.5922330097" calcext:value-type="float">
            <text:p>61095.5922330097</text:p>
          </table:table-cell>
          <table:table-cell office:value-type="float" office:value="0.380866168286679" calcext:value-type="float">
            <text:p>0.380866168286679</text:p>
          </table:table-cell>
          <table:table-cell table:number-columns-repeated="101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" calcext:value-type="float">
            <text:p>0.1</text:p>
          </table:table-cell>
          <table:table-cell office:value-type="float" office:value="160984" calcext:value-type="float">
            <text:p>160984</text:p>
          </table:table-cell>
          <table:table-cell office:value-type="float" office:value="207" calcext:value-type="float">
            <text:p>207</text:p>
          </table:table-cell>
          <table:table-cell office:value-type="float" office:value="12714926" calcext:value-type="float">
            <text:p>12714926</text:p>
          </table:table-cell>
          <table:table-cell office:value-type="float" office:value="0" calcext:value-type="float">
            <text:p>0</text:p>
          </table:table-cell>
          <table:table-cell office:value-type="float" office:value="0.00128584207126174" calcext:value-type="float">
            <text:p>0.001285842071262</text:p>
          </table:table-cell>
          <table:table-cell office:value-type="float" office:value="78982.5448491776" calcext:value-type="float">
            <text:p>78982.5448491776</text:p>
          </table:table-cell>
          <table:table-cell office:value-type="float" office:value="61424.7632850242" calcext:value-type="float">
            <text:p>61424.7632850242</text:p>
          </table:table-cell>
          <table:table-cell office:value-type="float" office:value="0.381196240308358" calcext:value-type="float">
            <text:p>0.381196240308358</text:p>
          </table:table-cell>
          <table:table-cell table:number-columns-repeated="101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" calcext:value-type="float">
            <text:p>0.1</text:p>
          </table:table-cell>
          <table:table-cell office:value-type="float" office:value="161613" calcext:value-type="float">
            <text:p>161613</text:p>
          </table:table-cell>
          <table:table-cell office:value-type="float" office:value="207" calcext:value-type="float">
            <text:p>207</text:p>
          </table:table-cell>
          <table:table-cell office:value-type="float" office:value="12832112" calcext:value-type="float">
            <text:p>12832112</text:p>
          </table:table-cell>
          <table:table-cell office:value-type="float" office:value="0" calcext:value-type="float">
            <text:p>0</text:p>
          </table:table-cell>
          <table:table-cell office:value-type="float" office:value="0.0012808375563847" calcext:value-type="float">
            <text:p>0.001280837556385</text:p>
          </table:table-cell>
          <table:table-cell office:value-type="float" office:value="79400.2462673176" calcext:value-type="float">
            <text:p>79400.2462673176</text:p>
          </table:table-cell>
          <table:table-cell office:value-type="float" office:value="61990.8792270531" calcext:value-type="float">
            <text:p>61990.8792270531</text:p>
          </table:table-cell>
          <table:table-cell office:value-type="float" office:value="0.38025625005092" calcext:value-type="float">
            <text:p>0.38025625005092</text:p>
          </table:table-cell>
          <table:table-cell table:number-columns-repeated="101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162200" calcext:value-type="float">
            <text:p>162200</text:p>
          </table:table-cell>
          <table:table-cell office:value-type="float" office:value="207" calcext:value-type="float">
            <text:p>207</text:p>
          </table:table-cell>
          <table:table-cell office:value-type="float" office:value="12942961" calcext:value-type="float">
            <text:p>12942961</text:p>
          </table:table-cell>
          <table:table-cell office:value-type="float" office:value="0" calcext:value-type="float">
            <text:p>0</text:p>
          </table:table-cell>
          <table:table-cell office:value-type="float" office:value="0.00127620221948212" calcext:value-type="float">
            <text:p>0.001276202219482</text:p>
          </table:table-cell>
          <table:table-cell office:value-type="float" office:value="79796.3070283601" calcext:value-type="float">
            <text:p>79796.3070283601</text:p>
          </table:table-cell>
          <table:table-cell office:value-type="float" office:value="62526.3816425121" calcext:value-type="float">
            <text:p>62526.3816425121</text:p>
          </table:table-cell>
          <table:table-cell office:value-type="float" office:value="0.379367140382468" calcext:value-type="float">
            <text:p>0.379367140382468</text:p>
          </table:table-cell>
          <table:table-cell table:number-columns-repeated="101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1" calcext:value-type="float">
            <text:p>0.1</text:p>
          </table:table-cell>
          <table:table-cell office:value-type="float" office:value="162734" calcext:value-type="float">
            <text:p>162734</text:p>
          </table:table-cell>
          <table:table-cell office:value-type="float" office:value="207" calcext:value-type="float">
            <text:p>207</text:p>
          </table:table-cell>
          <table:table-cell office:value-type="float" office:value="13048173" calcext:value-type="float">
            <text:p>13048173</text:p>
          </table:table-cell>
          <table:table-cell office:value-type="float" office:value="0" calcext:value-type="float">
            <text:p>0</text:p>
          </table:table-cell>
          <table:table-cell office:value-type="float" office:value="0.00127201445303379" calcext:value-type="float">
            <text:p>0.001272014453034</text:p>
          </table:table-cell>
          <table:table-cell office:value-type="float" office:value="80180.9886071749" calcext:value-type="float">
            <text:p>80180.9886071749</text:p>
          </table:table-cell>
          <table:table-cell office:value-type="float" office:value="63034.652173913" calcext:value-type="float">
            <text:p>63034.652173913</text:p>
          </table:table-cell>
          <table:table-cell office:value-type="float" office:value="0.378523350499244" calcext:value-type="float">
            <text:p>0.378523350499244</text:p>
          </table:table-cell>
          <table:table-cell table:number-columns-repeated="101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1" calcext:value-type="float">
            <text:p>0.1</text:p>
          </table:table-cell>
          <table:table-cell office:value-type="float" office:value="163232" calcext:value-type="float">
            <text:p>163232</text:p>
          </table:table-cell>
          <table:table-cell office:value-type="float" office:value="207" calcext:value-type="float">
            <text:p>207</text:p>
          </table:table-cell>
          <table:table-cell office:value-type="float" office:value="13145789" calcext:value-type="float">
            <text:p>13145789</text:p>
          </table:table-cell>
          <table:table-cell office:value-type="float" office:value="0" calcext:value-type="float">
            <text:p>0</text:p>
          </table:table-cell>
          <table:table-cell office:value-type="float" office:value="0.00126813369927465" calcext:value-type="float">
            <text:p>0.001268133699275</text:p>
          </table:table-cell>
          <table:table-cell office:value-type="float" office:value="80534.3866398745" calcext:value-type="float">
            <text:p>80534.3866398745</text:p>
          </table:table-cell>
          <table:table-cell office:value-type="float" office:value="63506.2270531401" calcext:value-type="float">
            <text:p>63506.2270531401</text:p>
          </table:table-cell>
          <table:table-cell office:value-type="float" office:value="0.377740482122365" calcext:value-type="float">
            <text:p>0.377740482122365</text:p>
          </table:table-cell>
          <table:table-cell table:number-columns-repeated="101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1" calcext:value-type="float">
            <text:p>0.1</text:p>
          </table:table-cell>
          <table:table-cell office:value-type="float" office:value="163646" calcext:value-type="float">
            <text:p>163646</text:p>
          </table:table-cell>
          <table:table-cell office:value-type="float" office:value="207" calcext:value-type="float">
            <text:p>207</text:p>
          </table:table-cell>
          <table:table-cell office:value-type="float" office:value="13227864" calcext:value-type="float">
            <text:p>13227864</text:p>
          </table:table-cell>
          <table:table-cell office:value-type="float" office:value="0" calcext:value-type="float">
            <text:p>0</text:p>
          </table:table-cell>
          <table:table-cell office:value-type="float" office:value="0.00126492550994219" calcext:value-type="float">
            <text:p>0.001264925509942</text:p>
          </table:table-cell>
          <table:table-cell office:value-type="float" office:value="80832.1865490143" calcext:value-type="float">
            <text:p>80832.1865490143</text:p>
          </table:table-cell>
          <table:table-cell office:value-type="float" office:value="63902.7246376812" calcext:value-type="float">
            <text:p>63902.7246376812</text:p>
          </table:table-cell>
          <table:table-cell office:value-type="float" office:value="0.377082278027698" calcext:value-type="float">
            <text:p>0.377082278027698</text:p>
          </table:table-cell>
          <table:table-cell table:number-columns-repeated="101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1" calcext:value-type="float">
            <text:p>0.1</text:p>
          </table:table-cell>
          <table:table-cell office:value-type="float" office:value="164040" calcext:value-type="float">
            <text:p>164040</text:p>
          </table:table-cell>
          <table:table-cell office:value-type="float" office:value="207" calcext:value-type="float">
            <text:p>207</text:p>
          </table:table-cell>
          <table:table-cell office:value-type="float" office:value="13307711" calcext:value-type="float">
            <text:p>13307711</text:p>
          </table:table-cell>
          <table:table-cell office:value-type="float" office:value="0" calcext:value-type="float">
            <text:p>0</text:p>
          </table:table-cell>
          <table:table-cell office:value-type="float" office:value="0.00126188734455011" calcext:value-type="float">
            <text:p>0.00126188734455</text:p>
          </table:table-cell>
          <table:table-cell office:value-type="float" office:value="81124.7927334796" calcext:value-type="float">
            <text:p>81124.7927334796</text:p>
          </table:table-cell>
          <table:table-cell office:value-type="float" office:value="64288.4589371981" calcext:value-type="float">
            <text:p>64288.4589371981</text:p>
          </table:table-cell>
          <table:table-cell office:value-type="float" office:value="0.376441982945002" calcext:value-type="float">
            <text:p>0.376441982945002</text:p>
          </table:table-cell>
          <table:table-cell table:number-columns-repeated="101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" calcext:value-type="float">
            <text:p>0.1</text:p>
          </table:table-cell>
          <table:table-cell office:value-type="float" office:value="164363" calcext:value-type="float">
            <text:p>164363</text:p>
          </table:table-cell>
          <table:table-cell office:value-type="float" office:value="207" calcext:value-type="float">
            <text:p>207</text:p>
          </table:table-cell>
          <table:table-cell office:value-type="float" office:value="13372770" calcext:value-type="float">
            <text:p>13372770</text:p>
          </table:table-cell>
          <table:table-cell office:value-type="float" office:value="0" calcext:value-type="float">
            <text:p>0</text:p>
          </table:table-cell>
          <table:table-cell office:value-type="float" office:value="0.00125940753089199" calcext:value-type="float">
            <text:p>0.001259407530892</text:p>
          </table:table-cell>
          <table:table-cell office:value-type="float" office:value="81361.1944294032" calcext:value-type="float">
            <text:p>81361.1944294032</text:p>
          </table:table-cell>
          <table:table-cell office:value-type="float" office:value="64602.7536231884" calcext:value-type="float">
            <text:p>64602.7536231884</text:p>
          </table:table-cell>
          <table:table-cell office:value-type="float" office:value="0.375920271038173" calcext:value-type="float">
            <text:p>0.375920271038173</text:p>
          </table:table-cell>
          <table:table-cell table:number-columns-repeated="101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1" calcext:value-type="float">
            <text:p>0.1</text:p>
          </table:table-cell>
          <table:table-cell office:value-type="float" office:value="164686" calcext:value-type="float">
            <text:p>164686</text:p>
          </table:table-cell>
          <table:table-cell office:value-type="float" office:value="207" calcext:value-type="float">
            <text:p>207</text:p>
          </table:table-cell>
          <table:table-cell office:value-type="float" office:value="13439911" calcext:value-type="float">
            <text:p>13439911</text:p>
          </table:table-cell>
          <table:table-cell office:value-type="float" office:value="0" calcext:value-type="float">
            <text:p>0</text:p>
          </table:table-cell>
          <table:table-cell office:value-type="float" office:value="0.00125693744459153" calcext:value-type="float">
            <text:p>0.001256937444592</text:p>
          </table:table-cell>
          <table:table-cell office:value-type="float" office:value="81609.3110525485" calcext:value-type="float">
            <text:p>81609.3110525485</text:p>
          </table:table-cell>
          <table:table-cell office:value-type="float" office:value="64927.1062801932" calcext:value-type="float">
            <text:p>64927.1062801932</text:p>
          </table:table-cell>
          <table:table-cell office:value-type="float" office:value="0.375381907995023" calcext:value-type="float">
            <text:p>0.375381907995023</text:p>
          </table:table-cell>
          <table:table-cell table:number-columns-repeated="101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1" calcext:value-type="float">
            <text:p>0.1</text:p>
          </table:table-cell>
          <table:table-cell office:value-type="float" office:value="164967" calcext:value-type="float">
            <text:p>164967</text:p>
          </table:table-cell>
          <table:table-cell office:value-type="float" office:value="207" calcext:value-type="float">
            <text:p>207</text:p>
          </table:table-cell>
          <table:table-cell office:value-type="float" office:value="13497347" calcext:value-type="float">
            <text:p>13497347</text:p>
          </table:table-cell>
          <table:table-cell office:value-type="float" office:value="0" calcext:value-type="float">
            <text:p>0</text:p>
          </table:table-cell>
          <table:table-cell office:value-type="float" office:value="0.00125479641382822" calcext:value-type="float">
            <text:p>0.001254796413828</text:p>
          </table:table-cell>
          <table:table-cell office:value-type="float" office:value="81818.4667236478" calcext:value-type="float">
            <text:p>81818.4667236478</text:p>
          </table:table-cell>
          <table:table-cell office:value-type="float" office:value="65204.5748792271" calcext:value-type="float">
            <text:p>65204.5748792271</text:p>
          </table:table-cell>
          <table:table-cell office:value-type="float" office:value="0.374921349479641" calcext:value-type="float">
            <text:p>0.374921349479641</text:p>
          </table:table-cell>
          <table:table-cell table:number-columns-repeated="101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1" calcext:value-type="float">
            <text:p>0.1</text:p>
          </table:table-cell>
          <table:table-cell office:value-type="float" office:value="165224" calcext:value-type="float">
            <text:p>165224</text:p>
          </table:table-cell>
          <table:table-cell office:value-type="float" office:value="207" calcext:value-type="float">
            <text:p>207</text:p>
          </table:table-cell>
          <table:table-cell office:value-type="float" office:value="13552007" calcext:value-type="float">
            <text:p>13552007</text:p>
          </table:table-cell>
          <table:table-cell office:value-type="float" office:value="0" calcext:value-type="float">
            <text:p>0</text:p>
          </table:table-cell>
          <table:table-cell office:value-type="float" office:value="0.00125284462305718" calcext:value-type="float">
            <text:p>0.001252844623057</text:p>
          </table:table-cell>
          <table:table-cell office:value-type="float" office:value="82022.02464533" calcext:value-type="float">
            <text:p>82022.02464533</text:p>
          </table:table-cell>
          <table:table-cell office:value-type="float" office:value="65468.6328502415" calcext:value-type="float">
            <text:p>65468.6328502415</text:p>
          </table:table-cell>
          <table:table-cell office:value-type="float" office:value="0.374483093584256" calcext:value-type="float">
            <text:p>0.374483093584256</text:p>
          </table:table-cell>
          <table:table-cell table:number-columns-repeated="101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1" calcext:value-type="float">
            <text:p>0.1</text:p>
          </table:table-cell>
          <table:table-cell office:value-type="float" office:value="165443" calcext:value-type="float">
            <text:p>165443</text:p>
          </table:table-cell>
          <table:table-cell office:value-type="float" office:value="207" calcext:value-type="float">
            <text:p>207</text:p>
          </table:table-cell>
          <table:table-cell office:value-type="float" office:value="13599799" calcext:value-type="float">
            <text:p>13599799</text:p>
          </table:table-cell>
          <table:table-cell office:value-type="float" office:value="0" calcext:value-type="float">
            <text:p>0</text:p>
          </table:table-cell>
          <table:table-cell office:value-type="float" office:value="0.00125118620914756" calcext:value-type="float">
            <text:p>0.001251186209148</text:p>
          </table:table-cell>
          <table:table-cell office:value-type="float" office:value="82202.3234588348" calcext:value-type="float">
            <text:p>82202.3234588348</text:p>
          </table:table-cell>
          <table:table-cell office:value-type="float" office:value="65699.5120772947" calcext:value-type="float">
            <text:p>65699.5120772947</text:p>
          </table:table-cell>
          <table:table-cell office:value-type="float" office:value="0.374099928377301" calcext:value-type="float">
            <text:p>0.374099928377301</text:p>
          </table:table-cell>
          <table:table-cell table:number-columns-repeated="101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1" calcext:value-type="float">
            <text:p>0.1</text:p>
          </table:table-cell>
          <table:table-cell office:value-type="float" office:value="165633" calcext:value-type="float">
            <text:p>165633</text:p>
          </table:table-cell>
          <table:table-cell office:value-type="float" office:value="207" calcext:value-type="float">
            <text:p>207</text:p>
          </table:table-cell>
          <table:table-cell office:value-type="float" office:value="13642039" calcext:value-type="float">
            <text:p>13642039</text:p>
          </table:table-cell>
          <table:table-cell office:value-type="float" office:value="0" calcext:value-type="float">
            <text:p>0</text:p>
          </table:table-cell>
          <table:table-cell office:value-type="float" office:value="0.00124975095542555" calcext:value-type="float">
            <text:p>0.001249750955426</text:p>
          </table:table-cell>
          <table:table-cell office:value-type="float" office:value="82363.049633829" calcext:value-type="float">
            <text:p>82363.049633829</text:p>
          </table:table-cell>
          <table:table-cell office:value-type="float" office:value="65903.5700483092" calcext:value-type="float">
            <text:p>65903.5700483092</text:p>
          </table:table-cell>
          <table:table-cell office:value-type="float" office:value="0.37376129075044" calcext:value-type="float">
            <text:p>0.37376129075044</text:p>
          </table:table-cell>
          <table:table-cell table:number-columns-repeated="101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1" calcext:value-type="float">
            <text:p>0.1</text:p>
          </table:table-cell>
          <table:table-cell office:value-type="float" office:value="165801" calcext:value-type="float">
            <text:p>165801</text:p>
          </table:table-cell>
          <table:table-cell office:value-type="float" office:value="208" calcext:value-type="float">
            <text:p>208</text:p>
          </table:table-cell>
          <table:table-cell office:value-type="float" office:value="13679993" calcext:value-type="float">
            <text:p>13679993</text:p>
          </table:table-cell>
          <table:table-cell office:value-type="float" office:value="0" calcext:value-type="float">
            <text:p>0</text:p>
          </table:table-cell>
          <table:table-cell office:value-type="float" office:value="0.00125451595587481" calcext:value-type="float">
            <text:p>0.001254515955875</text:p>
          </table:table-cell>
          <table:table-cell office:value-type="float" office:value="82508.5071863258" calcext:value-type="float">
            <text:p>82508.5071863258</text:p>
          </table:table-cell>
          <table:table-cell office:value-type="float" office:value="65769.1971153846" calcext:value-type="float">
            <text:p>65769.1971153846</text:p>
          </table:table-cell>
          <table:table-cell office:value-type="float" office:value="0.374823677614301" calcext:value-type="float">
            <text:p>0.374823677614301</text:p>
          </table:table-cell>
          <table:table-cell table:number-columns-repeated="101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1" calcext:value-type="float">
            <text:p>0.1</text:p>
          </table:table-cell>
          <table:table-cell office:value-type="float" office:value="165941" calcext:value-type="float">
            <text:p>165941</text:p>
          </table:table-cell>
          <table:table-cell office:value-type="float" office:value="208" calcext:value-type="float">
            <text:p>208</text:p>
          </table:table-cell>
          <table:table-cell office:value-type="float" office:value="13711602" calcext:value-type="float">
            <text:p>13711602</text:p>
          </table:table-cell>
          <table:table-cell office:value-type="float" office:value="0" calcext:value-type="float">
            <text:p>0</text:p>
          </table:table-cell>
          <table:table-cell office:value-type="float" office:value="0.00125345755419095" calcext:value-type="float">
            <text:p>0.001253457554191</text:p>
          </table:table-cell>
          <table:table-cell office:value-type="float" office:value="82629.3803219217" calcext:value-type="float">
            <text:p>82629.3803219217</text:p>
          </table:table-cell>
          <table:table-cell office:value-type="float" office:value="65921.1634615385" calcext:value-type="float">
            <text:p>65921.1634615385</text:p>
          </table:table-cell>
          <table:table-cell office:value-type="float" office:value="0.374570276413459" calcext:value-type="float">
            <text:p>0.374570276413459</text:p>
          </table:table-cell>
          <table:table-cell table:number-columns-repeated="101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1" calcext:value-type="float">
            <text:p>0.1</text:p>
          </table:table-cell>
          <table:table-cell office:value-type="float" office:value="166094" calcext:value-type="float">
            <text:p>166094</text:p>
          </table:table-cell>
          <table:table-cell office:value-type="float" office:value="208" calcext:value-type="float">
            <text:p>208</text:p>
          </table:table-cell>
          <table:table-cell office:value-type="float" office:value="13746382" calcext:value-type="float">
            <text:p>13746382</text:p>
          </table:table-cell>
          <table:table-cell office:value-type="float" office:value="0" calcext:value-type="float">
            <text:p>0</text:p>
          </table:table-cell>
          <table:table-cell office:value-type="float" office:value="0.00125230291280841" calcext:value-type="float">
            <text:p>0.001252302912808</text:p>
          </table:table-cell>
          <table:table-cell office:value-type="float" office:value="82762.6645152745" calcext:value-type="float">
            <text:p>82762.6645152745</text:p>
          </table:table-cell>
          <table:table-cell office:value-type="float" office:value="66088.375" calcext:value-type="float">
            <text:p>66088.375</text:p>
          </table:table-cell>
          <table:table-cell office:value-type="float" office:value="0.374291459092768" calcext:value-type="float">
            <text:p>0.374291459092768</text:p>
          </table:table-cell>
          <table:table-cell table:number-columns-repeated="101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1" calcext:value-type="float">
            <text:p>0.1</text:p>
          </table:table-cell>
          <table:table-cell office:value-type="float" office:value="166225" calcext:value-type="float">
            <text:p>166225</text:p>
          </table:table-cell>
          <table:table-cell office:value-type="float" office:value="208" calcext:value-type="float">
            <text:p>208</text:p>
          </table:table-cell>
          <table:table-cell office:value-type="float" office:value="13776680" calcext:value-type="float">
            <text:p>13776680</text:p>
          </table:table-cell>
          <table:table-cell office:value-type="float" office:value="0" calcext:value-type="float">
            <text:p>0</text:p>
          </table:table-cell>
          <table:table-cell office:value-type="float" office:value="0.00125131598736652" calcext:value-type="float">
            <text:p>0.001251315987367</text:p>
          </table:table-cell>
          <table:table-cell office:value-type="float" office:value="82879.7112347722" calcext:value-type="float">
            <text:p>82879.7112347722</text:p>
          </table:table-cell>
          <table:table-cell office:value-type="float" office:value="66234.0384615385" calcext:value-type="float">
            <text:p>66234.0384615385</text:p>
          </table:table-cell>
          <table:table-cell office:value-type="float" office:value="0.374048581630047" calcext:value-type="float">
            <text:p>0.374048581630047</text:p>
          </table:table-cell>
          <table:table-cell table:number-columns-repeated="101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" calcext:value-type="float">
            <text:p>0.1</text:p>
          </table:table-cell>
          <table:table-cell office:value-type="float" office:value="166345" calcext:value-type="float">
            <text:p>166345</text:p>
          </table:table-cell>
          <table:table-cell office:value-type="float" office:value="208" calcext:value-type="float">
            <text:p>208</text:p>
          </table:table-cell>
          <table:table-cell office:value-type="float" office:value="13804327" calcext:value-type="float">
            <text:p>13804327</text:p>
          </table:table-cell>
          <table:table-cell office:value-type="float" office:value="0" calcext:value-type="float">
            <text:p>0</text:p>
          </table:table-cell>
          <table:table-cell office:value-type="float" office:value="0.00125041329766449" calcext:value-type="float">
            <text:p>0.001250413297665</text:p>
          </table:table-cell>
          <table:table-cell office:value-type="float" office:value="82986.1252216778" calcext:value-type="float">
            <text:p>82986.1252216778</text:p>
          </table:table-cell>
          <table:table-cell office:value-type="float" office:value="66366.9567307692" calcext:value-type="float">
            <text:p>66366.9567307692</text:p>
          </table:table-cell>
          <table:table-cell office:value-type="float" office:value="0.373826954285196" calcext:value-type="float">
            <text:p>0.373826954285196</text:p>
          </table:table-cell>
          <table:table-cell table:number-columns-repeated="101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1" calcext:value-type="float">
            <text:p>0.1</text:p>
          </table:table-cell>
          <table:table-cell office:value-type="float" office:value="166446" calcext:value-type="float">
            <text:p>166446</text:p>
          </table:table-cell>
          <table:table-cell office:value-type="float" office:value="208" calcext:value-type="float">
            <text:p>208</text:p>
          </table:table-cell>
          <table:table-cell office:value-type="float" office:value="13828284" calcext:value-type="float">
            <text:p>13828284</text:p>
          </table:table-cell>
          <table:table-cell office:value-type="float" office:value="0" calcext:value-type="float">
            <text:p>0</text:p>
          </table:table-cell>
          <table:table-cell office:value-type="float" office:value="0.00124965454261442" calcext:value-type="float">
            <text:p>0.001249654542614</text:p>
          </table:table-cell>
          <table:table-cell office:value-type="float" office:value="83079.7015248189" calcext:value-type="float">
            <text:p>83079.7015248189</text:p>
          </table:table-cell>
          <table:table-cell office:value-type="float" office:value="66482.1346153846" calcext:value-type="float">
            <text:p>66482.1346153846</text:p>
          </table:table-cell>
          <table:table-cell office:value-type="float" office:value="0.373634918907671" calcext:value-type="float">
            <text:p>0.373634918907671</text:p>
          </table:table-cell>
          <table:table-cell table:number-columns-repeated="101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1" calcext:value-type="float">
            <text:p>0.1</text:p>
          </table:table-cell>
          <table:table-cell office:value-type="float" office:value="166529" calcext:value-type="float">
            <text:p>166529</text:p>
          </table:table-cell>
          <table:table-cell office:value-type="float" office:value="208" calcext:value-type="float">
            <text:p>208</text:p>
          </table:table-cell>
          <table:table-cell office:value-type="float" office:value="13848235" calcext:value-type="float">
            <text:p>13848235</text:p>
          </table:table-cell>
          <table:table-cell office:value-type="float" office:value="0" calcext:value-type="float">
            <text:p>0</text:p>
          </table:table-cell>
          <table:table-cell office:value-type="float" office:value="0.00124903170018435" calcext:value-type="float">
            <text:p>0.001249031700184</text:p>
          </table:table-cell>
          <table:table-cell office:value-type="float" office:value="83158.0985894349" calcext:value-type="float">
            <text:p>83158.0985894349</text:p>
          </table:table-cell>
          <table:table-cell office:value-type="float" office:value="66578.0528846154" calcext:value-type="float">
            <text:p>66578.0528846154</text:p>
          </table:table-cell>
          <table:table-cell office:value-type="float" office:value="0.373474999486456" calcext:value-type="float">
            <text:p>0.373474999486456</text:p>
          </table:table-cell>
          <table:table-cell table:number-columns-repeated="101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1" calcext:value-type="float">
            <text:p>0.1</text:p>
          </table:table-cell>
          <table:table-cell office:value-type="float" office:value="166599" calcext:value-type="float">
            <text:p>166599</text:p>
          </table:table-cell>
          <table:table-cell office:value-type="float" office:value="208" calcext:value-type="float">
            <text:p>208</text:p>
          </table:table-cell>
          <table:table-cell office:value-type="float" office:value="13865752" calcext:value-type="float">
            <text:p>13865752</text:p>
          </table:table-cell>
          <table:table-cell office:value-type="float" office:value="0" calcext:value-type="float">
            <text:p>0</text:p>
          </table:table-cell>
          <table:table-cell office:value-type="float" office:value="0.00124850689379888" calcext:value-type="float">
            <text:p>0.001248506893799</text:p>
          </table:table-cell>
          <table:table-cell office:value-type="float" office:value="83228.3026908925" calcext:value-type="float">
            <text:p>83228.3026908925</text:p>
          </table:table-cell>
          <table:table-cell office:value-type="float" office:value="66662.2692307692" calcext:value-type="float">
            <text:p>66662.2692307692</text:p>
          </table:table-cell>
          <table:table-cell office:value-type="float" office:value="0.373334601083263" calcext:value-type="float">
            <text:p>0.373334601083263</text:p>
          </table:table-cell>
          <table:table-cell table:number-columns-repeated="101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1" calcext:value-type="float">
            <text:p>0.1</text:p>
          </table:table-cell>
          <table:table-cell office:value-type="float" office:value="166671" calcext:value-type="float">
            <text:p>166671</text:p>
          </table:table-cell>
          <table:table-cell office:value-type="float" office:value="208" calcext:value-type="float">
            <text:p>208</text:p>
          </table:table-cell>
          <table:table-cell office:value-type="float" office:value="13883902" calcext:value-type="float">
            <text:p>13883902</text:p>
          </table:table-cell>
          <table:table-cell office:value-type="float" office:value="0" calcext:value-type="float">
            <text:p>0</text:p>
          </table:table-cell>
          <table:table-cell office:value-type="float" office:value="0.00124796755284363" calcext:value-type="float">
            <text:p>0.001247967552844</text:p>
          </table:table-cell>
          <table:table-cell office:value-type="float" office:value="83301.2461675997" calcext:value-type="float">
            <text:p>83301.2461675997</text:p>
          </table:table-cell>
          <table:table-cell office:value-type="float" office:value="66749.5288461539" calcext:value-type="float">
            <text:p>66749.5288461539</text:p>
          </table:table-cell>
          <table:table-cell office:value-type="float" office:value="0.373189131412785" calcext:value-type="float">
            <text:p>0.373189131412785</text:p>
          </table:table-cell>
          <table:table-cell table:number-columns-repeated="101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1" calcext:value-type="float">
            <text:p>0.1</text:p>
          </table:table-cell>
          <table:table-cell office:value-type="float" office:value="166718" calcext:value-type="float">
            <text:p>166718</text:p>
          </table:table-cell>
          <table:table-cell office:value-type="float" office:value="208" calcext:value-type="float">
            <text:p>208</text:p>
          </table:table-cell>
          <table:table-cell office:value-type="float" office:value="13895929" calcext:value-type="float">
            <text:p>13895929</text:p>
          </table:table-cell>
          <table:table-cell office:value-type="float" office:value="0" calcext:value-type="float">
            <text:p>0</text:p>
          </table:table-cell>
          <table:table-cell office:value-type="float" office:value="0.00124761573435382" calcext:value-type="float">
            <text:p>0.001247615734354</text:p>
          </table:table-cell>
          <table:table-cell office:value-type="float" office:value="83349.9022301131" calcext:value-type="float">
            <text:p>83349.9022301131</text:p>
          </table:table-cell>
          <table:table-cell office:value-type="float" office:value="66807.3509615385" calcext:value-type="float">
            <text:p>66807.3509615385</text:p>
          </table:table-cell>
          <table:table-cell office:value-type="float" office:value="0.373092739503541" calcext:value-type="float">
            <text:p>0.373092739503541</text:p>
          </table:table-cell>
          <table:table-cell table:number-columns-repeated="101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1" calcext:value-type="float">
            <text:p>0.1</text:p>
          </table:table-cell>
          <table:table-cell office:value-type="float" office:value="166756" calcext:value-type="float">
            <text:p>166756</text:p>
          </table:table-cell>
          <table:table-cell office:value-type="float" office:value="208" calcext:value-type="float">
            <text:p>208</text:p>
          </table:table-cell>
          <table:table-cell office:value-type="float" office:value="13905829" calcext:value-type="float">
            <text:p>13905829</text:p>
          </table:table-cell>
          <table:table-cell office:value-type="float" office:value="0" calcext:value-type="float">
            <text:p>0</text:p>
          </table:table-cell>
          <table:table-cell office:value-type="float" office:value="0.00124733143035333" calcext:value-type="float">
            <text:p>0.001247331430353</text:p>
          </table:table-cell>
          <table:table-cell office:value-type="float" office:value="83390.276811629" calcext:value-type="float">
            <text:p>83390.276811629</text:p>
          </table:table-cell>
          <table:table-cell office:value-type="float" office:value="66854.9471153846" calcext:value-type="float">
            <text:p>66854.9471153846</text:p>
          </table:table-cell>
          <table:table-cell office:value-type="float" office:value="0.37301339735154" calcext:value-type="float">
            <text:p>0.37301339735154</text:p>
          </table:table-cell>
          <table:table-cell table:number-columns-repeated="101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1" calcext:value-type="float">
            <text:p>0.1</text:p>
          </table:table-cell>
          <table:table-cell office:value-type="float" office:value="166806" calcext:value-type="float">
            <text:p>166806</text:p>
          </table:table-cell>
          <table:table-cell office:value-type="float" office:value="208" calcext:value-type="float">
            <text:p>208</text:p>
          </table:table-cell>
          <table:table-cell office:value-type="float" office:value="13918965" calcext:value-type="float">
            <text:p>13918965</text:p>
          </table:table-cell>
          <table:table-cell office:value-type="float" office:value="0" calcext:value-type="float">
            <text:p>0</text:p>
          </table:table-cell>
          <table:table-cell office:value-type="float" office:value="0.00124695754349364" calcext:value-type="float">
            <text:p>0.001246957543494</text:p>
          </table:table-cell>
          <table:table-cell office:value-type="float" office:value="83444.0307902593" calcext:value-type="float">
            <text:p>83444.0307902593</text:p>
          </table:table-cell>
          <table:table-cell office:value-type="float" office:value="66918.1009615385" calcext:value-type="float">
            <text:p>66918.1009615385</text:p>
          </table:table-cell>
          <table:table-cell office:value-type="float" office:value="0.37290812240811" calcext:value-type="float">
            <text:p>0.37290812240811</text:p>
          </table:table-cell>
          <table:table-cell table:number-columns-repeated="101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1" calcext:value-type="float">
            <text:p>0.1</text:p>
          </table:table-cell>
          <table:table-cell office:value-type="float" office:value="166840" calcext:value-type="float">
            <text:p>166840</text:p>
          </table:table-cell>
          <table:table-cell office:value-type="float" office:value="208" calcext:value-type="float">
            <text:p>208</text:p>
          </table:table-cell>
          <table:table-cell office:value-type="float" office:value="13927977" calcext:value-type="float">
            <text:p>13927977</text:p>
          </table:table-cell>
          <table:table-cell office:value-type="float" office:value="0" calcext:value-type="float">
            <text:p>0</text:p>
          </table:table-cell>
          <table:table-cell office:value-type="float" office:value="0.00124670342843443" calcext:value-type="float">
            <text:p>0.001246703428434</text:p>
          </table:table-cell>
          <table:table-cell office:value-type="float" office:value="83481.0417166147" calcext:value-type="float">
            <text:p>83481.0417166147</text:p>
          </table:table-cell>
          <table:table-cell office:value-type="float" office:value="66961.4278846154" calcext:value-type="float">
            <text:p>66961.4278846154</text:p>
          </table:table-cell>
          <table:table-cell office:value-type="float" office:value="0.372835899350581" calcext:value-type="float">
            <text:p>0.372835899350581</text:p>
          </table:table-cell>
          <table:table-cell table:number-columns-repeated="101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1" calcext:value-type="float">
            <text:p>0.1</text:p>
          </table:table-cell>
          <table:table-cell office:value-type="float" office:value="166863" calcext:value-type="float">
            <text:p>166863</text:p>
          </table:table-cell>
          <table:table-cell office:value-type="float" office:value="208" calcext:value-type="float">
            <text:p>208</text:p>
          </table:table-cell>
          <table:table-cell office:value-type="float" office:value="13934214" calcext:value-type="float">
            <text:p>13934214</text:p>
          </table:table-cell>
          <table:table-cell office:value-type="float" office:value="0" calcext:value-type="float">
            <text:p>0</text:p>
          </table:table-cell>
          <table:table-cell office:value-type="float" office:value="0.00124653158579194" calcext:value-type="float">
            <text:p>0.001246531585792</text:p>
          </table:table-cell>
          <table:table-cell office:value-type="float" office:value="83506.9128566549" calcext:value-type="float">
            <text:p>83506.9128566549</text:p>
          </table:table-cell>
          <table:table-cell office:value-type="float" office:value="66991.4134615385" calcext:value-type="float">
            <text:p>66991.4134615385</text:p>
          </table:table-cell>
          <table:table-cell office:value-type="float" office:value="0.37278591742926" calcext:value-type="float">
            <text:p>0.37278591742926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5" calcext:value-type="float">
            <text:p>0.15</text:p>
          </table:table-cell>
          <table:table-cell office:value-type="float" office:value="96159" calcext:value-type="float">
            <text:p>96159</text:p>
          </table:table-cell>
          <table:table-cell office:value-type="float" office:value="164" calcext:value-type="float">
            <text:p>164</text:p>
          </table:table-cell>
          <table:table-cell office:value-type="float" office:value="5553081" calcext:value-type="float">
            <text:p>5553081</text:p>
          </table:table-cell>
          <table:table-cell office:value-type="float" office:value="0" calcext:value-type="float">
            <text:p>0</text:p>
          </table:table-cell>
          <table:table-cell office:value-type="float" office:value="0.00170550858473986" calcext:value-type="float">
            <text:p>0.00170550858474</text:p>
          </table:table-cell>
          <table:table-cell office:value-type="float" office:value="57748.9470564378" calcext:value-type="float">
            <text:p>57748.9470564378</text:p>
          </table:table-cell>
          <table:table-cell office:value-type="float" office:value="33860.25" calcext:value-type="float">
            <text:p>33860.25</text:p>
          </table:table-cell>
          <table:table-cell office:value-type="float" office:value="0.380064469928734" calcext:value-type="float">
            <text:p>0.380064469928734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5" calcext:value-type="float">
            <text:p>0.15</text:p>
          </table:table-cell>
          <table:table-cell office:value-type="float" office:value="102928" calcext:value-type="float">
            <text:p>102928</text:p>
          </table:table-cell>
          <table:table-cell office:value-type="float" office:value="172" calcext:value-type="float">
            <text:p>172</text:p>
          </table:table-cell>
          <table:table-cell office:value-type="float" office:value="6309449" calcext:value-type="float">
            <text:p>6309449</text:p>
          </table:table-cell>
          <table:table-cell office:value-type="float" office:value="0" calcext:value-type="float">
            <text:p>0</text:p>
          </table:table-cell>
          <table:table-cell office:value-type="float" office:value="0.00167107103995026" calcext:value-type="float">
            <text:p>0.00167107103995</text:p>
          </table:table-cell>
          <table:table-cell office:value-type="float" office:value="61299.6366392041" calcext:value-type="float">
            <text:p>61299.6366392041</text:p>
          </table:table-cell>
          <table:table-cell office:value-type="float" office:value="36682.8430232558" calcext:value-type="float">
            <text:p>36682.8430232558</text:p>
          </table:table-cell>
          <table:table-cell office:value-type="float" office:value="0.38490539806543" calcext:value-type="float">
            <text:p>0.38490539806543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5" calcext:value-type="float">
            <text:p>0.15</text:p>
          </table:table-cell>
          <table:table-cell office:value-type="float" office:value="108391" calcext:value-type="float">
            <text:p>108391</text:p>
          </table:table-cell>
          <table:table-cell office:value-type="float" office:value="177" calcext:value-type="float">
            <text:p>177</text:p>
          </table:table-cell>
          <table:table-cell office:value-type="float" office:value="6957764" calcext:value-type="float">
            <text:p>6957764</text:p>
          </table:table-cell>
          <table:table-cell office:value-type="float" office:value="0" calcext:value-type="float">
            <text:p>0</text:p>
          </table:table-cell>
          <table:table-cell office:value-type="float" office:value="0.00163297690767684" calcext:value-type="float">
            <text:p>0.001632976907677</text:p>
          </table:table-cell>
          <table:table-cell office:value-type="float" office:value="64191.3442998035" calcext:value-type="float">
            <text:p>64191.3442998035</text:p>
          </table:table-cell>
          <table:table-cell office:value-type="float" office:value="39309.4011299435" calcext:value-type="float">
            <text:p>39309.4011299435</text:p>
          </table:table-cell>
          <table:table-cell office:value-type="float" office:value="0.386518012817475" calcext:value-type="float">
            <text:p>0.386518012817475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5" calcext:value-type="float">
            <text:p>0.15</text:p>
          </table:table-cell>
          <table:table-cell office:value-type="float" office:value="112811" calcext:value-type="float">
            <text:p>112811</text:p>
          </table:table-cell>
          <table:table-cell office:value-type="float" office:value="181" calcext:value-type="float">
            <text:p>181</text:p>
          </table:table-cell>
          <table:table-cell office:value-type="float" office:value="7526909" calcext:value-type="float">
            <text:p>7526909</text:p>
          </table:table-cell>
          <table:table-cell office:value-type="float" office:value="0" calcext:value-type="float">
            <text:p>0</text:p>
          </table:table-cell>
          <table:table-cell office:value-type="float" office:value="0.00160445346641728" calcext:value-type="float">
            <text:p>0.001604453466417</text:p>
          </table:table-cell>
          <table:table-cell office:value-type="float" office:value="66721.4101461737" calcext:value-type="float">
            <text:p>66721.4101461737</text:p>
          </table:table-cell>
          <table:table-cell office:value-type="float" office:value="41585.1325966851" calcext:value-type="float">
            <text:p>41585.1325966851</text:p>
          </table:table-cell>
          <table:table-cell office:value-type="float" office:value="0.38740513655139" calcext:value-type="float">
            <text:p>0.38740513655139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5" calcext:value-type="float">
            <text:p>0.15</text:p>
          </table:table-cell>
          <table:table-cell office:value-type="float" office:value="116497" calcext:value-type="float">
            <text:p>116497</text:p>
          </table:table-cell>
          <table:table-cell office:value-type="float" office:value="183" calcext:value-type="float">
            <text:p>183</text:p>
          </table:table-cell>
          <table:table-cell office:value-type="float" office:value="8029034" calcext:value-type="float">
            <text:p>8029034</text:p>
          </table:table-cell>
          <table:table-cell office:value-type="float" office:value="0" calcext:value-type="float">
            <text:p>0</text:p>
          </table:table-cell>
          <table:table-cell office:value-type="float" office:value="0.00157085590186872" calcext:value-type="float">
            <text:p>0.001570855901869</text:p>
          </table:table-cell>
          <table:table-cell office:value-type="float" office:value="68920.5215584951" calcext:value-type="float">
            <text:p>68920.5215584951</text:p>
          </table:table-cell>
          <table:table-cell office:value-type="float" office:value="43874.5027322404" calcext:value-type="float">
            <text:p>43874.5027322404</text:p>
          </table:table-cell>
          <table:table-cell office:value-type="float" office:value="0.386098610496389" calcext:value-type="float">
            <text:p>0.386098610496389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.15</text:p>
          </table:table-cell>
          <table:table-cell office:value-type="float" office:value="119518" calcext:value-type="float">
            <text:p>119518</text:p>
          </table:table-cell>
          <table:table-cell office:value-type="float" office:value="187" calcext:value-type="float">
            <text:p>187</text:p>
          </table:table-cell>
          <table:table-cell office:value-type="float" office:value="8455059" calcext:value-type="float">
            <text:p>8455059</text:p>
          </table:table-cell>
          <table:table-cell office:value-type="float" office:value="0" calcext:value-type="float">
            <text:p>0</text:p>
          </table:table-cell>
          <table:table-cell office:value-type="float" office:value="0.00156461788182533" calcext:value-type="float">
            <text:p>0.001564617881825</text:p>
          </table:table-cell>
          <table:table-cell office:value-type="float" office:value="70742.9759534129" calcext:value-type="float">
            <text:p>70742.9759534129</text:p>
          </table:table-cell>
          <table:table-cell office:value-type="float" office:value="45214.2192513369" calcext:value-type="float">
            <text:p>45214.2192513369</text:p>
          </table:table-cell>
          <table:table-cell office:value-type="float" office:value="0.388141836940913" calcext:value-type="float">
            <text:p>0.388141836940913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5" calcext:value-type="float">
            <text:p>0.15</text:p>
          </table:table-cell>
          <table:table-cell office:value-type="float" office:value="122047" calcext:value-type="float">
            <text:p>122047</text:p>
          </table:table-cell>
          <table:table-cell office:value-type="float" office:value="188" calcext:value-type="float">
            <text:p>188</text:p>
          </table:table-cell>
          <table:table-cell office:value-type="float" office:value="8836021" calcext:value-type="float">
            <text:p>8836021</text:p>
          </table:table-cell>
          <table:table-cell office:value-type="float" office:value="0" calcext:value-type="float">
            <text:p>0</text:p>
          </table:table-cell>
          <table:table-cell office:value-type="float" office:value="0.00154039017755455" calcext:value-type="float">
            <text:p>0.001540390177555</text:p>
          </table:table-cell>
          <table:table-cell office:value-type="float" office:value="72398.510409924" calcext:value-type="float">
            <text:p>72398.510409924</text:p>
          </table:table-cell>
          <table:table-cell office:value-type="float" office:value="47000.1117021277" calcext:value-type="float">
            <text:p>47000.1117021277</text:p>
          </table:table-cell>
          <table:table-cell office:value-type="float" office:value="0.386445663452414" calcext:value-type="float">
            <text:p>0.386445663452414</text:p>
          </table:table-cell>
          <table:table-cell table:number-columns-repeated="101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5" calcext:value-type="float">
            <text:p>0.15</text:p>
          </table:table-cell>
          <table:table-cell office:value-type="float" office:value="124255" calcext:value-type="float">
            <text:p>124255</text:p>
          </table:table-cell>
          <table:table-cell office:value-type="float" office:value="189" calcext:value-type="float">
            <text:p>189</text:p>
          </table:table-cell>
          <table:table-cell office:value-type="float" office:value="9184402" calcext:value-type="float">
            <text:p>9184402</text:p>
          </table:table-cell>
          <table:table-cell office:value-type="float" office:value="0" calcext:value-type="float">
            <text:p>0</text:p>
          </table:table-cell>
          <table:table-cell office:value-type="float" office:value="0.00152106555068207" calcext:value-type="float">
            <text:p>0.001521065550682</text:p>
          </table:table-cell>
          <table:table-cell office:value-type="float" office:value="73915.7538932035" calcext:value-type="float">
            <text:p>73915.7538932035</text:p>
          </table:table-cell>
          <table:table-cell office:value-type="float" office:value="48594.7195767196" calcext:value-type="float">
            <text:p>48594.7195767196</text:p>
          </table:table-cell>
          <table:table-cell office:value-type="float" office:value="0.385012589502614" calcext:value-type="float">
            <text:p>0.385012589502614</text:p>
          </table:table-cell>
          <table:table-cell table:number-columns-repeated="101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5" calcext:value-type="float">
            <text:p>0.15</text:p>
          </table:table-cell>
          <table:table-cell office:value-type="float" office:value="126128" calcext:value-type="float">
            <text:p>126128</text:p>
          </table:table-cell>
          <table:table-cell office:value-type="float" office:value="193" calcext:value-type="float">
            <text:p>193</text:p>
          </table:table-cell>
          <table:table-cell office:value-type="float" office:value="9497884" calcext:value-type="float">
            <text:p>9497884</text:p>
          </table:table-cell>
          <table:table-cell office:value-type="float" office:value="0" calcext:value-type="float">
            <text:p>0</text:p>
          </table:table-cell>
          <table:table-cell office:value-type="float" office:value="0.00153019155143981" calcext:value-type="float">
            <text:p>0.00153019155144</text:p>
          </table:table-cell>
          <table:table-cell office:value-type="float" office:value="75303.5329189395" calcext:value-type="float">
            <text:p>75303.5329189395</text:p>
          </table:table-cell>
          <table:table-cell office:value-type="float" office:value="49211.8341968912" calcext:value-type="float">
            <text:p>49211.8341968912</text:p>
          </table:table-cell>
          <table:table-cell office:value-type="float" office:value="0.387963841957538" calcext:value-type="float">
            <text:p>0.387963841957538</text:p>
          </table:table-cell>
          <table:table-cell table:number-columns-repeated="101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5" calcext:value-type="float">
            <text:p>0.15</text:p>
          </table:table-cell>
          <table:table-cell office:value-type="float" office:value="127623" calcext:value-type="float">
            <text:p>127623</text:p>
          </table:table-cell>
          <table:table-cell office:value-type="float" office:value="194" calcext:value-type="float">
            <text:p>194</text:p>
          </table:table-cell>
          <table:table-cell office:value-type="float" office:value="9752072" calcext:value-type="float">
            <text:p>9752072</text:p>
          </table:table-cell>
          <table:table-cell office:value-type="float" office:value="0" calcext:value-type="float">
            <text:p>0</text:p>
          </table:table-cell>
          <table:table-cell office:value-type="float" office:value="0.00152010217594007" calcext:value-type="float">
            <text:p>0.00152010217594</text:p>
          </table:table-cell>
          <table:table-cell office:value-type="float" office:value="76413.1230264137" calcext:value-type="float">
            <text:p>76413.1230264137</text:p>
          </table:table-cell>
          <table:table-cell office:value-type="float" office:value="50268.412371134" calcext:value-type="float">
            <text:p>50268.412371134</text:p>
          </table:table-cell>
          <table:table-cell office:value-type="float" office:value="0.387288929633425" calcext:value-type="float">
            <text:p>0.387288929633425</text:p>
          </table:table-cell>
          <table:table-cell table:number-columns-repeated="10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28908" calcext:value-type="float">
            <text:p>128908</text:p>
          </table:table-cell>
          <table:table-cell office:value-type="float" office:value="195" calcext:value-type="float">
            <text:p>195</text:p>
          </table:table-cell>
          <table:table-cell office:value-type="float" office:value="9978621" calcext:value-type="float">
            <text:p>9978621</text:p>
          </table:table-cell>
          <table:table-cell office:value-type="float" office:value="0" calcext:value-type="float">
            <text:p>0</text:p>
          </table:table-cell>
          <table:table-cell office:value-type="float" office:value="0.00151270673658733" calcext:value-type="float">
            <text:p>0.001512706736587</text:p>
          </table:table-cell>
          <table:table-cell office:value-type="float" office:value="77408.857479753" calcext:value-type="float">
            <text:p>77408.857479753</text:p>
          </table:table-cell>
          <table:table-cell office:value-type="float" office:value="51172.4153846154" calcext:value-type="float">
            <text:p>51172.4153846154</text:p>
          </table:table-cell>
          <table:table-cell office:value-type="float" office:value="0.386836476277384" calcext:value-type="float">
            <text:p>0.386836476277384</text:p>
          </table:table-cell>
          <table:table-cell table:number-columns-repeated="101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5" calcext:value-type="float">
            <text:p>0.15</text:p>
          </table:table-cell>
          <table:table-cell office:value-type="float" office:value="130065" calcext:value-type="float">
            <text:p>130065</text:p>
          </table:table-cell>
          <table:table-cell office:value-type="float" office:value="196" calcext:value-type="float">
            <text:p>196</text:p>
          </table:table-cell>
          <table:table-cell office:value-type="float" office:value="10188590" calcext:value-type="float">
            <text:p>10188590</text:p>
          </table:table-cell>
          <table:table-cell office:value-type="float" office:value="0" calcext:value-type="float">
            <text:p>0</text:p>
          </table:table-cell>
          <table:table-cell office:value-type="float" office:value="0.00150693883827317" calcext:value-type="float">
            <text:p>0.001506938838273</text:p>
          </table:table-cell>
          <table:table-cell office:value-type="float" office:value="78334.6019298043" calcext:value-type="float">
            <text:p>78334.6019298043</text:p>
          </table:table-cell>
          <table:table-cell office:value-type="float" office:value="51982.6020408163" calcext:value-type="float">
            <text:p>51982.6020408163</text:p>
          </table:table-cell>
          <table:table-cell office:value-type="float" office:value="0.386517476691864" calcext:value-type="float">
            <text:p>0.386517476691864</text:p>
          </table:table-cell>
          <table:table-cell table:number-columns-repeated="101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5" calcext:value-type="float">
            <text:p>0.15</text:p>
          </table:table-cell>
          <table:table-cell office:value-type="float" office:value="130984" calcext:value-type="float">
            <text:p>130984</text:p>
          </table:table-cell>
          <table:table-cell office:value-type="float" office:value="196" calcext:value-type="float">
            <text:p>196</text:p>
          </table:table-cell>
          <table:table-cell office:value-type="float" office:value="10361998" calcext:value-type="float">
            <text:p>10361998</text:p>
          </table:table-cell>
          <table:table-cell office:value-type="float" office:value="0" calcext:value-type="float">
            <text:p>0</text:p>
          </table:table-cell>
          <table:table-cell office:value-type="float" office:value="0.00149636596836255" calcext:value-type="float">
            <text:p>0.001496365968363</text:p>
          </table:table-cell>
          <table:table-cell office:value-type="float" office:value="79108.8835277591" calcext:value-type="float">
            <text:p>79108.8835277591</text:p>
          </table:table-cell>
          <table:table-cell office:value-type="float" office:value="52867.3367346939" calcext:value-type="float">
            <text:p>52867.3367346939</text:p>
          </table:table-cell>
          <table:table-cell office:value-type="float" office:value="0.385124926256909" calcext:value-type="float">
            <text:p>0.385124926256909</text:p>
          </table:table-cell>
          <table:table-cell table:number-columns-repeated="101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5" calcext:value-type="float">
            <text:p>0.15</text:p>
          </table:table-cell>
          <table:table-cell office:value-type="float" office:value="131837" calcext:value-type="float">
            <text:p>131837</text:p>
          </table:table-cell>
          <table:table-cell office:value-type="float" office:value="197" calcext:value-type="float">
            <text:p>197</text:p>
          </table:table-cell>
          <table:table-cell office:value-type="float" office:value="10527379" calcext:value-type="float">
            <text:p>10527379</text:p>
          </table:table-cell>
          <table:table-cell office:value-type="float" office:value="0" calcext:value-type="float">
            <text:p>0</text:p>
          </table:table-cell>
          <table:table-cell office:value-type="float" office:value="0.00149426943877667" calcext:value-type="float">
            <text:p>0.001494269438777</text:p>
          </table:table-cell>
          <table:table-cell office:value-type="float" office:value="79851.4756858849" calcext:value-type="float">
            <text:p>79851.4756858849</text:p>
          </table:table-cell>
          <table:table-cell office:value-type="float" office:value="53438.4720812183" calcext:value-type="float">
            <text:p>53438.4720812183</text:p>
          </table:table-cell>
          <table:table-cell office:value-type="float" office:value="0.385164466355752" calcext:value-type="float">
            <text:p>0.385164466355752</text:p>
          </table:table-cell>
          <table:table-cell table:number-columns-repeated="101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5" calcext:value-type="float">
            <text:p>0.15</text:p>
          </table:table-cell>
          <table:table-cell office:value-type="float" office:value="132542" calcext:value-type="float">
            <text:p>132542</text:p>
          </table:table-cell>
          <table:table-cell office:value-type="float" office:value="197" calcext:value-type="float">
            <text:p>197</text:p>
          </table:table-cell>
          <table:table-cell office:value-type="float" office:value="10666810" calcext:value-type="float">
            <text:p>10666810</text:p>
          </table:table-cell>
          <table:table-cell office:value-type="float" office:value="0" calcext:value-type="float">
            <text:p>0</text:p>
          </table:table-cell>
          <table:table-cell office:value-type="float" office:value="0.00148632131701649" calcext:value-type="float">
            <text:p>0.001486321317017</text:p>
          </table:table-cell>
          <table:table-cell office:value-type="float" office:value="80478.7161805315" calcext:value-type="float">
            <text:p>80478.7161805315</text:p>
          </table:table-cell>
          <table:table-cell office:value-type="float" office:value="54146.2436548223" calcext:value-type="float">
            <text:p>54146.2436548223</text:p>
          </table:table-cell>
          <table:table-cell office:value-type="float" office:value="0.384045044294872" calcext:value-type="float">
            <text:p>0.384045044294872</text:p>
          </table:table-cell>
          <table:table-cell table:number-columns-repeated="10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5" calcext:value-type="float">
            <text:p>0.15</text:p>
          </table:table-cell>
          <table:table-cell office:value-type="float" office:value="133142" calcext:value-type="float">
            <text:p>133142</text:p>
          </table:table-cell>
          <table:table-cell office:value-type="float" office:value="197" calcext:value-type="float">
            <text:p>197</text:p>
          </table:table-cell>
          <table:table-cell office:value-type="float" office:value="10787778" calcext:value-type="float">
            <text:p>10787778</text:p>
          </table:table-cell>
          <table:table-cell office:value-type="float" office:value="0" calcext:value-type="float">
            <text:p>0</text:p>
          </table:table-cell>
          <table:table-cell office:value-type="float" office:value="0.00147962325937721" calcext:value-type="float">
            <text:p>0.001479623259377</text:p>
          </table:table-cell>
          <table:table-cell office:value-type="float" office:value="81024.6053086179" calcext:value-type="float">
            <text:p>81024.6053086179</text:p>
          </table:table-cell>
          <table:table-cell office:value-type="float" office:value="54760.2944162437" calcext:value-type="float">
            <text:p>54760.2944162437</text:p>
          </table:table-cell>
          <table:table-cell office:value-type="float" office:value="0.383073951266052" calcext:value-type="float">
            <text:p>0.383073951266052</text:p>
          </table:table-cell>
          <table:table-cell table:number-columns-repeated="101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15" calcext:value-type="float">
            <text:p>0.15</text:p>
          </table:table-cell>
          <table:table-cell office:value-type="float" office:value="133671" calcext:value-type="float">
            <text:p>133671</text:p>
          </table:table-cell>
          <table:table-cell office:value-type="float" office:value="198" calcext:value-type="float">
            <text:p>198</text:p>
          </table:table-cell>
          <table:table-cell office:value-type="float" office:value="10896762" calcext:value-type="float">
            <text:p>10896762</text:p>
          </table:table-cell>
          <table:table-cell office:value-type="float" office:value="0" calcext:value-type="float">
            <text:p>0</text:p>
          </table:table-cell>
          <table:table-cell office:value-type="float" office:value="0.0014812487375721" calcext:value-type="float">
            <text:p>0.001481248737572</text:p>
          </table:table-cell>
          <table:table-cell office:value-type="float" office:value="81519.2674551698" calcext:value-type="float">
            <text:p>81519.2674551698</text:p>
          </table:table-cell>
          <table:table-cell office:value-type="float" office:value="55034.1515151515" calcext:value-type="float">
            <text:p>55034.1515151515</text:p>
          </table:table-cell>
          <table:table-cell office:value-type="float" office:value="0.383566528368786" calcext:value-type="float">
            <text:p>0.383566528368786</text:p>
          </table:table-cell>
          <table:table-cell table:number-columns-repeated="101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5" calcext:value-type="float">
            <text:p>0.15</text:p>
          </table:table-cell>
          <table:table-cell office:value-type="float" office:value="134138" calcext:value-type="float">
            <text:p>134138</text:p>
          </table:table-cell>
          <table:table-cell office:value-type="float" office:value="199" calcext:value-type="float">
            <text:p>199</text:p>
          </table:table-cell>
          <table:table-cell office:value-type="float" office:value="10998170" calcext:value-type="float">
            <text:p>10998170</text:p>
          </table:table-cell>
          <table:table-cell office:value-type="float" office:value="0" calcext:value-type="float">
            <text:p>0</text:p>
          </table:table-cell>
          <table:table-cell office:value-type="float" office:value="0.00148354679509162" calcext:value-type="float">
            <text:p>0.001483546795092</text:p>
          </table:table-cell>
          <table:table-cell office:value-type="float" office:value="81991.4565596624" calcext:value-type="float">
            <text:p>81991.4565596624</text:p>
          </table:table-cell>
          <table:table-cell office:value-type="float" office:value="55267.1859296482" calcext:value-type="float">
            <text:p>55267.1859296482</text:p>
          </table:table-cell>
          <table:table-cell office:value-type="float" office:value="0.384120049761182" calcext:value-type="float">
            <text:p>0.384120049761182</text:p>
          </table:table-cell>
          <table:table-cell table:number-columns-repeated="101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5" calcext:value-type="float">
            <text:p>0.15</text:p>
          </table:table-cell>
          <table:table-cell office:value-type="float" office:value="134509" calcext:value-type="float">
            <text:p>134509</text:p>
          </table:table-cell>
          <table:table-cell office:value-type="float" office:value="199" calcext:value-type="float">
            <text:p>199</text:p>
          </table:table-cell>
          <table:table-cell office:value-type="float" office:value="11080250" calcext:value-type="float">
            <text:p>11080250</text:p>
          </table:table-cell>
          <table:table-cell office:value-type="float" office:value="0" calcext:value-type="float">
            <text:p>0</text:p>
          </table:table-cell>
          <table:table-cell office:value-type="float" office:value="0.00147945490636314" calcext:value-type="float">
            <text:p>0.001479454906363</text:p>
          </table:table-cell>
          <table:table-cell office:value-type="float" office:value="82375.5287750262" calcext:value-type="float">
            <text:p>82375.5287750262</text:p>
          </table:table-cell>
          <table:table-cell office:value-type="float" office:value="55679.648241206" calcext:value-type="float">
            <text:p>55679.648241206</text:p>
          </table:table-cell>
          <table:table-cell office:value-type="float" office:value="0.383461363816818" calcext:value-type="float">
            <text:p>0.383461363816818</text:p>
          </table:table-cell>
          <table:table-cell table:number-columns-repeated="101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5" calcext:value-type="float">
            <text:p>0.15</text:p>
          </table:table-cell>
          <table:table-cell office:value-type="float" office:value="134821" calcext:value-type="float">
            <text:p>134821</text:p>
          </table:table-cell>
          <table:table-cell office:value-type="float" office:value="199" calcext:value-type="float">
            <text:p>199</text:p>
          </table:table-cell>
          <table:table-cell office:value-type="float" office:value="11150965" calcext:value-type="float">
            <text:p>11150965</text:p>
          </table:table-cell>
          <table:table-cell office:value-type="float" office:value="0" calcext:value-type="float">
            <text:p>0</text:p>
          </table:table-cell>
          <table:table-cell office:value-type="float" office:value="0.00147603118208588" calcext:value-type="float">
            <text:p>0.001476031182086</text:p>
          </table:table-cell>
          <table:table-cell office:value-type="float" office:value="82709.4072881821" calcext:value-type="float">
            <text:p>82709.4072881821</text:p>
          </table:table-cell>
          <table:table-cell office:value-type="float" office:value="56035" calcext:value-type="float">
            <text:p>56035</text:p>
          </table:table-cell>
          <table:table-cell office:value-type="float" office:value="0.382893931954679" calcext:value-type="float">
            <text:p>0.382893931954679</text:p>
          </table:table-cell>
          <table:table-cell table:number-columns-repeated="101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5" calcext:value-type="float">
            <text:p>0.15</text:p>
          </table:table-cell>
          <table:table-cell office:value-type="float" office:value="135097" calcext:value-type="float">
            <text:p>135097</text:p>
          </table:table-cell>
          <table:table-cell office:value-type="float" office:value="199" calcext:value-type="float">
            <text:p>199</text:p>
          </table:table-cell>
          <table:table-cell office:value-type="float" office:value="11214701" calcext:value-type="float">
            <text:p>11214701</text:p>
          </table:table-cell>
          <table:table-cell office:value-type="float" office:value="0" calcext:value-type="float">
            <text:p>0</text:p>
          </table:table-cell>
          <table:table-cell office:value-type="float" office:value="0.00147301568502631" calcext:value-type="float">
            <text:p>0.001473015685026</text:p>
          </table:table-cell>
          <table:table-cell office:value-type="float" office:value="83012.2134466346" calcext:value-type="float">
            <text:p>83012.2134466346</text:p>
          </table:table-cell>
          <table:table-cell office:value-type="float" office:value="56355.2814070352" calcext:value-type="float">
            <text:p>56355.2814070352</text:p>
          </table:table-cell>
          <table:table-cell office:value-type="float" office:value="0.38238253620615" calcext:value-type="float">
            <text:p>0.38238253620615</text:p>
          </table:table-cell>
          <table:table-cell table:number-columns-repeated="101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15" calcext:value-type="float">
            <text:p>0.15</text:p>
          </table:table-cell>
          <table:table-cell office:value-type="float" office:value="135372" calcext:value-type="float">
            <text:p>135372</text:p>
          </table:table-cell>
          <table:table-cell office:value-type="float" office:value="199" calcext:value-type="float">
            <text:p>199</text:p>
          </table:table-cell>
          <table:table-cell office:value-type="float" office:value="11279167" calcext:value-type="float">
            <text:p>11279167</text:p>
          </table:table-cell>
          <table:table-cell office:value-type="float" office:value="0" calcext:value-type="float">
            <text:p>0</text:p>
          </table:table-cell>
          <table:table-cell office:value-type="float" office:value="0.00147002334308424" calcext:value-type="float">
            <text:p>0.001470023343084</text:p>
          </table:table-cell>
          <table:table-cell office:value-type="float" office:value="83319.7928670626" calcext:value-type="float">
            <text:p>83319.7928670626</text:p>
          </table:table-cell>
          <table:table-cell office:value-type="float" office:value="56679.2311557789" calcext:value-type="float">
            <text:p>56679.2311557789</text:p>
          </table:table-cell>
          <table:table-cell office:value-type="float" office:value="0.381865312035178" calcext:value-type="float">
            <text:p>0.381865312035178</text:p>
          </table:table-cell>
          <table:table-cell table:number-columns-repeated="101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15" calcext:value-type="float">
            <text:p>0.15</text:p>
          </table:table-cell>
          <table:table-cell office:value-type="float" office:value="135599" calcext:value-type="float">
            <text:p>135599</text:p>
          </table:table-cell>
          <table:table-cell office:value-type="float" office:value="199" calcext:value-type="float">
            <text:p>199</text:p>
          </table:table-cell>
          <table:table-cell office:value-type="float" office:value="11333052" calcext:value-type="float">
            <text:p>11333052</text:p>
          </table:table-cell>
          <table:table-cell office:value-type="float" office:value="0" calcext:value-type="float">
            <text:p>0</text:p>
          </table:table-cell>
          <table:table-cell office:value-type="float" office:value="0.00146756244515078" calcext:value-type="float">
            <text:p>0.001467562445151</text:p>
          </table:table-cell>
          <table:table-cell office:value-type="float" office:value="83577.696000708" calcext:value-type="float">
            <text:p>83577.696000708</text:p>
          </table:table-cell>
          <table:table-cell office:value-type="float" office:value="56950.0100502513" calcext:value-type="float">
            <text:p>56950.0100502513</text:p>
          </table:table-cell>
          <table:table-cell office:value-type="float" office:value="0.381433001586212" calcext:value-type="float">
            <text:p>0.381433001586212</text:p>
          </table:table-cell>
          <table:table-cell table:number-columns-repeated="101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15" calcext:value-type="float">
            <text:p>0.15</text:p>
          </table:table-cell>
          <table:table-cell office:value-type="float" office:value="135754" calcext:value-type="float">
            <text:p>135754</text:p>
          </table:table-cell>
          <table:table-cell office:value-type="float" office:value="199" calcext:value-type="float">
            <text:p>199</text:p>
          </table:table-cell>
          <table:table-cell office:value-type="float" office:value="11370779" calcext:value-type="float">
            <text:p>11370779</text:p>
          </table:table-cell>
          <table:table-cell office:value-type="float" office:value="0" calcext:value-type="float">
            <text:p>0</text:p>
          </table:table-cell>
          <table:table-cell office:value-type="float" office:value="0.00146588682469762" calcext:value-type="float">
            <text:p>0.001465886824698</text:p>
          </table:table-cell>
          <table:table-cell office:value-type="float" office:value="83760.1764957202" calcext:value-type="float">
            <text:p>83760.1764957202</text:p>
          </table:table-cell>
          <table:table-cell office:value-type="float" office:value="57139.5929648241" calcext:value-type="float">
            <text:p>57139.5929648241</text:p>
          </table:table-cell>
          <table:table-cell office:value-type="float" office:value="0.381130347775985" calcext:value-type="float">
            <text:p>0.381130347775985</text:p>
          </table:table-cell>
          <table:table-cell table:number-columns-repeated="101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15" calcext:value-type="float">
            <text:p>0.15</text:p>
          </table:table-cell>
          <table:table-cell office:value-type="float" office:value="135903" calcext:value-type="float">
            <text:p>135903</text:p>
          </table:table-cell>
          <table:table-cell office:value-type="float" office:value="199" calcext:value-type="float">
            <text:p>199</text:p>
          </table:table-cell>
          <table:table-cell office:value-type="float" office:value="11407805" calcext:value-type="float">
            <text:p>11407805</text:p>
          </table:table-cell>
          <table:table-cell office:value-type="float" office:value="0" calcext:value-type="float">
            <text:p>0</text:p>
          </table:table-cell>
          <table:table-cell office:value-type="float" office:value="0.00146427967005879" calcext:value-type="float">
            <text:p>0.001464279670059</text:p>
          </table:table-cell>
          <table:table-cell office:value-type="float" office:value="83940.7886507288" calcext:value-type="float">
            <text:p>83940.7886507288</text:p>
          </table:table-cell>
          <table:table-cell office:value-type="float" office:value="57325.6532663317" calcext:value-type="float">
            <text:p>57325.6532663317</text:p>
          </table:table-cell>
          <table:table-cell office:value-type="float" office:value="0.380833336198666" calcext:value-type="float">
            <text:p>0.380833336198666</text:p>
          </table:table-cell>
          <table:table-cell table:number-columns-repeated="101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5" calcext:value-type="float">
            <text:p>0.15</text:p>
          </table:table-cell>
          <table:table-cell office:value-type="float" office:value="135989" calcext:value-type="float">
            <text:p>135989</text:p>
          </table:table-cell>
          <table:table-cell office:value-type="float" office:value="199" calcext:value-type="float">
            <text:p>199</text:p>
          </table:table-cell>
          <table:table-cell office:value-type="float" office:value="11429970" calcext:value-type="float">
            <text:p>11429970</text:p>
          </table:table-cell>
          <table:table-cell office:value-type="float" office:value="0" calcext:value-type="float">
            <text:p>0</text:p>
          </table:table-cell>
          <table:table-cell office:value-type="float" office:value="0.00146335365360434" calcext:value-type="float">
            <text:p>0.001463353653604</text:p>
          </table:table-cell>
          <table:table-cell office:value-type="float" office:value="84050.6952768239" calcext:value-type="float">
            <text:p>84050.6952768239</text:p>
          </table:table-cell>
          <table:table-cell office:value-type="float" office:value="57437.0351758794" calcext:value-type="float">
            <text:p>57437.0351758794</text:p>
          </table:table-cell>
          <table:table-cell office:value-type="float" office:value="0.380655553190439" calcext:value-type="float">
            <text:p>0.380655553190439</text:p>
          </table:table-cell>
          <table:table-cell table:number-columns-repeated="101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15" calcext:value-type="float">
            <text:p>0.15</text:p>
          </table:table-cell>
          <table:table-cell office:value-type="float" office:value="136081" calcext:value-type="float">
            <text:p>136081</text:p>
          </table:table-cell>
          <table:table-cell office:value-type="float" office:value="199" calcext:value-type="float">
            <text:p>199</text:p>
          </table:table-cell>
          <table:table-cell office:value-type="float" office:value="11454091" calcext:value-type="float">
            <text:p>11454091</text:p>
          </table:table-cell>
          <table:table-cell office:value-type="float" office:value="0" calcext:value-type="float">
            <text:p>0</text:p>
          </table:table-cell>
          <table:table-cell office:value-type="float" office:value="0.0014623643271287" calcext:value-type="float">
            <text:p>0.001462364327129</text:p>
          </table:table-cell>
          <table:table-cell office:value-type="float" office:value="84171.1260205319" calcext:value-type="float">
            <text:p>84171.1260205319</text:p>
          </table:table-cell>
          <table:table-cell office:value-type="float" office:value="57558.2462311558" calcext:value-type="float">
            <text:p>57558.2462311558</text:p>
          </table:table-cell>
          <table:table-cell office:value-type="float" office:value="0.380462090527201" calcext:value-type="float">
            <text:p>0.380462090527201</text:p>
          </table:table-cell>
          <table:table-cell table:number-columns-repeated="101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15" calcext:value-type="float">
            <text:p>0.15</text:p>
          </table:table-cell>
          <table:table-cell office:value-type="float" office:value="136130" calcext:value-type="float">
            <text:p>136130</text:p>
          </table:table-cell>
          <table:table-cell office:value-type="float" office:value="199" calcext:value-type="float">
            <text:p>199</text:p>
          </table:table-cell>
          <table:table-cell office:value-type="float" office:value="11467216" calcext:value-type="float">
            <text:p>11467216</text:p>
          </table:table-cell>
          <table:table-cell office:value-type="float" office:value="0" calcext:value-type="float">
            <text:p>0</text:p>
          </table:table-cell>
          <table:table-cell office:value-type="float" office:value="0.00146183794901932" calcext:value-type="float">
            <text:p>0.001461837949019</text:p>
          </table:table-cell>
          <table:table-cell office:value-type="float" office:value="84237.243811063" calcext:value-type="float">
            <text:p>84237.243811063</text:p>
          </table:table-cell>
          <table:table-cell office:value-type="float" office:value="57624.2010050251" calcext:value-type="float">
            <text:p>57624.2010050251</text:p>
          </table:table-cell>
          <table:table-cell office:value-type="float" office:value="0.380356827338146" calcext:value-type="float">
            <text:p>0.380356827338146</text:p>
          </table:table-cell>
          <table:table-cell table:number-columns-repeated="101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15" calcext:value-type="float">
            <text:p>0.15</text:p>
          </table:table-cell>
          <table:table-cell office:value-type="float" office:value="136189" calcext:value-type="float">
            <text:p>136189</text:p>
          </table:table-cell>
          <table:table-cell office:value-type="float" office:value="199" calcext:value-type="float">
            <text:p>199</text:p>
          </table:table-cell>
          <table:table-cell office:value-type="float" office:value="11482933" calcext:value-type="float">
            <text:p>11482933</text:p>
          </table:table-cell>
          <table:table-cell office:value-type="float" office:value="0" calcext:value-type="float">
            <text:p>0</text:p>
          </table:table-cell>
          <table:table-cell office:value-type="float" office:value="0.00146120464942103" calcext:value-type="float">
            <text:p>0.001461204649421</text:p>
          </table:table-cell>
          <table:table-cell office:value-type="float" office:value="84316.156224071" calcext:value-type="float">
            <text:p>84316.156224071</text:p>
          </table:table-cell>
          <table:table-cell office:value-type="float" office:value="57703.1809045226" calcext:value-type="float">
            <text:p>57703.1809045226</text:p>
          </table:table-cell>
          <table:table-cell office:value-type="float" office:value="0.380230774688347" calcext:value-type="float">
            <text:p>0.380230774688347</text:p>
          </table:table-cell>
          <table:table-cell table:number-columns-repeated="101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15" calcext:value-type="float">
            <text:p>0.15</text:p>
          </table:table-cell>
          <table:table-cell office:value-type="float" office:value="136235" calcext:value-type="float">
            <text:p>136235</text:p>
          </table:table-cell>
          <table:table-cell office:value-type="float" office:value="199" calcext:value-type="float">
            <text:p>199</text:p>
          </table:table-cell>
          <table:table-cell office:value-type="float" office:value="11495524" calcext:value-type="float">
            <text:p>11495524</text:p>
          </table:table-cell>
          <table:table-cell office:value-type="float" office:value="0" calcext:value-type="float">
            <text:p>0</text:p>
          </table:table-cell>
          <table:table-cell office:value-type="float" office:value="0.00146071127096561" calcext:value-type="float">
            <text:p>0.001460711270966</text:p>
          </table:table-cell>
          <table:table-cell office:value-type="float" office:value="84380.1079017873" calcext:value-type="float">
            <text:p>84380.1079017873</text:p>
          </table:table-cell>
          <table:table-cell office:value-type="float" office:value="57766.4522613065" calcext:value-type="float">
            <text:p>57766.4522613065</text:p>
          </table:table-cell>
          <table:table-cell office:value-type="float" office:value="0.380129799999119" calcext:value-type="float">
            <text:p>0.380129799999119</text:p>
          </table:table-cell>
          <table:table-cell table:number-columns-repeated="101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15" calcext:value-type="float">
            <text:p>0.15</text:p>
          </table:table-cell>
          <table:table-cell office:value-type="float" office:value="136263" calcext:value-type="float">
            <text:p>136263</text:p>
          </table:table-cell>
          <table:table-cell office:value-type="float" office:value="199" calcext:value-type="float">
            <text:p>199</text:p>
          </table:table-cell>
          <table:table-cell office:value-type="float" office:value="11503250" calcext:value-type="float">
            <text:p>11503250</text:p>
          </table:table-cell>
          <table:table-cell office:value-type="float" office:value="0" calcext:value-type="float">
            <text:p>0</text:p>
          </table:table-cell>
          <table:table-cell office:value-type="float" office:value="0.00146041111673749" calcext:value-type="float">
            <text:p>0.001460411116737</text:p>
          </table:table-cell>
          <table:table-cell office:value-type="float" office:value="84419.4682342235" calcext:value-type="float">
            <text:p>84419.4682342235</text:p>
          </table:table-cell>
          <table:table-cell office:value-type="float" office:value="57805.2763819095" calcext:value-type="float">
            <text:p>57805.2763819095</text:p>
          </table:table-cell>
          <table:table-cell office:value-type="float" office:value="0.380067841922005" calcext:value-type="float">
            <text:p>0.380067841922005</text:p>
          </table:table-cell>
          <table:table-cell table:number-columns-repeated="101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15" calcext:value-type="float">
            <text:p>0.15</text:p>
          </table:table-cell>
          <table:table-cell office:value-type="float" office:value="136288" calcext:value-type="float">
            <text:p>136288</text:p>
          </table:table-cell>
          <table:table-cell office:value-type="float" office:value="199" calcext:value-type="float">
            <text:p>199</text:p>
          </table:table-cell>
          <table:table-cell office:value-type="float" office:value="11510275" calcext:value-type="float">
            <text:p>11510275</text:p>
          </table:table-cell>
          <table:table-cell office:value-type="float" office:value="0" calcext:value-type="float">
            <text:p>0</text:p>
          </table:table-cell>
          <table:table-cell office:value-type="float" office:value="0.00146014322610942" calcext:value-type="float">
            <text:p>0.001460143226109</text:p>
          </table:table-cell>
          <table:table-cell office:value-type="float" office:value="84455.5279995304" calcext:value-type="float">
            <text:p>84455.5279995304</text:p>
          </table:table-cell>
          <table:table-cell office:value-type="float" office:value="57840.5778894472" calcext:value-type="float">
            <text:p>57840.5778894472</text:p>
          </table:table-cell>
          <table:table-cell office:value-type="float" office:value="0.380011507976691" calcext:value-type="float">
            <text:p>0.380011507976691</text:p>
          </table:table-cell>
          <table:table-cell table:number-columns-repeated="101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15" calcext:value-type="float">
            <text:p>0.15</text:p>
          </table:table-cell>
          <table:table-cell office:value-type="float" office:value="136306" calcext:value-type="float">
            <text:p>136306</text:p>
          </table:table-cell>
          <table:table-cell office:value-type="float" office:value="199" calcext:value-type="float">
            <text:p>199</text:p>
          </table:table-cell>
          <table:table-cell office:value-type="float" office:value="11515374" calcext:value-type="float">
            <text:p>11515374</text:p>
          </table:table-cell>
          <table:table-cell office:value-type="float" office:value="0" calcext:value-type="float">
            <text:p>0</text:p>
          </table:table-cell>
          <table:table-cell office:value-type="float" office:value="0.00145995040570481" calcext:value-type="float">
            <text:p>0.001459950405705</text:p>
          </table:table-cell>
          <table:table-cell office:value-type="float" office:value="84481.7836338826" calcext:value-type="float">
            <text:p>84481.7836338826</text:p>
          </table:table-cell>
          <table:table-cell office:value-type="float" office:value="57866.2010050251" calcext:value-type="float">
            <text:p>57866.2010050251</text:p>
          </table:table-cell>
          <table:table-cell office:value-type="float" office:value="0.379970619566489" calcext:value-type="float">
            <text:p>0.379970619566489</text:p>
          </table:table-cell>
          <table:table-cell table:number-columns-repeated="101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15" calcext:value-type="float">
            <text:p>0.15</text:p>
          </table:table-cell>
          <table:table-cell office:value-type="float" office:value="136319" calcext:value-type="float">
            <text:p>136319</text:p>
          </table:table-cell>
          <table:table-cell office:value-type="float" office:value="199" calcext:value-type="float">
            <text:p>199</text:p>
          </table:table-cell>
          <table:table-cell office:value-type="float" office:value="11519121" calcext:value-type="float">
            <text:p>11519121</text:p>
          </table:table-cell>
          <table:table-cell office:value-type="float" office:value="0" calcext:value-type="float">
            <text:p>0</text:p>
          </table:table-cell>
          <table:table-cell office:value-type="float" office:value="0.00145981117819233" calcext:value-type="float">
            <text:p>0.001459811178192</text:p>
          </table:table-cell>
          <table:table-cell office:value-type="float" office:value="84501.2140640703" calcext:value-type="float">
            <text:p>84501.2140640703</text:p>
          </table:table-cell>
          <table:table-cell office:value-type="float" office:value="57885.0301507538" calcext:value-type="float">
            <text:p>57885.0301507538</text:p>
          </table:table-cell>
          <table:table-cell office:value-type="float" office:value="0.379940573952733" calcext:value-type="float">
            <text:p>0.379940573952733</text:p>
          </table:table-cell>
          <table:table-cell table:number-columns-repeated="101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15" calcext:value-type="float">
            <text:p>0.15</text:p>
          </table:table-cell>
          <table:table-cell office:value-type="float" office:value="136326" calcext:value-type="float">
            <text:p>136326</text:p>
          </table:table-cell>
          <table:table-cell office:value-type="float" office:value="199" calcext:value-type="float">
            <text:p>199</text:p>
          </table:table-cell>
          <table:table-cell office:value-type="float" office:value="11521194" calcext:value-type="float">
            <text:p>11521194</text:p>
          </table:table-cell>
          <table:table-cell office:value-type="float" office:value="0" calcext:value-type="float">
            <text:p>0</text:p>
          </table:table-cell>
          <table:table-cell office:value-type="float" office:value="0.0014597362205302" calcext:value-type="float">
            <text:p>0.00145973622053</text:p>
          </table:table-cell>
          <table:table-cell office:value-type="float" office:value="84512.0813344483" calcext:value-type="float">
            <text:p>84512.0813344483</text:p>
          </table:table-cell>
          <table:table-cell office:value-type="float" office:value="57895.4472361809" calcext:value-type="float">
            <text:p>57895.4472361809</text:p>
          </table:table-cell>
          <table:table-cell office:value-type="float" office:value="0.379923952473901" calcext:value-type="float">
            <text:p>0.379923952473901</text:p>
          </table:table-cell>
          <table:table-cell table:number-columns-repeated="101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5" calcext:value-type="float">
            <text:p>0.15</text:p>
          </table:table-cell>
          <table:table-cell office:value-type="float" office:value="136327" calcext:value-type="float">
            <text:p>136327</text:p>
          </table:table-cell>
          <table:table-cell office:value-type="float" office:value="199" calcext:value-type="float">
            <text:p>199</text:p>
          </table:table-cell>
          <table:table-cell office:value-type="float" office:value="11521494" calcext:value-type="float">
            <text:p>11521494</text:p>
          </table:table-cell>
          <table:table-cell office:value-type="float" office:value="0" calcext:value-type="float">
            <text:p>0</text:p>
          </table:table-cell>
          <table:table-cell office:value-type="float" office:value="0.00145972551292114" calcext:value-type="float">
            <text:p>0.001459725512921</text:p>
          </table:table-cell>
          <table:table-cell office:value-type="float" office:value="84513.6620038584" calcext:value-type="float">
            <text:p>84513.6620038584</text:p>
          </table:table-cell>
          <table:table-cell office:value-type="float" office:value="57896.9547738693" calcext:value-type="float">
            <text:p>57896.9547738693</text:p>
          </table:table-cell>
          <table:table-cell office:value-type="float" office:value="0.379921547120097" calcext:value-type="float">
            <text:p>0.379921547120097</text:p>
          </table:table-cell>
          <table:table-cell table:number-columns-repeated="101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15" calcext:value-type="float">
            <text:p>0.15</text:p>
          </table:table-cell>
          <table:table-cell office:value-type="float" office:value="136327" calcext:value-type="float">
            <text:p>136327</text:p>
          </table:table-cell>
          <table:table-cell office:value-type="float" office:value="199" calcext:value-type="float">
            <text:p>199</text:p>
          </table:table-cell>
          <table:table-cell office:value-type="float" office:value="11521494" calcext:value-type="float">
            <text:p>11521494</text:p>
          </table:table-cell>
          <table:table-cell office:value-type="float" office:value="0" calcext:value-type="float">
            <text:p>0</text:p>
          </table:table-cell>
          <table:table-cell office:value-type="float" office:value="0.00145972551292114" calcext:value-type="float">
            <text:p>0.001459725512921</text:p>
          </table:table-cell>
          <table:table-cell office:value-type="float" office:value="84513.6620038584" calcext:value-type="float">
            <text:p>84513.6620038584</text:p>
          </table:table-cell>
          <table:table-cell office:value-type="float" office:value="57896.9547738693" calcext:value-type="float">
            <text:p>57896.9547738693</text:p>
          </table:table-cell>
          <table:table-cell office:value-type="float" office:value="0.379921547120097" calcext:value-type="float">
            <text:p>0.379921547120097</text:p>
          </table:table-cell>
          <table:table-cell table:number-columns-repeated="101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15" calcext:value-type="float">
            <text:p>0.15</text:p>
          </table:table-cell>
          <table:table-cell office:value-type="float" office:value="136327" calcext:value-type="float">
            <text:p>136327</text:p>
          </table:table-cell>
          <table:table-cell office:value-type="float" office:value="199" calcext:value-type="float">
            <text:p>199</text:p>
          </table:table-cell>
          <table:table-cell office:value-type="float" office:value="11521494" calcext:value-type="float">
            <text:p>11521494</text:p>
          </table:table-cell>
          <table:table-cell office:value-type="float" office:value="0" calcext:value-type="float">
            <text:p>0</text:p>
          </table:table-cell>
          <table:table-cell office:value-type="float" office:value="0.00145972551292114" calcext:value-type="float">
            <text:p>0.001459725512921</text:p>
          </table:table-cell>
          <table:table-cell office:value-type="float" office:value="84513.6620038584" calcext:value-type="float">
            <text:p>84513.6620038584</text:p>
          </table:table-cell>
          <table:table-cell office:value-type="float" office:value="57896.9547738693" calcext:value-type="float">
            <text:p>57896.9547738693</text:p>
          </table:table-cell>
          <table:table-cell office:value-type="float" office:value="0.379921547120097" calcext:value-type="float">
            <text:p>0.379921547120097</text:p>
          </table:table-cell>
          <table:table-cell table:number-columns-repeated="101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15" calcext:value-type="float">
            <text:p>0.15</text:p>
          </table:table-cell>
          <table:table-cell office:value-type="float" office:value="136327" calcext:value-type="float">
            <text:p>136327</text:p>
          </table:table-cell>
          <table:table-cell office:value-type="float" office:value="199" calcext:value-type="float">
            <text:p>199</text:p>
          </table:table-cell>
          <table:table-cell office:value-type="float" office:value="11521494" calcext:value-type="float">
            <text:p>11521494</text:p>
          </table:table-cell>
          <table:table-cell office:value-type="float" office:value="0" calcext:value-type="float">
            <text:p>0</text:p>
          </table:table-cell>
          <table:table-cell office:value-type="float" office:value="0.00145972551292114" calcext:value-type="float">
            <text:p>0.001459725512921</text:p>
          </table:table-cell>
          <table:table-cell office:value-type="float" office:value="84513.6620038584" calcext:value-type="float">
            <text:p>84513.6620038584</text:p>
          </table:table-cell>
          <table:table-cell office:value-type="float" office:value="57896.9547738693" calcext:value-type="float">
            <text:p>57896.9547738693</text:p>
          </table:table-cell>
          <table:table-cell office:value-type="float" office:value="0.379921547120097" calcext:value-type="float">
            <text:p>0.379921547120097</text:p>
          </table:table-cell>
          <table:table-cell table:number-columns-repeated="101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15" calcext:value-type="float">
            <text:p>0.15</text:p>
          </table:table-cell>
          <table:table-cell office:value-type="float" office:value="136327" calcext:value-type="float">
            <text:p>136327</text:p>
          </table:table-cell>
          <table:table-cell office:value-type="float" office:value="199" calcext:value-type="float">
            <text:p>199</text:p>
          </table:table-cell>
          <table:table-cell office:value-type="float" office:value="11521494" calcext:value-type="float">
            <text:p>11521494</text:p>
          </table:table-cell>
          <table:table-cell office:value-type="float" office:value="0" calcext:value-type="float">
            <text:p>0</text:p>
          </table:table-cell>
          <table:table-cell office:value-type="float" office:value="0.00145972551292114" calcext:value-type="float">
            <text:p>0.001459725512921</text:p>
          </table:table-cell>
          <table:table-cell office:value-type="float" office:value="84513.6620038584" calcext:value-type="float">
            <text:p>84513.6620038584</text:p>
          </table:table-cell>
          <table:table-cell office:value-type="float" office:value="57896.9547738693" calcext:value-type="float">
            <text:p>57896.9547738693</text:p>
          </table:table-cell>
          <table:table-cell office:value-type="float" office:value="0.379921547120097" calcext:value-type="float">
            <text:p>0.379921547120097</text:p>
          </table:table-cell>
          <table:table-cell table:number-columns-repeated="101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15" calcext:value-type="float">
            <text:p>0.15</text:p>
          </table:table-cell>
          <table:table-cell office:value-type="float" office:value="136327" calcext:value-type="float">
            <text:p>136327</text:p>
          </table:table-cell>
          <table:table-cell office:value-type="float" office:value="199" calcext:value-type="float">
            <text:p>199</text:p>
          </table:table-cell>
          <table:table-cell office:value-type="float" office:value="11521494" calcext:value-type="float">
            <text:p>11521494</text:p>
          </table:table-cell>
          <table:table-cell office:value-type="float" office:value="0" calcext:value-type="float">
            <text:p>0</text:p>
          </table:table-cell>
          <table:table-cell office:value-type="float" office:value="0.00145972551292114" calcext:value-type="float">
            <text:p>0.001459725512921</text:p>
          </table:table-cell>
          <table:table-cell office:value-type="float" office:value="84513.6620038584" calcext:value-type="float">
            <text:p>84513.6620038584</text:p>
          </table:table-cell>
          <table:table-cell office:value-type="float" office:value="57896.9547738693" calcext:value-type="float">
            <text:p>57896.9547738693</text:p>
          </table:table-cell>
          <table:table-cell office:value-type="float" office:value="0.379921547120097" calcext:value-type="float">
            <text:p>0.379921547120097</text:p>
          </table:table-cell>
          <table:table-cell table:number-columns-repeated="101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15" calcext:value-type="float">
            <text:p>0.15</text:p>
          </table:table-cell>
          <table:table-cell office:value-type="float" office:value="136327" calcext:value-type="float">
            <text:p>136327</text:p>
          </table:table-cell>
          <table:table-cell office:value-type="float" office:value="199" calcext:value-type="float">
            <text:p>199</text:p>
          </table:table-cell>
          <table:table-cell office:value-type="float" office:value="11521494" calcext:value-type="float">
            <text:p>11521494</text:p>
          </table:table-cell>
          <table:table-cell office:value-type="float" office:value="0" calcext:value-type="float">
            <text:p>0</text:p>
          </table:table-cell>
          <table:table-cell office:value-type="float" office:value="0.00145972551292114" calcext:value-type="float">
            <text:p>0.001459725512921</text:p>
          </table:table-cell>
          <table:table-cell office:value-type="float" office:value="84513.6620038584" calcext:value-type="float">
            <text:p>84513.6620038584</text:p>
          </table:table-cell>
          <table:table-cell office:value-type="float" office:value="57896.9547738693" calcext:value-type="float">
            <text:p>57896.9547738693</text:p>
          </table:table-cell>
          <table:table-cell office:value-type="float" office:value="0.379921547120097" calcext:value-type="float">
            <text:p>0.379921547120097</text:p>
          </table:table-cell>
          <table:table-cell table:number-columns-repeated="101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15" calcext:value-type="float">
            <text:p>0.15</text:p>
          </table:table-cell>
          <table:table-cell office:value-type="float" office:value="136327" calcext:value-type="float">
            <text:p>136327</text:p>
          </table:table-cell>
          <table:table-cell office:value-type="float" office:value="199" calcext:value-type="float">
            <text:p>199</text:p>
          </table:table-cell>
          <table:table-cell office:value-type="float" office:value="11521494" calcext:value-type="float">
            <text:p>11521494</text:p>
          </table:table-cell>
          <table:table-cell office:value-type="float" office:value="0" calcext:value-type="float">
            <text:p>0</text:p>
          </table:table-cell>
          <table:table-cell office:value-type="float" office:value="0.00145972551292114" calcext:value-type="float">
            <text:p>0.001459725512921</text:p>
          </table:table-cell>
          <table:table-cell office:value-type="float" office:value="84513.6620038584" calcext:value-type="float">
            <text:p>84513.6620038584</text:p>
          </table:table-cell>
          <table:table-cell office:value-type="float" office:value="57896.9547738693" calcext:value-type="float">
            <text:p>57896.9547738693</text:p>
          </table:table-cell>
          <table:table-cell office:value-type="float" office:value="0.379921547120097" calcext:value-type="float">
            <text:p>0.379921547120097</text:p>
          </table:table-cell>
          <table:table-cell table:number-columns-repeated="101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15" calcext:value-type="float">
            <text:p>0.15</text:p>
          </table:table-cell>
          <table:table-cell office:value-type="float" office:value="136327" calcext:value-type="float">
            <text:p>136327</text:p>
          </table:table-cell>
          <table:table-cell office:value-type="float" office:value="199" calcext:value-type="float">
            <text:p>199</text:p>
          </table:table-cell>
          <table:table-cell office:value-type="float" office:value="11521494" calcext:value-type="float">
            <text:p>11521494</text:p>
          </table:table-cell>
          <table:table-cell office:value-type="float" office:value="0" calcext:value-type="float">
            <text:p>0</text:p>
          </table:table-cell>
          <table:table-cell office:value-type="float" office:value="0.00145972551292114" calcext:value-type="float">
            <text:p>0.001459725512921</text:p>
          </table:table-cell>
          <table:table-cell office:value-type="float" office:value="84513.6620038584" calcext:value-type="float">
            <text:p>84513.6620038584</text:p>
          </table:table-cell>
          <table:table-cell office:value-type="float" office:value="57896.9547738693" calcext:value-type="float">
            <text:p>57896.9547738693</text:p>
          </table:table-cell>
          <table:table-cell office:value-type="float" office:value="0.379921547120097" calcext:value-type="float">
            <text:p>0.379921547120097</text:p>
          </table:table-cell>
          <table:table-cell table:number-columns-repeated="101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15" calcext:value-type="float">
            <text:p>0.15</text:p>
          </table:table-cell>
          <table:table-cell office:value-type="float" office:value="136327" calcext:value-type="float">
            <text:p>136327</text:p>
          </table:table-cell>
          <table:table-cell office:value-type="float" office:value="199" calcext:value-type="float">
            <text:p>199</text:p>
          </table:table-cell>
          <table:table-cell office:value-type="float" office:value="11521494" calcext:value-type="float">
            <text:p>11521494</text:p>
          </table:table-cell>
          <table:table-cell office:value-type="float" office:value="0" calcext:value-type="float">
            <text:p>0</text:p>
          </table:table-cell>
          <table:table-cell office:value-type="float" office:value="0.00145972551292114" calcext:value-type="float">
            <text:p>0.001459725512921</text:p>
          </table:table-cell>
          <table:table-cell office:value-type="float" office:value="84513.6620038584" calcext:value-type="float">
            <text:p>84513.6620038584</text:p>
          </table:table-cell>
          <table:table-cell office:value-type="float" office:value="57896.9547738693" calcext:value-type="float">
            <text:p>57896.9547738693</text:p>
          </table:table-cell>
          <table:table-cell office:value-type="float" office:value="0.379921547120097" calcext:value-type="float">
            <text:p>0.379921547120097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83191" calcext:value-type="float">
            <text:p>83191</text:p>
          </table:table-cell>
          <table:table-cell office:value-type="float" office:value="160" calcext:value-type="float">
            <text:p>160</text:p>
          </table:table-cell>
          <table:table-cell office:value-type="float" office:value="4927954" calcext:value-type="float">
            <text:p>4927954</text:p>
          </table:table-cell>
          <table:table-cell office:value-type="float" office:value="0" calcext:value-type="float">
            <text:p>0</text:p>
          </table:table-cell>
          <table:table-cell office:value-type="float" office:value="0.00192328497073001" calcext:value-type="float">
            <text:p>0.00192328497073</text:p>
          </table:table-cell>
          <table:table-cell office:value-type="float" office:value="59236.6241540551" calcext:value-type="float">
            <text:p>59236.6241540551</text:p>
          </table:table-cell>
          <table:table-cell office:value-type="float" office:value="30799.7125" calcext:value-type="float">
            <text:p>30799.7125</text:p>
          </table:table-cell>
          <table:table-cell office:value-type="float" office:value="0.379719828667183" calcext:value-type="float">
            <text:p>0.379719828667183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float" office:value="88951" calcext:value-type="float">
            <text:p>88951</text:p>
          </table:table-cell>
          <table:table-cell office:value-type="float" office:value="168" calcext:value-type="float">
            <text:p>168</text:p>
          </table:table-cell>
          <table:table-cell office:value-type="float" office:value="5635936" calcext:value-type="float">
            <text:p>5635936</text:p>
          </table:table-cell>
          <table:table-cell office:value-type="float" office:value="0" calcext:value-type="float">
            <text:p>0</text:p>
          </table:table-cell>
          <table:table-cell office:value-type="float" office:value="0.0018886802846511" calcext:value-type="float">
            <text:p>0.001888680284651</text:p>
          </table:table-cell>
          <table:table-cell office:value-type="float" office:value="63360.0071949725" calcext:value-type="float">
            <text:p>63360.0071949725</text:p>
          </table:table-cell>
          <table:table-cell office:value-type="float" office:value="33547.2380952381" calcext:value-type="float">
            <text:p>33547.2380952381</text:p>
          </table:table-cell>
          <table:table-cell office:value-type="float" office:value="0.384947761233235" calcext:value-type="float">
            <text:p>0.384947761233235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office:value-type="float" office:value="93484" calcext:value-type="float">
            <text:p>93484</text:p>
          </table:table-cell>
          <table:table-cell office:value-type="float" office:value="173" calcext:value-type="float">
            <text:p>173</text:p>
          </table:table-cell>
          <table:table-cell office:value-type="float" office:value="6231783" calcext:value-type="float">
            <text:p>6231783</text:p>
          </table:table-cell>
          <table:table-cell office:value-type="float" office:value="0" calcext:value-type="float">
            <text:p>0</text:p>
          </table:table-cell>
          <table:table-cell office:value-type="float" office:value="0.00185058405716486" calcext:value-type="float">
            <text:p>0.001850584057165</text:p>
          </table:table-cell>
          <table:table-cell office:value-type="float" office:value="66661.4928757862" calcext:value-type="float">
            <text:p>66661.4928757862</text:p>
          </table:table-cell>
          <table:table-cell office:value-type="float" office:value="36021.8670520231" calcext:value-type="float">
            <text:p>36021.8670520231</text:p>
          </table:table-cell>
          <table:table-cell office:value-type="float" office:value="0.386980118937673" calcext:value-type="float">
            <text:p>0.386980118937673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office:value-type="float" office:value="97106" calcext:value-type="float">
            <text:p>97106</text:p>
          </table:table-cell>
          <table:table-cell office:value-type="float" office:value="177" calcext:value-type="float">
            <text:p>177</text:p>
          </table:table-cell>
          <table:table-cell office:value-type="float" office:value="6748791" calcext:value-type="float">
            <text:p>6748791</text:p>
          </table:table-cell>
          <table:table-cell office:value-type="float" office:value="0" calcext:value-type="float">
            <text:p>0</text:p>
          </table:table-cell>
          <table:table-cell office:value-type="float" office:value="0.00182275039647396" calcext:value-type="float">
            <text:p>0.001822750396474</text:p>
          </table:table-cell>
          <table:table-cell office:value-type="float" office:value="69499.2173501122" calcext:value-type="float">
            <text:p>69499.2173501122</text:p>
          </table:table-cell>
          <table:table-cell office:value-type="float" office:value="38128.7627118644" calcext:value-type="float">
            <text:p>38128.7627118644</text:p>
          </table:table-cell>
          <table:table-cell office:value-type="float" office:value="0.388284683561873" calcext:value-type="float">
            <text:p>0.388284683561873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" calcext:value-type="float">
            <text:p>0.2</text:p>
          </table:table-cell>
          <table:table-cell office:value-type="float" office:value="100015" calcext:value-type="float">
            <text:p>100015</text:p>
          </table:table-cell>
          <table:table-cell office:value-type="float" office:value="179" calcext:value-type="float">
            <text:p>179</text:p>
          </table:table-cell>
          <table:table-cell office:value-type="float" office:value="7193162" calcext:value-type="float">
            <text:p>7193162</text:p>
          </table:table-cell>
          <table:table-cell office:value-type="float" office:value="0" calcext:value-type="float">
            <text:p>0</text:p>
          </table:table-cell>
          <table:table-cell office:value-type="float" office:value="0.00178973154026896" calcext:value-type="float">
            <text:p>0.001789731540269</text:p>
          </table:table-cell>
          <table:table-cell office:value-type="float" office:value="71920.8318752187" calcext:value-type="float">
            <text:p>71920.8318752187</text:p>
          </table:table-cell>
          <table:table-cell office:value-type="float" office:value="40185.2625698324" calcext:value-type="float">
            <text:p>40185.2625698324</text:p>
          </table:table-cell>
          <table:table-cell office:value-type="float" office:value="0.387440478861044" calcext:value-type="float">
            <text:p>0.387440478861044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2273" calcext:value-type="float">
            <text:p>102273</text:p>
          </table:table-cell>
          <table:table-cell office:value-type="float" office:value="183" calcext:value-type="float">
            <text:p>183</text:p>
          </table:table-cell>
          <table:table-cell office:value-type="float" office:value="7556135" calcext:value-type="float">
            <text:p>7556135</text:p>
          </table:table-cell>
          <table:table-cell office:value-type="float" office:value="0" calcext:value-type="float">
            <text:p>0</text:p>
          </table:table-cell>
          <table:table-cell office:value-type="float" office:value="0.0017893285617905" calcext:value-type="float">
            <text:p>0.001789328561791</text:p>
          </table:table-cell>
          <table:table-cell office:value-type="float" office:value="73882.0118701906" calcext:value-type="float">
            <text:p>73882.0118701906</text:p>
          </table:table-cell>
          <table:table-cell office:value-type="float" office:value="41290.3551912568" calcext:value-type="float">
            <text:p>41290.3551912568</text:p>
          </table:table-cell>
          <table:table-cell office:value-type="float" office:value="0.38999103882635" calcext:value-type="float">
            <text:p>0.38999103882635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2" calcext:value-type="float">
            <text:p>0.2</text:p>
          </table:table-cell>
          <table:table-cell office:value-type="float" office:value="104119" calcext:value-type="float">
            <text:p>104119</text:p>
          </table:table-cell>
          <table:table-cell office:value-type="float" office:value="184" calcext:value-type="float">
            <text:p>184</text:p>
          </table:table-cell>
          <table:table-cell office:value-type="float" office:value="7874706" calcext:value-type="float">
            <text:p>7874706</text:p>
          </table:table-cell>
          <table:table-cell office:value-type="float" office:value="0" calcext:value-type="float">
            <text:p>0</text:p>
          </table:table-cell>
          <table:table-cell office:value-type="float" office:value="0.00176720867468954" calcext:value-type="float">
            <text:p>0.00176720867469</text:p>
          </table:table-cell>
          <table:table-cell office:value-type="float" office:value="75631.7867055965" calcext:value-type="float">
            <text:p>75631.7867055965</text:p>
          </table:table-cell>
          <table:table-cell office:value-type="float" office:value="42797.3152173913" calcext:value-type="float">
            <text:p>42797.3152173913</text:p>
          </table:table-cell>
          <table:table-cell office:value-type="float" office:value="0.388795047246436" calcext:value-type="float">
            <text:p>0.388795047246436</text:p>
          </table:table-cell>
          <table:table-cell table:number-columns-repeated="101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" calcext:value-type="float">
            <text:p>0.2</text:p>
          </table:table-cell>
          <table:table-cell office:value-type="float" office:value="105721" calcext:value-type="float">
            <text:p>105721</text:p>
          </table:table-cell>
          <table:table-cell office:value-type="float" office:value="185" calcext:value-type="float">
            <text:p>185</text:p>
          </table:table-cell>
          <table:table-cell office:value-type="float" office:value="8163530" calcext:value-type="float">
            <text:p>8163530</text:p>
          </table:table-cell>
          <table:table-cell office:value-type="float" office:value="0" calcext:value-type="float">
            <text:p>0</text:p>
          </table:table-cell>
          <table:table-cell office:value-type="float" office:value="0.00174988885841034" calcext:value-type="float">
            <text:p>0.00174988885841</text:p>
          </table:table-cell>
          <table:table-cell office:value-type="float" office:value="77217.6767151276" calcext:value-type="float">
            <text:p>77217.6767151276</text:p>
          </table:table-cell>
          <table:table-cell office:value-type="float" office:value="44127.1891891892" calcext:value-type="float">
            <text:p>44127.1891891892</text:p>
          </table:table-cell>
          <table:table-cell office:value-type="float" office:value="0.387839431701933" calcext:value-type="float">
            <text:p>0.387839431701933</text:p>
          </table:table-cell>
          <table:table-cell table:number-columns-repeated="1014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107049" calcext:value-type="float">
            <text:p>107049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8417555" calcext:value-type="float">
            <text:p>84175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7655466188381" calcext:value-type="float">
            <text:p>0.001765546618838</text:p>
          </table:table-cell>
          <table:table-cell table:style-name="ce1" office:value-type="float" office:value="78632.7289372157" calcext:value-type="float">
            <text:p>78632.7289372157</text:p>
          </table:table-cell>
          <table:table-cell table:style-name="ce1" office:value-type="float" office:value="44537.328042328" calcext:value-type="float">
            <text:p>44537.328042328</text:p>
          </table:table-cell>
          <table:table-cell table:style-name="ce1" office:value-type="float" office:value="0.391269606036692" calcext:value-type="float">
            <text:p>0.391269606036692</text:p>
          </table:table-cell>
          <table:table-cell table:style-name="ce1" table:number-columns-repeated="101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2" calcext:value-type="float">
            <text:p>0.2</text:p>
          </table:table-cell>
          <table:table-cell office:value-type="float" office:value="108117" calcext:value-type="float">
            <text:p>108117</text:p>
          </table:table-cell>
          <table:table-cell office:value-type="float" office:value="190" calcext:value-type="float">
            <text:p>190</text:p>
          </table:table-cell>
          <table:table-cell office:value-type="float" office:value="8621951" calcext:value-type="float">
            <text:p>8621951</text:p>
          </table:table-cell>
          <table:table-cell office:value-type="float" office:value="0" calcext:value-type="float">
            <text:p>0</text:p>
          </table:table-cell>
          <table:table-cell office:value-type="float" office:value="0.00175735545751362" calcext:value-type="float">
            <text:p>0.001757355457514</text:p>
          </table:table-cell>
          <table:table-cell office:value-type="float" office:value="79746.4876013948" calcext:value-type="float">
            <text:p>79746.4876013948</text:p>
          </table:table-cell>
          <table:table-cell office:value-type="float" office:value="45378.6894736842" calcext:value-type="float">
            <text:p>45378.6894736842</text:p>
          </table:table-cell>
          <table:table-cell office:value-type="float" office:value="0.390993978819666" calcext:value-type="float">
            <text:p>0.390993978819666</text:p>
          </table:table-cell>
          <table:table-cell table:number-columns-repeated="10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" calcext:value-type="float">
            <text:p>0.2</text:p>
          </table:table-cell>
          <table:table-cell office:value-type="float" office:value="108994" calcext:value-type="float">
            <text:p>108994</text:p>
          </table:table-cell>
          <table:table-cell office:value-type="float" office:value="191" calcext:value-type="float">
            <text:p>191</text:p>
          </table:table-cell>
          <table:table-cell office:value-type="float" office:value="8797301" calcext:value-type="float">
            <text:p>8797301</text:p>
          </table:table-cell>
          <table:table-cell office:value-type="float" office:value="0" calcext:value-type="float">
            <text:p>0</text:p>
          </table:table-cell>
          <table:table-cell office:value-type="float" office:value="0.00175239003981871" calcext:value-type="float">
            <text:p>0.001752390039819</text:p>
          </table:table-cell>
          <table:table-cell office:value-type="float" office:value="80713.6264381526" calcext:value-type="float">
            <text:p>80713.6264381526</text:p>
          </table:table-cell>
          <table:table-cell office:value-type="float" office:value="46059.167539267" calcext:value-type="float">
            <text:p>46059.167539267</text:p>
          </table:table-cell>
          <table:table-cell office:value-type="float" office:value="0.390952332474455" calcext:value-type="float">
            <text:p>0.390952332474455</text:p>
          </table:table-cell>
          <table:table-cell table:number-columns-repeated="101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2" calcext:value-type="float">
            <text:p>0.2</text:p>
          </table:table-cell>
          <table:table-cell office:value-type="float" office:value="109751" calcext:value-type="float">
            <text:p>109751</text:p>
          </table:table-cell>
          <table:table-cell office:value-type="float" office:value="192" calcext:value-type="float">
            <text:p>192</text:p>
          </table:table-cell>
          <table:table-cell office:value-type="float" office:value="8953144" calcext:value-type="float">
            <text:p>8953144</text:p>
          </table:table-cell>
          <table:table-cell office:value-type="float" office:value="0" calcext:value-type="float">
            <text:p>0</text:p>
          </table:table-cell>
          <table:table-cell office:value-type="float" office:value="0.00174941458392179" calcext:value-type="float">
            <text:p>0.001749414583922</text:p>
          </table:table-cell>
          <table:table-cell office:value-type="float" office:value="81576.8785705825" calcext:value-type="float">
            <text:p>81576.8785705825</text:p>
          </table:table-cell>
          <table:table-cell office:value-type="float" office:value="46630.9583333333" calcext:value-type="float">
            <text:p>46630.9583333333</text:p>
          </table:table-cell>
          <table:table-cell office:value-type="float" office:value="0.391067737110143" calcext:value-type="float">
            <text:p>0.391067737110143</text:p>
          </table:table-cell>
          <table:table-cell table:number-columns-repeated="101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2" calcext:value-type="float">
            <text:p>0.2</text:p>
          </table:table-cell>
          <table:table-cell office:value-type="float" office:value="110285" calcext:value-type="float">
            <text:p>110285</text:p>
          </table:table-cell>
          <table:table-cell office:value-type="float" office:value="192" calcext:value-type="float">
            <text:p>192</text:p>
          </table:table-cell>
          <table:table-cell office:value-type="float" office:value="9070384" calcext:value-type="float">
            <text:p>9070384</text:p>
          </table:table-cell>
          <table:table-cell office:value-type="float" office:value="0" calcext:value-type="float">
            <text:p>0</text:p>
          </table:table-cell>
          <table:table-cell office:value-type="float" office:value="0.00174094391803056" calcext:value-type="float">
            <text:p>0.001740943918031</text:p>
          </table:table-cell>
          <table:table-cell office:value-type="float" office:value="82244.9471823004" calcext:value-type="float">
            <text:p>82244.9471823004</text:p>
          </table:table-cell>
          <table:table-cell office:value-type="float" office:value="47241.5833333333" calcext:value-type="float">
            <text:p>47241.5833333333</text:p>
          </table:table-cell>
          <table:table-cell office:value-type="float" office:value="0.390125581777197" calcext:value-type="float">
            <text:p>0.390125581777197</text:p>
          </table:table-cell>
          <table:table-cell table:number-columns-repeated="101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2" calcext:value-type="float">
            <text:p>0.2</text:p>
          </table:table-cell>
          <table:table-cell office:value-type="float" office:value="110783" calcext:value-type="float">
            <text:p>110783</text:p>
          </table:table-cell>
          <table:table-cell office:value-type="float" office:value="193" calcext:value-type="float">
            <text:p>193</text:p>
          </table:table-cell>
          <table:table-cell office:value-type="float" office:value="9181306" calcext:value-type="float">
            <text:p>9181306</text:p>
          </table:table-cell>
          <table:table-cell office:value-type="float" office:value="0" calcext:value-type="float">
            <text:p>0</text:p>
          </table:table-cell>
          <table:table-cell office:value-type="float" office:value="0.00174214455286461" calcext:value-type="float">
            <text:p>0.001742144552865</text:p>
          </table:table-cell>
          <table:table-cell office:value-type="float" office:value="82876.4882698609" calcext:value-type="float">
            <text:p>82876.4882698609</text:p>
          </table:table-cell>
          <table:table-cell office:value-type="float" office:value="47571.5336787565" calcext:value-type="float">
            <text:p>47571.5336787565</text:p>
          </table:table-cell>
          <table:table-cell office:value-type="float" office:value="0.39060244245825" calcext:value-type="float">
            <text:p>0.39060244245825</text:p>
          </table:table-cell>
          <table:table-cell table:number-columns-repeated="101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2" calcext:value-type="float">
            <text:p>0.2</text:p>
          </table:table-cell>
          <table:table-cell office:value-type="float" office:value="111167" calcext:value-type="float">
            <text:p>111167</text:p>
          </table:table-cell>
          <table:table-cell office:value-type="float" office:value="193" calcext:value-type="float">
            <text:p>193</text:p>
          </table:table-cell>
          <table:table-cell office:value-type="float" office:value="9269594" calcext:value-type="float">
            <text:p>9269594</text:p>
          </table:table-cell>
          <table:table-cell office:value-type="float" office:value="0" calcext:value-type="float">
            <text:p>0</text:p>
          </table:table-cell>
          <table:table-cell office:value-type="float" office:value="0.00173612672825569" calcext:value-type="float">
            <text:p>0.001736126728256</text:p>
          </table:table-cell>
          <table:table-cell office:value-type="float" office:value="83384.4036449666" calcext:value-type="float">
            <text:p>83384.4036449666</text:p>
          </table:table-cell>
          <table:table-cell office:value-type="float" office:value="48028.9844559585" calcext:value-type="float">
            <text:p>48028.9844559585</text:p>
          </table:table-cell>
          <table:table-cell office:value-type="float" office:value="0.389893129545946" calcext:value-type="float">
            <text:p>0.389893129545946</text:p>
          </table:table-cell>
          <table:table-cell table:number-columns-repeated="10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111483" calcext:value-type="float">
            <text:p>111483</text:p>
          </table:table-cell>
          <table:table-cell office:value-type="float" office:value="193" calcext:value-type="float">
            <text:p>193</text:p>
          </table:table-cell>
          <table:table-cell office:value-type="float" office:value="9343558" calcext:value-type="float">
            <text:p>9343558</text:p>
          </table:table-cell>
          <table:table-cell office:value-type="float" office:value="0" calcext:value-type="float">
            <text:p>0</text:p>
          </table:table-cell>
          <table:table-cell office:value-type="float" office:value="0.00173120565467381" calcext:value-type="float">
            <text:p>0.001731205654674</text:p>
          </table:table-cell>
          <table:table-cell office:value-type="float" office:value="83811.5048931227" calcext:value-type="float">
            <text:p>83811.5048931227</text:p>
          </table:table-cell>
          <table:table-cell office:value-type="float" office:value="48412.2176165803" calcext:value-type="float">
            <text:p>48412.2176165803</text:p>
          </table:table-cell>
          <table:table-cell office:value-type="float" office:value="0.389298957009155" calcext:value-type="float">
            <text:p>0.389298957009155</text:p>
          </table:table-cell>
          <table:table-cell table:number-columns-repeated="101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2" calcext:value-type="float">
            <text:p>0.2</text:p>
          </table:table-cell>
          <table:table-cell office:value-type="float" office:value="111734" calcext:value-type="float">
            <text:p>111734</text:p>
          </table:table-cell>
          <table:table-cell office:value-type="float" office:value="194" calcext:value-type="float">
            <text:p>194</text:p>
          </table:table-cell>
          <table:table-cell office:value-type="float" office:value="9403740" calcext:value-type="float">
            <text:p>9403740</text:p>
          </table:table-cell>
          <table:table-cell office:value-type="float" office:value="0" calcext:value-type="float">
            <text:p>0</text:p>
          </table:table-cell>
          <table:table-cell office:value-type="float" office:value="0.00173626649005674" calcext:value-type="float">
            <text:p>0.001736266490057</text:p>
          </table:table-cell>
          <table:table-cell office:value-type="float" office:value="84161.8486763206" calcext:value-type="float">
            <text:p>84161.8486763206</text:p>
          </table:table-cell>
          <table:table-cell office:value-type="float" office:value="48472.8865979381" calcext:value-type="float">
            <text:p>48472.8865979381</text:p>
          </table:table-cell>
          <table:table-cell office:value-type="float" office:value="0.390183667790483" calcext:value-type="float">
            <text:p>0.390183667790483</text:p>
          </table:table-cell>
          <table:table-cell table:number-columns-repeated="101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2" calcext:value-type="float">
            <text:p>0.2</text:p>
          </table:table-cell>
          <table:table-cell office:value-type="float" office:value="111945" calcext:value-type="float">
            <text:p>111945</text:p>
          </table:table-cell>
          <table:table-cell office:value-type="float" office:value="194" calcext:value-type="float">
            <text:p>194</text:p>
          </table:table-cell>
          <table:table-cell office:value-type="float" office:value="9457343" calcext:value-type="float">
            <text:p>9457343</text:p>
          </table:table-cell>
          <table:table-cell office:value-type="float" office:value="0" calcext:value-type="float">
            <text:p>0</text:p>
          </table:table-cell>
          <table:table-cell office:value-type="float" office:value="0.00173299388092367" calcext:value-type="float">
            <text:p>0.001732993880924</text:p>
          </table:table-cell>
          <table:table-cell office:value-type="float" office:value="84482.0492205994" calcext:value-type="float">
            <text:p>84482.0492205994</text:p>
          </table:table-cell>
          <table:table-cell office:value-type="float" office:value="48749.1907216495" calcext:value-type="float">
            <text:p>48749.1907216495</text:p>
          </table:table-cell>
          <table:table-cell office:value-type="float" office:value="0.389753207485916" calcext:value-type="float">
            <text:p>0.389753207485916</text:p>
          </table:table-cell>
          <table:table-cell table:number-columns-repeated="101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2" calcext:value-type="float">
            <text:p>0.2</text:p>
          </table:table-cell>
          <table:table-cell office:value-type="float" office:value="112089" calcext:value-type="float">
            <text:p>112089</text:p>
          </table:table-cell>
          <table:table-cell office:value-type="float" office:value="194" calcext:value-type="float">
            <text:p>194</text:p>
          </table:table-cell>
          <table:table-cell office:value-type="float" office:value="9494586" calcext:value-type="float">
            <text:p>9494586</text:p>
          </table:table-cell>
          <table:table-cell office:value-type="float" office:value="0" calcext:value-type="float">
            <text:p>0</text:p>
          </table:table-cell>
          <table:table-cell office:value-type="float" office:value="0.00173076751509961" calcext:value-type="float">
            <text:p>0.0017307675151</text:p>
          </table:table-cell>
          <table:table-cell office:value-type="float" office:value="84705.7784439151" calcext:value-type="float">
            <text:p>84705.7784439151</text:p>
          </table:table-cell>
          <table:table-cell office:value-type="float" office:value="48941.1649484536" calcext:value-type="float">
            <text:p>48941.1649484536</text:p>
          </table:table-cell>
          <table:table-cell office:value-type="float" office:value="0.389454150303004" calcext:value-type="float">
            <text:p>0.389454150303004</text:p>
          </table:table-cell>
          <table:table-cell table:number-columns-repeated="101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2" calcext:value-type="float">
            <text:p>0.2</text:p>
          </table:table-cell>
          <table:table-cell office:value-type="float" office:value="112206" calcext:value-type="float">
            <text:p>112206</text:p>
          </table:table-cell>
          <table:table-cell office:value-type="float" office:value="194" calcext:value-type="float">
            <text:p>194</text:p>
          </table:table-cell>
          <table:table-cell office:value-type="float" office:value="9525659" calcext:value-type="float">
            <text:p>9525659</text:p>
          </table:table-cell>
          <table:table-cell office:value-type="float" office:value="0" calcext:value-type="float">
            <text:p>0</text:p>
          </table:table-cell>
          <table:table-cell office:value-type="float" office:value="0.00172896280056325" calcext:value-type="float">
            <text:p>0.001728962800563</text:p>
          </table:table-cell>
          <table:table-cell office:value-type="float" office:value="84894.3817621161" calcext:value-type="float">
            <text:p>84894.3817621161</text:p>
          </table:table-cell>
          <table:table-cell office:value-type="float" office:value="49101.3350515464" calcext:value-type="float">
            <text:p>49101.3350515464</text:p>
          </table:table-cell>
          <table:table-cell office:value-type="float" office:value="0.389204663945736" calcext:value-type="float">
            <text:p>0.389204663945736</text:p>
          </table:table-cell>
          <table:table-cell table:number-columns-repeated="101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" calcext:value-type="float">
            <text:p>0.2</text:p>
          </table:table-cell>
          <table:table-cell office:value-type="float" office:value="112298" calcext:value-type="float">
            <text:p>112298</text:p>
          </table:table-cell>
          <table:table-cell office:value-type="float" office:value="194" calcext:value-type="float">
            <text:p>194</text:p>
          </table:table-cell>
          <table:table-cell office:value-type="float" office:value="9550533" calcext:value-type="float">
            <text:p>9550533</text:p>
          </table:table-cell>
          <table:table-cell office:value-type="float" office:value="0" calcext:value-type="float">
            <text:p>0</text:p>
          </table:table-cell>
          <table:table-cell office:value-type="float" office:value="0.00172754634989047" calcext:value-type="float">
            <text:p>0.00172754634989</text:p>
          </table:table-cell>
          <table:table-cell office:value-type="float" office:value="85046.3320807138" calcext:value-type="float">
            <text:p>85046.3320807138</text:p>
          </table:table-cell>
          <table:table-cell office:value-type="float" office:value="49229.5515463918" calcext:value-type="float">
            <text:p>49229.5515463918</text:p>
          </table:table-cell>
          <table:table-cell office:value-type="float" office:value="0.3890049637204" calcext:value-type="float">
            <text:p>0.3890049637204</text:p>
          </table:table-cell>
          <table:table-cell table:number-columns-repeated="101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2" calcext:value-type="float">
            <text:p>0.2</text:p>
          </table:table-cell>
          <table:table-cell office:value-type="float" office:value="112379" calcext:value-type="float">
            <text:p>112379</text:p>
          </table:table-cell>
          <table:table-cell office:value-type="float" office:value="194" calcext:value-type="float">
            <text:p>194</text:p>
          </table:table-cell>
          <table:table-cell office:value-type="float" office:value="9572831" calcext:value-type="float">
            <text:p>9572831</text:p>
          </table:table-cell>
          <table:table-cell office:value-type="float" office:value="0" calcext:value-type="float">
            <text:p>0</text:p>
          </table:table-cell>
          <table:table-cell office:value-type="float" office:value="0.00172630117726622" calcext:value-type="float">
            <text:p>0.001726301177266</text:p>
          </table:table-cell>
          <table:table-cell office:value-type="float" office:value="85183.4506446934" calcext:value-type="float">
            <text:p>85183.4506446934</text:p>
          </table:table-cell>
          <table:table-cell office:value-type="float" office:value="49344.4896907216" calcext:value-type="float">
            <text:p>49344.4896907216</text:p>
          </table:table-cell>
          <table:table-cell office:value-type="float" office:value="0.388825957134088" calcext:value-type="float">
            <text:p>0.388825957134088</text:p>
          </table:table-cell>
          <table:table-cell table:number-columns-repeated="101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2" calcext:value-type="float">
            <text:p>0.2</text:p>
          </table:table-cell>
          <table:table-cell office:value-type="float" office:value="112427" calcext:value-type="float">
            <text:p>112427</text:p>
          </table:table-cell>
          <table:table-cell office:value-type="float" office:value="194" calcext:value-type="float">
            <text:p>194</text:p>
          </table:table-cell>
          <table:table-cell office:value-type="float" office:value="9586425" calcext:value-type="float">
            <text:p>9586425</text:p>
          </table:table-cell>
          <table:table-cell office:value-type="float" office:value="0" calcext:value-type="float">
            <text:p>0</text:p>
          </table:table-cell>
          <table:table-cell office:value-type="float" office:value="0.00172556414384445" calcext:value-type="float">
            <text:p>0.001725564143844</text:p>
          </table:table-cell>
          <table:table-cell office:value-type="float" office:value="85267.996121928" calcext:value-type="float">
            <text:p>85267.996121928</text:p>
          </table:table-cell>
          <table:table-cell office:value-type="float" office:value="49414.5618556701" calcext:value-type="float">
            <text:p>49414.5618556701</text:p>
          </table:table-cell>
          <table:table-cell office:value-type="float" office:value="0.388716836617377" calcext:value-type="float">
            <text:p>0.388716836617377</text:p>
          </table:table-cell>
          <table:table-cell table:number-columns-repeated="101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2" calcext:value-type="float">
            <text:p>0.2</text:p>
          </table:table-cell>
          <table:table-cell office:value-type="float" office:value="112458" calcext:value-type="float">
            <text:p>112458</text:p>
          </table:table-cell>
          <table:table-cell office:value-type="float" office:value="194" calcext:value-type="float">
            <text:p>194</text:p>
          </table:table-cell>
          <table:table-cell office:value-type="float" office:value="9595285" calcext:value-type="float">
            <text:p>9595285</text:p>
          </table:table-cell>
          <table:table-cell office:value-type="float" office:value="0" calcext:value-type="float">
            <text:p>0</text:p>
          </table:table-cell>
          <table:table-cell office:value-type="float" office:value="0.00172508847747604" calcext:value-type="float">
            <text:p>0.001725088477476</text:p>
          </table:table-cell>
          <table:table-cell office:value-type="float" office:value="85323.2762453538" calcext:value-type="float">
            <text:p>85323.2762453538</text:p>
          </table:table-cell>
          <table:table-cell office:value-type="float" office:value="49460.2319587629" calcext:value-type="float">
            <text:p>49460.2319587629</text:p>
          </table:table-cell>
          <table:table-cell office:value-type="float" office:value="0.388645718784193" calcext:value-type="float">
            <text:p>0.388645718784193</text:p>
          </table:table-cell>
          <table:table-cell table:number-columns-repeated="101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2" calcext:value-type="float">
            <text:p>0.2</text:p>
          </table:table-cell>
          <table:table-cell office:value-type="float" office:value="112475" calcext:value-type="float">
            <text:p>112475</text:p>
          </table:table-cell>
          <table:table-cell office:value-type="float" office:value="194" calcext:value-type="float">
            <text:p>194</text:p>
          </table:table-cell>
          <table:table-cell office:value-type="float" office:value="9600214" calcext:value-type="float">
            <text:p>9600214</text:p>
          </table:table-cell>
          <table:table-cell office:value-type="float" office:value="0" calcext:value-type="float">
            <text:p>0</text:p>
          </table:table-cell>
          <table:table-cell office:value-type="float" office:value="0.00172482773949767" calcext:value-type="float">
            <text:p>0.001724827739498</text:p>
          </table:table-cell>
          <table:table-cell office:value-type="float" office:value="85354.203156257" calcext:value-type="float">
            <text:p>85354.203156257</text:p>
          </table:table-cell>
          <table:table-cell office:value-type="float" office:value="49485.6391752577" calcext:value-type="float">
            <text:p>49485.6391752577</text:p>
          </table:table-cell>
          <table:table-cell office:value-type="float" office:value="0.388606156415203" calcext:value-type="float">
            <text:p>0.388606156415203</text:p>
          </table:table-cell>
          <table:table-cell table:number-columns-repeated="101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2" calcext:value-type="float">
            <text:p>0.2</text:p>
          </table:table-cell>
          <table:table-cell office:value-type="float" office:value="112480" calcext:value-type="float">
            <text:p>112480</text:p>
          </table:table-cell>
          <table:table-cell office:value-type="float" office:value="194" calcext:value-type="float">
            <text:p>194</text:p>
          </table:table-cell>
          <table:table-cell office:value-type="float" office:value="9601708" calcext:value-type="float">
            <text:p>9601708</text:p>
          </table:table-cell>
          <table:table-cell office:value-type="float" office:value="0" calcext:value-type="float">
            <text:p>0</text:p>
          </table:table-cell>
          <table:table-cell office:value-type="float" office:value="0.00172475106685633" calcext:value-type="float">
            <text:p>0.001724751066856</text:p>
          </table:table-cell>
          <table:table-cell office:value-type="float" office:value="85363.6913229019" calcext:value-type="float">
            <text:p>85363.6913229019</text:p>
          </table:table-cell>
          <table:table-cell office:value-type="float" office:value="49493.3402061856" calcext:value-type="float">
            <text:p>49493.3402061856</text:p>
          </table:table-cell>
          <table:table-cell office:value-type="float" office:value="0.388594166078883" calcext:value-type="float">
            <text:p>0.388594166078883</text:p>
          </table:table-cell>
          <table:table-cell table:number-columns-repeated="101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2" calcext:value-type="float">
            <text:p>0.2</text:p>
          </table:table-cell>
          <table:table-cell office:value-type="float" office:value="112480" calcext:value-type="float">
            <text:p>112480</text:p>
          </table:table-cell>
          <table:table-cell office:value-type="float" office:value="194" calcext:value-type="float">
            <text:p>194</text:p>
          </table:table-cell>
          <table:table-cell office:value-type="float" office:value="9601708" calcext:value-type="float">
            <text:p>9601708</text:p>
          </table:table-cell>
          <table:table-cell office:value-type="float" office:value="0" calcext:value-type="float">
            <text:p>0</text:p>
          </table:table-cell>
          <table:table-cell office:value-type="float" office:value="0.00172475106685633" calcext:value-type="float">
            <text:p>0.001724751066856</text:p>
          </table:table-cell>
          <table:table-cell office:value-type="float" office:value="85363.6913229019" calcext:value-type="float">
            <text:p>85363.6913229019</text:p>
          </table:table-cell>
          <table:table-cell office:value-type="float" office:value="49493.3402061856" calcext:value-type="float">
            <text:p>49493.3402061856</text:p>
          </table:table-cell>
          <table:table-cell office:value-type="float" office:value="0.388594166078883" calcext:value-type="float">
            <text:p>0.388594166078883</text:p>
          </table:table-cell>
          <table:table-cell table:number-columns-repeated="101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2" calcext:value-type="float">
            <text:p>0.2</text:p>
          </table:table-cell>
          <table:table-cell office:value-type="float" office:value="112480" calcext:value-type="float">
            <text:p>112480</text:p>
          </table:table-cell>
          <table:table-cell office:value-type="float" office:value="194" calcext:value-type="float">
            <text:p>194</text:p>
          </table:table-cell>
          <table:table-cell office:value-type="float" office:value="9601708" calcext:value-type="float">
            <text:p>9601708</text:p>
          </table:table-cell>
          <table:table-cell office:value-type="float" office:value="0" calcext:value-type="float">
            <text:p>0</text:p>
          </table:table-cell>
          <table:table-cell office:value-type="float" office:value="0.00172475106685633" calcext:value-type="float">
            <text:p>0.001724751066856</text:p>
          </table:table-cell>
          <table:table-cell office:value-type="float" office:value="85363.6913229019" calcext:value-type="float">
            <text:p>85363.6913229019</text:p>
          </table:table-cell>
          <table:table-cell office:value-type="float" office:value="49493.3402061856" calcext:value-type="float">
            <text:p>49493.3402061856</text:p>
          </table:table-cell>
          <table:table-cell office:value-type="float" office:value="0.388594166078883" calcext:value-type="float">
            <text:p>0.388594166078883</text:p>
          </table:table-cell>
          <table:table-cell table:number-columns-repeated="101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2" calcext:value-type="float">
            <text:p>0.2</text:p>
          </table:table-cell>
          <table:table-cell office:value-type="float" office:value="112480" calcext:value-type="float">
            <text:p>112480</text:p>
          </table:table-cell>
          <table:table-cell office:value-type="float" office:value="194" calcext:value-type="float">
            <text:p>194</text:p>
          </table:table-cell>
          <table:table-cell office:value-type="float" office:value="9601708" calcext:value-type="float">
            <text:p>9601708</text:p>
          </table:table-cell>
          <table:table-cell office:value-type="float" office:value="0" calcext:value-type="float">
            <text:p>0</text:p>
          </table:table-cell>
          <table:table-cell office:value-type="float" office:value="0.00172475106685633" calcext:value-type="float">
            <text:p>0.001724751066856</text:p>
          </table:table-cell>
          <table:table-cell office:value-type="float" office:value="85363.6913229019" calcext:value-type="float">
            <text:p>85363.6913229019</text:p>
          </table:table-cell>
          <table:table-cell office:value-type="float" office:value="49493.3402061856" calcext:value-type="float">
            <text:p>49493.3402061856</text:p>
          </table:table-cell>
          <table:table-cell office:value-type="float" office:value="0.388594166078883" calcext:value-type="float">
            <text:p>0.388594166078883</text:p>
          </table:table-cell>
          <table:table-cell table:number-columns-repeated="101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2" calcext:value-type="float">
            <text:p>0.2</text:p>
          </table:table-cell>
          <table:table-cell office:value-type="float" office:value="112480" calcext:value-type="float">
            <text:p>112480</text:p>
          </table:table-cell>
          <table:table-cell office:value-type="float" office:value="194" calcext:value-type="float">
            <text:p>194</text:p>
          </table:table-cell>
          <table:table-cell office:value-type="float" office:value="9601708" calcext:value-type="float">
            <text:p>9601708</text:p>
          </table:table-cell>
          <table:table-cell office:value-type="float" office:value="0" calcext:value-type="float">
            <text:p>0</text:p>
          </table:table-cell>
          <table:table-cell office:value-type="float" office:value="0.00172475106685633" calcext:value-type="float">
            <text:p>0.001724751066856</text:p>
          </table:table-cell>
          <table:table-cell office:value-type="float" office:value="85363.6913229019" calcext:value-type="float">
            <text:p>85363.6913229019</text:p>
          </table:table-cell>
          <table:table-cell office:value-type="float" office:value="49493.3402061856" calcext:value-type="float">
            <text:p>49493.3402061856</text:p>
          </table:table-cell>
          <table:table-cell office:value-type="float" office:value="0.388594166078883" calcext:value-type="float">
            <text:p>0.388594166078883</text:p>
          </table:table-cell>
          <table:table-cell table:number-columns-repeated="101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2" calcext:value-type="float">
            <text:p>0.2</text:p>
          </table:table-cell>
          <table:table-cell office:value-type="float" office:value="112480" calcext:value-type="float">
            <text:p>112480</text:p>
          </table:table-cell>
          <table:table-cell office:value-type="float" office:value="194" calcext:value-type="float">
            <text:p>194</text:p>
          </table:table-cell>
          <table:table-cell office:value-type="float" office:value="9601708" calcext:value-type="float">
            <text:p>9601708</text:p>
          </table:table-cell>
          <table:table-cell office:value-type="float" office:value="0" calcext:value-type="float">
            <text:p>0</text:p>
          </table:table-cell>
          <table:table-cell office:value-type="float" office:value="0.00172475106685633" calcext:value-type="float">
            <text:p>0.001724751066856</text:p>
          </table:table-cell>
          <table:table-cell office:value-type="float" office:value="85363.6913229019" calcext:value-type="float">
            <text:p>85363.6913229019</text:p>
          </table:table-cell>
          <table:table-cell office:value-type="float" office:value="49493.3402061856" calcext:value-type="float">
            <text:p>49493.3402061856</text:p>
          </table:table-cell>
          <table:table-cell office:value-type="float" office:value="0.388594166078883" calcext:value-type="float">
            <text:p>0.388594166078883</text:p>
          </table:table-cell>
          <table:table-cell table:number-columns-repeated="101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2" calcext:value-type="float">
            <text:p>0.2</text:p>
          </table:table-cell>
          <table:table-cell office:value-type="float" office:value="112480" calcext:value-type="float">
            <text:p>112480</text:p>
          </table:table-cell>
          <table:table-cell office:value-type="float" office:value="194" calcext:value-type="float">
            <text:p>194</text:p>
          </table:table-cell>
          <table:table-cell office:value-type="float" office:value="9601708" calcext:value-type="float">
            <text:p>9601708</text:p>
          </table:table-cell>
          <table:table-cell office:value-type="float" office:value="0" calcext:value-type="float">
            <text:p>0</text:p>
          </table:table-cell>
          <table:table-cell office:value-type="float" office:value="0.00172475106685633" calcext:value-type="float">
            <text:p>0.001724751066856</text:p>
          </table:table-cell>
          <table:table-cell office:value-type="float" office:value="85363.6913229019" calcext:value-type="float">
            <text:p>85363.6913229019</text:p>
          </table:table-cell>
          <table:table-cell office:value-type="float" office:value="49493.3402061856" calcext:value-type="float">
            <text:p>49493.3402061856</text:p>
          </table:table-cell>
          <table:table-cell office:value-type="float" office:value="0.388594166078883" calcext:value-type="float">
            <text:p>0.388594166078883</text:p>
          </table:table-cell>
          <table:table-cell table:number-columns-repeated="101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2" calcext:value-type="float">
            <text:p>0.2</text:p>
          </table:table-cell>
          <table:table-cell office:value-type="float" office:value="112480" calcext:value-type="float">
            <text:p>112480</text:p>
          </table:table-cell>
          <table:table-cell office:value-type="float" office:value="194" calcext:value-type="float">
            <text:p>194</text:p>
          </table:table-cell>
          <table:table-cell office:value-type="float" office:value="9601708" calcext:value-type="float">
            <text:p>9601708</text:p>
          </table:table-cell>
          <table:table-cell office:value-type="float" office:value="0" calcext:value-type="float">
            <text:p>0</text:p>
          </table:table-cell>
          <table:table-cell office:value-type="float" office:value="0.00172475106685633" calcext:value-type="float">
            <text:p>0.001724751066856</text:p>
          </table:table-cell>
          <table:table-cell office:value-type="float" office:value="85363.6913229019" calcext:value-type="float">
            <text:p>85363.6913229019</text:p>
          </table:table-cell>
          <table:table-cell office:value-type="float" office:value="49493.3402061856" calcext:value-type="float">
            <text:p>49493.3402061856</text:p>
          </table:table-cell>
          <table:table-cell office:value-type="float" office:value="0.388594166078883" calcext:value-type="float">
            <text:p>0.388594166078883</text:p>
          </table:table-cell>
          <table:table-cell table:number-columns-repeated="101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2" calcext:value-type="float">
            <text:p>0.2</text:p>
          </table:table-cell>
          <table:table-cell office:value-type="float" office:value="112480" calcext:value-type="float">
            <text:p>112480</text:p>
          </table:table-cell>
          <table:table-cell office:value-type="float" office:value="194" calcext:value-type="float">
            <text:p>194</text:p>
          </table:table-cell>
          <table:table-cell office:value-type="float" office:value="9601708" calcext:value-type="float">
            <text:p>9601708</text:p>
          </table:table-cell>
          <table:table-cell office:value-type="float" office:value="0" calcext:value-type="float">
            <text:p>0</text:p>
          </table:table-cell>
          <table:table-cell office:value-type="float" office:value="0.00172475106685633" calcext:value-type="float">
            <text:p>0.001724751066856</text:p>
          </table:table-cell>
          <table:table-cell office:value-type="float" office:value="85363.6913229019" calcext:value-type="float">
            <text:p>85363.6913229019</text:p>
          </table:table-cell>
          <table:table-cell office:value-type="float" office:value="49493.3402061856" calcext:value-type="float">
            <text:p>49493.3402061856</text:p>
          </table:table-cell>
          <table:table-cell office:value-type="float" office:value="0.388594166078883" calcext:value-type="float">
            <text:p>0.388594166078883</text:p>
          </table:table-cell>
          <table:table-cell table:number-columns-repeated="101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2" calcext:value-type="float">
            <text:p>0.2</text:p>
          </table:table-cell>
          <table:table-cell office:value-type="float" office:value="112480" calcext:value-type="float">
            <text:p>112480</text:p>
          </table:table-cell>
          <table:table-cell office:value-type="float" office:value="194" calcext:value-type="float">
            <text:p>194</text:p>
          </table:table-cell>
          <table:table-cell office:value-type="float" office:value="9601708" calcext:value-type="float">
            <text:p>9601708</text:p>
          </table:table-cell>
          <table:table-cell office:value-type="float" office:value="0" calcext:value-type="float">
            <text:p>0</text:p>
          </table:table-cell>
          <table:table-cell office:value-type="float" office:value="0.00172475106685633" calcext:value-type="float">
            <text:p>0.001724751066856</text:p>
          </table:table-cell>
          <table:table-cell office:value-type="float" office:value="85363.6913229019" calcext:value-type="float">
            <text:p>85363.6913229019</text:p>
          </table:table-cell>
          <table:table-cell office:value-type="float" office:value="49493.3402061856" calcext:value-type="float">
            <text:p>49493.3402061856</text:p>
          </table:table-cell>
          <table:table-cell office:value-type="float" office:value="0.388594166078883" calcext:value-type="float">
            <text:p>0.388594166078883</text:p>
          </table:table-cell>
          <table:table-cell table:number-columns-repeated="101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2" calcext:value-type="float">
            <text:p>0.2</text:p>
          </table:table-cell>
          <table:table-cell office:value-type="float" office:value="112480" calcext:value-type="float">
            <text:p>112480</text:p>
          </table:table-cell>
          <table:table-cell office:value-type="float" office:value="194" calcext:value-type="float">
            <text:p>194</text:p>
          </table:table-cell>
          <table:table-cell office:value-type="float" office:value="9601708" calcext:value-type="float">
            <text:p>9601708</text:p>
          </table:table-cell>
          <table:table-cell office:value-type="float" office:value="0" calcext:value-type="float">
            <text:p>0</text:p>
          </table:table-cell>
          <table:table-cell office:value-type="float" office:value="0.00172475106685633" calcext:value-type="float">
            <text:p>0.001724751066856</text:p>
          </table:table-cell>
          <table:table-cell office:value-type="float" office:value="85363.6913229019" calcext:value-type="float">
            <text:p>85363.6913229019</text:p>
          </table:table-cell>
          <table:table-cell office:value-type="float" office:value="49493.3402061856" calcext:value-type="float">
            <text:p>49493.3402061856</text:p>
          </table:table-cell>
          <table:table-cell office:value-type="float" office:value="0.388594166078883" calcext:value-type="float">
            <text:p>0.388594166078883</text:p>
          </table:table-cell>
          <table:table-cell table:number-columns-repeated="101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2" calcext:value-type="float">
            <text:p>0.2</text:p>
          </table:table-cell>
          <table:table-cell office:value-type="float" office:value="112480" calcext:value-type="float">
            <text:p>112480</text:p>
          </table:table-cell>
          <table:table-cell office:value-type="float" office:value="194" calcext:value-type="float">
            <text:p>194</text:p>
          </table:table-cell>
          <table:table-cell office:value-type="float" office:value="9601708" calcext:value-type="float">
            <text:p>9601708</text:p>
          </table:table-cell>
          <table:table-cell office:value-type="float" office:value="0" calcext:value-type="float">
            <text:p>0</text:p>
          </table:table-cell>
          <table:table-cell office:value-type="float" office:value="0.00172475106685633" calcext:value-type="float">
            <text:p>0.001724751066856</text:p>
          </table:table-cell>
          <table:table-cell office:value-type="float" office:value="85363.6913229019" calcext:value-type="float">
            <text:p>85363.6913229019</text:p>
          </table:table-cell>
          <table:table-cell office:value-type="float" office:value="49493.3402061856" calcext:value-type="float">
            <text:p>49493.3402061856</text:p>
          </table:table-cell>
          <table:table-cell office:value-type="float" office:value="0.388594166078883" calcext:value-type="float">
            <text:p>0.388594166078883</text:p>
          </table:table-cell>
          <table:table-cell table:number-columns-repeated="101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2" calcext:value-type="float">
            <text:p>0.2</text:p>
          </table:table-cell>
          <table:table-cell office:value-type="float" office:value="112480" calcext:value-type="float">
            <text:p>112480</text:p>
          </table:table-cell>
          <table:table-cell office:value-type="float" office:value="194" calcext:value-type="float">
            <text:p>194</text:p>
          </table:table-cell>
          <table:table-cell office:value-type="float" office:value="9601708" calcext:value-type="float">
            <text:p>9601708</text:p>
          </table:table-cell>
          <table:table-cell office:value-type="float" office:value="0" calcext:value-type="float">
            <text:p>0</text:p>
          </table:table-cell>
          <table:table-cell office:value-type="float" office:value="0.00172475106685633" calcext:value-type="float">
            <text:p>0.001724751066856</text:p>
          </table:table-cell>
          <table:table-cell office:value-type="float" office:value="85363.6913229019" calcext:value-type="float">
            <text:p>85363.6913229019</text:p>
          </table:table-cell>
          <table:table-cell office:value-type="float" office:value="49493.3402061856" calcext:value-type="float">
            <text:p>49493.3402061856</text:p>
          </table:table-cell>
          <table:table-cell office:value-type="float" office:value="0.388594166078883" calcext:value-type="float">
            <text:p>0.388594166078883</text:p>
          </table:table-cell>
          <table:table-cell table:number-columns-repeated="101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2" calcext:value-type="float">
            <text:p>0.2</text:p>
          </table:table-cell>
          <table:table-cell office:value-type="float" office:value="112480" calcext:value-type="float">
            <text:p>112480</text:p>
          </table:table-cell>
          <table:table-cell office:value-type="float" office:value="194" calcext:value-type="float">
            <text:p>194</text:p>
          </table:table-cell>
          <table:table-cell office:value-type="float" office:value="9601708" calcext:value-type="float">
            <text:p>9601708</text:p>
          </table:table-cell>
          <table:table-cell office:value-type="float" office:value="0" calcext:value-type="float">
            <text:p>0</text:p>
          </table:table-cell>
          <table:table-cell office:value-type="float" office:value="0.00172475106685633" calcext:value-type="float">
            <text:p>0.001724751066856</text:p>
          </table:table-cell>
          <table:table-cell office:value-type="float" office:value="85363.6913229019" calcext:value-type="float">
            <text:p>85363.6913229019</text:p>
          </table:table-cell>
          <table:table-cell office:value-type="float" office:value="49493.3402061856" calcext:value-type="float">
            <text:p>49493.3402061856</text:p>
          </table:table-cell>
          <table:table-cell office:value-type="float" office:value="0.388594166078883" calcext:value-type="float">
            <text:p>0.388594166078883</text:p>
          </table:table-cell>
          <table:table-cell table:number-columns-repeated="101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2" calcext:value-type="float">
            <text:p>0.2</text:p>
          </table:table-cell>
          <table:table-cell office:value-type="float" office:value="112480" calcext:value-type="float">
            <text:p>112480</text:p>
          </table:table-cell>
          <table:table-cell office:value-type="float" office:value="194" calcext:value-type="float">
            <text:p>194</text:p>
          </table:table-cell>
          <table:table-cell office:value-type="float" office:value="9601708" calcext:value-type="float">
            <text:p>9601708</text:p>
          </table:table-cell>
          <table:table-cell office:value-type="float" office:value="0" calcext:value-type="float">
            <text:p>0</text:p>
          </table:table-cell>
          <table:table-cell office:value-type="float" office:value="0.00172475106685633" calcext:value-type="float">
            <text:p>0.001724751066856</text:p>
          </table:table-cell>
          <table:table-cell office:value-type="float" office:value="85363.6913229019" calcext:value-type="float">
            <text:p>85363.6913229019</text:p>
          </table:table-cell>
          <table:table-cell office:value-type="float" office:value="49493.3402061856" calcext:value-type="float">
            <text:p>49493.3402061856</text:p>
          </table:table-cell>
          <table:table-cell office:value-type="float" office:value="0.388594166078883" calcext:value-type="float">
            <text:p>0.388594166078883</text:p>
          </table:table-cell>
          <table:table-cell table:number-columns-repeated="101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2" calcext:value-type="float">
            <text:p>0.2</text:p>
          </table:table-cell>
          <table:table-cell office:value-type="float" office:value="112480" calcext:value-type="float">
            <text:p>112480</text:p>
          </table:table-cell>
          <table:table-cell office:value-type="float" office:value="194" calcext:value-type="float">
            <text:p>194</text:p>
          </table:table-cell>
          <table:table-cell office:value-type="float" office:value="9601708" calcext:value-type="float">
            <text:p>9601708</text:p>
          </table:table-cell>
          <table:table-cell office:value-type="float" office:value="0" calcext:value-type="float">
            <text:p>0</text:p>
          </table:table-cell>
          <table:table-cell office:value-type="float" office:value="0.00172475106685633" calcext:value-type="float">
            <text:p>0.001724751066856</text:p>
          </table:table-cell>
          <table:table-cell office:value-type="float" office:value="85363.6913229019" calcext:value-type="float">
            <text:p>85363.6913229019</text:p>
          </table:table-cell>
          <table:table-cell office:value-type="float" office:value="49493.3402061856" calcext:value-type="float">
            <text:p>49493.3402061856</text:p>
          </table:table-cell>
          <table:table-cell office:value-type="float" office:value="0.388594166078883" calcext:value-type="float">
            <text:p>0.388594166078883</text:p>
          </table:table-cell>
          <table:table-cell table:number-columns-repeated="101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2" calcext:value-type="float">
            <text:p>0.2</text:p>
          </table:table-cell>
          <table:table-cell office:value-type="float" office:value="112480" calcext:value-type="float">
            <text:p>112480</text:p>
          </table:table-cell>
          <table:table-cell office:value-type="float" office:value="194" calcext:value-type="float">
            <text:p>194</text:p>
          </table:table-cell>
          <table:table-cell office:value-type="float" office:value="9601708" calcext:value-type="float">
            <text:p>9601708</text:p>
          </table:table-cell>
          <table:table-cell office:value-type="float" office:value="0" calcext:value-type="float">
            <text:p>0</text:p>
          </table:table-cell>
          <table:table-cell office:value-type="float" office:value="0.00172475106685633" calcext:value-type="float">
            <text:p>0.001724751066856</text:p>
          </table:table-cell>
          <table:table-cell office:value-type="float" office:value="85363.6913229019" calcext:value-type="float">
            <text:p>85363.6913229019</text:p>
          </table:table-cell>
          <table:table-cell office:value-type="float" office:value="49493.3402061856" calcext:value-type="float">
            <text:p>49493.3402061856</text:p>
          </table:table-cell>
          <table:table-cell office:value-type="float" office:value="0.388594166078883" calcext:value-type="float">
            <text:p>0.388594166078883</text:p>
          </table:table-cell>
          <table:table-cell table:number-columns-repeated="101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2" calcext:value-type="float">
            <text:p>0.2</text:p>
          </table:table-cell>
          <table:table-cell office:value-type="float" office:value="112480" calcext:value-type="float">
            <text:p>112480</text:p>
          </table:table-cell>
          <table:table-cell office:value-type="float" office:value="194" calcext:value-type="float">
            <text:p>194</text:p>
          </table:table-cell>
          <table:table-cell office:value-type="float" office:value="9601708" calcext:value-type="float">
            <text:p>9601708</text:p>
          </table:table-cell>
          <table:table-cell office:value-type="float" office:value="0" calcext:value-type="float">
            <text:p>0</text:p>
          </table:table-cell>
          <table:table-cell office:value-type="float" office:value="0.00172475106685633" calcext:value-type="float">
            <text:p>0.001724751066856</text:p>
          </table:table-cell>
          <table:table-cell office:value-type="float" office:value="85363.6913229019" calcext:value-type="float">
            <text:p>85363.6913229019</text:p>
          </table:table-cell>
          <table:table-cell office:value-type="float" office:value="49493.3402061856" calcext:value-type="float">
            <text:p>49493.3402061856</text:p>
          </table:table-cell>
          <table:table-cell office:value-type="float" office:value="0.388594166078883" calcext:value-type="float">
            <text:p>0.388594166078883</text:p>
          </table:table-cell>
          <table:table-cell table:number-columns-repeated="101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2" calcext:value-type="float">
            <text:p>0.2</text:p>
          </table:table-cell>
          <table:table-cell office:value-type="float" office:value="112480" calcext:value-type="float">
            <text:p>112480</text:p>
          </table:table-cell>
          <table:table-cell office:value-type="float" office:value="194" calcext:value-type="float">
            <text:p>194</text:p>
          </table:table-cell>
          <table:table-cell office:value-type="float" office:value="9601708" calcext:value-type="float">
            <text:p>9601708</text:p>
          </table:table-cell>
          <table:table-cell office:value-type="float" office:value="0" calcext:value-type="float">
            <text:p>0</text:p>
          </table:table-cell>
          <table:table-cell office:value-type="float" office:value="0.00172475106685633" calcext:value-type="float">
            <text:p>0.001724751066856</text:p>
          </table:table-cell>
          <table:table-cell office:value-type="float" office:value="85363.6913229019" calcext:value-type="float">
            <text:p>85363.6913229019</text:p>
          </table:table-cell>
          <table:table-cell office:value-type="float" office:value="49493.3402061856" calcext:value-type="float">
            <text:p>49493.3402061856</text:p>
          </table:table-cell>
          <table:table-cell office:value-type="float" office:value="0.388594166078883" calcext:value-type="float">
            <text:p>0.388594166078883</text:p>
          </table:table-cell>
          <table:table-cell table:number-columns-repeated="101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2" calcext:value-type="float">
            <text:p>0.2</text:p>
          </table:table-cell>
          <table:table-cell office:value-type="float" office:value="112480" calcext:value-type="float">
            <text:p>112480</text:p>
          </table:table-cell>
          <table:table-cell office:value-type="float" office:value="194" calcext:value-type="float">
            <text:p>194</text:p>
          </table:table-cell>
          <table:table-cell office:value-type="float" office:value="9601708" calcext:value-type="float">
            <text:p>9601708</text:p>
          </table:table-cell>
          <table:table-cell office:value-type="float" office:value="0" calcext:value-type="float">
            <text:p>0</text:p>
          </table:table-cell>
          <table:table-cell office:value-type="float" office:value="0.00172475106685633" calcext:value-type="float">
            <text:p>0.001724751066856</text:p>
          </table:table-cell>
          <table:table-cell office:value-type="float" office:value="85363.6913229019" calcext:value-type="float">
            <text:p>85363.6913229019</text:p>
          </table:table-cell>
          <table:table-cell office:value-type="float" office:value="49493.3402061856" calcext:value-type="float">
            <text:p>49493.3402061856</text:p>
          </table:table-cell>
          <table:table-cell office:value-type="float" office:value="0.388594166078883" calcext:value-type="float">
            <text:p>0.388594166078883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5" calcext:value-type="float">
            <text:p>0.25</text:p>
          </table:table-cell>
          <table:table-cell office:value-type="float" office:value="71628" calcext:value-type="float">
            <text:p>71628</text:p>
          </table:table-cell>
          <table:table-cell office:value-type="float" office:value="154" calcext:value-type="float">
            <text:p>154</text:p>
          </table:table-cell>
          <table:table-cell office:value-type="float" office:value="4380697" calcext:value-type="float">
            <text:p>4380697</text:p>
          </table:table-cell>
          <table:table-cell office:value-type="float" office:value="0" calcext:value-type="float">
            <text:p>0</text:p>
          </table:table-cell>
          <table:table-cell office:value-type="float" office:value="0.00214999720779583" calcext:value-type="float">
            <text:p>0.002149997207796</text:p>
          </table:table-cell>
          <table:table-cell office:value-type="float" office:value="61159.0020662311" calcext:value-type="float">
            <text:p>61159.0020662311</text:p>
          </table:table-cell>
          <table:table-cell office:value-type="float" office:value="28446.0844155844" calcext:value-type="float">
            <text:p>28446.0844155844</text:p>
          </table:table-cell>
          <table:table-cell office:value-type="float" office:value="0.376029422603898" calcext:value-type="float">
            <text:p>0.376029422603898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5" calcext:value-type="float">
            <text:p>0.25</text:p>
          </table:table-cell>
          <table:table-cell office:value-type="float" office:value="76523" calcext:value-type="float">
            <text:p>76523</text:p>
          </table:table-cell>
          <table:table-cell office:value-type="float" office:value="162" calcext:value-type="float">
            <text:p>162</text:p>
          </table:table-cell>
          <table:table-cell office:value-type="float" office:value="5035447" calcext:value-type="float">
            <text:p>5035447</text:p>
          </table:table-cell>
          <table:table-cell office:value-type="float" office:value="0" calcext:value-type="float">
            <text:p>0</text:p>
          </table:table-cell>
          <table:table-cell office:value-type="float" office:value="0.00211701057198489" calcext:value-type="float">
            <text:p>0.002117010571985</text:p>
          </table:table-cell>
          <table:table-cell office:value-type="float" office:value="65803.0526769729" calcext:value-type="float">
            <text:p>65803.0526769729</text:p>
          </table:table-cell>
          <table:table-cell office:value-type="float" office:value="31083.0061728395" calcext:value-type="float">
            <text:p>31083.0061728395</text:p>
          </table:table-cell>
          <table:table-cell office:value-type="float" office:value="0.381684020195083" calcext:value-type="float">
            <text:p>0.381684020195083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5" calcext:value-type="float">
            <text:p>0.25</text:p>
          </table:table-cell>
          <table:table-cell office:value-type="float" office:value="80250" calcext:value-type="float">
            <text:p>80250</text:p>
          </table:table-cell>
          <table:table-cell office:value-type="float" office:value="167" calcext:value-type="float">
            <text:p>167</text:p>
          </table:table-cell>
          <table:table-cell office:value-type="float" office:value="5572333" calcext:value-type="float">
            <text:p>5572333</text:p>
          </table:table-cell>
          <table:table-cell office:value-type="float" office:value="0" calcext:value-type="float">
            <text:p>0</text:p>
          </table:table-cell>
          <table:table-cell office:value-type="float" office:value="0.0020809968847352" calcext:value-type="float">
            <text:p>0.002080996884735</text:p>
          </table:table-cell>
          <table:table-cell office:value-type="float" office:value="69437.1713395639" calcext:value-type="float">
            <text:p>69437.1713395639</text:p>
          </table:table-cell>
          <table:table-cell office:value-type="float" office:value="33367.2634730539" calcext:value-type="float">
            <text:p>33367.2634730539</text:p>
          </table:table-cell>
          <table:table-cell office:value-type="float" office:value="0.38418910716964" calcext:value-type="float">
            <text:p>0.38418910716964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5" calcext:value-type="float">
            <text:p>0.25</text:p>
          </table:table-cell>
          <table:table-cell office:value-type="float" office:value="83126" calcext:value-type="float">
            <text:p>83126</text:p>
          </table:table-cell>
          <table:table-cell office:value-type="float" office:value="170" calcext:value-type="float">
            <text:p>170</text:p>
          </table:table-cell>
          <table:table-cell office:value-type="float" office:value="6026540" calcext:value-type="float">
            <text:p>6026540</text:p>
          </table:table-cell>
          <table:table-cell office:value-type="float" office:value="0" calcext:value-type="float">
            <text:p>0</text:p>
          </table:table-cell>
          <table:table-cell office:value-type="float" office:value="0.00204508817939032" calcext:value-type="float">
            <text:p>0.00204508817939</text:p>
          </table:table-cell>
          <table:table-cell office:value-type="float" office:value="72498.8571566056" calcext:value-type="float">
            <text:p>72498.8571566056</text:p>
          </table:table-cell>
          <table:table-cell office:value-type="float" office:value="35450.2352941177" calcext:value-type="float">
            <text:p>35450.2352941177</text:p>
          </table:table-cell>
          <table:table-cell office:value-type="float" office:value="0.384628405907877" calcext:value-type="float">
            <text:p>0.384628405907877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5" calcext:value-type="float">
            <text:p>0.25</text:p>
          </table:table-cell>
          <table:table-cell office:value-type="float" office:value="85318" calcext:value-type="float">
            <text:p>85318</text:p>
          </table:table-cell>
          <table:table-cell office:value-type="float" office:value="172" calcext:value-type="float">
            <text:p>172</text:p>
          </table:table-cell>
          <table:table-cell office:value-type="float" office:value="6402455" calcext:value-type="float">
            <text:p>6402455</text:p>
          </table:table-cell>
          <table:table-cell office:value-type="float" office:value="0" calcext:value-type="float">
            <text:p>0</text:p>
          </table:table-cell>
          <table:table-cell office:value-type="float" office:value="0.00201598724770857" calcext:value-type="float">
            <text:p>0.002015987247709</text:p>
          </table:table-cell>
          <table:table-cell office:value-type="float" office:value="75042.2536862092" calcext:value-type="float">
            <text:p>75042.2536862092</text:p>
          </table:table-cell>
          <table:table-cell office:value-type="float" office:value="37223.5755813954" calcext:value-type="float">
            <text:p>37223.5755813954</text:p>
          </table:table-cell>
          <table:table-cell office:value-type="float" office:value="0.384333808169309" calcext:value-type="float">
            <text:p>0.384333808169309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  <table:table-cell office:value-type="float" office:value="87005" calcext:value-type="float">
            <text:p>87005</text:p>
          </table:table-cell>
          <table:table-cell office:value-type="float" office:value="176" calcext:value-type="float">
            <text:p>176</text:p>
          </table:table-cell>
          <table:table-cell office:value-type="float" office:value="6705419" calcext:value-type="float">
            <text:p>6705419</text:p>
          </table:table-cell>
          <table:table-cell office:value-type="float" office:value="0" calcext:value-type="float">
            <text:p>0</text:p>
          </table:table-cell>
          <table:table-cell office:value-type="float" office:value="0.00202287224872134" calcext:value-type="float">
            <text:p>0.002022872248721</text:p>
          </table:table-cell>
          <table:table-cell office:value-type="float" office:value="77069.3523360726" calcext:value-type="float">
            <text:p>77069.3523360726</text:p>
          </table:table-cell>
          <table:table-cell office:value-type="float" office:value="38098.9715909091" calcext:value-type="float">
            <text:p>38098.9715909091</text:p>
          </table:table-cell>
          <table:table-cell office:value-type="float" office:value="0.387368084124361" calcext:value-type="float">
            <text:p>0.387368084124361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25" calcext:value-type="float">
            <text:p>0.25</text:p>
          </table:table-cell>
          <table:table-cell office:value-type="float" office:value="88412" calcext:value-type="float">
            <text:p>88412</text:p>
          </table:table-cell>
          <table:table-cell office:value-type="float" office:value="176" calcext:value-type="float">
            <text:p>176</text:p>
          </table:table-cell>
          <table:table-cell office:value-type="float" office:value="6972488" calcext:value-type="float">
            <text:p>6972488</text:p>
          </table:table-cell>
          <table:table-cell office:value-type="float" office:value="0" calcext:value-type="float">
            <text:p>0</text:p>
          </table:table-cell>
          <table:table-cell office:value-type="float" office:value="0.00199067999819029" calcext:value-type="float">
            <text:p>0.00199067999819</text:p>
          </table:table-cell>
          <table:table-cell office:value-type="float" office:value="78863.5931773967" calcext:value-type="float">
            <text:p>78863.5931773967</text:p>
          </table:table-cell>
          <table:table-cell office:value-type="float" office:value="39616.4090909091" calcext:value-type="float">
            <text:p>39616.4090909091</text:p>
          </table:table-cell>
          <table:table-cell office:value-type="float" office:value="0.385215435999095" calcext:value-type="float">
            <text:p>0.385215435999095</text:p>
          </table:table-cell>
          <table:table-cell table:number-columns-repeated="101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5" calcext:value-type="float">
            <text:p>0.25</text:p>
          </table:table-cell>
          <table:table-cell office:value-type="float" office:value="89599" calcext:value-type="float">
            <text:p>89599</text:p>
          </table:table-cell>
          <table:table-cell office:value-type="float" office:value="176" calcext:value-type="float">
            <text:p>176</text:p>
          </table:table-cell>
          <table:table-cell office:value-type="float" office:value="7208144" calcext:value-type="float">
            <text:p>7208144</text:p>
          </table:table-cell>
          <table:table-cell office:value-type="float" office:value="0" calcext:value-type="float">
            <text:p>0</text:p>
          </table:table-cell>
          <table:table-cell office:value-type="float" office:value="0.00196430763736202" calcext:value-type="float">
            <text:p>0.001964307637362</text:p>
          </table:table-cell>
          <table:table-cell office:value-type="float" office:value="80448.933581848" calcext:value-type="float">
            <text:p>80448.933581848</text:p>
          </table:table-cell>
          <table:table-cell office:value-type="float" office:value="40955.3636363636" calcext:value-type="float">
            <text:p>40955.3636363636</text:p>
          </table:table-cell>
          <table:table-cell office:value-type="float" office:value="0.383317001818681" calcext:value-type="float">
            <text:p>0.383317001818681</text:p>
          </table:table-cell>
          <table:table-cell table:number-columns-repeated="101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5" calcext:value-type="float">
            <text:p>0.25</text:p>
          </table:table-cell>
          <table:table-cell office:value-type="float" office:value="90565" calcext:value-type="float">
            <text:p>90565</text:p>
          </table:table-cell>
          <table:table-cell office:value-type="float" office:value="179" calcext:value-type="float">
            <text:p>179</text:p>
          </table:table-cell>
          <table:table-cell office:value-type="float" office:value="7410971" calcext:value-type="float">
            <text:p>7410971</text:p>
          </table:table-cell>
          <table:table-cell office:value-type="float" office:value="0" calcext:value-type="float">
            <text:p>0</text:p>
          </table:table-cell>
          <table:table-cell office:value-type="float" office:value="0.00197648098051124" calcext:value-type="float">
            <text:p>0.001976480980511</text:p>
          </table:table-cell>
          <table:table-cell office:value-type="float" office:value="81830.4090984376" calcext:value-type="float">
            <text:p>81830.4090984376</text:p>
          </table:table-cell>
          <table:table-cell office:value-type="float" office:value="41402.0726256983" calcext:value-type="float">
            <text:p>41402.0726256983</text:p>
          </table:table-cell>
          <table:table-cell office:value-type="float" office:value="0.385791381581165" calcext:value-type="float">
            <text:p>0.385791381581165</text:p>
          </table:table-cell>
          <table:table-cell table:number-columns-repeated="101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25" calcext:value-type="float">
            <text:p>0.25</text:p>
          </table:table-cell>
          <table:table-cell office:value-type="float" office:value="91194" calcext:value-type="float">
            <text:p>91194</text:p>
          </table:table-cell>
          <table:table-cell office:value-type="float" office:value="180" calcext:value-type="float">
            <text:p>180</text:p>
          </table:table-cell>
          <table:table-cell office:value-type="float" office:value="7548304" calcext:value-type="float">
            <text:p>7548304</text:p>
          </table:table-cell>
          <table:table-cell office:value-type="float" office:value="0" calcext:value-type="float">
            <text:p>0</text:p>
          </table:table-cell>
          <table:table-cell office:value-type="float" office:value="0.00197381406671492" calcext:value-type="float">
            <text:p>0.001973814066715</text:p>
          </table:table-cell>
          <table:table-cell office:value-type="float" office:value="82771.9367502248" calcext:value-type="float">
            <text:p>82771.9367502248</text:p>
          </table:table-cell>
          <table:table-cell office:value-type="float" office:value="41935.0222222222" calcext:value-type="float">
            <text:p>41935.0222222222</text:p>
          </table:table-cell>
          <table:table-cell office:value-type="float" office:value="0.386055020487903" calcext:value-type="float">
            <text:p>0.386055020487903</text:p>
          </table:table-cell>
          <table:table-cell table:number-columns-repeated="10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5" calcext:value-type="float">
            <text:p>0.25</text:p>
          </table:table-cell>
          <table:table-cell office:value-type="float" office:value="91700" calcext:value-type="float">
            <text:p>91700</text:p>
          </table:table-cell>
          <table:table-cell office:value-type="float" office:value="181" calcext:value-type="float">
            <text:p>181</text:p>
          </table:table-cell>
          <table:table-cell office:value-type="float" office:value="7664187" calcext:value-type="float">
            <text:p>7664187</text:p>
          </table:table-cell>
          <table:table-cell office:value-type="float" office:value="0" calcext:value-type="float">
            <text:p>0</text:p>
          </table:table-cell>
          <table:table-cell office:value-type="float" office:value="0.00197382769901854" calcext:value-type="float">
            <text:p>0.001973827699019</text:p>
          </table:table-cell>
          <table:table-cell office:value-type="float" office:value="83578.9203925845" calcext:value-type="float">
            <text:p>83578.9203925845</text:p>
          </table:table-cell>
          <table:table-cell office:value-type="float" office:value="42343.5745856354" calcext:value-type="float">
            <text:p>42343.5745856354</text:p>
          </table:table-cell>
          <table:table-cell office:value-type="float" office:value="0.386491599667691" calcext:value-type="float">
            <text:p>0.386491599667691</text:p>
          </table:table-cell>
          <table:table-cell table:number-columns-repeated="101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25" calcext:value-type="float">
            <text:p>0.25</text:p>
          </table:table-cell>
          <table:table-cell office:value-type="float" office:value="92121" calcext:value-type="float">
            <text:p>92121</text:p>
          </table:table-cell>
          <table:table-cell office:value-type="float" office:value="181" calcext:value-type="float">
            <text:p>181</text:p>
          </table:table-cell>
          <table:table-cell office:value-type="float" office:value="7762998" calcext:value-type="float">
            <text:p>7762998</text:p>
          </table:table-cell>
          <table:table-cell office:value-type="float" office:value="0" calcext:value-type="float">
            <text:p>0</text:p>
          </table:table-cell>
          <table:table-cell office:value-type="float" office:value="0.00196480715580595" calcext:value-type="float">
            <text:p>0.001964807155806</text:p>
          </table:table-cell>
          <table:table-cell office:value-type="float" office:value="84269.5802260071" calcext:value-type="float">
            <text:p>84269.5802260071</text:p>
          </table:table-cell>
          <table:table-cell office:value-type="float" office:value="42889.4917127072" calcext:value-type="float">
            <text:p>42889.4917127072</text:p>
          </table:table-cell>
          <table:table-cell office:value-type="float" office:value="0.385696601396085" calcext:value-type="float">
            <text:p>0.385696601396085</text:p>
          </table:table-cell>
          <table:table-cell table:number-columns-repeated="101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25" calcext:value-type="float">
            <text:p>0.25</text:p>
          </table:table-cell>
          <table:table-cell office:value-type="float" office:value="92445" calcext:value-type="float">
            <text:p>92445</text:p>
          </table:table-cell>
          <table:table-cell office:value-type="float" office:value="181" calcext:value-type="float">
            <text:p>181</text:p>
          </table:table-cell>
          <table:table-cell office:value-type="float" office:value="7841509" calcext:value-type="float">
            <text:p>7841509</text:p>
          </table:table-cell>
          <table:table-cell office:value-type="float" office:value="0" calcext:value-type="float">
            <text:p>0</text:p>
          </table:table-cell>
          <table:table-cell office:value-type="float" office:value="0.00195792092595597" calcext:value-type="float">
            <text:p>0.001957920925956</text:p>
          </table:table-cell>
          <table:table-cell office:value-type="float" office:value="84823.5058683542" calcext:value-type="float">
            <text:p>84823.5058683542</text:p>
          </table:table-cell>
          <table:table-cell office:value-type="float" office:value="43323.2541436464" calcext:value-type="float">
            <text:p>43323.2541436464</text:p>
          </table:table-cell>
          <table:table-cell office:value-type="float" office:value="0.38506507028116" calcext:value-type="float">
            <text:p>0.38506507028116</text:p>
          </table:table-cell>
          <table:table-cell table:number-columns-repeated="101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25" calcext:value-type="float">
            <text:p>0.25</text:p>
          </table:table-cell>
          <table:table-cell office:value-type="float" office:value="92677" calcext:value-type="float">
            <text:p>92677</text:p>
          </table:table-cell>
          <table:table-cell office:value-type="float" office:value="181" calcext:value-type="float">
            <text:p>181</text:p>
          </table:table-cell>
          <table:table-cell office:value-type="float" office:value="7899772" calcext:value-type="float">
            <text:p>7899772</text:p>
          </table:table-cell>
          <table:table-cell office:value-type="float" office:value="0" calcext:value-type="float">
            <text:p>0</text:p>
          </table:table-cell>
          <table:table-cell office:value-type="float" office:value="0.00195301962730775" calcext:value-type="float">
            <text:p>0.001953019627308</text:p>
          </table:table-cell>
          <table:table-cell office:value-type="float" office:value="85239.8329682661" calcext:value-type="float">
            <text:p>85239.8329682661</text:p>
          </table:table-cell>
          <table:table-cell office:value-type="float" office:value="43645.1491712707" calcext:value-type="float">
            <text:p>43645.1491712707</text:p>
          </table:table-cell>
          <table:table-cell office:value-type="float" office:value="0.384596515631836" calcext:value-type="float">
            <text:p>0.384596515631836</text:p>
          </table:table-cell>
          <table:table-cell table:number-columns-repeated="101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25" calcext:value-type="float">
            <text:p>0.25</text:p>
          </table:table-cell>
          <table:table-cell office:value-type="float" office:value="92840" calcext:value-type="float">
            <text:p>92840</text:p>
          </table:table-cell>
          <table:table-cell office:value-type="float" office:value="181" calcext:value-type="float">
            <text:p>181</text:p>
          </table:table-cell>
          <table:table-cell office:value-type="float" office:value="7942178" calcext:value-type="float">
            <text:p>7942178</text:p>
          </table:table-cell>
          <table:table-cell office:value-type="float" office:value="0" calcext:value-type="float">
            <text:p>0</text:p>
          </table:table-cell>
          <table:table-cell office:value-type="float" office:value="0.00194959069366652" calcext:value-type="float">
            <text:p>0.001949590693667</text:p>
          </table:table-cell>
          <table:table-cell office:value-type="float" office:value="85546.9409737182" calcext:value-type="float">
            <text:p>85546.9409737182</text:p>
          </table:table-cell>
          <table:table-cell office:value-type="float" office:value="43879.4364640884" calcext:value-type="float">
            <text:p>43879.4364640884</text:p>
          </table:table-cell>
          <table:table-cell office:value-type="float" office:value="0.384255553165015" calcext:value-type="float">
            <text:p>0.384255553165015</text:p>
          </table:table-cell>
          <table:table-cell table:number-columns-repeated="10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5" calcext:value-type="float">
            <text:p>0.25</text:p>
          </table:table-cell>
          <table:table-cell office:value-type="float" office:value="92951" calcext:value-type="float">
            <text:p>92951</text:p>
          </table:table-cell>
          <table:table-cell office:value-type="float" office:value="181" calcext:value-type="float">
            <text:p>181</text:p>
          </table:table-cell>
          <table:table-cell office:value-type="float" office:value="7971922" calcext:value-type="float">
            <text:p>7971922</text:p>
          </table:table-cell>
          <table:table-cell office:value-type="float" office:value="0" calcext:value-type="float">
            <text:p>0</text:p>
          </table:table-cell>
          <table:table-cell office:value-type="float" office:value="0.00194726253617497" calcext:value-type="float">
            <text:p>0.001947262536175</text:p>
          </table:table-cell>
          <table:table-cell office:value-type="float" office:value="85764.7792923153" calcext:value-type="float">
            <text:p>85764.7792923153</text:p>
          </table:table-cell>
          <table:table-cell office:value-type="float" office:value="44043.7679558011" calcext:value-type="float">
            <text:p>44043.7679558011</text:p>
          </table:table-cell>
          <table:table-cell office:value-type="float" office:value="0.384016437086269" calcext:value-type="float">
            <text:p>0.384016437086269</text:p>
          </table:table-cell>
          <table:table-cell table:number-columns-repeated="101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25" calcext:value-type="float">
            <text:p>0.25</text:p>
          </table:table-cell>
          <table:table-cell office:value-type="float" office:value="93024" calcext:value-type="float">
            <text:p>93024</text:p>
          </table:table-cell>
          <table:table-cell office:value-type="float" office:value="182" calcext:value-type="float">
            <text:p>182</text:p>
          </table:table-cell>
          <table:table-cell office:value-type="float" office:value="7992077" calcext:value-type="float">
            <text:p>7992077</text:p>
          </table:table-cell>
          <table:table-cell office:value-type="float" office:value="0" calcext:value-type="float">
            <text:p>0</text:p>
          </table:table-cell>
          <table:table-cell office:value-type="float" office:value="0.00195648434812522" calcext:value-type="float">
            <text:p>0.001956484348125</text:p>
          </table:table-cell>
          <table:table-cell office:value-type="float" office:value="85914.1404368765" calcext:value-type="float">
            <text:p>85914.1404368765</text:p>
          </table:table-cell>
          <table:table-cell office:value-type="float" office:value="43912.510989011" calcext:value-type="float">
            <text:p>43912.510989011</text:p>
          </table:table-cell>
          <table:table-cell office:value-type="float" office:value="0.385223444355881" calcext:value-type="float">
            <text:p>0.385223444355881</text:p>
          </table:table-cell>
          <table:table-cell table:number-columns-repeated="101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25" calcext:value-type="float">
            <text:p>0.25</text:p>
          </table:table-cell>
          <table:table-cell office:value-type="float" office:value="93095" calcext:value-type="float">
            <text:p>93095</text:p>
          </table:table-cell>
          <table:table-cell office:value-type="float" office:value="182" calcext:value-type="float">
            <text:p>182</text:p>
          </table:table-cell>
          <table:table-cell office:value-type="float" office:value="8012341" calcext:value-type="float">
            <text:p>8012341</text:p>
          </table:table-cell>
          <table:table-cell office:value-type="float" office:value="0" calcext:value-type="float">
            <text:p>0</text:p>
          </table:table-cell>
          <table:table-cell office:value-type="float" office:value="0.0019549922122563" calcext:value-type="float">
            <text:p>0.001954992212256</text:p>
          </table:table-cell>
          <table:table-cell office:value-type="float" office:value="86066.287126054" calcext:value-type="float">
            <text:p>86066.287126054</text:p>
          </table:table-cell>
          <table:table-cell office:value-type="float" office:value="44023.8516483517" calcext:value-type="float">
            <text:p>44023.8516483517</text:p>
          </table:table-cell>
          <table:table-cell office:value-type="float" office:value="0.385060586287946" calcext:value-type="float">
            <text:p>0.385060586287946</text:p>
          </table:table-cell>
          <table:table-cell table:number-columns-repeated="101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25" calcext:value-type="float">
            <text:p>0.25</text:p>
          </table:table-cell>
          <table:table-cell office:value-type="float" office:value="93126" calcext:value-type="float">
            <text:p>93126</text:p>
          </table:table-cell>
          <table:table-cell office:value-type="float" office:value="182" calcext:value-type="float">
            <text:p>182</text:p>
          </table:table-cell>
          <table:table-cell office:value-type="float" office:value="8021331" calcext:value-type="float">
            <text:p>8021331</text:p>
          </table:table-cell>
          <table:table-cell office:value-type="float" office:value="0" calcext:value-type="float">
            <text:p>0</text:p>
          </table:table-cell>
          <table:table-cell office:value-type="float" office:value="0.00195434142989069" calcext:value-type="float">
            <text:p>0.001954341429891</text:p>
          </table:table-cell>
          <table:table-cell office:value-type="float" office:value="86134.1730558598" calcext:value-type="float">
            <text:p>86134.1730558598</text:p>
          </table:table-cell>
          <table:table-cell office:value-type="float" office:value="44073.2472527473" calcext:value-type="float">
            <text:p>44073.2472527473</text:p>
          </table:table-cell>
          <table:table-cell office:value-type="float" office:value="0.384988340896764" calcext:value-type="float">
            <text:p>0.384988340896764</text:p>
          </table:table-cell>
          <table:table-cell table:number-columns-repeated="101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25" calcext:value-type="float">
            <text:p>0.25</text:p>
          </table:table-cell>
          <table:table-cell office:value-type="float" office:value="93133" calcext:value-type="float">
            <text:p>93133</text:p>
          </table:table-cell>
          <table:table-cell office:value-type="float" office:value="182" calcext:value-type="float">
            <text:p>182</text:p>
          </table:table-cell>
          <table:table-cell office:value-type="float" office:value="8023403" calcext:value-type="float">
            <text:p>8023403</text:p>
          </table:table-cell>
          <table:table-cell office:value-type="float" office:value="0" calcext:value-type="float">
            <text:p>0</text:p>
          </table:table-cell>
          <table:table-cell office:value-type="float" office:value="0.00195419453899262" calcext:value-type="float">
            <text:p>0.001954194538993</text:p>
          </table:table-cell>
          <table:table-cell office:value-type="float" office:value="86149.9468502035" calcext:value-type="float">
            <text:p>86149.9468502035</text:p>
          </table:table-cell>
          <table:table-cell office:value-type="float" office:value="44084.6318681319" calcext:value-type="float">
            <text:p>44084.6318681319</text:p>
          </table:table-cell>
          <table:table-cell office:value-type="float" office:value="0.384971691451314" calcext:value-type="float">
            <text:p>0.384971691451314</text:p>
          </table:table-cell>
          <table:table-cell table:number-columns-repeated="101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5" calcext:value-type="float">
            <text:p>0.25</text:p>
          </table:table-cell>
          <table:table-cell office:value-type="float" office:value="93133" calcext:value-type="float">
            <text:p>93133</text:p>
          </table:table-cell>
          <table:table-cell office:value-type="float" office:value="182" calcext:value-type="float">
            <text:p>182</text:p>
          </table:table-cell>
          <table:table-cell office:value-type="float" office:value="8023403" calcext:value-type="float">
            <text:p>8023403</text:p>
          </table:table-cell>
          <table:table-cell office:value-type="float" office:value="0" calcext:value-type="float">
            <text:p>0</text:p>
          </table:table-cell>
          <table:table-cell office:value-type="float" office:value="0.00195419453899262" calcext:value-type="float">
            <text:p>0.001954194538993</text:p>
          </table:table-cell>
          <table:table-cell office:value-type="float" office:value="86149.9468502035" calcext:value-type="float">
            <text:p>86149.9468502035</text:p>
          </table:table-cell>
          <table:table-cell office:value-type="float" office:value="44084.6318681319" calcext:value-type="float">
            <text:p>44084.6318681319</text:p>
          </table:table-cell>
          <table:table-cell office:value-type="float" office:value="0.384971691451314" calcext:value-type="float">
            <text:p>0.384971691451314</text:p>
          </table:table-cell>
          <table:table-cell table:number-columns-repeated="101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25" calcext:value-type="float">
            <text:p>0.25</text:p>
          </table:table-cell>
          <table:table-cell office:value-type="float" office:value="93133" calcext:value-type="float">
            <text:p>93133</text:p>
          </table:table-cell>
          <table:table-cell office:value-type="float" office:value="182" calcext:value-type="float">
            <text:p>182</text:p>
          </table:table-cell>
          <table:table-cell office:value-type="float" office:value="8023403" calcext:value-type="float">
            <text:p>8023403</text:p>
          </table:table-cell>
          <table:table-cell office:value-type="float" office:value="0" calcext:value-type="float">
            <text:p>0</text:p>
          </table:table-cell>
          <table:table-cell office:value-type="float" office:value="0.00195419453899262" calcext:value-type="float">
            <text:p>0.001954194538993</text:p>
          </table:table-cell>
          <table:table-cell office:value-type="float" office:value="86149.9468502035" calcext:value-type="float">
            <text:p>86149.9468502035</text:p>
          </table:table-cell>
          <table:table-cell office:value-type="float" office:value="44084.6318681319" calcext:value-type="float">
            <text:p>44084.6318681319</text:p>
          </table:table-cell>
          <table:table-cell office:value-type="float" office:value="0.384971691451314" calcext:value-type="float">
            <text:p>0.384971691451314</text:p>
          </table:table-cell>
          <table:table-cell table:number-columns-repeated="101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25" calcext:value-type="float">
            <text:p>0.25</text:p>
          </table:table-cell>
          <table:table-cell office:value-type="float" office:value="93133" calcext:value-type="float">
            <text:p>93133</text:p>
          </table:table-cell>
          <table:table-cell office:value-type="float" office:value="182" calcext:value-type="float">
            <text:p>182</text:p>
          </table:table-cell>
          <table:table-cell office:value-type="float" office:value="8023403" calcext:value-type="float">
            <text:p>8023403</text:p>
          </table:table-cell>
          <table:table-cell office:value-type="float" office:value="0" calcext:value-type="float">
            <text:p>0</text:p>
          </table:table-cell>
          <table:table-cell office:value-type="float" office:value="0.00195419453899262" calcext:value-type="float">
            <text:p>0.001954194538993</text:p>
          </table:table-cell>
          <table:table-cell office:value-type="float" office:value="86149.9468502035" calcext:value-type="float">
            <text:p>86149.9468502035</text:p>
          </table:table-cell>
          <table:table-cell office:value-type="float" office:value="44084.6318681319" calcext:value-type="float">
            <text:p>44084.6318681319</text:p>
          </table:table-cell>
          <table:table-cell office:value-type="float" office:value="0.384971691451314" calcext:value-type="float">
            <text:p>0.384971691451314</text:p>
          </table:table-cell>
          <table:table-cell table:number-columns-repeated="101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25" calcext:value-type="float">
            <text:p>0.25</text:p>
          </table:table-cell>
          <table:table-cell office:value-type="float" office:value="93133" calcext:value-type="float">
            <text:p>93133</text:p>
          </table:table-cell>
          <table:table-cell office:value-type="float" office:value="182" calcext:value-type="float">
            <text:p>182</text:p>
          </table:table-cell>
          <table:table-cell office:value-type="float" office:value="8023403" calcext:value-type="float">
            <text:p>8023403</text:p>
          </table:table-cell>
          <table:table-cell office:value-type="float" office:value="0" calcext:value-type="float">
            <text:p>0</text:p>
          </table:table-cell>
          <table:table-cell office:value-type="float" office:value="0.00195419453899262" calcext:value-type="float">
            <text:p>0.001954194538993</text:p>
          </table:table-cell>
          <table:table-cell office:value-type="float" office:value="86149.9468502035" calcext:value-type="float">
            <text:p>86149.9468502035</text:p>
          </table:table-cell>
          <table:table-cell office:value-type="float" office:value="44084.6318681319" calcext:value-type="float">
            <text:p>44084.6318681319</text:p>
          </table:table-cell>
          <table:table-cell office:value-type="float" office:value="0.384971691451314" calcext:value-type="float">
            <text:p>0.384971691451314</text:p>
          </table:table-cell>
          <table:table-cell table:number-columns-repeated="101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25" calcext:value-type="float">
            <text:p>0.25</text:p>
          </table:table-cell>
          <table:table-cell office:value-type="float" office:value="93133" calcext:value-type="float">
            <text:p>93133</text:p>
          </table:table-cell>
          <table:table-cell office:value-type="float" office:value="182" calcext:value-type="float">
            <text:p>182</text:p>
          </table:table-cell>
          <table:table-cell office:value-type="float" office:value="8023403" calcext:value-type="float">
            <text:p>8023403</text:p>
          </table:table-cell>
          <table:table-cell office:value-type="float" office:value="0" calcext:value-type="float">
            <text:p>0</text:p>
          </table:table-cell>
          <table:table-cell office:value-type="float" office:value="0.00195419453899262" calcext:value-type="float">
            <text:p>0.001954194538993</text:p>
          </table:table-cell>
          <table:table-cell office:value-type="float" office:value="86149.9468502035" calcext:value-type="float">
            <text:p>86149.9468502035</text:p>
          </table:table-cell>
          <table:table-cell office:value-type="float" office:value="44084.6318681319" calcext:value-type="float">
            <text:p>44084.6318681319</text:p>
          </table:table-cell>
          <table:table-cell office:value-type="float" office:value="0.384971691451314" calcext:value-type="float">
            <text:p>0.384971691451314</text:p>
          </table:table-cell>
          <table:table-cell table:number-columns-repeated="101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25" calcext:value-type="float">
            <text:p>0.25</text:p>
          </table:table-cell>
          <table:table-cell office:value-type="float" office:value="93133" calcext:value-type="float">
            <text:p>93133</text:p>
          </table:table-cell>
          <table:table-cell office:value-type="float" office:value="182" calcext:value-type="float">
            <text:p>182</text:p>
          </table:table-cell>
          <table:table-cell office:value-type="float" office:value="8023403" calcext:value-type="float">
            <text:p>8023403</text:p>
          </table:table-cell>
          <table:table-cell office:value-type="float" office:value="0" calcext:value-type="float">
            <text:p>0</text:p>
          </table:table-cell>
          <table:table-cell office:value-type="float" office:value="0.00195419453899262" calcext:value-type="float">
            <text:p>0.001954194538993</text:p>
          </table:table-cell>
          <table:table-cell office:value-type="float" office:value="86149.9468502035" calcext:value-type="float">
            <text:p>86149.9468502035</text:p>
          </table:table-cell>
          <table:table-cell office:value-type="float" office:value="44084.6318681319" calcext:value-type="float">
            <text:p>44084.6318681319</text:p>
          </table:table-cell>
          <table:table-cell office:value-type="float" office:value="0.384971691451314" calcext:value-type="float">
            <text:p>0.384971691451314</text:p>
          </table:table-cell>
          <table:table-cell table:number-columns-repeated="101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25" calcext:value-type="float">
            <text:p>0.25</text:p>
          </table:table-cell>
          <table:table-cell office:value-type="float" office:value="93133" calcext:value-type="float">
            <text:p>93133</text:p>
          </table:table-cell>
          <table:table-cell office:value-type="float" office:value="182" calcext:value-type="float">
            <text:p>182</text:p>
          </table:table-cell>
          <table:table-cell office:value-type="float" office:value="8023403" calcext:value-type="float">
            <text:p>8023403</text:p>
          </table:table-cell>
          <table:table-cell office:value-type="float" office:value="0" calcext:value-type="float">
            <text:p>0</text:p>
          </table:table-cell>
          <table:table-cell office:value-type="float" office:value="0.00195419453899262" calcext:value-type="float">
            <text:p>0.001954194538993</text:p>
          </table:table-cell>
          <table:table-cell office:value-type="float" office:value="86149.9468502035" calcext:value-type="float">
            <text:p>86149.9468502035</text:p>
          </table:table-cell>
          <table:table-cell office:value-type="float" office:value="44084.6318681319" calcext:value-type="float">
            <text:p>44084.6318681319</text:p>
          </table:table-cell>
          <table:table-cell office:value-type="float" office:value="0.384971691451314" calcext:value-type="float">
            <text:p>0.384971691451314</text:p>
          </table:table-cell>
          <table:table-cell table:number-columns-repeated="101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25" calcext:value-type="float">
            <text:p>0.25</text:p>
          </table:table-cell>
          <table:table-cell office:value-type="float" office:value="93133" calcext:value-type="float">
            <text:p>93133</text:p>
          </table:table-cell>
          <table:table-cell office:value-type="float" office:value="182" calcext:value-type="float">
            <text:p>182</text:p>
          </table:table-cell>
          <table:table-cell office:value-type="float" office:value="8023403" calcext:value-type="float">
            <text:p>8023403</text:p>
          </table:table-cell>
          <table:table-cell office:value-type="float" office:value="0" calcext:value-type="float">
            <text:p>0</text:p>
          </table:table-cell>
          <table:table-cell office:value-type="float" office:value="0.00195419453899262" calcext:value-type="float">
            <text:p>0.001954194538993</text:p>
          </table:table-cell>
          <table:table-cell office:value-type="float" office:value="86149.9468502035" calcext:value-type="float">
            <text:p>86149.9468502035</text:p>
          </table:table-cell>
          <table:table-cell office:value-type="float" office:value="44084.6318681319" calcext:value-type="float">
            <text:p>44084.6318681319</text:p>
          </table:table-cell>
          <table:table-cell office:value-type="float" office:value="0.384971691451314" calcext:value-type="float">
            <text:p>0.384971691451314</text:p>
          </table:table-cell>
          <table:table-cell table:number-columns-repeated="101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25" calcext:value-type="float">
            <text:p>0.25</text:p>
          </table:table-cell>
          <table:table-cell office:value-type="float" office:value="93133" calcext:value-type="float">
            <text:p>93133</text:p>
          </table:table-cell>
          <table:table-cell office:value-type="float" office:value="182" calcext:value-type="float">
            <text:p>182</text:p>
          </table:table-cell>
          <table:table-cell office:value-type="float" office:value="8023403" calcext:value-type="float">
            <text:p>8023403</text:p>
          </table:table-cell>
          <table:table-cell office:value-type="float" office:value="0" calcext:value-type="float">
            <text:p>0</text:p>
          </table:table-cell>
          <table:table-cell office:value-type="float" office:value="0.00195419453899262" calcext:value-type="float">
            <text:p>0.001954194538993</text:p>
          </table:table-cell>
          <table:table-cell office:value-type="float" office:value="86149.9468502035" calcext:value-type="float">
            <text:p>86149.9468502035</text:p>
          </table:table-cell>
          <table:table-cell office:value-type="float" office:value="44084.6318681319" calcext:value-type="float">
            <text:p>44084.6318681319</text:p>
          </table:table-cell>
          <table:table-cell office:value-type="float" office:value="0.384971691451314" calcext:value-type="float">
            <text:p>0.384971691451314</text:p>
          </table:table-cell>
          <table:table-cell table:number-columns-repeated="101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25" calcext:value-type="float">
            <text:p>0.25</text:p>
          </table:table-cell>
          <table:table-cell office:value-type="float" office:value="93133" calcext:value-type="float">
            <text:p>93133</text:p>
          </table:table-cell>
          <table:table-cell office:value-type="float" office:value="182" calcext:value-type="float">
            <text:p>182</text:p>
          </table:table-cell>
          <table:table-cell office:value-type="float" office:value="8023403" calcext:value-type="float">
            <text:p>8023403</text:p>
          </table:table-cell>
          <table:table-cell office:value-type="float" office:value="0" calcext:value-type="float">
            <text:p>0</text:p>
          </table:table-cell>
          <table:table-cell office:value-type="float" office:value="0.00195419453899262" calcext:value-type="float">
            <text:p>0.001954194538993</text:p>
          </table:table-cell>
          <table:table-cell office:value-type="float" office:value="86149.9468502035" calcext:value-type="float">
            <text:p>86149.9468502035</text:p>
          </table:table-cell>
          <table:table-cell office:value-type="float" office:value="44084.6318681319" calcext:value-type="float">
            <text:p>44084.6318681319</text:p>
          </table:table-cell>
          <table:table-cell office:value-type="float" office:value="0.384971691451314" calcext:value-type="float">
            <text:p>0.384971691451314</text:p>
          </table:table-cell>
          <table:table-cell table:number-columns-repeated="101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25" calcext:value-type="float">
            <text:p>0.25</text:p>
          </table:table-cell>
          <table:table-cell office:value-type="float" office:value="93133" calcext:value-type="float">
            <text:p>93133</text:p>
          </table:table-cell>
          <table:table-cell office:value-type="float" office:value="182" calcext:value-type="float">
            <text:p>182</text:p>
          </table:table-cell>
          <table:table-cell office:value-type="float" office:value="8023403" calcext:value-type="float">
            <text:p>8023403</text:p>
          </table:table-cell>
          <table:table-cell office:value-type="float" office:value="0" calcext:value-type="float">
            <text:p>0</text:p>
          </table:table-cell>
          <table:table-cell office:value-type="float" office:value="0.00195419453899262" calcext:value-type="float">
            <text:p>0.001954194538993</text:p>
          </table:table-cell>
          <table:table-cell office:value-type="float" office:value="86149.9468502035" calcext:value-type="float">
            <text:p>86149.9468502035</text:p>
          </table:table-cell>
          <table:table-cell office:value-type="float" office:value="44084.6318681319" calcext:value-type="float">
            <text:p>44084.6318681319</text:p>
          </table:table-cell>
          <table:table-cell office:value-type="float" office:value="0.384971691451314" calcext:value-type="float">
            <text:p>0.384971691451314</text:p>
          </table:table-cell>
          <table:table-cell table:number-columns-repeated="101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25" calcext:value-type="float">
            <text:p>0.25</text:p>
          </table:table-cell>
          <table:table-cell office:value-type="float" office:value="93133" calcext:value-type="float">
            <text:p>93133</text:p>
          </table:table-cell>
          <table:table-cell office:value-type="float" office:value="182" calcext:value-type="float">
            <text:p>182</text:p>
          </table:table-cell>
          <table:table-cell office:value-type="float" office:value="8023403" calcext:value-type="float">
            <text:p>8023403</text:p>
          </table:table-cell>
          <table:table-cell office:value-type="float" office:value="0" calcext:value-type="float">
            <text:p>0</text:p>
          </table:table-cell>
          <table:table-cell office:value-type="float" office:value="0.00195419453899262" calcext:value-type="float">
            <text:p>0.001954194538993</text:p>
          </table:table-cell>
          <table:table-cell office:value-type="float" office:value="86149.9468502035" calcext:value-type="float">
            <text:p>86149.9468502035</text:p>
          </table:table-cell>
          <table:table-cell office:value-type="float" office:value="44084.6318681319" calcext:value-type="float">
            <text:p>44084.6318681319</text:p>
          </table:table-cell>
          <table:table-cell office:value-type="float" office:value="0.384971691451314" calcext:value-type="float">
            <text:p>0.384971691451314</text:p>
          </table:table-cell>
          <table:table-cell table:number-columns-repeated="101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25" calcext:value-type="float">
            <text:p>0.25</text:p>
          </table:table-cell>
          <table:table-cell office:value-type="float" office:value="93133" calcext:value-type="float">
            <text:p>93133</text:p>
          </table:table-cell>
          <table:table-cell office:value-type="float" office:value="182" calcext:value-type="float">
            <text:p>182</text:p>
          </table:table-cell>
          <table:table-cell office:value-type="float" office:value="8023403" calcext:value-type="float">
            <text:p>8023403</text:p>
          </table:table-cell>
          <table:table-cell office:value-type="float" office:value="0" calcext:value-type="float">
            <text:p>0</text:p>
          </table:table-cell>
          <table:table-cell office:value-type="float" office:value="0.00195419453899262" calcext:value-type="float">
            <text:p>0.001954194538993</text:p>
          </table:table-cell>
          <table:table-cell office:value-type="float" office:value="86149.9468502035" calcext:value-type="float">
            <text:p>86149.9468502035</text:p>
          </table:table-cell>
          <table:table-cell office:value-type="float" office:value="44084.6318681319" calcext:value-type="float">
            <text:p>44084.6318681319</text:p>
          </table:table-cell>
          <table:table-cell office:value-type="float" office:value="0.384971691451314" calcext:value-type="float">
            <text:p>0.384971691451314</text:p>
          </table:table-cell>
          <table:table-cell table:number-columns-repeated="101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25" calcext:value-type="float">
            <text:p>0.25</text:p>
          </table:table-cell>
          <table:table-cell office:value-type="float" office:value="93133" calcext:value-type="float">
            <text:p>93133</text:p>
          </table:table-cell>
          <table:table-cell office:value-type="float" office:value="182" calcext:value-type="float">
            <text:p>182</text:p>
          </table:table-cell>
          <table:table-cell office:value-type="float" office:value="8023403" calcext:value-type="float">
            <text:p>8023403</text:p>
          </table:table-cell>
          <table:table-cell office:value-type="float" office:value="0" calcext:value-type="float">
            <text:p>0</text:p>
          </table:table-cell>
          <table:table-cell office:value-type="float" office:value="0.00195419453899262" calcext:value-type="float">
            <text:p>0.001954194538993</text:p>
          </table:table-cell>
          <table:table-cell office:value-type="float" office:value="86149.9468502035" calcext:value-type="float">
            <text:p>86149.9468502035</text:p>
          </table:table-cell>
          <table:table-cell office:value-type="float" office:value="44084.6318681319" calcext:value-type="float">
            <text:p>44084.6318681319</text:p>
          </table:table-cell>
          <table:table-cell office:value-type="float" office:value="0.384971691451314" calcext:value-type="float">
            <text:p>0.384971691451314</text:p>
          </table:table-cell>
          <table:table-cell table:number-columns-repeated="101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25" calcext:value-type="float">
            <text:p>0.25</text:p>
          </table:table-cell>
          <table:table-cell office:value-type="float" office:value="93133" calcext:value-type="float">
            <text:p>93133</text:p>
          </table:table-cell>
          <table:table-cell office:value-type="float" office:value="182" calcext:value-type="float">
            <text:p>182</text:p>
          </table:table-cell>
          <table:table-cell office:value-type="float" office:value="8023403" calcext:value-type="float">
            <text:p>8023403</text:p>
          </table:table-cell>
          <table:table-cell office:value-type="float" office:value="0" calcext:value-type="float">
            <text:p>0</text:p>
          </table:table-cell>
          <table:table-cell office:value-type="float" office:value="0.00195419453899262" calcext:value-type="float">
            <text:p>0.001954194538993</text:p>
          </table:table-cell>
          <table:table-cell office:value-type="float" office:value="86149.9468502035" calcext:value-type="float">
            <text:p>86149.9468502035</text:p>
          </table:table-cell>
          <table:table-cell office:value-type="float" office:value="44084.6318681319" calcext:value-type="float">
            <text:p>44084.6318681319</text:p>
          </table:table-cell>
          <table:table-cell office:value-type="float" office:value="0.384971691451314" calcext:value-type="float">
            <text:p>0.384971691451314</text:p>
          </table:table-cell>
          <table:table-cell table:number-columns-repeated="101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25" calcext:value-type="float">
            <text:p>0.25</text:p>
          </table:table-cell>
          <table:table-cell office:value-type="float" office:value="93133" calcext:value-type="float">
            <text:p>93133</text:p>
          </table:table-cell>
          <table:table-cell office:value-type="float" office:value="182" calcext:value-type="float">
            <text:p>182</text:p>
          </table:table-cell>
          <table:table-cell office:value-type="float" office:value="8023403" calcext:value-type="float">
            <text:p>8023403</text:p>
          </table:table-cell>
          <table:table-cell office:value-type="float" office:value="0" calcext:value-type="float">
            <text:p>0</text:p>
          </table:table-cell>
          <table:table-cell office:value-type="float" office:value="0.00195419453899262" calcext:value-type="float">
            <text:p>0.001954194538993</text:p>
          </table:table-cell>
          <table:table-cell office:value-type="float" office:value="86149.9468502035" calcext:value-type="float">
            <text:p>86149.9468502035</text:p>
          </table:table-cell>
          <table:table-cell office:value-type="float" office:value="44084.6318681319" calcext:value-type="float">
            <text:p>44084.6318681319</text:p>
          </table:table-cell>
          <table:table-cell office:value-type="float" office:value="0.384971691451314" calcext:value-type="float">
            <text:p>0.384971691451314</text:p>
          </table:table-cell>
          <table:table-cell table:number-columns-repeated="101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25" calcext:value-type="float">
            <text:p>0.25</text:p>
          </table:table-cell>
          <table:table-cell office:value-type="float" office:value="93133" calcext:value-type="float">
            <text:p>93133</text:p>
          </table:table-cell>
          <table:table-cell office:value-type="float" office:value="182" calcext:value-type="float">
            <text:p>182</text:p>
          </table:table-cell>
          <table:table-cell office:value-type="float" office:value="8023403" calcext:value-type="float">
            <text:p>8023403</text:p>
          </table:table-cell>
          <table:table-cell office:value-type="float" office:value="0" calcext:value-type="float">
            <text:p>0</text:p>
          </table:table-cell>
          <table:table-cell office:value-type="float" office:value="0.00195419453899262" calcext:value-type="float">
            <text:p>0.001954194538993</text:p>
          </table:table-cell>
          <table:table-cell office:value-type="float" office:value="86149.9468502035" calcext:value-type="float">
            <text:p>86149.9468502035</text:p>
          </table:table-cell>
          <table:table-cell office:value-type="float" office:value="44084.6318681319" calcext:value-type="float">
            <text:p>44084.6318681319</text:p>
          </table:table-cell>
          <table:table-cell office:value-type="float" office:value="0.384971691451314" calcext:value-type="float">
            <text:p>0.384971691451314</text:p>
          </table:table-cell>
          <table:table-cell table:number-columns-repeated="101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25" calcext:value-type="float">
            <text:p>0.25</text:p>
          </table:table-cell>
          <table:table-cell office:value-type="float" office:value="93133" calcext:value-type="float">
            <text:p>93133</text:p>
          </table:table-cell>
          <table:table-cell office:value-type="float" office:value="182" calcext:value-type="float">
            <text:p>182</text:p>
          </table:table-cell>
          <table:table-cell office:value-type="float" office:value="8023403" calcext:value-type="float">
            <text:p>8023403</text:p>
          </table:table-cell>
          <table:table-cell office:value-type="float" office:value="0" calcext:value-type="float">
            <text:p>0</text:p>
          </table:table-cell>
          <table:table-cell office:value-type="float" office:value="0.00195419453899262" calcext:value-type="float">
            <text:p>0.001954194538993</text:p>
          </table:table-cell>
          <table:table-cell office:value-type="float" office:value="86149.9468502035" calcext:value-type="float">
            <text:p>86149.9468502035</text:p>
          </table:table-cell>
          <table:table-cell office:value-type="float" office:value="44084.6318681319" calcext:value-type="float">
            <text:p>44084.6318681319</text:p>
          </table:table-cell>
          <table:table-cell office:value-type="float" office:value="0.384971691451314" calcext:value-type="float">
            <text:p>0.384971691451314</text:p>
          </table:table-cell>
          <table:table-cell table:number-columns-repeated="101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25" calcext:value-type="float">
            <text:p>0.25</text:p>
          </table:table-cell>
          <table:table-cell office:value-type="float" office:value="93133" calcext:value-type="float">
            <text:p>93133</text:p>
          </table:table-cell>
          <table:table-cell office:value-type="float" office:value="182" calcext:value-type="float">
            <text:p>182</text:p>
          </table:table-cell>
          <table:table-cell office:value-type="float" office:value="8023403" calcext:value-type="float">
            <text:p>8023403</text:p>
          </table:table-cell>
          <table:table-cell office:value-type="float" office:value="0" calcext:value-type="float">
            <text:p>0</text:p>
          </table:table-cell>
          <table:table-cell office:value-type="float" office:value="0.00195419453899262" calcext:value-type="float">
            <text:p>0.001954194538993</text:p>
          </table:table-cell>
          <table:table-cell office:value-type="float" office:value="86149.9468502035" calcext:value-type="float">
            <text:p>86149.9468502035</text:p>
          </table:table-cell>
          <table:table-cell office:value-type="float" office:value="44084.6318681319" calcext:value-type="float">
            <text:p>44084.6318681319</text:p>
          </table:table-cell>
          <table:table-cell office:value-type="float" office:value="0.384971691451314" calcext:value-type="float">
            <text:p>0.384971691451314</text:p>
          </table:table-cell>
          <table:table-cell table:number-columns-repeated="101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25" calcext:value-type="float">
            <text:p>0.25</text:p>
          </table:table-cell>
          <table:table-cell office:value-type="float" office:value="93133" calcext:value-type="float">
            <text:p>93133</text:p>
          </table:table-cell>
          <table:table-cell office:value-type="float" office:value="182" calcext:value-type="float">
            <text:p>182</text:p>
          </table:table-cell>
          <table:table-cell office:value-type="float" office:value="8023403" calcext:value-type="float">
            <text:p>8023403</text:p>
          </table:table-cell>
          <table:table-cell office:value-type="float" office:value="0" calcext:value-type="float">
            <text:p>0</text:p>
          </table:table-cell>
          <table:table-cell office:value-type="float" office:value="0.00195419453899262" calcext:value-type="float">
            <text:p>0.001954194538993</text:p>
          </table:table-cell>
          <table:table-cell office:value-type="float" office:value="86149.9468502035" calcext:value-type="float">
            <text:p>86149.9468502035</text:p>
          </table:table-cell>
          <table:table-cell office:value-type="float" office:value="44084.6318681319" calcext:value-type="float">
            <text:p>44084.6318681319</text:p>
          </table:table-cell>
          <table:table-cell office:value-type="float" office:value="0.384971691451314" calcext:value-type="float">
            <text:p>0.384971691451314</text:p>
          </table:table-cell>
          <table:table-cell table:number-columns-repeated="101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25" calcext:value-type="float">
            <text:p>0.25</text:p>
          </table:table-cell>
          <table:table-cell office:value-type="float" office:value="93133" calcext:value-type="float">
            <text:p>93133</text:p>
          </table:table-cell>
          <table:table-cell office:value-type="float" office:value="182" calcext:value-type="float">
            <text:p>182</text:p>
          </table:table-cell>
          <table:table-cell office:value-type="float" office:value="8023403" calcext:value-type="float">
            <text:p>8023403</text:p>
          </table:table-cell>
          <table:table-cell office:value-type="float" office:value="0" calcext:value-type="float">
            <text:p>0</text:p>
          </table:table-cell>
          <table:table-cell office:value-type="float" office:value="0.00195419453899262" calcext:value-type="float">
            <text:p>0.001954194538993</text:p>
          </table:table-cell>
          <table:table-cell office:value-type="float" office:value="86149.9468502035" calcext:value-type="float">
            <text:p>86149.9468502035</text:p>
          </table:table-cell>
          <table:table-cell office:value-type="float" office:value="44084.6318681319" calcext:value-type="float">
            <text:p>44084.6318681319</text:p>
          </table:table-cell>
          <table:table-cell office:value-type="float" office:value="0.384971691451314" calcext:value-type="float">
            <text:p>0.384971691451314</text:p>
          </table:table-cell>
          <table:table-cell table:number-columns-repeated="101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25" calcext:value-type="float">
            <text:p>0.25</text:p>
          </table:table-cell>
          <table:table-cell office:value-type="float" office:value="93133" calcext:value-type="float">
            <text:p>93133</text:p>
          </table:table-cell>
          <table:table-cell office:value-type="float" office:value="182" calcext:value-type="float">
            <text:p>182</text:p>
          </table:table-cell>
          <table:table-cell office:value-type="float" office:value="8023403" calcext:value-type="float">
            <text:p>8023403</text:p>
          </table:table-cell>
          <table:table-cell office:value-type="float" office:value="0" calcext:value-type="float">
            <text:p>0</text:p>
          </table:table-cell>
          <table:table-cell office:value-type="float" office:value="0.00195419453899262" calcext:value-type="float">
            <text:p>0.001954194538993</text:p>
          </table:table-cell>
          <table:table-cell office:value-type="float" office:value="86149.9468502035" calcext:value-type="float">
            <text:p>86149.9468502035</text:p>
          </table:table-cell>
          <table:table-cell office:value-type="float" office:value="44084.6318681319" calcext:value-type="float">
            <text:p>44084.6318681319</text:p>
          </table:table-cell>
          <table:table-cell office:value-type="float" office:value="0.384971691451314" calcext:value-type="float">
            <text:p>0.384971691451314</text:p>
          </table:table-cell>
          <table:table-cell table:number-columns-repeated="101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25" calcext:value-type="float">
            <text:p>0.25</text:p>
          </table:table-cell>
          <table:table-cell office:value-type="float" office:value="93133" calcext:value-type="float">
            <text:p>93133</text:p>
          </table:table-cell>
          <table:table-cell office:value-type="float" office:value="182" calcext:value-type="float">
            <text:p>182</text:p>
          </table:table-cell>
          <table:table-cell office:value-type="float" office:value="8023403" calcext:value-type="float">
            <text:p>8023403</text:p>
          </table:table-cell>
          <table:table-cell office:value-type="float" office:value="0" calcext:value-type="float">
            <text:p>0</text:p>
          </table:table-cell>
          <table:table-cell office:value-type="float" office:value="0.00195419453899262" calcext:value-type="float">
            <text:p>0.001954194538993</text:p>
          </table:table-cell>
          <table:table-cell office:value-type="float" office:value="86149.9468502035" calcext:value-type="float">
            <text:p>86149.9468502035</text:p>
          </table:table-cell>
          <table:table-cell office:value-type="float" office:value="44084.6318681319" calcext:value-type="float">
            <text:p>44084.6318681319</text:p>
          </table:table-cell>
          <table:table-cell office:value-type="float" office:value="0.384971691451314" calcext:value-type="float">
            <text:p>0.384971691451314</text:p>
          </table:table-cell>
          <table:table-cell table:number-columns-repeated="101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25" calcext:value-type="float">
            <text:p>0.25</text:p>
          </table:table-cell>
          <table:table-cell office:value-type="float" office:value="93133" calcext:value-type="float">
            <text:p>93133</text:p>
          </table:table-cell>
          <table:table-cell office:value-type="float" office:value="182" calcext:value-type="float">
            <text:p>182</text:p>
          </table:table-cell>
          <table:table-cell office:value-type="float" office:value="8023403" calcext:value-type="float">
            <text:p>8023403</text:p>
          </table:table-cell>
          <table:table-cell office:value-type="float" office:value="0" calcext:value-type="float">
            <text:p>0</text:p>
          </table:table-cell>
          <table:table-cell office:value-type="float" office:value="0.00195419453899262" calcext:value-type="float">
            <text:p>0.001954194538993</text:p>
          </table:table-cell>
          <table:table-cell office:value-type="float" office:value="86149.9468502035" calcext:value-type="float">
            <text:p>86149.9468502035</text:p>
          </table:table-cell>
          <table:table-cell office:value-type="float" office:value="44084.6318681319" calcext:value-type="float">
            <text:p>44084.6318681319</text:p>
          </table:table-cell>
          <table:table-cell office:value-type="float" office:value="0.384971691451314" calcext:value-type="float">
            <text:p>0.384971691451314</text:p>
          </table:table-cell>
          <table:table-cell table:number-columns-repeated="101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25" calcext:value-type="float">
            <text:p>0.25</text:p>
          </table:table-cell>
          <table:table-cell office:value-type="float" office:value="93133" calcext:value-type="float">
            <text:p>93133</text:p>
          </table:table-cell>
          <table:table-cell office:value-type="float" office:value="182" calcext:value-type="float">
            <text:p>182</text:p>
          </table:table-cell>
          <table:table-cell office:value-type="float" office:value="8023403" calcext:value-type="float">
            <text:p>8023403</text:p>
          </table:table-cell>
          <table:table-cell office:value-type="float" office:value="0" calcext:value-type="float">
            <text:p>0</text:p>
          </table:table-cell>
          <table:table-cell office:value-type="float" office:value="0.00195419453899262" calcext:value-type="float">
            <text:p>0.001954194538993</text:p>
          </table:table-cell>
          <table:table-cell office:value-type="float" office:value="86149.9468502035" calcext:value-type="float">
            <text:p>86149.9468502035</text:p>
          </table:table-cell>
          <table:table-cell office:value-type="float" office:value="44084.6318681319" calcext:value-type="float">
            <text:p>44084.6318681319</text:p>
          </table:table-cell>
          <table:table-cell office:value-type="float" office:value="0.384971691451314" calcext:value-type="float">
            <text:p>0.384971691451314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61662" calcext:value-type="float">
            <text:p>61662</text:p>
          </table:table-cell>
          <table:table-cell office:value-type="float" office:value="150" calcext:value-type="float">
            <text:p>150</text:p>
          </table:table-cell>
          <table:table-cell office:value-type="float" office:value="3890056" calcext:value-type="float">
            <text:p>3890056</text:p>
          </table:table-cell>
          <table:table-cell office:value-type="float" office:value="0" calcext:value-type="float">
            <text:p>0</text:p>
          </table:table-cell>
          <table:table-cell office:value-type="float" office:value="0.00243261652233142" calcext:value-type="float">
            <text:p>0.002432616522331</text:p>
          </table:table-cell>
          <table:table-cell office:value-type="float" office:value="63086.7633226298" calcext:value-type="float">
            <text:p>63086.7633226298</text:p>
          </table:table-cell>
          <table:table-cell office:value-type="float" office:value="25933.7066666667" calcext:value-type="float">
            <text:p>25933.7066666667</text:p>
          </table:table-cell>
          <table:table-cell office:value-type="float" office:value="0.37464131480662" calcext:value-type="float">
            <text:p>0.37464131480662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65735" calcext:value-type="float">
            <text:p>65735</text:p>
          </table:table-cell>
          <table:table-cell office:value-type="float" office:value="158" calcext:value-type="float">
            <text:p>158</text:p>
          </table:table-cell>
          <table:table-cell office:value-type="float" office:value="4482619" calcext:value-type="float">
            <text:p>4482619</text:p>
          </table:table-cell>
          <table:table-cell office:value-type="float" office:value="0" calcext:value-type="float">
            <text:p>0</text:p>
          </table:table-cell>
          <table:table-cell office:value-type="float" office:value="0.00240359017266297" calcext:value-type="float">
            <text:p>0.002403590172663</text:p>
          </table:table-cell>
          <table:table-cell office:value-type="float" office:value="68192.272001217" calcext:value-type="float">
            <text:p>68192.272001217</text:p>
          </table:table-cell>
          <table:table-cell office:value-type="float" office:value="28371.0063291139" calcext:value-type="float">
            <text:p>28371.0063291139</text:p>
          </table:table-cell>
          <table:table-cell office:value-type="float" office:value="0.380795388540877" calcext:value-type="float">
            <text:p>0.380795388540877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" calcext:value-type="float">
            <text:p>0.3</text:p>
          </table:table-cell>
          <table:table-cell office:value-type="float" office:value="68687" calcext:value-type="float">
            <text:p>68687</text:p>
          </table:table-cell>
          <table:table-cell office:value-type="float" office:value="162" calcext:value-type="float">
            <text:p>162</text:p>
          </table:table-cell>
          <table:table-cell office:value-type="float" office:value="4950682" calcext:value-type="float">
            <text:p>4950682</text:p>
          </table:table-cell>
          <table:table-cell office:value-type="float" office:value="0" calcext:value-type="float">
            <text:p>0</text:p>
          </table:table-cell>
          <table:table-cell office:value-type="float" office:value="0.00235852490282004" calcext:value-type="float">
            <text:p>0.00235852490282</text:p>
          </table:table-cell>
          <table:table-cell office:value-type="float" office:value="72075.9677959439" calcext:value-type="float">
            <text:p>72075.9677959439</text:p>
          </table:table-cell>
          <table:table-cell office:value-type="float" office:value="30559.7654320988" calcext:value-type="float">
            <text:p>30559.7654320988</text:p>
          </table:table-cell>
          <table:table-cell office:value-type="float" office:value="0.382482897360501" calcext:value-type="float">
            <text:p>0.382482897360501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" calcext:value-type="float">
            <text:p>0.3</text:p>
          </table:table-cell>
          <table:table-cell office:value-type="float" office:value="70934" calcext:value-type="float">
            <text:p>70934</text:p>
          </table:table-cell>
          <table:table-cell office:value-type="float" office:value="164" calcext:value-type="float">
            <text:p>164</text:p>
          </table:table-cell>
          <table:table-cell office:value-type="float" office:value="5340508" calcext:value-type="float">
            <text:p>5340508</text:p>
          </table:table-cell>
          <table:table-cell office:value-type="float" office:value="0" calcext:value-type="float">
            <text:p>0</text:p>
          </table:table-cell>
          <table:table-cell office:value-type="float" office:value="0.00231200834578622" calcext:value-type="float">
            <text:p>0.002312008345786</text:p>
          </table:table-cell>
          <table:table-cell office:value-type="float" office:value="75288.408943525" calcext:value-type="float">
            <text:p>75288.408943525</text:p>
          </table:table-cell>
          <table:table-cell office:value-type="float" office:value="32564.0731707317" calcext:value-type="float">
            <text:p>32564.0731707317</text:p>
          </table:table-cell>
          <table:table-cell office:value-type="float" office:value="0.382068303809257" calcext:value-type="float">
            <text:p>0.382068303809257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" calcext:value-type="float">
            <text:p>0.3</text:p>
          </table:table-cell>
          <table:table-cell office:value-type="float" office:value="72628" calcext:value-type="float">
            <text:p>72628</text:p>
          </table:table-cell>
          <table:table-cell office:value-type="float" office:value="166" calcext:value-type="float">
            <text:p>166</text:p>
          </table:table-cell>
          <table:table-cell office:value-type="float" office:value="5658164" calcext:value-type="float">
            <text:p>5658164</text:p>
          </table:table-cell>
          <table:table-cell office:value-type="float" office:value="0" calcext:value-type="float">
            <text:p>0</text:p>
          </table:table-cell>
          <table:table-cell office:value-type="float" office:value="0.00228561987112408" calcext:value-type="float">
            <text:p>0.002285619871124</text:p>
          </table:table-cell>
          <table:table-cell office:value-type="float" office:value="77906.0968221623" calcext:value-type="float">
            <text:p>77906.0968221623</text:p>
          </table:table-cell>
          <table:table-cell office:value-type="float" office:value="34085.3253012048" calcext:value-type="float">
            <text:p>34085.3253012048</text:p>
          </table:table-cell>
          <table:table-cell office:value-type="float" office:value="0.382241134299198" calcext:value-type="float">
            <text:p>0.382241134299198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73915" calcext:value-type="float">
            <text:p>73915</text:p>
          </table:table-cell>
          <table:table-cell office:value-type="float" office:value="170" calcext:value-type="float">
            <text:p>170</text:p>
          </table:table-cell>
          <table:table-cell office:value-type="float" office:value="5909485" calcext:value-type="float">
            <text:p>5909485</text:p>
          </table:table-cell>
          <table:table-cell office:value-type="float" office:value="0" calcext:value-type="float">
            <text:p>0</text:p>
          </table:table-cell>
          <table:table-cell office:value-type="float" office:value="0.00229993911925861" calcext:value-type="float">
            <text:p>0.002299939119259</text:p>
          </table:table-cell>
          <table:table-cell office:value-type="float" office:value="79949.7395657174" calcext:value-type="float">
            <text:p>79949.7395657174</text:p>
          </table:table-cell>
          <table:table-cell office:value-type="float" office:value="34761.6764705882" calcext:value-type="float">
            <text:p>34761.6764705882</text:p>
          </table:table-cell>
          <table:table-cell office:value-type="float" office:value="0.385692271377811" calcext:value-type="float">
            <text:p>0.385692271377811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" calcext:value-type="float">
            <text:p>0.3</text:p>
          </table:table-cell>
          <table:table-cell office:value-type="float" office:value="74936" calcext:value-type="float">
            <text:p>74936</text:p>
          </table:table-cell>
          <table:table-cell office:value-type="float" office:value="170" calcext:value-type="float">
            <text:p>170</text:p>
          </table:table-cell>
          <table:table-cell office:value-type="float" office:value="6120371" calcext:value-type="float">
            <text:p>6120371</text:p>
          </table:table-cell>
          <table:table-cell office:value-type="float" office:value="0" calcext:value-type="float">
            <text:p>0</text:p>
          </table:table-cell>
          <table:table-cell office:value-type="float" office:value="0.00226860254083485" calcext:value-type="float">
            <text:p>0.002268602540835</text:p>
          </table:table-cell>
          <table:table-cell office:value-type="float" office:value="81674.6423614818" calcext:value-type="float">
            <text:p>81674.6423614818</text:p>
          </table:table-cell>
          <table:table-cell office:value-type="float" office:value="36002.1823529412" calcext:value-type="float">
            <text:p>36002.1823529412</text:p>
          </table:table-cell>
          <table:table-cell office:value-type="float" office:value="0.383989515088599" calcext:value-type="float">
            <text:p>0.383989515088599</text:p>
          </table:table-cell>
          <table:table-cell table:number-columns-repeated="101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" calcext:value-type="float">
            <text:p>0.3</text:p>
          </table:table-cell>
          <table:table-cell office:value-type="float" office:value="75674" calcext:value-type="float">
            <text:p>75674</text:p>
          </table:table-cell>
          <table:table-cell office:value-type="float" office:value="170" calcext:value-type="float">
            <text:p>170</text:p>
          </table:table-cell>
          <table:table-cell office:value-type="float" office:value="6285039" calcext:value-type="float">
            <text:p>6285039</text:p>
          </table:table-cell>
          <table:table-cell office:value-type="float" office:value="0" calcext:value-type="float">
            <text:p>0</text:p>
          </table:table-cell>
          <table:table-cell office:value-type="float" office:value="0.00224647831487697" calcext:value-type="float">
            <text:p>0.002246478314877</text:p>
          </table:table-cell>
          <table:table-cell office:value-type="float" office:value="83054.1401273885" calcext:value-type="float">
            <text:p>83054.1401273885</text:p>
          </table:table-cell>
          <table:table-cell office:value-type="float" office:value="36970.8176470588" calcext:value-type="float">
            <text:p>36970.8176470588</text:p>
          </table:table-cell>
          <table:table-cell office:value-type="float" office:value="0.38266110897562" calcext:value-type="float">
            <text:p>0.38266110897562</text:p>
          </table:table-cell>
          <table:table-cell table:number-columns-repeated="101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" calcext:value-type="float">
            <text:p>0.3</text:p>
          </table:table-cell>
          <table:table-cell office:value-type="float" office:value="76307" calcext:value-type="float">
            <text:p>76307</text:p>
          </table:table-cell>
          <table:table-cell office:value-type="float" office:value="172" calcext:value-type="float">
            <text:p>172</text:p>
          </table:table-cell>
          <table:table-cell office:value-type="float" office:value="6431684" calcext:value-type="float">
            <text:p>6431684</text:p>
          </table:table-cell>
          <table:table-cell office:value-type="float" office:value="0" calcext:value-type="float">
            <text:p>0</text:p>
          </table:table-cell>
          <table:table-cell office:value-type="float" office:value="0.00225405270813949" calcext:value-type="float">
            <text:p>0.002254052708139</text:p>
          </table:table-cell>
          <table:table-cell office:value-type="float" office:value="84286.9461517292" calcext:value-type="float">
            <text:p>84286.9461517292</text:p>
          </table:table-cell>
          <table:table-cell office:value-type="float" office:value="37393.511627907" calcext:value-type="float">
            <text:p>37393.511627907</text:p>
          </table:table-cell>
          <table:table-cell office:value-type="float" office:value="0.384219008899524" calcext:value-type="float">
            <text:p>0.384219008899524</text:p>
          </table:table-cell>
          <table:table-cell table:number-columns-repeated="101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" calcext:value-type="float">
            <text:p>0.3</text:p>
          </table:table-cell>
          <table:table-cell office:value-type="float" office:value="76694" calcext:value-type="float">
            <text:p>76694</text:p>
          </table:table-cell>
          <table:table-cell office:value-type="float" office:value="172" calcext:value-type="float">
            <text:p>172</text:p>
          </table:table-cell>
          <table:table-cell office:value-type="float" office:value="6524157" calcext:value-type="float">
            <text:p>6524157</text:p>
          </table:table-cell>
          <table:table-cell office:value-type="float" office:value="0" calcext:value-type="float">
            <text:p>0</text:p>
          </table:table-cell>
          <table:table-cell office:value-type="float" office:value="0.00224267869716014" calcext:value-type="float">
            <text:p>0.00224267869716</text:p>
          </table:table-cell>
          <table:table-cell office:value-type="float" office:value="85067.3716327223" calcext:value-type="float">
            <text:p>85067.3716327223</text:p>
          </table:table-cell>
          <table:table-cell office:value-type="float" office:value="37931.1453488372" calcext:value-type="float">
            <text:p>37931.1453488372</text:p>
          </table:table-cell>
          <table:table-cell office:value-type="float" office:value="0.383473537894035" calcext:value-type="float">
            <text:p>0.383473537894035</text:p>
          </table:table-cell>
          <table:table-cell table:number-columns-repeated="10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" calcext:value-type="float">
            <text:p>0.3</text:p>
          </table:table-cell>
          <table:table-cell office:value-type="float" office:value="76976" calcext:value-type="float">
            <text:p>76976</text:p>
          </table:table-cell>
          <table:table-cell office:value-type="float" office:value="173" calcext:value-type="float">
            <text:p>173</text:p>
          </table:table-cell>
          <table:table-cell office:value-type="float" office:value="6595166" calcext:value-type="float">
            <text:p>6595166</text:p>
          </table:table-cell>
          <table:table-cell office:value-type="float" office:value="0" calcext:value-type="float">
            <text:p>0</text:p>
          </table:table-cell>
          <table:table-cell office:value-type="float" office:value="0.00224745375181875" calcext:value-type="float">
            <text:p>0.002247453751819</text:p>
          </table:table-cell>
          <table:table-cell office:value-type="float" office:value="85678.2113905633" calcext:value-type="float">
            <text:p>85678.2113905633</text:p>
          </table:table-cell>
          <table:table-cell office:value-type="float" office:value="38122.3468208092" calcext:value-type="float">
            <text:p>38122.3468208092</text:p>
          </table:table-cell>
          <table:table-cell office:value-type="float" office:value="0.384271489785" calcext:value-type="float">
            <text:p>0.384271489785</text:p>
          </table:table-cell>
          <table:table-cell table:number-columns-repeated="101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3" calcext:value-type="float">
            <text:p>0.3</text:p>
          </table:table-cell>
          <table:table-cell office:value-type="float" office:value="77153" calcext:value-type="float">
            <text:p>77153</text:p>
          </table:table-cell>
          <table:table-cell office:value-type="float" office:value="173" calcext:value-type="float">
            <text:p>173</text:p>
          </table:table-cell>
          <table:table-cell office:value-type="float" office:value="6642106" calcext:value-type="float">
            <text:p>6642106</text:p>
          </table:table-cell>
          <table:table-cell office:value-type="float" office:value="0" calcext:value-type="float">
            <text:p>0</text:p>
          </table:table-cell>
          <table:table-cell office:value-type="float" office:value="0.00224229777195961" calcext:value-type="float">
            <text:p>0.00224229777196</text:p>
          </table:table-cell>
          <table:table-cell office:value-type="float" office:value="86090.0548261247" calcext:value-type="float">
            <text:p>86090.0548261247</text:p>
          </table:table-cell>
          <table:table-cell office:value-type="float" office:value="38393.676300578" calcext:value-type="float">
            <text:p>38393.676300578</text:p>
          </table:table-cell>
          <table:table-cell office:value-type="float" office:value="0.383893391795071" calcext:value-type="float">
            <text:p>0.383893391795071</text:p>
          </table:table-cell>
          <table:table-cell table:number-columns-repeated="101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3" calcext:value-type="float">
            <text:p>0.3</text:p>
          </table:table-cell>
          <table:table-cell office:value-type="float" office:value="77281" calcext:value-type="float">
            <text:p>77281</text:p>
          </table:table-cell>
          <table:table-cell office:value-type="float" office:value="173" calcext:value-type="float">
            <text:p>173</text:p>
          </table:table-cell>
          <table:table-cell office:value-type="float" office:value="6676835" calcext:value-type="float">
            <text:p>6676835</text:p>
          </table:table-cell>
          <table:table-cell office:value-type="float" office:value="0" calcext:value-type="float">
            <text:p>0</text:p>
          </table:table-cell>
          <table:table-cell office:value-type="float" office:value="0.00223858386925635" calcext:value-type="float">
            <text:p>0.002238583869256</text:p>
          </table:table-cell>
          <table:table-cell office:value-type="float" office:value="86396.8504548337" calcext:value-type="float">
            <text:p>86396.8504548337</text:p>
          </table:table-cell>
          <table:table-cell office:value-type="float" office:value="38594.4219653179" calcext:value-type="float">
            <text:p>38594.4219653179</text:p>
          </table:table-cell>
          <table:table-cell office:value-type="float" office:value="0.383613702843719" calcext:value-type="float">
            <text:p>0.383613702843719</text:p>
          </table:table-cell>
          <table:table-cell table:number-columns-repeated="101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3" calcext:value-type="float">
            <text:p>0.3</text:p>
          </table:table-cell>
          <table:table-cell office:value-type="float" office:value="77360" calcext:value-type="float">
            <text:p>77360</text:p>
          </table:table-cell>
          <table:table-cell office:value-type="float" office:value="173" calcext:value-type="float">
            <text:p>173</text:p>
          </table:table-cell>
          <table:table-cell office:value-type="float" office:value="6698855" calcext:value-type="float">
            <text:p>6698855</text:p>
          </table:table-cell>
          <table:table-cell office:value-type="float" office:value="0" calcext:value-type="float">
            <text:p>0</text:p>
          </table:table-cell>
          <table:table-cell office:value-type="float" office:value="0.00223629782833506" calcext:value-type="float">
            <text:p>0.002236297828335</text:p>
          </table:table-cell>
          <table:table-cell office:value-type="float" office:value="86593.2652533609" calcext:value-type="float">
            <text:p>86593.2652533609</text:p>
          </table:table-cell>
          <table:table-cell office:value-type="float" office:value="38721.7052023121" calcext:value-type="float">
            <text:p>38721.7052023121</text:p>
          </table:table-cell>
          <table:table-cell office:value-type="float" office:value="0.383436399823258" calcext:value-type="float">
            <text:p>0.383436399823258</text:p>
          </table:table-cell>
          <table:table-cell table:number-columns-repeated="101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" calcext:value-type="float">
            <text:p>0.3</text:p>
          </table:table-cell>
          <table:table-cell office:value-type="float" office:value="77406" calcext:value-type="float">
            <text:p>77406</text:p>
          </table:table-cell>
          <table:table-cell office:value-type="float" office:value="173" calcext:value-type="float">
            <text:p>173</text:p>
          </table:table-cell>
          <table:table-cell office:value-type="float" office:value="6711957" calcext:value-type="float">
            <text:p>6711957</text:p>
          </table:table-cell>
          <table:table-cell office:value-type="float" office:value="0" calcext:value-type="float">
            <text:p>0</text:p>
          </table:table-cell>
          <table:table-cell office:value-type="float" office:value="0.00223496886546262" calcext:value-type="float">
            <text:p>0.002234968865463</text:p>
          </table:table-cell>
          <table:table-cell office:value-type="float" office:value="86711.0689093869" calcext:value-type="float">
            <text:p>86711.0689093869</text:p>
          </table:table-cell>
          <table:table-cell office:value-type="float" office:value="38797.4393063584" calcext:value-type="float">
            <text:p>38797.4393063584</text:p>
          </table:table-cell>
          <table:table-cell office:value-type="float" office:value="0.383330919341822" calcext:value-type="float">
            <text:p>0.383330919341822</text:p>
          </table:table-cell>
          <table:table-cell table:number-columns-repeated="10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 office:value-type="float" office:value="77415" calcext:value-type="float">
            <text:p>77415</text:p>
          </table:table-cell>
          <table:table-cell office:value-type="float" office:value="173" calcext:value-type="float">
            <text:p>173</text:p>
          </table:table-cell>
          <table:table-cell office:value-type="float" office:value="6714601" calcext:value-type="float">
            <text:p>6714601</text:p>
          </table:table-cell>
          <table:table-cell office:value-type="float" office:value="0" calcext:value-type="float">
            <text:p>0</text:p>
          </table:table-cell>
          <table:table-cell office:value-type="float" office:value="0.00223470903571659" calcext:value-type="float">
            <text:p>0.002234709035717</text:p>
          </table:table-cell>
          <table:table-cell office:value-type="float" office:value="86735.1417683911" calcext:value-type="float">
            <text:p>86735.1417683911</text:p>
          </table:table-cell>
          <table:table-cell office:value-type="float" office:value="38812.7225433526" calcext:value-type="float">
            <text:p>38812.7225433526</text:p>
          </table:table-cell>
          <table:table-cell office:value-type="float" office:value="0.383309637426949" calcext:value-type="float">
            <text:p>0.383309637426949</text:p>
          </table:table-cell>
          <table:table-cell table:number-columns-repeated="101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3" calcext:value-type="float">
            <text:p>0.3</text:p>
          </table:table-cell>
          <table:table-cell office:value-type="float" office:value="77415" calcext:value-type="float">
            <text:p>77415</text:p>
          </table:table-cell>
          <table:table-cell office:value-type="float" office:value="173" calcext:value-type="float">
            <text:p>173</text:p>
          </table:table-cell>
          <table:table-cell office:value-type="float" office:value="6714601" calcext:value-type="float">
            <text:p>6714601</text:p>
          </table:table-cell>
          <table:table-cell office:value-type="float" office:value="0" calcext:value-type="float">
            <text:p>0</text:p>
          </table:table-cell>
          <table:table-cell office:value-type="float" office:value="0.00223470903571659" calcext:value-type="float">
            <text:p>0.002234709035717</text:p>
          </table:table-cell>
          <table:table-cell office:value-type="float" office:value="86735.1417683911" calcext:value-type="float">
            <text:p>86735.1417683911</text:p>
          </table:table-cell>
          <table:table-cell office:value-type="float" office:value="38812.7225433526" calcext:value-type="float">
            <text:p>38812.7225433526</text:p>
          </table:table-cell>
          <table:table-cell office:value-type="float" office:value="0.383309637426949" calcext:value-type="float">
            <text:p>0.383309637426949</text:p>
          </table:table-cell>
          <table:table-cell table:number-columns-repeated="101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3" calcext:value-type="float">
            <text:p>0.3</text:p>
          </table:table-cell>
          <table:table-cell office:value-type="float" office:value="77415" calcext:value-type="float">
            <text:p>77415</text:p>
          </table:table-cell>
          <table:table-cell office:value-type="float" office:value="173" calcext:value-type="float">
            <text:p>173</text:p>
          </table:table-cell>
          <table:table-cell office:value-type="float" office:value="6714601" calcext:value-type="float">
            <text:p>6714601</text:p>
          </table:table-cell>
          <table:table-cell office:value-type="float" office:value="0" calcext:value-type="float">
            <text:p>0</text:p>
          </table:table-cell>
          <table:table-cell office:value-type="float" office:value="0.00223470903571659" calcext:value-type="float">
            <text:p>0.002234709035717</text:p>
          </table:table-cell>
          <table:table-cell office:value-type="float" office:value="86735.1417683911" calcext:value-type="float">
            <text:p>86735.1417683911</text:p>
          </table:table-cell>
          <table:table-cell office:value-type="float" office:value="38812.7225433526" calcext:value-type="float">
            <text:p>38812.7225433526</text:p>
          </table:table-cell>
          <table:table-cell office:value-type="float" office:value="0.383309637426949" calcext:value-type="float">
            <text:p>0.383309637426949</text:p>
          </table:table-cell>
          <table:table-cell table:number-columns-repeated="101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3" calcext:value-type="float">
            <text:p>0.3</text:p>
          </table:table-cell>
          <table:table-cell office:value-type="float" office:value="77415" calcext:value-type="float">
            <text:p>77415</text:p>
          </table:table-cell>
          <table:table-cell office:value-type="float" office:value="173" calcext:value-type="float">
            <text:p>173</text:p>
          </table:table-cell>
          <table:table-cell office:value-type="float" office:value="6714601" calcext:value-type="float">
            <text:p>6714601</text:p>
          </table:table-cell>
          <table:table-cell office:value-type="float" office:value="0" calcext:value-type="float">
            <text:p>0</text:p>
          </table:table-cell>
          <table:table-cell office:value-type="float" office:value="0.00223470903571659" calcext:value-type="float">
            <text:p>0.002234709035717</text:p>
          </table:table-cell>
          <table:table-cell office:value-type="float" office:value="86735.1417683911" calcext:value-type="float">
            <text:p>86735.1417683911</text:p>
          </table:table-cell>
          <table:table-cell office:value-type="float" office:value="38812.7225433526" calcext:value-type="float">
            <text:p>38812.7225433526</text:p>
          </table:table-cell>
          <table:table-cell office:value-type="float" office:value="0.383309637426949" calcext:value-type="float">
            <text:p>0.383309637426949</text:p>
          </table:table-cell>
          <table:table-cell table:number-columns-repeated="101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3" calcext:value-type="float">
            <text:p>0.3</text:p>
          </table:table-cell>
          <table:table-cell office:value-type="float" office:value="77415" calcext:value-type="float">
            <text:p>77415</text:p>
          </table:table-cell>
          <table:table-cell office:value-type="float" office:value="173" calcext:value-type="float">
            <text:p>173</text:p>
          </table:table-cell>
          <table:table-cell office:value-type="float" office:value="6714601" calcext:value-type="float">
            <text:p>6714601</text:p>
          </table:table-cell>
          <table:table-cell office:value-type="float" office:value="0" calcext:value-type="float">
            <text:p>0</text:p>
          </table:table-cell>
          <table:table-cell office:value-type="float" office:value="0.00223470903571659" calcext:value-type="float">
            <text:p>0.002234709035717</text:p>
          </table:table-cell>
          <table:table-cell office:value-type="float" office:value="86735.1417683911" calcext:value-type="float">
            <text:p>86735.1417683911</text:p>
          </table:table-cell>
          <table:table-cell office:value-type="float" office:value="38812.7225433526" calcext:value-type="float">
            <text:p>38812.7225433526</text:p>
          </table:table-cell>
          <table:table-cell office:value-type="float" office:value="0.383309637426949" calcext:value-type="float">
            <text:p>0.383309637426949</text:p>
          </table:table-cell>
          <table:table-cell table:number-columns-repeated="101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office:value-type="float" office:value="77415" calcext:value-type="float">
            <text:p>77415</text:p>
          </table:table-cell>
          <table:table-cell office:value-type="float" office:value="173" calcext:value-type="float">
            <text:p>173</text:p>
          </table:table-cell>
          <table:table-cell office:value-type="float" office:value="6714601" calcext:value-type="float">
            <text:p>6714601</text:p>
          </table:table-cell>
          <table:table-cell office:value-type="float" office:value="0" calcext:value-type="float">
            <text:p>0</text:p>
          </table:table-cell>
          <table:table-cell office:value-type="float" office:value="0.00223470903571659" calcext:value-type="float">
            <text:p>0.002234709035717</text:p>
          </table:table-cell>
          <table:table-cell office:value-type="float" office:value="86735.1417683911" calcext:value-type="float">
            <text:p>86735.1417683911</text:p>
          </table:table-cell>
          <table:table-cell office:value-type="float" office:value="38812.7225433526" calcext:value-type="float">
            <text:p>38812.7225433526</text:p>
          </table:table-cell>
          <table:table-cell office:value-type="float" office:value="0.383309637426949" calcext:value-type="float">
            <text:p>0.383309637426949</text:p>
          </table:table-cell>
          <table:table-cell table:number-columns-repeated="101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3" calcext:value-type="float">
            <text:p>0.3</text:p>
          </table:table-cell>
          <table:table-cell office:value-type="float" office:value="77415" calcext:value-type="float">
            <text:p>77415</text:p>
          </table:table-cell>
          <table:table-cell office:value-type="float" office:value="173" calcext:value-type="float">
            <text:p>173</text:p>
          </table:table-cell>
          <table:table-cell office:value-type="float" office:value="6714601" calcext:value-type="float">
            <text:p>6714601</text:p>
          </table:table-cell>
          <table:table-cell office:value-type="float" office:value="0" calcext:value-type="float">
            <text:p>0</text:p>
          </table:table-cell>
          <table:table-cell office:value-type="float" office:value="0.00223470903571659" calcext:value-type="float">
            <text:p>0.002234709035717</text:p>
          </table:table-cell>
          <table:table-cell office:value-type="float" office:value="86735.1417683911" calcext:value-type="float">
            <text:p>86735.1417683911</text:p>
          </table:table-cell>
          <table:table-cell office:value-type="float" office:value="38812.7225433526" calcext:value-type="float">
            <text:p>38812.7225433526</text:p>
          </table:table-cell>
          <table:table-cell office:value-type="float" office:value="0.383309637426949" calcext:value-type="float">
            <text:p>0.383309637426949</text:p>
          </table:table-cell>
          <table:table-cell table:number-columns-repeated="101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3" calcext:value-type="float">
            <text:p>0.3</text:p>
          </table:table-cell>
          <table:table-cell office:value-type="float" office:value="77415" calcext:value-type="float">
            <text:p>77415</text:p>
          </table:table-cell>
          <table:table-cell office:value-type="float" office:value="173" calcext:value-type="float">
            <text:p>173</text:p>
          </table:table-cell>
          <table:table-cell office:value-type="float" office:value="6714601" calcext:value-type="float">
            <text:p>6714601</text:p>
          </table:table-cell>
          <table:table-cell office:value-type="float" office:value="0" calcext:value-type="float">
            <text:p>0</text:p>
          </table:table-cell>
          <table:table-cell office:value-type="float" office:value="0.00223470903571659" calcext:value-type="float">
            <text:p>0.002234709035717</text:p>
          </table:table-cell>
          <table:table-cell office:value-type="float" office:value="86735.1417683911" calcext:value-type="float">
            <text:p>86735.1417683911</text:p>
          </table:table-cell>
          <table:table-cell office:value-type="float" office:value="38812.7225433526" calcext:value-type="float">
            <text:p>38812.7225433526</text:p>
          </table:table-cell>
          <table:table-cell office:value-type="float" office:value="0.383309637426949" calcext:value-type="float">
            <text:p>0.383309637426949</text:p>
          </table:table-cell>
          <table:table-cell table:number-columns-repeated="101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3" calcext:value-type="float">
            <text:p>0.3</text:p>
          </table:table-cell>
          <table:table-cell office:value-type="float" office:value="77415" calcext:value-type="float">
            <text:p>77415</text:p>
          </table:table-cell>
          <table:table-cell office:value-type="float" office:value="173" calcext:value-type="float">
            <text:p>173</text:p>
          </table:table-cell>
          <table:table-cell office:value-type="float" office:value="6714601" calcext:value-type="float">
            <text:p>6714601</text:p>
          </table:table-cell>
          <table:table-cell office:value-type="float" office:value="0" calcext:value-type="float">
            <text:p>0</text:p>
          </table:table-cell>
          <table:table-cell office:value-type="float" office:value="0.00223470903571659" calcext:value-type="float">
            <text:p>0.002234709035717</text:p>
          </table:table-cell>
          <table:table-cell office:value-type="float" office:value="86735.1417683911" calcext:value-type="float">
            <text:p>86735.1417683911</text:p>
          </table:table-cell>
          <table:table-cell office:value-type="float" office:value="38812.7225433526" calcext:value-type="float">
            <text:p>38812.7225433526</text:p>
          </table:table-cell>
          <table:table-cell office:value-type="float" office:value="0.383309637426949" calcext:value-type="float">
            <text:p>0.383309637426949</text:p>
          </table:table-cell>
          <table:table-cell table:number-columns-repeated="101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3" calcext:value-type="float">
            <text:p>0.3</text:p>
          </table:table-cell>
          <table:table-cell office:value-type="float" office:value="77415" calcext:value-type="float">
            <text:p>77415</text:p>
          </table:table-cell>
          <table:table-cell office:value-type="float" office:value="173" calcext:value-type="float">
            <text:p>173</text:p>
          </table:table-cell>
          <table:table-cell office:value-type="float" office:value="6714601" calcext:value-type="float">
            <text:p>6714601</text:p>
          </table:table-cell>
          <table:table-cell office:value-type="float" office:value="0" calcext:value-type="float">
            <text:p>0</text:p>
          </table:table-cell>
          <table:table-cell office:value-type="float" office:value="0.00223470903571659" calcext:value-type="float">
            <text:p>0.002234709035717</text:p>
          </table:table-cell>
          <table:table-cell office:value-type="float" office:value="86735.1417683911" calcext:value-type="float">
            <text:p>86735.1417683911</text:p>
          </table:table-cell>
          <table:table-cell office:value-type="float" office:value="38812.7225433526" calcext:value-type="float">
            <text:p>38812.7225433526</text:p>
          </table:table-cell>
          <table:table-cell office:value-type="float" office:value="0.383309637426949" calcext:value-type="float">
            <text:p>0.383309637426949</text:p>
          </table:table-cell>
          <table:table-cell table:number-columns-repeated="101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3" calcext:value-type="float">
            <text:p>0.3</text:p>
          </table:table-cell>
          <table:table-cell office:value-type="float" office:value="77415" calcext:value-type="float">
            <text:p>77415</text:p>
          </table:table-cell>
          <table:table-cell office:value-type="float" office:value="173" calcext:value-type="float">
            <text:p>173</text:p>
          </table:table-cell>
          <table:table-cell office:value-type="float" office:value="6714601" calcext:value-type="float">
            <text:p>6714601</text:p>
          </table:table-cell>
          <table:table-cell office:value-type="float" office:value="0" calcext:value-type="float">
            <text:p>0</text:p>
          </table:table-cell>
          <table:table-cell office:value-type="float" office:value="0.00223470903571659" calcext:value-type="float">
            <text:p>0.002234709035717</text:p>
          </table:table-cell>
          <table:table-cell office:value-type="float" office:value="86735.1417683911" calcext:value-type="float">
            <text:p>86735.1417683911</text:p>
          </table:table-cell>
          <table:table-cell office:value-type="float" office:value="38812.7225433526" calcext:value-type="float">
            <text:p>38812.7225433526</text:p>
          </table:table-cell>
          <table:table-cell office:value-type="float" office:value="0.383309637426949" calcext:value-type="float">
            <text:p>0.383309637426949</text:p>
          </table:table-cell>
          <table:table-cell table:number-columns-repeated="101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3" calcext:value-type="float">
            <text:p>0.3</text:p>
          </table:table-cell>
          <table:table-cell office:value-type="float" office:value="77415" calcext:value-type="float">
            <text:p>77415</text:p>
          </table:table-cell>
          <table:table-cell office:value-type="float" office:value="173" calcext:value-type="float">
            <text:p>173</text:p>
          </table:table-cell>
          <table:table-cell office:value-type="float" office:value="6714601" calcext:value-type="float">
            <text:p>6714601</text:p>
          </table:table-cell>
          <table:table-cell office:value-type="float" office:value="0" calcext:value-type="float">
            <text:p>0</text:p>
          </table:table-cell>
          <table:table-cell office:value-type="float" office:value="0.00223470903571659" calcext:value-type="float">
            <text:p>0.002234709035717</text:p>
          </table:table-cell>
          <table:table-cell office:value-type="float" office:value="86735.1417683911" calcext:value-type="float">
            <text:p>86735.1417683911</text:p>
          </table:table-cell>
          <table:table-cell office:value-type="float" office:value="38812.7225433526" calcext:value-type="float">
            <text:p>38812.7225433526</text:p>
          </table:table-cell>
          <table:table-cell office:value-type="float" office:value="0.383309637426949" calcext:value-type="float">
            <text:p>0.383309637426949</text:p>
          </table:table-cell>
          <table:table-cell table:number-columns-repeated="101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3" calcext:value-type="float">
            <text:p>0.3</text:p>
          </table:table-cell>
          <table:table-cell office:value-type="float" office:value="77415" calcext:value-type="float">
            <text:p>77415</text:p>
          </table:table-cell>
          <table:table-cell office:value-type="float" office:value="173" calcext:value-type="float">
            <text:p>173</text:p>
          </table:table-cell>
          <table:table-cell office:value-type="float" office:value="6714601" calcext:value-type="float">
            <text:p>6714601</text:p>
          </table:table-cell>
          <table:table-cell office:value-type="float" office:value="0" calcext:value-type="float">
            <text:p>0</text:p>
          </table:table-cell>
          <table:table-cell office:value-type="float" office:value="0.00223470903571659" calcext:value-type="float">
            <text:p>0.002234709035717</text:p>
          </table:table-cell>
          <table:table-cell office:value-type="float" office:value="86735.1417683911" calcext:value-type="float">
            <text:p>86735.1417683911</text:p>
          </table:table-cell>
          <table:table-cell office:value-type="float" office:value="38812.7225433526" calcext:value-type="float">
            <text:p>38812.7225433526</text:p>
          </table:table-cell>
          <table:table-cell office:value-type="float" office:value="0.383309637426949" calcext:value-type="float">
            <text:p>0.383309637426949</text:p>
          </table:table-cell>
          <table:table-cell table:number-columns-repeated="101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3" calcext:value-type="float">
            <text:p>0.3</text:p>
          </table:table-cell>
          <table:table-cell office:value-type="float" office:value="77415" calcext:value-type="float">
            <text:p>77415</text:p>
          </table:table-cell>
          <table:table-cell office:value-type="float" office:value="173" calcext:value-type="float">
            <text:p>173</text:p>
          </table:table-cell>
          <table:table-cell office:value-type="float" office:value="6714601" calcext:value-type="float">
            <text:p>6714601</text:p>
          </table:table-cell>
          <table:table-cell office:value-type="float" office:value="0" calcext:value-type="float">
            <text:p>0</text:p>
          </table:table-cell>
          <table:table-cell office:value-type="float" office:value="0.00223470903571659" calcext:value-type="float">
            <text:p>0.002234709035717</text:p>
          </table:table-cell>
          <table:table-cell office:value-type="float" office:value="86735.1417683911" calcext:value-type="float">
            <text:p>86735.1417683911</text:p>
          </table:table-cell>
          <table:table-cell office:value-type="float" office:value="38812.7225433526" calcext:value-type="float">
            <text:p>38812.7225433526</text:p>
          </table:table-cell>
          <table:table-cell office:value-type="float" office:value="0.383309637426949" calcext:value-type="float">
            <text:p>0.383309637426949</text:p>
          </table:table-cell>
          <table:table-cell table:number-columns-repeated="101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3" calcext:value-type="float">
            <text:p>0.3</text:p>
          </table:table-cell>
          <table:table-cell office:value-type="float" office:value="77415" calcext:value-type="float">
            <text:p>77415</text:p>
          </table:table-cell>
          <table:table-cell office:value-type="float" office:value="173" calcext:value-type="float">
            <text:p>173</text:p>
          </table:table-cell>
          <table:table-cell office:value-type="float" office:value="6714601" calcext:value-type="float">
            <text:p>6714601</text:p>
          </table:table-cell>
          <table:table-cell office:value-type="float" office:value="0" calcext:value-type="float">
            <text:p>0</text:p>
          </table:table-cell>
          <table:table-cell office:value-type="float" office:value="0.00223470903571659" calcext:value-type="float">
            <text:p>0.002234709035717</text:p>
          </table:table-cell>
          <table:table-cell office:value-type="float" office:value="86735.1417683911" calcext:value-type="float">
            <text:p>86735.1417683911</text:p>
          </table:table-cell>
          <table:table-cell office:value-type="float" office:value="38812.7225433526" calcext:value-type="float">
            <text:p>38812.7225433526</text:p>
          </table:table-cell>
          <table:table-cell office:value-type="float" office:value="0.383309637426949" calcext:value-type="float">
            <text:p>0.383309637426949</text:p>
          </table:table-cell>
          <table:table-cell table:number-columns-repeated="101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3" calcext:value-type="float">
            <text:p>0.3</text:p>
          </table:table-cell>
          <table:table-cell office:value-type="float" office:value="77415" calcext:value-type="float">
            <text:p>77415</text:p>
          </table:table-cell>
          <table:table-cell office:value-type="float" office:value="173" calcext:value-type="float">
            <text:p>173</text:p>
          </table:table-cell>
          <table:table-cell office:value-type="float" office:value="6714601" calcext:value-type="float">
            <text:p>6714601</text:p>
          </table:table-cell>
          <table:table-cell office:value-type="float" office:value="0" calcext:value-type="float">
            <text:p>0</text:p>
          </table:table-cell>
          <table:table-cell office:value-type="float" office:value="0.00223470903571659" calcext:value-type="float">
            <text:p>0.002234709035717</text:p>
          </table:table-cell>
          <table:table-cell office:value-type="float" office:value="86735.1417683911" calcext:value-type="float">
            <text:p>86735.1417683911</text:p>
          </table:table-cell>
          <table:table-cell office:value-type="float" office:value="38812.7225433526" calcext:value-type="float">
            <text:p>38812.7225433526</text:p>
          </table:table-cell>
          <table:table-cell office:value-type="float" office:value="0.383309637426949" calcext:value-type="float">
            <text:p>0.383309637426949</text:p>
          </table:table-cell>
          <table:table-cell table:number-columns-repeated="101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3" calcext:value-type="float">
            <text:p>0.3</text:p>
          </table:table-cell>
          <table:table-cell office:value-type="float" office:value="77415" calcext:value-type="float">
            <text:p>77415</text:p>
          </table:table-cell>
          <table:table-cell office:value-type="float" office:value="173" calcext:value-type="float">
            <text:p>173</text:p>
          </table:table-cell>
          <table:table-cell office:value-type="float" office:value="6714601" calcext:value-type="float">
            <text:p>6714601</text:p>
          </table:table-cell>
          <table:table-cell office:value-type="float" office:value="0" calcext:value-type="float">
            <text:p>0</text:p>
          </table:table-cell>
          <table:table-cell office:value-type="float" office:value="0.00223470903571659" calcext:value-type="float">
            <text:p>0.002234709035717</text:p>
          </table:table-cell>
          <table:table-cell office:value-type="float" office:value="86735.1417683911" calcext:value-type="float">
            <text:p>86735.1417683911</text:p>
          </table:table-cell>
          <table:table-cell office:value-type="float" office:value="38812.7225433526" calcext:value-type="float">
            <text:p>38812.7225433526</text:p>
          </table:table-cell>
          <table:table-cell office:value-type="float" office:value="0.383309637426949" calcext:value-type="float">
            <text:p>0.383309637426949</text:p>
          </table:table-cell>
          <table:table-cell table:number-columns-repeated="101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3" calcext:value-type="float">
            <text:p>0.3</text:p>
          </table:table-cell>
          <table:table-cell office:value-type="float" office:value="77415" calcext:value-type="float">
            <text:p>77415</text:p>
          </table:table-cell>
          <table:table-cell office:value-type="float" office:value="173" calcext:value-type="float">
            <text:p>173</text:p>
          </table:table-cell>
          <table:table-cell office:value-type="float" office:value="6714601" calcext:value-type="float">
            <text:p>6714601</text:p>
          </table:table-cell>
          <table:table-cell office:value-type="float" office:value="0" calcext:value-type="float">
            <text:p>0</text:p>
          </table:table-cell>
          <table:table-cell office:value-type="float" office:value="0.00223470903571659" calcext:value-type="float">
            <text:p>0.002234709035717</text:p>
          </table:table-cell>
          <table:table-cell office:value-type="float" office:value="86735.1417683911" calcext:value-type="float">
            <text:p>86735.1417683911</text:p>
          </table:table-cell>
          <table:table-cell office:value-type="float" office:value="38812.7225433526" calcext:value-type="float">
            <text:p>38812.7225433526</text:p>
          </table:table-cell>
          <table:table-cell office:value-type="float" office:value="0.383309637426949" calcext:value-type="float">
            <text:p>0.383309637426949</text:p>
          </table:table-cell>
          <table:table-cell table:number-columns-repeated="101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3" calcext:value-type="float">
            <text:p>0.3</text:p>
          </table:table-cell>
          <table:table-cell office:value-type="float" office:value="77415" calcext:value-type="float">
            <text:p>77415</text:p>
          </table:table-cell>
          <table:table-cell office:value-type="float" office:value="173" calcext:value-type="float">
            <text:p>173</text:p>
          </table:table-cell>
          <table:table-cell office:value-type="float" office:value="6714601" calcext:value-type="float">
            <text:p>6714601</text:p>
          </table:table-cell>
          <table:table-cell office:value-type="float" office:value="0" calcext:value-type="float">
            <text:p>0</text:p>
          </table:table-cell>
          <table:table-cell office:value-type="float" office:value="0.00223470903571659" calcext:value-type="float">
            <text:p>0.002234709035717</text:p>
          </table:table-cell>
          <table:table-cell office:value-type="float" office:value="86735.1417683911" calcext:value-type="float">
            <text:p>86735.1417683911</text:p>
          </table:table-cell>
          <table:table-cell office:value-type="float" office:value="38812.7225433526" calcext:value-type="float">
            <text:p>38812.7225433526</text:p>
          </table:table-cell>
          <table:table-cell office:value-type="float" office:value="0.383309637426949" calcext:value-type="float">
            <text:p>0.383309637426949</text:p>
          </table:table-cell>
          <table:table-cell table:number-columns-repeated="101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3" calcext:value-type="float">
            <text:p>0.3</text:p>
          </table:table-cell>
          <table:table-cell office:value-type="float" office:value="77415" calcext:value-type="float">
            <text:p>77415</text:p>
          </table:table-cell>
          <table:table-cell office:value-type="float" office:value="173" calcext:value-type="float">
            <text:p>173</text:p>
          </table:table-cell>
          <table:table-cell office:value-type="float" office:value="6714601" calcext:value-type="float">
            <text:p>6714601</text:p>
          </table:table-cell>
          <table:table-cell office:value-type="float" office:value="0" calcext:value-type="float">
            <text:p>0</text:p>
          </table:table-cell>
          <table:table-cell office:value-type="float" office:value="0.00223470903571659" calcext:value-type="float">
            <text:p>0.002234709035717</text:p>
          </table:table-cell>
          <table:table-cell office:value-type="float" office:value="86735.1417683911" calcext:value-type="float">
            <text:p>86735.1417683911</text:p>
          </table:table-cell>
          <table:table-cell office:value-type="float" office:value="38812.7225433526" calcext:value-type="float">
            <text:p>38812.7225433526</text:p>
          </table:table-cell>
          <table:table-cell office:value-type="float" office:value="0.383309637426949" calcext:value-type="float">
            <text:p>0.383309637426949</text:p>
          </table:table-cell>
          <table:table-cell table:number-columns-repeated="101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" calcext:value-type="float">
            <text:p>0.3</text:p>
          </table:table-cell>
          <table:table-cell office:value-type="float" office:value="77415" calcext:value-type="float">
            <text:p>77415</text:p>
          </table:table-cell>
          <table:table-cell office:value-type="float" office:value="173" calcext:value-type="float">
            <text:p>173</text:p>
          </table:table-cell>
          <table:table-cell office:value-type="float" office:value="6714601" calcext:value-type="float">
            <text:p>6714601</text:p>
          </table:table-cell>
          <table:table-cell office:value-type="float" office:value="0" calcext:value-type="float">
            <text:p>0</text:p>
          </table:table-cell>
          <table:table-cell office:value-type="float" office:value="0.00223470903571659" calcext:value-type="float">
            <text:p>0.002234709035717</text:p>
          </table:table-cell>
          <table:table-cell office:value-type="float" office:value="86735.1417683911" calcext:value-type="float">
            <text:p>86735.1417683911</text:p>
          </table:table-cell>
          <table:table-cell office:value-type="float" office:value="38812.7225433526" calcext:value-type="float">
            <text:p>38812.7225433526</text:p>
          </table:table-cell>
          <table:table-cell office:value-type="float" office:value="0.383309637426949" calcext:value-type="float">
            <text:p>0.383309637426949</text:p>
          </table:table-cell>
          <table:table-cell table:number-columns-repeated="101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3" calcext:value-type="float">
            <text:p>0.3</text:p>
          </table:table-cell>
          <table:table-cell office:value-type="float" office:value="77415" calcext:value-type="float">
            <text:p>77415</text:p>
          </table:table-cell>
          <table:table-cell office:value-type="float" office:value="173" calcext:value-type="float">
            <text:p>173</text:p>
          </table:table-cell>
          <table:table-cell office:value-type="float" office:value="6714601" calcext:value-type="float">
            <text:p>6714601</text:p>
          </table:table-cell>
          <table:table-cell office:value-type="float" office:value="0" calcext:value-type="float">
            <text:p>0</text:p>
          </table:table-cell>
          <table:table-cell office:value-type="float" office:value="0.00223470903571659" calcext:value-type="float">
            <text:p>0.002234709035717</text:p>
          </table:table-cell>
          <table:table-cell office:value-type="float" office:value="86735.1417683911" calcext:value-type="float">
            <text:p>86735.1417683911</text:p>
          </table:table-cell>
          <table:table-cell office:value-type="float" office:value="38812.7225433526" calcext:value-type="float">
            <text:p>38812.7225433526</text:p>
          </table:table-cell>
          <table:table-cell office:value-type="float" office:value="0.383309637426949" calcext:value-type="float">
            <text:p>0.383309637426949</text:p>
          </table:table-cell>
          <table:table-cell table:number-columns-repeated="101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3" calcext:value-type="float">
            <text:p>0.3</text:p>
          </table:table-cell>
          <table:table-cell office:value-type="float" office:value="77415" calcext:value-type="float">
            <text:p>77415</text:p>
          </table:table-cell>
          <table:table-cell office:value-type="float" office:value="173" calcext:value-type="float">
            <text:p>173</text:p>
          </table:table-cell>
          <table:table-cell office:value-type="float" office:value="6714601" calcext:value-type="float">
            <text:p>6714601</text:p>
          </table:table-cell>
          <table:table-cell office:value-type="float" office:value="0" calcext:value-type="float">
            <text:p>0</text:p>
          </table:table-cell>
          <table:table-cell office:value-type="float" office:value="0.00223470903571659" calcext:value-type="float">
            <text:p>0.002234709035717</text:p>
          </table:table-cell>
          <table:table-cell office:value-type="float" office:value="86735.1417683911" calcext:value-type="float">
            <text:p>86735.1417683911</text:p>
          </table:table-cell>
          <table:table-cell office:value-type="float" office:value="38812.7225433526" calcext:value-type="float">
            <text:p>38812.7225433526</text:p>
          </table:table-cell>
          <table:table-cell office:value-type="float" office:value="0.383309637426949" calcext:value-type="float">
            <text:p>0.383309637426949</text:p>
          </table:table-cell>
          <table:table-cell table:number-columns-repeated="101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3" calcext:value-type="float">
            <text:p>0.3</text:p>
          </table:table-cell>
          <table:table-cell office:value-type="float" office:value="77415" calcext:value-type="float">
            <text:p>77415</text:p>
          </table:table-cell>
          <table:table-cell office:value-type="float" office:value="173" calcext:value-type="float">
            <text:p>173</text:p>
          </table:table-cell>
          <table:table-cell office:value-type="float" office:value="6714601" calcext:value-type="float">
            <text:p>6714601</text:p>
          </table:table-cell>
          <table:table-cell office:value-type="float" office:value="0" calcext:value-type="float">
            <text:p>0</text:p>
          </table:table-cell>
          <table:table-cell office:value-type="float" office:value="0.00223470903571659" calcext:value-type="float">
            <text:p>0.002234709035717</text:p>
          </table:table-cell>
          <table:table-cell office:value-type="float" office:value="86735.1417683911" calcext:value-type="float">
            <text:p>86735.1417683911</text:p>
          </table:table-cell>
          <table:table-cell office:value-type="float" office:value="38812.7225433526" calcext:value-type="float">
            <text:p>38812.7225433526</text:p>
          </table:table-cell>
          <table:table-cell office:value-type="float" office:value="0.383309637426949" calcext:value-type="float">
            <text:p>0.383309637426949</text:p>
          </table:table-cell>
          <table:table-cell table:number-columns-repeated="101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3" calcext:value-type="float">
            <text:p>0.3</text:p>
          </table:table-cell>
          <table:table-cell office:value-type="float" office:value="77415" calcext:value-type="float">
            <text:p>77415</text:p>
          </table:table-cell>
          <table:table-cell office:value-type="float" office:value="173" calcext:value-type="float">
            <text:p>173</text:p>
          </table:table-cell>
          <table:table-cell office:value-type="float" office:value="6714601" calcext:value-type="float">
            <text:p>6714601</text:p>
          </table:table-cell>
          <table:table-cell office:value-type="float" office:value="0" calcext:value-type="float">
            <text:p>0</text:p>
          </table:table-cell>
          <table:table-cell office:value-type="float" office:value="0.00223470903571659" calcext:value-type="float">
            <text:p>0.002234709035717</text:p>
          </table:table-cell>
          <table:table-cell office:value-type="float" office:value="86735.1417683911" calcext:value-type="float">
            <text:p>86735.1417683911</text:p>
          </table:table-cell>
          <table:table-cell office:value-type="float" office:value="38812.7225433526" calcext:value-type="float">
            <text:p>38812.7225433526</text:p>
          </table:table-cell>
          <table:table-cell office:value-type="float" office:value="0.383309637426949" calcext:value-type="float">
            <text:p>0.383309637426949</text:p>
          </table:table-cell>
          <table:table-cell table:number-columns-repeated="101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3" calcext:value-type="float">
            <text:p>0.3</text:p>
          </table:table-cell>
          <table:table-cell office:value-type="float" office:value="77415" calcext:value-type="float">
            <text:p>77415</text:p>
          </table:table-cell>
          <table:table-cell office:value-type="float" office:value="173" calcext:value-type="float">
            <text:p>173</text:p>
          </table:table-cell>
          <table:table-cell office:value-type="float" office:value="6714601" calcext:value-type="float">
            <text:p>6714601</text:p>
          </table:table-cell>
          <table:table-cell office:value-type="float" office:value="0" calcext:value-type="float">
            <text:p>0</text:p>
          </table:table-cell>
          <table:table-cell office:value-type="float" office:value="0.00223470903571659" calcext:value-type="float">
            <text:p>0.002234709035717</text:p>
          </table:table-cell>
          <table:table-cell office:value-type="float" office:value="86735.1417683911" calcext:value-type="float">
            <text:p>86735.1417683911</text:p>
          </table:table-cell>
          <table:table-cell office:value-type="float" office:value="38812.7225433526" calcext:value-type="float">
            <text:p>38812.7225433526</text:p>
          </table:table-cell>
          <table:table-cell office:value-type="float" office:value="0.383309637426949" calcext:value-type="float">
            <text:p>0.383309637426949</text:p>
          </table:table-cell>
          <table:table-cell table:number-columns-repeated="101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3" calcext:value-type="float">
            <text:p>0.3</text:p>
          </table:table-cell>
          <table:table-cell office:value-type="float" office:value="77415" calcext:value-type="float">
            <text:p>77415</text:p>
          </table:table-cell>
          <table:table-cell office:value-type="float" office:value="173" calcext:value-type="float">
            <text:p>173</text:p>
          </table:table-cell>
          <table:table-cell office:value-type="float" office:value="6714601" calcext:value-type="float">
            <text:p>6714601</text:p>
          </table:table-cell>
          <table:table-cell office:value-type="float" office:value="0" calcext:value-type="float">
            <text:p>0</text:p>
          </table:table-cell>
          <table:table-cell office:value-type="float" office:value="0.00223470903571659" calcext:value-type="float">
            <text:p>0.002234709035717</text:p>
          </table:table-cell>
          <table:table-cell office:value-type="float" office:value="86735.1417683911" calcext:value-type="float">
            <text:p>86735.1417683911</text:p>
          </table:table-cell>
          <table:table-cell office:value-type="float" office:value="38812.7225433526" calcext:value-type="float">
            <text:p>38812.7225433526</text:p>
          </table:table-cell>
          <table:table-cell office:value-type="float" office:value="0.383309637426949" calcext:value-type="float">
            <text:p>0.383309637426949</text:p>
          </table:table-cell>
          <table:table-cell table:number-columns-repeated="101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3" calcext:value-type="float">
            <text:p>0.3</text:p>
          </table:table-cell>
          <table:table-cell office:value-type="float" office:value="77415" calcext:value-type="float">
            <text:p>77415</text:p>
          </table:table-cell>
          <table:table-cell office:value-type="float" office:value="173" calcext:value-type="float">
            <text:p>173</text:p>
          </table:table-cell>
          <table:table-cell office:value-type="float" office:value="6714601" calcext:value-type="float">
            <text:p>6714601</text:p>
          </table:table-cell>
          <table:table-cell office:value-type="float" office:value="0" calcext:value-type="float">
            <text:p>0</text:p>
          </table:table-cell>
          <table:table-cell office:value-type="float" office:value="0.00223470903571659" calcext:value-type="float">
            <text:p>0.002234709035717</text:p>
          </table:table-cell>
          <table:table-cell office:value-type="float" office:value="86735.1417683911" calcext:value-type="float">
            <text:p>86735.1417683911</text:p>
          </table:table-cell>
          <table:table-cell office:value-type="float" office:value="38812.7225433526" calcext:value-type="float">
            <text:p>38812.7225433526</text:p>
          </table:table-cell>
          <table:table-cell office:value-type="float" office:value="0.383309637426949" calcext:value-type="float">
            <text:p>0.383309637426949</text:p>
          </table:table-cell>
          <table:table-cell table:number-columns-repeated="101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3" calcext:value-type="float">
            <text:p>0.3</text:p>
          </table:table-cell>
          <table:table-cell office:value-type="float" office:value="77415" calcext:value-type="float">
            <text:p>77415</text:p>
          </table:table-cell>
          <table:table-cell office:value-type="float" office:value="173" calcext:value-type="float">
            <text:p>173</text:p>
          </table:table-cell>
          <table:table-cell office:value-type="float" office:value="6714601" calcext:value-type="float">
            <text:p>6714601</text:p>
          </table:table-cell>
          <table:table-cell office:value-type="float" office:value="0" calcext:value-type="float">
            <text:p>0</text:p>
          </table:table-cell>
          <table:table-cell office:value-type="float" office:value="0.00223470903571659" calcext:value-type="float">
            <text:p>0.002234709035717</text:p>
          </table:table-cell>
          <table:table-cell office:value-type="float" office:value="86735.1417683911" calcext:value-type="float">
            <text:p>86735.1417683911</text:p>
          </table:table-cell>
          <table:table-cell office:value-type="float" office:value="38812.7225433526" calcext:value-type="float">
            <text:p>38812.7225433526</text:p>
          </table:table-cell>
          <table:table-cell office:value-type="float" office:value="0.383309637426949" calcext:value-type="float">
            <text:p>0.383309637426949</text:p>
          </table:table-cell>
          <table:table-cell table:number-columns-repeated="101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3" calcext:value-type="float">
            <text:p>0.3</text:p>
          </table:table-cell>
          <table:table-cell office:value-type="float" office:value="77415" calcext:value-type="float">
            <text:p>77415</text:p>
          </table:table-cell>
          <table:table-cell office:value-type="float" office:value="173" calcext:value-type="float">
            <text:p>173</text:p>
          </table:table-cell>
          <table:table-cell office:value-type="float" office:value="6714601" calcext:value-type="float">
            <text:p>6714601</text:p>
          </table:table-cell>
          <table:table-cell office:value-type="float" office:value="0" calcext:value-type="float">
            <text:p>0</text:p>
          </table:table-cell>
          <table:table-cell office:value-type="float" office:value="0.00223470903571659" calcext:value-type="float">
            <text:p>0.002234709035717</text:p>
          </table:table-cell>
          <table:table-cell office:value-type="float" office:value="86735.1417683911" calcext:value-type="float">
            <text:p>86735.1417683911</text:p>
          </table:table-cell>
          <table:table-cell office:value-type="float" office:value="38812.7225433526" calcext:value-type="float">
            <text:p>38812.7225433526</text:p>
          </table:table-cell>
          <table:table-cell office:value-type="float" office:value="0.383309637426949" calcext:value-type="float">
            <text:p>0.383309637426949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5" calcext:value-type="float">
            <text:p>0.35</text:p>
          </table:table-cell>
          <table:table-cell office:value-type="float" office:value="52709" calcext:value-type="float">
            <text:p>52709</text:p>
          </table:table-cell>
          <table:table-cell office:value-type="float" office:value="147" calcext:value-type="float">
            <text:p>147</text:p>
          </table:table-cell>
          <table:table-cell office:value-type="float" office:value="3440558" calcext:value-type="float">
            <text:p>3440558</text:p>
          </table:table-cell>
          <table:table-cell office:value-type="float" office:value="0" calcext:value-type="float">
            <text:p>0</text:p>
          </table:table-cell>
          <table:table-cell office:value-type="float" office:value="0.00278889753173082" calcext:value-type="float">
            <text:p>0.002788897531731</text:p>
          </table:table-cell>
          <table:table-cell office:value-type="float" office:value="65274.5830882771" calcext:value-type="float">
            <text:p>65274.5830882771</text:p>
          </table:table-cell>
          <table:table-cell office:value-type="float" office:value="23405.156462585" calcext:value-type="float">
            <text:p>23405.156462585</text:p>
          </table:table-cell>
          <table:table-cell office:value-type="float" office:value="0.374324530220411" calcext:value-type="float">
            <text:p>0.374324530220411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5" calcext:value-type="float">
            <text:p>0.35</text:p>
          </table:table-cell>
          <table:table-cell office:value-type="float" office:value="56090" calcext:value-type="float">
            <text:p>56090</text:p>
          </table:table-cell>
          <table:table-cell office:value-type="float" office:value="155" calcext:value-type="float">
            <text:p>155</text:p>
          </table:table-cell>
          <table:table-cell office:value-type="float" office:value="3971280" calcext:value-type="float">
            <text:p>3971280</text:p>
          </table:table-cell>
          <table:table-cell office:value-type="float" office:value="0" calcext:value-type="float">
            <text:p>0</text:p>
          </table:table-cell>
          <table:table-cell office:value-type="float" office:value="0.00276341593866999" calcext:value-type="float">
            <text:p>0.00276341593867</text:p>
          </table:table-cell>
          <table:table-cell office:value-type="float" office:value="70801.9254769121" calcext:value-type="float">
            <text:p>70801.9254769121</text:p>
          </table:table-cell>
          <table:table-cell office:value-type="float" office:value="25621.1612903226" calcext:value-type="float">
            <text:p>25621.1612903226</text:p>
          </table:table-cell>
          <table:table-cell office:value-type="float" office:value="0.380975104332971" calcext:value-type="float">
            <text:p>0.380975104332971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5" calcext:value-type="float">
            <text:p>0.35</text:p>
          </table:table-cell>
          <table:table-cell office:value-type="float" office:value="58467" calcext:value-type="float">
            <text:p>58467</text:p>
          </table:table-cell>
          <table:table-cell office:value-type="float" office:value="158" calcext:value-type="float">
            <text:p>158</text:p>
          </table:table-cell>
          <table:table-cell office:value-type="float" office:value="4378869" calcext:value-type="float">
            <text:p>4378869</text:p>
          </table:table-cell>
          <table:table-cell office:value-type="float" office:value="0" calcext:value-type="float">
            <text:p>0</text:p>
          </table:table-cell>
          <table:table-cell office:value-type="float" office:value="0.00270237911984538" calcext:value-type="float">
            <text:p>0.002702379119845</text:p>
          </table:table-cell>
          <table:table-cell office:value-type="float" office:value="74894.7098363179" calcext:value-type="float">
            <text:p>74894.7098363179</text:p>
          </table:table-cell>
          <table:table-cell office:value-type="float" office:value="27714.3607594937" calcext:value-type="float">
            <text:p>27714.3607594937</text:p>
          </table:table-cell>
          <table:table-cell office:value-type="float" office:value="0.381774783014468" calcext:value-type="float">
            <text:p>0.381774783014468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5" calcext:value-type="float">
            <text:p>0.35</text:p>
          </table:table-cell>
          <table:table-cell office:value-type="float" office:value="60253" calcext:value-type="float">
            <text:p>60253</text:p>
          </table:table-cell>
          <table:table-cell office:value-type="float" office:value="160" calcext:value-type="float">
            <text:p>160</text:p>
          </table:table-cell>
          <table:table-cell office:value-type="float" office:value="4712680" calcext:value-type="float">
            <text:p>4712680</text:p>
          </table:table-cell>
          <table:table-cell office:value-type="float" office:value="0" calcext:value-type="float">
            <text:p>0</text:p>
          </table:table-cell>
          <table:table-cell office:value-type="float" office:value="0.00265546943720645" calcext:value-type="float">
            <text:p>0.002655469437206</text:p>
          </table:table-cell>
          <table:table-cell office:value-type="float" office:value="78214.860670838" calcext:value-type="float">
            <text:p>78214.860670838</text:p>
          </table:table-cell>
          <table:table-cell office:value-type="float" office:value="29454.25" calcext:value-type="float">
            <text:p>29454.25</text:p>
          </table:table-cell>
          <table:table-cell office:value-type="float" office:value="0.381808112900421" calcext:value-type="float">
            <text:p>0.381808112900421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5" calcext:value-type="float">
            <text:p>0.35</text:p>
          </table:table-cell>
          <table:table-cell office:value-type="float" office:value="61597" calcext:value-type="float">
            <text:p>61597</text:p>
          </table:table-cell>
          <table:table-cell office:value-type="float" office:value="162" calcext:value-type="float">
            <text:p>162</text:p>
          </table:table-cell>
          <table:table-cell office:value-type="float" office:value="4982229" calcext:value-type="float">
            <text:p>4982229</text:p>
          </table:table-cell>
          <table:table-cell office:value-type="float" office:value="0" calcext:value-type="float">
            <text:p>0</text:p>
          </table:table-cell>
          <table:table-cell office:value-type="float" office:value="0.00262999821419874" calcext:value-type="float">
            <text:p>0.002629998214199</text:p>
          </table:table-cell>
          <table:table-cell office:value-type="float" office:value="80884.2800785753" calcext:value-type="float">
            <text:p>80884.2800785753</text:p>
          </table:table-cell>
          <table:table-cell office:value-type="float" office:value="30754.5" calcext:value-type="float">
            <text:p>30754.5</text:p>
          </table:table-cell>
          <table:table-cell office:value-type="float" office:value="0.38236625801619" calcext:value-type="float">
            <text:p>0.38236625801619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5" calcext:value-type="float">
            <text:p>0.35</text:p>
          </table:table-cell>
          <table:table-cell office:value-type="float" office:value="62466" calcext:value-type="float">
            <text:p>62466</text:p>
          </table:table-cell>
          <table:table-cell office:value-type="float" office:value="166" calcext:value-type="float">
            <text:p>166</text:p>
          </table:table-cell>
          <table:table-cell office:value-type="float" office:value="5168747" calcext:value-type="float">
            <text:p>5168747</text:p>
          </table:table-cell>
          <table:table-cell office:value-type="float" office:value="0" calcext:value-type="float">
            <text:p>0</text:p>
          </table:table-cell>
          <table:table-cell office:value-type="float" office:value="0.00265744565043384" calcext:value-type="float">
            <text:p>0.002657445650434</text:p>
          </table:table-cell>
          <table:table-cell office:value-type="float" office:value="82744.965261102" calcext:value-type="float">
            <text:p>82744.965261102</text:p>
          </table:table-cell>
          <table:table-cell office:value-type="float" office:value="31137.0301204819" calcext:value-type="float">
            <text:p>31137.0301204819</text:p>
          </table:table-cell>
          <table:table-cell office:value-type="float" office:value="0.386342383188853" calcext:value-type="float">
            <text:p>0.386342383188853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5" calcext:value-type="float">
            <text:p>0.35</text:p>
          </table:table-cell>
          <table:table-cell office:value-type="float" office:value="63136" calcext:value-type="float">
            <text:p>63136</text:p>
          </table:table-cell>
          <table:table-cell office:value-type="float" office:value="166" calcext:value-type="float">
            <text:p>166</text:p>
          </table:table-cell>
          <table:table-cell office:value-type="float" office:value="5320811" calcext:value-type="float">
            <text:p>5320811</text:p>
          </table:table-cell>
          <table:table-cell office:value-type="float" office:value="0" calcext:value-type="float">
            <text:p>0</text:p>
          </table:table-cell>
          <table:table-cell office:value-type="float" office:value="0.00262924480486569" calcext:value-type="float">
            <text:p>0.002629244804866</text:p>
          </table:table-cell>
          <table:table-cell office:value-type="float" office:value="84275.3896350735" calcext:value-type="float">
            <text:p>84275.3896350735</text:p>
          </table:table-cell>
          <table:table-cell office:value-type="float" office:value="32053.078313253" calcext:value-type="float">
            <text:p>32053.078313253</text:p>
          </table:table-cell>
          <table:table-cell office:value-type="float" office:value="0.385111770766069" calcext:value-type="float">
            <text:p>0.385111770766069</text:p>
          </table:table-cell>
          <table:table-cell table:number-columns-repeated="101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5" calcext:value-type="float">
            <text:p>0.35</text:p>
          </table:table-cell>
          <table:table-cell office:value-type="float" office:value="63644" calcext:value-type="float">
            <text:p>63644</text:p>
          </table:table-cell>
          <table:table-cell office:value-type="float" office:value="166" calcext:value-type="float">
            <text:p>166</text:p>
          </table:table-cell>
          <table:table-cell office:value-type="float" office:value="5442380" calcext:value-type="float">
            <text:p>5442380</text:p>
          </table:table-cell>
          <table:table-cell office:value-type="float" office:value="0" calcext:value-type="float">
            <text:p>0</text:p>
          </table:table-cell>
          <table:table-cell office:value-type="float" office:value="0.00260825843755892" calcext:value-type="float">
            <text:p>0.002608258437559</text:p>
          </table:table-cell>
          <table:table-cell office:value-type="float" office:value="85512.8527433851" calcext:value-type="float">
            <text:p>85512.8527433851</text:p>
          </table:table-cell>
          <table:table-cell office:value-type="float" office:value="32785.421686747" calcext:value-type="float">
            <text:p>32785.421686747</text:p>
          </table:table-cell>
          <table:table-cell office:value-type="float" office:value="0.384128725582416" calcext:value-type="float">
            <text:p>0.384128725582416</text:p>
          </table:table-cell>
          <table:table-cell table:number-columns-repeated="101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5" calcext:value-type="float">
            <text:p>0.35</text:p>
          </table:table-cell>
          <table:table-cell office:value-type="float" office:value="64005" calcext:value-type="float">
            <text:p>64005</text:p>
          </table:table-cell>
          <table:table-cell office:value-type="float" office:value="167" calcext:value-type="float">
            <text:p>167</text:p>
          </table:table-cell>
          <table:table-cell office:value-type="float" office:value="5533760" calcext:value-type="float">
            <text:p>5533760</text:p>
          </table:table-cell>
          <table:table-cell office:value-type="float" office:value="0" calcext:value-type="float">
            <text:p>0</text:p>
          </table:table-cell>
          <table:table-cell office:value-type="float" office:value="0.00260917115850324" calcext:value-type="float">
            <text:p>0.002609171158503</text:p>
          </table:table-cell>
          <table:table-cell office:value-type="float" office:value="86458.2454495743" calcext:value-type="float">
            <text:p>86458.2454495743</text:p>
          </table:table-cell>
          <table:table-cell office:value-type="float" office:value="33136.2874251497" calcext:value-type="float">
            <text:p>33136.2874251497</text:p>
          </table:table-cell>
          <table:table-cell office:value-type="float" office:value="0.384761778306524" calcext:value-type="float">
            <text:p>0.384761778306524</text:p>
          </table:table-cell>
          <table:table-cell table:number-columns-repeated="101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5" calcext:value-type="float">
            <text:p>0.35</text:p>
          </table:table-cell>
          <table:table-cell office:value-type="float" office:value="64183" calcext:value-type="float">
            <text:p>64183</text:p>
          </table:table-cell>
          <table:table-cell office:value-type="float" office:value="167" calcext:value-type="float">
            <text:p>167</text:p>
          </table:table-cell>
          <table:table-cell office:value-type="float" office:value="5580847" calcext:value-type="float">
            <text:p>5580847</text:p>
          </table:table-cell>
          <table:table-cell office:value-type="float" office:value="0" calcext:value-type="float">
            <text:p>0</text:p>
          </table:table-cell>
          <table:table-cell office:value-type="float" office:value="0.00260193509184675" calcext:value-type="float">
            <text:p>0.002601935091847</text:p>
          </table:table-cell>
          <table:table-cell office:value-type="float" office:value="86952.1056977704" calcext:value-type="float">
            <text:p>86952.1056977704</text:p>
          </table:table-cell>
          <table:table-cell office:value-type="float" office:value="33418.245508982" calcext:value-type="float">
            <text:p>33418.245508982</text:p>
          </table:table-cell>
          <table:table-cell office:value-type="float" office:value="0.384381464273196" calcext:value-type="float">
            <text:p>0.384381464273196</text:p>
          </table:table-cell>
          <table:table-cell table:number-columns-repeated="10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5" calcext:value-type="float">
            <text:p>0.35</text:p>
          </table:table-cell>
          <table:table-cell office:value-type="float" office:value="64306" calcext:value-type="float">
            <text:p>64306</text:p>
          </table:table-cell>
          <table:table-cell office:value-type="float" office:value="168" calcext:value-type="float">
            <text:p>168</text:p>
          </table:table-cell>
          <table:table-cell office:value-type="float" office:value="5614738" calcext:value-type="float">
            <text:p>5614738</text:p>
          </table:table-cell>
          <table:table-cell office:value-type="float" office:value="0" calcext:value-type="float">
            <text:p>0</text:p>
          </table:table-cell>
          <table:table-cell office:value-type="float" office:value="0.00261250894162286" calcext:value-type="float">
            <text:p>0.002612508941623</text:p>
          </table:table-cell>
          <table:table-cell office:value-type="float" office:value="87312.8168444624" calcext:value-type="float">
            <text:p>87312.8168444624</text:p>
          </table:table-cell>
          <table:table-cell office:value-type="float" office:value="33421.0595238095" calcext:value-type="float">
            <text:p>33421.0595238095</text:p>
          </table:table-cell>
          <table:table-cell office:value-type="float" office:value="0.38547925956172" calcext:value-type="float">
            <text:p>0.38547925956172</text:p>
          </table:table-cell>
          <table:table-cell table:number-columns-repeated="101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35" calcext:value-type="float">
            <text:p>0.35</text:p>
          </table:table-cell>
          <table:table-cell office:value-type="float" office:value="64382" calcext:value-type="float">
            <text:p>64382</text:p>
          </table:table-cell>
          <table:table-cell office:value-type="float" office:value="168" calcext:value-type="float">
            <text:p>168</text:p>
          </table:table-cell>
          <table:table-cell office:value-type="float" office:value="5636474" calcext:value-type="float">
            <text:p>5636474</text:p>
          </table:table-cell>
          <table:table-cell office:value-type="float" office:value="0" calcext:value-type="float">
            <text:p>0</text:p>
          </table:table-cell>
          <table:table-cell office:value-type="float" office:value="0.0026094249945637" calcext:value-type="float">
            <text:p>0.002609424994564</text:p>
          </table:table-cell>
          <table:table-cell office:value-type="float" office:value="87547.357957193" calcext:value-type="float">
            <text:p>87547.357957193</text:p>
          </table:table-cell>
          <table:table-cell office:value-type="float" office:value="33550.4404761905" calcext:value-type="float">
            <text:p>33550.4404761905</text:p>
          </table:table-cell>
          <table:table-cell office:value-type="float" office:value="0.385303829588191" calcext:value-type="float">
            <text:p>0.385303829588191</text:p>
          </table:table-cell>
          <table:table-cell table:number-columns-repeated="101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35" calcext:value-type="float">
            <text:p>0.35</text:p>
          </table:table-cell>
          <table:table-cell office:value-type="float" office:value="64405" calcext:value-type="float">
            <text:p>64405</text:p>
          </table:table-cell>
          <table:table-cell office:value-type="float" office:value="168" calcext:value-type="float">
            <text:p>168</text:p>
          </table:table-cell>
          <table:table-cell office:value-type="float" office:value="5643197" calcext:value-type="float">
            <text:p>5643197</text:p>
          </table:table-cell>
          <table:table-cell office:value-type="float" office:value="0" calcext:value-type="float">
            <text:p>0</text:p>
          </table:table-cell>
          <table:table-cell office:value-type="float" office:value="0.00260849312941542" calcext:value-type="float">
            <text:p>0.002608493129415</text:p>
          </table:table-cell>
          <table:table-cell office:value-type="float" office:value="87620.4797764149" calcext:value-type="float">
            <text:p>87620.4797764149</text:p>
          </table:table-cell>
          <table:table-cell office:value-type="float" office:value="33590.4583333333" calcext:value-type="float">
            <text:p>33590.4583333333</text:p>
          </table:table-cell>
          <table:table-cell office:value-type="float" office:value="0.385249579655617" calcext:value-type="float">
            <text:p>0.385249579655617</text:p>
          </table:table-cell>
          <table:table-cell table:number-columns-repeated="101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35" calcext:value-type="float">
            <text:p>0.35</text:p>
          </table:table-cell>
          <table:table-cell office:value-type="float" office:value="64406" calcext:value-type="float">
            <text:p>64406</text:p>
          </table:table-cell>
          <table:table-cell office:value-type="float" office:value="168" calcext:value-type="float">
            <text:p>168</text:p>
          </table:table-cell>
          <table:table-cell office:value-type="float" office:value="5643497" calcext:value-type="float">
            <text:p>5643497</text:p>
          </table:table-cell>
          <table:table-cell office:value-type="float" office:value="0" calcext:value-type="float">
            <text:p>0</text:p>
          </table:table-cell>
          <table:table-cell office:value-type="float" office:value="0.00260845262863708" calcext:value-type="float">
            <text:p>0.002608452628637</text:p>
          </table:table-cell>
          <table:table-cell office:value-type="float" office:value="87623.7772878303" calcext:value-type="float">
            <text:p>87623.7772878303</text:p>
          </table:table-cell>
          <table:table-cell office:value-type="float" office:value="33592.244047619" calcext:value-type="float">
            <text:p>33592.244047619</text:p>
          </table:table-cell>
          <table:table-cell office:value-type="float" office:value="0.385247159405228" calcext:value-type="float">
            <text:p>0.385247159405228</text:p>
          </table:table-cell>
          <table:table-cell table:number-columns-repeated="101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5" calcext:value-type="float">
            <text:p>0.35</text:p>
          </table:table-cell>
          <table:table-cell office:value-type="float" office:value="64406" calcext:value-type="float">
            <text:p>64406</text:p>
          </table:table-cell>
          <table:table-cell office:value-type="float" office:value="168" calcext:value-type="float">
            <text:p>168</text:p>
          </table:table-cell>
          <table:table-cell office:value-type="float" office:value="5643497" calcext:value-type="float">
            <text:p>5643497</text:p>
          </table:table-cell>
          <table:table-cell office:value-type="float" office:value="0" calcext:value-type="float">
            <text:p>0</text:p>
          </table:table-cell>
          <table:table-cell office:value-type="float" office:value="0.00260845262863708" calcext:value-type="float">
            <text:p>0.002608452628637</text:p>
          </table:table-cell>
          <table:table-cell office:value-type="float" office:value="87623.7772878303" calcext:value-type="float">
            <text:p>87623.7772878303</text:p>
          </table:table-cell>
          <table:table-cell office:value-type="float" office:value="33592.244047619" calcext:value-type="float">
            <text:p>33592.244047619</text:p>
          </table:table-cell>
          <table:table-cell office:value-type="float" office:value="0.385247159405228" calcext:value-type="float">
            <text:p>0.385247159405228</text:p>
          </table:table-cell>
          <table:table-cell table:number-columns-repeated="10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5" calcext:value-type="float">
            <text:p>0.35</text:p>
          </table:table-cell>
          <table:table-cell office:value-type="float" office:value="64406" calcext:value-type="float">
            <text:p>64406</text:p>
          </table:table-cell>
          <table:table-cell office:value-type="float" office:value="168" calcext:value-type="float">
            <text:p>168</text:p>
          </table:table-cell>
          <table:table-cell office:value-type="float" office:value="5643497" calcext:value-type="float">
            <text:p>5643497</text:p>
          </table:table-cell>
          <table:table-cell office:value-type="float" office:value="0" calcext:value-type="float">
            <text:p>0</text:p>
          </table:table-cell>
          <table:table-cell office:value-type="float" office:value="0.00260845262863708" calcext:value-type="float">
            <text:p>0.002608452628637</text:p>
          </table:table-cell>
          <table:table-cell office:value-type="float" office:value="87623.7772878303" calcext:value-type="float">
            <text:p>87623.7772878303</text:p>
          </table:table-cell>
          <table:table-cell office:value-type="float" office:value="33592.244047619" calcext:value-type="float">
            <text:p>33592.244047619</text:p>
          </table:table-cell>
          <table:table-cell office:value-type="float" office:value="0.385247159405228" calcext:value-type="float">
            <text:p>0.385247159405228</text:p>
          </table:table-cell>
          <table:table-cell table:number-columns-repeated="101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35" calcext:value-type="float">
            <text:p>0.35</text:p>
          </table:table-cell>
          <table:table-cell office:value-type="float" office:value="64406" calcext:value-type="float">
            <text:p>64406</text:p>
          </table:table-cell>
          <table:table-cell office:value-type="float" office:value="168" calcext:value-type="float">
            <text:p>168</text:p>
          </table:table-cell>
          <table:table-cell office:value-type="float" office:value="5643497" calcext:value-type="float">
            <text:p>5643497</text:p>
          </table:table-cell>
          <table:table-cell office:value-type="float" office:value="0" calcext:value-type="float">
            <text:p>0</text:p>
          </table:table-cell>
          <table:table-cell office:value-type="float" office:value="0.00260845262863708" calcext:value-type="float">
            <text:p>0.002608452628637</text:p>
          </table:table-cell>
          <table:table-cell office:value-type="float" office:value="87623.7772878303" calcext:value-type="float">
            <text:p>87623.7772878303</text:p>
          </table:table-cell>
          <table:table-cell office:value-type="float" office:value="33592.244047619" calcext:value-type="float">
            <text:p>33592.244047619</text:p>
          </table:table-cell>
          <table:table-cell office:value-type="float" office:value="0.385247159405228" calcext:value-type="float">
            <text:p>0.385247159405228</text:p>
          </table:table-cell>
          <table:table-cell table:number-columns-repeated="101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35" calcext:value-type="float">
            <text:p>0.35</text:p>
          </table:table-cell>
          <table:table-cell office:value-type="float" office:value="64406" calcext:value-type="float">
            <text:p>64406</text:p>
          </table:table-cell>
          <table:table-cell office:value-type="float" office:value="168" calcext:value-type="float">
            <text:p>168</text:p>
          </table:table-cell>
          <table:table-cell office:value-type="float" office:value="5643497" calcext:value-type="float">
            <text:p>5643497</text:p>
          </table:table-cell>
          <table:table-cell office:value-type="float" office:value="0" calcext:value-type="float">
            <text:p>0</text:p>
          </table:table-cell>
          <table:table-cell office:value-type="float" office:value="0.00260845262863708" calcext:value-type="float">
            <text:p>0.002608452628637</text:p>
          </table:table-cell>
          <table:table-cell office:value-type="float" office:value="87623.7772878303" calcext:value-type="float">
            <text:p>87623.7772878303</text:p>
          </table:table-cell>
          <table:table-cell office:value-type="float" office:value="33592.244047619" calcext:value-type="float">
            <text:p>33592.244047619</text:p>
          </table:table-cell>
          <table:table-cell office:value-type="float" office:value="0.385247159405228" calcext:value-type="float">
            <text:p>0.385247159405228</text:p>
          </table:table-cell>
          <table:table-cell table:number-columns-repeated="101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35" calcext:value-type="float">
            <text:p>0.35</text:p>
          </table:table-cell>
          <table:table-cell office:value-type="float" office:value="64406" calcext:value-type="float">
            <text:p>64406</text:p>
          </table:table-cell>
          <table:table-cell office:value-type="float" office:value="168" calcext:value-type="float">
            <text:p>168</text:p>
          </table:table-cell>
          <table:table-cell office:value-type="float" office:value="5643497" calcext:value-type="float">
            <text:p>5643497</text:p>
          </table:table-cell>
          <table:table-cell office:value-type="float" office:value="0" calcext:value-type="float">
            <text:p>0</text:p>
          </table:table-cell>
          <table:table-cell office:value-type="float" office:value="0.00260845262863708" calcext:value-type="float">
            <text:p>0.002608452628637</text:p>
          </table:table-cell>
          <table:table-cell office:value-type="float" office:value="87623.7772878303" calcext:value-type="float">
            <text:p>87623.7772878303</text:p>
          </table:table-cell>
          <table:table-cell office:value-type="float" office:value="33592.244047619" calcext:value-type="float">
            <text:p>33592.244047619</text:p>
          </table:table-cell>
          <table:table-cell office:value-type="float" office:value="0.385247159405228" calcext:value-type="float">
            <text:p>0.385247159405228</text:p>
          </table:table-cell>
          <table:table-cell table:number-columns-repeated="101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35" calcext:value-type="float">
            <text:p>0.35</text:p>
          </table:table-cell>
          <table:table-cell office:value-type="float" office:value="64406" calcext:value-type="float">
            <text:p>64406</text:p>
          </table:table-cell>
          <table:table-cell office:value-type="float" office:value="168" calcext:value-type="float">
            <text:p>168</text:p>
          </table:table-cell>
          <table:table-cell office:value-type="float" office:value="5643497" calcext:value-type="float">
            <text:p>5643497</text:p>
          </table:table-cell>
          <table:table-cell office:value-type="float" office:value="0" calcext:value-type="float">
            <text:p>0</text:p>
          </table:table-cell>
          <table:table-cell office:value-type="float" office:value="0.00260845262863708" calcext:value-type="float">
            <text:p>0.002608452628637</text:p>
          </table:table-cell>
          <table:table-cell office:value-type="float" office:value="87623.7772878303" calcext:value-type="float">
            <text:p>87623.7772878303</text:p>
          </table:table-cell>
          <table:table-cell office:value-type="float" office:value="33592.244047619" calcext:value-type="float">
            <text:p>33592.244047619</text:p>
          </table:table-cell>
          <table:table-cell office:value-type="float" office:value="0.385247159405228" calcext:value-type="float">
            <text:p>0.385247159405228</text:p>
          </table:table-cell>
          <table:table-cell table:number-columns-repeated="101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5" calcext:value-type="float">
            <text:p>0.35</text:p>
          </table:table-cell>
          <table:table-cell office:value-type="float" office:value="64406" calcext:value-type="float">
            <text:p>64406</text:p>
          </table:table-cell>
          <table:table-cell office:value-type="float" office:value="168" calcext:value-type="float">
            <text:p>168</text:p>
          </table:table-cell>
          <table:table-cell office:value-type="float" office:value="5643497" calcext:value-type="float">
            <text:p>5643497</text:p>
          </table:table-cell>
          <table:table-cell office:value-type="float" office:value="0" calcext:value-type="float">
            <text:p>0</text:p>
          </table:table-cell>
          <table:table-cell office:value-type="float" office:value="0.00260845262863708" calcext:value-type="float">
            <text:p>0.002608452628637</text:p>
          </table:table-cell>
          <table:table-cell office:value-type="float" office:value="87623.7772878303" calcext:value-type="float">
            <text:p>87623.7772878303</text:p>
          </table:table-cell>
          <table:table-cell office:value-type="float" office:value="33592.244047619" calcext:value-type="float">
            <text:p>33592.244047619</text:p>
          </table:table-cell>
          <table:table-cell office:value-type="float" office:value="0.385247159405228" calcext:value-type="float">
            <text:p>0.385247159405228</text:p>
          </table:table-cell>
          <table:table-cell table:number-columns-repeated="101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35" calcext:value-type="float">
            <text:p>0.35</text:p>
          </table:table-cell>
          <table:table-cell office:value-type="float" office:value="64406" calcext:value-type="float">
            <text:p>64406</text:p>
          </table:table-cell>
          <table:table-cell office:value-type="float" office:value="168" calcext:value-type="float">
            <text:p>168</text:p>
          </table:table-cell>
          <table:table-cell office:value-type="float" office:value="5643497" calcext:value-type="float">
            <text:p>5643497</text:p>
          </table:table-cell>
          <table:table-cell office:value-type="float" office:value="0" calcext:value-type="float">
            <text:p>0</text:p>
          </table:table-cell>
          <table:table-cell office:value-type="float" office:value="0.00260845262863708" calcext:value-type="float">
            <text:p>0.002608452628637</text:p>
          </table:table-cell>
          <table:table-cell office:value-type="float" office:value="87623.7772878303" calcext:value-type="float">
            <text:p>87623.7772878303</text:p>
          </table:table-cell>
          <table:table-cell office:value-type="float" office:value="33592.244047619" calcext:value-type="float">
            <text:p>33592.244047619</text:p>
          </table:table-cell>
          <table:table-cell office:value-type="float" office:value="0.385247159405228" calcext:value-type="float">
            <text:p>0.385247159405228</text:p>
          </table:table-cell>
          <table:table-cell table:number-columns-repeated="101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35" calcext:value-type="float">
            <text:p>0.35</text:p>
          </table:table-cell>
          <table:table-cell office:value-type="float" office:value="64406" calcext:value-type="float">
            <text:p>64406</text:p>
          </table:table-cell>
          <table:table-cell office:value-type="float" office:value="168" calcext:value-type="float">
            <text:p>168</text:p>
          </table:table-cell>
          <table:table-cell office:value-type="float" office:value="5643497" calcext:value-type="float">
            <text:p>5643497</text:p>
          </table:table-cell>
          <table:table-cell office:value-type="float" office:value="0" calcext:value-type="float">
            <text:p>0</text:p>
          </table:table-cell>
          <table:table-cell office:value-type="float" office:value="0.00260845262863708" calcext:value-type="float">
            <text:p>0.002608452628637</text:p>
          </table:table-cell>
          <table:table-cell office:value-type="float" office:value="87623.7772878303" calcext:value-type="float">
            <text:p>87623.7772878303</text:p>
          </table:table-cell>
          <table:table-cell office:value-type="float" office:value="33592.244047619" calcext:value-type="float">
            <text:p>33592.244047619</text:p>
          </table:table-cell>
          <table:table-cell office:value-type="float" office:value="0.385247159405228" calcext:value-type="float">
            <text:p>0.385247159405228</text:p>
          </table:table-cell>
          <table:table-cell table:number-columns-repeated="101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35" calcext:value-type="float">
            <text:p>0.35</text:p>
          </table:table-cell>
          <table:table-cell office:value-type="float" office:value="64406" calcext:value-type="float">
            <text:p>64406</text:p>
          </table:table-cell>
          <table:table-cell office:value-type="float" office:value="168" calcext:value-type="float">
            <text:p>168</text:p>
          </table:table-cell>
          <table:table-cell office:value-type="float" office:value="5643497" calcext:value-type="float">
            <text:p>5643497</text:p>
          </table:table-cell>
          <table:table-cell office:value-type="float" office:value="0" calcext:value-type="float">
            <text:p>0</text:p>
          </table:table-cell>
          <table:table-cell office:value-type="float" office:value="0.00260845262863708" calcext:value-type="float">
            <text:p>0.002608452628637</text:p>
          </table:table-cell>
          <table:table-cell office:value-type="float" office:value="87623.7772878303" calcext:value-type="float">
            <text:p>87623.7772878303</text:p>
          </table:table-cell>
          <table:table-cell office:value-type="float" office:value="33592.244047619" calcext:value-type="float">
            <text:p>33592.244047619</text:p>
          </table:table-cell>
          <table:table-cell office:value-type="float" office:value="0.385247159405228" calcext:value-type="float">
            <text:p>0.385247159405228</text:p>
          </table:table-cell>
          <table:table-cell table:number-columns-repeated="101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35" calcext:value-type="float">
            <text:p>0.35</text:p>
          </table:table-cell>
          <table:table-cell office:value-type="float" office:value="64406" calcext:value-type="float">
            <text:p>64406</text:p>
          </table:table-cell>
          <table:table-cell office:value-type="float" office:value="168" calcext:value-type="float">
            <text:p>168</text:p>
          </table:table-cell>
          <table:table-cell office:value-type="float" office:value="5643497" calcext:value-type="float">
            <text:p>5643497</text:p>
          </table:table-cell>
          <table:table-cell office:value-type="float" office:value="0" calcext:value-type="float">
            <text:p>0</text:p>
          </table:table-cell>
          <table:table-cell office:value-type="float" office:value="0.00260845262863708" calcext:value-type="float">
            <text:p>0.002608452628637</text:p>
          </table:table-cell>
          <table:table-cell office:value-type="float" office:value="87623.7772878303" calcext:value-type="float">
            <text:p>87623.7772878303</text:p>
          </table:table-cell>
          <table:table-cell office:value-type="float" office:value="33592.244047619" calcext:value-type="float">
            <text:p>33592.244047619</text:p>
          </table:table-cell>
          <table:table-cell office:value-type="float" office:value="0.385247159405228" calcext:value-type="float">
            <text:p>0.385247159405228</text:p>
          </table:table-cell>
          <table:table-cell table:number-columns-repeated="101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35" calcext:value-type="float">
            <text:p>0.35</text:p>
          </table:table-cell>
          <table:table-cell office:value-type="float" office:value="64406" calcext:value-type="float">
            <text:p>64406</text:p>
          </table:table-cell>
          <table:table-cell office:value-type="float" office:value="168" calcext:value-type="float">
            <text:p>168</text:p>
          </table:table-cell>
          <table:table-cell office:value-type="float" office:value="5643497" calcext:value-type="float">
            <text:p>5643497</text:p>
          </table:table-cell>
          <table:table-cell office:value-type="float" office:value="0" calcext:value-type="float">
            <text:p>0</text:p>
          </table:table-cell>
          <table:table-cell office:value-type="float" office:value="0.00260845262863708" calcext:value-type="float">
            <text:p>0.002608452628637</text:p>
          </table:table-cell>
          <table:table-cell office:value-type="float" office:value="87623.7772878303" calcext:value-type="float">
            <text:p>87623.7772878303</text:p>
          </table:table-cell>
          <table:table-cell office:value-type="float" office:value="33592.244047619" calcext:value-type="float">
            <text:p>33592.244047619</text:p>
          </table:table-cell>
          <table:table-cell office:value-type="float" office:value="0.385247159405228" calcext:value-type="float">
            <text:p>0.385247159405228</text:p>
          </table:table-cell>
          <table:table-cell table:number-columns-repeated="101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35" calcext:value-type="float">
            <text:p>0.35</text:p>
          </table:table-cell>
          <table:table-cell office:value-type="float" office:value="64406" calcext:value-type="float">
            <text:p>64406</text:p>
          </table:table-cell>
          <table:table-cell office:value-type="float" office:value="168" calcext:value-type="float">
            <text:p>168</text:p>
          </table:table-cell>
          <table:table-cell office:value-type="float" office:value="5643497" calcext:value-type="float">
            <text:p>5643497</text:p>
          </table:table-cell>
          <table:table-cell office:value-type="float" office:value="0" calcext:value-type="float">
            <text:p>0</text:p>
          </table:table-cell>
          <table:table-cell office:value-type="float" office:value="0.00260845262863708" calcext:value-type="float">
            <text:p>0.002608452628637</text:p>
          </table:table-cell>
          <table:table-cell office:value-type="float" office:value="87623.7772878303" calcext:value-type="float">
            <text:p>87623.7772878303</text:p>
          </table:table-cell>
          <table:table-cell office:value-type="float" office:value="33592.244047619" calcext:value-type="float">
            <text:p>33592.244047619</text:p>
          </table:table-cell>
          <table:table-cell office:value-type="float" office:value="0.385247159405228" calcext:value-type="float">
            <text:p>0.385247159405228</text:p>
          </table:table-cell>
          <table:table-cell table:number-columns-repeated="101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35" calcext:value-type="float">
            <text:p>0.35</text:p>
          </table:table-cell>
          <table:table-cell office:value-type="float" office:value="64406" calcext:value-type="float">
            <text:p>64406</text:p>
          </table:table-cell>
          <table:table-cell office:value-type="float" office:value="168" calcext:value-type="float">
            <text:p>168</text:p>
          </table:table-cell>
          <table:table-cell office:value-type="float" office:value="5643497" calcext:value-type="float">
            <text:p>5643497</text:p>
          </table:table-cell>
          <table:table-cell office:value-type="float" office:value="0" calcext:value-type="float">
            <text:p>0</text:p>
          </table:table-cell>
          <table:table-cell office:value-type="float" office:value="0.00260845262863708" calcext:value-type="float">
            <text:p>0.002608452628637</text:p>
          </table:table-cell>
          <table:table-cell office:value-type="float" office:value="87623.7772878303" calcext:value-type="float">
            <text:p>87623.7772878303</text:p>
          </table:table-cell>
          <table:table-cell office:value-type="float" office:value="33592.244047619" calcext:value-type="float">
            <text:p>33592.244047619</text:p>
          </table:table-cell>
          <table:table-cell office:value-type="float" office:value="0.385247159405228" calcext:value-type="float">
            <text:p>0.385247159405228</text:p>
          </table:table-cell>
          <table:table-cell table:number-columns-repeated="101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35" calcext:value-type="float">
            <text:p>0.35</text:p>
          </table:table-cell>
          <table:table-cell office:value-type="float" office:value="64406" calcext:value-type="float">
            <text:p>64406</text:p>
          </table:table-cell>
          <table:table-cell office:value-type="float" office:value="168" calcext:value-type="float">
            <text:p>168</text:p>
          </table:table-cell>
          <table:table-cell office:value-type="float" office:value="5643497" calcext:value-type="float">
            <text:p>5643497</text:p>
          </table:table-cell>
          <table:table-cell office:value-type="float" office:value="0" calcext:value-type="float">
            <text:p>0</text:p>
          </table:table-cell>
          <table:table-cell office:value-type="float" office:value="0.00260845262863708" calcext:value-type="float">
            <text:p>0.002608452628637</text:p>
          </table:table-cell>
          <table:table-cell office:value-type="float" office:value="87623.7772878303" calcext:value-type="float">
            <text:p>87623.7772878303</text:p>
          </table:table-cell>
          <table:table-cell office:value-type="float" office:value="33592.244047619" calcext:value-type="float">
            <text:p>33592.244047619</text:p>
          </table:table-cell>
          <table:table-cell office:value-type="float" office:value="0.385247159405228" calcext:value-type="float">
            <text:p>0.385247159405228</text:p>
          </table:table-cell>
          <table:table-cell table:number-columns-repeated="101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35" calcext:value-type="float">
            <text:p>0.35</text:p>
          </table:table-cell>
          <table:table-cell office:value-type="float" office:value="64406" calcext:value-type="float">
            <text:p>64406</text:p>
          </table:table-cell>
          <table:table-cell office:value-type="float" office:value="168" calcext:value-type="float">
            <text:p>168</text:p>
          </table:table-cell>
          <table:table-cell office:value-type="float" office:value="5643497" calcext:value-type="float">
            <text:p>5643497</text:p>
          </table:table-cell>
          <table:table-cell office:value-type="float" office:value="0" calcext:value-type="float">
            <text:p>0</text:p>
          </table:table-cell>
          <table:table-cell office:value-type="float" office:value="0.00260845262863708" calcext:value-type="float">
            <text:p>0.002608452628637</text:p>
          </table:table-cell>
          <table:table-cell office:value-type="float" office:value="87623.7772878303" calcext:value-type="float">
            <text:p>87623.7772878303</text:p>
          </table:table-cell>
          <table:table-cell office:value-type="float" office:value="33592.244047619" calcext:value-type="float">
            <text:p>33592.244047619</text:p>
          </table:table-cell>
          <table:table-cell office:value-type="float" office:value="0.385247159405228" calcext:value-type="float">
            <text:p>0.385247159405228</text:p>
          </table:table-cell>
          <table:table-cell table:number-columns-repeated="101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35" calcext:value-type="float">
            <text:p>0.35</text:p>
          </table:table-cell>
          <table:table-cell office:value-type="float" office:value="64406" calcext:value-type="float">
            <text:p>64406</text:p>
          </table:table-cell>
          <table:table-cell office:value-type="float" office:value="168" calcext:value-type="float">
            <text:p>168</text:p>
          </table:table-cell>
          <table:table-cell office:value-type="float" office:value="5643497" calcext:value-type="float">
            <text:p>5643497</text:p>
          </table:table-cell>
          <table:table-cell office:value-type="float" office:value="0" calcext:value-type="float">
            <text:p>0</text:p>
          </table:table-cell>
          <table:table-cell office:value-type="float" office:value="0.00260845262863708" calcext:value-type="float">
            <text:p>0.002608452628637</text:p>
          </table:table-cell>
          <table:table-cell office:value-type="float" office:value="87623.7772878303" calcext:value-type="float">
            <text:p>87623.7772878303</text:p>
          </table:table-cell>
          <table:table-cell office:value-type="float" office:value="33592.244047619" calcext:value-type="float">
            <text:p>33592.244047619</text:p>
          </table:table-cell>
          <table:table-cell office:value-type="float" office:value="0.385247159405228" calcext:value-type="float">
            <text:p>0.385247159405228</text:p>
          </table:table-cell>
          <table:table-cell table:number-columns-repeated="101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35" calcext:value-type="float">
            <text:p>0.35</text:p>
          </table:table-cell>
          <table:table-cell office:value-type="float" office:value="64406" calcext:value-type="float">
            <text:p>64406</text:p>
          </table:table-cell>
          <table:table-cell office:value-type="float" office:value="168" calcext:value-type="float">
            <text:p>168</text:p>
          </table:table-cell>
          <table:table-cell office:value-type="float" office:value="5643497" calcext:value-type="float">
            <text:p>5643497</text:p>
          </table:table-cell>
          <table:table-cell office:value-type="float" office:value="0" calcext:value-type="float">
            <text:p>0</text:p>
          </table:table-cell>
          <table:table-cell office:value-type="float" office:value="0.00260845262863708" calcext:value-type="float">
            <text:p>0.002608452628637</text:p>
          </table:table-cell>
          <table:table-cell office:value-type="float" office:value="87623.7772878303" calcext:value-type="float">
            <text:p>87623.7772878303</text:p>
          </table:table-cell>
          <table:table-cell office:value-type="float" office:value="33592.244047619" calcext:value-type="float">
            <text:p>33592.244047619</text:p>
          </table:table-cell>
          <table:table-cell office:value-type="float" office:value="0.385247159405228" calcext:value-type="float">
            <text:p>0.385247159405228</text:p>
          </table:table-cell>
          <table:table-cell table:number-columns-repeated="101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35" calcext:value-type="float">
            <text:p>0.35</text:p>
          </table:table-cell>
          <table:table-cell office:value-type="float" office:value="64406" calcext:value-type="float">
            <text:p>64406</text:p>
          </table:table-cell>
          <table:table-cell office:value-type="float" office:value="168" calcext:value-type="float">
            <text:p>168</text:p>
          </table:table-cell>
          <table:table-cell office:value-type="float" office:value="5643497" calcext:value-type="float">
            <text:p>5643497</text:p>
          </table:table-cell>
          <table:table-cell office:value-type="float" office:value="0" calcext:value-type="float">
            <text:p>0</text:p>
          </table:table-cell>
          <table:table-cell office:value-type="float" office:value="0.00260845262863708" calcext:value-type="float">
            <text:p>0.002608452628637</text:p>
          </table:table-cell>
          <table:table-cell office:value-type="float" office:value="87623.7772878303" calcext:value-type="float">
            <text:p>87623.7772878303</text:p>
          </table:table-cell>
          <table:table-cell office:value-type="float" office:value="33592.244047619" calcext:value-type="float">
            <text:p>33592.244047619</text:p>
          </table:table-cell>
          <table:table-cell office:value-type="float" office:value="0.385247159405228" calcext:value-type="float">
            <text:p>0.385247159405228</text:p>
          </table:table-cell>
          <table:table-cell table:number-columns-repeated="101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35" calcext:value-type="float">
            <text:p>0.35</text:p>
          </table:table-cell>
          <table:table-cell office:value-type="float" office:value="64406" calcext:value-type="float">
            <text:p>64406</text:p>
          </table:table-cell>
          <table:table-cell office:value-type="float" office:value="168" calcext:value-type="float">
            <text:p>168</text:p>
          </table:table-cell>
          <table:table-cell office:value-type="float" office:value="5643497" calcext:value-type="float">
            <text:p>5643497</text:p>
          </table:table-cell>
          <table:table-cell office:value-type="float" office:value="0" calcext:value-type="float">
            <text:p>0</text:p>
          </table:table-cell>
          <table:table-cell office:value-type="float" office:value="0.00260845262863708" calcext:value-type="float">
            <text:p>0.002608452628637</text:p>
          </table:table-cell>
          <table:table-cell office:value-type="float" office:value="87623.7772878303" calcext:value-type="float">
            <text:p>87623.7772878303</text:p>
          </table:table-cell>
          <table:table-cell office:value-type="float" office:value="33592.244047619" calcext:value-type="float">
            <text:p>33592.244047619</text:p>
          </table:table-cell>
          <table:table-cell office:value-type="float" office:value="0.385247159405228" calcext:value-type="float">
            <text:p>0.385247159405228</text:p>
          </table:table-cell>
          <table:table-cell table:number-columns-repeated="101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35" calcext:value-type="float">
            <text:p>0.35</text:p>
          </table:table-cell>
          <table:table-cell office:value-type="float" office:value="64406" calcext:value-type="float">
            <text:p>64406</text:p>
          </table:table-cell>
          <table:table-cell office:value-type="float" office:value="168" calcext:value-type="float">
            <text:p>168</text:p>
          </table:table-cell>
          <table:table-cell office:value-type="float" office:value="5643497" calcext:value-type="float">
            <text:p>5643497</text:p>
          </table:table-cell>
          <table:table-cell office:value-type="float" office:value="0" calcext:value-type="float">
            <text:p>0</text:p>
          </table:table-cell>
          <table:table-cell office:value-type="float" office:value="0.00260845262863708" calcext:value-type="float">
            <text:p>0.002608452628637</text:p>
          </table:table-cell>
          <table:table-cell office:value-type="float" office:value="87623.7772878303" calcext:value-type="float">
            <text:p>87623.7772878303</text:p>
          </table:table-cell>
          <table:table-cell office:value-type="float" office:value="33592.244047619" calcext:value-type="float">
            <text:p>33592.244047619</text:p>
          </table:table-cell>
          <table:table-cell office:value-type="float" office:value="0.385247159405228" calcext:value-type="float">
            <text:p>0.385247159405228</text:p>
          </table:table-cell>
          <table:table-cell table:number-columns-repeated="101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5" calcext:value-type="float">
            <text:p>0.35</text:p>
          </table:table-cell>
          <table:table-cell office:value-type="float" office:value="64406" calcext:value-type="float">
            <text:p>64406</text:p>
          </table:table-cell>
          <table:table-cell office:value-type="float" office:value="168" calcext:value-type="float">
            <text:p>168</text:p>
          </table:table-cell>
          <table:table-cell office:value-type="float" office:value="5643497" calcext:value-type="float">
            <text:p>5643497</text:p>
          </table:table-cell>
          <table:table-cell office:value-type="float" office:value="0" calcext:value-type="float">
            <text:p>0</text:p>
          </table:table-cell>
          <table:table-cell office:value-type="float" office:value="0.00260845262863708" calcext:value-type="float">
            <text:p>0.002608452628637</text:p>
          </table:table-cell>
          <table:table-cell office:value-type="float" office:value="87623.7772878303" calcext:value-type="float">
            <text:p>87623.7772878303</text:p>
          </table:table-cell>
          <table:table-cell office:value-type="float" office:value="33592.244047619" calcext:value-type="float">
            <text:p>33592.244047619</text:p>
          </table:table-cell>
          <table:table-cell office:value-type="float" office:value="0.385247159405228" calcext:value-type="float">
            <text:p>0.385247159405228</text:p>
          </table:table-cell>
          <table:table-cell table:number-columns-repeated="101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35" calcext:value-type="float">
            <text:p>0.35</text:p>
          </table:table-cell>
          <table:table-cell office:value-type="float" office:value="64406" calcext:value-type="float">
            <text:p>64406</text:p>
          </table:table-cell>
          <table:table-cell office:value-type="float" office:value="168" calcext:value-type="float">
            <text:p>168</text:p>
          </table:table-cell>
          <table:table-cell office:value-type="float" office:value="5643497" calcext:value-type="float">
            <text:p>5643497</text:p>
          </table:table-cell>
          <table:table-cell office:value-type="float" office:value="0" calcext:value-type="float">
            <text:p>0</text:p>
          </table:table-cell>
          <table:table-cell office:value-type="float" office:value="0.00260845262863708" calcext:value-type="float">
            <text:p>0.002608452628637</text:p>
          </table:table-cell>
          <table:table-cell office:value-type="float" office:value="87623.7772878303" calcext:value-type="float">
            <text:p>87623.7772878303</text:p>
          </table:table-cell>
          <table:table-cell office:value-type="float" office:value="33592.244047619" calcext:value-type="float">
            <text:p>33592.244047619</text:p>
          </table:table-cell>
          <table:table-cell office:value-type="float" office:value="0.385247159405228" calcext:value-type="float">
            <text:p>0.385247159405228</text:p>
          </table:table-cell>
          <table:table-cell table:number-columns-repeated="101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35" calcext:value-type="float">
            <text:p>0.35</text:p>
          </table:table-cell>
          <table:table-cell office:value-type="float" office:value="64406" calcext:value-type="float">
            <text:p>64406</text:p>
          </table:table-cell>
          <table:table-cell office:value-type="float" office:value="168" calcext:value-type="float">
            <text:p>168</text:p>
          </table:table-cell>
          <table:table-cell office:value-type="float" office:value="5643497" calcext:value-type="float">
            <text:p>5643497</text:p>
          </table:table-cell>
          <table:table-cell office:value-type="float" office:value="0" calcext:value-type="float">
            <text:p>0</text:p>
          </table:table-cell>
          <table:table-cell office:value-type="float" office:value="0.00260845262863708" calcext:value-type="float">
            <text:p>0.002608452628637</text:p>
          </table:table-cell>
          <table:table-cell office:value-type="float" office:value="87623.7772878303" calcext:value-type="float">
            <text:p>87623.7772878303</text:p>
          </table:table-cell>
          <table:table-cell office:value-type="float" office:value="33592.244047619" calcext:value-type="float">
            <text:p>33592.244047619</text:p>
          </table:table-cell>
          <table:table-cell office:value-type="float" office:value="0.385247159405228" calcext:value-type="float">
            <text:p>0.385247159405228</text:p>
          </table:table-cell>
          <table:table-cell table:number-columns-repeated="101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35" calcext:value-type="float">
            <text:p>0.35</text:p>
          </table:table-cell>
          <table:table-cell office:value-type="float" office:value="64406" calcext:value-type="float">
            <text:p>64406</text:p>
          </table:table-cell>
          <table:table-cell office:value-type="float" office:value="168" calcext:value-type="float">
            <text:p>168</text:p>
          </table:table-cell>
          <table:table-cell office:value-type="float" office:value="5643497" calcext:value-type="float">
            <text:p>5643497</text:p>
          </table:table-cell>
          <table:table-cell office:value-type="float" office:value="0" calcext:value-type="float">
            <text:p>0</text:p>
          </table:table-cell>
          <table:table-cell office:value-type="float" office:value="0.00260845262863708" calcext:value-type="float">
            <text:p>0.002608452628637</text:p>
          </table:table-cell>
          <table:table-cell office:value-type="float" office:value="87623.7772878303" calcext:value-type="float">
            <text:p>87623.7772878303</text:p>
          </table:table-cell>
          <table:table-cell office:value-type="float" office:value="33592.244047619" calcext:value-type="float">
            <text:p>33592.244047619</text:p>
          </table:table-cell>
          <table:table-cell office:value-type="float" office:value="0.385247159405228" calcext:value-type="float">
            <text:p>0.385247159405228</text:p>
          </table:table-cell>
          <table:table-cell table:number-columns-repeated="101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35" calcext:value-type="float">
            <text:p>0.35</text:p>
          </table:table-cell>
          <table:table-cell office:value-type="float" office:value="64406" calcext:value-type="float">
            <text:p>64406</text:p>
          </table:table-cell>
          <table:table-cell office:value-type="float" office:value="168" calcext:value-type="float">
            <text:p>168</text:p>
          </table:table-cell>
          <table:table-cell office:value-type="float" office:value="5643497" calcext:value-type="float">
            <text:p>5643497</text:p>
          </table:table-cell>
          <table:table-cell office:value-type="float" office:value="0" calcext:value-type="float">
            <text:p>0</text:p>
          </table:table-cell>
          <table:table-cell office:value-type="float" office:value="0.00260845262863708" calcext:value-type="float">
            <text:p>0.002608452628637</text:p>
          </table:table-cell>
          <table:table-cell office:value-type="float" office:value="87623.7772878303" calcext:value-type="float">
            <text:p>87623.7772878303</text:p>
          </table:table-cell>
          <table:table-cell office:value-type="float" office:value="33592.244047619" calcext:value-type="float">
            <text:p>33592.244047619</text:p>
          </table:table-cell>
          <table:table-cell office:value-type="float" office:value="0.385247159405228" calcext:value-type="float">
            <text:p>0.385247159405228</text:p>
          </table:table-cell>
          <table:table-cell table:number-columns-repeated="101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35" calcext:value-type="float">
            <text:p>0.35</text:p>
          </table:table-cell>
          <table:table-cell office:value-type="float" office:value="64406" calcext:value-type="float">
            <text:p>64406</text:p>
          </table:table-cell>
          <table:table-cell office:value-type="float" office:value="168" calcext:value-type="float">
            <text:p>168</text:p>
          </table:table-cell>
          <table:table-cell office:value-type="float" office:value="5643497" calcext:value-type="float">
            <text:p>5643497</text:p>
          </table:table-cell>
          <table:table-cell office:value-type="float" office:value="0" calcext:value-type="float">
            <text:p>0</text:p>
          </table:table-cell>
          <table:table-cell office:value-type="float" office:value="0.00260845262863708" calcext:value-type="float">
            <text:p>0.002608452628637</text:p>
          </table:table-cell>
          <table:table-cell office:value-type="float" office:value="87623.7772878303" calcext:value-type="float">
            <text:p>87623.7772878303</text:p>
          </table:table-cell>
          <table:table-cell office:value-type="float" office:value="33592.244047619" calcext:value-type="float">
            <text:p>33592.244047619</text:p>
          </table:table-cell>
          <table:table-cell office:value-type="float" office:value="0.385247159405228" calcext:value-type="float">
            <text:p>0.385247159405228</text:p>
          </table:table-cell>
          <table:table-cell table:number-columns-repeated="101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35" calcext:value-type="float">
            <text:p>0.35</text:p>
          </table:table-cell>
          <table:table-cell office:value-type="float" office:value="64406" calcext:value-type="float">
            <text:p>64406</text:p>
          </table:table-cell>
          <table:table-cell office:value-type="float" office:value="168" calcext:value-type="float">
            <text:p>168</text:p>
          </table:table-cell>
          <table:table-cell office:value-type="float" office:value="5643497" calcext:value-type="float">
            <text:p>5643497</text:p>
          </table:table-cell>
          <table:table-cell office:value-type="float" office:value="0" calcext:value-type="float">
            <text:p>0</text:p>
          </table:table-cell>
          <table:table-cell office:value-type="float" office:value="0.00260845262863708" calcext:value-type="float">
            <text:p>0.002608452628637</text:p>
          </table:table-cell>
          <table:table-cell office:value-type="float" office:value="87623.7772878303" calcext:value-type="float">
            <text:p>87623.7772878303</text:p>
          </table:table-cell>
          <table:table-cell office:value-type="float" office:value="33592.244047619" calcext:value-type="float">
            <text:p>33592.244047619</text:p>
          </table:table-cell>
          <table:table-cell office:value-type="float" office:value="0.385247159405228" calcext:value-type="float">
            <text:p>0.385247159405228</text:p>
          </table:table-cell>
          <table:table-cell table:number-columns-repeated="101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35" calcext:value-type="float">
            <text:p>0.35</text:p>
          </table:table-cell>
          <table:table-cell office:value-type="float" office:value="64406" calcext:value-type="float">
            <text:p>64406</text:p>
          </table:table-cell>
          <table:table-cell office:value-type="float" office:value="168" calcext:value-type="float">
            <text:p>168</text:p>
          </table:table-cell>
          <table:table-cell office:value-type="float" office:value="5643497" calcext:value-type="float">
            <text:p>5643497</text:p>
          </table:table-cell>
          <table:table-cell office:value-type="float" office:value="0" calcext:value-type="float">
            <text:p>0</text:p>
          </table:table-cell>
          <table:table-cell office:value-type="float" office:value="0.00260845262863708" calcext:value-type="float">
            <text:p>0.002608452628637</text:p>
          </table:table-cell>
          <table:table-cell office:value-type="float" office:value="87623.7772878303" calcext:value-type="float">
            <text:p>87623.7772878303</text:p>
          </table:table-cell>
          <table:table-cell office:value-type="float" office:value="33592.244047619" calcext:value-type="float">
            <text:p>33592.244047619</text:p>
          </table:table-cell>
          <table:table-cell office:value-type="float" office:value="0.385247159405228" calcext:value-type="float">
            <text:p>0.385247159405228</text:p>
          </table:table-cell>
          <table:table-cell table:number-columns-repeated="101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35" calcext:value-type="float">
            <text:p>0.35</text:p>
          </table:table-cell>
          <table:table-cell office:value-type="float" office:value="64406" calcext:value-type="float">
            <text:p>64406</text:p>
          </table:table-cell>
          <table:table-cell office:value-type="float" office:value="168" calcext:value-type="float">
            <text:p>168</text:p>
          </table:table-cell>
          <table:table-cell office:value-type="float" office:value="5643497" calcext:value-type="float">
            <text:p>5643497</text:p>
          </table:table-cell>
          <table:table-cell office:value-type="float" office:value="0" calcext:value-type="float">
            <text:p>0</text:p>
          </table:table-cell>
          <table:table-cell office:value-type="float" office:value="0.00260845262863708" calcext:value-type="float">
            <text:p>0.002608452628637</text:p>
          </table:table-cell>
          <table:table-cell office:value-type="float" office:value="87623.7772878303" calcext:value-type="float">
            <text:p>87623.7772878303</text:p>
          </table:table-cell>
          <table:table-cell office:value-type="float" office:value="33592.244047619" calcext:value-type="float">
            <text:p>33592.244047619</text:p>
          </table:table-cell>
          <table:table-cell office:value-type="float" office:value="0.385247159405228" calcext:value-type="float">
            <text:p>0.385247159405228</text:p>
          </table:table-cell>
          <table:table-cell table:number-columns-repeated="101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35" calcext:value-type="float">
            <text:p>0.35</text:p>
          </table:table-cell>
          <table:table-cell office:value-type="float" office:value="64406" calcext:value-type="float">
            <text:p>64406</text:p>
          </table:table-cell>
          <table:table-cell office:value-type="float" office:value="168" calcext:value-type="float">
            <text:p>168</text:p>
          </table:table-cell>
          <table:table-cell office:value-type="float" office:value="5643497" calcext:value-type="float">
            <text:p>5643497</text:p>
          </table:table-cell>
          <table:table-cell office:value-type="float" office:value="0" calcext:value-type="float">
            <text:p>0</text:p>
          </table:table-cell>
          <table:table-cell office:value-type="float" office:value="0.00260845262863708" calcext:value-type="float">
            <text:p>0.002608452628637</text:p>
          </table:table-cell>
          <table:table-cell office:value-type="float" office:value="87623.7772878303" calcext:value-type="float">
            <text:p>87623.7772878303</text:p>
          </table:table-cell>
          <table:table-cell office:value-type="float" office:value="33592.244047619" calcext:value-type="float">
            <text:p>33592.244047619</text:p>
          </table:table-cell>
          <table:table-cell office:value-type="float" office:value="0.385247159405228" calcext:value-type="float">
            <text:p>0.385247159405228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" calcext:value-type="float">
            <text:p>0.4</text:p>
          </table:table-cell>
          <table:table-cell office:value-type="float" office:value="44832" calcext:value-type="float">
            <text:p>44832</text:p>
          </table:table-cell>
          <table:table-cell office:value-type="float" office:value="142" calcext:value-type="float">
            <text:p>142</text:p>
          </table:table-cell>
          <table:table-cell office:value-type="float" office:value="3024491" calcext:value-type="float">
            <text:p>3024491</text:p>
          </table:table-cell>
          <table:table-cell office:value-type="float" office:value="0" calcext:value-type="float">
            <text:p>0</text:p>
          </table:table-cell>
          <table:table-cell office:value-type="float" office:value="0.00316738044254104" calcext:value-type="float">
            <text:p>0.003167380442541</text:p>
          </table:table-cell>
          <table:table-cell office:value-type="float" office:value="67462.7721270521" calcext:value-type="float">
            <text:p>67462.7721270521</text:p>
          </table:table-cell>
          <table:table-cell office:value-type="float" office:value="21299.2323943662" calcext:value-type="float">
            <text:p>21299.2323943662</text:p>
          </table:table-cell>
          <table:table-cell office:value-type="float" office:value="0.371024125857634" calcext:value-type="float">
            <text:p>0.371024125857634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" calcext:value-type="float">
            <text:p>0.4</text:p>
          </table:table-cell>
          <table:table-cell office:value-type="float" office:value="47617" calcext:value-type="float">
            <text:p>47617</text:p>
          </table:table-cell>
          <table:table-cell office:value-type="float" office:value="150" calcext:value-type="float">
            <text:p>150</text:p>
          </table:table-cell>
          <table:table-cell office:value-type="float" office:value="3494458" calcext:value-type="float">
            <text:p>3494458</text:p>
          </table:table-cell>
          <table:table-cell office:value-type="float" office:value="0" calcext:value-type="float">
            <text:p>0</text:p>
          </table:table-cell>
          <table:table-cell office:value-type="float" office:value="0.0031501354558246" calcext:value-type="float">
            <text:p>0.003150135455825</text:p>
          </table:table-cell>
          <table:table-cell office:value-type="float" office:value="73386.7736312662" calcext:value-type="float">
            <text:p>73386.7736312662</text:p>
          </table:table-cell>
          <table:table-cell office:value-type="float" office:value="23296.3866666667" calcext:value-type="float">
            <text:p>23296.3866666667</text:p>
          </table:table-cell>
          <table:table-cell office:value-type="float" office:value="0.378164858273367" calcext:value-type="float">
            <text:p>0.378164858273367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" calcext:value-type="float">
            <text:p>0.4</text:p>
          </table:table-cell>
          <table:table-cell office:value-type="float" office:value="49549" calcext:value-type="float">
            <text:p>49549</text:p>
          </table:table-cell>
          <table:table-cell office:value-type="float" office:value="153" calcext:value-type="float">
            <text:p>153</text:p>
          </table:table-cell>
          <table:table-cell office:value-type="float" office:value="3848197" calcext:value-type="float">
            <text:p>3848197</text:p>
          </table:table-cell>
          <table:table-cell office:value-type="float" office:value="0" calcext:value-type="float">
            <text:p>0</text:p>
          </table:table-cell>
          <table:table-cell office:value-type="float" office:value="0.00308785242890876" calcext:value-type="float">
            <text:p>0.003087852428909</text:p>
          </table:table-cell>
          <table:table-cell office:value-type="float" office:value="77664.4735514339" calcext:value-type="float">
            <text:p>77664.4735514339</text:p>
          </table:table-cell>
          <table:table-cell office:value-type="float" office:value="25151.614379085" calcext:value-type="float">
            <text:p>25151.614379085</text:p>
          </table:table-cell>
          <table:table-cell office:value-type="float" office:value="0.379394713850818" calcext:value-type="float">
            <text:p>0.379394713850818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" calcext:value-type="float">
            <text:p>0.4</text:p>
          </table:table-cell>
          <table:table-cell office:value-type="float" office:value="50974" calcext:value-type="float">
            <text:p>50974</text:p>
          </table:table-cell>
          <table:table-cell office:value-type="float" office:value="155" calcext:value-type="float">
            <text:p>155</text:p>
          </table:table-cell>
          <table:table-cell office:value-type="float" office:value="4131229" calcext:value-type="float">
            <text:p>4131229</text:p>
          </table:table-cell>
          <table:table-cell office:value-type="float" office:value="0" calcext:value-type="float">
            <text:p>0</text:p>
          </table:table-cell>
          <table:table-cell office:value-type="float" office:value="0.00304076588064503" calcext:value-type="float">
            <text:p>0.003040765880645</text:p>
          </table:table-cell>
          <table:table-cell office:value-type="float" office:value="81045.8076666536" calcext:value-type="float">
            <text:p>81045.8076666536</text:p>
          </table:table-cell>
          <table:table-cell office:value-type="float" office:value="26653.0903225806" calcext:value-type="float">
            <text:p>26653.0903225806</text:p>
          </table:table-cell>
          <table:table-cell office:value-type="float" office:value="0.379834187303959" calcext:value-type="float">
            <text:p>0.379834187303959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" calcext:value-type="float">
            <text:p>0.4</text:p>
          </table:table-cell>
          <table:table-cell office:value-type="float" office:value="51906" calcext:value-type="float">
            <text:p>51906</text:p>
          </table:table-cell>
          <table:table-cell office:value-type="float" office:value="156" calcext:value-type="float">
            <text:p>156</text:p>
          </table:table-cell>
          <table:table-cell office:value-type="float" office:value="4335180" calcext:value-type="float">
            <text:p>4335180</text:p>
          </table:table-cell>
          <table:table-cell office:value-type="float" office:value="0" calcext:value-type="float">
            <text:p>0</text:p>
          </table:table-cell>
          <table:table-cell office:value-type="float" office:value="0.00300543289793088" calcext:value-type="float">
            <text:p>0.003005432897931</text:p>
          </table:table-cell>
          <table:table-cell office:value-type="float" office:value="83519.824297769" calcext:value-type="float">
            <text:p>83519.824297769</text:p>
          </table:table-cell>
          <table:table-cell office:value-type="float" office:value="27789.6153846154" calcext:value-type="float">
            <text:p>27789.6153846154</text:p>
          </table:table-cell>
          <table:table-cell office:value-type="float" office:value="0.379548549176238" calcext:value-type="float">
            <text:p>0.379548549176238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office:value-type="float" office:value="52538" calcext:value-type="float">
            <text:p>52538</text:p>
          </table:table-cell>
          <table:table-cell office:value-type="float" office:value="158" calcext:value-type="float">
            <text:p>158</text:p>
          </table:table-cell>
          <table:table-cell office:value-type="float" office:value="4480112" calcext:value-type="float">
            <text:p>4480112</text:p>
          </table:table-cell>
          <table:table-cell office:value-type="float" office:value="0" calcext:value-type="float">
            <text:p>0</text:p>
          </table:table-cell>
          <table:table-cell office:value-type="float" office:value="0.00300734706307815" calcext:value-type="float">
            <text:p>0.003007347063078</text:p>
          </table:table-cell>
          <table:table-cell office:value-type="float" office:value="85273.7447181088" calcext:value-type="float">
            <text:p>85273.7447181088</text:p>
          </table:table-cell>
          <table:table-cell office:value-type="float" office:value="28355.1392405063" calcext:value-type="float">
            <text:p>28355.1392405063</text:p>
          </table:table-cell>
          <table:table-cell office:value-type="float" office:value="0.381117322986084" calcext:value-type="float">
            <text:p>0.381117322986084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4" calcext:value-type="float">
            <text:p>0.4</text:p>
          </table:table-cell>
          <table:table-cell office:value-type="float" office:value="52948" calcext:value-type="float">
            <text:p>52948</text:p>
          </table:table-cell>
          <table:table-cell office:value-type="float" office:value="158" calcext:value-type="float">
            <text:p>158</text:p>
          </table:table-cell>
          <table:table-cell office:value-type="float" office:value="4580940" calcext:value-type="float">
            <text:p>4580940</text:p>
          </table:table-cell>
          <table:table-cell office:value-type="float" office:value="0" calcext:value-type="float">
            <text:p>0</text:p>
          </table:table-cell>
          <table:table-cell office:value-type="float" office:value="0.00298405983228828" calcext:value-type="float">
            <text:p>0.002984059832288</text:p>
          </table:table-cell>
          <table:table-cell office:value-type="float" office:value="86517.7154944474" calcext:value-type="float">
            <text:p>86517.7154944474</text:p>
          </table:table-cell>
          <table:table-cell office:value-type="float" office:value="28993.2911392405" calcext:value-type="float">
            <text:p>28993.2911392405</text:p>
          </table:table-cell>
          <table:table-cell office:value-type="float" office:value="0.38029905537069" calcext:value-type="float">
            <text:p>0.38029905537069</text:p>
          </table:table-cell>
          <table:table-cell table:number-columns-repeated="101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4" calcext:value-type="float">
            <text:p>0.4</text:p>
          </table:table-cell>
          <table:table-cell office:value-type="float" office:value="53232" calcext:value-type="float">
            <text:p>53232</text:p>
          </table:table-cell>
          <table:table-cell office:value-type="float" office:value="158" calcext:value-type="float">
            <text:p>158</text:p>
          </table:table-cell>
          <table:table-cell office:value-type="float" office:value="4654719" calcext:value-type="float">
            <text:p>4654719</text:p>
          </table:table-cell>
          <table:table-cell office:value-type="float" office:value="0" calcext:value-type="float">
            <text:p>0</text:p>
          </table:table-cell>
          <table:table-cell office:value-type="float" office:value="0.00296813946498347" calcext:value-type="float">
            <text:p>0.002968139464983</text:p>
          </table:table-cell>
          <table:table-cell office:value-type="float" office:value="87442.1212804328" calcext:value-type="float">
            <text:p>87442.1212804328</text:p>
          </table:table-cell>
          <table:table-cell office:value-type="float" office:value="29460.246835443" calcext:value-type="float">
            <text:p>29460.246835443</text:p>
          </table:table-cell>
          <table:table-cell office:value-type="float" office:value="0.379700863187037" calcext:value-type="float">
            <text:p>0.379700863187037</text:p>
          </table:table-cell>
          <table:table-cell table:number-columns-repeated="101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4" calcext:value-type="float">
            <text:p>0.4</text:p>
          </table:table-cell>
          <table:table-cell office:value-type="float" office:value="53406" calcext:value-type="float">
            <text:p>53406</text:p>
          </table:table-cell>
          <table:table-cell office:value-type="float" office:value="159" calcext:value-type="float">
            <text:p>159</text:p>
          </table:table-cell>
          <table:table-cell office:value-type="float" office:value="4702500" calcext:value-type="float">
            <text:p>4702500</text:p>
          </table:table-cell>
          <table:table-cell office:value-type="float" office:value="0" calcext:value-type="float">
            <text:p>0</text:p>
          </table:table-cell>
          <table:table-cell office:value-type="float" office:value="0.00297719357375576" calcext:value-type="float">
            <text:p>0.002977193573756</text:p>
          </table:table-cell>
          <table:table-cell office:value-type="float" office:value="88051.9042804179" calcext:value-type="float">
            <text:p>88051.9042804179</text:p>
          </table:table-cell>
          <table:table-cell office:value-type="float" office:value="29575.4716981132" calcext:value-type="float">
            <text:p>29575.4716981132</text:p>
          </table:table-cell>
          <table:table-cell office:value-type="float" office:value="0.38068677860506" calcext:value-type="float">
            <text:p>0.38068677860506</text:p>
          </table:table-cell>
          <table:table-cell table:number-columns-repeated="101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" calcext:value-type="float">
            <text:p>0.4</text:p>
          </table:table-cell>
          <table:table-cell office:value-type="float" office:value="53483" calcext:value-type="float">
            <text:p>53483</text:p>
          </table:table-cell>
          <table:table-cell office:value-type="float" office:value="159" calcext:value-type="float">
            <text:p>159</text:p>
          </table:table-cell>
          <table:table-cell office:value-type="float" office:value="4724207" calcext:value-type="float">
            <text:p>4724207</text:p>
          </table:table-cell>
          <table:table-cell office:value-type="float" office:value="0" calcext:value-type="float">
            <text:p>0</text:p>
          </table:table-cell>
          <table:table-cell office:value-type="float" office:value="0.00297290727894845" calcext:value-type="float">
            <text:p>0.002972907278948</text:p>
          </table:table-cell>
          <table:table-cell office:value-type="float" office:value="88331.0023745863" calcext:value-type="float">
            <text:p>88331.0023745863</text:p>
          </table:table-cell>
          <table:table-cell office:value-type="float" office:value="29711.9937106918" calcext:value-type="float">
            <text:p>29711.9937106918</text:p>
          </table:table-cell>
          <table:table-cell office:value-type="float" office:value="0.380510979457656" calcext:value-type="float">
            <text:p>0.380510979457656</text:p>
          </table:table-cell>
          <table:table-cell table:number-columns-repeated="10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" calcext:value-type="float">
            <text:p>0.4</text:p>
          </table:table-cell>
          <table:table-cell office:value-type="float" office:value="53509" calcext:value-type="float">
            <text:p>53509</text:p>
          </table:table-cell>
          <table:table-cell office:value-type="float" office:value="159" calcext:value-type="float">
            <text:p>159</text:p>
          </table:table-cell>
          <table:table-cell office:value-type="float" office:value="4731871" calcext:value-type="float">
            <text:p>4731871</text:p>
          </table:table-cell>
          <table:table-cell office:value-type="float" office:value="0" calcext:value-type="float">
            <text:p>0</text:p>
          </table:table-cell>
          <table:table-cell office:value-type="float" office:value="0.00297146274458502" calcext:value-type="float">
            <text:p>0.002971462744585</text:p>
          </table:table-cell>
          <table:table-cell office:value-type="float" office:value="88431.3106206433" calcext:value-type="float">
            <text:p>88431.3106206433</text:p>
          </table:table-cell>
          <table:table-cell office:value-type="float" office:value="29760.1949685535" calcext:value-type="float">
            <text:p>29760.1949685535</text:p>
          </table:table-cell>
          <table:table-cell office:value-type="float" office:value="0.380448945190474" calcext:value-type="float">
            <text:p>0.380448945190474</text:p>
          </table:table-cell>
          <table:table-cell table:number-columns-repeated="101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4" calcext:value-type="float">
            <text:p>0.4</text:p>
          </table:table-cell>
          <table:table-cell office:value-type="float" office:value="53509" calcext:value-type="float">
            <text:p>53509</text:p>
          </table:table-cell>
          <table:table-cell office:value-type="float" office:value="159" calcext:value-type="float">
            <text:p>159</text:p>
          </table:table-cell>
          <table:table-cell office:value-type="float" office:value="4731871" calcext:value-type="float">
            <text:p>4731871</text:p>
          </table:table-cell>
          <table:table-cell office:value-type="float" office:value="0" calcext:value-type="float">
            <text:p>0</text:p>
          </table:table-cell>
          <table:table-cell office:value-type="float" office:value="0.00297146274458502" calcext:value-type="float">
            <text:p>0.002971462744585</text:p>
          </table:table-cell>
          <table:table-cell office:value-type="float" office:value="88431.3106206433" calcext:value-type="float">
            <text:p>88431.3106206433</text:p>
          </table:table-cell>
          <table:table-cell office:value-type="float" office:value="29760.1949685535" calcext:value-type="float">
            <text:p>29760.1949685535</text:p>
          </table:table-cell>
          <table:table-cell office:value-type="float" office:value="0.380448945190474" calcext:value-type="float">
            <text:p>0.380448945190474</text:p>
          </table:table-cell>
          <table:table-cell table:number-columns-repeated="101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4" calcext:value-type="float">
            <text:p>0.4</text:p>
          </table:table-cell>
          <table:table-cell office:value-type="float" office:value="53509" calcext:value-type="float">
            <text:p>53509</text:p>
          </table:table-cell>
          <table:table-cell office:value-type="float" office:value="159" calcext:value-type="float">
            <text:p>159</text:p>
          </table:table-cell>
          <table:table-cell office:value-type="float" office:value="4731871" calcext:value-type="float">
            <text:p>4731871</text:p>
          </table:table-cell>
          <table:table-cell office:value-type="float" office:value="0" calcext:value-type="float">
            <text:p>0</text:p>
          </table:table-cell>
          <table:table-cell office:value-type="float" office:value="0.00297146274458502" calcext:value-type="float">
            <text:p>0.002971462744585</text:p>
          </table:table-cell>
          <table:table-cell office:value-type="float" office:value="88431.3106206433" calcext:value-type="float">
            <text:p>88431.3106206433</text:p>
          </table:table-cell>
          <table:table-cell office:value-type="float" office:value="29760.1949685535" calcext:value-type="float">
            <text:p>29760.1949685535</text:p>
          </table:table-cell>
          <table:table-cell office:value-type="float" office:value="0.380448945190474" calcext:value-type="float">
            <text:p>0.380448945190474</text:p>
          </table:table-cell>
          <table:table-cell table:number-columns-repeated="101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4" calcext:value-type="float">
            <text:p>0.4</text:p>
          </table:table-cell>
          <table:table-cell office:value-type="float" office:value="53509" calcext:value-type="float">
            <text:p>53509</text:p>
          </table:table-cell>
          <table:table-cell office:value-type="float" office:value="159" calcext:value-type="float">
            <text:p>159</text:p>
          </table:table-cell>
          <table:table-cell office:value-type="float" office:value="4731871" calcext:value-type="float">
            <text:p>4731871</text:p>
          </table:table-cell>
          <table:table-cell office:value-type="float" office:value="0" calcext:value-type="float">
            <text:p>0</text:p>
          </table:table-cell>
          <table:table-cell office:value-type="float" office:value="0.00297146274458502" calcext:value-type="float">
            <text:p>0.002971462744585</text:p>
          </table:table-cell>
          <table:table-cell office:value-type="float" office:value="88431.3106206433" calcext:value-type="float">
            <text:p>88431.3106206433</text:p>
          </table:table-cell>
          <table:table-cell office:value-type="float" office:value="29760.1949685535" calcext:value-type="float">
            <text:p>29760.1949685535</text:p>
          </table:table-cell>
          <table:table-cell office:value-type="float" office:value="0.380448945190474" calcext:value-type="float">
            <text:p>0.380448945190474</text:p>
          </table:table-cell>
          <table:table-cell table:number-columns-repeated="101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4" calcext:value-type="float">
            <text:p>0.4</text:p>
          </table:table-cell>
          <table:table-cell office:value-type="float" office:value="53509" calcext:value-type="float">
            <text:p>53509</text:p>
          </table:table-cell>
          <table:table-cell office:value-type="float" office:value="159" calcext:value-type="float">
            <text:p>159</text:p>
          </table:table-cell>
          <table:table-cell office:value-type="float" office:value="4731871" calcext:value-type="float">
            <text:p>4731871</text:p>
          </table:table-cell>
          <table:table-cell office:value-type="float" office:value="0" calcext:value-type="float">
            <text:p>0</text:p>
          </table:table-cell>
          <table:table-cell office:value-type="float" office:value="0.00297146274458502" calcext:value-type="float">
            <text:p>0.002971462744585</text:p>
          </table:table-cell>
          <table:table-cell office:value-type="float" office:value="88431.3106206433" calcext:value-type="float">
            <text:p>88431.3106206433</text:p>
          </table:table-cell>
          <table:table-cell office:value-type="float" office:value="29760.1949685535" calcext:value-type="float">
            <text:p>29760.1949685535</text:p>
          </table:table-cell>
          <table:table-cell office:value-type="float" office:value="0.380448945190474" calcext:value-type="float">
            <text:p>0.380448945190474</text:p>
          </table:table-cell>
          <table:table-cell table:number-columns-repeated="10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4" calcext:value-type="float">
            <text:p>0.4</text:p>
          </table:table-cell>
          <table:table-cell office:value-type="float" office:value="53509" calcext:value-type="float">
            <text:p>53509</text:p>
          </table:table-cell>
          <table:table-cell office:value-type="float" office:value="159" calcext:value-type="float">
            <text:p>159</text:p>
          </table:table-cell>
          <table:table-cell office:value-type="float" office:value="4731871" calcext:value-type="float">
            <text:p>4731871</text:p>
          </table:table-cell>
          <table:table-cell office:value-type="float" office:value="0" calcext:value-type="float">
            <text:p>0</text:p>
          </table:table-cell>
          <table:table-cell office:value-type="float" office:value="0.00297146274458502" calcext:value-type="float">
            <text:p>0.002971462744585</text:p>
          </table:table-cell>
          <table:table-cell office:value-type="float" office:value="88431.3106206433" calcext:value-type="float">
            <text:p>88431.3106206433</text:p>
          </table:table-cell>
          <table:table-cell office:value-type="float" office:value="29760.1949685535" calcext:value-type="float">
            <text:p>29760.1949685535</text:p>
          </table:table-cell>
          <table:table-cell office:value-type="float" office:value="0.380448945190474" calcext:value-type="float">
            <text:p>0.380448945190474</text:p>
          </table:table-cell>
          <table:table-cell table:number-columns-repeated="101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4" calcext:value-type="float">
            <text:p>0.4</text:p>
          </table:table-cell>
          <table:table-cell office:value-type="float" office:value="53509" calcext:value-type="float">
            <text:p>53509</text:p>
          </table:table-cell>
          <table:table-cell office:value-type="float" office:value="159" calcext:value-type="float">
            <text:p>159</text:p>
          </table:table-cell>
          <table:table-cell office:value-type="float" office:value="4731871" calcext:value-type="float">
            <text:p>4731871</text:p>
          </table:table-cell>
          <table:table-cell office:value-type="float" office:value="0" calcext:value-type="float">
            <text:p>0</text:p>
          </table:table-cell>
          <table:table-cell office:value-type="float" office:value="0.00297146274458502" calcext:value-type="float">
            <text:p>0.002971462744585</text:p>
          </table:table-cell>
          <table:table-cell office:value-type="float" office:value="88431.3106206433" calcext:value-type="float">
            <text:p>88431.3106206433</text:p>
          </table:table-cell>
          <table:table-cell office:value-type="float" office:value="29760.1949685535" calcext:value-type="float">
            <text:p>29760.1949685535</text:p>
          </table:table-cell>
          <table:table-cell office:value-type="float" office:value="0.380448945190474" calcext:value-type="float">
            <text:p>0.380448945190474</text:p>
          </table:table-cell>
          <table:table-cell table:number-columns-repeated="101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4" calcext:value-type="float">
            <text:p>0.4</text:p>
          </table:table-cell>
          <table:table-cell office:value-type="float" office:value="53509" calcext:value-type="float">
            <text:p>53509</text:p>
          </table:table-cell>
          <table:table-cell office:value-type="float" office:value="159" calcext:value-type="float">
            <text:p>159</text:p>
          </table:table-cell>
          <table:table-cell office:value-type="float" office:value="4731871" calcext:value-type="float">
            <text:p>4731871</text:p>
          </table:table-cell>
          <table:table-cell office:value-type="float" office:value="0" calcext:value-type="float">
            <text:p>0</text:p>
          </table:table-cell>
          <table:table-cell office:value-type="float" office:value="0.00297146274458502" calcext:value-type="float">
            <text:p>0.002971462744585</text:p>
          </table:table-cell>
          <table:table-cell office:value-type="float" office:value="88431.3106206433" calcext:value-type="float">
            <text:p>88431.3106206433</text:p>
          </table:table-cell>
          <table:table-cell office:value-type="float" office:value="29760.1949685535" calcext:value-type="float">
            <text:p>29760.1949685535</text:p>
          </table:table-cell>
          <table:table-cell office:value-type="float" office:value="0.380448945190474" calcext:value-type="float">
            <text:p>0.380448945190474</text:p>
          </table:table-cell>
          <table:table-cell table:number-columns-repeated="101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4" calcext:value-type="float">
            <text:p>0.4</text:p>
          </table:table-cell>
          <table:table-cell office:value-type="float" office:value="53509" calcext:value-type="float">
            <text:p>53509</text:p>
          </table:table-cell>
          <table:table-cell office:value-type="float" office:value="159" calcext:value-type="float">
            <text:p>159</text:p>
          </table:table-cell>
          <table:table-cell office:value-type="float" office:value="4731871" calcext:value-type="float">
            <text:p>4731871</text:p>
          </table:table-cell>
          <table:table-cell office:value-type="float" office:value="0" calcext:value-type="float">
            <text:p>0</text:p>
          </table:table-cell>
          <table:table-cell office:value-type="float" office:value="0.00297146274458502" calcext:value-type="float">
            <text:p>0.002971462744585</text:p>
          </table:table-cell>
          <table:table-cell office:value-type="float" office:value="88431.3106206433" calcext:value-type="float">
            <text:p>88431.3106206433</text:p>
          </table:table-cell>
          <table:table-cell office:value-type="float" office:value="29760.1949685535" calcext:value-type="float">
            <text:p>29760.1949685535</text:p>
          </table:table-cell>
          <table:table-cell office:value-type="float" office:value="0.380448945190474" calcext:value-type="float">
            <text:p>0.380448945190474</text:p>
          </table:table-cell>
          <table:table-cell table:number-columns-repeated="101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4" calcext:value-type="float">
            <text:p>0.4</text:p>
          </table:table-cell>
          <table:table-cell office:value-type="float" office:value="53509" calcext:value-type="float">
            <text:p>53509</text:p>
          </table:table-cell>
          <table:table-cell office:value-type="float" office:value="159" calcext:value-type="float">
            <text:p>159</text:p>
          </table:table-cell>
          <table:table-cell office:value-type="float" office:value="4731871" calcext:value-type="float">
            <text:p>4731871</text:p>
          </table:table-cell>
          <table:table-cell office:value-type="float" office:value="0" calcext:value-type="float">
            <text:p>0</text:p>
          </table:table-cell>
          <table:table-cell office:value-type="float" office:value="0.00297146274458502" calcext:value-type="float">
            <text:p>0.002971462744585</text:p>
          </table:table-cell>
          <table:table-cell office:value-type="float" office:value="88431.3106206433" calcext:value-type="float">
            <text:p>88431.3106206433</text:p>
          </table:table-cell>
          <table:table-cell office:value-type="float" office:value="29760.1949685535" calcext:value-type="float">
            <text:p>29760.1949685535</text:p>
          </table:table-cell>
          <table:table-cell office:value-type="float" office:value="0.380448945190474" calcext:value-type="float">
            <text:p>0.380448945190474</text:p>
          </table:table-cell>
          <table:table-cell table:number-columns-repeated="101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4" calcext:value-type="float">
            <text:p>0.4</text:p>
          </table:table-cell>
          <table:table-cell office:value-type="float" office:value="53509" calcext:value-type="float">
            <text:p>53509</text:p>
          </table:table-cell>
          <table:table-cell office:value-type="float" office:value="159" calcext:value-type="float">
            <text:p>159</text:p>
          </table:table-cell>
          <table:table-cell office:value-type="float" office:value="4731871" calcext:value-type="float">
            <text:p>4731871</text:p>
          </table:table-cell>
          <table:table-cell office:value-type="float" office:value="0" calcext:value-type="float">
            <text:p>0</text:p>
          </table:table-cell>
          <table:table-cell office:value-type="float" office:value="0.00297146274458502" calcext:value-type="float">
            <text:p>0.002971462744585</text:p>
          </table:table-cell>
          <table:table-cell office:value-type="float" office:value="88431.3106206433" calcext:value-type="float">
            <text:p>88431.3106206433</text:p>
          </table:table-cell>
          <table:table-cell office:value-type="float" office:value="29760.1949685535" calcext:value-type="float">
            <text:p>29760.1949685535</text:p>
          </table:table-cell>
          <table:table-cell office:value-type="float" office:value="0.380448945190474" calcext:value-type="float">
            <text:p>0.380448945190474</text:p>
          </table:table-cell>
          <table:table-cell table:number-columns-repeated="101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4" calcext:value-type="float">
            <text:p>0.4</text:p>
          </table:table-cell>
          <table:table-cell office:value-type="float" office:value="53509" calcext:value-type="float">
            <text:p>53509</text:p>
          </table:table-cell>
          <table:table-cell office:value-type="float" office:value="159" calcext:value-type="float">
            <text:p>159</text:p>
          </table:table-cell>
          <table:table-cell office:value-type="float" office:value="4731871" calcext:value-type="float">
            <text:p>4731871</text:p>
          </table:table-cell>
          <table:table-cell office:value-type="float" office:value="0" calcext:value-type="float">
            <text:p>0</text:p>
          </table:table-cell>
          <table:table-cell office:value-type="float" office:value="0.00297146274458502" calcext:value-type="float">
            <text:p>0.002971462744585</text:p>
          </table:table-cell>
          <table:table-cell office:value-type="float" office:value="88431.3106206433" calcext:value-type="float">
            <text:p>88431.3106206433</text:p>
          </table:table-cell>
          <table:table-cell office:value-type="float" office:value="29760.1949685535" calcext:value-type="float">
            <text:p>29760.1949685535</text:p>
          </table:table-cell>
          <table:table-cell office:value-type="float" office:value="0.380448945190474" calcext:value-type="float">
            <text:p>0.380448945190474</text:p>
          </table:table-cell>
          <table:table-cell table:number-columns-repeated="101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4" calcext:value-type="float">
            <text:p>0.4</text:p>
          </table:table-cell>
          <table:table-cell office:value-type="float" office:value="53509" calcext:value-type="float">
            <text:p>53509</text:p>
          </table:table-cell>
          <table:table-cell office:value-type="float" office:value="159" calcext:value-type="float">
            <text:p>159</text:p>
          </table:table-cell>
          <table:table-cell office:value-type="float" office:value="4731871" calcext:value-type="float">
            <text:p>4731871</text:p>
          </table:table-cell>
          <table:table-cell office:value-type="float" office:value="0" calcext:value-type="float">
            <text:p>0</text:p>
          </table:table-cell>
          <table:table-cell office:value-type="float" office:value="0.00297146274458502" calcext:value-type="float">
            <text:p>0.002971462744585</text:p>
          </table:table-cell>
          <table:table-cell office:value-type="float" office:value="88431.3106206433" calcext:value-type="float">
            <text:p>88431.3106206433</text:p>
          </table:table-cell>
          <table:table-cell office:value-type="float" office:value="29760.1949685535" calcext:value-type="float">
            <text:p>29760.1949685535</text:p>
          </table:table-cell>
          <table:table-cell office:value-type="float" office:value="0.380448945190474" calcext:value-type="float">
            <text:p>0.380448945190474</text:p>
          </table:table-cell>
          <table:table-cell table:number-columns-repeated="101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4" calcext:value-type="float">
            <text:p>0.4</text:p>
          </table:table-cell>
          <table:table-cell office:value-type="float" office:value="53509" calcext:value-type="float">
            <text:p>53509</text:p>
          </table:table-cell>
          <table:table-cell office:value-type="float" office:value="159" calcext:value-type="float">
            <text:p>159</text:p>
          </table:table-cell>
          <table:table-cell office:value-type="float" office:value="4731871" calcext:value-type="float">
            <text:p>4731871</text:p>
          </table:table-cell>
          <table:table-cell office:value-type="float" office:value="0" calcext:value-type="float">
            <text:p>0</text:p>
          </table:table-cell>
          <table:table-cell office:value-type="float" office:value="0.00297146274458502" calcext:value-type="float">
            <text:p>0.002971462744585</text:p>
          </table:table-cell>
          <table:table-cell office:value-type="float" office:value="88431.3106206433" calcext:value-type="float">
            <text:p>88431.3106206433</text:p>
          </table:table-cell>
          <table:table-cell office:value-type="float" office:value="29760.1949685535" calcext:value-type="float">
            <text:p>29760.1949685535</text:p>
          </table:table-cell>
          <table:table-cell office:value-type="float" office:value="0.380448945190474" calcext:value-type="float">
            <text:p>0.380448945190474</text:p>
          </table:table-cell>
          <table:table-cell table:number-columns-repeated="101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4" calcext:value-type="float">
            <text:p>0.4</text:p>
          </table:table-cell>
          <table:table-cell office:value-type="float" office:value="53509" calcext:value-type="float">
            <text:p>53509</text:p>
          </table:table-cell>
          <table:table-cell office:value-type="float" office:value="159" calcext:value-type="float">
            <text:p>159</text:p>
          </table:table-cell>
          <table:table-cell office:value-type="float" office:value="4731871" calcext:value-type="float">
            <text:p>4731871</text:p>
          </table:table-cell>
          <table:table-cell office:value-type="float" office:value="0" calcext:value-type="float">
            <text:p>0</text:p>
          </table:table-cell>
          <table:table-cell office:value-type="float" office:value="0.00297146274458502" calcext:value-type="float">
            <text:p>0.002971462744585</text:p>
          </table:table-cell>
          <table:table-cell office:value-type="float" office:value="88431.3106206433" calcext:value-type="float">
            <text:p>88431.3106206433</text:p>
          </table:table-cell>
          <table:table-cell office:value-type="float" office:value="29760.1949685535" calcext:value-type="float">
            <text:p>29760.1949685535</text:p>
          </table:table-cell>
          <table:table-cell office:value-type="float" office:value="0.380448945190474" calcext:value-type="float">
            <text:p>0.380448945190474</text:p>
          </table:table-cell>
          <table:table-cell table:number-columns-repeated="101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4" calcext:value-type="float">
            <text:p>0.4</text:p>
          </table:table-cell>
          <table:table-cell office:value-type="float" office:value="53509" calcext:value-type="float">
            <text:p>53509</text:p>
          </table:table-cell>
          <table:table-cell office:value-type="float" office:value="159" calcext:value-type="float">
            <text:p>159</text:p>
          </table:table-cell>
          <table:table-cell office:value-type="float" office:value="4731871" calcext:value-type="float">
            <text:p>4731871</text:p>
          </table:table-cell>
          <table:table-cell office:value-type="float" office:value="0" calcext:value-type="float">
            <text:p>0</text:p>
          </table:table-cell>
          <table:table-cell office:value-type="float" office:value="0.00297146274458502" calcext:value-type="float">
            <text:p>0.002971462744585</text:p>
          </table:table-cell>
          <table:table-cell office:value-type="float" office:value="88431.3106206433" calcext:value-type="float">
            <text:p>88431.3106206433</text:p>
          </table:table-cell>
          <table:table-cell office:value-type="float" office:value="29760.1949685535" calcext:value-type="float">
            <text:p>29760.1949685535</text:p>
          </table:table-cell>
          <table:table-cell office:value-type="float" office:value="0.380448945190474" calcext:value-type="float">
            <text:p>0.380448945190474</text:p>
          </table:table-cell>
          <table:table-cell table:number-columns-repeated="101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4" calcext:value-type="float">
            <text:p>0.4</text:p>
          </table:table-cell>
          <table:table-cell office:value-type="float" office:value="53509" calcext:value-type="float">
            <text:p>53509</text:p>
          </table:table-cell>
          <table:table-cell office:value-type="float" office:value="159" calcext:value-type="float">
            <text:p>159</text:p>
          </table:table-cell>
          <table:table-cell office:value-type="float" office:value="4731871" calcext:value-type="float">
            <text:p>4731871</text:p>
          </table:table-cell>
          <table:table-cell office:value-type="float" office:value="0" calcext:value-type="float">
            <text:p>0</text:p>
          </table:table-cell>
          <table:table-cell office:value-type="float" office:value="0.00297146274458502" calcext:value-type="float">
            <text:p>0.002971462744585</text:p>
          </table:table-cell>
          <table:table-cell office:value-type="float" office:value="88431.3106206433" calcext:value-type="float">
            <text:p>88431.3106206433</text:p>
          </table:table-cell>
          <table:table-cell office:value-type="float" office:value="29760.1949685535" calcext:value-type="float">
            <text:p>29760.1949685535</text:p>
          </table:table-cell>
          <table:table-cell office:value-type="float" office:value="0.380448945190474" calcext:value-type="float">
            <text:p>0.380448945190474</text:p>
          </table:table-cell>
          <table:table-cell table:number-columns-repeated="101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4" calcext:value-type="float">
            <text:p>0.4</text:p>
          </table:table-cell>
          <table:table-cell office:value-type="float" office:value="53509" calcext:value-type="float">
            <text:p>53509</text:p>
          </table:table-cell>
          <table:table-cell office:value-type="float" office:value="159" calcext:value-type="float">
            <text:p>159</text:p>
          </table:table-cell>
          <table:table-cell office:value-type="float" office:value="4731871" calcext:value-type="float">
            <text:p>4731871</text:p>
          </table:table-cell>
          <table:table-cell office:value-type="float" office:value="0" calcext:value-type="float">
            <text:p>0</text:p>
          </table:table-cell>
          <table:table-cell office:value-type="float" office:value="0.00297146274458502" calcext:value-type="float">
            <text:p>0.002971462744585</text:p>
          </table:table-cell>
          <table:table-cell office:value-type="float" office:value="88431.3106206433" calcext:value-type="float">
            <text:p>88431.3106206433</text:p>
          </table:table-cell>
          <table:table-cell office:value-type="float" office:value="29760.1949685535" calcext:value-type="float">
            <text:p>29760.1949685535</text:p>
          </table:table-cell>
          <table:table-cell office:value-type="float" office:value="0.380448945190474" calcext:value-type="float">
            <text:p>0.380448945190474</text:p>
          </table:table-cell>
          <table:table-cell table:number-columns-repeated="101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4" calcext:value-type="float">
            <text:p>0.4</text:p>
          </table:table-cell>
          <table:table-cell office:value-type="float" office:value="53509" calcext:value-type="float">
            <text:p>53509</text:p>
          </table:table-cell>
          <table:table-cell office:value-type="float" office:value="159" calcext:value-type="float">
            <text:p>159</text:p>
          </table:table-cell>
          <table:table-cell office:value-type="float" office:value="4731871" calcext:value-type="float">
            <text:p>4731871</text:p>
          </table:table-cell>
          <table:table-cell office:value-type="float" office:value="0" calcext:value-type="float">
            <text:p>0</text:p>
          </table:table-cell>
          <table:table-cell office:value-type="float" office:value="0.00297146274458502" calcext:value-type="float">
            <text:p>0.002971462744585</text:p>
          </table:table-cell>
          <table:table-cell office:value-type="float" office:value="88431.3106206433" calcext:value-type="float">
            <text:p>88431.3106206433</text:p>
          </table:table-cell>
          <table:table-cell office:value-type="float" office:value="29760.1949685535" calcext:value-type="float">
            <text:p>29760.1949685535</text:p>
          </table:table-cell>
          <table:table-cell office:value-type="float" office:value="0.380448945190474" calcext:value-type="float">
            <text:p>0.380448945190474</text:p>
          </table:table-cell>
          <table:table-cell table:number-columns-repeated="101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4" calcext:value-type="float">
            <text:p>0.4</text:p>
          </table:table-cell>
          <table:table-cell office:value-type="float" office:value="53509" calcext:value-type="float">
            <text:p>53509</text:p>
          </table:table-cell>
          <table:table-cell office:value-type="float" office:value="159" calcext:value-type="float">
            <text:p>159</text:p>
          </table:table-cell>
          <table:table-cell office:value-type="float" office:value="4731871" calcext:value-type="float">
            <text:p>4731871</text:p>
          </table:table-cell>
          <table:table-cell office:value-type="float" office:value="0" calcext:value-type="float">
            <text:p>0</text:p>
          </table:table-cell>
          <table:table-cell office:value-type="float" office:value="0.00297146274458502" calcext:value-type="float">
            <text:p>0.002971462744585</text:p>
          </table:table-cell>
          <table:table-cell office:value-type="float" office:value="88431.3106206433" calcext:value-type="float">
            <text:p>88431.3106206433</text:p>
          </table:table-cell>
          <table:table-cell office:value-type="float" office:value="29760.1949685535" calcext:value-type="float">
            <text:p>29760.1949685535</text:p>
          </table:table-cell>
          <table:table-cell office:value-type="float" office:value="0.380448945190474" calcext:value-type="float">
            <text:p>0.380448945190474</text:p>
          </table:table-cell>
          <table:table-cell table:number-columns-repeated="101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4" calcext:value-type="float">
            <text:p>0.4</text:p>
          </table:table-cell>
          <table:table-cell office:value-type="float" office:value="53509" calcext:value-type="float">
            <text:p>53509</text:p>
          </table:table-cell>
          <table:table-cell office:value-type="float" office:value="159" calcext:value-type="float">
            <text:p>159</text:p>
          </table:table-cell>
          <table:table-cell office:value-type="float" office:value="4731871" calcext:value-type="float">
            <text:p>4731871</text:p>
          </table:table-cell>
          <table:table-cell office:value-type="float" office:value="0" calcext:value-type="float">
            <text:p>0</text:p>
          </table:table-cell>
          <table:table-cell office:value-type="float" office:value="0.00297146274458502" calcext:value-type="float">
            <text:p>0.002971462744585</text:p>
          </table:table-cell>
          <table:table-cell office:value-type="float" office:value="88431.3106206433" calcext:value-type="float">
            <text:p>88431.3106206433</text:p>
          </table:table-cell>
          <table:table-cell office:value-type="float" office:value="29760.1949685535" calcext:value-type="float">
            <text:p>29760.1949685535</text:p>
          </table:table-cell>
          <table:table-cell office:value-type="float" office:value="0.380448945190474" calcext:value-type="float">
            <text:p>0.380448945190474</text:p>
          </table:table-cell>
          <table:table-cell table:number-columns-repeated="101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4" calcext:value-type="float">
            <text:p>0.4</text:p>
          </table:table-cell>
          <table:table-cell office:value-type="float" office:value="53509" calcext:value-type="float">
            <text:p>53509</text:p>
          </table:table-cell>
          <table:table-cell office:value-type="float" office:value="159" calcext:value-type="float">
            <text:p>159</text:p>
          </table:table-cell>
          <table:table-cell office:value-type="float" office:value="4731871" calcext:value-type="float">
            <text:p>4731871</text:p>
          </table:table-cell>
          <table:table-cell office:value-type="float" office:value="0" calcext:value-type="float">
            <text:p>0</text:p>
          </table:table-cell>
          <table:table-cell office:value-type="float" office:value="0.00297146274458502" calcext:value-type="float">
            <text:p>0.002971462744585</text:p>
          </table:table-cell>
          <table:table-cell office:value-type="float" office:value="88431.3106206433" calcext:value-type="float">
            <text:p>88431.3106206433</text:p>
          </table:table-cell>
          <table:table-cell office:value-type="float" office:value="29760.1949685535" calcext:value-type="float">
            <text:p>29760.1949685535</text:p>
          </table:table-cell>
          <table:table-cell office:value-type="float" office:value="0.380448945190474" calcext:value-type="float">
            <text:p>0.380448945190474</text:p>
          </table:table-cell>
          <table:table-cell table:number-columns-repeated="101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4" calcext:value-type="float">
            <text:p>0.4</text:p>
          </table:table-cell>
          <table:table-cell office:value-type="float" office:value="53509" calcext:value-type="float">
            <text:p>53509</text:p>
          </table:table-cell>
          <table:table-cell office:value-type="float" office:value="159" calcext:value-type="float">
            <text:p>159</text:p>
          </table:table-cell>
          <table:table-cell office:value-type="float" office:value="4731871" calcext:value-type="float">
            <text:p>4731871</text:p>
          </table:table-cell>
          <table:table-cell office:value-type="float" office:value="0" calcext:value-type="float">
            <text:p>0</text:p>
          </table:table-cell>
          <table:table-cell office:value-type="float" office:value="0.00297146274458502" calcext:value-type="float">
            <text:p>0.002971462744585</text:p>
          </table:table-cell>
          <table:table-cell office:value-type="float" office:value="88431.3106206433" calcext:value-type="float">
            <text:p>88431.3106206433</text:p>
          </table:table-cell>
          <table:table-cell office:value-type="float" office:value="29760.1949685535" calcext:value-type="float">
            <text:p>29760.1949685535</text:p>
          </table:table-cell>
          <table:table-cell office:value-type="float" office:value="0.380448945190474" calcext:value-type="float">
            <text:p>0.380448945190474</text:p>
          </table:table-cell>
          <table:table-cell table:number-columns-repeated="101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4" calcext:value-type="float">
            <text:p>0.4</text:p>
          </table:table-cell>
          <table:table-cell office:value-type="float" office:value="53509" calcext:value-type="float">
            <text:p>53509</text:p>
          </table:table-cell>
          <table:table-cell office:value-type="float" office:value="159" calcext:value-type="float">
            <text:p>159</text:p>
          </table:table-cell>
          <table:table-cell office:value-type="float" office:value="4731871" calcext:value-type="float">
            <text:p>4731871</text:p>
          </table:table-cell>
          <table:table-cell office:value-type="float" office:value="0" calcext:value-type="float">
            <text:p>0</text:p>
          </table:table-cell>
          <table:table-cell office:value-type="float" office:value="0.00297146274458502" calcext:value-type="float">
            <text:p>0.002971462744585</text:p>
          </table:table-cell>
          <table:table-cell office:value-type="float" office:value="88431.3106206433" calcext:value-type="float">
            <text:p>88431.3106206433</text:p>
          </table:table-cell>
          <table:table-cell office:value-type="float" office:value="29760.1949685535" calcext:value-type="float">
            <text:p>29760.1949685535</text:p>
          </table:table-cell>
          <table:table-cell office:value-type="float" office:value="0.380448945190474" calcext:value-type="float">
            <text:p>0.380448945190474</text:p>
          </table:table-cell>
          <table:table-cell table:number-columns-repeated="101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4" calcext:value-type="float">
            <text:p>0.4</text:p>
          </table:table-cell>
          <table:table-cell office:value-type="float" office:value="53509" calcext:value-type="float">
            <text:p>53509</text:p>
          </table:table-cell>
          <table:table-cell office:value-type="float" office:value="159" calcext:value-type="float">
            <text:p>159</text:p>
          </table:table-cell>
          <table:table-cell office:value-type="float" office:value="4731871" calcext:value-type="float">
            <text:p>4731871</text:p>
          </table:table-cell>
          <table:table-cell office:value-type="float" office:value="0" calcext:value-type="float">
            <text:p>0</text:p>
          </table:table-cell>
          <table:table-cell office:value-type="float" office:value="0.00297146274458502" calcext:value-type="float">
            <text:p>0.002971462744585</text:p>
          </table:table-cell>
          <table:table-cell office:value-type="float" office:value="88431.3106206433" calcext:value-type="float">
            <text:p>88431.3106206433</text:p>
          </table:table-cell>
          <table:table-cell office:value-type="float" office:value="29760.1949685535" calcext:value-type="float">
            <text:p>29760.1949685535</text:p>
          </table:table-cell>
          <table:table-cell office:value-type="float" office:value="0.380448945190474" calcext:value-type="float">
            <text:p>0.380448945190474</text:p>
          </table:table-cell>
          <table:table-cell table:number-columns-repeated="101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53509" calcext:value-type="float">
            <text:p>53509</text:p>
          </table:table-cell>
          <table:table-cell office:value-type="float" office:value="159" calcext:value-type="float">
            <text:p>159</text:p>
          </table:table-cell>
          <table:table-cell office:value-type="float" office:value="4731871" calcext:value-type="float">
            <text:p>4731871</text:p>
          </table:table-cell>
          <table:table-cell office:value-type="float" office:value="0" calcext:value-type="float">
            <text:p>0</text:p>
          </table:table-cell>
          <table:table-cell office:value-type="float" office:value="0.00297146274458502" calcext:value-type="float">
            <text:p>0.002971462744585</text:p>
          </table:table-cell>
          <table:table-cell office:value-type="float" office:value="88431.3106206433" calcext:value-type="float">
            <text:p>88431.3106206433</text:p>
          </table:table-cell>
          <table:table-cell office:value-type="float" office:value="29760.1949685535" calcext:value-type="float">
            <text:p>29760.1949685535</text:p>
          </table:table-cell>
          <table:table-cell office:value-type="float" office:value="0.380448945190474" calcext:value-type="float">
            <text:p>0.380448945190474</text:p>
          </table:table-cell>
          <table:table-cell table:number-columns-repeated="101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4" calcext:value-type="float">
            <text:p>0.4</text:p>
          </table:table-cell>
          <table:table-cell office:value-type="float" office:value="53509" calcext:value-type="float">
            <text:p>53509</text:p>
          </table:table-cell>
          <table:table-cell office:value-type="float" office:value="159" calcext:value-type="float">
            <text:p>159</text:p>
          </table:table-cell>
          <table:table-cell office:value-type="float" office:value="4731871" calcext:value-type="float">
            <text:p>4731871</text:p>
          </table:table-cell>
          <table:table-cell office:value-type="float" office:value="0" calcext:value-type="float">
            <text:p>0</text:p>
          </table:table-cell>
          <table:table-cell office:value-type="float" office:value="0.00297146274458502" calcext:value-type="float">
            <text:p>0.002971462744585</text:p>
          </table:table-cell>
          <table:table-cell office:value-type="float" office:value="88431.3106206433" calcext:value-type="float">
            <text:p>88431.3106206433</text:p>
          </table:table-cell>
          <table:table-cell office:value-type="float" office:value="29760.1949685535" calcext:value-type="float">
            <text:p>29760.1949685535</text:p>
          </table:table-cell>
          <table:table-cell office:value-type="float" office:value="0.380448945190474" calcext:value-type="float">
            <text:p>0.380448945190474</text:p>
          </table:table-cell>
          <table:table-cell table:number-columns-repeated="101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4" calcext:value-type="float">
            <text:p>0.4</text:p>
          </table:table-cell>
          <table:table-cell office:value-type="float" office:value="53509" calcext:value-type="float">
            <text:p>53509</text:p>
          </table:table-cell>
          <table:table-cell office:value-type="float" office:value="159" calcext:value-type="float">
            <text:p>159</text:p>
          </table:table-cell>
          <table:table-cell office:value-type="float" office:value="4731871" calcext:value-type="float">
            <text:p>4731871</text:p>
          </table:table-cell>
          <table:table-cell office:value-type="float" office:value="0" calcext:value-type="float">
            <text:p>0</text:p>
          </table:table-cell>
          <table:table-cell office:value-type="float" office:value="0.00297146274458502" calcext:value-type="float">
            <text:p>0.002971462744585</text:p>
          </table:table-cell>
          <table:table-cell office:value-type="float" office:value="88431.3106206433" calcext:value-type="float">
            <text:p>88431.3106206433</text:p>
          </table:table-cell>
          <table:table-cell office:value-type="float" office:value="29760.1949685535" calcext:value-type="float">
            <text:p>29760.1949685535</text:p>
          </table:table-cell>
          <table:table-cell office:value-type="float" office:value="0.380448945190474" calcext:value-type="float">
            <text:p>0.380448945190474</text:p>
          </table:table-cell>
          <table:table-cell table:number-columns-repeated="101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4" calcext:value-type="float">
            <text:p>0.4</text:p>
          </table:table-cell>
          <table:table-cell office:value-type="float" office:value="53509" calcext:value-type="float">
            <text:p>53509</text:p>
          </table:table-cell>
          <table:table-cell office:value-type="float" office:value="159" calcext:value-type="float">
            <text:p>159</text:p>
          </table:table-cell>
          <table:table-cell office:value-type="float" office:value="4731871" calcext:value-type="float">
            <text:p>4731871</text:p>
          </table:table-cell>
          <table:table-cell office:value-type="float" office:value="0" calcext:value-type="float">
            <text:p>0</text:p>
          </table:table-cell>
          <table:table-cell office:value-type="float" office:value="0.00297146274458502" calcext:value-type="float">
            <text:p>0.002971462744585</text:p>
          </table:table-cell>
          <table:table-cell office:value-type="float" office:value="88431.3106206433" calcext:value-type="float">
            <text:p>88431.3106206433</text:p>
          </table:table-cell>
          <table:table-cell office:value-type="float" office:value="29760.1949685535" calcext:value-type="float">
            <text:p>29760.1949685535</text:p>
          </table:table-cell>
          <table:table-cell office:value-type="float" office:value="0.380448945190474" calcext:value-type="float">
            <text:p>0.380448945190474</text:p>
          </table:table-cell>
          <table:table-cell table:number-columns-repeated="101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4" calcext:value-type="float">
            <text:p>0.4</text:p>
          </table:table-cell>
          <table:table-cell office:value-type="float" office:value="53509" calcext:value-type="float">
            <text:p>53509</text:p>
          </table:table-cell>
          <table:table-cell office:value-type="float" office:value="159" calcext:value-type="float">
            <text:p>159</text:p>
          </table:table-cell>
          <table:table-cell office:value-type="float" office:value="4731871" calcext:value-type="float">
            <text:p>4731871</text:p>
          </table:table-cell>
          <table:table-cell office:value-type="float" office:value="0" calcext:value-type="float">
            <text:p>0</text:p>
          </table:table-cell>
          <table:table-cell office:value-type="float" office:value="0.00297146274458502" calcext:value-type="float">
            <text:p>0.002971462744585</text:p>
          </table:table-cell>
          <table:table-cell office:value-type="float" office:value="88431.3106206433" calcext:value-type="float">
            <text:p>88431.3106206433</text:p>
          </table:table-cell>
          <table:table-cell office:value-type="float" office:value="29760.1949685535" calcext:value-type="float">
            <text:p>29760.1949685535</text:p>
          </table:table-cell>
          <table:table-cell office:value-type="float" office:value="0.380448945190474" calcext:value-type="float">
            <text:p>0.380448945190474</text:p>
          </table:table-cell>
          <table:table-cell table:number-columns-repeated="101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4" calcext:value-type="float">
            <text:p>0.4</text:p>
          </table:table-cell>
          <table:table-cell office:value-type="float" office:value="53509" calcext:value-type="float">
            <text:p>53509</text:p>
          </table:table-cell>
          <table:table-cell office:value-type="float" office:value="159" calcext:value-type="float">
            <text:p>159</text:p>
          </table:table-cell>
          <table:table-cell office:value-type="float" office:value="4731871" calcext:value-type="float">
            <text:p>4731871</text:p>
          </table:table-cell>
          <table:table-cell office:value-type="float" office:value="0" calcext:value-type="float">
            <text:p>0</text:p>
          </table:table-cell>
          <table:table-cell office:value-type="float" office:value="0.00297146274458502" calcext:value-type="float">
            <text:p>0.002971462744585</text:p>
          </table:table-cell>
          <table:table-cell office:value-type="float" office:value="88431.3106206433" calcext:value-type="float">
            <text:p>88431.3106206433</text:p>
          </table:table-cell>
          <table:table-cell office:value-type="float" office:value="29760.1949685535" calcext:value-type="float">
            <text:p>29760.1949685535</text:p>
          </table:table-cell>
          <table:table-cell office:value-type="float" office:value="0.380448945190474" calcext:value-type="float">
            <text:p>0.380448945190474</text:p>
          </table:table-cell>
          <table:table-cell table:number-columns-repeated="101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4" calcext:value-type="float">
            <text:p>0.4</text:p>
          </table:table-cell>
          <table:table-cell office:value-type="float" office:value="53509" calcext:value-type="float">
            <text:p>53509</text:p>
          </table:table-cell>
          <table:table-cell office:value-type="float" office:value="159" calcext:value-type="float">
            <text:p>159</text:p>
          </table:table-cell>
          <table:table-cell office:value-type="float" office:value="4731871" calcext:value-type="float">
            <text:p>4731871</text:p>
          </table:table-cell>
          <table:table-cell office:value-type="float" office:value="0" calcext:value-type="float">
            <text:p>0</text:p>
          </table:table-cell>
          <table:table-cell office:value-type="float" office:value="0.00297146274458502" calcext:value-type="float">
            <text:p>0.002971462744585</text:p>
          </table:table-cell>
          <table:table-cell office:value-type="float" office:value="88431.3106206433" calcext:value-type="float">
            <text:p>88431.3106206433</text:p>
          </table:table-cell>
          <table:table-cell office:value-type="float" office:value="29760.1949685535" calcext:value-type="float">
            <text:p>29760.1949685535</text:p>
          </table:table-cell>
          <table:table-cell office:value-type="float" office:value="0.380448945190474" calcext:value-type="float">
            <text:p>0.380448945190474</text:p>
          </table:table-cell>
          <table:table-cell table:number-columns-repeated="101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4" calcext:value-type="float">
            <text:p>0.4</text:p>
          </table:table-cell>
          <table:table-cell office:value-type="float" office:value="53509" calcext:value-type="float">
            <text:p>53509</text:p>
          </table:table-cell>
          <table:table-cell office:value-type="float" office:value="159" calcext:value-type="float">
            <text:p>159</text:p>
          </table:table-cell>
          <table:table-cell office:value-type="float" office:value="4731871" calcext:value-type="float">
            <text:p>4731871</text:p>
          </table:table-cell>
          <table:table-cell office:value-type="float" office:value="0" calcext:value-type="float">
            <text:p>0</text:p>
          </table:table-cell>
          <table:table-cell office:value-type="float" office:value="0.00297146274458502" calcext:value-type="float">
            <text:p>0.002971462744585</text:p>
          </table:table-cell>
          <table:table-cell office:value-type="float" office:value="88431.3106206433" calcext:value-type="float">
            <text:p>88431.3106206433</text:p>
          </table:table-cell>
          <table:table-cell office:value-type="float" office:value="29760.1949685535" calcext:value-type="float">
            <text:p>29760.1949685535</text:p>
          </table:table-cell>
          <table:table-cell office:value-type="float" office:value="0.380448945190474" calcext:value-type="float">
            <text:p>0.380448945190474</text:p>
          </table:table-cell>
          <table:table-cell table:number-columns-repeated="101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4" calcext:value-type="float">
            <text:p>0.4</text:p>
          </table:table-cell>
          <table:table-cell office:value-type="float" office:value="53509" calcext:value-type="float">
            <text:p>53509</text:p>
          </table:table-cell>
          <table:table-cell office:value-type="float" office:value="159" calcext:value-type="float">
            <text:p>159</text:p>
          </table:table-cell>
          <table:table-cell office:value-type="float" office:value="4731871" calcext:value-type="float">
            <text:p>4731871</text:p>
          </table:table-cell>
          <table:table-cell office:value-type="float" office:value="0" calcext:value-type="float">
            <text:p>0</text:p>
          </table:table-cell>
          <table:table-cell office:value-type="float" office:value="0.00297146274458502" calcext:value-type="float">
            <text:p>0.002971462744585</text:p>
          </table:table-cell>
          <table:table-cell office:value-type="float" office:value="88431.3106206433" calcext:value-type="float">
            <text:p>88431.3106206433</text:p>
          </table:table-cell>
          <table:table-cell office:value-type="float" office:value="29760.1949685535" calcext:value-type="float">
            <text:p>29760.1949685535</text:p>
          </table:table-cell>
          <table:table-cell office:value-type="float" office:value="0.380448945190474" calcext:value-type="float">
            <text:p>0.380448945190474</text:p>
          </table:table-cell>
          <table:table-cell table:number-columns-repeated="101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4" calcext:value-type="float">
            <text:p>0.4</text:p>
          </table:table-cell>
          <table:table-cell office:value-type="float" office:value="53509" calcext:value-type="float">
            <text:p>53509</text:p>
          </table:table-cell>
          <table:table-cell office:value-type="float" office:value="159" calcext:value-type="float">
            <text:p>159</text:p>
          </table:table-cell>
          <table:table-cell office:value-type="float" office:value="4731871" calcext:value-type="float">
            <text:p>4731871</text:p>
          </table:table-cell>
          <table:table-cell office:value-type="float" office:value="0" calcext:value-type="float">
            <text:p>0</text:p>
          </table:table-cell>
          <table:table-cell office:value-type="float" office:value="0.00297146274458502" calcext:value-type="float">
            <text:p>0.002971462744585</text:p>
          </table:table-cell>
          <table:table-cell office:value-type="float" office:value="88431.3106206433" calcext:value-type="float">
            <text:p>88431.3106206433</text:p>
          </table:table-cell>
          <table:table-cell office:value-type="float" office:value="29760.1949685535" calcext:value-type="float">
            <text:p>29760.1949685535</text:p>
          </table:table-cell>
          <table:table-cell office:value-type="float" office:value="0.380448945190474" calcext:value-type="float">
            <text:p>0.380448945190474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5" calcext:value-type="float">
            <text:p>0.45</text:p>
          </table:table-cell>
          <table:table-cell office:value-type="float" office:value="38051" calcext:value-type="float">
            <text:p>38051</text:p>
          </table:table-cell>
          <table:table-cell office:value-type="float" office:value="138" calcext:value-type="float">
            <text:p>138</text:p>
          </table:table-cell>
          <table:table-cell office:value-type="float" office:value="2648942" calcext:value-type="float">
            <text:p>2648942</text:p>
          </table:table-cell>
          <table:table-cell office:value-type="float" office:value="0" calcext:value-type="float">
            <text:p>0</text:p>
          </table:table-cell>
          <table:table-cell office:value-type="float" office:value="0.00362671151875115" calcext:value-type="float">
            <text:p>0.003626711518751</text:p>
          </table:table-cell>
          <table:table-cell office:value-type="float" office:value="69615.5685790124" calcext:value-type="float">
            <text:p>69615.5685790124</text:p>
          </table:table-cell>
          <table:table-cell office:value-type="float" office:value="19195.231884058" calcext:value-type="float">
            <text:p>19195.231884058</text:p>
          </table:table-cell>
          <table:table-cell office:value-type="float" office:value="0.368803637941194" calcext:value-type="float">
            <text:p>0.368803637941194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5" calcext:value-type="float">
            <text:p>0.45</text:p>
          </table:table-cell>
          <table:table-cell office:value-type="float" office:value="40402" calcext:value-type="float">
            <text:p>40402</text:p>
          </table:table-cell>
          <table:table-cell office:value-type="float" office:value="144" calcext:value-type="float">
            <text:p>144</text:p>
          </table:table-cell>
          <table:table-cell office:value-type="float" office:value="3068463" calcext:value-type="float">
            <text:p>3068463</text:p>
          </table:table-cell>
          <table:table-cell office:value-type="float" office:value="0" calcext:value-type="float">
            <text:p>0</text:p>
          </table:table-cell>
          <table:table-cell office:value-type="float" office:value="0.00356417999108955" calcext:value-type="float">
            <text:p>0.00356417999109</text:p>
          </table:table-cell>
          <table:table-cell office:value-type="float" office:value="75948.2946388793" calcext:value-type="float">
            <text:p>75948.2946388793</text:p>
          </table:table-cell>
          <table:table-cell office:value-type="float" office:value="21308.7708333333" calcext:value-type="float">
            <text:p>21308.7708333333</text:p>
          </table:table-cell>
          <table:table-cell office:value-type="float" office:value="0.373598022359181" calcext:value-type="float">
            <text:p>0.373598022359181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5" calcext:value-type="float">
            <text:p>0.45</text:p>
          </table:table-cell>
          <table:table-cell office:value-type="float" office:value="42000" calcext:value-type="float">
            <text:p>42000</text:p>
          </table:table-cell>
          <table:table-cell office:value-type="float" office:value="147" calcext:value-type="float">
            <text:p>147</text:p>
          </table:table-cell>
          <table:table-cell office:value-type="float" office:value="3376182" calcext:value-type="float">
            <text:p>3376182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  <table:table-cell office:value-type="float" office:value="80385.2857142857" calcext:value-type="float">
            <text:p>80385.2857142857</text:p>
          </table:table-cell>
          <table:table-cell office:value-type="float" office:value="22967.2244897959" calcext:value-type="float">
            <text:p>22967.2244897959</text:p>
          </table:table-cell>
          <table:table-cell office:value-type="float" office:value="0.375195089454545" calcext:value-type="float">
            <text:p>0.375195089454545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5" calcext:value-type="float">
            <text:p>0.45</text:p>
          </table:table-cell>
          <table:table-cell office:value-type="float" office:value="42998" calcext:value-type="float">
            <text:p>42998</text:p>
          </table:table-cell>
          <table:table-cell office:value-type="float" office:value="149" calcext:value-type="float">
            <text:p>149</text:p>
          </table:table-cell>
          <table:table-cell office:value-type="float" office:value="3591424" calcext:value-type="float">
            <text:p>3591424</text:p>
          </table:table-cell>
          <table:table-cell office:value-type="float" office:value="0" calcext:value-type="float">
            <text:p>0</text:p>
          </table:table-cell>
          <table:table-cell office:value-type="float" office:value="0.00346527745476534" calcext:value-type="float">
            <text:p>0.003465277454765</text:p>
          </table:table-cell>
          <table:table-cell office:value-type="float" office:value="83525.3732731755" calcext:value-type="float">
            <text:p>83525.3732731755</text:p>
          </table:table-cell>
          <table:table-cell office:value-type="float" office:value="24103.5167785235" calcext:value-type="float">
            <text:p>24103.5167785235</text:p>
          </table:table-cell>
          <table:table-cell office:value-type="float" office:value="0.376183064909201" calcext:value-type="float">
            <text:p>0.376183064909201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5" calcext:value-type="float">
            <text:p>0.45</text:p>
          </table:table-cell>
          <table:table-cell office:value-type="float" office:value="43694" calcext:value-type="float">
            <text:p>43694</text:p>
          </table:table-cell>
          <table:table-cell office:value-type="float" office:value="149" calcext:value-type="float">
            <text:p>149</text:p>
          </table:table-cell>
          <table:table-cell office:value-type="float" office:value="3752968" calcext:value-type="float">
            <text:p>3752968</text:p>
          </table:table-cell>
          <table:table-cell office:value-type="float" office:value="0" calcext:value-type="float">
            <text:p>0</text:p>
          </table:table-cell>
          <table:table-cell office:value-type="float" office:value="0.00341007918707374" calcext:value-type="float">
            <text:p>0.003410079187074</text:p>
          </table:table-cell>
          <table:table-cell office:value-type="float" office:value="85892.0675607635" calcext:value-type="float">
            <text:p>85892.0675607635</text:p>
          </table:table-cell>
          <table:table-cell office:value-type="float" office:value="25187.7046979866" calcext:value-type="float">
            <text:p>25187.7046979866</text:p>
          </table:table-cell>
          <table:table-cell office:value-type="float" office:value="0.374863113775355" calcext:value-type="float">
            <text:p>0.374863113775355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5" calcext:value-type="float">
            <text:p>0.45</text:p>
          </table:table-cell>
          <table:table-cell office:value-type="float" office:value="44098" calcext:value-type="float">
            <text:p>44098</text:p>
          </table:table-cell>
          <table:table-cell office:value-type="float" office:value="150" calcext:value-type="float">
            <text:p>150</text:p>
          </table:table-cell>
          <table:table-cell office:value-type="float" office:value="3851747" calcext:value-type="float">
            <text:p>3851747</text:p>
          </table:table-cell>
          <table:table-cell office:value-type="float" office:value="0" calcext:value-type="float">
            <text:p>0</text:p>
          </table:table-cell>
          <table:table-cell office:value-type="float" office:value="0.0034015148079278" calcext:value-type="float">
            <text:p>0.003401514807928</text:p>
          </table:table-cell>
          <table:table-cell office:value-type="float" office:value="87345.1630459431" calcext:value-type="float">
            <text:p>87345.1630459431</text:p>
          </table:table-cell>
          <table:table-cell office:value-type="float" office:value="25678.3133333333" calcext:value-type="float">
            <text:p>25678.3133333333</text:p>
          </table:table-cell>
          <table:table-cell office:value-type="float" office:value="0.375432235949418" calcext:value-type="float">
            <text:p>0.375432235949418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45" calcext:value-type="float">
            <text:p>0.45</text:p>
          </table:table-cell>
          <table:table-cell office:value-type="float" office:value="44332" calcext:value-type="float">
            <text:p>44332</text:p>
          </table:table-cell>
          <table:table-cell office:value-type="float" office:value="150" calcext:value-type="float">
            <text:p>150</text:p>
          </table:table-cell>
          <table:table-cell office:value-type="float" office:value="3913558" calcext:value-type="float">
            <text:p>3913558</text:p>
          </table:table-cell>
          <table:table-cell office:value-type="float" office:value="0" calcext:value-type="float">
            <text:p>0</text:p>
          </table:table-cell>
          <table:table-cell office:value-type="float" office:value="0.00338356040783181" calcext:value-type="float">
            <text:p>0.003383560407832</text:p>
          </table:table-cell>
          <table:table-cell office:value-type="float" office:value="88278.3993503564" calcext:value-type="float">
            <text:p>88278.3993503564</text:p>
          </table:table-cell>
          <table:table-cell office:value-type="float" office:value="26090.3866666667" calcext:value-type="float">
            <text:p>26090.3866666667</text:p>
          </table:table-cell>
          <table:table-cell office:value-type="float" office:value="0.37492877074937" calcext:value-type="float">
            <text:p>0.37492877074937</text:p>
          </table:table-cell>
          <table:table-cell table:number-columns-repeated="101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45" calcext:value-type="float">
            <text:p>0.45</text:p>
          </table:table-cell>
          <table:table-cell office:value-type="float" office:value="44481" calcext:value-type="float">
            <text:p>44481</text:p>
          </table:table-cell>
          <table:table-cell office:value-type="float" office:value="150" calcext:value-type="float">
            <text:p>150</text:p>
          </table:table-cell>
          <table:table-cell office:value-type="float" office:value="3954686" calcext:value-type="float">
            <text:p>3954686</text:p>
          </table:table-cell>
          <table:table-cell office:value-type="float" office:value="0" calcext:value-type="float">
            <text:p>0</text:p>
          </table:table-cell>
          <table:table-cell office:value-type="float" office:value="0.0033722263438322" calcext:value-type="float">
            <text:p>0.003372226343832</text:p>
          </table:table-cell>
          <table:table-cell office:value-type="float" office:value="88907.3087385625" calcext:value-type="float">
            <text:p>88907.3087385625</text:p>
          </table:table-cell>
          <table:table-cell office:value-type="float" office:value="26364.5733333333" calcext:value-type="float">
            <text:p>26364.5733333333</text:p>
          </table:table-cell>
          <table:table-cell office:value-type="float" office:value="0.374594079717371" calcext:value-type="float">
            <text:p>0.374594079717371</text:p>
          </table:table-cell>
          <table:table-cell table:number-columns-repeated="101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45" calcext:value-type="float">
            <text:p>0.45</text:p>
          </table:table-cell>
          <table:table-cell office:value-type="float" office:value="44548" calcext:value-type="float">
            <text:p>44548</text:p>
          </table:table-cell>
          <table:table-cell office:value-type="float" office:value="150" calcext:value-type="float">
            <text:p>150</text:p>
          </table:table-cell>
          <table:table-cell office:value-type="float" office:value="3973944" calcext:value-type="float">
            <text:p>3973944</text:p>
          </table:table-cell>
          <table:table-cell office:value-type="float" office:value="0" calcext:value-type="float">
            <text:p>0</text:p>
          </table:table-cell>
          <table:table-cell office:value-type="float" office:value="0.00336715452994523" calcext:value-type="float">
            <text:p>0.003367154529945</text:p>
          </table:table-cell>
          <table:table-cell office:value-type="float" office:value="89205.8902756577" calcext:value-type="float">
            <text:p>89205.8902756577</text:p>
          </table:table-cell>
          <table:table-cell office:value-type="float" office:value="26492.96" calcext:value-type="float">
            <text:p>26492.96</text:p>
          </table:table-cell>
          <table:table-cell office:value-type="float" office:value="0.374437479810427" calcext:value-type="float">
            <text:p>0.374437479810427</text:p>
          </table:table-cell>
          <table:table-cell table:number-columns-repeated="101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5" calcext:value-type="float">
            <text:p>0.45</text:p>
          </table:table-cell>
          <table:table-cell office:value-type="float" office:value="44550" calcext:value-type="float">
            <text:p>44550</text:p>
          </table:table-cell>
          <table:table-cell office:value-type="float" office:value="150" calcext:value-type="float">
            <text:p>150</text:p>
          </table:table-cell>
          <table:table-cell office:value-type="float" office:value="3974538" calcext:value-type="float">
            <text:p>3974538</text:p>
          </table:table-cell>
          <table:table-cell office:value-type="float" office:value="0" calcext:value-type="float">
            <text:p>0</text:p>
          </table:table-cell>
          <table:table-cell office:value-type="float" office:value="0.00336700336700337" calcext:value-type="float">
            <text:p>0.003367003367003</text:p>
          </table:table-cell>
          <table:table-cell office:value-type="float" office:value="89215.2188552189" calcext:value-type="float">
            <text:p>89215.2188552189</text:p>
          </table:table-cell>
          <table:table-cell office:value-type="float" office:value="26496.92" calcext:value-type="float">
            <text:p>26496.92</text:p>
          </table:table-cell>
          <table:table-cell office:value-type="float" office:value="0.374432652228956" calcext:value-type="float">
            <text:p>0.374432652228956</text:p>
          </table:table-cell>
          <table:table-cell table:number-columns-repeated="10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5" calcext:value-type="float">
            <text:p>0.45</text:p>
          </table:table-cell>
          <table:table-cell office:value-type="float" office:value="44550" calcext:value-type="float">
            <text:p>44550</text:p>
          </table:table-cell>
          <table:table-cell office:value-type="float" office:value="150" calcext:value-type="float">
            <text:p>150</text:p>
          </table:table-cell>
          <table:table-cell office:value-type="float" office:value="3974538" calcext:value-type="float">
            <text:p>3974538</text:p>
          </table:table-cell>
          <table:table-cell office:value-type="float" office:value="0" calcext:value-type="float">
            <text:p>0</text:p>
          </table:table-cell>
          <table:table-cell office:value-type="float" office:value="0.00336700336700337" calcext:value-type="float">
            <text:p>0.003367003367003</text:p>
          </table:table-cell>
          <table:table-cell office:value-type="float" office:value="89215.2188552189" calcext:value-type="float">
            <text:p>89215.2188552189</text:p>
          </table:table-cell>
          <table:table-cell office:value-type="float" office:value="26496.92" calcext:value-type="float">
            <text:p>26496.92</text:p>
          </table:table-cell>
          <table:table-cell office:value-type="float" office:value="0.374432652228956" calcext:value-type="float">
            <text:p>0.374432652228956</text:p>
          </table:table-cell>
          <table:table-cell table:number-columns-repeated="101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45" calcext:value-type="float">
            <text:p>0.45</text:p>
          </table:table-cell>
          <table:table-cell office:value-type="float" office:value="44550" calcext:value-type="float">
            <text:p>44550</text:p>
          </table:table-cell>
          <table:table-cell office:value-type="float" office:value="150" calcext:value-type="float">
            <text:p>150</text:p>
          </table:table-cell>
          <table:table-cell office:value-type="float" office:value="3974538" calcext:value-type="float">
            <text:p>3974538</text:p>
          </table:table-cell>
          <table:table-cell office:value-type="float" office:value="0" calcext:value-type="float">
            <text:p>0</text:p>
          </table:table-cell>
          <table:table-cell office:value-type="float" office:value="0.00336700336700337" calcext:value-type="float">
            <text:p>0.003367003367003</text:p>
          </table:table-cell>
          <table:table-cell office:value-type="float" office:value="89215.2188552189" calcext:value-type="float">
            <text:p>89215.2188552189</text:p>
          </table:table-cell>
          <table:table-cell office:value-type="float" office:value="26496.92" calcext:value-type="float">
            <text:p>26496.92</text:p>
          </table:table-cell>
          <table:table-cell office:value-type="float" office:value="0.374432652228956" calcext:value-type="float">
            <text:p>0.374432652228956</text:p>
          </table:table-cell>
          <table:table-cell table:number-columns-repeated="101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45" calcext:value-type="float">
            <text:p>0.45</text:p>
          </table:table-cell>
          <table:table-cell office:value-type="float" office:value="44550" calcext:value-type="float">
            <text:p>44550</text:p>
          </table:table-cell>
          <table:table-cell office:value-type="float" office:value="150" calcext:value-type="float">
            <text:p>150</text:p>
          </table:table-cell>
          <table:table-cell office:value-type="float" office:value="3974538" calcext:value-type="float">
            <text:p>3974538</text:p>
          </table:table-cell>
          <table:table-cell office:value-type="float" office:value="0" calcext:value-type="float">
            <text:p>0</text:p>
          </table:table-cell>
          <table:table-cell office:value-type="float" office:value="0.00336700336700337" calcext:value-type="float">
            <text:p>0.003367003367003</text:p>
          </table:table-cell>
          <table:table-cell office:value-type="float" office:value="89215.2188552189" calcext:value-type="float">
            <text:p>89215.2188552189</text:p>
          </table:table-cell>
          <table:table-cell office:value-type="float" office:value="26496.92" calcext:value-type="float">
            <text:p>26496.92</text:p>
          </table:table-cell>
          <table:table-cell office:value-type="float" office:value="0.374432652228956" calcext:value-type="float">
            <text:p>0.374432652228956</text:p>
          </table:table-cell>
          <table:table-cell table:number-columns-repeated="101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45" calcext:value-type="float">
            <text:p>0.45</text:p>
          </table:table-cell>
          <table:table-cell office:value-type="float" office:value="44550" calcext:value-type="float">
            <text:p>44550</text:p>
          </table:table-cell>
          <table:table-cell office:value-type="float" office:value="150" calcext:value-type="float">
            <text:p>150</text:p>
          </table:table-cell>
          <table:table-cell office:value-type="float" office:value="3974538" calcext:value-type="float">
            <text:p>3974538</text:p>
          </table:table-cell>
          <table:table-cell office:value-type="float" office:value="0" calcext:value-type="float">
            <text:p>0</text:p>
          </table:table-cell>
          <table:table-cell office:value-type="float" office:value="0.00336700336700337" calcext:value-type="float">
            <text:p>0.003367003367003</text:p>
          </table:table-cell>
          <table:table-cell office:value-type="float" office:value="89215.2188552189" calcext:value-type="float">
            <text:p>89215.2188552189</text:p>
          </table:table-cell>
          <table:table-cell office:value-type="float" office:value="26496.92" calcext:value-type="float">
            <text:p>26496.92</text:p>
          </table:table-cell>
          <table:table-cell office:value-type="float" office:value="0.374432652228956" calcext:value-type="float">
            <text:p>0.374432652228956</text:p>
          </table:table-cell>
          <table:table-cell table:number-columns-repeated="101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45" calcext:value-type="float">
            <text:p>0.45</text:p>
          </table:table-cell>
          <table:table-cell office:value-type="float" office:value="44550" calcext:value-type="float">
            <text:p>44550</text:p>
          </table:table-cell>
          <table:table-cell office:value-type="float" office:value="150" calcext:value-type="float">
            <text:p>150</text:p>
          </table:table-cell>
          <table:table-cell office:value-type="float" office:value="3974538" calcext:value-type="float">
            <text:p>3974538</text:p>
          </table:table-cell>
          <table:table-cell office:value-type="float" office:value="0" calcext:value-type="float">
            <text:p>0</text:p>
          </table:table-cell>
          <table:table-cell office:value-type="float" office:value="0.00336700336700337" calcext:value-type="float">
            <text:p>0.003367003367003</text:p>
          </table:table-cell>
          <table:table-cell office:value-type="float" office:value="89215.2188552189" calcext:value-type="float">
            <text:p>89215.2188552189</text:p>
          </table:table-cell>
          <table:table-cell office:value-type="float" office:value="26496.92" calcext:value-type="float">
            <text:p>26496.92</text:p>
          </table:table-cell>
          <table:table-cell office:value-type="float" office:value="0.374432652228956" calcext:value-type="float">
            <text:p>0.374432652228956</text:p>
          </table:table-cell>
          <table:table-cell table:number-columns-repeated="10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45" calcext:value-type="float">
            <text:p>0.45</text:p>
          </table:table-cell>
          <table:table-cell office:value-type="float" office:value="44550" calcext:value-type="float">
            <text:p>44550</text:p>
          </table:table-cell>
          <table:table-cell office:value-type="float" office:value="150" calcext:value-type="float">
            <text:p>150</text:p>
          </table:table-cell>
          <table:table-cell office:value-type="float" office:value="3974538" calcext:value-type="float">
            <text:p>3974538</text:p>
          </table:table-cell>
          <table:table-cell office:value-type="float" office:value="0" calcext:value-type="float">
            <text:p>0</text:p>
          </table:table-cell>
          <table:table-cell office:value-type="float" office:value="0.00336700336700337" calcext:value-type="float">
            <text:p>0.003367003367003</text:p>
          </table:table-cell>
          <table:table-cell office:value-type="float" office:value="89215.2188552189" calcext:value-type="float">
            <text:p>89215.2188552189</text:p>
          </table:table-cell>
          <table:table-cell office:value-type="float" office:value="26496.92" calcext:value-type="float">
            <text:p>26496.92</text:p>
          </table:table-cell>
          <table:table-cell office:value-type="float" office:value="0.374432652228956" calcext:value-type="float">
            <text:p>0.374432652228956</text:p>
          </table:table-cell>
          <table:table-cell table:number-columns-repeated="101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45" calcext:value-type="float">
            <text:p>0.45</text:p>
          </table:table-cell>
          <table:table-cell office:value-type="float" office:value="44550" calcext:value-type="float">
            <text:p>44550</text:p>
          </table:table-cell>
          <table:table-cell office:value-type="float" office:value="150" calcext:value-type="float">
            <text:p>150</text:p>
          </table:table-cell>
          <table:table-cell office:value-type="float" office:value="3974538" calcext:value-type="float">
            <text:p>3974538</text:p>
          </table:table-cell>
          <table:table-cell office:value-type="float" office:value="0" calcext:value-type="float">
            <text:p>0</text:p>
          </table:table-cell>
          <table:table-cell office:value-type="float" office:value="0.00336700336700337" calcext:value-type="float">
            <text:p>0.003367003367003</text:p>
          </table:table-cell>
          <table:table-cell office:value-type="float" office:value="89215.2188552189" calcext:value-type="float">
            <text:p>89215.2188552189</text:p>
          </table:table-cell>
          <table:table-cell office:value-type="float" office:value="26496.92" calcext:value-type="float">
            <text:p>26496.92</text:p>
          </table:table-cell>
          <table:table-cell office:value-type="float" office:value="0.374432652228956" calcext:value-type="float">
            <text:p>0.374432652228956</text:p>
          </table:table-cell>
          <table:table-cell table:number-columns-repeated="101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45" calcext:value-type="float">
            <text:p>0.45</text:p>
          </table:table-cell>
          <table:table-cell office:value-type="float" office:value="44550" calcext:value-type="float">
            <text:p>44550</text:p>
          </table:table-cell>
          <table:table-cell office:value-type="float" office:value="150" calcext:value-type="float">
            <text:p>150</text:p>
          </table:table-cell>
          <table:table-cell office:value-type="float" office:value="3974538" calcext:value-type="float">
            <text:p>3974538</text:p>
          </table:table-cell>
          <table:table-cell office:value-type="float" office:value="0" calcext:value-type="float">
            <text:p>0</text:p>
          </table:table-cell>
          <table:table-cell office:value-type="float" office:value="0.00336700336700337" calcext:value-type="float">
            <text:p>0.003367003367003</text:p>
          </table:table-cell>
          <table:table-cell office:value-type="float" office:value="89215.2188552189" calcext:value-type="float">
            <text:p>89215.2188552189</text:p>
          </table:table-cell>
          <table:table-cell office:value-type="float" office:value="26496.92" calcext:value-type="float">
            <text:p>26496.92</text:p>
          </table:table-cell>
          <table:table-cell office:value-type="float" office:value="0.374432652228956" calcext:value-type="float">
            <text:p>0.374432652228956</text:p>
          </table:table-cell>
          <table:table-cell table:number-columns-repeated="101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45" calcext:value-type="float">
            <text:p>0.45</text:p>
          </table:table-cell>
          <table:table-cell office:value-type="float" office:value="44550" calcext:value-type="float">
            <text:p>44550</text:p>
          </table:table-cell>
          <table:table-cell office:value-type="float" office:value="150" calcext:value-type="float">
            <text:p>150</text:p>
          </table:table-cell>
          <table:table-cell office:value-type="float" office:value="3974538" calcext:value-type="float">
            <text:p>3974538</text:p>
          </table:table-cell>
          <table:table-cell office:value-type="float" office:value="0" calcext:value-type="float">
            <text:p>0</text:p>
          </table:table-cell>
          <table:table-cell office:value-type="float" office:value="0.00336700336700337" calcext:value-type="float">
            <text:p>0.003367003367003</text:p>
          </table:table-cell>
          <table:table-cell office:value-type="float" office:value="89215.2188552189" calcext:value-type="float">
            <text:p>89215.2188552189</text:p>
          </table:table-cell>
          <table:table-cell office:value-type="float" office:value="26496.92" calcext:value-type="float">
            <text:p>26496.92</text:p>
          </table:table-cell>
          <table:table-cell office:value-type="float" office:value="0.374432652228956" calcext:value-type="float">
            <text:p>0.374432652228956</text:p>
          </table:table-cell>
          <table:table-cell table:number-columns-repeated="101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45" calcext:value-type="float">
            <text:p>0.45</text:p>
          </table:table-cell>
          <table:table-cell office:value-type="float" office:value="44550" calcext:value-type="float">
            <text:p>44550</text:p>
          </table:table-cell>
          <table:table-cell office:value-type="float" office:value="150" calcext:value-type="float">
            <text:p>150</text:p>
          </table:table-cell>
          <table:table-cell office:value-type="float" office:value="3974538" calcext:value-type="float">
            <text:p>3974538</text:p>
          </table:table-cell>
          <table:table-cell office:value-type="float" office:value="0" calcext:value-type="float">
            <text:p>0</text:p>
          </table:table-cell>
          <table:table-cell office:value-type="float" office:value="0.00336700336700337" calcext:value-type="float">
            <text:p>0.003367003367003</text:p>
          </table:table-cell>
          <table:table-cell office:value-type="float" office:value="89215.2188552189" calcext:value-type="float">
            <text:p>89215.2188552189</text:p>
          </table:table-cell>
          <table:table-cell office:value-type="float" office:value="26496.92" calcext:value-type="float">
            <text:p>26496.92</text:p>
          </table:table-cell>
          <table:table-cell office:value-type="float" office:value="0.374432652228956" calcext:value-type="float">
            <text:p>0.374432652228956</text:p>
          </table:table-cell>
          <table:table-cell table:number-columns-repeated="101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45" calcext:value-type="float">
            <text:p>0.45</text:p>
          </table:table-cell>
          <table:table-cell office:value-type="float" office:value="44550" calcext:value-type="float">
            <text:p>44550</text:p>
          </table:table-cell>
          <table:table-cell office:value-type="float" office:value="150" calcext:value-type="float">
            <text:p>150</text:p>
          </table:table-cell>
          <table:table-cell office:value-type="float" office:value="3974538" calcext:value-type="float">
            <text:p>3974538</text:p>
          </table:table-cell>
          <table:table-cell office:value-type="float" office:value="0" calcext:value-type="float">
            <text:p>0</text:p>
          </table:table-cell>
          <table:table-cell office:value-type="float" office:value="0.00336700336700337" calcext:value-type="float">
            <text:p>0.003367003367003</text:p>
          </table:table-cell>
          <table:table-cell office:value-type="float" office:value="89215.2188552189" calcext:value-type="float">
            <text:p>89215.2188552189</text:p>
          </table:table-cell>
          <table:table-cell office:value-type="float" office:value="26496.92" calcext:value-type="float">
            <text:p>26496.92</text:p>
          </table:table-cell>
          <table:table-cell office:value-type="float" office:value="0.374432652228956" calcext:value-type="float">
            <text:p>0.374432652228956</text:p>
          </table:table-cell>
          <table:table-cell table:number-columns-repeated="101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45" calcext:value-type="float">
            <text:p>0.45</text:p>
          </table:table-cell>
          <table:table-cell office:value-type="float" office:value="44550" calcext:value-type="float">
            <text:p>44550</text:p>
          </table:table-cell>
          <table:table-cell office:value-type="float" office:value="150" calcext:value-type="float">
            <text:p>150</text:p>
          </table:table-cell>
          <table:table-cell office:value-type="float" office:value="3974538" calcext:value-type="float">
            <text:p>3974538</text:p>
          </table:table-cell>
          <table:table-cell office:value-type="float" office:value="0" calcext:value-type="float">
            <text:p>0</text:p>
          </table:table-cell>
          <table:table-cell office:value-type="float" office:value="0.00336700336700337" calcext:value-type="float">
            <text:p>0.003367003367003</text:p>
          </table:table-cell>
          <table:table-cell office:value-type="float" office:value="89215.2188552189" calcext:value-type="float">
            <text:p>89215.2188552189</text:p>
          </table:table-cell>
          <table:table-cell office:value-type="float" office:value="26496.92" calcext:value-type="float">
            <text:p>26496.92</text:p>
          </table:table-cell>
          <table:table-cell office:value-type="float" office:value="0.374432652228956" calcext:value-type="float">
            <text:p>0.374432652228956</text:p>
          </table:table-cell>
          <table:table-cell table:number-columns-repeated="101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45" calcext:value-type="float">
            <text:p>0.45</text:p>
          </table:table-cell>
          <table:table-cell office:value-type="float" office:value="44550" calcext:value-type="float">
            <text:p>44550</text:p>
          </table:table-cell>
          <table:table-cell office:value-type="float" office:value="150" calcext:value-type="float">
            <text:p>150</text:p>
          </table:table-cell>
          <table:table-cell office:value-type="float" office:value="3974538" calcext:value-type="float">
            <text:p>3974538</text:p>
          </table:table-cell>
          <table:table-cell office:value-type="float" office:value="0" calcext:value-type="float">
            <text:p>0</text:p>
          </table:table-cell>
          <table:table-cell office:value-type="float" office:value="0.00336700336700337" calcext:value-type="float">
            <text:p>0.003367003367003</text:p>
          </table:table-cell>
          <table:table-cell office:value-type="float" office:value="89215.2188552189" calcext:value-type="float">
            <text:p>89215.2188552189</text:p>
          </table:table-cell>
          <table:table-cell office:value-type="float" office:value="26496.92" calcext:value-type="float">
            <text:p>26496.92</text:p>
          </table:table-cell>
          <table:table-cell office:value-type="float" office:value="0.374432652228956" calcext:value-type="float">
            <text:p>0.374432652228956</text:p>
          </table:table-cell>
          <table:table-cell table:number-columns-repeated="101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45" calcext:value-type="float">
            <text:p>0.45</text:p>
          </table:table-cell>
          <table:table-cell office:value-type="float" office:value="44550" calcext:value-type="float">
            <text:p>44550</text:p>
          </table:table-cell>
          <table:table-cell office:value-type="float" office:value="150" calcext:value-type="float">
            <text:p>150</text:p>
          </table:table-cell>
          <table:table-cell office:value-type="float" office:value="3974538" calcext:value-type="float">
            <text:p>3974538</text:p>
          </table:table-cell>
          <table:table-cell office:value-type="float" office:value="0" calcext:value-type="float">
            <text:p>0</text:p>
          </table:table-cell>
          <table:table-cell office:value-type="float" office:value="0.00336700336700337" calcext:value-type="float">
            <text:p>0.003367003367003</text:p>
          </table:table-cell>
          <table:table-cell office:value-type="float" office:value="89215.2188552189" calcext:value-type="float">
            <text:p>89215.2188552189</text:p>
          </table:table-cell>
          <table:table-cell office:value-type="float" office:value="26496.92" calcext:value-type="float">
            <text:p>26496.92</text:p>
          </table:table-cell>
          <table:table-cell office:value-type="float" office:value="0.374432652228956" calcext:value-type="float">
            <text:p>0.374432652228956</text:p>
          </table:table-cell>
          <table:table-cell table:number-columns-repeated="101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45" calcext:value-type="float">
            <text:p>0.45</text:p>
          </table:table-cell>
          <table:table-cell office:value-type="float" office:value="44550" calcext:value-type="float">
            <text:p>44550</text:p>
          </table:table-cell>
          <table:table-cell office:value-type="float" office:value="150" calcext:value-type="float">
            <text:p>150</text:p>
          </table:table-cell>
          <table:table-cell office:value-type="float" office:value="3974538" calcext:value-type="float">
            <text:p>3974538</text:p>
          </table:table-cell>
          <table:table-cell office:value-type="float" office:value="0" calcext:value-type="float">
            <text:p>0</text:p>
          </table:table-cell>
          <table:table-cell office:value-type="float" office:value="0.00336700336700337" calcext:value-type="float">
            <text:p>0.003367003367003</text:p>
          </table:table-cell>
          <table:table-cell office:value-type="float" office:value="89215.2188552189" calcext:value-type="float">
            <text:p>89215.2188552189</text:p>
          </table:table-cell>
          <table:table-cell office:value-type="float" office:value="26496.92" calcext:value-type="float">
            <text:p>26496.92</text:p>
          </table:table-cell>
          <table:table-cell office:value-type="float" office:value="0.374432652228956" calcext:value-type="float">
            <text:p>0.374432652228956</text:p>
          </table:table-cell>
          <table:table-cell table:number-columns-repeated="101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45" calcext:value-type="float">
            <text:p>0.45</text:p>
          </table:table-cell>
          <table:table-cell office:value-type="float" office:value="44550" calcext:value-type="float">
            <text:p>44550</text:p>
          </table:table-cell>
          <table:table-cell office:value-type="float" office:value="150" calcext:value-type="float">
            <text:p>150</text:p>
          </table:table-cell>
          <table:table-cell office:value-type="float" office:value="3974538" calcext:value-type="float">
            <text:p>3974538</text:p>
          </table:table-cell>
          <table:table-cell office:value-type="float" office:value="0" calcext:value-type="float">
            <text:p>0</text:p>
          </table:table-cell>
          <table:table-cell office:value-type="float" office:value="0.00336700336700337" calcext:value-type="float">
            <text:p>0.003367003367003</text:p>
          </table:table-cell>
          <table:table-cell office:value-type="float" office:value="89215.2188552189" calcext:value-type="float">
            <text:p>89215.2188552189</text:p>
          </table:table-cell>
          <table:table-cell office:value-type="float" office:value="26496.92" calcext:value-type="float">
            <text:p>26496.92</text:p>
          </table:table-cell>
          <table:table-cell office:value-type="float" office:value="0.374432652228956" calcext:value-type="float">
            <text:p>0.374432652228956</text:p>
          </table:table-cell>
          <table:table-cell table:number-columns-repeated="101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45" calcext:value-type="float">
            <text:p>0.45</text:p>
          </table:table-cell>
          <table:table-cell office:value-type="float" office:value="44550" calcext:value-type="float">
            <text:p>44550</text:p>
          </table:table-cell>
          <table:table-cell office:value-type="float" office:value="150" calcext:value-type="float">
            <text:p>150</text:p>
          </table:table-cell>
          <table:table-cell office:value-type="float" office:value="3974538" calcext:value-type="float">
            <text:p>3974538</text:p>
          </table:table-cell>
          <table:table-cell office:value-type="float" office:value="0" calcext:value-type="float">
            <text:p>0</text:p>
          </table:table-cell>
          <table:table-cell office:value-type="float" office:value="0.00336700336700337" calcext:value-type="float">
            <text:p>0.003367003367003</text:p>
          </table:table-cell>
          <table:table-cell office:value-type="float" office:value="89215.2188552189" calcext:value-type="float">
            <text:p>89215.2188552189</text:p>
          </table:table-cell>
          <table:table-cell office:value-type="float" office:value="26496.92" calcext:value-type="float">
            <text:p>26496.92</text:p>
          </table:table-cell>
          <table:table-cell office:value-type="float" office:value="0.374432652228956" calcext:value-type="float">
            <text:p>0.374432652228956</text:p>
          </table:table-cell>
          <table:table-cell table:number-columns-repeated="101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45" calcext:value-type="float">
            <text:p>0.45</text:p>
          </table:table-cell>
          <table:table-cell office:value-type="float" office:value="44550" calcext:value-type="float">
            <text:p>44550</text:p>
          </table:table-cell>
          <table:table-cell office:value-type="float" office:value="150" calcext:value-type="float">
            <text:p>150</text:p>
          </table:table-cell>
          <table:table-cell office:value-type="float" office:value="3974538" calcext:value-type="float">
            <text:p>3974538</text:p>
          </table:table-cell>
          <table:table-cell office:value-type="float" office:value="0" calcext:value-type="float">
            <text:p>0</text:p>
          </table:table-cell>
          <table:table-cell office:value-type="float" office:value="0.00336700336700337" calcext:value-type="float">
            <text:p>0.003367003367003</text:p>
          </table:table-cell>
          <table:table-cell office:value-type="float" office:value="89215.2188552189" calcext:value-type="float">
            <text:p>89215.2188552189</text:p>
          </table:table-cell>
          <table:table-cell office:value-type="float" office:value="26496.92" calcext:value-type="float">
            <text:p>26496.92</text:p>
          </table:table-cell>
          <table:table-cell office:value-type="float" office:value="0.374432652228956" calcext:value-type="float">
            <text:p>0.374432652228956</text:p>
          </table:table-cell>
          <table:table-cell table:number-columns-repeated="101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45" calcext:value-type="float">
            <text:p>0.45</text:p>
          </table:table-cell>
          <table:table-cell office:value-type="float" office:value="44550" calcext:value-type="float">
            <text:p>44550</text:p>
          </table:table-cell>
          <table:table-cell office:value-type="float" office:value="150" calcext:value-type="float">
            <text:p>150</text:p>
          </table:table-cell>
          <table:table-cell office:value-type="float" office:value="3974538" calcext:value-type="float">
            <text:p>3974538</text:p>
          </table:table-cell>
          <table:table-cell office:value-type="float" office:value="0" calcext:value-type="float">
            <text:p>0</text:p>
          </table:table-cell>
          <table:table-cell office:value-type="float" office:value="0.00336700336700337" calcext:value-type="float">
            <text:p>0.003367003367003</text:p>
          </table:table-cell>
          <table:table-cell office:value-type="float" office:value="89215.2188552189" calcext:value-type="float">
            <text:p>89215.2188552189</text:p>
          </table:table-cell>
          <table:table-cell office:value-type="float" office:value="26496.92" calcext:value-type="float">
            <text:p>26496.92</text:p>
          </table:table-cell>
          <table:table-cell office:value-type="float" office:value="0.374432652228956" calcext:value-type="float">
            <text:p>0.374432652228956</text:p>
          </table:table-cell>
          <table:table-cell table:number-columns-repeated="101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45" calcext:value-type="float">
            <text:p>0.45</text:p>
          </table:table-cell>
          <table:table-cell office:value-type="float" office:value="44550" calcext:value-type="float">
            <text:p>44550</text:p>
          </table:table-cell>
          <table:table-cell office:value-type="float" office:value="150" calcext:value-type="float">
            <text:p>150</text:p>
          </table:table-cell>
          <table:table-cell office:value-type="float" office:value="3974538" calcext:value-type="float">
            <text:p>3974538</text:p>
          </table:table-cell>
          <table:table-cell office:value-type="float" office:value="0" calcext:value-type="float">
            <text:p>0</text:p>
          </table:table-cell>
          <table:table-cell office:value-type="float" office:value="0.00336700336700337" calcext:value-type="float">
            <text:p>0.003367003367003</text:p>
          </table:table-cell>
          <table:table-cell office:value-type="float" office:value="89215.2188552189" calcext:value-type="float">
            <text:p>89215.2188552189</text:p>
          </table:table-cell>
          <table:table-cell office:value-type="float" office:value="26496.92" calcext:value-type="float">
            <text:p>26496.92</text:p>
          </table:table-cell>
          <table:table-cell office:value-type="float" office:value="0.374432652228956" calcext:value-type="float">
            <text:p>0.374432652228956</text:p>
          </table:table-cell>
          <table:table-cell table:number-columns-repeated="101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45" calcext:value-type="float">
            <text:p>0.45</text:p>
          </table:table-cell>
          <table:table-cell office:value-type="float" office:value="44550" calcext:value-type="float">
            <text:p>44550</text:p>
          </table:table-cell>
          <table:table-cell office:value-type="float" office:value="150" calcext:value-type="float">
            <text:p>150</text:p>
          </table:table-cell>
          <table:table-cell office:value-type="float" office:value="3974538" calcext:value-type="float">
            <text:p>3974538</text:p>
          </table:table-cell>
          <table:table-cell office:value-type="float" office:value="0" calcext:value-type="float">
            <text:p>0</text:p>
          </table:table-cell>
          <table:table-cell office:value-type="float" office:value="0.00336700336700337" calcext:value-type="float">
            <text:p>0.003367003367003</text:p>
          </table:table-cell>
          <table:table-cell office:value-type="float" office:value="89215.2188552189" calcext:value-type="float">
            <text:p>89215.2188552189</text:p>
          </table:table-cell>
          <table:table-cell office:value-type="float" office:value="26496.92" calcext:value-type="float">
            <text:p>26496.92</text:p>
          </table:table-cell>
          <table:table-cell office:value-type="float" office:value="0.374432652228956" calcext:value-type="float">
            <text:p>0.374432652228956</text:p>
          </table:table-cell>
          <table:table-cell table:number-columns-repeated="101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45" calcext:value-type="float">
            <text:p>0.45</text:p>
          </table:table-cell>
          <table:table-cell office:value-type="float" office:value="44550" calcext:value-type="float">
            <text:p>44550</text:p>
          </table:table-cell>
          <table:table-cell office:value-type="float" office:value="150" calcext:value-type="float">
            <text:p>150</text:p>
          </table:table-cell>
          <table:table-cell office:value-type="float" office:value="3974538" calcext:value-type="float">
            <text:p>3974538</text:p>
          </table:table-cell>
          <table:table-cell office:value-type="float" office:value="0" calcext:value-type="float">
            <text:p>0</text:p>
          </table:table-cell>
          <table:table-cell office:value-type="float" office:value="0.00336700336700337" calcext:value-type="float">
            <text:p>0.003367003367003</text:p>
          </table:table-cell>
          <table:table-cell office:value-type="float" office:value="89215.2188552189" calcext:value-type="float">
            <text:p>89215.2188552189</text:p>
          </table:table-cell>
          <table:table-cell office:value-type="float" office:value="26496.92" calcext:value-type="float">
            <text:p>26496.92</text:p>
          </table:table-cell>
          <table:table-cell office:value-type="float" office:value="0.374432652228956" calcext:value-type="float">
            <text:p>0.374432652228956</text:p>
          </table:table-cell>
          <table:table-cell table:number-columns-repeated="101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45" calcext:value-type="float">
            <text:p>0.45</text:p>
          </table:table-cell>
          <table:table-cell office:value-type="float" office:value="44550" calcext:value-type="float">
            <text:p>44550</text:p>
          </table:table-cell>
          <table:table-cell office:value-type="float" office:value="150" calcext:value-type="float">
            <text:p>150</text:p>
          </table:table-cell>
          <table:table-cell office:value-type="float" office:value="3974538" calcext:value-type="float">
            <text:p>3974538</text:p>
          </table:table-cell>
          <table:table-cell office:value-type="float" office:value="0" calcext:value-type="float">
            <text:p>0</text:p>
          </table:table-cell>
          <table:table-cell office:value-type="float" office:value="0.00336700336700337" calcext:value-type="float">
            <text:p>0.003367003367003</text:p>
          </table:table-cell>
          <table:table-cell office:value-type="float" office:value="89215.2188552189" calcext:value-type="float">
            <text:p>89215.2188552189</text:p>
          </table:table-cell>
          <table:table-cell office:value-type="float" office:value="26496.92" calcext:value-type="float">
            <text:p>26496.92</text:p>
          </table:table-cell>
          <table:table-cell office:value-type="float" office:value="0.374432652228956" calcext:value-type="float">
            <text:p>0.374432652228956</text:p>
          </table:table-cell>
          <table:table-cell table:number-columns-repeated="101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45" calcext:value-type="float">
            <text:p>0.45</text:p>
          </table:table-cell>
          <table:table-cell office:value-type="float" office:value="44550" calcext:value-type="float">
            <text:p>44550</text:p>
          </table:table-cell>
          <table:table-cell office:value-type="float" office:value="150" calcext:value-type="float">
            <text:p>150</text:p>
          </table:table-cell>
          <table:table-cell office:value-type="float" office:value="3974538" calcext:value-type="float">
            <text:p>3974538</text:p>
          </table:table-cell>
          <table:table-cell office:value-type="float" office:value="0" calcext:value-type="float">
            <text:p>0</text:p>
          </table:table-cell>
          <table:table-cell office:value-type="float" office:value="0.00336700336700337" calcext:value-type="float">
            <text:p>0.003367003367003</text:p>
          </table:table-cell>
          <table:table-cell office:value-type="float" office:value="89215.2188552189" calcext:value-type="float">
            <text:p>89215.2188552189</text:p>
          </table:table-cell>
          <table:table-cell office:value-type="float" office:value="26496.92" calcext:value-type="float">
            <text:p>26496.92</text:p>
          </table:table-cell>
          <table:table-cell office:value-type="float" office:value="0.374432652228956" calcext:value-type="float">
            <text:p>0.374432652228956</text:p>
          </table:table-cell>
          <table:table-cell table:number-columns-repeated="101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45" calcext:value-type="float">
            <text:p>0.45</text:p>
          </table:table-cell>
          <table:table-cell office:value-type="float" office:value="44550" calcext:value-type="float">
            <text:p>44550</text:p>
          </table:table-cell>
          <table:table-cell office:value-type="float" office:value="150" calcext:value-type="float">
            <text:p>150</text:p>
          </table:table-cell>
          <table:table-cell office:value-type="float" office:value="3974538" calcext:value-type="float">
            <text:p>3974538</text:p>
          </table:table-cell>
          <table:table-cell office:value-type="float" office:value="0" calcext:value-type="float">
            <text:p>0</text:p>
          </table:table-cell>
          <table:table-cell office:value-type="float" office:value="0.00336700336700337" calcext:value-type="float">
            <text:p>0.003367003367003</text:p>
          </table:table-cell>
          <table:table-cell office:value-type="float" office:value="89215.2188552189" calcext:value-type="float">
            <text:p>89215.2188552189</text:p>
          </table:table-cell>
          <table:table-cell office:value-type="float" office:value="26496.92" calcext:value-type="float">
            <text:p>26496.92</text:p>
          </table:table-cell>
          <table:table-cell office:value-type="float" office:value="0.374432652228956" calcext:value-type="float">
            <text:p>0.374432652228956</text:p>
          </table:table-cell>
          <table:table-cell table:number-columns-repeated="101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45" calcext:value-type="float">
            <text:p>0.45</text:p>
          </table:table-cell>
          <table:table-cell office:value-type="float" office:value="44550" calcext:value-type="float">
            <text:p>44550</text:p>
          </table:table-cell>
          <table:table-cell office:value-type="float" office:value="150" calcext:value-type="float">
            <text:p>150</text:p>
          </table:table-cell>
          <table:table-cell office:value-type="float" office:value="3974538" calcext:value-type="float">
            <text:p>3974538</text:p>
          </table:table-cell>
          <table:table-cell office:value-type="float" office:value="0" calcext:value-type="float">
            <text:p>0</text:p>
          </table:table-cell>
          <table:table-cell office:value-type="float" office:value="0.00336700336700337" calcext:value-type="float">
            <text:p>0.003367003367003</text:p>
          </table:table-cell>
          <table:table-cell office:value-type="float" office:value="89215.2188552189" calcext:value-type="float">
            <text:p>89215.2188552189</text:p>
          </table:table-cell>
          <table:table-cell office:value-type="float" office:value="26496.92" calcext:value-type="float">
            <text:p>26496.92</text:p>
          </table:table-cell>
          <table:table-cell office:value-type="float" office:value="0.374432652228956" calcext:value-type="float">
            <text:p>0.374432652228956</text:p>
          </table:table-cell>
          <table:table-cell table:number-columns-repeated="101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45" calcext:value-type="float">
            <text:p>0.45</text:p>
          </table:table-cell>
          <table:table-cell office:value-type="float" office:value="44550" calcext:value-type="float">
            <text:p>44550</text:p>
          </table:table-cell>
          <table:table-cell office:value-type="float" office:value="150" calcext:value-type="float">
            <text:p>150</text:p>
          </table:table-cell>
          <table:table-cell office:value-type="float" office:value="3974538" calcext:value-type="float">
            <text:p>3974538</text:p>
          </table:table-cell>
          <table:table-cell office:value-type="float" office:value="0" calcext:value-type="float">
            <text:p>0</text:p>
          </table:table-cell>
          <table:table-cell office:value-type="float" office:value="0.00336700336700337" calcext:value-type="float">
            <text:p>0.003367003367003</text:p>
          </table:table-cell>
          <table:table-cell office:value-type="float" office:value="89215.2188552189" calcext:value-type="float">
            <text:p>89215.2188552189</text:p>
          </table:table-cell>
          <table:table-cell office:value-type="float" office:value="26496.92" calcext:value-type="float">
            <text:p>26496.92</text:p>
          </table:table-cell>
          <table:table-cell office:value-type="float" office:value="0.374432652228956" calcext:value-type="float">
            <text:p>0.374432652228956</text:p>
          </table:table-cell>
          <table:table-cell table:number-columns-repeated="101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45" calcext:value-type="float">
            <text:p>0.45</text:p>
          </table:table-cell>
          <table:table-cell office:value-type="float" office:value="44550" calcext:value-type="float">
            <text:p>44550</text:p>
          </table:table-cell>
          <table:table-cell office:value-type="float" office:value="150" calcext:value-type="float">
            <text:p>150</text:p>
          </table:table-cell>
          <table:table-cell office:value-type="float" office:value="3974538" calcext:value-type="float">
            <text:p>3974538</text:p>
          </table:table-cell>
          <table:table-cell office:value-type="float" office:value="0" calcext:value-type="float">
            <text:p>0</text:p>
          </table:table-cell>
          <table:table-cell office:value-type="float" office:value="0.00336700336700337" calcext:value-type="float">
            <text:p>0.003367003367003</text:p>
          </table:table-cell>
          <table:table-cell office:value-type="float" office:value="89215.2188552189" calcext:value-type="float">
            <text:p>89215.2188552189</text:p>
          </table:table-cell>
          <table:table-cell office:value-type="float" office:value="26496.92" calcext:value-type="float">
            <text:p>26496.92</text:p>
          </table:table-cell>
          <table:table-cell office:value-type="float" office:value="0.374432652228956" calcext:value-type="float">
            <text:p>0.374432652228956</text:p>
          </table:table-cell>
          <table:table-cell table:number-columns-repeated="101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45" calcext:value-type="float">
            <text:p>0.45</text:p>
          </table:table-cell>
          <table:table-cell office:value-type="float" office:value="44550" calcext:value-type="float">
            <text:p>44550</text:p>
          </table:table-cell>
          <table:table-cell office:value-type="float" office:value="150" calcext:value-type="float">
            <text:p>150</text:p>
          </table:table-cell>
          <table:table-cell office:value-type="float" office:value="3974538" calcext:value-type="float">
            <text:p>3974538</text:p>
          </table:table-cell>
          <table:table-cell office:value-type="float" office:value="0" calcext:value-type="float">
            <text:p>0</text:p>
          </table:table-cell>
          <table:table-cell office:value-type="float" office:value="0.00336700336700337" calcext:value-type="float">
            <text:p>0.003367003367003</text:p>
          </table:table-cell>
          <table:table-cell office:value-type="float" office:value="89215.2188552189" calcext:value-type="float">
            <text:p>89215.2188552189</text:p>
          </table:table-cell>
          <table:table-cell office:value-type="float" office:value="26496.92" calcext:value-type="float">
            <text:p>26496.92</text:p>
          </table:table-cell>
          <table:table-cell office:value-type="float" office:value="0.374432652228956" calcext:value-type="float">
            <text:p>0.374432652228956</text:p>
          </table:table-cell>
          <table:table-cell table:number-columns-repeated="101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45" calcext:value-type="float">
            <text:p>0.45</text:p>
          </table:table-cell>
          <table:table-cell office:value-type="float" office:value="44550" calcext:value-type="float">
            <text:p>44550</text:p>
          </table:table-cell>
          <table:table-cell office:value-type="float" office:value="150" calcext:value-type="float">
            <text:p>150</text:p>
          </table:table-cell>
          <table:table-cell office:value-type="float" office:value="3974538" calcext:value-type="float">
            <text:p>3974538</text:p>
          </table:table-cell>
          <table:table-cell office:value-type="float" office:value="0" calcext:value-type="float">
            <text:p>0</text:p>
          </table:table-cell>
          <table:table-cell office:value-type="float" office:value="0.00336700336700337" calcext:value-type="float">
            <text:p>0.003367003367003</text:p>
          </table:table-cell>
          <table:table-cell office:value-type="float" office:value="89215.2188552189" calcext:value-type="float">
            <text:p>89215.2188552189</text:p>
          </table:table-cell>
          <table:table-cell office:value-type="float" office:value="26496.92" calcext:value-type="float">
            <text:p>26496.92</text:p>
          </table:table-cell>
          <table:table-cell office:value-type="float" office:value="0.374432652228956" calcext:value-type="float">
            <text:p>0.374432652228956</text:p>
          </table:table-cell>
          <table:table-cell table:number-columns-repeated="101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45" calcext:value-type="float">
            <text:p>0.45</text:p>
          </table:table-cell>
          <table:table-cell office:value-type="float" office:value="44550" calcext:value-type="float">
            <text:p>44550</text:p>
          </table:table-cell>
          <table:table-cell office:value-type="float" office:value="150" calcext:value-type="float">
            <text:p>150</text:p>
          </table:table-cell>
          <table:table-cell office:value-type="float" office:value="3974538" calcext:value-type="float">
            <text:p>3974538</text:p>
          </table:table-cell>
          <table:table-cell office:value-type="float" office:value="0" calcext:value-type="float">
            <text:p>0</text:p>
          </table:table-cell>
          <table:table-cell office:value-type="float" office:value="0.00336700336700337" calcext:value-type="float">
            <text:p>0.003367003367003</text:p>
          </table:table-cell>
          <table:table-cell office:value-type="float" office:value="89215.2188552189" calcext:value-type="float">
            <text:p>89215.2188552189</text:p>
          </table:table-cell>
          <table:table-cell office:value-type="float" office:value="26496.92" calcext:value-type="float">
            <text:p>26496.92</text:p>
          </table:table-cell>
          <table:table-cell office:value-type="float" office:value="0.374432652228956" calcext:value-type="float">
            <text:p>0.374432652228956</text:p>
          </table:table-cell>
          <table:table-cell table:number-columns-repeated="101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45" calcext:value-type="float">
            <text:p>0.45</text:p>
          </table:table-cell>
          <table:table-cell office:value-type="float" office:value="44550" calcext:value-type="float">
            <text:p>44550</text:p>
          </table:table-cell>
          <table:table-cell office:value-type="float" office:value="150" calcext:value-type="float">
            <text:p>150</text:p>
          </table:table-cell>
          <table:table-cell office:value-type="float" office:value="3974538" calcext:value-type="float">
            <text:p>3974538</text:p>
          </table:table-cell>
          <table:table-cell office:value-type="float" office:value="0" calcext:value-type="float">
            <text:p>0</text:p>
          </table:table-cell>
          <table:table-cell office:value-type="float" office:value="0.00336700336700337" calcext:value-type="float">
            <text:p>0.003367003367003</text:p>
          </table:table-cell>
          <table:table-cell office:value-type="float" office:value="89215.2188552189" calcext:value-type="float">
            <text:p>89215.2188552189</text:p>
          </table:table-cell>
          <table:table-cell office:value-type="float" office:value="26496.92" calcext:value-type="float">
            <text:p>26496.92</text:p>
          </table:table-cell>
          <table:table-cell office:value-type="float" office:value="0.374432652228956" calcext:value-type="float">
            <text:p>0.374432652228956</text:p>
          </table:table-cell>
          <table:table-cell table:number-columns-repeated="101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45" calcext:value-type="float">
            <text:p>0.45</text:p>
          </table:table-cell>
          <table:table-cell office:value-type="float" office:value="44550" calcext:value-type="float">
            <text:p>44550</text:p>
          </table:table-cell>
          <table:table-cell office:value-type="float" office:value="150" calcext:value-type="float">
            <text:p>150</text:p>
          </table:table-cell>
          <table:table-cell office:value-type="float" office:value="3974538" calcext:value-type="float">
            <text:p>3974538</text:p>
          </table:table-cell>
          <table:table-cell office:value-type="float" office:value="0" calcext:value-type="float">
            <text:p>0</text:p>
          </table:table-cell>
          <table:table-cell office:value-type="float" office:value="0.00336700336700337" calcext:value-type="float">
            <text:p>0.003367003367003</text:p>
          </table:table-cell>
          <table:table-cell office:value-type="float" office:value="89215.2188552189" calcext:value-type="float">
            <text:p>89215.2188552189</text:p>
          </table:table-cell>
          <table:table-cell office:value-type="float" office:value="26496.92" calcext:value-type="float">
            <text:p>26496.92</text:p>
          </table:table-cell>
          <table:table-cell office:value-type="float" office:value="0.374432652228956" calcext:value-type="float">
            <text:p>0.374432652228956</text:p>
          </table:table-cell>
          <table:table-cell table:number-columns-repeated="101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45" calcext:value-type="float">
            <text:p>0.45</text:p>
          </table:table-cell>
          <table:table-cell office:value-type="float" office:value="44550" calcext:value-type="float">
            <text:p>44550</text:p>
          </table:table-cell>
          <table:table-cell office:value-type="float" office:value="150" calcext:value-type="float">
            <text:p>150</text:p>
          </table:table-cell>
          <table:table-cell office:value-type="float" office:value="3974538" calcext:value-type="float">
            <text:p>3974538</text:p>
          </table:table-cell>
          <table:table-cell office:value-type="float" office:value="0" calcext:value-type="float">
            <text:p>0</text:p>
          </table:table-cell>
          <table:table-cell office:value-type="float" office:value="0.00336700336700337" calcext:value-type="float">
            <text:p>0.003367003367003</text:p>
          </table:table-cell>
          <table:table-cell office:value-type="float" office:value="89215.2188552189" calcext:value-type="float">
            <text:p>89215.2188552189</text:p>
          </table:table-cell>
          <table:table-cell office:value-type="float" office:value="26496.92" calcext:value-type="float">
            <text:p>26496.92</text:p>
          </table:table-cell>
          <table:table-cell office:value-type="float" office:value="0.374432652228956" calcext:value-type="float">
            <text:p>0.374432652228956</text:p>
          </table:table-cell>
          <table:table-cell table:number-columns-repeated="101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45" calcext:value-type="float">
            <text:p>0.45</text:p>
          </table:table-cell>
          <table:table-cell office:value-type="float" office:value="44550" calcext:value-type="float">
            <text:p>44550</text:p>
          </table:table-cell>
          <table:table-cell office:value-type="float" office:value="150" calcext:value-type="float">
            <text:p>150</text:p>
          </table:table-cell>
          <table:table-cell office:value-type="float" office:value="3974538" calcext:value-type="float">
            <text:p>3974538</text:p>
          </table:table-cell>
          <table:table-cell office:value-type="float" office:value="0" calcext:value-type="float">
            <text:p>0</text:p>
          </table:table-cell>
          <table:table-cell office:value-type="float" office:value="0.00336700336700337" calcext:value-type="float">
            <text:p>0.003367003367003</text:p>
          </table:table-cell>
          <table:table-cell office:value-type="float" office:value="89215.2188552189" calcext:value-type="float">
            <text:p>89215.2188552189</text:p>
          </table:table-cell>
          <table:table-cell office:value-type="float" office:value="26496.92" calcext:value-type="float">
            <text:p>26496.92</text:p>
          </table:table-cell>
          <table:table-cell office:value-type="float" office:value="0.374432652228956" calcext:value-type="float">
            <text:p>0.374432652228956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32274" calcext:value-type="float">
            <text:p>32274</text:p>
          </table:table-cell>
          <table:table-cell office:value-type="float" office:value="136" calcext:value-type="float">
            <text:p>136</text:p>
          </table:table-cell>
          <table:table-cell office:value-type="float" office:value="2320716" calcext:value-type="float">
            <text:p>2320716</text:p>
          </table:table-cell>
          <table:table-cell office:value-type="float" office:value="0" calcext:value-type="float">
            <text:p>0</text:p>
          </table:table-cell>
          <table:table-cell office:value-type="float" office:value="0.00421391832434777" calcext:value-type="float">
            <text:p>0.004213918324348</text:p>
          </table:table-cell>
          <table:table-cell office:value-type="float" office:value="71906.6741029931" calcext:value-type="float">
            <text:p>71906.6741029931</text:p>
          </table:table-cell>
          <table:table-cell office:value-type="float" office:value="17064.0882352941" calcext:value-type="float">
            <text:p>17064.0882352941</text:p>
          </table:table-cell>
          <table:table-cell office:value-type="float" office:value="0.368995776616719" calcext:value-type="float">
            <text:p>0.368995776616719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office:value-type="float" office:value="34303" calcext:value-type="float">
            <text:p>34303</text:p>
          </table:table-cell>
          <table:table-cell office:value-type="float" office:value="142" calcext:value-type="float">
            <text:p>142</text:p>
          </table:table-cell>
          <table:table-cell office:value-type="float" office:value="2698517" calcext:value-type="float">
            <text:p>2698517</text:p>
          </table:table-cell>
          <table:table-cell office:value-type="float" office:value="0" calcext:value-type="float">
            <text:p>0</text:p>
          </table:table-cell>
          <table:table-cell office:value-type="float" office:value="0.00413957962860391" calcext:value-type="float">
            <text:p>0.004139579628604</text:p>
          </table:table-cell>
          <table:table-cell office:value-type="float" office:value="78667.0845115588" calcext:value-type="float">
            <text:p>78667.0845115588</text:p>
          </table:table-cell>
          <table:table-cell office:value-type="float" office:value="19003.6408450704" calcext:value-type="float">
            <text:p>19003.6408450704</text:p>
          </table:table-cell>
          <table:table-cell office:value-type="float" office:value="0.374118017450666" calcext:value-type="float">
            <text:p>0.374118017450666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.5</text:p>
          </table:table-cell>
          <table:table-cell office:value-type="float" office:value="35495" calcext:value-type="float">
            <text:p>35495</text:p>
          </table:table-cell>
          <table:table-cell office:value-type="float" office:value="143" calcext:value-type="float">
            <text:p>143</text:p>
          </table:table-cell>
          <table:table-cell office:value-type="float" office:value="2943727" calcext:value-type="float">
            <text:p>2943727</text:p>
          </table:table-cell>
          <table:table-cell office:value-type="float" office:value="0" calcext:value-type="float">
            <text:p>0</text:p>
          </table:table-cell>
          <table:table-cell office:value-type="float" office:value="0.00402873644175236" calcext:value-type="float">
            <text:p>0.004028736441752</text:p>
          </table:table-cell>
          <table:table-cell office:value-type="float" office:value="82933.5681081843" calcext:value-type="float">
            <text:p>82933.5681081843</text:p>
          </table:table-cell>
          <table:table-cell office:value-type="float" office:value="20585.5034965035" calcext:value-type="float">
            <text:p>20585.5034965035</text:p>
          </table:table-cell>
          <table:table-cell office:value-type="float" office:value="0.373464552220876" calcext:value-type="float">
            <text:p>0.373464552220876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36262" calcext:value-type="float">
            <text:p>36262</text:p>
          </table:table-cell>
          <table:table-cell office:value-type="float" office:value="145" calcext:value-type="float">
            <text:p>145</text:p>
          </table:table-cell>
          <table:table-cell office:value-type="float" office:value="3118287" calcext:value-type="float">
            <text:p>3118287</text:p>
          </table:table-cell>
          <table:table-cell office:value-type="float" office:value="0" calcext:value-type="float">
            <text:p>0</text:p>
          </table:table-cell>
          <table:table-cell office:value-type="float" office:value="0.00399867630025922" calcext:value-type="float">
            <text:p>0.003998676300259</text:p>
          </table:table-cell>
          <table:table-cell office:value-type="float" office:value="85993.2436159065" calcext:value-type="float">
            <text:p>85993.2436159065</text:p>
          </table:table-cell>
          <table:table-cell office:value-type="float" office:value="21505.4275862069" calcext:value-type="float">
            <text:p>21505.4275862069</text:p>
          </table:table-cell>
          <table:table-cell office:value-type="float" office:value="0.374780314877402" calcext:value-type="float">
            <text:p>0.374780314877402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float" office:value="36734" calcext:value-type="float">
            <text:p>36734</text:p>
          </table:table-cell>
          <table:table-cell office:value-type="float" office:value="145" calcext:value-type="float">
            <text:p>145</text:p>
          </table:table-cell>
          <table:table-cell office:value-type="float" office:value="3234626" calcext:value-type="float">
            <text:p>3234626</text:p>
          </table:table-cell>
          <table:table-cell office:value-type="float" office:value="0" calcext:value-type="float">
            <text:p>0</text:p>
          </table:table-cell>
          <table:table-cell office:value-type="float" office:value="0.00394729678227255" calcext:value-type="float">
            <text:p>0.003947296782273</text:p>
          </table:table-cell>
          <table:table-cell office:value-type="float" office:value="88055.3710458975" calcext:value-type="float">
            <text:p>88055.3710458975</text:p>
          </table:table-cell>
          <table:table-cell office:value-type="float" office:value="22307.7655172414" calcext:value-type="float">
            <text:p>22307.7655172414</text:p>
          </table:table-cell>
          <table:table-cell office:value-type="float" office:value="0.373823913118409" calcext:value-type="float">
            <text:p>0.373823913118409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36946" calcext:value-type="float">
            <text:p>36946</text:p>
          </table:table-cell>
          <table:table-cell office:value-type="float" office:value="146" calcext:value-type="float">
            <text:p>146</text:p>
          </table:table-cell>
          <table:table-cell office:value-type="float" office:value="3290562" calcext:value-type="float">
            <text:p>3290562</text:p>
          </table:table-cell>
          <table:table-cell office:value-type="float" office:value="0" calcext:value-type="float">
            <text:p>0</text:p>
          </table:table-cell>
          <table:table-cell office:value-type="float" office:value="0.00395171331131922" calcext:value-type="float">
            <text:p>0.003951713311319</text:p>
          </table:table-cell>
          <table:table-cell office:value-type="float" office:value="89064.0935419261" calcext:value-type="float">
            <text:p>89064.0935419261</text:p>
          </table:table-cell>
          <table:table-cell office:value-type="float" office:value="22538.095890411" calcext:value-type="float">
            <text:p>22538.095890411</text:p>
          </table:table-cell>
          <table:table-cell office:value-type="float" office:value="0.374742269746569" calcext:value-type="float">
            <text:p>0.374742269746569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.5</text:p>
          </table:table-cell>
          <table:table-cell office:value-type="float" office:value="37064" calcext:value-type="float">
            <text:p>37064</text:p>
          </table:table-cell>
          <table:table-cell office:value-type="float" office:value="146" calcext:value-type="float">
            <text:p>146</text:p>
          </table:table-cell>
          <table:table-cell office:value-type="float" office:value="3323578" calcext:value-type="float">
            <text:p>3323578</text:p>
          </table:table-cell>
          <table:table-cell office:value-type="float" office:value="0" calcext:value-type="float">
            <text:p>0</text:p>
          </table:table-cell>
          <table:table-cell office:value-type="float" office:value="0.0039391323116771" calcext:value-type="float">
            <text:p>0.003939132311677</text:p>
          </table:table-cell>
          <table:table-cell office:value-type="float" office:value="89671.3252751997" calcext:value-type="float">
            <text:p>89671.3252751997</text:p>
          </table:table-cell>
          <table:table-cell office:value-type="float" office:value="22764.2328767123" calcext:value-type="float">
            <text:p>22764.2328767123</text:p>
          </table:table-cell>
          <table:table-cell office:value-type="float" office:value="0.374471851246748" calcext:value-type="float">
            <text:p>0.374471851246748</text:p>
          </table:table-cell>
          <table:table-cell table:number-columns-repeated="101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.5</text:p>
          </table:table-cell>
          <table:table-cell office:value-type="float" office:value="37100" calcext:value-type="float">
            <text:p>37100</text:p>
          </table:table-cell>
          <table:table-cell office:value-type="float" office:value="146" calcext:value-type="float">
            <text:p>146</text:p>
          </table:table-cell>
          <table:table-cell office:value-type="float" office:value="3334058" calcext:value-type="float">
            <text:p>3334058</text:p>
          </table:table-cell>
          <table:table-cell office:value-type="float" office:value="0" calcext:value-type="float">
            <text:p>0</text:p>
          </table:table-cell>
          <table:table-cell office:value-type="float" office:value="0.00393530997304582" calcext:value-type="float">
            <text:p>0.003935309973046</text:p>
          </table:table-cell>
          <table:table-cell office:value-type="float" office:value="89866.7924528302" calcext:value-type="float">
            <text:p>89866.7924528302</text:p>
          </table:table-cell>
          <table:table-cell office:value-type="float" office:value="22836.0136986301" calcext:value-type="float">
            <text:p>22836.0136986301</text:p>
          </table:table-cell>
          <table:table-cell office:value-type="float" office:value="0.374386100077432" calcext:value-type="float">
            <text:p>0.374386100077432</text:p>
          </table:table-cell>
          <table:table-cell table:number-columns-repeated="101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5" calcext:value-type="float">
            <text:p>0.5</text:p>
          </table:table-cell>
          <table:table-cell office:value-type="float" office:value="37100" calcext:value-type="float">
            <text:p>37100</text:p>
          </table:table-cell>
          <table:table-cell office:value-type="float" office:value="146" calcext:value-type="float">
            <text:p>146</text:p>
          </table:table-cell>
          <table:table-cell office:value-type="float" office:value="3334058" calcext:value-type="float">
            <text:p>3334058</text:p>
          </table:table-cell>
          <table:table-cell office:value-type="float" office:value="0" calcext:value-type="float">
            <text:p>0</text:p>
          </table:table-cell>
          <table:table-cell office:value-type="float" office:value="0.00393530997304582" calcext:value-type="float">
            <text:p>0.003935309973046</text:p>
          </table:table-cell>
          <table:table-cell office:value-type="float" office:value="89866.7924528302" calcext:value-type="float">
            <text:p>89866.7924528302</text:p>
          </table:table-cell>
          <table:table-cell office:value-type="float" office:value="22836.0136986301" calcext:value-type="float">
            <text:p>22836.0136986301</text:p>
          </table:table-cell>
          <table:table-cell office:value-type="float" office:value="0.374386100077432" calcext:value-type="float">
            <text:p>0.374386100077432</text:p>
          </table:table-cell>
          <table:table-cell table:number-columns-repeated="101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5" calcext:value-type="float">
            <text:p>0.5</text:p>
          </table:table-cell>
          <table:table-cell office:value-type="float" office:value="37100" calcext:value-type="float">
            <text:p>37100</text:p>
          </table:table-cell>
          <table:table-cell office:value-type="float" office:value="146" calcext:value-type="float">
            <text:p>146</text:p>
          </table:table-cell>
          <table:table-cell office:value-type="float" office:value="3334058" calcext:value-type="float">
            <text:p>3334058</text:p>
          </table:table-cell>
          <table:table-cell office:value-type="float" office:value="0" calcext:value-type="float">
            <text:p>0</text:p>
          </table:table-cell>
          <table:table-cell office:value-type="float" office:value="0.00393530997304582" calcext:value-type="float">
            <text:p>0.003935309973046</text:p>
          </table:table-cell>
          <table:table-cell office:value-type="float" office:value="89866.7924528302" calcext:value-type="float">
            <text:p>89866.7924528302</text:p>
          </table:table-cell>
          <table:table-cell office:value-type="float" office:value="22836.0136986301" calcext:value-type="float">
            <text:p>22836.0136986301</text:p>
          </table:table-cell>
          <table:table-cell office:value-type="float" office:value="0.374386100077432" calcext:value-type="float">
            <text:p>0.374386100077432</text:p>
          </table:table-cell>
          <table:table-cell table:number-columns-repeated="10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37100" calcext:value-type="float">
            <text:p>37100</text:p>
          </table:table-cell>
          <table:table-cell office:value-type="float" office:value="146" calcext:value-type="float">
            <text:p>146</text:p>
          </table:table-cell>
          <table:table-cell office:value-type="float" office:value="3334058" calcext:value-type="float">
            <text:p>3334058</text:p>
          </table:table-cell>
          <table:table-cell office:value-type="float" office:value="0" calcext:value-type="float">
            <text:p>0</text:p>
          </table:table-cell>
          <table:table-cell office:value-type="float" office:value="0.00393530997304582" calcext:value-type="float">
            <text:p>0.003935309973046</text:p>
          </table:table-cell>
          <table:table-cell office:value-type="float" office:value="89866.7924528302" calcext:value-type="float">
            <text:p>89866.7924528302</text:p>
          </table:table-cell>
          <table:table-cell office:value-type="float" office:value="22836.0136986301" calcext:value-type="float">
            <text:p>22836.0136986301</text:p>
          </table:table-cell>
          <table:table-cell office:value-type="float" office:value="0.374386100077432" calcext:value-type="float">
            <text:p>0.374386100077432</text:p>
          </table:table-cell>
          <table:table-cell table:number-columns-repeated="101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5" calcext:value-type="float">
            <text:p>0.5</text:p>
          </table:table-cell>
          <table:table-cell office:value-type="float" office:value="37100" calcext:value-type="float">
            <text:p>37100</text:p>
          </table:table-cell>
          <table:table-cell office:value-type="float" office:value="146" calcext:value-type="float">
            <text:p>146</text:p>
          </table:table-cell>
          <table:table-cell office:value-type="float" office:value="3334058" calcext:value-type="float">
            <text:p>3334058</text:p>
          </table:table-cell>
          <table:table-cell office:value-type="float" office:value="0" calcext:value-type="float">
            <text:p>0</text:p>
          </table:table-cell>
          <table:table-cell office:value-type="float" office:value="0.00393530997304582" calcext:value-type="float">
            <text:p>0.003935309973046</text:p>
          </table:table-cell>
          <table:table-cell office:value-type="float" office:value="89866.7924528302" calcext:value-type="float">
            <text:p>89866.7924528302</text:p>
          </table:table-cell>
          <table:table-cell office:value-type="float" office:value="22836.0136986301" calcext:value-type="float">
            <text:p>22836.0136986301</text:p>
          </table:table-cell>
          <table:table-cell office:value-type="float" office:value="0.374386100077432" calcext:value-type="float">
            <text:p>0.374386100077432</text:p>
          </table:table-cell>
          <table:table-cell table:number-columns-repeated="101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5" calcext:value-type="float">
            <text:p>0.5</text:p>
          </table:table-cell>
          <table:table-cell office:value-type="float" office:value="37100" calcext:value-type="float">
            <text:p>37100</text:p>
          </table:table-cell>
          <table:table-cell office:value-type="float" office:value="146" calcext:value-type="float">
            <text:p>146</text:p>
          </table:table-cell>
          <table:table-cell office:value-type="float" office:value="3334058" calcext:value-type="float">
            <text:p>3334058</text:p>
          </table:table-cell>
          <table:table-cell office:value-type="float" office:value="0" calcext:value-type="float">
            <text:p>0</text:p>
          </table:table-cell>
          <table:table-cell office:value-type="float" office:value="0.00393530997304582" calcext:value-type="float">
            <text:p>0.003935309973046</text:p>
          </table:table-cell>
          <table:table-cell office:value-type="float" office:value="89866.7924528302" calcext:value-type="float">
            <text:p>89866.7924528302</text:p>
          </table:table-cell>
          <table:table-cell office:value-type="float" office:value="22836.0136986301" calcext:value-type="float">
            <text:p>22836.0136986301</text:p>
          </table:table-cell>
          <table:table-cell office:value-type="float" office:value="0.374386100077432" calcext:value-type="float">
            <text:p>0.374386100077432</text:p>
          </table:table-cell>
          <table:table-cell table:number-columns-repeated="101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5" calcext:value-type="float">
            <text:p>0.5</text:p>
          </table:table-cell>
          <table:table-cell office:value-type="float" office:value="37100" calcext:value-type="float">
            <text:p>37100</text:p>
          </table:table-cell>
          <table:table-cell office:value-type="float" office:value="146" calcext:value-type="float">
            <text:p>146</text:p>
          </table:table-cell>
          <table:table-cell office:value-type="float" office:value="3334058" calcext:value-type="float">
            <text:p>3334058</text:p>
          </table:table-cell>
          <table:table-cell office:value-type="float" office:value="0" calcext:value-type="float">
            <text:p>0</text:p>
          </table:table-cell>
          <table:table-cell office:value-type="float" office:value="0.00393530997304582" calcext:value-type="float">
            <text:p>0.003935309973046</text:p>
          </table:table-cell>
          <table:table-cell office:value-type="float" office:value="89866.7924528302" calcext:value-type="float">
            <text:p>89866.7924528302</text:p>
          </table:table-cell>
          <table:table-cell office:value-type="float" office:value="22836.0136986301" calcext:value-type="float">
            <text:p>22836.0136986301</text:p>
          </table:table-cell>
          <table:table-cell office:value-type="float" office:value="0.374386100077432" calcext:value-type="float">
            <text:p>0.374386100077432</text:p>
          </table:table-cell>
          <table:table-cell table:number-columns-repeated="101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5" calcext:value-type="float">
            <text:p>0.5</text:p>
          </table:table-cell>
          <table:table-cell office:value-type="float" office:value="37100" calcext:value-type="float">
            <text:p>37100</text:p>
          </table:table-cell>
          <table:table-cell office:value-type="float" office:value="146" calcext:value-type="float">
            <text:p>146</text:p>
          </table:table-cell>
          <table:table-cell office:value-type="float" office:value="3334058" calcext:value-type="float">
            <text:p>3334058</text:p>
          </table:table-cell>
          <table:table-cell office:value-type="float" office:value="0" calcext:value-type="float">
            <text:p>0</text:p>
          </table:table-cell>
          <table:table-cell office:value-type="float" office:value="0.00393530997304582" calcext:value-type="float">
            <text:p>0.003935309973046</text:p>
          </table:table-cell>
          <table:table-cell office:value-type="float" office:value="89866.7924528302" calcext:value-type="float">
            <text:p>89866.7924528302</text:p>
          </table:table-cell>
          <table:table-cell office:value-type="float" office:value="22836.0136986301" calcext:value-type="float">
            <text:p>22836.0136986301</text:p>
          </table:table-cell>
          <table:table-cell office:value-type="float" office:value="0.374386100077432" calcext:value-type="float">
            <text:p>0.374386100077432</text:p>
          </table:table-cell>
          <table:table-cell table:number-columns-repeated="10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float" office:value="37100" calcext:value-type="float">
            <text:p>37100</text:p>
          </table:table-cell>
          <table:table-cell office:value-type="float" office:value="146" calcext:value-type="float">
            <text:p>146</text:p>
          </table:table-cell>
          <table:table-cell office:value-type="float" office:value="3334058" calcext:value-type="float">
            <text:p>3334058</text:p>
          </table:table-cell>
          <table:table-cell office:value-type="float" office:value="0" calcext:value-type="float">
            <text:p>0</text:p>
          </table:table-cell>
          <table:table-cell office:value-type="float" office:value="0.00393530997304582" calcext:value-type="float">
            <text:p>0.003935309973046</text:p>
          </table:table-cell>
          <table:table-cell office:value-type="float" office:value="89866.7924528302" calcext:value-type="float">
            <text:p>89866.7924528302</text:p>
          </table:table-cell>
          <table:table-cell office:value-type="float" office:value="22836.0136986301" calcext:value-type="float">
            <text:p>22836.0136986301</text:p>
          </table:table-cell>
          <table:table-cell office:value-type="float" office:value="0.374386100077432" calcext:value-type="float">
            <text:p>0.374386100077432</text:p>
          </table:table-cell>
          <table:table-cell table:number-columns-repeated="101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5" calcext:value-type="float">
            <text:p>0.5</text:p>
          </table:table-cell>
          <table:table-cell office:value-type="float" office:value="37100" calcext:value-type="float">
            <text:p>37100</text:p>
          </table:table-cell>
          <table:table-cell office:value-type="float" office:value="146" calcext:value-type="float">
            <text:p>146</text:p>
          </table:table-cell>
          <table:table-cell office:value-type="float" office:value="3334058" calcext:value-type="float">
            <text:p>3334058</text:p>
          </table:table-cell>
          <table:table-cell office:value-type="float" office:value="0" calcext:value-type="float">
            <text:p>0</text:p>
          </table:table-cell>
          <table:table-cell office:value-type="float" office:value="0.00393530997304582" calcext:value-type="float">
            <text:p>0.003935309973046</text:p>
          </table:table-cell>
          <table:table-cell office:value-type="float" office:value="89866.7924528302" calcext:value-type="float">
            <text:p>89866.7924528302</text:p>
          </table:table-cell>
          <table:table-cell office:value-type="float" office:value="22836.0136986301" calcext:value-type="float">
            <text:p>22836.0136986301</text:p>
          </table:table-cell>
          <table:table-cell office:value-type="float" office:value="0.374386100077432" calcext:value-type="float">
            <text:p>0.374386100077432</text:p>
          </table:table-cell>
          <table:table-cell table:number-columns-repeated="101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5" calcext:value-type="float">
            <text:p>0.5</text:p>
          </table:table-cell>
          <table:table-cell office:value-type="float" office:value="37100" calcext:value-type="float">
            <text:p>37100</text:p>
          </table:table-cell>
          <table:table-cell office:value-type="float" office:value="146" calcext:value-type="float">
            <text:p>146</text:p>
          </table:table-cell>
          <table:table-cell office:value-type="float" office:value="3334058" calcext:value-type="float">
            <text:p>3334058</text:p>
          </table:table-cell>
          <table:table-cell office:value-type="float" office:value="0" calcext:value-type="float">
            <text:p>0</text:p>
          </table:table-cell>
          <table:table-cell office:value-type="float" office:value="0.00393530997304582" calcext:value-type="float">
            <text:p>0.003935309973046</text:p>
          </table:table-cell>
          <table:table-cell office:value-type="float" office:value="89866.7924528302" calcext:value-type="float">
            <text:p>89866.7924528302</text:p>
          </table:table-cell>
          <table:table-cell office:value-type="float" office:value="22836.0136986301" calcext:value-type="float">
            <text:p>22836.0136986301</text:p>
          </table:table-cell>
          <table:table-cell office:value-type="float" office:value="0.374386100077432" calcext:value-type="float">
            <text:p>0.374386100077432</text:p>
          </table:table-cell>
          <table:table-cell table:number-columns-repeated="101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5" calcext:value-type="float">
            <text:p>0.5</text:p>
          </table:table-cell>
          <table:table-cell office:value-type="float" office:value="37100" calcext:value-type="float">
            <text:p>37100</text:p>
          </table:table-cell>
          <table:table-cell office:value-type="float" office:value="146" calcext:value-type="float">
            <text:p>146</text:p>
          </table:table-cell>
          <table:table-cell office:value-type="float" office:value="3334058" calcext:value-type="float">
            <text:p>3334058</text:p>
          </table:table-cell>
          <table:table-cell office:value-type="float" office:value="0" calcext:value-type="float">
            <text:p>0</text:p>
          </table:table-cell>
          <table:table-cell office:value-type="float" office:value="0.00393530997304582" calcext:value-type="float">
            <text:p>0.003935309973046</text:p>
          </table:table-cell>
          <table:table-cell office:value-type="float" office:value="89866.7924528302" calcext:value-type="float">
            <text:p>89866.7924528302</text:p>
          </table:table-cell>
          <table:table-cell office:value-type="float" office:value="22836.0136986301" calcext:value-type="float">
            <text:p>22836.0136986301</text:p>
          </table:table-cell>
          <table:table-cell office:value-type="float" office:value="0.374386100077432" calcext:value-type="float">
            <text:p>0.374386100077432</text:p>
          </table:table-cell>
          <table:table-cell table:number-columns-repeated="101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5" calcext:value-type="float">
            <text:p>0.5</text:p>
          </table:table-cell>
          <table:table-cell office:value-type="float" office:value="37100" calcext:value-type="float">
            <text:p>37100</text:p>
          </table:table-cell>
          <table:table-cell office:value-type="float" office:value="146" calcext:value-type="float">
            <text:p>146</text:p>
          </table:table-cell>
          <table:table-cell office:value-type="float" office:value="3334058" calcext:value-type="float">
            <text:p>3334058</text:p>
          </table:table-cell>
          <table:table-cell office:value-type="float" office:value="0" calcext:value-type="float">
            <text:p>0</text:p>
          </table:table-cell>
          <table:table-cell office:value-type="float" office:value="0.00393530997304582" calcext:value-type="float">
            <text:p>0.003935309973046</text:p>
          </table:table-cell>
          <table:table-cell office:value-type="float" office:value="89866.7924528302" calcext:value-type="float">
            <text:p>89866.7924528302</text:p>
          </table:table-cell>
          <table:table-cell office:value-type="float" office:value="22836.0136986301" calcext:value-type="float">
            <text:p>22836.0136986301</text:p>
          </table:table-cell>
          <table:table-cell office:value-type="float" office:value="0.374386100077432" calcext:value-type="float">
            <text:p>0.374386100077432</text:p>
          </table:table-cell>
          <table:table-cell table:number-columns-repeated="101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7100" calcext:value-type="float">
            <text:p>37100</text:p>
          </table:table-cell>
          <table:table-cell office:value-type="float" office:value="146" calcext:value-type="float">
            <text:p>146</text:p>
          </table:table-cell>
          <table:table-cell office:value-type="float" office:value="3334058" calcext:value-type="float">
            <text:p>3334058</text:p>
          </table:table-cell>
          <table:table-cell office:value-type="float" office:value="0" calcext:value-type="float">
            <text:p>0</text:p>
          </table:table-cell>
          <table:table-cell office:value-type="float" office:value="0.00393530997304582" calcext:value-type="float">
            <text:p>0.003935309973046</text:p>
          </table:table-cell>
          <table:table-cell office:value-type="float" office:value="89866.7924528302" calcext:value-type="float">
            <text:p>89866.7924528302</text:p>
          </table:table-cell>
          <table:table-cell office:value-type="float" office:value="22836.0136986301" calcext:value-type="float">
            <text:p>22836.0136986301</text:p>
          </table:table-cell>
          <table:table-cell office:value-type="float" office:value="0.374386100077432" calcext:value-type="float">
            <text:p>0.374386100077432</text:p>
          </table:table-cell>
          <table:table-cell table:number-columns-repeated="101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5" calcext:value-type="float">
            <text:p>0.5</text:p>
          </table:table-cell>
          <table:table-cell office:value-type="float" office:value="37100" calcext:value-type="float">
            <text:p>37100</text:p>
          </table:table-cell>
          <table:table-cell office:value-type="float" office:value="146" calcext:value-type="float">
            <text:p>146</text:p>
          </table:table-cell>
          <table:table-cell office:value-type="float" office:value="3334058" calcext:value-type="float">
            <text:p>3334058</text:p>
          </table:table-cell>
          <table:table-cell office:value-type="float" office:value="0" calcext:value-type="float">
            <text:p>0</text:p>
          </table:table-cell>
          <table:table-cell office:value-type="float" office:value="0.00393530997304582" calcext:value-type="float">
            <text:p>0.003935309973046</text:p>
          </table:table-cell>
          <table:table-cell office:value-type="float" office:value="89866.7924528302" calcext:value-type="float">
            <text:p>89866.7924528302</text:p>
          </table:table-cell>
          <table:table-cell office:value-type="float" office:value="22836.0136986301" calcext:value-type="float">
            <text:p>22836.0136986301</text:p>
          </table:table-cell>
          <table:table-cell office:value-type="float" office:value="0.374386100077432" calcext:value-type="float">
            <text:p>0.374386100077432</text:p>
          </table:table-cell>
          <table:table-cell table:number-columns-repeated="101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5" calcext:value-type="float">
            <text:p>0.5</text:p>
          </table:table-cell>
          <table:table-cell office:value-type="float" office:value="37100" calcext:value-type="float">
            <text:p>37100</text:p>
          </table:table-cell>
          <table:table-cell office:value-type="float" office:value="146" calcext:value-type="float">
            <text:p>146</text:p>
          </table:table-cell>
          <table:table-cell office:value-type="float" office:value="3334058" calcext:value-type="float">
            <text:p>3334058</text:p>
          </table:table-cell>
          <table:table-cell office:value-type="float" office:value="0" calcext:value-type="float">
            <text:p>0</text:p>
          </table:table-cell>
          <table:table-cell office:value-type="float" office:value="0.00393530997304582" calcext:value-type="float">
            <text:p>0.003935309973046</text:p>
          </table:table-cell>
          <table:table-cell office:value-type="float" office:value="89866.7924528302" calcext:value-type="float">
            <text:p>89866.7924528302</text:p>
          </table:table-cell>
          <table:table-cell office:value-type="float" office:value="22836.0136986301" calcext:value-type="float">
            <text:p>22836.0136986301</text:p>
          </table:table-cell>
          <table:table-cell office:value-type="float" office:value="0.374386100077432" calcext:value-type="float">
            <text:p>0.374386100077432</text:p>
          </table:table-cell>
          <table:table-cell table:number-columns-repeated="101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5" calcext:value-type="float">
            <text:p>0.5</text:p>
          </table:table-cell>
          <table:table-cell office:value-type="float" office:value="37100" calcext:value-type="float">
            <text:p>37100</text:p>
          </table:table-cell>
          <table:table-cell office:value-type="float" office:value="146" calcext:value-type="float">
            <text:p>146</text:p>
          </table:table-cell>
          <table:table-cell office:value-type="float" office:value="3334058" calcext:value-type="float">
            <text:p>3334058</text:p>
          </table:table-cell>
          <table:table-cell office:value-type="float" office:value="0" calcext:value-type="float">
            <text:p>0</text:p>
          </table:table-cell>
          <table:table-cell office:value-type="float" office:value="0.00393530997304582" calcext:value-type="float">
            <text:p>0.003935309973046</text:p>
          </table:table-cell>
          <table:table-cell office:value-type="float" office:value="89866.7924528302" calcext:value-type="float">
            <text:p>89866.7924528302</text:p>
          </table:table-cell>
          <table:table-cell office:value-type="float" office:value="22836.0136986301" calcext:value-type="float">
            <text:p>22836.0136986301</text:p>
          </table:table-cell>
          <table:table-cell office:value-type="float" office:value="0.374386100077432" calcext:value-type="float">
            <text:p>0.374386100077432</text:p>
          </table:table-cell>
          <table:table-cell table:number-columns-repeated="101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5" calcext:value-type="float">
            <text:p>0.5</text:p>
          </table:table-cell>
          <table:table-cell office:value-type="float" office:value="37100" calcext:value-type="float">
            <text:p>37100</text:p>
          </table:table-cell>
          <table:table-cell office:value-type="float" office:value="146" calcext:value-type="float">
            <text:p>146</text:p>
          </table:table-cell>
          <table:table-cell office:value-type="float" office:value="3334058" calcext:value-type="float">
            <text:p>3334058</text:p>
          </table:table-cell>
          <table:table-cell office:value-type="float" office:value="0" calcext:value-type="float">
            <text:p>0</text:p>
          </table:table-cell>
          <table:table-cell office:value-type="float" office:value="0.00393530997304582" calcext:value-type="float">
            <text:p>0.003935309973046</text:p>
          </table:table-cell>
          <table:table-cell office:value-type="float" office:value="89866.7924528302" calcext:value-type="float">
            <text:p>89866.7924528302</text:p>
          </table:table-cell>
          <table:table-cell office:value-type="float" office:value="22836.0136986301" calcext:value-type="float">
            <text:p>22836.0136986301</text:p>
          </table:table-cell>
          <table:table-cell office:value-type="float" office:value="0.374386100077432" calcext:value-type="float">
            <text:p>0.374386100077432</text:p>
          </table:table-cell>
          <table:table-cell table:number-columns-repeated="101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float" office:value="37100" calcext:value-type="float">
            <text:p>37100</text:p>
          </table:table-cell>
          <table:table-cell office:value-type="float" office:value="146" calcext:value-type="float">
            <text:p>146</text:p>
          </table:table-cell>
          <table:table-cell office:value-type="float" office:value="3334058" calcext:value-type="float">
            <text:p>3334058</text:p>
          </table:table-cell>
          <table:table-cell office:value-type="float" office:value="0" calcext:value-type="float">
            <text:p>0</text:p>
          </table:table-cell>
          <table:table-cell office:value-type="float" office:value="0.00393530997304582" calcext:value-type="float">
            <text:p>0.003935309973046</text:p>
          </table:table-cell>
          <table:table-cell office:value-type="float" office:value="89866.7924528302" calcext:value-type="float">
            <text:p>89866.7924528302</text:p>
          </table:table-cell>
          <table:table-cell office:value-type="float" office:value="22836.0136986301" calcext:value-type="float">
            <text:p>22836.0136986301</text:p>
          </table:table-cell>
          <table:table-cell office:value-type="float" office:value="0.374386100077432" calcext:value-type="float">
            <text:p>0.374386100077432</text:p>
          </table:table-cell>
          <table:table-cell table:number-columns-repeated="101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5" calcext:value-type="float">
            <text:p>0.5</text:p>
          </table:table-cell>
          <table:table-cell office:value-type="float" office:value="37100" calcext:value-type="float">
            <text:p>37100</text:p>
          </table:table-cell>
          <table:table-cell office:value-type="float" office:value="146" calcext:value-type="float">
            <text:p>146</text:p>
          </table:table-cell>
          <table:table-cell office:value-type="float" office:value="3334058" calcext:value-type="float">
            <text:p>3334058</text:p>
          </table:table-cell>
          <table:table-cell office:value-type="float" office:value="0" calcext:value-type="float">
            <text:p>0</text:p>
          </table:table-cell>
          <table:table-cell office:value-type="float" office:value="0.00393530997304582" calcext:value-type="float">
            <text:p>0.003935309973046</text:p>
          </table:table-cell>
          <table:table-cell office:value-type="float" office:value="89866.7924528302" calcext:value-type="float">
            <text:p>89866.7924528302</text:p>
          </table:table-cell>
          <table:table-cell office:value-type="float" office:value="22836.0136986301" calcext:value-type="float">
            <text:p>22836.0136986301</text:p>
          </table:table-cell>
          <table:table-cell office:value-type="float" office:value="0.374386100077432" calcext:value-type="float">
            <text:p>0.374386100077432</text:p>
          </table:table-cell>
          <table:table-cell table:number-columns-repeated="101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5" calcext:value-type="float">
            <text:p>0.5</text:p>
          </table:table-cell>
          <table:table-cell office:value-type="float" office:value="37100" calcext:value-type="float">
            <text:p>37100</text:p>
          </table:table-cell>
          <table:table-cell office:value-type="float" office:value="146" calcext:value-type="float">
            <text:p>146</text:p>
          </table:table-cell>
          <table:table-cell office:value-type="float" office:value="3334058" calcext:value-type="float">
            <text:p>3334058</text:p>
          </table:table-cell>
          <table:table-cell office:value-type="float" office:value="0" calcext:value-type="float">
            <text:p>0</text:p>
          </table:table-cell>
          <table:table-cell office:value-type="float" office:value="0.00393530997304582" calcext:value-type="float">
            <text:p>0.003935309973046</text:p>
          </table:table-cell>
          <table:table-cell office:value-type="float" office:value="89866.7924528302" calcext:value-type="float">
            <text:p>89866.7924528302</text:p>
          </table:table-cell>
          <table:table-cell office:value-type="float" office:value="22836.0136986301" calcext:value-type="float">
            <text:p>22836.0136986301</text:p>
          </table:table-cell>
          <table:table-cell office:value-type="float" office:value="0.374386100077432" calcext:value-type="float">
            <text:p>0.374386100077432</text:p>
          </table:table-cell>
          <table:table-cell table:number-columns-repeated="101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5" calcext:value-type="float">
            <text:p>0.5</text:p>
          </table:table-cell>
          <table:table-cell office:value-type="float" office:value="37100" calcext:value-type="float">
            <text:p>37100</text:p>
          </table:table-cell>
          <table:table-cell office:value-type="float" office:value="146" calcext:value-type="float">
            <text:p>146</text:p>
          </table:table-cell>
          <table:table-cell office:value-type="float" office:value="3334058" calcext:value-type="float">
            <text:p>3334058</text:p>
          </table:table-cell>
          <table:table-cell office:value-type="float" office:value="0" calcext:value-type="float">
            <text:p>0</text:p>
          </table:table-cell>
          <table:table-cell office:value-type="float" office:value="0.00393530997304582" calcext:value-type="float">
            <text:p>0.003935309973046</text:p>
          </table:table-cell>
          <table:table-cell office:value-type="float" office:value="89866.7924528302" calcext:value-type="float">
            <text:p>89866.7924528302</text:p>
          </table:table-cell>
          <table:table-cell office:value-type="float" office:value="22836.0136986301" calcext:value-type="float">
            <text:p>22836.0136986301</text:p>
          </table:table-cell>
          <table:table-cell office:value-type="float" office:value="0.374386100077432" calcext:value-type="float">
            <text:p>0.374386100077432</text:p>
          </table:table-cell>
          <table:table-cell table:number-columns-repeated="101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5" calcext:value-type="float">
            <text:p>0.5</text:p>
          </table:table-cell>
          <table:table-cell office:value-type="float" office:value="37100" calcext:value-type="float">
            <text:p>37100</text:p>
          </table:table-cell>
          <table:table-cell office:value-type="float" office:value="146" calcext:value-type="float">
            <text:p>146</text:p>
          </table:table-cell>
          <table:table-cell office:value-type="float" office:value="3334058" calcext:value-type="float">
            <text:p>3334058</text:p>
          </table:table-cell>
          <table:table-cell office:value-type="float" office:value="0" calcext:value-type="float">
            <text:p>0</text:p>
          </table:table-cell>
          <table:table-cell office:value-type="float" office:value="0.00393530997304582" calcext:value-type="float">
            <text:p>0.003935309973046</text:p>
          </table:table-cell>
          <table:table-cell office:value-type="float" office:value="89866.7924528302" calcext:value-type="float">
            <text:p>89866.7924528302</text:p>
          </table:table-cell>
          <table:table-cell office:value-type="float" office:value="22836.0136986301" calcext:value-type="float">
            <text:p>22836.0136986301</text:p>
          </table:table-cell>
          <table:table-cell office:value-type="float" office:value="0.374386100077432" calcext:value-type="float">
            <text:p>0.374386100077432</text:p>
          </table:table-cell>
          <table:table-cell table:number-columns-repeated="101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5" calcext:value-type="float">
            <text:p>0.5</text:p>
          </table:table-cell>
          <table:table-cell office:value-type="float" office:value="37100" calcext:value-type="float">
            <text:p>37100</text:p>
          </table:table-cell>
          <table:table-cell office:value-type="float" office:value="146" calcext:value-type="float">
            <text:p>146</text:p>
          </table:table-cell>
          <table:table-cell office:value-type="float" office:value="3334058" calcext:value-type="float">
            <text:p>3334058</text:p>
          </table:table-cell>
          <table:table-cell office:value-type="float" office:value="0" calcext:value-type="float">
            <text:p>0</text:p>
          </table:table-cell>
          <table:table-cell office:value-type="float" office:value="0.00393530997304582" calcext:value-type="float">
            <text:p>0.003935309973046</text:p>
          </table:table-cell>
          <table:table-cell office:value-type="float" office:value="89866.7924528302" calcext:value-type="float">
            <text:p>89866.7924528302</text:p>
          </table:table-cell>
          <table:table-cell office:value-type="float" office:value="22836.0136986301" calcext:value-type="float">
            <text:p>22836.0136986301</text:p>
          </table:table-cell>
          <table:table-cell office:value-type="float" office:value="0.374386100077432" calcext:value-type="float">
            <text:p>0.374386100077432</text:p>
          </table:table-cell>
          <table:table-cell table:number-columns-repeated="101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5" calcext:value-type="float">
            <text:p>0.5</text:p>
          </table:table-cell>
          <table:table-cell office:value-type="float" office:value="37100" calcext:value-type="float">
            <text:p>37100</text:p>
          </table:table-cell>
          <table:table-cell office:value-type="float" office:value="146" calcext:value-type="float">
            <text:p>146</text:p>
          </table:table-cell>
          <table:table-cell office:value-type="float" office:value="3334058" calcext:value-type="float">
            <text:p>3334058</text:p>
          </table:table-cell>
          <table:table-cell office:value-type="float" office:value="0" calcext:value-type="float">
            <text:p>0</text:p>
          </table:table-cell>
          <table:table-cell office:value-type="float" office:value="0.00393530997304582" calcext:value-type="float">
            <text:p>0.003935309973046</text:p>
          </table:table-cell>
          <table:table-cell office:value-type="float" office:value="89866.7924528302" calcext:value-type="float">
            <text:p>89866.7924528302</text:p>
          </table:table-cell>
          <table:table-cell office:value-type="float" office:value="22836.0136986301" calcext:value-type="float">
            <text:p>22836.0136986301</text:p>
          </table:table-cell>
          <table:table-cell office:value-type="float" office:value="0.374386100077432" calcext:value-type="float">
            <text:p>0.374386100077432</text:p>
          </table:table-cell>
          <table:table-cell table:number-columns-repeated="101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5" calcext:value-type="float">
            <text:p>0.5</text:p>
          </table:table-cell>
          <table:table-cell office:value-type="float" office:value="37100" calcext:value-type="float">
            <text:p>37100</text:p>
          </table:table-cell>
          <table:table-cell office:value-type="float" office:value="146" calcext:value-type="float">
            <text:p>146</text:p>
          </table:table-cell>
          <table:table-cell office:value-type="float" office:value="3334058" calcext:value-type="float">
            <text:p>3334058</text:p>
          </table:table-cell>
          <table:table-cell office:value-type="float" office:value="0" calcext:value-type="float">
            <text:p>0</text:p>
          </table:table-cell>
          <table:table-cell office:value-type="float" office:value="0.00393530997304582" calcext:value-type="float">
            <text:p>0.003935309973046</text:p>
          </table:table-cell>
          <table:table-cell office:value-type="float" office:value="89866.7924528302" calcext:value-type="float">
            <text:p>89866.7924528302</text:p>
          </table:table-cell>
          <table:table-cell office:value-type="float" office:value="22836.0136986301" calcext:value-type="float">
            <text:p>22836.0136986301</text:p>
          </table:table-cell>
          <table:table-cell office:value-type="float" office:value="0.374386100077432" calcext:value-type="float">
            <text:p>0.374386100077432</text:p>
          </table:table-cell>
          <table:table-cell table:number-columns-repeated="101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5" calcext:value-type="float">
            <text:p>0.5</text:p>
          </table:table-cell>
          <table:table-cell office:value-type="float" office:value="37100" calcext:value-type="float">
            <text:p>37100</text:p>
          </table:table-cell>
          <table:table-cell office:value-type="float" office:value="146" calcext:value-type="float">
            <text:p>146</text:p>
          </table:table-cell>
          <table:table-cell office:value-type="float" office:value="3334058" calcext:value-type="float">
            <text:p>3334058</text:p>
          </table:table-cell>
          <table:table-cell office:value-type="float" office:value="0" calcext:value-type="float">
            <text:p>0</text:p>
          </table:table-cell>
          <table:table-cell office:value-type="float" office:value="0.00393530997304582" calcext:value-type="float">
            <text:p>0.003935309973046</text:p>
          </table:table-cell>
          <table:table-cell office:value-type="float" office:value="89866.7924528302" calcext:value-type="float">
            <text:p>89866.7924528302</text:p>
          </table:table-cell>
          <table:table-cell office:value-type="float" office:value="22836.0136986301" calcext:value-type="float">
            <text:p>22836.0136986301</text:p>
          </table:table-cell>
          <table:table-cell office:value-type="float" office:value="0.374386100077432" calcext:value-type="float">
            <text:p>0.374386100077432</text:p>
          </table:table-cell>
          <table:table-cell table:number-columns-repeated="101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5" calcext:value-type="float">
            <text:p>0.5</text:p>
          </table:table-cell>
          <table:table-cell office:value-type="float" office:value="37100" calcext:value-type="float">
            <text:p>37100</text:p>
          </table:table-cell>
          <table:table-cell office:value-type="float" office:value="146" calcext:value-type="float">
            <text:p>146</text:p>
          </table:table-cell>
          <table:table-cell office:value-type="float" office:value="3334058" calcext:value-type="float">
            <text:p>3334058</text:p>
          </table:table-cell>
          <table:table-cell office:value-type="float" office:value="0" calcext:value-type="float">
            <text:p>0</text:p>
          </table:table-cell>
          <table:table-cell office:value-type="float" office:value="0.00393530997304582" calcext:value-type="float">
            <text:p>0.003935309973046</text:p>
          </table:table-cell>
          <table:table-cell office:value-type="float" office:value="89866.7924528302" calcext:value-type="float">
            <text:p>89866.7924528302</text:p>
          </table:table-cell>
          <table:table-cell office:value-type="float" office:value="22836.0136986301" calcext:value-type="float">
            <text:p>22836.0136986301</text:p>
          </table:table-cell>
          <table:table-cell office:value-type="float" office:value="0.374386100077432" calcext:value-type="float">
            <text:p>0.374386100077432</text:p>
          </table:table-cell>
          <table:table-cell table:number-columns-repeated="101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float" office:value="37100" calcext:value-type="float">
            <text:p>37100</text:p>
          </table:table-cell>
          <table:table-cell office:value-type="float" office:value="146" calcext:value-type="float">
            <text:p>146</text:p>
          </table:table-cell>
          <table:table-cell office:value-type="float" office:value="3334058" calcext:value-type="float">
            <text:p>3334058</text:p>
          </table:table-cell>
          <table:table-cell office:value-type="float" office:value="0" calcext:value-type="float">
            <text:p>0</text:p>
          </table:table-cell>
          <table:table-cell office:value-type="float" office:value="0.00393530997304582" calcext:value-type="float">
            <text:p>0.003935309973046</text:p>
          </table:table-cell>
          <table:table-cell office:value-type="float" office:value="89866.7924528302" calcext:value-type="float">
            <text:p>89866.7924528302</text:p>
          </table:table-cell>
          <table:table-cell office:value-type="float" office:value="22836.0136986301" calcext:value-type="float">
            <text:p>22836.0136986301</text:p>
          </table:table-cell>
          <table:table-cell office:value-type="float" office:value="0.374386100077432" calcext:value-type="float">
            <text:p>0.374386100077432</text:p>
          </table:table-cell>
          <table:table-cell table:number-columns-repeated="101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5" calcext:value-type="float">
            <text:p>0.5</text:p>
          </table:table-cell>
          <table:table-cell office:value-type="float" office:value="37100" calcext:value-type="float">
            <text:p>37100</text:p>
          </table:table-cell>
          <table:table-cell office:value-type="float" office:value="146" calcext:value-type="float">
            <text:p>146</text:p>
          </table:table-cell>
          <table:table-cell office:value-type="float" office:value="3334058" calcext:value-type="float">
            <text:p>3334058</text:p>
          </table:table-cell>
          <table:table-cell office:value-type="float" office:value="0" calcext:value-type="float">
            <text:p>0</text:p>
          </table:table-cell>
          <table:table-cell office:value-type="float" office:value="0.00393530997304582" calcext:value-type="float">
            <text:p>0.003935309973046</text:p>
          </table:table-cell>
          <table:table-cell office:value-type="float" office:value="89866.7924528302" calcext:value-type="float">
            <text:p>89866.7924528302</text:p>
          </table:table-cell>
          <table:table-cell office:value-type="float" office:value="22836.0136986301" calcext:value-type="float">
            <text:p>22836.0136986301</text:p>
          </table:table-cell>
          <table:table-cell office:value-type="float" office:value="0.374386100077432" calcext:value-type="float">
            <text:p>0.374386100077432</text:p>
          </table:table-cell>
          <table:table-cell table:number-columns-repeated="101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5" calcext:value-type="float">
            <text:p>0.5</text:p>
          </table:table-cell>
          <table:table-cell office:value-type="float" office:value="37100" calcext:value-type="float">
            <text:p>37100</text:p>
          </table:table-cell>
          <table:table-cell office:value-type="float" office:value="146" calcext:value-type="float">
            <text:p>146</text:p>
          </table:table-cell>
          <table:table-cell office:value-type="float" office:value="3334058" calcext:value-type="float">
            <text:p>3334058</text:p>
          </table:table-cell>
          <table:table-cell office:value-type="float" office:value="0" calcext:value-type="float">
            <text:p>0</text:p>
          </table:table-cell>
          <table:table-cell office:value-type="float" office:value="0.00393530997304582" calcext:value-type="float">
            <text:p>0.003935309973046</text:p>
          </table:table-cell>
          <table:table-cell office:value-type="float" office:value="89866.7924528302" calcext:value-type="float">
            <text:p>89866.7924528302</text:p>
          </table:table-cell>
          <table:table-cell office:value-type="float" office:value="22836.0136986301" calcext:value-type="float">
            <text:p>22836.0136986301</text:p>
          </table:table-cell>
          <table:table-cell office:value-type="float" office:value="0.374386100077432" calcext:value-type="float">
            <text:p>0.374386100077432</text:p>
          </table:table-cell>
          <table:table-cell table:number-columns-repeated="101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5" calcext:value-type="float">
            <text:p>0.5</text:p>
          </table:table-cell>
          <table:table-cell office:value-type="float" office:value="37100" calcext:value-type="float">
            <text:p>37100</text:p>
          </table:table-cell>
          <table:table-cell office:value-type="float" office:value="146" calcext:value-type="float">
            <text:p>146</text:p>
          </table:table-cell>
          <table:table-cell office:value-type="float" office:value="3334058" calcext:value-type="float">
            <text:p>3334058</text:p>
          </table:table-cell>
          <table:table-cell office:value-type="float" office:value="0" calcext:value-type="float">
            <text:p>0</text:p>
          </table:table-cell>
          <table:table-cell office:value-type="float" office:value="0.00393530997304582" calcext:value-type="float">
            <text:p>0.003935309973046</text:p>
          </table:table-cell>
          <table:table-cell office:value-type="float" office:value="89866.7924528302" calcext:value-type="float">
            <text:p>89866.7924528302</text:p>
          </table:table-cell>
          <table:table-cell office:value-type="float" office:value="22836.0136986301" calcext:value-type="float">
            <text:p>22836.0136986301</text:p>
          </table:table-cell>
          <table:table-cell office:value-type="float" office:value="0.374386100077432" calcext:value-type="float">
            <text:p>0.374386100077432</text:p>
          </table:table-cell>
          <table:table-cell table:number-columns-repeated="101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5" calcext:value-type="float">
            <text:p>0.5</text:p>
          </table:table-cell>
          <table:table-cell office:value-type="float" office:value="37100" calcext:value-type="float">
            <text:p>37100</text:p>
          </table:table-cell>
          <table:table-cell office:value-type="float" office:value="146" calcext:value-type="float">
            <text:p>146</text:p>
          </table:table-cell>
          <table:table-cell office:value-type="float" office:value="3334058" calcext:value-type="float">
            <text:p>3334058</text:p>
          </table:table-cell>
          <table:table-cell office:value-type="float" office:value="0" calcext:value-type="float">
            <text:p>0</text:p>
          </table:table-cell>
          <table:table-cell office:value-type="float" office:value="0.00393530997304582" calcext:value-type="float">
            <text:p>0.003935309973046</text:p>
          </table:table-cell>
          <table:table-cell office:value-type="float" office:value="89866.7924528302" calcext:value-type="float">
            <text:p>89866.7924528302</text:p>
          </table:table-cell>
          <table:table-cell office:value-type="float" office:value="22836.0136986301" calcext:value-type="float">
            <text:p>22836.0136986301</text:p>
          </table:table-cell>
          <table:table-cell office:value-type="float" office:value="0.374386100077432" calcext:value-type="float">
            <text:p>0.374386100077432</text:p>
          </table:table-cell>
          <table:table-cell table:number-columns-repeated="101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5" calcext:value-type="float">
            <text:p>0.5</text:p>
          </table:table-cell>
          <table:table-cell office:value-type="float" office:value="37100" calcext:value-type="float">
            <text:p>37100</text:p>
          </table:table-cell>
          <table:table-cell office:value-type="float" office:value="146" calcext:value-type="float">
            <text:p>146</text:p>
          </table:table-cell>
          <table:table-cell office:value-type="float" office:value="3334058" calcext:value-type="float">
            <text:p>3334058</text:p>
          </table:table-cell>
          <table:table-cell office:value-type="float" office:value="0" calcext:value-type="float">
            <text:p>0</text:p>
          </table:table-cell>
          <table:table-cell office:value-type="float" office:value="0.00393530997304582" calcext:value-type="float">
            <text:p>0.003935309973046</text:p>
          </table:table-cell>
          <table:table-cell office:value-type="float" office:value="89866.7924528302" calcext:value-type="float">
            <text:p>89866.7924528302</text:p>
          </table:table-cell>
          <table:table-cell office:value-type="float" office:value="22836.0136986301" calcext:value-type="float">
            <text:p>22836.0136986301</text:p>
          </table:table-cell>
          <table:table-cell office:value-type="float" office:value="0.374386100077432" calcext:value-type="float">
            <text:p>0.374386100077432</text:p>
          </table:table-cell>
          <table:table-cell table:number-columns-repeated="101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5" calcext:value-type="float">
            <text:p>0.5</text:p>
          </table:table-cell>
          <table:table-cell office:value-type="float" office:value="37100" calcext:value-type="float">
            <text:p>37100</text:p>
          </table:table-cell>
          <table:table-cell office:value-type="float" office:value="146" calcext:value-type="float">
            <text:p>146</text:p>
          </table:table-cell>
          <table:table-cell office:value-type="float" office:value="3334058" calcext:value-type="float">
            <text:p>3334058</text:p>
          </table:table-cell>
          <table:table-cell office:value-type="float" office:value="0" calcext:value-type="float">
            <text:p>0</text:p>
          </table:table-cell>
          <table:table-cell office:value-type="float" office:value="0.00393530997304582" calcext:value-type="float">
            <text:p>0.003935309973046</text:p>
          </table:table-cell>
          <table:table-cell office:value-type="float" office:value="89866.7924528302" calcext:value-type="float">
            <text:p>89866.7924528302</text:p>
          </table:table-cell>
          <table:table-cell office:value-type="float" office:value="22836.0136986301" calcext:value-type="float">
            <text:p>22836.0136986301</text:p>
          </table:table-cell>
          <table:table-cell office:value-type="float" office:value="0.374386100077432" calcext:value-type="float">
            <text:p>0.374386100077432</text:p>
          </table:table-cell>
          <table:table-cell table:number-columns-repeated="101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5" calcext:value-type="float">
            <text:p>0.5</text:p>
          </table:table-cell>
          <table:table-cell office:value-type="float" office:value="37100" calcext:value-type="float">
            <text:p>37100</text:p>
          </table:table-cell>
          <table:table-cell office:value-type="float" office:value="146" calcext:value-type="float">
            <text:p>146</text:p>
          </table:table-cell>
          <table:table-cell office:value-type="float" office:value="3334058" calcext:value-type="float">
            <text:p>3334058</text:p>
          </table:table-cell>
          <table:table-cell office:value-type="float" office:value="0" calcext:value-type="float">
            <text:p>0</text:p>
          </table:table-cell>
          <table:table-cell office:value-type="float" office:value="0.00393530997304582" calcext:value-type="float">
            <text:p>0.003935309973046</text:p>
          </table:table-cell>
          <table:table-cell office:value-type="float" office:value="89866.7924528302" calcext:value-type="float">
            <text:p>89866.7924528302</text:p>
          </table:table-cell>
          <table:table-cell office:value-type="float" office:value="22836.0136986301" calcext:value-type="float">
            <text:p>22836.0136986301</text:p>
          </table:table-cell>
          <table:table-cell office:value-type="float" office:value="0.374386100077432" calcext:value-type="float">
            <text:p>0.374386100077432</text:p>
          </table:table-cell>
          <table:table-cell table:number-columns-repeated="101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5" calcext:value-type="float">
            <text:p>0.5</text:p>
          </table:table-cell>
          <table:table-cell office:value-type="float" office:value="37100" calcext:value-type="float">
            <text:p>37100</text:p>
          </table:table-cell>
          <table:table-cell office:value-type="float" office:value="146" calcext:value-type="float">
            <text:p>146</text:p>
          </table:table-cell>
          <table:table-cell office:value-type="float" office:value="3334058" calcext:value-type="float">
            <text:p>3334058</text:p>
          </table:table-cell>
          <table:table-cell office:value-type="float" office:value="0" calcext:value-type="float">
            <text:p>0</text:p>
          </table:table-cell>
          <table:table-cell office:value-type="float" office:value="0.00393530997304582" calcext:value-type="float">
            <text:p>0.003935309973046</text:p>
          </table:table-cell>
          <table:table-cell office:value-type="float" office:value="89866.7924528302" calcext:value-type="float">
            <text:p>89866.7924528302</text:p>
          </table:table-cell>
          <table:table-cell office:value-type="float" office:value="22836.0136986301" calcext:value-type="float">
            <text:p>22836.0136986301</text:p>
          </table:table-cell>
          <table:table-cell office:value-type="float" office:value="0.374386100077432" calcext:value-type="float">
            <text:p>0.374386100077432</text:p>
          </table:table-cell>
          <table:table-cell table:number-columns-repeated="101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5" calcext:value-type="float">
            <text:p>0.5</text:p>
          </table:table-cell>
          <table:table-cell office:value-type="float" office:value="37100" calcext:value-type="float">
            <text:p>37100</text:p>
          </table:table-cell>
          <table:table-cell office:value-type="float" office:value="146" calcext:value-type="float">
            <text:p>146</text:p>
          </table:table-cell>
          <table:table-cell office:value-type="float" office:value="3334058" calcext:value-type="float">
            <text:p>3334058</text:p>
          </table:table-cell>
          <table:table-cell office:value-type="float" office:value="0" calcext:value-type="float">
            <text:p>0</text:p>
          </table:table-cell>
          <table:table-cell office:value-type="float" office:value="0.00393530997304582" calcext:value-type="float">
            <text:p>0.003935309973046</text:p>
          </table:table-cell>
          <table:table-cell office:value-type="float" office:value="89866.7924528302" calcext:value-type="float">
            <text:p>89866.7924528302</text:p>
          </table:table-cell>
          <table:table-cell office:value-type="float" office:value="22836.0136986301" calcext:value-type="float">
            <text:p>22836.0136986301</text:p>
          </table:table-cell>
          <table:table-cell office:value-type="float" office:value="0.374386100077432" calcext:value-type="float">
            <text:p>0.374386100077432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5" calcext:value-type="float">
            <text:p>0.55</text:p>
          </table:table-cell>
          <table:table-cell office:value-type="float" office:value="27148" calcext:value-type="float">
            <text:p>27148</text:p>
          </table:table-cell>
          <table:table-cell office:value-type="float" office:value="132" calcext:value-type="float">
            <text:p>132</text:p>
          </table:table-cell>
          <table:table-cell office:value-type="float" office:value="2011356" calcext:value-type="float">
            <text:p>2011356</text:p>
          </table:table-cell>
          <table:table-cell office:value-type="float" office:value="0" calcext:value-type="float">
            <text:p>0</text:p>
          </table:table-cell>
          <table:table-cell office:value-type="float" office:value="0.00486223662884927" calcext:value-type="float">
            <text:p>0.004862236628849</text:p>
          </table:table-cell>
          <table:table-cell office:value-type="float" office:value="74088.5516428466" calcext:value-type="float">
            <text:p>74088.5516428466</text:p>
          </table:table-cell>
          <table:table-cell office:value-type="float" office:value="15237.5454545455" calcext:value-type="float">
            <text:p>15237.5454545455</text:p>
          </table:table-cell>
          <table:table-cell office:value-type="float" office:value="0.366340270314425" calcext:value-type="float">
            <text:p>0.366340270314425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5" calcext:value-type="float">
            <text:p>0.55</text:p>
          </table:table-cell>
          <table:table-cell office:value-type="float" office:value="28859" calcext:value-type="float">
            <text:p>28859</text:p>
          </table:table-cell>
          <table:table-cell office:value-type="float" office:value="138" calcext:value-type="float">
            <text:p>138</text:p>
          </table:table-cell>
          <table:table-cell office:value-type="float" office:value="2342782" calcext:value-type="float">
            <text:p>2342782</text:p>
          </table:table-cell>
          <table:table-cell office:value-type="float" office:value="0" calcext:value-type="float">
            <text:p>0</text:p>
          </table:table-cell>
          <table:table-cell office:value-type="float" office:value="0.00478187047368239" calcext:value-type="float">
            <text:p>0.004781870473682</text:p>
          </table:table-cell>
          <table:table-cell office:value-type="float" office:value="81180.2903773519" calcext:value-type="float">
            <text:p>81180.2903773519</text:p>
          </table:table-cell>
          <table:table-cell office:value-type="float" office:value="16976.6811594203" calcext:value-type="float">
            <text:p>16976.6811594203</text:p>
          </table:table-cell>
          <table:table-cell office:value-type="float" office:value="0.371830497418659" calcext:value-type="float">
            <text:p>0.371830497418659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5" calcext:value-type="float">
            <text:p>0.55</text:p>
          </table:table-cell>
          <table:table-cell office:value-type="float" office:value="29752" calcext:value-type="float">
            <text:p>29752</text:p>
          </table:table-cell>
          <table:table-cell office:value-type="float" office:value="139" calcext:value-type="float">
            <text:p>139</text:p>
          </table:table-cell>
          <table:table-cell office:value-type="float" office:value="2537952" calcext:value-type="float">
            <text:p>2537952</text:p>
          </table:table-cell>
          <table:table-cell office:value-type="float" office:value="0" calcext:value-type="float">
            <text:p>0</text:p>
          </table:table-cell>
          <table:table-cell office:value-type="float" office:value="0.00467195482656628" calcext:value-type="float">
            <text:p>0.004671954826566</text:p>
          </table:table-cell>
          <table:table-cell office:value-type="float" office:value="85303.5762301694" calcext:value-type="float">
            <text:p>85303.5762301694</text:p>
          </table:table-cell>
          <table:table-cell office:value-type="float" office:value="18258.6474820144" calcext:value-type="float">
            <text:p>18258.6474820144</text:p>
          </table:table-cell>
          <table:table-cell office:value-type="float" office:value="0.371577815958738" calcext:value-type="float">
            <text:p>0.371577815958738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5" calcext:value-type="float">
            <text:p>0.55</text:p>
          </table:table-cell>
          <table:table-cell office:value-type="float" office:value="30300" calcext:value-type="float">
            <text:p>30300</text:p>
          </table:table-cell>
          <table:table-cell office:value-type="float" office:value="141" calcext:value-type="float">
            <text:p>141</text:p>
          </table:table-cell>
          <table:table-cell office:value-type="float" office:value="2669503" calcext:value-type="float">
            <text:p>2669503</text:p>
          </table:table-cell>
          <table:table-cell office:value-type="float" office:value="0" calcext:value-type="float">
            <text:p>0</text:p>
          </table:table-cell>
          <table:table-cell office:value-type="float" office:value="0.00465346534653465" calcext:value-type="float">
            <text:p>0.004653465346535</text:p>
          </table:table-cell>
          <table:table-cell office:value-type="float" office:value="88102.4092409241" calcext:value-type="float">
            <text:p>88102.4092409241</text:p>
          </table:table-cell>
          <table:table-cell office:value-type="float" office:value="18932.6453900709" calcext:value-type="float">
            <text:p>18932.6453900709</text:p>
          </table:table-cell>
          <table:table-cell office:value-type="float" office:value="0.373243435945995" calcext:value-type="float">
            <text:p>0.373243435945995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5" calcext:value-type="float">
            <text:p>0.55</text:p>
          </table:table-cell>
          <table:table-cell office:value-type="float" office:value="30585" calcext:value-type="float">
            <text:p>30585</text:p>
          </table:table-cell>
          <table:table-cell office:value-type="float" office:value="141" calcext:value-type="float">
            <text:p>141</text:p>
          </table:table-cell>
          <table:table-cell office:value-type="float" office:value="2744472" calcext:value-type="float">
            <text:p>2744472</text:p>
          </table:table-cell>
          <table:table-cell office:value-type="float" office:value="0" calcext:value-type="float">
            <text:p>0</text:p>
          </table:table-cell>
          <table:table-cell office:value-type="float" office:value="0.00461010299166258" calcext:value-type="float">
            <text:p>0.004610102991663</text:p>
          </table:table-cell>
          <table:table-cell office:value-type="float" office:value="89732.6140264836" calcext:value-type="float">
            <text:p>89732.6140264836</text:p>
          </table:table-cell>
          <table:table-cell office:value-type="float" office:value="19464.3404255319" calcext:value-type="float">
            <text:p>19464.3404255319</text:p>
          </table:table-cell>
          <table:table-cell office:value-type="float" office:value="0.372622002768559" calcext:value-type="float">
            <text:p>0.372622002768559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5" calcext:value-type="float">
            <text:p>0.55</text:p>
          </table:table-cell>
          <table:table-cell office:value-type="float" office:value="30705" calcext:value-type="float">
            <text:p>30705</text:p>
          </table:table-cell>
          <table:table-cell office:value-type="float" office:value="142" calcext:value-type="float">
            <text:p>142</text:p>
          </table:table-cell>
          <table:table-cell office:value-type="float" office:value="2777680" calcext:value-type="float">
            <text:p>2777680</text:p>
          </table:table-cell>
          <table:table-cell office:value-type="float" office:value="0" calcext:value-type="float">
            <text:p>0</text:p>
          </table:table-cell>
          <table:table-cell office:value-type="float" office:value="0.00462465396515226" calcext:value-type="float">
            <text:p>0.004624653965152</text:p>
          </table:table-cell>
          <table:table-cell office:value-type="float" office:value="90463.4424360853" calcext:value-type="float">
            <text:p>90463.4424360853</text:p>
          </table:table-cell>
          <table:table-cell office:value-type="float" office:value="19561.1267605634" calcext:value-type="float">
            <text:p>19561.1267605634</text:p>
          </table:table-cell>
          <table:table-cell office:value-type="float" office:value="0.37372725061894" calcext:value-type="float">
            <text:p>0.37372725061894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5" calcext:value-type="float">
            <text:p>0.55</text:p>
          </table:table-cell>
          <table:table-cell office:value-type="float" office:value="30739" calcext:value-type="float">
            <text:p>30739</text:p>
          </table:table-cell>
          <table:table-cell office:value-type="float" office:value="142" calcext:value-type="float">
            <text:p>142</text:p>
          </table:table-cell>
          <table:table-cell office:value-type="float" office:value="2787650" calcext:value-type="float">
            <text:p>2787650</text:p>
          </table:table-cell>
          <table:table-cell office:value-type="float" office:value="0" calcext:value-type="float">
            <text:p>0</text:p>
          </table:table-cell>
          <table:table-cell office:value-type="float" office:value="0.00461953869676958" calcext:value-type="float">
            <text:p>0.00461953869677</text:p>
          </table:table-cell>
          <table:table-cell office:value-type="float" office:value="90687.7256904909" calcext:value-type="float">
            <text:p>90687.7256904909</text:p>
          </table:table-cell>
          <table:table-cell office:value-type="float" office:value="19631.338028169" calcext:value-type="float">
            <text:p>19631.338028169</text:p>
          </table:table-cell>
          <table:table-cell office:value-type="float" office:value="0.373644932984748" calcext:value-type="float">
            <text:p>0.373644932984748</text:p>
          </table:table-cell>
          <table:table-cell table:number-columns-repeated="101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5" calcext:value-type="float">
            <text:p>0.55</text:p>
          </table:table-cell>
          <table:table-cell office:value-type="float" office:value="30739" calcext:value-type="float">
            <text:p>30739</text:p>
          </table:table-cell>
          <table:table-cell office:value-type="float" office:value="142" calcext:value-type="float">
            <text:p>142</text:p>
          </table:table-cell>
          <table:table-cell office:value-type="float" office:value="2787650" calcext:value-type="float">
            <text:p>2787650</text:p>
          </table:table-cell>
          <table:table-cell office:value-type="float" office:value="0" calcext:value-type="float">
            <text:p>0</text:p>
          </table:table-cell>
          <table:table-cell office:value-type="float" office:value="0.00461953869676958" calcext:value-type="float">
            <text:p>0.00461953869677</text:p>
          </table:table-cell>
          <table:table-cell office:value-type="float" office:value="90687.7256904909" calcext:value-type="float">
            <text:p>90687.7256904909</text:p>
          </table:table-cell>
          <table:table-cell office:value-type="float" office:value="19631.338028169" calcext:value-type="float">
            <text:p>19631.338028169</text:p>
          </table:table-cell>
          <table:table-cell office:value-type="float" office:value="0.373644932984748" calcext:value-type="float">
            <text:p>0.373644932984748</text:p>
          </table:table-cell>
          <table:table-cell table:number-columns-repeated="101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55" calcext:value-type="float">
            <text:p>0.55</text:p>
          </table:table-cell>
          <table:table-cell office:value-type="float" office:value="30739" calcext:value-type="float">
            <text:p>30739</text:p>
          </table:table-cell>
          <table:table-cell office:value-type="float" office:value="142" calcext:value-type="float">
            <text:p>142</text:p>
          </table:table-cell>
          <table:table-cell office:value-type="float" office:value="2787650" calcext:value-type="float">
            <text:p>2787650</text:p>
          </table:table-cell>
          <table:table-cell office:value-type="float" office:value="0" calcext:value-type="float">
            <text:p>0</text:p>
          </table:table-cell>
          <table:table-cell office:value-type="float" office:value="0.00461953869676958" calcext:value-type="float">
            <text:p>0.00461953869677</text:p>
          </table:table-cell>
          <table:table-cell office:value-type="float" office:value="90687.7256904909" calcext:value-type="float">
            <text:p>90687.7256904909</text:p>
          </table:table-cell>
          <table:table-cell office:value-type="float" office:value="19631.338028169" calcext:value-type="float">
            <text:p>19631.338028169</text:p>
          </table:table-cell>
          <table:table-cell office:value-type="float" office:value="0.373644932984748" calcext:value-type="float">
            <text:p>0.373644932984748</text:p>
          </table:table-cell>
          <table:table-cell table:number-columns-repeated="101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55" calcext:value-type="float">
            <text:p>0.55</text:p>
          </table:table-cell>
          <table:table-cell office:value-type="float" office:value="30739" calcext:value-type="float">
            <text:p>30739</text:p>
          </table:table-cell>
          <table:table-cell office:value-type="float" office:value="142" calcext:value-type="float">
            <text:p>142</text:p>
          </table:table-cell>
          <table:table-cell office:value-type="float" office:value="2787650" calcext:value-type="float">
            <text:p>2787650</text:p>
          </table:table-cell>
          <table:table-cell office:value-type="float" office:value="0" calcext:value-type="float">
            <text:p>0</text:p>
          </table:table-cell>
          <table:table-cell office:value-type="float" office:value="0.00461953869676958" calcext:value-type="float">
            <text:p>0.00461953869677</text:p>
          </table:table-cell>
          <table:table-cell office:value-type="float" office:value="90687.7256904909" calcext:value-type="float">
            <text:p>90687.7256904909</text:p>
          </table:table-cell>
          <table:table-cell office:value-type="float" office:value="19631.338028169" calcext:value-type="float">
            <text:p>19631.338028169</text:p>
          </table:table-cell>
          <table:table-cell office:value-type="float" office:value="0.373644932984748" calcext:value-type="float">
            <text:p>0.373644932984748</text:p>
          </table:table-cell>
          <table:table-cell table:number-columns-repeated="10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55" calcext:value-type="float">
            <text:p>0.55</text:p>
          </table:table-cell>
          <table:table-cell office:value-type="float" office:value="30739" calcext:value-type="float">
            <text:p>30739</text:p>
          </table:table-cell>
          <table:table-cell office:value-type="float" office:value="142" calcext:value-type="float">
            <text:p>142</text:p>
          </table:table-cell>
          <table:table-cell office:value-type="float" office:value="2787650" calcext:value-type="float">
            <text:p>2787650</text:p>
          </table:table-cell>
          <table:table-cell office:value-type="float" office:value="0" calcext:value-type="float">
            <text:p>0</text:p>
          </table:table-cell>
          <table:table-cell office:value-type="float" office:value="0.00461953869676958" calcext:value-type="float">
            <text:p>0.00461953869677</text:p>
          </table:table-cell>
          <table:table-cell office:value-type="float" office:value="90687.7256904909" calcext:value-type="float">
            <text:p>90687.7256904909</text:p>
          </table:table-cell>
          <table:table-cell office:value-type="float" office:value="19631.338028169" calcext:value-type="float">
            <text:p>19631.338028169</text:p>
          </table:table-cell>
          <table:table-cell office:value-type="float" office:value="0.373644932984748" calcext:value-type="float">
            <text:p>0.373644932984748</text:p>
          </table:table-cell>
          <table:table-cell table:number-columns-repeated="101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55" calcext:value-type="float">
            <text:p>0.55</text:p>
          </table:table-cell>
          <table:table-cell office:value-type="float" office:value="30739" calcext:value-type="float">
            <text:p>30739</text:p>
          </table:table-cell>
          <table:table-cell office:value-type="float" office:value="142" calcext:value-type="float">
            <text:p>142</text:p>
          </table:table-cell>
          <table:table-cell office:value-type="float" office:value="2787650" calcext:value-type="float">
            <text:p>2787650</text:p>
          </table:table-cell>
          <table:table-cell office:value-type="float" office:value="0" calcext:value-type="float">
            <text:p>0</text:p>
          </table:table-cell>
          <table:table-cell office:value-type="float" office:value="0.00461953869676958" calcext:value-type="float">
            <text:p>0.00461953869677</text:p>
          </table:table-cell>
          <table:table-cell office:value-type="float" office:value="90687.7256904909" calcext:value-type="float">
            <text:p>90687.7256904909</text:p>
          </table:table-cell>
          <table:table-cell office:value-type="float" office:value="19631.338028169" calcext:value-type="float">
            <text:p>19631.338028169</text:p>
          </table:table-cell>
          <table:table-cell office:value-type="float" office:value="0.373644932984748" calcext:value-type="float">
            <text:p>0.373644932984748</text:p>
          </table:table-cell>
          <table:table-cell table:number-columns-repeated="101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55" calcext:value-type="float">
            <text:p>0.55</text:p>
          </table:table-cell>
          <table:table-cell office:value-type="float" office:value="30739" calcext:value-type="float">
            <text:p>30739</text:p>
          </table:table-cell>
          <table:table-cell office:value-type="float" office:value="142" calcext:value-type="float">
            <text:p>142</text:p>
          </table:table-cell>
          <table:table-cell office:value-type="float" office:value="2787650" calcext:value-type="float">
            <text:p>2787650</text:p>
          </table:table-cell>
          <table:table-cell office:value-type="float" office:value="0" calcext:value-type="float">
            <text:p>0</text:p>
          </table:table-cell>
          <table:table-cell office:value-type="float" office:value="0.00461953869676958" calcext:value-type="float">
            <text:p>0.00461953869677</text:p>
          </table:table-cell>
          <table:table-cell office:value-type="float" office:value="90687.7256904909" calcext:value-type="float">
            <text:p>90687.7256904909</text:p>
          </table:table-cell>
          <table:table-cell office:value-type="float" office:value="19631.338028169" calcext:value-type="float">
            <text:p>19631.338028169</text:p>
          </table:table-cell>
          <table:table-cell office:value-type="float" office:value="0.373644932984748" calcext:value-type="float">
            <text:p>0.373644932984748</text:p>
          </table:table-cell>
          <table:table-cell table:number-columns-repeated="101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55" calcext:value-type="float">
            <text:p>0.55</text:p>
          </table:table-cell>
          <table:table-cell office:value-type="float" office:value="30739" calcext:value-type="float">
            <text:p>30739</text:p>
          </table:table-cell>
          <table:table-cell office:value-type="float" office:value="142" calcext:value-type="float">
            <text:p>142</text:p>
          </table:table-cell>
          <table:table-cell office:value-type="float" office:value="2787650" calcext:value-type="float">
            <text:p>2787650</text:p>
          </table:table-cell>
          <table:table-cell office:value-type="float" office:value="0" calcext:value-type="float">
            <text:p>0</text:p>
          </table:table-cell>
          <table:table-cell office:value-type="float" office:value="0.00461953869676958" calcext:value-type="float">
            <text:p>0.00461953869677</text:p>
          </table:table-cell>
          <table:table-cell office:value-type="float" office:value="90687.7256904909" calcext:value-type="float">
            <text:p>90687.7256904909</text:p>
          </table:table-cell>
          <table:table-cell office:value-type="float" office:value="19631.338028169" calcext:value-type="float">
            <text:p>19631.338028169</text:p>
          </table:table-cell>
          <table:table-cell office:value-type="float" office:value="0.373644932984748" calcext:value-type="float">
            <text:p>0.373644932984748</text:p>
          </table:table-cell>
          <table:table-cell table:number-columns-repeated="101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55" calcext:value-type="float">
            <text:p>0.55</text:p>
          </table:table-cell>
          <table:table-cell office:value-type="float" office:value="30739" calcext:value-type="float">
            <text:p>30739</text:p>
          </table:table-cell>
          <table:table-cell office:value-type="float" office:value="142" calcext:value-type="float">
            <text:p>142</text:p>
          </table:table-cell>
          <table:table-cell office:value-type="float" office:value="2787650" calcext:value-type="float">
            <text:p>2787650</text:p>
          </table:table-cell>
          <table:table-cell office:value-type="float" office:value="0" calcext:value-type="float">
            <text:p>0</text:p>
          </table:table-cell>
          <table:table-cell office:value-type="float" office:value="0.00461953869676958" calcext:value-type="float">
            <text:p>0.00461953869677</text:p>
          </table:table-cell>
          <table:table-cell office:value-type="float" office:value="90687.7256904909" calcext:value-type="float">
            <text:p>90687.7256904909</text:p>
          </table:table-cell>
          <table:table-cell office:value-type="float" office:value="19631.338028169" calcext:value-type="float">
            <text:p>19631.338028169</text:p>
          </table:table-cell>
          <table:table-cell office:value-type="float" office:value="0.373644932984748" calcext:value-type="float">
            <text:p>0.373644932984748</text:p>
          </table:table-cell>
          <table:table-cell table:number-columns-repeated="10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5" calcext:value-type="float">
            <text:p>0.55</text:p>
          </table:table-cell>
          <table:table-cell office:value-type="float" office:value="30739" calcext:value-type="float">
            <text:p>30739</text:p>
          </table:table-cell>
          <table:table-cell office:value-type="float" office:value="142" calcext:value-type="float">
            <text:p>142</text:p>
          </table:table-cell>
          <table:table-cell office:value-type="float" office:value="2787650" calcext:value-type="float">
            <text:p>2787650</text:p>
          </table:table-cell>
          <table:table-cell office:value-type="float" office:value="0" calcext:value-type="float">
            <text:p>0</text:p>
          </table:table-cell>
          <table:table-cell office:value-type="float" office:value="0.00461953869676958" calcext:value-type="float">
            <text:p>0.00461953869677</text:p>
          </table:table-cell>
          <table:table-cell office:value-type="float" office:value="90687.7256904909" calcext:value-type="float">
            <text:p>90687.7256904909</text:p>
          </table:table-cell>
          <table:table-cell office:value-type="float" office:value="19631.338028169" calcext:value-type="float">
            <text:p>19631.338028169</text:p>
          </table:table-cell>
          <table:table-cell office:value-type="float" office:value="0.373644932984748" calcext:value-type="float">
            <text:p>0.373644932984748</text:p>
          </table:table-cell>
          <table:table-cell table:number-columns-repeated="101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55" calcext:value-type="float">
            <text:p>0.55</text:p>
          </table:table-cell>
          <table:table-cell office:value-type="float" office:value="30739" calcext:value-type="float">
            <text:p>30739</text:p>
          </table:table-cell>
          <table:table-cell office:value-type="float" office:value="142" calcext:value-type="float">
            <text:p>142</text:p>
          </table:table-cell>
          <table:table-cell office:value-type="float" office:value="2787650" calcext:value-type="float">
            <text:p>2787650</text:p>
          </table:table-cell>
          <table:table-cell office:value-type="float" office:value="0" calcext:value-type="float">
            <text:p>0</text:p>
          </table:table-cell>
          <table:table-cell office:value-type="float" office:value="0.00461953869676958" calcext:value-type="float">
            <text:p>0.00461953869677</text:p>
          </table:table-cell>
          <table:table-cell office:value-type="float" office:value="90687.7256904909" calcext:value-type="float">
            <text:p>90687.7256904909</text:p>
          </table:table-cell>
          <table:table-cell office:value-type="float" office:value="19631.338028169" calcext:value-type="float">
            <text:p>19631.338028169</text:p>
          </table:table-cell>
          <table:table-cell office:value-type="float" office:value="0.373644932984748" calcext:value-type="float">
            <text:p>0.373644932984748</text:p>
          </table:table-cell>
          <table:table-cell table:number-columns-repeated="101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55" calcext:value-type="float">
            <text:p>0.55</text:p>
          </table:table-cell>
          <table:table-cell office:value-type="float" office:value="30739" calcext:value-type="float">
            <text:p>30739</text:p>
          </table:table-cell>
          <table:table-cell office:value-type="float" office:value="142" calcext:value-type="float">
            <text:p>142</text:p>
          </table:table-cell>
          <table:table-cell office:value-type="float" office:value="2787650" calcext:value-type="float">
            <text:p>2787650</text:p>
          </table:table-cell>
          <table:table-cell office:value-type="float" office:value="0" calcext:value-type="float">
            <text:p>0</text:p>
          </table:table-cell>
          <table:table-cell office:value-type="float" office:value="0.00461953869676958" calcext:value-type="float">
            <text:p>0.00461953869677</text:p>
          </table:table-cell>
          <table:table-cell office:value-type="float" office:value="90687.7256904909" calcext:value-type="float">
            <text:p>90687.7256904909</text:p>
          </table:table-cell>
          <table:table-cell office:value-type="float" office:value="19631.338028169" calcext:value-type="float">
            <text:p>19631.338028169</text:p>
          </table:table-cell>
          <table:table-cell office:value-type="float" office:value="0.373644932984748" calcext:value-type="float">
            <text:p>0.373644932984748</text:p>
          </table:table-cell>
          <table:table-cell table:number-columns-repeated="101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55" calcext:value-type="float">
            <text:p>0.55</text:p>
          </table:table-cell>
          <table:table-cell office:value-type="float" office:value="30739" calcext:value-type="float">
            <text:p>30739</text:p>
          </table:table-cell>
          <table:table-cell office:value-type="float" office:value="142" calcext:value-type="float">
            <text:p>142</text:p>
          </table:table-cell>
          <table:table-cell office:value-type="float" office:value="2787650" calcext:value-type="float">
            <text:p>2787650</text:p>
          </table:table-cell>
          <table:table-cell office:value-type="float" office:value="0" calcext:value-type="float">
            <text:p>0</text:p>
          </table:table-cell>
          <table:table-cell office:value-type="float" office:value="0.00461953869676958" calcext:value-type="float">
            <text:p>0.00461953869677</text:p>
          </table:table-cell>
          <table:table-cell office:value-type="float" office:value="90687.7256904909" calcext:value-type="float">
            <text:p>90687.7256904909</text:p>
          </table:table-cell>
          <table:table-cell office:value-type="float" office:value="19631.338028169" calcext:value-type="float">
            <text:p>19631.338028169</text:p>
          </table:table-cell>
          <table:table-cell office:value-type="float" office:value="0.373644932984748" calcext:value-type="float">
            <text:p>0.373644932984748</text:p>
          </table:table-cell>
          <table:table-cell table:number-columns-repeated="101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55" calcext:value-type="float">
            <text:p>0.55</text:p>
          </table:table-cell>
          <table:table-cell office:value-type="float" office:value="30739" calcext:value-type="float">
            <text:p>30739</text:p>
          </table:table-cell>
          <table:table-cell office:value-type="float" office:value="142" calcext:value-type="float">
            <text:p>142</text:p>
          </table:table-cell>
          <table:table-cell office:value-type="float" office:value="2787650" calcext:value-type="float">
            <text:p>2787650</text:p>
          </table:table-cell>
          <table:table-cell office:value-type="float" office:value="0" calcext:value-type="float">
            <text:p>0</text:p>
          </table:table-cell>
          <table:table-cell office:value-type="float" office:value="0.00461953869676958" calcext:value-type="float">
            <text:p>0.00461953869677</text:p>
          </table:table-cell>
          <table:table-cell office:value-type="float" office:value="90687.7256904909" calcext:value-type="float">
            <text:p>90687.7256904909</text:p>
          </table:table-cell>
          <table:table-cell office:value-type="float" office:value="19631.338028169" calcext:value-type="float">
            <text:p>19631.338028169</text:p>
          </table:table-cell>
          <table:table-cell office:value-type="float" office:value="0.373644932984748" calcext:value-type="float">
            <text:p>0.373644932984748</text:p>
          </table:table-cell>
          <table:table-cell table:number-columns-repeated="101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55" calcext:value-type="float">
            <text:p>0.55</text:p>
          </table:table-cell>
          <table:table-cell office:value-type="float" office:value="30739" calcext:value-type="float">
            <text:p>30739</text:p>
          </table:table-cell>
          <table:table-cell office:value-type="float" office:value="142" calcext:value-type="float">
            <text:p>142</text:p>
          </table:table-cell>
          <table:table-cell office:value-type="float" office:value="2787650" calcext:value-type="float">
            <text:p>2787650</text:p>
          </table:table-cell>
          <table:table-cell office:value-type="float" office:value="0" calcext:value-type="float">
            <text:p>0</text:p>
          </table:table-cell>
          <table:table-cell office:value-type="float" office:value="0.00461953869676958" calcext:value-type="float">
            <text:p>0.00461953869677</text:p>
          </table:table-cell>
          <table:table-cell office:value-type="float" office:value="90687.7256904909" calcext:value-type="float">
            <text:p>90687.7256904909</text:p>
          </table:table-cell>
          <table:table-cell office:value-type="float" office:value="19631.338028169" calcext:value-type="float">
            <text:p>19631.338028169</text:p>
          </table:table-cell>
          <table:table-cell office:value-type="float" office:value="0.373644932984748" calcext:value-type="float">
            <text:p>0.373644932984748</text:p>
          </table:table-cell>
          <table:table-cell table:number-columns-repeated="101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55" calcext:value-type="float">
            <text:p>0.55</text:p>
          </table:table-cell>
          <table:table-cell office:value-type="float" office:value="30739" calcext:value-type="float">
            <text:p>30739</text:p>
          </table:table-cell>
          <table:table-cell office:value-type="float" office:value="142" calcext:value-type="float">
            <text:p>142</text:p>
          </table:table-cell>
          <table:table-cell office:value-type="float" office:value="2787650" calcext:value-type="float">
            <text:p>2787650</text:p>
          </table:table-cell>
          <table:table-cell office:value-type="float" office:value="0" calcext:value-type="float">
            <text:p>0</text:p>
          </table:table-cell>
          <table:table-cell office:value-type="float" office:value="0.00461953869676958" calcext:value-type="float">
            <text:p>0.00461953869677</text:p>
          </table:table-cell>
          <table:table-cell office:value-type="float" office:value="90687.7256904909" calcext:value-type="float">
            <text:p>90687.7256904909</text:p>
          </table:table-cell>
          <table:table-cell office:value-type="float" office:value="19631.338028169" calcext:value-type="float">
            <text:p>19631.338028169</text:p>
          </table:table-cell>
          <table:table-cell office:value-type="float" office:value="0.373644932984748" calcext:value-type="float">
            <text:p>0.373644932984748</text:p>
          </table:table-cell>
          <table:table-cell table:number-columns-repeated="101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55" calcext:value-type="float">
            <text:p>0.55</text:p>
          </table:table-cell>
          <table:table-cell office:value-type="float" office:value="30739" calcext:value-type="float">
            <text:p>30739</text:p>
          </table:table-cell>
          <table:table-cell office:value-type="float" office:value="142" calcext:value-type="float">
            <text:p>142</text:p>
          </table:table-cell>
          <table:table-cell office:value-type="float" office:value="2787650" calcext:value-type="float">
            <text:p>2787650</text:p>
          </table:table-cell>
          <table:table-cell office:value-type="float" office:value="0" calcext:value-type="float">
            <text:p>0</text:p>
          </table:table-cell>
          <table:table-cell office:value-type="float" office:value="0.00461953869676958" calcext:value-type="float">
            <text:p>0.00461953869677</text:p>
          </table:table-cell>
          <table:table-cell office:value-type="float" office:value="90687.7256904909" calcext:value-type="float">
            <text:p>90687.7256904909</text:p>
          </table:table-cell>
          <table:table-cell office:value-type="float" office:value="19631.338028169" calcext:value-type="float">
            <text:p>19631.338028169</text:p>
          </table:table-cell>
          <table:table-cell office:value-type="float" office:value="0.373644932984748" calcext:value-type="float">
            <text:p>0.373644932984748</text:p>
          </table:table-cell>
          <table:table-cell table:number-columns-repeated="101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55" calcext:value-type="float">
            <text:p>0.55</text:p>
          </table:table-cell>
          <table:table-cell office:value-type="float" office:value="30739" calcext:value-type="float">
            <text:p>30739</text:p>
          </table:table-cell>
          <table:table-cell office:value-type="float" office:value="142" calcext:value-type="float">
            <text:p>142</text:p>
          </table:table-cell>
          <table:table-cell office:value-type="float" office:value="2787650" calcext:value-type="float">
            <text:p>2787650</text:p>
          </table:table-cell>
          <table:table-cell office:value-type="float" office:value="0" calcext:value-type="float">
            <text:p>0</text:p>
          </table:table-cell>
          <table:table-cell office:value-type="float" office:value="0.00461953869676958" calcext:value-type="float">
            <text:p>0.00461953869677</text:p>
          </table:table-cell>
          <table:table-cell office:value-type="float" office:value="90687.7256904909" calcext:value-type="float">
            <text:p>90687.7256904909</text:p>
          </table:table-cell>
          <table:table-cell office:value-type="float" office:value="19631.338028169" calcext:value-type="float">
            <text:p>19631.338028169</text:p>
          </table:table-cell>
          <table:table-cell office:value-type="float" office:value="0.373644932984748" calcext:value-type="float">
            <text:p>0.373644932984748</text:p>
          </table:table-cell>
          <table:table-cell table:number-columns-repeated="101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55" calcext:value-type="float">
            <text:p>0.55</text:p>
          </table:table-cell>
          <table:table-cell office:value-type="float" office:value="30739" calcext:value-type="float">
            <text:p>30739</text:p>
          </table:table-cell>
          <table:table-cell office:value-type="float" office:value="142" calcext:value-type="float">
            <text:p>142</text:p>
          </table:table-cell>
          <table:table-cell office:value-type="float" office:value="2787650" calcext:value-type="float">
            <text:p>2787650</text:p>
          </table:table-cell>
          <table:table-cell office:value-type="float" office:value="0" calcext:value-type="float">
            <text:p>0</text:p>
          </table:table-cell>
          <table:table-cell office:value-type="float" office:value="0.00461953869676958" calcext:value-type="float">
            <text:p>0.00461953869677</text:p>
          </table:table-cell>
          <table:table-cell office:value-type="float" office:value="90687.7256904909" calcext:value-type="float">
            <text:p>90687.7256904909</text:p>
          </table:table-cell>
          <table:table-cell office:value-type="float" office:value="19631.338028169" calcext:value-type="float">
            <text:p>19631.338028169</text:p>
          </table:table-cell>
          <table:table-cell office:value-type="float" office:value="0.373644932984748" calcext:value-type="float">
            <text:p>0.373644932984748</text:p>
          </table:table-cell>
          <table:table-cell table:number-columns-repeated="101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5" calcext:value-type="float">
            <text:p>0.55</text:p>
          </table:table-cell>
          <table:table-cell office:value-type="float" office:value="30739" calcext:value-type="float">
            <text:p>30739</text:p>
          </table:table-cell>
          <table:table-cell office:value-type="float" office:value="142" calcext:value-type="float">
            <text:p>142</text:p>
          </table:table-cell>
          <table:table-cell office:value-type="float" office:value="2787650" calcext:value-type="float">
            <text:p>2787650</text:p>
          </table:table-cell>
          <table:table-cell office:value-type="float" office:value="0" calcext:value-type="float">
            <text:p>0</text:p>
          </table:table-cell>
          <table:table-cell office:value-type="float" office:value="0.00461953869676958" calcext:value-type="float">
            <text:p>0.00461953869677</text:p>
          </table:table-cell>
          <table:table-cell office:value-type="float" office:value="90687.7256904909" calcext:value-type="float">
            <text:p>90687.7256904909</text:p>
          </table:table-cell>
          <table:table-cell office:value-type="float" office:value="19631.338028169" calcext:value-type="float">
            <text:p>19631.338028169</text:p>
          </table:table-cell>
          <table:table-cell office:value-type="float" office:value="0.373644932984748" calcext:value-type="float">
            <text:p>0.373644932984748</text:p>
          </table:table-cell>
          <table:table-cell table:number-columns-repeated="101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55" calcext:value-type="float">
            <text:p>0.55</text:p>
          </table:table-cell>
          <table:table-cell office:value-type="float" office:value="30739" calcext:value-type="float">
            <text:p>30739</text:p>
          </table:table-cell>
          <table:table-cell office:value-type="float" office:value="142" calcext:value-type="float">
            <text:p>142</text:p>
          </table:table-cell>
          <table:table-cell office:value-type="float" office:value="2787650" calcext:value-type="float">
            <text:p>2787650</text:p>
          </table:table-cell>
          <table:table-cell office:value-type="float" office:value="0" calcext:value-type="float">
            <text:p>0</text:p>
          </table:table-cell>
          <table:table-cell office:value-type="float" office:value="0.00461953869676958" calcext:value-type="float">
            <text:p>0.00461953869677</text:p>
          </table:table-cell>
          <table:table-cell office:value-type="float" office:value="90687.7256904909" calcext:value-type="float">
            <text:p>90687.7256904909</text:p>
          </table:table-cell>
          <table:table-cell office:value-type="float" office:value="19631.338028169" calcext:value-type="float">
            <text:p>19631.338028169</text:p>
          </table:table-cell>
          <table:table-cell office:value-type="float" office:value="0.373644932984748" calcext:value-type="float">
            <text:p>0.373644932984748</text:p>
          </table:table-cell>
          <table:table-cell table:number-columns-repeated="101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55" calcext:value-type="float">
            <text:p>0.55</text:p>
          </table:table-cell>
          <table:table-cell office:value-type="float" office:value="30739" calcext:value-type="float">
            <text:p>30739</text:p>
          </table:table-cell>
          <table:table-cell office:value-type="float" office:value="142" calcext:value-type="float">
            <text:p>142</text:p>
          </table:table-cell>
          <table:table-cell office:value-type="float" office:value="2787650" calcext:value-type="float">
            <text:p>2787650</text:p>
          </table:table-cell>
          <table:table-cell office:value-type="float" office:value="0" calcext:value-type="float">
            <text:p>0</text:p>
          </table:table-cell>
          <table:table-cell office:value-type="float" office:value="0.00461953869676958" calcext:value-type="float">
            <text:p>0.00461953869677</text:p>
          </table:table-cell>
          <table:table-cell office:value-type="float" office:value="90687.7256904909" calcext:value-type="float">
            <text:p>90687.7256904909</text:p>
          </table:table-cell>
          <table:table-cell office:value-type="float" office:value="19631.338028169" calcext:value-type="float">
            <text:p>19631.338028169</text:p>
          </table:table-cell>
          <table:table-cell office:value-type="float" office:value="0.373644932984748" calcext:value-type="float">
            <text:p>0.373644932984748</text:p>
          </table:table-cell>
          <table:table-cell table:number-columns-repeated="101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55" calcext:value-type="float">
            <text:p>0.55</text:p>
          </table:table-cell>
          <table:table-cell office:value-type="float" office:value="30739" calcext:value-type="float">
            <text:p>30739</text:p>
          </table:table-cell>
          <table:table-cell office:value-type="float" office:value="142" calcext:value-type="float">
            <text:p>142</text:p>
          </table:table-cell>
          <table:table-cell office:value-type="float" office:value="2787650" calcext:value-type="float">
            <text:p>2787650</text:p>
          </table:table-cell>
          <table:table-cell office:value-type="float" office:value="0" calcext:value-type="float">
            <text:p>0</text:p>
          </table:table-cell>
          <table:table-cell office:value-type="float" office:value="0.00461953869676958" calcext:value-type="float">
            <text:p>0.00461953869677</text:p>
          </table:table-cell>
          <table:table-cell office:value-type="float" office:value="90687.7256904909" calcext:value-type="float">
            <text:p>90687.7256904909</text:p>
          </table:table-cell>
          <table:table-cell office:value-type="float" office:value="19631.338028169" calcext:value-type="float">
            <text:p>19631.338028169</text:p>
          </table:table-cell>
          <table:table-cell office:value-type="float" office:value="0.373644932984748" calcext:value-type="float">
            <text:p>0.373644932984748</text:p>
          </table:table-cell>
          <table:table-cell table:number-columns-repeated="101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55" calcext:value-type="float">
            <text:p>0.55</text:p>
          </table:table-cell>
          <table:table-cell office:value-type="float" office:value="30739" calcext:value-type="float">
            <text:p>30739</text:p>
          </table:table-cell>
          <table:table-cell office:value-type="float" office:value="142" calcext:value-type="float">
            <text:p>142</text:p>
          </table:table-cell>
          <table:table-cell office:value-type="float" office:value="2787650" calcext:value-type="float">
            <text:p>2787650</text:p>
          </table:table-cell>
          <table:table-cell office:value-type="float" office:value="0" calcext:value-type="float">
            <text:p>0</text:p>
          </table:table-cell>
          <table:table-cell office:value-type="float" office:value="0.00461953869676958" calcext:value-type="float">
            <text:p>0.00461953869677</text:p>
          </table:table-cell>
          <table:table-cell office:value-type="float" office:value="90687.7256904909" calcext:value-type="float">
            <text:p>90687.7256904909</text:p>
          </table:table-cell>
          <table:table-cell office:value-type="float" office:value="19631.338028169" calcext:value-type="float">
            <text:p>19631.338028169</text:p>
          </table:table-cell>
          <table:table-cell office:value-type="float" office:value="0.373644932984748" calcext:value-type="float">
            <text:p>0.373644932984748</text:p>
          </table:table-cell>
          <table:table-cell table:number-columns-repeated="101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55" calcext:value-type="float">
            <text:p>0.55</text:p>
          </table:table-cell>
          <table:table-cell office:value-type="float" office:value="30739" calcext:value-type="float">
            <text:p>30739</text:p>
          </table:table-cell>
          <table:table-cell office:value-type="float" office:value="142" calcext:value-type="float">
            <text:p>142</text:p>
          </table:table-cell>
          <table:table-cell office:value-type="float" office:value="2787650" calcext:value-type="float">
            <text:p>2787650</text:p>
          </table:table-cell>
          <table:table-cell office:value-type="float" office:value="0" calcext:value-type="float">
            <text:p>0</text:p>
          </table:table-cell>
          <table:table-cell office:value-type="float" office:value="0.00461953869676958" calcext:value-type="float">
            <text:p>0.00461953869677</text:p>
          </table:table-cell>
          <table:table-cell office:value-type="float" office:value="90687.7256904909" calcext:value-type="float">
            <text:p>90687.7256904909</text:p>
          </table:table-cell>
          <table:table-cell office:value-type="float" office:value="19631.338028169" calcext:value-type="float">
            <text:p>19631.338028169</text:p>
          </table:table-cell>
          <table:table-cell office:value-type="float" office:value="0.373644932984748" calcext:value-type="float">
            <text:p>0.373644932984748</text:p>
          </table:table-cell>
          <table:table-cell table:number-columns-repeated="101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55" calcext:value-type="float">
            <text:p>0.55</text:p>
          </table:table-cell>
          <table:table-cell office:value-type="float" office:value="30739" calcext:value-type="float">
            <text:p>30739</text:p>
          </table:table-cell>
          <table:table-cell office:value-type="float" office:value="142" calcext:value-type="float">
            <text:p>142</text:p>
          </table:table-cell>
          <table:table-cell office:value-type="float" office:value="2787650" calcext:value-type="float">
            <text:p>2787650</text:p>
          </table:table-cell>
          <table:table-cell office:value-type="float" office:value="0" calcext:value-type="float">
            <text:p>0</text:p>
          </table:table-cell>
          <table:table-cell office:value-type="float" office:value="0.00461953869676958" calcext:value-type="float">
            <text:p>0.00461953869677</text:p>
          </table:table-cell>
          <table:table-cell office:value-type="float" office:value="90687.7256904909" calcext:value-type="float">
            <text:p>90687.7256904909</text:p>
          </table:table-cell>
          <table:table-cell office:value-type="float" office:value="19631.338028169" calcext:value-type="float">
            <text:p>19631.338028169</text:p>
          </table:table-cell>
          <table:table-cell office:value-type="float" office:value="0.373644932984748" calcext:value-type="float">
            <text:p>0.373644932984748</text:p>
          </table:table-cell>
          <table:table-cell table:number-columns-repeated="101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55" calcext:value-type="float">
            <text:p>0.55</text:p>
          </table:table-cell>
          <table:table-cell office:value-type="float" office:value="30739" calcext:value-type="float">
            <text:p>30739</text:p>
          </table:table-cell>
          <table:table-cell office:value-type="float" office:value="142" calcext:value-type="float">
            <text:p>142</text:p>
          </table:table-cell>
          <table:table-cell office:value-type="float" office:value="2787650" calcext:value-type="float">
            <text:p>2787650</text:p>
          </table:table-cell>
          <table:table-cell office:value-type="float" office:value="0" calcext:value-type="float">
            <text:p>0</text:p>
          </table:table-cell>
          <table:table-cell office:value-type="float" office:value="0.00461953869676958" calcext:value-type="float">
            <text:p>0.00461953869677</text:p>
          </table:table-cell>
          <table:table-cell office:value-type="float" office:value="90687.7256904909" calcext:value-type="float">
            <text:p>90687.7256904909</text:p>
          </table:table-cell>
          <table:table-cell office:value-type="float" office:value="19631.338028169" calcext:value-type="float">
            <text:p>19631.338028169</text:p>
          </table:table-cell>
          <table:table-cell office:value-type="float" office:value="0.373644932984748" calcext:value-type="float">
            <text:p>0.373644932984748</text:p>
          </table:table-cell>
          <table:table-cell table:number-columns-repeated="101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55" calcext:value-type="float">
            <text:p>0.55</text:p>
          </table:table-cell>
          <table:table-cell office:value-type="float" office:value="30739" calcext:value-type="float">
            <text:p>30739</text:p>
          </table:table-cell>
          <table:table-cell office:value-type="float" office:value="142" calcext:value-type="float">
            <text:p>142</text:p>
          </table:table-cell>
          <table:table-cell office:value-type="float" office:value="2787650" calcext:value-type="float">
            <text:p>2787650</text:p>
          </table:table-cell>
          <table:table-cell office:value-type="float" office:value="0" calcext:value-type="float">
            <text:p>0</text:p>
          </table:table-cell>
          <table:table-cell office:value-type="float" office:value="0.00461953869676958" calcext:value-type="float">
            <text:p>0.00461953869677</text:p>
          </table:table-cell>
          <table:table-cell office:value-type="float" office:value="90687.7256904909" calcext:value-type="float">
            <text:p>90687.7256904909</text:p>
          </table:table-cell>
          <table:table-cell office:value-type="float" office:value="19631.338028169" calcext:value-type="float">
            <text:p>19631.338028169</text:p>
          </table:table-cell>
          <table:table-cell office:value-type="float" office:value="0.373644932984748" calcext:value-type="float">
            <text:p>0.373644932984748</text:p>
          </table:table-cell>
          <table:table-cell table:number-columns-repeated="101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55" calcext:value-type="float">
            <text:p>0.55</text:p>
          </table:table-cell>
          <table:table-cell office:value-type="float" office:value="30739" calcext:value-type="float">
            <text:p>30739</text:p>
          </table:table-cell>
          <table:table-cell office:value-type="float" office:value="142" calcext:value-type="float">
            <text:p>142</text:p>
          </table:table-cell>
          <table:table-cell office:value-type="float" office:value="2787650" calcext:value-type="float">
            <text:p>2787650</text:p>
          </table:table-cell>
          <table:table-cell office:value-type="float" office:value="0" calcext:value-type="float">
            <text:p>0</text:p>
          </table:table-cell>
          <table:table-cell office:value-type="float" office:value="0.00461953869676958" calcext:value-type="float">
            <text:p>0.00461953869677</text:p>
          </table:table-cell>
          <table:table-cell office:value-type="float" office:value="90687.7256904909" calcext:value-type="float">
            <text:p>90687.7256904909</text:p>
          </table:table-cell>
          <table:table-cell office:value-type="float" office:value="19631.338028169" calcext:value-type="float">
            <text:p>19631.338028169</text:p>
          </table:table-cell>
          <table:table-cell office:value-type="float" office:value="0.373644932984748" calcext:value-type="float">
            <text:p>0.373644932984748</text:p>
          </table:table-cell>
          <table:table-cell table:number-columns-repeated="101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55" calcext:value-type="float">
            <text:p>0.55</text:p>
          </table:table-cell>
          <table:table-cell office:value-type="float" office:value="30739" calcext:value-type="float">
            <text:p>30739</text:p>
          </table:table-cell>
          <table:table-cell office:value-type="float" office:value="142" calcext:value-type="float">
            <text:p>142</text:p>
          </table:table-cell>
          <table:table-cell office:value-type="float" office:value="2787650" calcext:value-type="float">
            <text:p>2787650</text:p>
          </table:table-cell>
          <table:table-cell office:value-type="float" office:value="0" calcext:value-type="float">
            <text:p>0</text:p>
          </table:table-cell>
          <table:table-cell office:value-type="float" office:value="0.00461953869676958" calcext:value-type="float">
            <text:p>0.00461953869677</text:p>
          </table:table-cell>
          <table:table-cell office:value-type="float" office:value="90687.7256904909" calcext:value-type="float">
            <text:p>90687.7256904909</text:p>
          </table:table-cell>
          <table:table-cell office:value-type="float" office:value="19631.338028169" calcext:value-type="float">
            <text:p>19631.338028169</text:p>
          </table:table-cell>
          <table:table-cell office:value-type="float" office:value="0.373644932984748" calcext:value-type="float">
            <text:p>0.373644932984748</text:p>
          </table:table-cell>
          <table:table-cell table:number-columns-repeated="101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55" calcext:value-type="float">
            <text:p>0.55</text:p>
          </table:table-cell>
          <table:table-cell office:value-type="float" office:value="30739" calcext:value-type="float">
            <text:p>30739</text:p>
          </table:table-cell>
          <table:table-cell office:value-type="float" office:value="142" calcext:value-type="float">
            <text:p>142</text:p>
          </table:table-cell>
          <table:table-cell office:value-type="float" office:value="2787650" calcext:value-type="float">
            <text:p>2787650</text:p>
          </table:table-cell>
          <table:table-cell office:value-type="float" office:value="0" calcext:value-type="float">
            <text:p>0</text:p>
          </table:table-cell>
          <table:table-cell office:value-type="float" office:value="0.00461953869676958" calcext:value-type="float">
            <text:p>0.00461953869677</text:p>
          </table:table-cell>
          <table:table-cell office:value-type="float" office:value="90687.7256904909" calcext:value-type="float">
            <text:p>90687.7256904909</text:p>
          </table:table-cell>
          <table:table-cell office:value-type="float" office:value="19631.338028169" calcext:value-type="float">
            <text:p>19631.338028169</text:p>
          </table:table-cell>
          <table:table-cell office:value-type="float" office:value="0.373644932984748" calcext:value-type="float">
            <text:p>0.373644932984748</text:p>
          </table:table-cell>
          <table:table-cell table:number-columns-repeated="101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55" calcext:value-type="float">
            <text:p>0.55</text:p>
          </table:table-cell>
          <table:table-cell office:value-type="float" office:value="30739" calcext:value-type="float">
            <text:p>30739</text:p>
          </table:table-cell>
          <table:table-cell office:value-type="float" office:value="142" calcext:value-type="float">
            <text:p>142</text:p>
          </table:table-cell>
          <table:table-cell office:value-type="float" office:value="2787650" calcext:value-type="float">
            <text:p>2787650</text:p>
          </table:table-cell>
          <table:table-cell office:value-type="float" office:value="0" calcext:value-type="float">
            <text:p>0</text:p>
          </table:table-cell>
          <table:table-cell office:value-type="float" office:value="0.00461953869676958" calcext:value-type="float">
            <text:p>0.00461953869677</text:p>
          </table:table-cell>
          <table:table-cell office:value-type="float" office:value="90687.7256904909" calcext:value-type="float">
            <text:p>90687.7256904909</text:p>
          </table:table-cell>
          <table:table-cell office:value-type="float" office:value="19631.338028169" calcext:value-type="float">
            <text:p>19631.338028169</text:p>
          </table:table-cell>
          <table:table-cell office:value-type="float" office:value="0.373644932984748" calcext:value-type="float">
            <text:p>0.373644932984748</text:p>
          </table:table-cell>
          <table:table-cell table:number-columns-repeated="101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55" calcext:value-type="float">
            <text:p>0.55</text:p>
          </table:table-cell>
          <table:table-cell office:value-type="float" office:value="30739" calcext:value-type="float">
            <text:p>30739</text:p>
          </table:table-cell>
          <table:table-cell office:value-type="float" office:value="142" calcext:value-type="float">
            <text:p>142</text:p>
          </table:table-cell>
          <table:table-cell office:value-type="float" office:value="2787650" calcext:value-type="float">
            <text:p>2787650</text:p>
          </table:table-cell>
          <table:table-cell office:value-type="float" office:value="0" calcext:value-type="float">
            <text:p>0</text:p>
          </table:table-cell>
          <table:table-cell office:value-type="float" office:value="0.00461953869676958" calcext:value-type="float">
            <text:p>0.00461953869677</text:p>
          </table:table-cell>
          <table:table-cell office:value-type="float" office:value="90687.7256904909" calcext:value-type="float">
            <text:p>90687.7256904909</text:p>
          </table:table-cell>
          <table:table-cell office:value-type="float" office:value="19631.338028169" calcext:value-type="float">
            <text:p>19631.338028169</text:p>
          </table:table-cell>
          <table:table-cell office:value-type="float" office:value="0.373644932984748" calcext:value-type="float">
            <text:p>0.373644932984748</text:p>
          </table:table-cell>
          <table:table-cell table:number-columns-repeated="101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55" calcext:value-type="float">
            <text:p>0.55</text:p>
          </table:table-cell>
          <table:table-cell office:value-type="float" office:value="30739" calcext:value-type="float">
            <text:p>30739</text:p>
          </table:table-cell>
          <table:table-cell office:value-type="float" office:value="142" calcext:value-type="float">
            <text:p>142</text:p>
          </table:table-cell>
          <table:table-cell office:value-type="float" office:value="2787650" calcext:value-type="float">
            <text:p>2787650</text:p>
          </table:table-cell>
          <table:table-cell office:value-type="float" office:value="0" calcext:value-type="float">
            <text:p>0</text:p>
          </table:table-cell>
          <table:table-cell office:value-type="float" office:value="0.00461953869676958" calcext:value-type="float">
            <text:p>0.00461953869677</text:p>
          </table:table-cell>
          <table:table-cell office:value-type="float" office:value="90687.7256904909" calcext:value-type="float">
            <text:p>90687.7256904909</text:p>
          </table:table-cell>
          <table:table-cell office:value-type="float" office:value="19631.338028169" calcext:value-type="float">
            <text:p>19631.338028169</text:p>
          </table:table-cell>
          <table:table-cell office:value-type="float" office:value="0.373644932984748" calcext:value-type="float">
            <text:p>0.373644932984748</text:p>
          </table:table-cell>
          <table:table-cell table:number-columns-repeated="101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55" calcext:value-type="float">
            <text:p>0.55</text:p>
          </table:table-cell>
          <table:table-cell office:value-type="float" office:value="30739" calcext:value-type="float">
            <text:p>30739</text:p>
          </table:table-cell>
          <table:table-cell office:value-type="float" office:value="142" calcext:value-type="float">
            <text:p>142</text:p>
          </table:table-cell>
          <table:table-cell office:value-type="float" office:value="2787650" calcext:value-type="float">
            <text:p>2787650</text:p>
          </table:table-cell>
          <table:table-cell office:value-type="float" office:value="0" calcext:value-type="float">
            <text:p>0</text:p>
          </table:table-cell>
          <table:table-cell office:value-type="float" office:value="0.00461953869676958" calcext:value-type="float">
            <text:p>0.00461953869677</text:p>
          </table:table-cell>
          <table:table-cell office:value-type="float" office:value="90687.7256904909" calcext:value-type="float">
            <text:p>90687.7256904909</text:p>
          </table:table-cell>
          <table:table-cell office:value-type="float" office:value="19631.338028169" calcext:value-type="float">
            <text:p>19631.338028169</text:p>
          </table:table-cell>
          <table:table-cell office:value-type="float" office:value="0.373644932984748" calcext:value-type="float">
            <text:p>0.373644932984748</text:p>
          </table:table-cell>
          <table:table-cell table:number-columns-repeated="101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55" calcext:value-type="float">
            <text:p>0.55</text:p>
          </table:table-cell>
          <table:table-cell office:value-type="float" office:value="30739" calcext:value-type="float">
            <text:p>30739</text:p>
          </table:table-cell>
          <table:table-cell office:value-type="float" office:value="142" calcext:value-type="float">
            <text:p>142</text:p>
          </table:table-cell>
          <table:table-cell office:value-type="float" office:value="2787650" calcext:value-type="float">
            <text:p>2787650</text:p>
          </table:table-cell>
          <table:table-cell office:value-type="float" office:value="0" calcext:value-type="float">
            <text:p>0</text:p>
          </table:table-cell>
          <table:table-cell office:value-type="float" office:value="0.00461953869676958" calcext:value-type="float">
            <text:p>0.00461953869677</text:p>
          </table:table-cell>
          <table:table-cell office:value-type="float" office:value="90687.7256904909" calcext:value-type="float">
            <text:p>90687.7256904909</text:p>
          </table:table-cell>
          <table:table-cell office:value-type="float" office:value="19631.338028169" calcext:value-type="float">
            <text:p>19631.338028169</text:p>
          </table:table-cell>
          <table:table-cell office:value-type="float" office:value="0.373644932984748" calcext:value-type="float">
            <text:p>0.373644932984748</text:p>
          </table:table-cell>
          <table:table-cell table:number-columns-repeated="101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55" calcext:value-type="float">
            <text:p>0.55</text:p>
          </table:table-cell>
          <table:table-cell office:value-type="float" office:value="30739" calcext:value-type="float">
            <text:p>30739</text:p>
          </table:table-cell>
          <table:table-cell office:value-type="float" office:value="142" calcext:value-type="float">
            <text:p>142</text:p>
          </table:table-cell>
          <table:table-cell office:value-type="float" office:value="2787650" calcext:value-type="float">
            <text:p>2787650</text:p>
          </table:table-cell>
          <table:table-cell office:value-type="float" office:value="0" calcext:value-type="float">
            <text:p>0</text:p>
          </table:table-cell>
          <table:table-cell office:value-type="float" office:value="0.00461953869676958" calcext:value-type="float">
            <text:p>0.00461953869677</text:p>
          </table:table-cell>
          <table:table-cell office:value-type="float" office:value="90687.7256904909" calcext:value-type="float">
            <text:p>90687.7256904909</text:p>
          </table:table-cell>
          <table:table-cell office:value-type="float" office:value="19631.338028169" calcext:value-type="float">
            <text:p>19631.338028169</text:p>
          </table:table-cell>
          <table:table-cell office:value-type="float" office:value="0.373644932984748" calcext:value-type="float">
            <text:p>0.373644932984748</text:p>
          </table:table-cell>
          <table:table-cell table:number-columns-repeated="101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55" calcext:value-type="float">
            <text:p>0.55</text:p>
          </table:table-cell>
          <table:table-cell office:value-type="float" office:value="30739" calcext:value-type="float">
            <text:p>30739</text:p>
          </table:table-cell>
          <table:table-cell office:value-type="float" office:value="142" calcext:value-type="float">
            <text:p>142</text:p>
          </table:table-cell>
          <table:table-cell office:value-type="float" office:value="2787650" calcext:value-type="float">
            <text:p>2787650</text:p>
          </table:table-cell>
          <table:table-cell office:value-type="float" office:value="0" calcext:value-type="float">
            <text:p>0</text:p>
          </table:table-cell>
          <table:table-cell office:value-type="float" office:value="0.00461953869676958" calcext:value-type="float">
            <text:p>0.00461953869677</text:p>
          </table:table-cell>
          <table:table-cell office:value-type="float" office:value="90687.7256904909" calcext:value-type="float">
            <text:p>90687.7256904909</text:p>
          </table:table-cell>
          <table:table-cell office:value-type="float" office:value="19631.338028169" calcext:value-type="float">
            <text:p>19631.338028169</text:p>
          </table:table-cell>
          <table:table-cell office:value-type="float" office:value="0.373644932984748" calcext:value-type="float">
            <text:p>0.373644932984748</text:p>
          </table:table-cell>
          <table:table-cell table:number-columns-repeated="101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55" calcext:value-type="float">
            <text:p>0.55</text:p>
          </table:table-cell>
          <table:table-cell office:value-type="float" office:value="30739" calcext:value-type="float">
            <text:p>30739</text:p>
          </table:table-cell>
          <table:table-cell office:value-type="float" office:value="142" calcext:value-type="float">
            <text:p>142</text:p>
          </table:table-cell>
          <table:table-cell office:value-type="float" office:value="2787650" calcext:value-type="float">
            <text:p>2787650</text:p>
          </table:table-cell>
          <table:table-cell office:value-type="float" office:value="0" calcext:value-type="float">
            <text:p>0</text:p>
          </table:table-cell>
          <table:table-cell office:value-type="float" office:value="0.00461953869676958" calcext:value-type="float">
            <text:p>0.00461953869677</text:p>
          </table:table-cell>
          <table:table-cell office:value-type="float" office:value="90687.7256904909" calcext:value-type="float">
            <text:p>90687.7256904909</text:p>
          </table:table-cell>
          <table:table-cell office:value-type="float" office:value="19631.338028169" calcext:value-type="float">
            <text:p>19631.338028169</text:p>
          </table:table-cell>
          <table:table-cell office:value-type="float" office:value="0.373644932984748" calcext:value-type="float">
            <text:p>0.373644932984748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22691" calcext:value-type="float">
            <text:p>22691</text:p>
          </table:table-cell>
          <table:table-cell office:value-type="float" office:value="132" calcext:value-type="float">
            <text:p>132</text:p>
          </table:table-cell>
          <table:table-cell office:value-type="float" office:value="1730071" calcext:value-type="float">
            <text:p>1730071</text:p>
          </table:table-cell>
          <table:table-cell office:value-type="float" office:value="0" calcext:value-type="float">
            <text:p>0</text:p>
          </table:table-cell>
          <table:table-cell office:value-type="float" office:value="0.00581728438587986" calcext:value-type="float">
            <text:p>0.00581728438588</text:p>
          </table:table-cell>
          <table:table-cell office:value-type="float" office:value="76244.8107179058" calcext:value-type="float">
            <text:p>76244.8107179058</text:p>
          </table:table-cell>
          <table:table-cell office:value-type="float" office:value="13106.5984848485" calcext:value-type="float">
            <text:p>13106.5984848485</text:p>
          </table:table-cell>
          <table:table-cell office:value-type="float" office:value="0.36906807419294" calcext:value-type="float">
            <text:p>0.36906807419294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" calcext:value-type="float">
            <text:p>0.6</text:p>
          </table:table-cell>
          <table:table-cell office:value-type="float" office:value="24049" calcext:value-type="float">
            <text:p>24049</text:p>
          </table:table-cell>
          <table:table-cell office:value-type="float" office:value="138" calcext:value-type="float">
            <text:p>138</text:p>
          </table:table-cell>
          <table:table-cell office:value-type="float" office:value="2006060" calcext:value-type="float">
            <text:p>2006060</text:p>
          </table:table-cell>
          <table:table-cell office:value-type="float" office:value="0" calcext:value-type="float">
            <text:p>0</text:p>
          </table:table-cell>
          <table:table-cell office:value-type="float" office:value="0.00573828433614703" calcext:value-type="float">
            <text:p>0.005738284336147</text:p>
          </table:table-cell>
          <table:table-cell office:value-type="float" office:value="83415.526633124" calcext:value-type="float">
            <text:p>83415.526633124</text:p>
          </table:table-cell>
          <table:table-cell office:value-type="float" office:value="14536.6666666667" calcext:value-type="float">
            <text:p>14536.6666666667</text:p>
          </table:table-cell>
          <table:table-cell office:value-type="float" office:value="0.375002480349892" calcext:value-type="float">
            <text:p>0.375002480349892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" calcext:value-type="float">
            <text:p>0.6</text:p>
          </table:table-cell>
          <table:table-cell office:value-type="float" office:value="24738" calcext:value-type="float">
            <text:p>24738</text:p>
          </table:table-cell>
          <table:table-cell office:value-type="float" office:value="139" calcext:value-type="float">
            <text:p>139</text:p>
          </table:table-cell>
          <table:table-cell office:value-type="float" office:value="2163347" calcext:value-type="float">
            <text:p>2163347</text:p>
          </table:table-cell>
          <table:table-cell office:value-type="float" office:value="0" calcext:value-type="float">
            <text:p>0</text:p>
          </table:table-cell>
          <table:table-cell office:value-type="float" office:value="0.00561888592448864" calcext:value-type="float">
            <text:p>0.005618885924489</text:p>
          </table:table-cell>
          <table:table-cell office:value-type="float" office:value="87450.3597703937" calcext:value-type="float">
            <text:p>87450.3597703937</text:p>
          </table:table-cell>
          <table:table-cell office:value-type="float" office:value="15563.6474820144" calcext:value-type="float">
            <text:p>15563.6474820144</text:p>
          </table:table-cell>
          <table:table-cell office:value-type="float" office:value="0.375048121507699" calcext:value-type="float">
            <text:p>0.375048121507699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" calcext:value-type="float">
            <text:p>0.6</text:p>
          </table:table-cell>
          <table:table-cell office:value-type="float" office:value="25106" calcext:value-type="float">
            <text:p>25106</text:p>
          </table:table-cell>
          <table:table-cell office:value-type="float" office:value="140" calcext:value-type="float">
            <text:p>140</text:p>
          </table:table-cell>
          <table:table-cell office:value-type="float" office:value="2256476" calcext:value-type="float">
            <text:p>2256476</text:p>
          </table:table-cell>
          <table:table-cell office:value-type="float" office:value="0" calcext:value-type="float">
            <text:p>0</text:p>
          </table:table-cell>
          <table:table-cell office:value-type="float" office:value="0.00557635624950211" calcext:value-type="float">
            <text:p>0.005576356249502</text:p>
          </table:table-cell>
          <table:table-cell office:value-type="float" office:value="89877.957460368" calcext:value-type="float">
            <text:p>89877.957460368</text:p>
          </table:table-cell>
          <table:table-cell office:value-type="float" office:value="16117.6857142857" calcext:value-type="float">
            <text:p>16117.6857142857</text:p>
          </table:table-cell>
          <table:table-cell office:value-type="float" office:value="0.375645461033842" calcext:value-type="float">
            <text:p>0.375645461033842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" calcext:value-type="float">
            <text:p>0.6</text:p>
          </table:table-cell>
          <table:table-cell office:value-type="float" office:value="25281" calcext:value-type="float">
            <text:p>25281</text:p>
          </table:table-cell>
          <table:table-cell office:value-type="float" office:value="140" calcext:value-type="float">
            <text:p>140</text:p>
          </table:table-cell>
          <table:table-cell office:value-type="float" office:value="2304773" calcext:value-type="float">
            <text:p>2304773</text:p>
          </table:table-cell>
          <table:table-cell office:value-type="float" office:value="0" calcext:value-type="float">
            <text:p>0</text:p>
          </table:table-cell>
          <table:table-cell office:value-type="float" office:value="0.00553775562675527" calcext:value-type="float">
            <text:p>0.005537755626755</text:p>
          </table:table-cell>
          <table:table-cell office:value-type="float" office:value="91166.2117795973" calcext:value-type="float">
            <text:p>91166.2117795973</text:p>
          </table:table-cell>
          <table:table-cell office:value-type="float" office:value="16462.6642857143" calcext:value-type="float">
            <text:p>16462.6642857143</text:p>
          </table:table-cell>
          <table:table-cell office:value-type="float" office:value="0.375239784722469" calcext:value-type="float">
            <text:p>0.375239784722469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  <table:table-cell office:value-type="float" office:value="25325" calcext:value-type="float">
            <text:p>25325</text:p>
          </table:table-cell>
          <table:table-cell office:value-type="float" office:value="140" calcext:value-type="float">
            <text:p>140</text:p>
          </table:table-cell>
          <table:table-cell office:value-type="float" office:value="2317478" calcext:value-type="float">
            <text:p>2317478</text:p>
          </table:table-cell>
          <table:table-cell office:value-type="float" office:value="0" calcext:value-type="float">
            <text:p>0</text:p>
          </table:table-cell>
          <table:table-cell office:value-type="float" office:value="0.00552813425468904" calcext:value-type="float">
            <text:p>0.005528134254689</text:p>
          </table:table-cell>
          <table:table-cell office:value-type="float" office:value="91509.4965449161" calcext:value-type="float">
            <text:p>91509.4965449161</text:p>
          </table:table-cell>
          <table:table-cell office:value-type="float" office:value="16553.4142857143" calcext:value-type="float">
            <text:p>16553.4142857143</text:p>
          </table:table-cell>
          <table:table-cell office:value-type="float" office:value="0.375133334036435" calcext:value-type="float">
            <text:p>0.375133334036435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6" calcext:value-type="float">
            <text:p>0.6</text:p>
          </table:table-cell>
          <table:table-cell office:value-type="float" office:value="25325" calcext:value-type="float">
            <text:p>25325</text:p>
          </table:table-cell>
          <table:table-cell office:value-type="float" office:value="140" calcext:value-type="float">
            <text:p>140</text:p>
          </table:table-cell>
          <table:table-cell office:value-type="float" office:value="2317478" calcext:value-type="float">
            <text:p>2317478</text:p>
          </table:table-cell>
          <table:table-cell office:value-type="float" office:value="0" calcext:value-type="float">
            <text:p>0</text:p>
          </table:table-cell>
          <table:table-cell office:value-type="float" office:value="0.00552813425468904" calcext:value-type="float">
            <text:p>0.005528134254689</text:p>
          </table:table-cell>
          <table:table-cell office:value-type="float" office:value="91509.4965449161" calcext:value-type="float">
            <text:p>91509.4965449161</text:p>
          </table:table-cell>
          <table:table-cell office:value-type="float" office:value="16553.4142857143" calcext:value-type="float">
            <text:p>16553.4142857143</text:p>
          </table:table-cell>
          <table:table-cell office:value-type="float" office:value="0.375133334036435" calcext:value-type="float">
            <text:p>0.375133334036435</text:p>
          </table:table-cell>
          <table:table-cell table:number-columns-repeated="101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6" calcext:value-type="float">
            <text:p>0.6</text:p>
          </table:table-cell>
          <table:table-cell office:value-type="float" office:value="25325" calcext:value-type="float">
            <text:p>25325</text:p>
          </table:table-cell>
          <table:table-cell office:value-type="float" office:value="140" calcext:value-type="float">
            <text:p>140</text:p>
          </table:table-cell>
          <table:table-cell office:value-type="float" office:value="2317478" calcext:value-type="float">
            <text:p>2317478</text:p>
          </table:table-cell>
          <table:table-cell office:value-type="float" office:value="0" calcext:value-type="float">
            <text:p>0</text:p>
          </table:table-cell>
          <table:table-cell office:value-type="float" office:value="0.00552813425468904" calcext:value-type="float">
            <text:p>0.005528134254689</text:p>
          </table:table-cell>
          <table:table-cell office:value-type="float" office:value="91509.4965449161" calcext:value-type="float">
            <text:p>91509.4965449161</text:p>
          </table:table-cell>
          <table:table-cell office:value-type="float" office:value="16553.4142857143" calcext:value-type="float">
            <text:p>16553.4142857143</text:p>
          </table:table-cell>
          <table:table-cell office:value-type="float" office:value="0.375133334036435" calcext:value-type="float">
            <text:p>0.375133334036435</text:p>
          </table:table-cell>
          <table:table-cell table:number-columns-repeated="101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6" calcext:value-type="float">
            <text:p>0.6</text:p>
          </table:table-cell>
          <table:table-cell office:value-type="float" office:value="25325" calcext:value-type="float">
            <text:p>25325</text:p>
          </table:table-cell>
          <table:table-cell office:value-type="float" office:value="140" calcext:value-type="float">
            <text:p>140</text:p>
          </table:table-cell>
          <table:table-cell office:value-type="float" office:value="2317478" calcext:value-type="float">
            <text:p>2317478</text:p>
          </table:table-cell>
          <table:table-cell office:value-type="float" office:value="0" calcext:value-type="float">
            <text:p>0</text:p>
          </table:table-cell>
          <table:table-cell office:value-type="float" office:value="0.00552813425468904" calcext:value-type="float">
            <text:p>0.005528134254689</text:p>
          </table:table-cell>
          <table:table-cell office:value-type="float" office:value="91509.4965449161" calcext:value-type="float">
            <text:p>91509.4965449161</text:p>
          </table:table-cell>
          <table:table-cell office:value-type="float" office:value="16553.4142857143" calcext:value-type="float">
            <text:p>16553.4142857143</text:p>
          </table:table-cell>
          <table:table-cell office:value-type="float" office:value="0.375133334036435" calcext:value-type="float">
            <text:p>0.375133334036435</text:p>
          </table:table-cell>
          <table:table-cell table:number-columns-repeated="101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6" calcext:value-type="float">
            <text:p>0.6</text:p>
          </table:table-cell>
          <table:table-cell office:value-type="float" office:value="25325" calcext:value-type="float">
            <text:p>25325</text:p>
          </table:table-cell>
          <table:table-cell office:value-type="float" office:value="140" calcext:value-type="float">
            <text:p>140</text:p>
          </table:table-cell>
          <table:table-cell office:value-type="float" office:value="2317478" calcext:value-type="float">
            <text:p>2317478</text:p>
          </table:table-cell>
          <table:table-cell office:value-type="float" office:value="0" calcext:value-type="float">
            <text:p>0</text:p>
          </table:table-cell>
          <table:table-cell office:value-type="float" office:value="0.00552813425468904" calcext:value-type="float">
            <text:p>0.005528134254689</text:p>
          </table:table-cell>
          <table:table-cell office:value-type="float" office:value="91509.4965449161" calcext:value-type="float">
            <text:p>91509.4965449161</text:p>
          </table:table-cell>
          <table:table-cell office:value-type="float" office:value="16553.4142857143" calcext:value-type="float">
            <text:p>16553.4142857143</text:p>
          </table:table-cell>
          <table:table-cell office:value-type="float" office:value="0.375133334036435" calcext:value-type="float">
            <text:p>0.375133334036435</text:p>
          </table:table-cell>
          <table:table-cell table:number-columns-repeated="10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" calcext:value-type="float">
            <text:p>0.6</text:p>
          </table:table-cell>
          <table:table-cell office:value-type="float" office:value="25325" calcext:value-type="float">
            <text:p>25325</text:p>
          </table:table-cell>
          <table:table-cell office:value-type="float" office:value="140" calcext:value-type="float">
            <text:p>140</text:p>
          </table:table-cell>
          <table:table-cell office:value-type="float" office:value="2317478" calcext:value-type="float">
            <text:p>2317478</text:p>
          </table:table-cell>
          <table:table-cell office:value-type="float" office:value="0" calcext:value-type="float">
            <text:p>0</text:p>
          </table:table-cell>
          <table:table-cell office:value-type="float" office:value="0.00552813425468904" calcext:value-type="float">
            <text:p>0.005528134254689</text:p>
          </table:table-cell>
          <table:table-cell office:value-type="float" office:value="91509.4965449161" calcext:value-type="float">
            <text:p>91509.4965449161</text:p>
          </table:table-cell>
          <table:table-cell office:value-type="float" office:value="16553.4142857143" calcext:value-type="float">
            <text:p>16553.4142857143</text:p>
          </table:table-cell>
          <table:table-cell office:value-type="float" office:value="0.375133334036435" calcext:value-type="float">
            <text:p>0.375133334036435</text:p>
          </table:table-cell>
          <table:table-cell table:number-columns-repeated="101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6" calcext:value-type="float">
            <text:p>0.6</text:p>
          </table:table-cell>
          <table:table-cell office:value-type="float" office:value="25325" calcext:value-type="float">
            <text:p>25325</text:p>
          </table:table-cell>
          <table:table-cell office:value-type="float" office:value="140" calcext:value-type="float">
            <text:p>140</text:p>
          </table:table-cell>
          <table:table-cell office:value-type="float" office:value="2317478" calcext:value-type="float">
            <text:p>2317478</text:p>
          </table:table-cell>
          <table:table-cell office:value-type="float" office:value="0" calcext:value-type="float">
            <text:p>0</text:p>
          </table:table-cell>
          <table:table-cell office:value-type="float" office:value="0.00552813425468904" calcext:value-type="float">
            <text:p>0.005528134254689</text:p>
          </table:table-cell>
          <table:table-cell office:value-type="float" office:value="91509.4965449161" calcext:value-type="float">
            <text:p>91509.4965449161</text:p>
          </table:table-cell>
          <table:table-cell office:value-type="float" office:value="16553.4142857143" calcext:value-type="float">
            <text:p>16553.4142857143</text:p>
          </table:table-cell>
          <table:table-cell office:value-type="float" office:value="0.375133334036435" calcext:value-type="float">
            <text:p>0.375133334036435</text:p>
          </table:table-cell>
          <table:table-cell table:number-columns-repeated="101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6" calcext:value-type="float">
            <text:p>0.6</text:p>
          </table:table-cell>
          <table:table-cell office:value-type="float" office:value="25325" calcext:value-type="float">
            <text:p>25325</text:p>
          </table:table-cell>
          <table:table-cell office:value-type="float" office:value="140" calcext:value-type="float">
            <text:p>140</text:p>
          </table:table-cell>
          <table:table-cell office:value-type="float" office:value="2317478" calcext:value-type="float">
            <text:p>2317478</text:p>
          </table:table-cell>
          <table:table-cell office:value-type="float" office:value="0" calcext:value-type="float">
            <text:p>0</text:p>
          </table:table-cell>
          <table:table-cell office:value-type="float" office:value="0.00552813425468904" calcext:value-type="float">
            <text:p>0.005528134254689</text:p>
          </table:table-cell>
          <table:table-cell office:value-type="float" office:value="91509.4965449161" calcext:value-type="float">
            <text:p>91509.4965449161</text:p>
          </table:table-cell>
          <table:table-cell office:value-type="float" office:value="16553.4142857143" calcext:value-type="float">
            <text:p>16553.4142857143</text:p>
          </table:table-cell>
          <table:table-cell office:value-type="float" office:value="0.375133334036435" calcext:value-type="float">
            <text:p>0.375133334036435</text:p>
          </table:table-cell>
          <table:table-cell table:number-columns-repeated="101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6" calcext:value-type="float">
            <text:p>0.6</text:p>
          </table:table-cell>
          <table:table-cell office:value-type="float" office:value="25325" calcext:value-type="float">
            <text:p>25325</text:p>
          </table:table-cell>
          <table:table-cell office:value-type="float" office:value="140" calcext:value-type="float">
            <text:p>140</text:p>
          </table:table-cell>
          <table:table-cell office:value-type="float" office:value="2317478" calcext:value-type="float">
            <text:p>2317478</text:p>
          </table:table-cell>
          <table:table-cell office:value-type="float" office:value="0" calcext:value-type="float">
            <text:p>0</text:p>
          </table:table-cell>
          <table:table-cell office:value-type="float" office:value="0.00552813425468904" calcext:value-type="float">
            <text:p>0.005528134254689</text:p>
          </table:table-cell>
          <table:table-cell office:value-type="float" office:value="91509.4965449161" calcext:value-type="float">
            <text:p>91509.4965449161</text:p>
          </table:table-cell>
          <table:table-cell office:value-type="float" office:value="16553.4142857143" calcext:value-type="float">
            <text:p>16553.4142857143</text:p>
          </table:table-cell>
          <table:table-cell office:value-type="float" office:value="0.375133334036435" calcext:value-type="float">
            <text:p>0.375133334036435</text:p>
          </table:table-cell>
          <table:table-cell table:number-columns-repeated="101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6" calcext:value-type="float">
            <text:p>0.6</text:p>
          </table:table-cell>
          <table:table-cell office:value-type="float" office:value="25325" calcext:value-type="float">
            <text:p>25325</text:p>
          </table:table-cell>
          <table:table-cell office:value-type="float" office:value="140" calcext:value-type="float">
            <text:p>140</text:p>
          </table:table-cell>
          <table:table-cell office:value-type="float" office:value="2317478" calcext:value-type="float">
            <text:p>2317478</text:p>
          </table:table-cell>
          <table:table-cell office:value-type="float" office:value="0" calcext:value-type="float">
            <text:p>0</text:p>
          </table:table-cell>
          <table:table-cell office:value-type="float" office:value="0.00552813425468904" calcext:value-type="float">
            <text:p>0.005528134254689</text:p>
          </table:table-cell>
          <table:table-cell office:value-type="float" office:value="91509.4965449161" calcext:value-type="float">
            <text:p>91509.4965449161</text:p>
          </table:table-cell>
          <table:table-cell office:value-type="float" office:value="16553.4142857143" calcext:value-type="float">
            <text:p>16553.4142857143</text:p>
          </table:table-cell>
          <table:table-cell office:value-type="float" office:value="0.375133334036435" calcext:value-type="float">
            <text:p>0.375133334036435</text:p>
          </table:table-cell>
          <table:table-cell table:number-columns-repeated="10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" calcext:value-type="float">
            <text:p>0.6</text:p>
          </table:table-cell>
          <table:table-cell office:value-type="float" office:value="25325" calcext:value-type="float">
            <text:p>25325</text:p>
          </table:table-cell>
          <table:table-cell office:value-type="float" office:value="140" calcext:value-type="float">
            <text:p>140</text:p>
          </table:table-cell>
          <table:table-cell office:value-type="float" office:value="2317478" calcext:value-type="float">
            <text:p>2317478</text:p>
          </table:table-cell>
          <table:table-cell office:value-type="float" office:value="0" calcext:value-type="float">
            <text:p>0</text:p>
          </table:table-cell>
          <table:table-cell office:value-type="float" office:value="0.00552813425468904" calcext:value-type="float">
            <text:p>0.005528134254689</text:p>
          </table:table-cell>
          <table:table-cell office:value-type="float" office:value="91509.4965449161" calcext:value-type="float">
            <text:p>91509.4965449161</text:p>
          </table:table-cell>
          <table:table-cell office:value-type="float" office:value="16553.4142857143" calcext:value-type="float">
            <text:p>16553.4142857143</text:p>
          </table:table-cell>
          <table:table-cell office:value-type="float" office:value="0.375133334036435" calcext:value-type="float">
            <text:p>0.375133334036435</text:p>
          </table:table-cell>
          <table:table-cell table:number-columns-repeated="101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6" calcext:value-type="float">
            <text:p>0.6</text:p>
          </table:table-cell>
          <table:table-cell office:value-type="float" office:value="25325" calcext:value-type="float">
            <text:p>25325</text:p>
          </table:table-cell>
          <table:table-cell office:value-type="float" office:value="140" calcext:value-type="float">
            <text:p>140</text:p>
          </table:table-cell>
          <table:table-cell office:value-type="float" office:value="2317478" calcext:value-type="float">
            <text:p>2317478</text:p>
          </table:table-cell>
          <table:table-cell office:value-type="float" office:value="0" calcext:value-type="float">
            <text:p>0</text:p>
          </table:table-cell>
          <table:table-cell office:value-type="float" office:value="0.00552813425468904" calcext:value-type="float">
            <text:p>0.005528134254689</text:p>
          </table:table-cell>
          <table:table-cell office:value-type="float" office:value="91509.4965449161" calcext:value-type="float">
            <text:p>91509.4965449161</text:p>
          </table:table-cell>
          <table:table-cell office:value-type="float" office:value="16553.4142857143" calcext:value-type="float">
            <text:p>16553.4142857143</text:p>
          </table:table-cell>
          <table:table-cell office:value-type="float" office:value="0.375133334036435" calcext:value-type="float">
            <text:p>0.375133334036435</text:p>
          </table:table-cell>
          <table:table-cell table:number-columns-repeated="101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6" calcext:value-type="float">
            <text:p>0.6</text:p>
          </table:table-cell>
          <table:table-cell office:value-type="float" office:value="25325" calcext:value-type="float">
            <text:p>25325</text:p>
          </table:table-cell>
          <table:table-cell office:value-type="float" office:value="140" calcext:value-type="float">
            <text:p>140</text:p>
          </table:table-cell>
          <table:table-cell office:value-type="float" office:value="2317478" calcext:value-type="float">
            <text:p>2317478</text:p>
          </table:table-cell>
          <table:table-cell office:value-type="float" office:value="0" calcext:value-type="float">
            <text:p>0</text:p>
          </table:table-cell>
          <table:table-cell office:value-type="float" office:value="0.00552813425468904" calcext:value-type="float">
            <text:p>0.005528134254689</text:p>
          </table:table-cell>
          <table:table-cell office:value-type="float" office:value="91509.4965449161" calcext:value-type="float">
            <text:p>91509.4965449161</text:p>
          </table:table-cell>
          <table:table-cell office:value-type="float" office:value="16553.4142857143" calcext:value-type="float">
            <text:p>16553.4142857143</text:p>
          </table:table-cell>
          <table:table-cell office:value-type="float" office:value="0.375133334036435" calcext:value-type="float">
            <text:p>0.375133334036435</text:p>
          </table:table-cell>
          <table:table-cell table:number-columns-repeated="101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6" calcext:value-type="float">
            <text:p>0.6</text:p>
          </table:table-cell>
          <table:table-cell office:value-type="float" office:value="25325" calcext:value-type="float">
            <text:p>25325</text:p>
          </table:table-cell>
          <table:table-cell office:value-type="float" office:value="140" calcext:value-type="float">
            <text:p>140</text:p>
          </table:table-cell>
          <table:table-cell office:value-type="float" office:value="2317478" calcext:value-type="float">
            <text:p>2317478</text:p>
          </table:table-cell>
          <table:table-cell office:value-type="float" office:value="0" calcext:value-type="float">
            <text:p>0</text:p>
          </table:table-cell>
          <table:table-cell office:value-type="float" office:value="0.00552813425468904" calcext:value-type="float">
            <text:p>0.005528134254689</text:p>
          </table:table-cell>
          <table:table-cell office:value-type="float" office:value="91509.4965449161" calcext:value-type="float">
            <text:p>91509.4965449161</text:p>
          </table:table-cell>
          <table:table-cell office:value-type="float" office:value="16553.4142857143" calcext:value-type="float">
            <text:p>16553.4142857143</text:p>
          </table:table-cell>
          <table:table-cell office:value-type="float" office:value="0.375133334036435" calcext:value-type="float">
            <text:p>0.375133334036435</text:p>
          </table:table-cell>
          <table:table-cell table:number-columns-repeated="101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6" calcext:value-type="float">
            <text:p>0.6</text:p>
          </table:table-cell>
          <table:table-cell office:value-type="float" office:value="25325" calcext:value-type="float">
            <text:p>25325</text:p>
          </table:table-cell>
          <table:table-cell office:value-type="float" office:value="140" calcext:value-type="float">
            <text:p>140</text:p>
          </table:table-cell>
          <table:table-cell office:value-type="float" office:value="2317478" calcext:value-type="float">
            <text:p>2317478</text:p>
          </table:table-cell>
          <table:table-cell office:value-type="float" office:value="0" calcext:value-type="float">
            <text:p>0</text:p>
          </table:table-cell>
          <table:table-cell office:value-type="float" office:value="0.00552813425468904" calcext:value-type="float">
            <text:p>0.005528134254689</text:p>
          </table:table-cell>
          <table:table-cell office:value-type="float" office:value="91509.4965449161" calcext:value-type="float">
            <text:p>91509.4965449161</text:p>
          </table:table-cell>
          <table:table-cell office:value-type="float" office:value="16553.4142857143" calcext:value-type="float">
            <text:p>16553.4142857143</text:p>
          </table:table-cell>
          <table:table-cell office:value-type="float" office:value="0.375133334036435" calcext:value-type="float">
            <text:p>0.375133334036435</text:p>
          </table:table-cell>
          <table:table-cell table:number-columns-repeated="101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6" calcext:value-type="float">
            <text:p>0.6</text:p>
          </table:table-cell>
          <table:table-cell office:value-type="float" office:value="25325" calcext:value-type="float">
            <text:p>25325</text:p>
          </table:table-cell>
          <table:table-cell office:value-type="float" office:value="140" calcext:value-type="float">
            <text:p>140</text:p>
          </table:table-cell>
          <table:table-cell office:value-type="float" office:value="2317478" calcext:value-type="float">
            <text:p>2317478</text:p>
          </table:table-cell>
          <table:table-cell office:value-type="float" office:value="0" calcext:value-type="float">
            <text:p>0</text:p>
          </table:table-cell>
          <table:table-cell office:value-type="float" office:value="0.00552813425468904" calcext:value-type="float">
            <text:p>0.005528134254689</text:p>
          </table:table-cell>
          <table:table-cell office:value-type="float" office:value="91509.4965449161" calcext:value-type="float">
            <text:p>91509.4965449161</text:p>
          </table:table-cell>
          <table:table-cell office:value-type="float" office:value="16553.4142857143" calcext:value-type="float">
            <text:p>16553.4142857143</text:p>
          </table:table-cell>
          <table:table-cell office:value-type="float" office:value="0.375133334036435" calcext:value-type="float">
            <text:p>0.375133334036435</text:p>
          </table:table-cell>
          <table:table-cell table:number-columns-repeated="101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6" calcext:value-type="float">
            <text:p>0.6</text:p>
          </table:table-cell>
          <table:table-cell office:value-type="float" office:value="25325" calcext:value-type="float">
            <text:p>25325</text:p>
          </table:table-cell>
          <table:table-cell office:value-type="float" office:value="140" calcext:value-type="float">
            <text:p>140</text:p>
          </table:table-cell>
          <table:table-cell office:value-type="float" office:value="2317478" calcext:value-type="float">
            <text:p>2317478</text:p>
          </table:table-cell>
          <table:table-cell office:value-type="float" office:value="0" calcext:value-type="float">
            <text:p>0</text:p>
          </table:table-cell>
          <table:table-cell office:value-type="float" office:value="0.00552813425468904" calcext:value-type="float">
            <text:p>0.005528134254689</text:p>
          </table:table-cell>
          <table:table-cell office:value-type="float" office:value="91509.4965449161" calcext:value-type="float">
            <text:p>91509.4965449161</text:p>
          </table:table-cell>
          <table:table-cell office:value-type="float" office:value="16553.4142857143" calcext:value-type="float">
            <text:p>16553.4142857143</text:p>
          </table:table-cell>
          <table:table-cell office:value-type="float" office:value="0.375133334036435" calcext:value-type="float">
            <text:p>0.375133334036435</text:p>
          </table:table-cell>
          <table:table-cell table:number-columns-repeated="101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6" calcext:value-type="float">
            <text:p>0.6</text:p>
          </table:table-cell>
          <table:table-cell office:value-type="float" office:value="25325" calcext:value-type="float">
            <text:p>25325</text:p>
          </table:table-cell>
          <table:table-cell office:value-type="float" office:value="140" calcext:value-type="float">
            <text:p>140</text:p>
          </table:table-cell>
          <table:table-cell office:value-type="float" office:value="2317478" calcext:value-type="float">
            <text:p>2317478</text:p>
          </table:table-cell>
          <table:table-cell office:value-type="float" office:value="0" calcext:value-type="float">
            <text:p>0</text:p>
          </table:table-cell>
          <table:table-cell office:value-type="float" office:value="0.00552813425468904" calcext:value-type="float">
            <text:p>0.005528134254689</text:p>
          </table:table-cell>
          <table:table-cell office:value-type="float" office:value="91509.4965449161" calcext:value-type="float">
            <text:p>91509.4965449161</text:p>
          </table:table-cell>
          <table:table-cell office:value-type="float" office:value="16553.4142857143" calcext:value-type="float">
            <text:p>16553.4142857143</text:p>
          </table:table-cell>
          <table:table-cell office:value-type="float" office:value="0.375133334036435" calcext:value-type="float">
            <text:p>0.375133334036435</text:p>
          </table:table-cell>
          <table:table-cell table:number-columns-repeated="101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6" calcext:value-type="float">
            <text:p>0.6</text:p>
          </table:table-cell>
          <table:table-cell office:value-type="float" office:value="25325" calcext:value-type="float">
            <text:p>25325</text:p>
          </table:table-cell>
          <table:table-cell office:value-type="float" office:value="140" calcext:value-type="float">
            <text:p>140</text:p>
          </table:table-cell>
          <table:table-cell office:value-type="float" office:value="2317478" calcext:value-type="float">
            <text:p>2317478</text:p>
          </table:table-cell>
          <table:table-cell office:value-type="float" office:value="0" calcext:value-type="float">
            <text:p>0</text:p>
          </table:table-cell>
          <table:table-cell office:value-type="float" office:value="0.00552813425468904" calcext:value-type="float">
            <text:p>0.005528134254689</text:p>
          </table:table-cell>
          <table:table-cell office:value-type="float" office:value="91509.4965449161" calcext:value-type="float">
            <text:p>91509.4965449161</text:p>
          </table:table-cell>
          <table:table-cell office:value-type="float" office:value="16553.4142857143" calcext:value-type="float">
            <text:p>16553.4142857143</text:p>
          </table:table-cell>
          <table:table-cell office:value-type="float" office:value="0.375133334036435" calcext:value-type="float">
            <text:p>0.375133334036435</text:p>
          </table:table-cell>
          <table:table-cell table:number-columns-repeated="101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6" calcext:value-type="float">
            <text:p>0.6</text:p>
          </table:table-cell>
          <table:table-cell office:value-type="float" office:value="25325" calcext:value-type="float">
            <text:p>25325</text:p>
          </table:table-cell>
          <table:table-cell office:value-type="float" office:value="140" calcext:value-type="float">
            <text:p>140</text:p>
          </table:table-cell>
          <table:table-cell office:value-type="float" office:value="2317478" calcext:value-type="float">
            <text:p>2317478</text:p>
          </table:table-cell>
          <table:table-cell office:value-type="float" office:value="0" calcext:value-type="float">
            <text:p>0</text:p>
          </table:table-cell>
          <table:table-cell office:value-type="float" office:value="0.00552813425468904" calcext:value-type="float">
            <text:p>0.005528134254689</text:p>
          </table:table-cell>
          <table:table-cell office:value-type="float" office:value="91509.4965449161" calcext:value-type="float">
            <text:p>91509.4965449161</text:p>
          </table:table-cell>
          <table:table-cell office:value-type="float" office:value="16553.4142857143" calcext:value-type="float">
            <text:p>16553.4142857143</text:p>
          </table:table-cell>
          <table:table-cell office:value-type="float" office:value="0.375133334036435" calcext:value-type="float">
            <text:p>0.375133334036435</text:p>
          </table:table-cell>
          <table:table-cell table:number-columns-repeated="101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6" calcext:value-type="float">
            <text:p>0.6</text:p>
          </table:table-cell>
          <table:table-cell office:value-type="float" office:value="25325" calcext:value-type="float">
            <text:p>25325</text:p>
          </table:table-cell>
          <table:table-cell office:value-type="float" office:value="140" calcext:value-type="float">
            <text:p>140</text:p>
          </table:table-cell>
          <table:table-cell office:value-type="float" office:value="2317478" calcext:value-type="float">
            <text:p>2317478</text:p>
          </table:table-cell>
          <table:table-cell office:value-type="float" office:value="0" calcext:value-type="float">
            <text:p>0</text:p>
          </table:table-cell>
          <table:table-cell office:value-type="float" office:value="0.00552813425468904" calcext:value-type="float">
            <text:p>0.005528134254689</text:p>
          </table:table-cell>
          <table:table-cell office:value-type="float" office:value="91509.4965449161" calcext:value-type="float">
            <text:p>91509.4965449161</text:p>
          </table:table-cell>
          <table:table-cell office:value-type="float" office:value="16553.4142857143" calcext:value-type="float">
            <text:p>16553.4142857143</text:p>
          </table:table-cell>
          <table:table-cell office:value-type="float" office:value="0.375133334036435" calcext:value-type="float">
            <text:p>0.375133334036435</text:p>
          </table:table-cell>
          <table:table-cell table:number-columns-repeated="101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6" calcext:value-type="float">
            <text:p>0.6</text:p>
          </table:table-cell>
          <table:table-cell office:value-type="float" office:value="25325" calcext:value-type="float">
            <text:p>25325</text:p>
          </table:table-cell>
          <table:table-cell office:value-type="float" office:value="140" calcext:value-type="float">
            <text:p>140</text:p>
          </table:table-cell>
          <table:table-cell office:value-type="float" office:value="2317478" calcext:value-type="float">
            <text:p>2317478</text:p>
          </table:table-cell>
          <table:table-cell office:value-type="float" office:value="0" calcext:value-type="float">
            <text:p>0</text:p>
          </table:table-cell>
          <table:table-cell office:value-type="float" office:value="0.00552813425468904" calcext:value-type="float">
            <text:p>0.005528134254689</text:p>
          </table:table-cell>
          <table:table-cell office:value-type="float" office:value="91509.4965449161" calcext:value-type="float">
            <text:p>91509.4965449161</text:p>
          </table:table-cell>
          <table:table-cell office:value-type="float" office:value="16553.4142857143" calcext:value-type="float">
            <text:p>16553.4142857143</text:p>
          </table:table-cell>
          <table:table-cell office:value-type="float" office:value="0.375133334036435" calcext:value-type="float">
            <text:p>0.375133334036435</text:p>
          </table:table-cell>
          <table:table-cell table:number-columns-repeated="101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6" calcext:value-type="float">
            <text:p>0.6</text:p>
          </table:table-cell>
          <table:table-cell office:value-type="float" office:value="25325" calcext:value-type="float">
            <text:p>25325</text:p>
          </table:table-cell>
          <table:table-cell office:value-type="float" office:value="140" calcext:value-type="float">
            <text:p>140</text:p>
          </table:table-cell>
          <table:table-cell office:value-type="float" office:value="2317478" calcext:value-type="float">
            <text:p>2317478</text:p>
          </table:table-cell>
          <table:table-cell office:value-type="float" office:value="0" calcext:value-type="float">
            <text:p>0</text:p>
          </table:table-cell>
          <table:table-cell office:value-type="float" office:value="0.00552813425468904" calcext:value-type="float">
            <text:p>0.005528134254689</text:p>
          </table:table-cell>
          <table:table-cell office:value-type="float" office:value="91509.4965449161" calcext:value-type="float">
            <text:p>91509.4965449161</text:p>
          </table:table-cell>
          <table:table-cell office:value-type="float" office:value="16553.4142857143" calcext:value-type="float">
            <text:p>16553.4142857143</text:p>
          </table:table-cell>
          <table:table-cell office:value-type="float" office:value="0.375133334036435" calcext:value-type="float">
            <text:p>0.375133334036435</text:p>
          </table:table-cell>
          <table:table-cell table:number-columns-repeated="101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6" calcext:value-type="float">
            <text:p>0.6</text:p>
          </table:table-cell>
          <table:table-cell office:value-type="float" office:value="25325" calcext:value-type="float">
            <text:p>25325</text:p>
          </table:table-cell>
          <table:table-cell office:value-type="float" office:value="140" calcext:value-type="float">
            <text:p>140</text:p>
          </table:table-cell>
          <table:table-cell office:value-type="float" office:value="2317478" calcext:value-type="float">
            <text:p>2317478</text:p>
          </table:table-cell>
          <table:table-cell office:value-type="float" office:value="0" calcext:value-type="float">
            <text:p>0</text:p>
          </table:table-cell>
          <table:table-cell office:value-type="float" office:value="0.00552813425468904" calcext:value-type="float">
            <text:p>0.005528134254689</text:p>
          </table:table-cell>
          <table:table-cell office:value-type="float" office:value="91509.4965449161" calcext:value-type="float">
            <text:p>91509.4965449161</text:p>
          </table:table-cell>
          <table:table-cell office:value-type="float" office:value="16553.4142857143" calcext:value-type="float">
            <text:p>16553.4142857143</text:p>
          </table:table-cell>
          <table:table-cell office:value-type="float" office:value="0.375133334036435" calcext:value-type="float">
            <text:p>0.375133334036435</text:p>
          </table:table-cell>
          <table:table-cell table:number-columns-repeated="101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6" calcext:value-type="float">
            <text:p>0.6</text:p>
          </table:table-cell>
          <table:table-cell office:value-type="float" office:value="25325" calcext:value-type="float">
            <text:p>25325</text:p>
          </table:table-cell>
          <table:table-cell office:value-type="float" office:value="140" calcext:value-type="float">
            <text:p>140</text:p>
          </table:table-cell>
          <table:table-cell office:value-type="float" office:value="2317478" calcext:value-type="float">
            <text:p>2317478</text:p>
          </table:table-cell>
          <table:table-cell office:value-type="float" office:value="0" calcext:value-type="float">
            <text:p>0</text:p>
          </table:table-cell>
          <table:table-cell office:value-type="float" office:value="0.00552813425468904" calcext:value-type="float">
            <text:p>0.005528134254689</text:p>
          </table:table-cell>
          <table:table-cell office:value-type="float" office:value="91509.4965449161" calcext:value-type="float">
            <text:p>91509.4965449161</text:p>
          </table:table-cell>
          <table:table-cell office:value-type="float" office:value="16553.4142857143" calcext:value-type="float">
            <text:p>16553.4142857143</text:p>
          </table:table-cell>
          <table:table-cell office:value-type="float" office:value="0.375133334036435" calcext:value-type="float">
            <text:p>0.375133334036435</text:p>
          </table:table-cell>
          <table:table-cell table:number-columns-repeated="101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6" calcext:value-type="float">
            <text:p>0.6</text:p>
          </table:table-cell>
          <table:table-cell office:value-type="float" office:value="25325" calcext:value-type="float">
            <text:p>25325</text:p>
          </table:table-cell>
          <table:table-cell office:value-type="float" office:value="140" calcext:value-type="float">
            <text:p>140</text:p>
          </table:table-cell>
          <table:table-cell office:value-type="float" office:value="2317478" calcext:value-type="float">
            <text:p>2317478</text:p>
          </table:table-cell>
          <table:table-cell office:value-type="float" office:value="0" calcext:value-type="float">
            <text:p>0</text:p>
          </table:table-cell>
          <table:table-cell office:value-type="float" office:value="0.00552813425468904" calcext:value-type="float">
            <text:p>0.005528134254689</text:p>
          </table:table-cell>
          <table:table-cell office:value-type="float" office:value="91509.4965449161" calcext:value-type="float">
            <text:p>91509.4965449161</text:p>
          </table:table-cell>
          <table:table-cell office:value-type="float" office:value="16553.4142857143" calcext:value-type="float">
            <text:p>16553.4142857143</text:p>
          </table:table-cell>
          <table:table-cell office:value-type="float" office:value="0.375133334036435" calcext:value-type="float">
            <text:p>0.375133334036435</text:p>
          </table:table-cell>
          <table:table-cell table:number-columns-repeated="101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6" calcext:value-type="float">
            <text:p>0.6</text:p>
          </table:table-cell>
          <table:table-cell office:value-type="float" office:value="25325" calcext:value-type="float">
            <text:p>25325</text:p>
          </table:table-cell>
          <table:table-cell office:value-type="float" office:value="140" calcext:value-type="float">
            <text:p>140</text:p>
          </table:table-cell>
          <table:table-cell office:value-type="float" office:value="2317478" calcext:value-type="float">
            <text:p>2317478</text:p>
          </table:table-cell>
          <table:table-cell office:value-type="float" office:value="0" calcext:value-type="float">
            <text:p>0</text:p>
          </table:table-cell>
          <table:table-cell office:value-type="float" office:value="0.00552813425468904" calcext:value-type="float">
            <text:p>0.005528134254689</text:p>
          </table:table-cell>
          <table:table-cell office:value-type="float" office:value="91509.4965449161" calcext:value-type="float">
            <text:p>91509.4965449161</text:p>
          </table:table-cell>
          <table:table-cell office:value-type="float" office:value="16553.4142857143" calcext:value-type="float">
            <text:p>16553.4142857143</text:p>
          </table:table-cell>
          <table:table-cell office:value-type="float" office:value="0.375133334036435" calcext:value-type="float">
            <text:p>0.375133334036435</text:p>
          </table:table-cell>
          <table:table-cell table:number-columns-repeated="101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6" calcext:value-type="float">
            <text:p>0.6</text:p>
          </table:table-cell>
          <table:table-cell office:value-type="float" office:value="25325" calcext:value-type="float">
            <text:p>25325</text:p>
          </table:table-cell>
          <table:table-cell office:value-type="float" office:value="140" calcext:value-type="float">
            <text:p>140</text:p>
          </table:table-cell>
          <table:table-cell office:value-type="float" office:value="2317478" calcext:value-type="float">
            <text:p>2317478</text:p>
          </table:table-cell>
          <table:table-cell office:value-type="float" office:value="0" calcext:value-type="float">
            <text:p>0</text:p>
          </table:table-cell>
          <table:table-cell office:value-type="float" office:value="0.00552813425468904" calcext:value-type="float">
            <text:p>0.005528134254689</text:p>
          </table:table-cell>
          <table:table-cell office:value-type="float" office:value="91509.4965449161" calcext:value-type="float">
            <text:p>91509.4965449161</text:p>
          </table:table-cell>
          <table:table-cell office:value-type="float" office:value="16553.4142857143" calcext:value-type="float">
            <text:p>16553.4142857143</text:p>
          </table:table-cell>
          <table:table-cell office:value-type="float" office:value="0.375133334036435" calcext:value-type="float">
            <text:p>0.375133334036435</text:p>
          </table:table-cell>
          <table:table-cell table:number-columns-repeated="101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6" calcext:value-type="float">
            <text:p>0.6</text:p>
          </table:table-cell>
          <table:table-cell office:value-type="float" office:value="25325" calcext:value-type="float">
            <text:p>25325</text:p>
          </table:table-cell>
          <table:table-cell office:value-type="float" office:value="140" calcext:value-type="float">
            <text:p>140</text:p>
          </table:table-cell>
          <table:table-cell office:value-type="float" office:value="2317478" calcext:value-type="float">
            <text:p>2317478</text:p>
          </table:table-cell>
          <table:table-cell office:value-type="float" office:value="0" calcext:value-type="float">
            <text:p>0</text:p>
          </table:table-cell>
          <table:table-cell office:value-type="float" office:value="0.00552813425468904" calcext:value-type="float">
            <text:p>0.005528134254689</text:p>
          </table:table-cell>
          <table:table-cell office:value-type="float" office:value="91509.4965449161" calcext:value-type="float">
            <text:p>91509.4965449161</text:p>
          </table:table-cell>
          <table:table-cell office:value-type="float" office:value="16553.4142857143" calcext:value-type="float">
            <text:p>16553.4142857143</text:p>
          </table:table-cell>
          <table:table-cell office:value-type="float" office:value="0.375133334036435" calcext:value-type="float">
            <text:p>0.375133334036435</text:p>
          </table:table-cell>
          <table:table-cell table:number-columns-repeated="101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6" calcext:value-type="float">
            <text:p>0.6</text:p>
          </table:table-cell>
          <table:table-cell office:value-type="float" office:value="25325" calcext:value-type="float">
            <text:p>25325</text:p>
          </table:table-cell>
          <table:table-cell office:value-type="float" office:value="140" calcext:value-type="float">
            <text:p>140</text:p>
          </table:table-cell>
          <table:table-cell office:value-type="float" office:value="2317478" calcext:value-type="float">
            <text:p>2317478</text:p>
          </table:table-cell>
          <table:table-cell office:value-type="float" office:value="0" calcext:value-type="float">
            <text:p>0</text:p>
          </table:table-cell>
          <table:table-cell office:value-type="float" office:value="0.00552813425468904" calcext:value-type="float">
            <text:p>0.005528134254689</text:p>
          </table:table-cell>
          <table:table-cell office:value-type="float" office:value="91509.4965449161" calcext:value-type="float">
            <text:p>91509.4965449161</text:p>
          </table:table-cell>
          <table:table-cell office:value-type="float" office:value="16553.4142857143" calcext:value-type="float">
            <text:p>16553.4142857143</text:p>
          </table:table-cell>
          <table:table-cell office:value-type="float" office:value="0.375133334036435" calcext:value-type="float">
            <text:p>0.375133334036435</text:p>
          </table:table-cell>
          <table:table-cell table:number-columns-repeated="101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6" calcext:value-type="float">
            <text:p>0.6</text:p>
          </table:table-cell>
          <table:table-cell office:value-type="float" office:value="25325" calcext:value-type="float">
            <text:p>25325</text:p>
          </table:table-cell>
          <table:table-cell office:value-type="float" office:value="140" calcext:value-type="float">
            <text:p>140</text:p>
          </table:table-cell>
          <table:table-cell office:value-type="float" office:value="2317478" calcext:value-type="float">
            <text:p>2317478</text:p>
          </table:table-cell>
          <table:table-cell office:value-type="float" office:value="0" calcext:value-type="float">
            <text:p>0</text:p>
          </table:table-cell>
          <table:table-cell office:value-type="float" office:value="0.00552813425468904" calcext:value-type="float">
            <text:p>0.005528134254689</text:p>
          </table:table-cell>
          <table:table-cell office:value-type="float" office:value="91509.4965449161" calcext:value-type="float">
            <text:p>91509.4965449161</text:p>
          </table:table-cell>
          <table:table-cell office:value-type="float" office:value="16553.4142857143" calcext:value-type="float">
            <text:p>16553.4142857143</text:p>
          </table:table-cell>
          <table:table-cell office:value-type="float" office:value="0.375133334036435" calcext:value-type="float">
            <text:p>0.375133334036435</text:p>
          </table:table-cell>
          <table:table-cell table:number-columns-repeated="101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6" calcext:value-type="float">
            <text:p>0.6</text:p>
          </table:table-cell>
          <table:table-cell office:value-type="float" office:value="25325" calcext:value-type="float">
            <text:p>25325</text:p>
          </table:table-cell>
          <table:table-cell office:value-type="float" office:value="140" calcext:value-type="float">
            <text:p>140</text:p>
          </table:table-cell>
          <table:table-cell office:value-type="float" office:value="2317478" calcext:value-type="float">
            <text:p>2317478</text:p>
          </table:table-cell>
          <table:table-cell office:value-type="float" office:value="0" calcext:value-type="float">
            <text:p>0</text:p>
          </table:table-cell>
          <table:table-cell office:value-type="float" office:value="0.00552813425468904" calcext:value-type="float">
            <text:p>0.005528134254689</text:p>
          </table:table-cell>
          <table:table-cell office:value-type="float" office:value="91509.4965449161" calcext:value-type="float">
            <text:p>91509.4965449161</text:p>
          </table:table-cell>
          <table:table-cell office:value-type="float" office:value="16553.4142857143" calcext:value-type="float">
            <text:p>16553.4142857143</text:p>
          </table:table-cell>
          <table:table-cell office:value-type="float" office:value="0.375133334036435" calcext:value-type="float">
            <text:p>0.375133334036435</text:p>
          </table:table-cell>
          <table:table-cell table:number-columns-repeated="101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6" calcext:value-type="float">
            <text:p>0.6</text:p>
          </table:table-cell>
          <table:table-cell office:value-type="float" office:value="25325" calcext:value-type="float">
            <text:p>25325</text:p>
          </table:table-cell>
          <table:table-cell office:value-type="float" office:value="140" calcext:value-type="float">
            <text:p>140</text:p>
          </table:table-cell>
          <table:table-cell office:value-type="float" office:value="2317478" calcext:value-type="float">
            <text:p>2317478</text:p>
          </table:table-cell>
          <table:table-cell office:value-type="float" office:value="0" calcext:value-type="float">
            <text:p>0</text:p>
          </table:table-cell>
          <table:table-cell office:value-type="float" office:value="0.00552813425468904" calcext:value-type="float">
            <text:p>0.005528134254689</text:p>
          </table:table-cell>
          <table:table-cell office:value-type="float" office:value="91509.4965449161" calcext:value-type="float">
            <text:p>91509.4965449161</text:p>
          </table:table-cell>
          <table:table-cell office:value-type="float" office:value="16553.4142857143" calcext:value-type="float">
            <text:p>16553.4142857143</text:p>
          </table:table-cell>
          <table:table-cell office:value-type="float" office:value="0.375133334036435" calcext:value-type="float">
            <text:p>0.375133334036435</text:p>
          </table:table-cell>
          <table:table-cell table:number-columns-repeated="101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6" calcext:value-type="float">
            <text:p>0.6</text:p>
          </table:table-cell>
          <table:table-cell office:value-type="float" office:value="25325" calcext:value-type="float">
            <text:p>25325</text:p>
          </table:table-cell>
          <table:table-cell office:value-type="float" office:value="140" calcext:value-type="float">
            <text:p>140</text:p>
          </table:table-cell>
          <table:table-cell office:value-type="float" office:value="2317478" calcext:value-type="float">
            <text:p>2317478</text:p>
          </table:table-cell>
          <table:table-cell office:value-type="float" office:value="0" calcext:value-type="float">
            <text:p>0</text:p>
          </table:table-cell>
          <table:table-cell office:value-type="float" office:value="0.00552813425468904" calcext:value-type="float">
            <text:p>0.005528134254689</text:p>
          </table:table-cell>
          <table:table-cell office:value-type="float" office:value="91509.4965449161" calcext:value-type="float">
            <text:p>91509.4965449161</text:p>
          </table:table-cell>
          <table:table-cell office:value-type="float" office:value="16553.4142857143" calcext:value-type="float">
            <text:p>16553.4142857143</text:p>
          </table:table-cell>
          <table:table-cell office:value-type="float" office:value="0.375133334036435" calcext:value-type="float">
            <text:p>0.375133334036435</text:p>
          </table:table-cell>
          <table:table-cell table:number-columns-repeated="101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6" calcext:value-type="float">
            <text:p>0.6</text:p>
          </table:table-cell>
          <table:table-cell office:value-type="float" office:value="25325" calcext:value-type="float">
            <text:p>25325</text:p>
          </table:table-cell>
          <table:table-cell office:value-type="float" office:value="140" calcext:value-type="float">
            <text:p>140</text:p>
          </table:table-cell>
          <table:table-cell office:value-type="float" office:value="2317478" calcext:value-type="float">
            <text:p>2317478</text:p>
          </table:table-cell>
          <table:table-cell office:value-type="float" office:value="0" calcext:value-type="float">
            <text:p>0</text:p>
          </table:table-cell>
          <table:table-cell office:value-type="float" office:value="0.00552813425468904" calcext:value-type="float">
            <text:p>0.005528134254689</text:p>
          </table:table-cell>
          <table:table-cell office:value-type="float" office:value="91509.4965449161" calcext:value-type="float">
            <text:p>91509.4965449161</text:p>
          </table:table-cell>
          <table:table-cell office:value-type="float" office:value="16553.4142857143" calcext:value-type="float">
            <text:p>16553.4142857143</text:p>
          </table:table-cell>
          <table:table-cell office:value-type="float" office:value="0.375133334036435" calcext:value-type="float">
            <text:p>0.375133334036435</text:p>
          </table:table-cell>
          <table:table-cell table:number-columns-repeated="101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6" calcext:value-type="float">
            <text:p>0.6</text:p>
          </table:table-cell>
          <table:table-cell office:value-type="float" office:value="25325" calcext:value-type="float">
            <text:p>25325</text:p>
          </table:table-cell>
          <table:table-cell office:value-type="float" office:value="140" calcext:value-type="float">
            <text:p>140</text:p>
          </table:table-cell>
          <table:table-cell office:value-type="float" office:value="2317478" calcext:value-type="float">
            <text:p>2317478</text:p>
          </table:table-cell>
          <table:table-cell office:value-type="float" office:value="0" calcext:value-type="float">
            <text:p>0</text:p>
          </table:table-cell>
          <table:table-cell office:value-type="float" office:value="0.00552813425468904" calcext:value-type="float">
            <text:p>0.005528134254689</text:p>
          </table:table-cell>
          <table:table-cell office:value-type="float" office:value="91509.4965449161" calcext:value-type="float">
            <text:p>91509.4965449161</text:p>
          </table:table-cell>
          <table:table-cell office:value-type="float" office:value="16553.4142857143" calcext:value-type="float">
            <text:p>16553.4142857143</text:p>
          </table:table-cell>
          <table:table-cell office:value-type="float" office:value="0.375133334036435" calcext:value-type="float">
            <text:p>0.375133334036435</text:p>
          </table:table-cell>
          <table:table-cell table:number-columns-repeated="101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6" calcext:value-type="float">
            <text:p>0.6</text:p>
          </table:table-cell>
          <table:table-cell office:value-type="float" office:value="25325" calcext:value-type="float">
            <text:p>25325</text:p>
          </table:table-cell>
          <table:table-cell office:value-type="float" office:value="140" calcext:value-type="float">
            <text:p>140</text:p>
          </table:table-cell>
          <table:table-cell office:value-type="float" office:value="2317478" calcext:value-type="float">
            <text:p>2317478</text:p>
          </table:table-cell>
          <table:table-cell office:value-type="float" office:value="0" calcext:value-type="float">
            <text:p>0</text:p>
          </table:table-cell>
          <table:table-cell office:value-type="float" office:value="0.00552813425468904" calcext:value-type="float">
            <text:p>0.005528134254689</text:p>
          </table:table-cell>
          <table:table-cell office:value-type="float" office:value="91509.4965449161" calcext:value-type="float">
            <text:p>91509.4965449161</text:p>
          </table:table-cell>
          <table:table-cell office:value-type="float" office:value="16553.4142857143" calcext:value-type="float">
            <text:p>16553.4142857143</text:p>
          </table:table-cell>
          <table:table-cell office:value-type="float" office:value="0.375133334036435" calcext:value-type="float">
            <text:p>0.375133334036435</text:p>
          </table:table-cell>
          <table:table-cell table:number-columns-repeated="101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6" calcext:value-type="float">
            <text:p>0.6</text:p>
          </table:table-cell>
          <table:table-cell office:value-type="float" office:value="25325" calcext:value-type="float">
            <text:p>25325</text:p>
          </table:table-cell>
          <table:table-cell office:value-type="float" office:value="140" calcext:value-type="float">
            <text:p>140</text:p>
          </table:table-cell>
          <table:table-cell office:value-type="float" office:value="2317478" calcext:value-type="float">
            <text:p>2317478</text:p>
          </table:table-cell>
          <table:table-cell office:value-type="float" office:value="0" calcext:value-type="float">
            <text:p>0</text:p>
          </table:table-cell>
          <table:table-cell office:value-type="float" office:value="0.00552813425468904" calcext:value-type="float">
            <text:p>0.005528134254689</text:p>
          </table:table-cell>
          <table:table-cell office:value-type="float" office:value="91509.4965449161" calcext:value-type="float">
            <text:p>91509.4965449161</text:p>
          </table:table-cell>
          <table:table-cell office:value-type="float" office:value="16553.4142857143" calcext:value-type="float">
            <text:p>16553.4142857143</text:p>
          </table:table-cell>
          <table:table-cell office:value-type="float" office:value="0.375133334036435" calcext:value-type="float">
            <text:p>0.375133334036435</text:p>
          </table:table-cell>
          <table:table-cell table:number-columns-repeated="101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6" calcext:value-type="float">
            <text:p>0.6</text:p>
          </table:table-cell>
          <table:table-cell office:value-type="float" office:value="25325" calcext:value-type="float">
            <text:p>25325</text:p>
          </table:table-cell>
          <table:table-cell office:value-type="float" office:value="140" calcext:value-type="float">
            <text:p>140</text:p>
          </table:table-cell>
          <table:table-cell office:value-type="float" office:value="2317478" calcext:value-type="float">
            <text:p>2317478</text:p>
          </table:table-cell>
          <table:table-cell office:value-type="float" office:value="0" calcext:value-type="float">
            <text:p>0</text:p>
          </table:table-cell>
          <table:table-cell office:value-type="float" office:value="0.00552813425468904" calcext:value-type="float">
            <text:p>0.005528134254689</text:p>
          </table:table-cell>
          <table:table-cell office:value-type="float" office:value="91509.4965449161" calcext:value-type="float">
            <text:p>91509.4965449161</text:p>
          </table:table-cell>
          <table:table-cell office:value-type="float" office:value="16553.4142857143" calcext:value-type="float">
            <text:p>16553.4142857143</text:p>
          </table:table-cell>
          <table:table-cell office:value-type="float" office:value="0.375133334036435" calcext:value-type="float">
            <text:p>0.375133334036435</text:p>
          </table:table-cell>
          <table:table-cell table:number-columns-repeated="101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6" calcext:value-type="float">
            <text:p>0.6</text:p>
          </table:table-cell>
          <table:table-cell office:value-type="float" office:value="25325" calcext:value-type="float">
            <text:p>25325</text:p>
          </table:table-cell>
          <table:table-cell office:value-type="float" office:value="140" calcext:value-type="float">
            <text:p>140</text:p>
          </table:table-cell>
          <table:table-cell office:value-type="float" office:value="2317478" calcext:value-type="float">
            <text:p>2317478</text:p>
          </table:table-cell>
          <table:table-cell office:value-type="float" office:value="0" calcext:value-type="float">
            <text:p>0</text:p>
          </table:table-cell>
          <table:table-cell office:value-type="float" office:value="0.00552813425468904" calcext:value-type="float">
            <text:p>0.005528134254689</text:p>
          </table:table-cell>
          <table:table-cell office:value-type="float" office:value="91509.4965449161" calcext:value-type="float">
            <text:p>91509.4965449161</text:p>
          </table:table-cell>
          <table:table-cell office:value-type="float" office:value="16553.4142857143" calcext:value-type="float">
            <text:p>16553.4142857143</text:p>
          </table:table-cell>
          <table:table-cell office:value-type="float" office:value="0.375133334036435" calcext:value-type="float">
            <text:p>0.375133334036435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5" calcext:value-type="float">
            <text:p>0.65</text:p>
          </table:table-cell>
          <table:table-cell office:value-type="float" office:value="18822" calcext:value-type="float">
            <text:p>18822</text:p>
          </table:table-cell>
          <table:table-cell office:value-type="float" office:value="130" calcext:value-type="float">
            <text:p>130</text:p>
          </table:table-cell>
          <table:table-cell office:value-type="float" office:value="1473995" calcext:value-type="float">
            <text:p>1473995</text:p>
          </table:table-cell>
          <table:table-cell office:value-type="float" office:value="0" calcext:value-type="float">
            <text:p>0</text:p>
          </table:table-cell>
          <table:table-cell office:value-type="float" office:value="0.00690681117840825" calcext:value-type="float">
            <text:p>0.006906811178408</text:p>
          </table:table-cell>
          <table:table-cell office:value-type="float" office:value="78312.3472532143" calcext:value-type="float">
            <text:p>78312.3472532143</text:p>
          </table:table-cell>
          <table:table-cell office:value-type="float" office:value="11338.4230769231" calcext:value-type="float">
            <text:p>11338.4230769231</text:p>
          </table:table-cell>
          <table:table-cell office:value-type="float" office:value="0.368934172861931" calcext:value-type="float">
            <text:p>0.368934172861931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5" calcext:value-type="float">
            <text:p>0.65</text:p>
          </table:table-cell>
          <table:table-cell office:value-type="float" office:value="19905" calcext:value-type="float">
            <text:p>19905</text:p>
          </table:table-cell>
          <table:table-cell office:value-type="float" office:value="135" calcext:value-type="float">
            <text:p>135</text:p>
          </table:table-cell>
          <table:table-cell office:value-type="float" office:value="1703627" calcext:value-type="float">
            <text:p>1703627</text:p>
          </table:table-cell>
          <table:table-cell office:value-type="float" office:value="0" calcext:value-type="float">
            <text:p>0</text:p>
          </table:table-cell>
          <table:table-cell office:value-type="float" office:value="0.00678221552373775" calcext:value-type="float">
            <text:p>0.006782215523738</text:p>
          </table:table-cell>
          <table:table-cell office:value-type="float" office:value="85587.8924893243" calcext:value-type="float">
            <text:p>85587.8924893243</text:p>
          </table:table-cell>
          <table:table-cell office:value-type="float" office:value="12619.4592592593" calcext:value-type="float">
            <text:p>12619.4592592593</text:p>
          </table:table-cell>
          <table:table-cell office:value-type="float" office:value="0.373853000852778" calcext:value-type="float">
            <text:p>0.373853000852778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5" calcext:value-type="float">
            <text:p>0.65</text:p>
          </table:table-cell>
          <table:table-cell office:value-type="float" office:value="20403" calcext:value-type="float">
            <text:p>20403</text:p>
          </table:table-cell>
          <table:table-cell office:value-type="float" office:value="136" calcext:value-type="float">
            <text:p>136</text:p>
          </table:table-cell>
          <table:table-cell office:value-type="float" office:value="1822027" calcext:value-type="float">
            <text:p>1822027</text:p>
          </table:table-cell>
          <table:table-cell office:value-type="float" office:value="0" calcext:value-type="float">
            <text:p>0</text:p>
          </table:table-cell>
          <table:table-cell office:value-type="float" office:value="0.00666568641866392" calcext:value-type="float">
            <text:p>0.006665686418664</text:p>
          </table:table-cell>
          <table:table-cell office:value-type="float" office:value="89301.9163848454" calcext:value-type="float">
            <text:p>89301.9163848454</text:p>
          </table:table-cell>
          <table:table-cell office:value-type="float" office:value="13397.2573529412" calcext:value-type="float">
            <text:p>13397.2573529412</text:p>
          </table:table-cell>
          <table:table-cell office:value-type="float" office:value="0.374211172663877" calcext:value-type="float">
            <text:p>0.374211172663877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5" calcext:value-type="float">
            <text:p>0.65</text:p>
          </table:table-cell>
          <table:table-cell office:value-type="float" office:value="20631" calcext:value-type="float">
            <text:p>20631</text:p>
          </table:table-cell>
          <table:table-cell office:value-type="float" office:value="137" calcext:value-type="float">
            <text:p>137</text:p>
          </table:table-cell>
          <table:table-cell office:value-type="float" office:value="1882768" calcext:value-type="float">
            <text:p>1882768</text:p>
          </table:table-cell>
          <table:table-cell office:value-type="float" office:value="0" calcext:value-type="float">
            <text:p>0</text:p>
          </table:table-cell>
          <table:table-cell office:value-type="float" office:value="0.0066404924627987" calcext:value-type="float">
            <text:p>0.006640492462799</text:p>
          </table:table-cell>
          <table:table-cell office:value-type="float" office:value="91259.1730890408" calcext:value-type="float">
            <text:p>91259.1730890408</text:p>
          </table:table-cell>
          <table:table-cell office:value-type="float" office:value="13742.8321167883" calcext:value-type="float">
            <text:p>13742.8321167883</text:p>
          </table:table-cell>
          <table:table-cell office:value-type="float" office:value="0.375076284049581" calcext:value-type="float">
            <text:p>0.375076284049581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5" calcext:value-type="float">
            <text:p>0.65</text:p>
          </table:table-cell>
          <table:table-cell office:value-type="float" office:value="20726" calcext:value-type="float">
            <text:p>20726</text:p>
          </table:table-cell>
          <table:table-cell office:value-type="float" office:value="137" calcext:value-type="float">
            <text:p>137</text:p>
          </table:table-cell>
          <table:table-cell office:value-type="float" office:value="1909928" calcext:value-type="float">
            <text:p>1909928</text:p>
          </table:table-cell>
          <table:table-cell office:value-type="float" office:value="0" calcext:value-type="float">
            <text:p>0</text:p>
          </table:table-cell>
          <table:table-cell office:value-type="float" office:value="0.0066100550033774" calcext:value-type="float">
            <text:p>0.006610055003377</text:p>
          </table:table-cell>
          <table:table-cell office:value-type="float" office:value="92151.3075364277" calcext:value-type="float">
            <text:p>92151.3075364277</text:p>
          </table:table-cell>
          <table:table-cell office:value-type="float" office:value="13941.0802919708" calcext:value-type="float">
            <text:p>13941.0802919708</text:p>
          </table:table-cell>
          <table:table-cell office:value-type="float" office:value="0.37484378531987" calcext:value-type="float">
            <text:p>0.37484378531987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5" calcext:value-type="float">
            <text:p>0.65</text:p>
          </table:table-cell>
          <table:table-cell office:value-type="float" office:value="20726" calcext:value-type="float">
            <text:p>20726</text:p>
          </table:table-cell>
          <table:table-cell office:value-type="float" office:value="137" calcext:value-type="float">
            <text:p>137</text:p>
          </table:table-cell>
          <table:table-cell office:value-type="float" office:value="1909928" calcext:value-type="float">
            <text:p>1909928</text:p>
          </table:table-cell>
          <table:table-cell office:value-type="float" office:value="0" calcext:value-type="float">
            <text:p>0</text:p>
          </table:table-cell>
          <table:table-cell office:value-type="float" office:value="0.0066100550033774" calcext:value-type="float">
            <text:p>0.006610055003377</text:p>
          </table:table-cell>
          <table:table-cell office:value-type="float" office:value="92151.3075364277" calcext:value-type="float">
            <text:p>92151.3075364277</text:p>
          </table:table-cell>
          <table:table-cell office:value-type="float" office:value="13941.0802919708" calcext:value-type="float">
            <text:p>13941.0802919708</text:p>
          </table:table-cell>
          <table:table-cell office:value-type="float" office:value="0.37484378531987" calcext:value-type="float">
            <text:p>0.37484378531987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65" calcext:value-type="float">
            <text:p>0.65</text:p>
          </table:table-cell>
          <table:table-cell office:value-type="float" office:value="20726" calcext:value-type="float">
            <text:p>20726</text:p>
          </table:table-cell>
          <table:table-cell office:value-type="float" office:value="137" calcext:value-type="float">
            <text:p>137</text:p>
          </table:table-cell>
          <table:table-cell office:value-type="float" office:value="1909928" calcext:value-type="float">
            <text:p>1909928</text:p>
          </table:table-cell>
          <table:table-cell office:value-type="float" office:value="0" calcext:value-type="float">
            <text:p>0</text:p>
          </table:table-cell>
          <table:table-cell office:value-type="float" office:value="0.0066100550033774" calcext:value-type="float">
            <text:p>0.006610055003377</text:p>
          </table:table-cell>
          <table:table-cell office:value-type="float" office:value="92151.3075364277" calcext:value-type="float">
            <text:p>92151.3075364277</text:p>
          </table:table-cell>
          <table:table-cell office:value-type="float" office:value="13941.0802919708" calcext:value-type="float">
            <text:p>13941.0802919708</text:p>
          </table:table-cell>
          <table:table-cell office:value-type="float" office:value="0.37484378531987" calcext:value-type="float">
            <text:p>0.37484378531987</text:p>
          </table:table-cell>
          <table:table-cell table:number-columns-repeated="101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65" calcext:value-type="float">
            <text:p>0.65</text:p>
          </table:table-cell>
          <table:table-cell office:value-type="float" office:value="20726" calcext:value-type="float">
            <text:p>20726</text:p>
          </table:table-cell>
          <table:table-cell office:value-type="float" office:value="137" calcext:value-type="float">
            <text:p>137</text:p>
          </table:table-cell>
          <table:table-cell office:value-type="float" office:value="1909928" calcext:value-type="float">
            <text:p>1909928</text:p>
          </table:table-cell>
          <table:table-cell office:value-type="float" office:value="0" calcext:value-type="float">
            <text:p>0</text:p>
          </table:table-cell>
          <table:table-cell office:value-type="float" office:value="0.0066100550033774" calcext:value-type="float">
            <text:p>0.006610055003377</text:p>
          </table:table-cell>
          <table:table-cell office:value-type="float" office:value="92151.3075364277" calcext:value-type="float">
            <text:p>92151.3075364277</text:p>
          </table:table-cell>
          <table:table-cell office:value-type="float" office:value="13941.0802919708" calcext:value-type="float">
            <text:p>13941.0802919708</text:p>
          </table:table-cell>
          <table:table-cell office:value-type="float" office:value="0.37484378531987" calcext:value-type="float">
            <text:p>0.37484378531987</text:p>
          </table:table-cell>
          <table:table-cell table:number-columns-repeated="101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65" calcext:value-type="float">
            <text:p>0.65</text:p>
          </table:table-cell>
          <table:table-cell office:value-type="float" office:value="20726" calcext:value-type="float">
            <text:p>20726</text:p>
          </table:table-cell>
          <table:table-cell office:value-type="float" office:value="137" calcext:value-type="float">
            <text:p>137</text:p>
          </table:table-cell>
          <table:table-cell office:value-type="float" office:value="1909928" calcext:value-type="float">
            <text:p>1909928</text:p>
          </table:table-cell>
          <table:table-cell office:value-type="float" office:value="0" calcext:value-type="float">
            <text:p>0</text:p>
          </table:table-cell>
          <table:table-cell office:value-type="float" office:value="0.0066100550033774" calcext:value-type="float">
            <text:p>0.006610055003377</text:p>
          </table:table-cell>
          <table:table-cell office:value-type="float" office:value="92151.3075364277" calcext:value-type="float">
            <text:p>92151.3075364277</text:p>
          </table:table-cell>
          <table:table-cell office:value-type="float" office:value="13941.0802919708" calcext:value-type="float">
            <text:p>13941.0802919708</text:p>
          </table:table-cell>
          <table:table-cell office:value-type="float" office:value="0.37484378531987" calcext:value-type="float">
            <text:p>0.37484378531987</text:p>
          </table:table-cell>
          <table:table-cell table:number-columns-repeated="101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65" calcext:value-type="float">
            <text:p>0.65</text:p>
          </table:table-cell>
          <table:table-cell office:value-type="float" office:value="20726" calcext:value-type="float">
            <text:p>20726</text:p>
          </table:table-cell>
          <table:table-cell office:value-type="float" office:value="137" calcext:value-type="float">
            <text:p>137</text:p>
          </table:table-cell>
          <table:table-cell office:value-type="float" office:value="1909928" calcext:value-type="float">
            <text:p>1909928</text:p>
          </table:table-cell>
          <table:table-cell office:value-type="float" office:value="0" calcext:value-type="float">
            <text:p>0</text:p>
          </table:table-cell>
          <table:table-cell office:value-type="float" office:value="0.0066100550033774" calcext:value-type="float">
            <text:p>0.006610055003377</text:p>
          </table:table-cell>
          <table:table-cell office:value-type="float" office:value="92151.3075364277" calcext:value-type="float">
            <text:p>92151.3075364277</text:p>
          </table:table-cell>
          <table:table-cell office:value-type="float" office:value="13941.0802919708" calcext:value-type="float">
            <text:p>13941.0802919708</text:p>
          </table:table-cell>
          <table:table-cell office:value-type="float" office:value="0.37484378531987" calcext:value-type="float">
            <text:p>0.37484378531987</text:p>
          </table:table-cell>
          <table:table-cell table:number-columns-repeated="10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5" calcext:value-type="float">
            <text:p>0.65</text:p>
          </table:table-cell>
          <table:table-cell office:value-type="float" office:value="20726" calcext:value-type="float">
            <text:p>20726</text:p>
          </table:table-cell>
          <table:table-cell office:value-type="float" office:value="137" calcext:value-type="float">
            <text:p>137</text:p>
          </table:table-cell>
          <table:table-cell office:value-type="float" office:value="1909928" calcext:value-type="float">
            <text:p>1909928</text:p>
          </table:table-cell>
          <table:table-cell office:value-type="float" office:value="0" calcext:value-type="float">
            <text:p>0</text:p>
          </table:table-cell>
          <table:table-cell office:value-type="float" office:value="0.0066100550033774" calcext:value-type="float">
            <text:p>0.006610055003377</text:p>
          </table:table-cell>
          <table:table-cell office:value-type="float" office:value="92151.3075364277" calcext:value-type="float">
            <text:p>92151.3075364277</text:p>
          </table:table-cell>
          <table:table-cell office:value-type="float" office:value="13941.0802919708" calcext:value-type="float">
            <text:p>13941.0802919708</text:p>
          </table:table-cell>
          <table:table-cell office:value-type="float" office:value="0.37484378531987" calcext:value-type="float">
            <text:p>0.37484378531987</text:p>
          </table:table-cell>
          <table:table-cell table:number-columns-repeated="101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65" calcext:value-type="float">
            <text:p>0.65</text:p>
          </table:table-cell>
          <table:table-cell office:value-type="float" office:value="20726" calcext:value-type="float">
            <text:p>20726</text:p>
          </table:table-cell>
          <table:table-cell office:value-type="float" office:value="137" calcext:value-type="float">
            <text:p>137</text:p>
          </table:table-cell>
          <table:table-cell office:value-type="float" office:value="1909928" calcext:value-type="float">
            <text:p>1909928</text:p>
          </table:table-cell>
          <table:table-cell office:value-type="float" office:value="0" calcext:value-type="float">
            <text:p>0</text:p>
          </table:table-cell>
          <table:table-cell office:value-type="float" office:value="0.0066100550033774" calcext:value-type="float">
            <text:p>0.006610055003377</text:p>
          </table:table-cell>
          <table:table-cell office:value-type="float" office:value="92151.3075364277" calcext:value-type="float">
            <text:p>92151.3075364277</text:p>
          </table:table-cell>
          <table:table-cell office:value-type="float" office:value="13941.0802919708" calcext:value-type="float">
            <text:p>13941.0802919708</text:p>
          </table:table-cell>
          <table:table-cell office:value-type="float" office:value="0.37484378531987" calcext:value-type="float">
            <text:p>0.37484378531987</text:p>
          </table:table-cell>
          <table:table-cell table:number-columns-repeated="101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65" calcext:value-type="float">
            <text:p>0.65</text:p>
          </table:table-cell>
          <table:table-cell office:value-type="float" office:value="20726" calcext:value-type="float">
            <text:p>20726</text:p>
          </table:table-cell>
          <table:table-cell office:value-type="float" office:value="137" calcext:value-type="float">
            <text:p>137</text:p>
          </table:table-cell>
          <table:table-cell office:value-type="float" office:value="1909928" calcext:value-type="float">
            <text:p>1909928</text:p>
          </table:table-cell>
          <table:table-cell office:value-type="float" office:value="0" calcext:value-type="float">
            <text:p>0</text:p>
          </table:table-cell>
          <table:table-cell office:value-type="float" office:value="0.0066100550033774" calcext:value-type="float">
            <text:p>0.006610055003377</text:p>
          </table:table-cell>
          <table:table-cell office:value-type="float" office:value="92151.3075364277" calcext:value-type="float">
            <text:p>92151.3075364277</text:p>
          </table:table-cell>
          <table:table-cell office:value-type="float" office:value="13941.0802919708" calcext:value-type="float">
            <text:p>13941.0802919708</text:p>
          </table:table-cell>
          <table:table-cell office:value-type="float" office:value="0.37484378531987" calcext:value-type="float">
            <text:p>0.37484378531987</text:p>
          </table:table-cell>
          <table:table-cell table:number-columns-repeated="101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65" calcext:value-type="float">
            <text:p>0.65</text:p>
          </table:table-cell>
          <table:table-cell office:value-type="float" office:value="20726" calcext:value-type="float">
            <text:p>20726</text:p>
          </table:table-cell>
          <table:table-cell office:value-type="float" office:value="137" calcext:value-type="float">
            <text:p>137</text:p>
          </table:table-cell>
          <table:table-cell office:value-type="float" office:value="1909928" calcext:value-type="float">
            <text:p>1909928</text:p>
          </table:table-cell>
          <table:table-cell office:value-type="float" office:value="0" calcext:value-type="float">
            <text:p>0</text:p>
          </table:table-cell>
          <table:table-cell office:value-type="float" office:value="0.0066100550033774" calcext:value-type="float">
            <text:p>0.006610055003377</text:p>
          </table:table-cell>
          <table:table-cell office:value-type="float" office:value="92151.3075364277" calcext:value-type="float">
            <text:p>92151.3075364277</text:p>
          </table:table-cell>
          <table:table-cell office:value-type="float" office:value="13941.0802919708" calcext:value-type="float">
            <text:p>13941.0802919708</text:p>
          </table:table-cell>
          <table:table-cell office:value-type="float" office:value="0.37484378531987" calcext:value-type="float">
            <text:p>0.37484378531987</text:p>
          </table:table-cell>
          <table:table-cell table:number-columns-repeated="101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65" calcext:value-type="float">
            <text:p>0.65</text:p>
          </table:table-cell>
          <table:table-cell office:value-type="float" office:value="20726" calcext:value-type="float">
            <text:p>20726</text:p>
          </table:table-cell>
          <table:table-cell office:value-type="float" office:value="137" calcext:value-type="float">
            <text:p>137</text:p>
          </table:table-cell>
          <table:table-cell office:value-type="float" office:value="1909928" calcext:value-type="float">
            <text:p>1909928</text:p>
          </table:table-cell>
          <table:table-cell office:value-type="float" office:value="0" calcext:value-type="float">
            <text:p>0</text:p>
          </table:table-cell>
          <table:table-cell office:value-type="float" office:value="0.0066100550033774" calcext:value-type="float">
            <text:p>0.006610055003377</text:p>
          </table:table-cell>
          <table:table-cell office:value-type="float" office:value="92151.3075364277" calcext:value-type="float">
            <text:p>92151.3075364277</text:p>
          </table:table-cell>
          <table:table-cell office:value-type="float" office:value="13941.0802919708" calcext:value-type="float">
            <text:p>13941.0802919708</text:p>
          </table:table-cell>
          <table:table-cell office:value-type="float" office:value="0.37484378531987" calcext:value-type="float">
            <text:p>0.37484378531987</text:p>
          </table:table-cell>
          <table:table-cell table:number-columns-repeated="10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5" calcext:value-type="float">
            <text:p>0.65</text:p>
          </table:table-cell>
          <table:table-cell office:value-type="float" office:value="20726" calcext:value-type="float">
            <text:p>20726</text:p>
          </table:table-cell>
          <table:table-cell office:value-type="float" office:value="137" calcext:value-type="float">
            <text:p>137</text:p>
          </table:table-cell>
          <table:table-cell office:value-type="float" office:value="1909928" calcext:value-type="float">
            <text:p>1909928</text:p>
          </table:table-cell>
          <table:table-cell office:value-type="float" office:value="0" calcext:value-type="float">
            <text:p>0</text:p>
          </table:table-cell>
          <table:table-cell office:value-type="float" office:value="0.0066100550033774" calcext:value-type="float">
            <text:p>0.006610055003377</text:p>
          </table:table-cell>
          <table:table-cell office:value-type="float" office:value="92151.3075364277" calcext:value-type="float">
            <text:p>92151.3075364277</text:p>
          </table:table-cell>
          <table:table-cell office:value-type="float" office:value="13941.0802919708" calcext:value-type="float">
            <text:p>13941.0802919708</text:p>
          </table:table-cell>
          <table:table-cell office:value-type="float" office:value="0.37484378531987" calcext:value-type="float">
            <text:p>0.37484378531987</text:p>
          </table:table-cell>
          <table:table-cell table:number-columns-repeated="101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65" calcext:value-type="float">
            <text:p>0.65</text:p>
          </table:table-cell>
          <table:table-cell office:value-type="float" office:value="20726" calcext:value-type="float">
            <text:p>20726</text:p>
          </table:table-cell>
          <table:table-cell office:value-type="float" office:value="137" calcext:value-type="float">
            <text:p>137</text:p>
          </table:table-cell>
          <table:table-cell office:value-type="float" office:value="1909928" calcext:value-type="float">
            <text:p>1909928</text:p>
          </table:table-cell>
          <table:table-cell office:value-type="float" office:value="0" calcext:value-type="float">
            <text:p>0</text:p>
          </table:table-cell>
          <table:table-cell office:value-type="float" office:value="0.0066100550033774" calcext:value-type="float">
            <text:p>0.006610055003377</text:p>
          </table:table-cell>
          <table:table-cell office:value-type="float" office:value="92151.3075364277" calcext:value-type="float">
            <text:p>92151.3075364277</text:p>
          </table:table-cell>
          <table:table-cell office:value-type="float" office:value="13941.0802919708" calcext:value-type="float">
            <text:p>13941.0802919708</text:p>
          </table:table-cell>
          <table:table-cell office:value-type="float" office:value="0.37484378531987" calcext:value-type="float">
            <text:p>0.37484378531987</text:p>
          </table:table-cell>
          <table:table-cell table:number-columns-repeated="101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65" calcext:value-type="float">
            <text:p>0.65</text:p>
          </table:table-cell>
          <table:table-cell office:value-type="float" office:value="20726" calcext:value-type="float">
            <text:p>20726</text:p>
          </table:table-cell>
          <table:table-cell office:value-type="float" office:value="137" calcext:value-type="float">
            <text:p>137</text:p>
          </table:table-cell>
          <table:table-cell office:value-type="float" office:value="1909928" calcext:value-type="float">
            <text:p>1909928</text:p>
          </table:table-cell>
          <table:table-cell office:value-type="float" office:value="0" calcext:value-type="float">
            <text:p>0</text:p>
          </table:table-cell>
          <table:table-cell office:value-type="float" office:value="0.0066100550033774" calcext:value-type="float">
            <text:p>0.006610055003377</text:p>
          </table:table-cell>
          <table:table-cell office:value-type="float" office:value="92151.3075364277" calcext:value-type="float">
            <text:p>92151.3075364277</text:p>
          </table:table-cell>
          <table:table-cell office:value-type="float" office:value="13941.0802919708" calcext:value-type="float">
            <text:p>13941.0802919708</text:p>
          </table:table-cell>
          <table:table-cell office:value-type="float" office:value="0.37484378531987" calcext:value-type="float">
            <text:p>0.37484378531987</text:p>
          </table:table-cell>
          <table:table-cell table:number-columns-repeated="101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65" calcext:value-type="float">
            <text:p>0.65</text:p>
          </table:table-cell>
          <table:table-cell office:value-type="float" office:value="20726" calcext:value-type="float">
            <text:p>20726</text:p>
          </table:table-cell>
          <table:table-cell office:value-type="float" office:value="137" calcext:value-type="float">
            <text:p>137</text:p>
          </table:table-cell>
          <table:table-cell office:value-type="float" office:value="1909928" calcext:value-type="float">
            <text:p>1909928</text:p>
          </table:table-cell>
          <table:table-cell office:value-type="float" office:value="0" calcext:value-type="float">
            <text:p>0</text:p>
          </table:table-cell>
          <table:table-cell office:value-type="float" office:value="0.0066100550033774" calcext:value-type="float">
            <text:p>0.006610055003377</text:p>
          </table:table-cell>
          <table:table-cell office:value-type="float" office:value="92151.3075364277" calcext:value-type="float">
            <text:p>92151.3075364277</text:p>
          </table:table-cell>
          <table:table-cell office:value-type="float" office:value="13941.0802919708" calcext:value-type="float">
            <text:p>13941.0802919708</text:p>
          </table:table-cell>
          <table:table-cell office:value-type="float" office:value="0.37484378531987" calcext:value-type="float">
            <text:p>0.37484378531987</text:p>
          </table:table-cell>
          <table:table-cell table:number-columns-repeated="101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65" calcext:value-type="float">
            <text:p>0.65</text:p>
          </table:table-cell>
          <table:table-cell office:value-type="float" office:value="20726" calcext:value-type="float">
            <text:p>20726</text:p>
          </table:table-cell>
          <table:table-cell office:value-type="float" office:value="137" calcext:value-type="float">
            <text:p>137</text:p>
          </table:table-cell>
          <table:table-cell office:value-type="float" office:value="1909928" calcext:value-type="float">
            <text:p>1909928</text:p>
          </table:table-cell>
          <table:table-cell office:value-type="float" office:value="0" calcext:value-type="float">
            <text:p>0</text:p>
          </table:table-cell>
          <table:table-cell office:value-type="float" office:value="0.0066100550033774" calcext:value-type="float">
            <text:p>0.006610055003377</text:p>
          </table:table-cell>
          <table:table-cell office:value-type="float" office:value="92151.3075364277" calcext:value-type="float">
            <text:p>92151.3075364277</text:p>
          </table:table-cell>
          <table:table-cell office:value-type="float" office:value="13941.0802919708" calcext:value-type="float">
            <text:p>13941.0802919708</text:p>
          </table:table-cell>
          <table:table-cell office:value-type="float" office:value="0.37484378531987" calcext:value-type="float">
            <text:p>0.37484378531987</text:p>
          </table:table-cell>
          <table:table-cell table:number-columns-repeated="101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65" calcext:value-type="float">
            <text:p>0.65</text:p>
          </table:table-cell>
          <table:table-cell office:value-type="float" office:value="20726" calcext:value-type="float">
            <text:p>20726</text:p>
          </table:table-cell>
          <table:table-cell office:value-type="float" office:value="137" calcext:value-type="float">
            <text:p>137</text:p>
          </table:table-cell>
          <table:table-cell office:value-type="float" office:value="1909928" calcext:value-type="float">
            <text:p>1909928</text:p>
          </table:table-cell>
          <table:table-cell office:value-type="float" office:value="0" calcext:value-type="float">
            <text:p>0</text:p>
          </table:table-cell>
          <table:table-cell office:value-type="float" office:value="0.0066100550033774" calcext:value-type="float">
            <text:p>0.006610055003377</text:p>
          </table:table-cell>
          <table:table-cell office:value-type="float" office:value="92151.3075364277" calcext:value-type="float">
            <text:p>92151.3075364277</text:p>
          </table:table-cell>
          <table:table-cell office:value-type="float" office:value="13941.0802919708" calcext:value-type="float">
            <text:p>13941.0802919708</text:p>
          </table:table-cell>
          <table:table-cell office:value-type="float" office:value="0.37484378531987" calcext:value-type="float">
            <text:p>0.37484378531987</text:p>
          </table:table-cell>
          <table:table-cell table:number-columns-repeated="101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65" calcext:value-type="float">
            <text:p>0.65</text:p>
          </table:table-cell>
          <table:table-cell office:value-type="float" office:value="20726" calcext:value-type="float">
            <text:p>20726</text:p>
          </table:table-cell>
          <table:table-cell office:value-type="float" office:value="137" calcext:value-type="float">
            <text:p>137</text:p>
          </table:table-cell>
          <table:table-cell office:value-type="float" office:value="1909928" calcext:value-type="float">
            <text:p>1909928</text:p>
          </table:table-cell>
          <table:table-cell office:value-type="float" office:value="0" calcext:value-type="float">
            <text:p>0</text:p>
          </table:table-cell>
          <table:table-cell office:value-type="float" office:value="0.0066100550033774" calcext:value-type="float">
            <text:p>0.006610055003377</text:p>
          </table:table-cell>
          <table:table-cell office:value-type="float" office:value="92151.3075364277" calcext:value-type="float">
            <text:p>92151.3075364277</text:p>
          </table:table-cell>
          <table:table-cell office:value-type="float" office:value="13941.0802919708" calcext:value-type="float">
            <text:p>13941.0802919708</text:p>
          </table:table-cell>
          <table:table-cell office:value-type="float" office:value="0.37484378531987" calcext:value-type="float">
            <text:p>0.37484378531987</text:p>
          </table:table-cell>
          <table:table-cell table:number-columns-repeated="101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65" calcext:value-type="float">
            <text:p>0.65</text:p>
          </table:table-cell>
          <table:table-cell office:value-type="float" office:value="20726" calcext:value-type="float">
            <text:p>20726</text:p>
          </table:table-cell>
          <table:table-cell office:value-type="float" office:value="137" calcext:value-type="float">
            <text:p>137</text:p>
          </table:table-cell>
          <table:table-cell office:value-type="float" office:value="1909928" calcext:value-type="float">
            <text:p>1909928</text:p>
          </table:table-cell>
          <table:table-cell office:value-type="float" office:value="0" calcext:value-type="float">
            <text:p>0</text:p>
          </table:table-cell>
          <table:table-cell office:value-type="float" office:value="0.0066100550033774" calcext:value-type="float">
            <text:p>0.006610055003377</text:p>
          </table:table-cell>
          <table:table-cell office:value-type="float" office:value="92151.3075364277" calcext:value-type="float">
            <text:p>92151.3075364277</text:p>
          </table:table-cell>
          <table:table-cell office:value-type="float" office:value="13941.0802919708" calcext:value-type="float">
            <text:p>13941.0802919708</text:p>
          </table:table-cell>
          <table:table-cell office:value-type="float" office:value="0.37484378531987" calcext:value-type="float">
            <text:p>0.37484378531987</text:p>
          </table:table-cell>
          <table:table-cell table:number-columns-repeated="101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65" calcext:value-type="float">
            <text:p>0.65</text:p>
          </table:table-cell>
          <table:table-cell office:value-type="float" office:value="20726" calcext:value-type="float">
            <text:p>20726</text:p>
          </table:table-cell>
          <table:table-cell office:value-type="float" office:value="137" calcext:value-type="float">
            <text:p>137</text:p>
          </table:table-cell>
          <table:table-cell office:value-type="float" office:value="1909928" calcext:value-type="float">
            <text:p>1909928</text:p>
          </table:table-cell>
          <table:table-cell office:value-type="float" office:value="0" calcext:value-type="float">
            <text:p>0</text:p>
          </table:table-cell>
          <table:table-cell office:value-type="float" office:value="0.0066100550033774" calcext:value-type="float">
            <text:p>0.006610055003377</text:p>
          </table:table-cell>
          <table:table-cell office:value-type="float" office:value="92151.3075364277" calcext:value-type="float">
            <text:p>92151.3075364277</text:p>
          </table:table-cell>
          <table:table-cell office:value-type="float" office:value="13941.0802919708" calcext:value-type="float">
            <text:p>13941.0802919708</text:p>
          </table:table-cell>
          <table:table-cell office:value-type="float" office:value="0.37484378531987" calcext:value-type="float">
            <text:p>0.37484378531987</text:p>
          </table:table-cell>
          <table:table-cell table:number-columns-repeated="101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65" calcext:value-type="float">
            <text:p>0.65</text:p>
          </table:table-cell>
          <table:table-cell office:value-type="float" office:value="20726" calcext:value-type="float">
            <text:p>20726</text:p>
          </table:table-cell>
          <table:table-cell office:value-type="float" office:value="137" calcext:value-type="float">
            <text:p>137</text:p>
          </table:table-cell>
          <table:table-cell office:value-type="float" office:value="1909928" calcext:value-type="float">
            <text:p>1909928</text:p>
          </table:table-cell>
          <table:table-cell office:value-type="float" office:value="0" calcext:value-type="float">
            <text:p>0</text:p>
          </table:table-cell>
          <table:table-cell office:value-type="float" office:value="0.0066100550033774" calcext:value-type="float">
            <text:p>0.006610055003377</text:p>
          </table:table-cell>
          <table:table-cell office:value-type="float" office:value="92151.3075364277" calcext:value-type="float">
            <text:p>92151.3075364277</text:p>
          </table:table-cell>
          <table:table-cell office:value-type="float" office:value="13941.0802919708" calcext:value-type="float">
            <text:p>13941.0802919708</text:p>
          </table:table-cell>
          <table:table-cell office:value-type="float" office:value="0.37484378531987" calcext:value-type="float">
            <text:p>0.37484378531987</text:p>
          </table:table-cell>
          <table:table-cell table:number-columns-repeated="101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65" calcext:value-type="float">
            <text:p>0.65</text:p>
          </table:table-cell>
          <table:table-cell office:value-type="float" office:value="20726" calcext:value-type="float">
            <text:p>20726</text:p>
          </table:table-cell>
          <table:table-cell office:value-type="float" office:value="137" calcext:value-type="float">
            <text:p>137</text:p>
          </table:table-cell>
          <table:table-cell office:value-type="float" office:value="1909928" calcext:value-type="float">
            <text:p>1909928</text:p>
          </table:table-cell>
          <table:table-cell office:value-type="float" office:value="0" calcext:value-type="float">
            <text:p>0</text:p>
          </table:table-cell>
          <table:table-cell office:value-type="float" office:value="0.0066100550033774" calcext:value-type="float">
            <text:p>0.006610055003377</text:p>
          </table:table-cell>
          <table:table-cell office:value-type="float" office:value="92151.3075364277" calcext:value-type="float">
            <text:p>92151.3075364277</text:p>
          </table:table-cell>
          <table:table-cell office:value-type="float" office:value="13941.0802919708" calcext:value-type="float">
            <text:p>13941.0802919708</text:p>
          </table:table-cell>
          <table:table-cell office:value-type="float" office:value="0.37484378531987" calcext:value-type="float">
            <text:p>0.37484378531987</text:p>
          </table:table-cell>
          <table:table-cell table:number-columns-repeated="101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65" calcext:value-type="float">
            <text:p>0.65</text:p>
          </table:table-cell>
          <table:table-cell office:value-type="float" office:value="20726" calcext:value-type="float">
            <text:p>20726</text:p>
          </table:table-cell>
          <table:table-cell office:value-type="float" office:value="137" calcext:value-type="float">
            <text:p>137</text:p>
          </table:table-cell>
          <table:table-cell office:value-type="float" office:value="1909928" calcext:value-type="float">
            <text:p>1909928</text:p>
          </table:table-cell>
          <table:table-cell office:value-type="float" office:value="0" calcext:value-type="float">
            <text:p>0</text:p>
          </table:table-cell>
          <table:table-cell office:value-type="float" office:value="0.0066100550033774" calcext:value-type="float">
            <text:p>0.006610055003377</text:p>
          </table:table-cell>
          <table:table-cell office:value-type="float" office:value="92151.3075364277" calcext:value-type="float">
            <text:p>92151.3075364277</text:p>
          </table:table-cell>
          <table:table-cell office:value-type="float" office:value="13941.0802919708" calcext:value-type="float">
            <text:p>13941.0802919708</text:p>
          </table:table-cell>
          <table:table-cell office:value-type="float" office:value="0.37484378531987" calcext:value-type="float">
            <text:p>0.37484378531987</text:p>
          </table:table-cell>
          <table:table-cell table:number-columns-repeated="101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65" calcext:value-type="float">
            <text:p>0.65</text:p>
          </table:table-cell>
          <table:table-cell office:value-type="float" office:value="20726" calcext:value-type="float">
            <text:p>20726</text:p>
          </table:table-cell>
          <table:table-cell office:value-type="float" office:value="137" calcext:value-type="float">
            <text:p>137</text:p>
          </table:table-cell>
          <table:table-cell office:value-type="float" office:value="1909928" calcext:value-type="float">
            <text:p>1909928</text:p>
          </table:table-cell>
          <table:table-cell office:value-type="float" office:value="0" calcext:value-type="float">
            <text:p>0</text:p>
          </table:table-cell>
          <table:table-cell office:value-type="float" office:value="0.0066100550033774" calcext:value-type="float">
            <text:p>0.006610055003377</text:p>
          </table:table-cell>
          <table:table-cell office:value-type="float" office:value="92151.3075364277" calcext:value-type="float">
            <text:p>92151.3075364277</text:p>
          </table:table-cell>
          <table:table-cell office:value-type="float" office:value="13941.0802919708" calcext:value-type="float">
            <text:p>13941.0802919708</text:p>
          </table:table-cell>
          <table:table-cell office:value-type="float" office:value="0.37484378531987" calcext:value-type="float">
            <text:p>0.37484378531987</text:p>
          </table:table-cell>
          <table:table-cell table:number-columns-repeated="101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65" calcext:value-type="float">
            <text:p>0.65</text:p>
          </table:table-cell>
          <table:table-cell office:value-type="float" office:value="20726" calcext:value-type="float">
            <text:p>20726</text:p>
          </table:table-cell>
          <table:table-cell office:value-type="float" office:value="137" calcext:value-type="float">
            <text:p>137</text:p>
          </table:table-cell>
          <table:table-cell office:value-type="float" office:value="1909928" calcext:value-type="float">
            <text:p>1909928</text:p>
          </table:table-cell>
          <table:table-cell office:value-type="float" office:value="0" calcext:value-type="float">
            <text:p>0</text:p>
          </table:table-cell>
          <table:table-cell office:value-type="float" office:value="0.0066100550033774" calcext:value-type="float">
            <text:p>0.006610055003377</text:p>
          </table:table-cell>
          <table:table-cell office:value-type="float" office:value="92151.3075364277" calcext:value-type="float">
            <text:p>92151.3075364277</text:p>
          </table:table-cell>
          <table:table-cell office:value-type="float" office:value="13941.0802919708" calcext:value-type="float">
            <text:p>13941.0802919708</text:p>
          </table:table-cell>
          <table:table-cell office:value-type="float" office:value="0.37484378531987" calcext:value-type="float">
            <text:p>0.37484378531987</text:p>
          </table:table-cell>
          <table:table-cell table:number-columns-repeated="101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65" calcext:value-type="float">
            <text:p>0.65</text:p>
          </table:table-cell>
          <table:table-cell office:value-type="float" office:value="20726" calcext:value-type="float">
            <text:p>20726</text:p>
          </table:table-cell>
          <table:table-cell office:value-type="float" office:value="137" calcext:value-type="float">
            <text:p>137</text:p>
          </table:table-cell>
          <table:table-cell office:value-type="float" office:value="1909928" calcext:value-type="float">
            <text:p>1909928</text:p>
          </table:table-cell>
          <table:table-cell office:value-type="float" office:value="0" calcext:value-type="float">
            <text:p>0</text:p>
          </table:table-cell>
          <table:table-cell office:value-type="float" office:value="0.0066100550033774" calcext:value-type="float">
            <text:p>0.006610055003377</text:p>
          </table:table-cell>
          <table:table-cell office:value-type="float" office:value="92151.3075364277" calcext:value-type="float">
            <text:p>92151.3075364277</text:p>
          </table:table-cell>
          <table:table-cell office:value-type="float" office:value="13941.0802919708" calcext:value-type="float">
            <text:p>13941.0802919708</text:p>
          </table:table-cell>
          <table:table-cell office:value-type="float" office:value="0.37484378531987" calcext:value-type="float">
            <text:p>0.37484378531987</text:p>
          </table:table-cell>
          <table:table-cell table:number-columns-repeated="101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65" calcext:value-type="float">
            <text:p>0.65</text:p>
          </table:table-cell>
          <table:table-cell office:value-type="float" office:value="20726" calcext:value-type="float">
            <text:p>20726</text:p>
          </table:table-cell>
          <table:table-cell office:value-type="float" office:value="137" calcext:value-type="float">
            <text:p>137</text:p>
          </table:table-cell>
          <table:table-cell office:value-type="float" office:value="1909928" calcext:value-type="float">
            <text:p>1909928</text:p>
          </table:table-cell>
          <table:table-cell office:value-type="float" office:value="0" calcext:value-type="float">
            <text:p>0</text:p>
          </table:table-cell>
          <table:table-cell office:value-type="float" office:value="0.0066100550033774" calcext:value-type="float">
            <text:p>0.006610055003377</text:p>
          </table:table-cell>
          <table:table-cell office:value-type="float" office:value="92151.3075364277" calcext:value-type="float">
            <text:p>92151.3075364277</text:p>
          </table:table-cell>
          <table:table-cell office:value-type="float" office:value="13941.0802919708" calcext:value-type="float">
            <text:p>13941.0802919708</text:p>
          </table:table-cell>
          <table:table-cell office:value-type="float" office:value="0.37484378531987" calcext:value-type="float">
            <text:p>0.37484378531987</text:p>
          </table:table-cell>
          <table:table-cell table:number-columns-repeated="101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65" calcext:value-type="float">
            <text:p>0.65</text:p>
          </table:table-cell>
          <table:table-cell office:value-type="float" office:value="20726" calcext:value-type="float">
            <text:p>20726</text:p>
          </table:table-cell>
          <table:table-cell office:value-type="float" office:value="137" calcext:value-type="float">
            <text:p>137</text:p>
          </table:table-cell>
          <table:table-cell office:value-type="float" office:value="1909928" calcext:value-type="float">
            <text:p>1909928</text:p>
          </table:table-cell>
          <table:table-cell office:value-type="float" office:value="0" calcext:value-type="float">
            <text:p>0</text:p>
          </table:table-cell>
          <table:table-cell office:value-type="float" office:value="0.0066100550033774" calcext:value-type="float">
            <text:p>0.006610055003377</text:p>
          </table:table-cell>
          <table:table-cell office:value-type="float" office:value="92151.3075364277" calcext:value-type="float">
            <text:p>92151.3075364277</text:p>
          </table:table-cell>
          <table:table-cell office:value-type="float" office:value="13941.0802919708" calcext:value-type="float">
            <text:p>13941.0802919708</text:p>
          </table:table-cell>
          <table:table-cell office:value-type="float" office:value="0.37484378531987" calcext:value-type="float">
            <text:p>0.37484378531987</text:p>
          </table:table-cell>
          <table:table-cell table:number-columns-repeated="101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65" calcext:value-type="float">
            <text:p>0.65</text:p>
          </table:table-cell>
          <table:table-cell office:value-type="float" office:value="20726" calcext:value-type="float">
            <text:p>20726</text:p>
          </table:table-cell>
          <table:table-cell office:value-type="float" office:value="137" calcext:value-type="float">
            <text:p>137</text:p>
          </table:table-cell>
          <table:table-cell office:value-type="float" office:value="1909928" calcext:value-type="float">
            <text:p>1909928</text:p>
          </table:table-cell>
          <table:table-cell office:value-type="float" office:value="0" calcext:value-type="float">
            <text:p>0</text:p>
          </table:table-cell>
          <table:table-cell office:value-type="float" office:value="0.0066100550033774" calcext:value-type="float">
            <text:p>0.006610055003377</text:p>
          </table:table-cell>
          <table:table-cell office:value-type="float" office:value="92151.3075364277" calcext:value-type="float">
            <text:p>92151.3075364277</text:p>
          </table:table-cell>
          <table:table-cell office:value-type="float" office:value="13941.0802919708" calcext:value-type="float">
            <text:p>13941.0802919708</text:p>
          </table:table-cell>
          <table:table-cell office:value-type="float" office:value="0.37484378531987" calcext:value-type="float">
            <text:p>0.37484378531987</text:p>
          </table:table-cell>
          <table:table-cell table:number-columns-repeated="101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65" calcext:value-type="float">
            <text:p>0.65</text:p>
          </table:table-cell>
          <table:table-cell office:value-type="float" office:value="20726" calcext:value-type="float">
            <text:p>20726</text:p>
          </table:table-cell>
          <table:table-cell office:value-type="float" office:value="137" calcext:value-type="float">
            <text:p>137</text:p>
          </table:table-cell>
          <table:table-cell office:value-type="float" office:value="1909928" calcext:value-type="float">
            <text:p>1909928</text:p>
          </table:table-cell>
          <table:table-cell office:value-type="float" office:value="0" calcext:value-type="float">
            <text:p>0</text:p>
          </table:table-cell>
          <table:table-cell office:value-type="float" office:value="0.0066100550033774" calcext:value-type="float">
            <text:p>0.006610055003377</text:p>
          </table:table-cell>
          <table:table-cell office:value-type="float" office:value="92151.3075364277" calcext:value-type="float">
            <text:p>92151.3075364277</text:p>
          </table:table-cell>
          <table:table-cell office:value-type="float" office:value="13941.0802919708" calcext:value-type="float">
            <text:p>13941.0802919708</text:p>
          </table:table-cell>
          <table:table-cell office:value-type="float" office:value="0.37484378531987" calcext:value-type="float">
            <text:p>0.37484378531987</text:p>
          </table:table-cell>
          <table:table-cell table:number-columns-repeated="101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65" calcext:value-type="float">
            <text:p>0.65</text:p>
          </table:table-cell>
          <table:table-cell office:value-type="float" office:value="20726" calcext:value-type="float">
            <text:p>20726</text:p>
          </table:table-cell>
          <table:table-cell office:value-type="float" office:value="137" calcext:value-type="float">
            <text:p>137</text:p>
          </table:table-cell>
          <table:table-cell office:value-type="float" office:value="1909928" calcext:value-type="float">
            <text:p>1909928</text:p>
          </table:table-cell>
          <table:table-cell office:value-type="float" office:value="0" calcext:value-type="float">
            <text:p>0</text:p>
          </table:table-cell>
          <table:table-cell office:value-type="float" office:value="0.0066100550033774" calcext:value-type="float">
            <text:p>0.006610055003377</text:p>
          </table:table-cell>
          <table:table-cell office:value-type="float" office:value="92151.3075364277" calcext:value-type="float">
            <text:p>92151.3075364277</text:p>
          </table:table-cell>
          <table:table-cell office:value-type="float" office:value="13941.0802919708" calcext:value-type="float">
            <text:p>13941.0802919708</text:p>
          </table:table-cell>
          <table:table-cell office:value-type="float" office:value="0.37484378531987" calcext:value-type="float">
            <text:p>0.37484378531987</text:p>
          </table:table-cell>
          <table:table-cell table:number-columns-repeated="101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65" calcext:value-type="float">
            <text:p>0.65</text:p>
          </table:table-cell>
          <table:table-cell office:value-type="float" office:value="20726" calcext:value-type="float">
            <text:p>20726</text:p>
          </table:table-cell>
          <table:table-cell office:value-type="float" office:value="137" calcext:value-type="float">
            <text:p>137</text:p>
          </table:table-cell>
          <table:table-cell office:value-type="float" office:value="1909928" calcext:value-type="float">
            <text:p>1909928</text:p>
          </table:table-cell>
          <table:table-cell office:value-type="float" office:value="0" calcext:value-type="float">
            <text:p>0</text:p>
          </table:table-cell>
          <table:table-cell office:value-type="float" office:value="0.0066100550033774" calcext:value-type="float">
            <text:p>0.006610055003377</text:p>
          </table:table-cell>
          <table:table-cell office:value-type="float" office:value="92151.3075364277" calcext:value-type="float">
            <text:p>92151.3075364277</text:p>
          </table:table-cell>
          <table:table-cell office:value-type="float" office:value="13941.0802919708" calcext:value-type="float">
            <text:p>13941.0802919708</text:p>
          </table:table-cell>
          <table:table-cell office:value-type="float" office:value="0.37484378531987" calcext:value-type="float">
            <text:p>0.37484378531987</text:p>
          </table:table-cell>
          <table:table-cell table:number-columns-repeated="101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65" calcext:value-type="float">
            <text:p>0.65</text:p>
          </table:table-cell>
          <table:table-cell office:value-type="float" office:value="20726" calcext:value-type="float">
            <text:p>20726</text:p>
          </table:table-cell>
          <table:table-cell office:value-type="float" office:value="137" calcext:value-type="float">
            <text:p>137</text:p>
          </table:table-cell>
          <table:table-cell office:value-type="float" office:value="1909928" calcext:value-type="float">
            <text:p>1909928</text:p>
          </table:table-cell>
          <table:table-cell office:value-type="float" office:value="0" calcext:value-type="float">
            <text:p>0</text:p>
          </table:table-cell>
          <table:table-cell office:value-type="float" office:value="0.0066100550033774" calcext:value-type="float">
            <text:p>0.006610055003377</text:p>
          </table:table-cell>
          <table:table-cell office:value-type="float" office:value="92151.3075364277" calcext:value-type="float">
            <text:p>92151.3075364277</text:p>
          </table:table-cell>
          <table:table-cell office:value-type="float" office:value="13941.0802919708" calcext:value-type="float">
            <text:p>13941.0802919708</text:p>
          </table:table-cell>
          <table:table-cell office:value-type="float" office:value="0.37484378531987" calcext:value-type="float">
            <text:p>0.37484378531987</text:p>
          </table:table-cell>
          <table:table-cell table:number-columns-repeated="101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65" calcext:value-type="float">
            <text:p>0.65</text:p>
          </table:table-cell>
          <table:table-cell office:value-type="float" office:value="20726" calcext:value-type="float">
            <text:p>20726</text:p>
          </table:table-cell>
          <table:table-cell office:value-type="float" office:value="137" calcext:value-type="float">
            <text:p>137</text:p>
          </table:table-cell>
          <table:table-cell office:value-type="float" office:value="1909928" calcext:value-type="float">
            <text:p>1909928</text:p>
          </table:table-cell>
          <table:table-cell office:value-type="float" office:value="0" calcext:value-type="float">
            <text:p>0</text:p>
          </table:table-cell>
          <table:table-cell office:value-type="float" office:value="0.0066100550033774" calcext:value-type="float">
            <text:p>0.006610055003377</text:p>
          </table:table-cell>
          <table:table-cell office:value-type="float" office:value="92151.3075364277" calcext:value-type="float">
            <text:p>92151.3075364277</text:p>
          </table:table-cell>
          <table:table-cell office:value-type="float" office:value="13941.0802919708" calcext:value-type="float">
            <text:p>13941.0802919708</text:p>
          </table:table-cell>
          <table:table-cell office:value-type="float" office:value="0.37484378531987" calcext:value-type="float">
            <text:p>0.37484378531987</text:p>
          </table:table-cell>
          <table:table-cell table:number-columns-repeated="101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65" calcext:value-type="float">
            <text:p>0.65</text:p>
          </table:table-cell>
          <table:table-cell office:value-type="float" office:value="20726" calcext:value-type="float">
            <text:p>20726</text:p>
          </table:table-cell>
          <table:table-cell office:value-type="float" office:value="137" calcext:value-type="float">
            <text:p>137</text:p>
          </table:table-cell>
          <table:table-cell office:value-type="float" office:value="1909928" calcext:value-type="float">
            <text:p>1909928</text:p>
          </table:table-cell>
          <table:table-cell office:value-type="float" office:value="0" calcext:value-type="float">
            <text:p>0</text:p>
          </table:table-cell>
          <table:table-cell office:value-type="float" office:value="0.0066100550033774" calcext:value-type="float">
            <text:p>0.006610055003377</text:p>
          </table:table-cell>
          <table:table-cell office:value-type="float" office:value="92151.3075364277" calcext:value-type="float">
            <text:p>92151.3075364277</text:p>
          </table:table-cell>
          <table:table-cell office:value-type="float" office:value="13941.0802919708" calcext:value-type="float">
            <text:p>13941.0802919708</text:p>
          </table:table-cell>
          <table:table-cell office:value-type="float" office:value="0.37484378531987" calcext:value-type="float">
            <text:p>0.37484378531987</text:p>
          </table:table-cell>
          <table:table-cell table:number-columns-repeated="101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65" calcext:value-type="float">
            <text:p>0.65</text:p>
          </table:table-cell>
          <table:table-cell office:value-type="float" office:value="20726" calcext:value-type="float">
            <text:p>20726</text:p>
          </table:table-cell>
          <table:table-cell office:value-type="float" office:value="137" calcext:value-type="float">
            <text:p>137</text:p>
          </table:table-cell>
          <table:table-cell office:value-type="float" office:value="1909928" calcext:value-type="float">
            <text:p>1909928</text:p>
          </table:table-cell>
          <table:table-cell office:value-type="float" office:value="0" calcext:value-type="float">
            <text:p>0</text:p>
          </table:table-cell>
          <table:table-cell office:value-type="float" office:value="0.0066100550033774" calcext:value-type="float">
            <text:p>0.006610055003377</text:p>
          </table:table-cell>
          <table:table-cell office:value-type="float" office:value="92151.3075364277" calcext:value-type="float">
            <text:p>92151.3075364277</text:p>
          </table:table-cell>
          <table:table-cell office:value-type="float" office:value="13941.0802919708" calcext:value-type="float">
            <text:p>13941.0802919708</text:p>
          </table:table-cell>
          <table:table-cell office:value-type="float" office:value="0.37484378531987" calcext:value-type="float">
            <text:p>0.37484378531987</text:p>
          </table:table-cell>
          <table:table-cell table:number-columns-repeated="101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65" calcext:value-type="float">
            <text:p>0.65</text:p>
          </table:table-cell>
          <table:table-cell office:value-type="float" office:value="20726" calcext:value-type="float">
            <text:p>20726</text:p>
          </table:table-cell>
          <table:table-cell office:value-type="float" office:value="137" calcext:value-type="float">
            <text:p>137</text:p>
          </table:table-cell>
          <table:table-cell office:value-type="float" office:value="1909928" calcext:value-type="float">
            <text:p>1909928</text:p>
          </table:table-cell>
          <table:table-cell office:value-type="float" office:value="0" calcext:value-type="float">
            <text:p>0</text:p>
          </table:table-cell>
          <table:table-cell office:value-type="float" office:value="0.0066100550033774" calcext:value-type="float">
            <text:p>0.006610055003377</text:p>
          </table:table-cell>
          <table:table-cell office:value-type="float" office:value="92151.3075364277" calcext:value-type="float">
            <text:p>92151.3075364277</text:p>
          </table:table-cell>
          <table:table-cell office:value-type="float" office:value="13941.0802919708" calcext:value-type="float">
            <text:p>13941.0802919708</text:p>
          </table:table-cell>
          <table:table-cell office:value-type="float" office:value="0.37484378531987" calcext:value-type="float">
            <text:p>0.37484378531987</text:p>
          </table:table-cell>
          <table:table-cell table:number-columns-repeated="101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65" calcext:value-type="float">
            <text:p>0.65</text:p>
          </table:table-cell>
          <table:table-cell office:value-type="float" office:value="20726" calcext:value-type="float">
            <text:p>20726</text:p>
          </table:table-cell>
          <table:table-cell office:value-type="float" office:value="137" calcext:value-type="float">
            <text:p>137</text:p>
          </table:table-cell>
          <table:table-cell office:value-type="float" office:value="1909928" calcext:value-type="float">
            <text:p>1909928</text:p>
          </table:table-cell>
          <table:table-cell office:value-type="float" office:value="0" calcext:value-type="float">
            <text:p>0</text:p>
          </table:table-cell>
          <table:table-cell office:value-type="float" office:value="0.0066100550033774" calcext:value-type="float">
            <text:p>0.006610055003377</text:p>
          </table:table-cell>
          <table:table-cell office:value-type="float" office:value="92151.3075364277" calcext:value-type="float">
            <text:p>92151.3075364277</text:p>
          </table:table-cell>
          <table:table-cell office:value-type="float" office:value="13941.0802919708" calcext:value-type="float">
            <text:p>13941.0802919708</text:p>
          </table:table-cell>
          <table:table-cell office:value-type="float" office:value="0.37484378531987" calcext:value-type="float">
            <text:p>0.37484378531987</text:p>
          </table:table-cell>
          <table:table-cell table:number-columns-repeated="101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65" calcext:value-type="float">
            <text:p>0.65</text:p>
          </table:table-cell>
          <table:table-cell office:value-type="float" office:value="20726" calcext:value-type="float">
            <text:p>20726</text:p>
          </table:table-cell>
          <table:table-cell office:value-type="float" office:value="137" calcext:value-type="float">
            <text:p>137</text:p>
          </table:table-cell>
          <table:table-cell office:value-type="float" office:value="1909928" calcext:value-type="float">
            <text:p>1909928</text:p>
          </table:table-cell>
          <table:table-cell office:value-type="float" office:value="0" calcext:value-type="float">
            <text:p>0</text:p>
          </table:table-cell>
          <table:table-cell office:value-type="float" office:value="0.0066100550033774" calcext:value-type="float">
            <text:p>0.006610055003377</text:p>
          </table:table-cell>
          <table:table-cell office:value-type="float" office:value="92151.3075364277" calcext:value-type="float">
            <text:p>92151.3075364277</text:p>
          </table:table-cell>
          <table:table-cell office:value-type="float" office:value="13941.0802919708" calcext:value-type="float">
            <text:p>13941.0802919708</text:p>
          </table:table-cell>
          <table:table-cell office:value-type="float" office:value="0.37484378531987" calcext:value-type="float">
            <text:p>0.37484378531987</text:p>
          </table:table-cell>
          <table:table-cell table:number-columns-repeated="101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65" calcext:value-type="float">
            <text:p>0.65</text:p>
          </table:table-cell>
          <table:table-cell office:value-type="float" office:value="20726" calcext:value-type="float">
            <text:p>20726</text:p>
          </table:table-cell>
          <table:table-cell office:value-type="float" office:value="137" calcext:value-type="float">
            <text:p>137</text:p>
          </table:table-cell>
          <table:table-cell office:value-type="float" office:value="1909928" calcext:value-type="float">
            <text:p>1909928</text:p>
          </table:table-cell>
          <table:table-cell office:value-type="float" office:value="0" calcext:value-type="float">
            <text:p>0</text:p>
          </table:table-cell>
          <table:table-cell office:value-type="float" office:value="0.0066100550033774" calcext:value-type="float">
            <text:p>0.006610055003377</text:p>
          </table:table-cell>
          <table:table-cell office:value-type="float" office:value="92151.3075364277" calcext:value-type="float">
            <text:p>92151.3075364277</text:p>
          </table:table-cell>
          <table:table-cell office:value-type="float" office:value="13941.0802919708" calcext:value-type="float">
            <text:p>13941.0802919708</text:p>
          </table:table-cell>
          <table:table-cell office:value-type="float" office:value="0.37484378531987" calcext:value-type="float">
            <text:p>0.37484378531987</text:p>
          </table:table-cell>
          <table:table-cell table:number-columns-repeated="101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65" calcext:value-type="float">
            <text:p>0.65</text:p>
          </table:table-cell>
          <table:table-cell office:value-type="float" office:value="20726" calcext:value-type="float">
            <text:p>20726</text:p>
          </table:table-cell>
          <table:table-cell office:value-type="float" office:value="137" calcext:value-type="float">
            <text:p>137</text:p>
          </table:table-cell>
          <table:table-cell office:value-type="float" office:value="1909928" calcext:value-type="float">
            <text:p>1909928</text:p>
          </table:table-cell>
          <table:table-cell office:value-type="float" office:value="0" calcext:value-type="float">
            <text:p>0</text:p>
          </table:table-cell>
          <table:table-cell office:value-type="float" office:value="0.0066100550033774" calcext:value-type="float">
            <text:p>0.006610055003377</text:p>
          </table:table-cell>
          <table:table-cell office:value-type="float" office:value="92151.3075364277" calcext:value-type="float">
            <text:p>92151.3075364277</text:p>
          </table:table-cell>
          <table:table-cell office:value-type="float" office:value="13941.0802919708" calcext:value-type="float">
            <text:p>13941.0802919708</text:p>
          </table:table-cell>
          <table:table-cell office:value-type="float" office:value="0.37484378531987" calcext:value-type="float">
            <text:p>0.37484378531987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.7</text:p>
          </table:table-cell>
          <table:table-cell office:value-type="float" office:value="15194" calcext:value-type="float">
            <text:p>15194</text:p>
          </table:table-cell>
          <table:table-cell office:value-type="float" office:value="122" calcext:value-type="float">
            <text:p>122</text:p>
          </table:table-cell>
          <table:table-cell office:value-type="float" office:value="1219993" calcext:value-type="float">
            <text:p>1219993</text:p>
          </table:table-cell>
          <table:table-cell office:value-type="float" office:value="0" calcext:value-type="float">
            <text:p>0</text:p>
          </table:table-cell>
          <table:table-cell office:value-type="float" office:value="0.00802948532315388" calcext:value-type="float">
            <text:p>0.008029485323154</text:p>
          </table:table-cell>
          <table:table-cell office:value-type="float" office:value="80294.3925233645" calcext:value-type="float">
            <text:p>80294.3925233645</text:p>
          </table:table-cell>
          <table:table-cell office:value-type="float" office:value="9999.94262295082" calcext:value-type="float">
            <text:p>9999.94262295082</text:p>
          </table:table-cell>
          <table:table-cell office:value-type="float" office:value="0.360618435025213" calcext:value-type="float">
            <text:p>0.360618435025213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" calcext:value-type="float">
            <text:p>0.7</text:p>
          </table:table-cell>
          <table:table-cell office:value-type="float" office:value="16093" calcext:value-type="float">
            <text:p>16093</text:p>
          </table:table-cell>
          <table:table-cell office:value-type="float" office:value="127" calcext:value-type="float">
            <text:p>127</text:p>
          </table:table-cell>
          <table:table-cell office:value-type="float" office:value="1415277" calcext:value-type="float">
            <text:p>1415277</text:p>
          </table:table-cell>
          <table:table-cell office:value-type="float" office:value="0" calcext:value-type="float">
            <text:p>0</text:p>
          </table:table-cell>
          <table:table-cell office:value-type="float" office:value="0.00789162990119928" calcext:value-type="float">
            <text:p>0.007891629901199</text:p>
          </table:table-cell>
          <table:table-cell office:value-type="float" office:value="87943.6400919655" calcext:value-type="float">
            <text:p>87943.6400919655</text:p>
          </table:table-cell>
          <table:table-cell office:value-type="float" office:value="11143.9133858268" calcext:value-type="float">
            <text:p>11143.9133858268</text:p>
          </table:table-cell>
          <table:table-cell office:value-type="float" office:value="0.365805417132418" calcext:value-type="float">
            <text:p>0.365805417132418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" calcext:value-type="float">
            <text:p>0.7</text:p>
          </table:table-cell>
          <table:table-cell office:value-type="float" office:value="16398" calcext:value-type="float">
            <text:p>16398</text:p>
          </table:table-cell>
          <table:table-cell office:value-type="float" office:value="127" calcext:value-type="float">
            <text:p>127</text:p>
          </table:table-cell>
          <table:table-cell office:value-type="float" office:value="1492111" calcext:value-type="float">
            <text:p>1492111</text:p>
          </table:table-cell>
          <table:table-cell office:value-type="float" office:value="0" calcext:value-type="float">
            <text:p>0</text:p>
          </table:table-cell>
          <table:table-cell office:value-type="float" office:value="0.00774484693255275" calcext:value-type="float">
            <text:p>0.007744846932553</text:p>
          </table:table-cell>
          <table:table-cell office:value-type="float" office:value="90993.4748140017" calcext:value-type="float">
            <text:p>90993.4748140017</text:p>
          </table:table-cell>
          <table:table-cell office:value-type="float" office:value="11748.905511811" calcext:value-type="float">
            <text:p>11748.905511811</text:p>
          </table:table-cell>
          <table:table-cell office:value-type="float" office:value="0.365117353648095" calcext:value-type="float">
            <text:p>0.365117353648095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" calcext:value-type="float">
            <text:p>0.7</text:p>
          </table:table-cell>
          <table:table-cell office:value-type="float" office:value="16527" calcext:value-type="float">
            <text:p>16527</text:p>
          </table:table-cell>
          <table:table-cell office:value-type="float" office:value="128" calcext:value-type="float">
            <text:p>128</text:p>
          </table:table-cell>
          <table:table-cell office:value-type="float" office:value="1527877" calcext:value-type="float">
            <text:p>1527877</text:p>
          </table:table-cell>
          <table:table-cell office:value-type="float" office:value="0" calcext:value-type="float">
            <text:p>0</text:p>
          </table:table-cell>
          <table:table-cell office:value-type="float" office:value="0.00774490228111575" calcext:value-type="float">
            <text:p>0.007744902281116</text:p>
          </table:table-cell>
          <table:table-cell office:value-type="float" office:value="92447.3286137835" calcext:value-type="float">
            <text:p>92447.3286137835</text:p>
          </table:table-cell>
          <table:table-cell office:value-type="float" office:value="11936.5390625" calcext:value-type="float">
            <text:p>11936.5390625</text:p>
          </table:table-cell>
          <table:table-cell office:value-type="float" office:value="0.366194889686012" calcext:value-type="float">
            <text:p>0.366194889686012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.7</text:p>
          </table:table-cell>
          <table:table-cell office:value-type="float" office:value="16556" calcext:value-type="float">
            <text:p>16556</text:p>
          </table:table-cell>
          <table:table-cell office:value-type="float" office:value="128" calcext:value-type="float">
            <text:p>128</text:p>
          </table:table-cell>
          <table:table-cell office:value-type="float" office:value="1536400" calcext:value-type="float">
            <text:p>1536400</text:p>
          </table:table-cell>
          <table:table-cell office:value-type="float" office:value="0" calcext:value-type="float">
            <text:p>0</text:p>
          </table:table-cell>
          <table:table-cell office:value-type="float" office:value="0.00773133607151486" calcext:value-type="float">
            <text:p>0.007731336071515</text:p>
          </table:table-cell>
          <table:table-cell office:value-type="float" office:value="92800.1932834018" calcext:value-type="float">
            <text:p>92800.1932834018</text:p>
          </table:table-cell>
          <table:table-cell office:value-type="float" office:value="12003.125" calcext:value-type="float">
            <text:p>12003.125</text:p>
          </table:table-cell>
          <table:table-cell office:value-type="float" office:value="0.366119922581212" calcext:value-type="float">
            <text:p>0.366119922581212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office:value-type="float" office:value="16556" calcext:value-type="float">
            <text:p>16556</text:p>
          </table:table-cell>
          <table:table-cell office:value-type="float" office:value="128" calcext:value-type="float">
            <text:p>128</text:p>
          </table:table-cell>
          <table:table-cell office:value-type="float" office:value="1536400" calcext:value-type="float">
            <text:p>1536400</text:p>
          </table:table-cell>
          <table:table-cell office:value-type="float" office:value="0" calcext:value-type="float">
            <text:p>0</text:p>
          </table:table-cell>
          <table:table-cell office:value-type="float" office:value="0.00773133607151486" calcext:value-type="float">
            <text:p>0.007731336071515</text:p>
          </table:table-cell>
          <table:table-cell office:value-type="float" office:value="92800.1932834018" calcext:value-type="float">
            <text:p>92800.1932834018</text:p>
          </table:table-cell>
          <table:table-cell office:value-type="float" office:value="12003.125" calcext:value-type="float">
            <text:p>12003.125</text:p>
          </table:table-cell>
          <table:table-cell office:value-type="float" office:value="0.366119922581212" calcext:value-type="float">
            <text:p>0.366119922581212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7" calcext:value-type="float">
            <text:p>0.7</text:p>
          </table:table-cell>
          <table:table-cell office:value-type="float" office:value="16556" calcext:value-type="float">
            <text:p>16556</text:p>
          </table:table-cell>
          <table:table-cell office:value-type="float" office:value="128" calcext:value-type="float">
            <text:p>128</text:p>
          </table:table-cell>
          <table:table-cell office:value-type="float" office:value="1536400" calcext:value-type="float">
            <text:p>1536400</text:p>
          </table:table-cell>
          <table:table-cell office:value-type="float" office:value="0" calcext:value-type="float">
            <text:p>0</text:p>
          </table:table-cell>
          <table:table-cell office:value-type="float" office:value="0.00773133607151486" calcext:value-type="float">
            <text:p>0.007731336071515</text:p>
          </table:table-cell>
          <table:table-cell office:value-type="float" office:value="92800.1932834018" calcext:value-type="float">
            <text:p>92800.1932834018</text:p>
          </table:table-cell>
          <table:table-cell office:value-type="float" office:value="12003.125" calcext:value-type="float">
            <text:p>12003.125</text:p>
          </table:table-cell>
          <table:table-cell office:value-type="float" office:value="0.366119922581212" calcext:value-type="float">
            <text:p>0.366119922581212</text:p>
          </table:table-cell>
          <table:table-cell table:number-columns-repeated="101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7" calcext:value-type="float">
            <text:p>0.7</text:p>
          </table:table-cell>
          <table:table-cell office:value-type="float" office:value="16556" calcext:value-type="float">
            <text:p>16556</text:p>
          </table:table-cell>
          <table:table-cell office:value-type="float" office:value="128" calcext:value-type="float">
            <text:p>128</text:p>
          </table:table-cell>
          <table:table-cell office:value-type="float" office:value="1536400" calcext:value-type="float">
            <text:p>1536400</text:p>
          </table:table-cell>
          <table:table-cell office:value-type="float" office:value="0" calcext:value-type="float">
            <text:p>0</text:p>
          </table:table-cell>
          <table:table-cell office:value-type="float" office:value="0.00773133607151486" calcext:value-type="float">
            <text:p>0.007731336071515</text:p>
          </table:table-cell>
          <table:table-cell office:value-type="float" office:value="92800.1932834018" calcext:value-type="float">
            <text:p>92800.1932834018</text:p>
          </table:table-cell>
          <table:table-cell office:value-type="float" office:value="12003.125" calcext:value-type="float">
            <text:p>12003.125</text:p>
          </table:table-cell>
          <table:table-cell office:value-type="float" office:value="0.366119922581212" calcext:value-type="float">
            <text:p>0.366119922581212</text:p>
          </table:table-cell>
          <table:table-cell table:number-columns-repeated="101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7" calcext:value-type="float">
            <text:p>0.7</text:p>
          </table:table-cell>
          <table:table-cell office:value-type="float" office:value="16556" calcext:value-type="float">
            <text:p>16556</text:p>
          </table:table-cell>
          <table:table-cell office:value-type="float" office:value="128" calcext:value-type="float">
            <text:p>128</text:p>
          </table:table-cell>
          <table:table-cell office:value-type="float" office:value="1536400" calcext:value-type="float">
            <text:p>1536400</text:p>
          </table:table-cell>
          <table:table-cell office:value-type="float" office:value="0" calcext:value-type="float">
            <text:p>0</text:p>
          </table:table-cell>
          <table:table-cell office:value-type="float" office:value="0.00773133607151486" calcext:value-type="float">
            <text:p>0.007731336071515</text:p>
          </table:table-cell>
          <table:table-cell office:value-type="float" office:value="92800.1932834018" calcext:value-type="float">
            <text:p>92800.1932834018</text:p>
          </table:table-cell>
          <table:table-cell office:value-type="float" office:value="12003.125" calcext:value-type="float">
            <text:p>12003.125</text:p>
          </table:table-cell>
          <table:table-cell office:value-type="float" office:value="0.366119922581212" calcext:value-type="float">
            <text:p>0.366119922581212</text:p>
          </table:table-cell>
          <table:table-cell table:number-columns-repeated="101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7" calcext:value-type="float">
            <text:p>0.7</text:p>
          </table:table-cell>
          <table:table-cell office:value-type="float" office:value="16556" calcext:value-type="float">
            <text:p>16556</text:p>
          </table:table-cell>
          <table:table-cell office:value-type="float" office:value="128" calcext:value-type="float">
            <text:p>128</text:p>
          </table:table-cell>
          <table:table-cell office:value-type="float" office:value="1536400" calcext:value-type="float">
            <text:p>1536400</text:p>
          </table:table-cell>
          <table:table-cell office:value-type="float" office:value="0" calcext:value-type="float">
            <text:p>0</text:p>
          </table:table-cell>
          <table:table-cell office:value-type="float" office:value="0.00773133607151486" calcext:value-type="float">
            <text:p>0.007731336071515</text:p>
          </table:table-cell>
          <table:table-cell office:value-type="float" office:value="92800.1932834018" calcext:value-type="float">
            <text:p>92800.1932834018</text:p>
          </table:table-cell>
          <table:table-cell office:value-type="float" office:value="12003.125" calcext:value-type="float">
            <text:p>12003.125</text:p>
          </table:table-cell>
          <table:table-cell office:value-type="float" office:value="0.366119922581212" calcext:value-type="float">
            <text:p>0.366119922581212</text:p>
          </table:table-cell>
          <table:table-cell table:number-columns-repeated="10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7" calcext:value-type="float">
            <text:p>0.7</text:p>
          </table:table-cell>
          <table:table-cell office:value-type="float" office:value="16556" calcext:value-type="float">
            <text:p>16556</text:p>
          </table:table-cell>
          <table:table-cell office:value-type="float" office:value="128" calcext:value-type="float">
            <text:p>128</text:p>
          </table:table-cell>
          <table:table-cell office:value-type="float" office:value="1536400" calcext:value-type="float">
            <text:p>1536400</text:p>
          </table:table-cell>
          <table:table-cell office:value-type="float" office:value="0" calcext:value-type="float">
            <text:p>0</text:p>
          </table:table-cell>
          <table:table-cell office:value-type="float" office:value="0.00773133607151486" calcext:value-type="float">
            <text:p>0.007731336071515</text:p>
          </table:table-cell>
          <table:table-cell office:value-type="float" office:value="92800.1932834018" calcext:value-type="float">
            <text:p>92800.1932834018</text:p>
          </table:table-cell>
          <table:table-cell office:value-type="float" office:value="12003.125" calcext:value-type="float">
            <text:p>12003.125</text:p>
          </table:table-cell>
          <table:table-cell office:value-type="float" office:value="0.366119922581212" calcext:value-type="float">
            <text:p>0.366119922581212</text:p>
          </table:table-cell>
          <table:table-cell table:number-columns-repeated="101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7" calcext:value-type="float">
            <text:p>0.7</text:p>
          </table:table-cell>
          <table:table-cell office:value-type="float" office:value="16556" calcext:value-type="float">
            <text:p>16556</text:p>
          </table:table-cell>
          <table:table-cell office:value-type="float" office:value="128" calcext:value-type="float">
            <text:p>128</text:p>
          </table:table-cell>
          <table:table-cell office:value-type="float" office:value="1536400" calcext:value-type="float">
            <text:p>1536400</text:p>
          </table:table-cell>
          <table:table-cell office:value-type="float" office:value="0" calcext:value-type="float">
            <text:p>0</text:p>
          </table:table-cell>
          <table:table-cell office:value-type="float" office:value="0.00773133607151486" calcext:value-type="float">
            <text:p>0.007731336071515</text:p>
          </table:table-cell>
          <table:table-cell office:value-type="float" office:value="92800.1932834018" calcext:value-type="float">
            <text:p>92800.1932834018</text:p>
          </table:table-cell>
          <table:table-cell office:value-type="float" office:value="12003.125" calcext:value-type="float">
            <text:p>12003.125</text:p>
          </table:table-cell>
          <table:table-cell office:value-type="float" office:value="0.366119922581212" calcext:value-type="float">
            <text:p>0.366119922581212</text:p>
          </table:table-cell>
          <table:table-cell table:number-columns-repeated="101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7" calcext:value-type="float">
            <text:p>0.7</text:p>
          </table:table-cell>
          <table:table-cell office:value-type="float" office:value="16556" calcext:value-type="float">
            <text:p>16556</text:p>
          </table:table-cell>
          <table:table-cell office:value-type="float" office:value="128" calcext:value-type="float">
            <text:p>128</text:p>
          </table:table-cell>
          <table:table-cell office:value-type="float" office:value="1536400" calcext:value-type="float">
            <text:p>1536400</text:p>
          </table:table-cell>
          <table:table-cell office:value-type="float" office:value="0" calcext:value-type="float">
            <text:p>0</text:p>
          </table:table-cell>
          <table:table-cell office:value-type="float" office:value="0.00773133607151486" calcext:value-type="float">
            <text:p>0.007731336071515</text:p>
          </table:table-cell>
          <table:table-cell office:value-type="float" office:value="92800.1932834018" calcext:value-type="float">
            <text:p>92800.1932834018</text:p>
          </table:table-cell>
          <table:table-cell office:value-type="float" office:value="12003.125" calcext:value-type="float">
            <text:p>12003.125</text:p>
          </table:table-cell>
          <table:table-cell office:value-type="float" office:value="0.366119922581212" calcext:value-type="float">
            <text:p>0.366119922581212</text:p>
          </table:table-cell>
          <table:table-cell table:number-columns-repeated="101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7" calcext:value-type="float">
            <text:p>0.7</text:p>
          </table:table-cell>
          <table:table-cell office:value-type="float" office:value="16556" calcext:value-type="float">
            <text:p>16556</text:p>
          </table:table-cell>
          <table:table-cell office:value-type="float" office:value="128" calcext:value-type="float">
            <text:p>128</text:p>
          </table:table-cell>
          <table:table-cell office:value-type="float" office:value="1536400" calcext:value-type="float">
            <text:p>1536400</text:p>
          </table:table-cell>
          <table:table-cell office:value-type="float" office:value="0" calcext:value-type="float">
            <text:p>0</text:p>
          </table:table-cell>
          <table:table-cell office:value-type="float" office:value="0.00773133607151486" calcext:value-type="float">
            <text:p>0.007731336071515</text:p>
          </table:table-cell>
          <table:table-cell office:value-type="float" office:value="92800.1932834018" calcext:value-type="float">
            <text:p>92800.1932834018</text:p>
          </table:table-cell>
          <table:table-cell office:value-type="float" office:value="12003.125" calcext:value-type="float">
            <text:p>12003.125</text:p>
          </table:table-cell>
          <table:table-cell office:value-type="float" office:value="0.366119922581212" calcext:value-type="float">
            <text:p>0.366119922581212</text:p>
          </table:table-cell>
          <table:table-cell table:number-columns-repeated="101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7" calcext:value-type="float">
            <text:p>0.7</text:p>
          </table:table-cell>
          <table:table-cell office:value-type="float" office:value="16556" calcext:value-type="float">
            <text:p>16556</text:p>
          </table:table-cell>
          <table:table-cell office:value-type="float" office:value="128" calcext:value-type="float">
            <text:p>128</text:p>
          </table:table-cell>
          <table:table-cell office:value-type="float" office:value="1536400" calcext:value-type="float">
            <text:p>1536400</text:p>
          </table:table-cell>
          <table:table-cell office:value-type="float" office:value="0" calcext:value-type="float">
            <text:p>0</text:p>
          </table:table-cell>
          <table:table-cell office:value-type="float" office:value="0.00773133607151486" calcext:value-type="float">
            <text:p>0.007731336071515</text:p>
          </table:table-cell>
          <table:table-cell office:value-type="float" office:value="92800.1932834018" calcext:value-type="float">
            <text:p>92800.1932834018</text:p>
          </table:table-cell>
          <table:table-cell office:value-type="float" office:value="12003.125" calcext:value-type="float">
            <text:p>12003.125</text:p>
          </table:table-cell>
          <table:table-cell office:value-type="float" office:value="0.366119922581212" calcext:value-type="float">
            <text:p>0.366119922581212</text:p>
          </table:table-cell>
          <table:table-cell table:number-columns-repeated="10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7" calcext:value-type="float">
            <text:p>0.7</text:p>
          </table:table-cell>
          <table:table-cell office:value-type="float" office:value="16556" calcext:value-type="float">
            <text:p>16556</text:p>
          </table:table-cell>
          <table:table-cell office:value-type="float" office:value="128" calcext:value-type="float">
            <text:p>128</text:p>
          </table:table-cell>
          <table:table-cell office:value-type="float" office:value="1536400" calcext:value-type="float">
            <text:p>1536400</text:p>
          </table:table-cell>
          <table:table-cell office:value-type="float" office:value="0" calcext:value-type="float">
            <text:p>0</text:p>
          </table:table-cell>
          <table:table-cell office:value-type="float" office:value="0.00773133607151486" calcext:value-type="float">
            <text:p>0.007731336071515</text:p>
          </table:table-cell>
          <table:table-cell office:value-type="float" office:value="92800.1932834018" calcext:value-type="float">
            <text:p>92800.1932834018</text:p>
          </table:table-cell>
          <table:table-cell office:value-type="float" office:value="12003.125" calcext:value-type="float">
            <text:p>12003.125</text:p>
          </table:table-cell>
          <table:table-cell office:value-type="float" office:value="0.366119922581212" calcext:value-type="float">
            <text:p>0.366119922581212</text:p>
          </table:table-cell>
          <table:table-cell table:number-columns-repeated="101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7" calcext:value-type="float">
            <text:p>0.7</text:p>
          </table:table-cell>
          <table:table-cell office:value-type="float" office:value="16556" calcext:value-type="float">
            <text:p>16556</text:p>
          </table:table-cell>
          <table:table-cell office:value-type="float" office:value="128" calcext:value-type="float">
            <text:p>128</text:p>
          </table:table-cell>
          <table:table-cell office:value-type="float" office:value="1536400" calcext:value-type="float">
            <text:p>1536400</text:p>
          </table:table-cell>
          <table:table-cell office:value-type="float" office:value="0" calcext:value-type="float">
            <text:p>0</text:p>
          </table:table-cell>
          <table:table-cell office:value-type="float" office:value="0.00773133607151486" calcext:value-type="float">
            <text:p>0.007731336071515</text:p>
          </table:table-cell>
          <table:table-cell office:value-type="float" office:value="92800.1932834018" calcext:value-type="float">
            <text:p>92800.1932834018</text:p>
          </table:table-cell>
          <table:table-cell office:value-type="float" office:value="12003.125" calcext:value-type="float">
            <text:p>12003.125</text:p>
          </table:table-cell>
          <table:table-cell office:value-type="float" office:value="0.366119922581212" calcext:value-type="float">
            <text:p>0.366119922581212</text:p>
          </table:table-cell>
          <table:table-cell table:number-columns-repeated="101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7" calcext:value-type="float">
            <text:p>0.7</text:p>
          </table:table-cell>
          <table:table-cell office:value-type="float" office:value="16556" calcext:value-type="float">
            <text:p>16556</text:p>
          </table:table-cell>
          <table:table-cell office:value-type="float" office:value="128" calcext:value-type="float">
            <text:p>128</text:p>
          </table:table-cell>
          <table:table-cell office:value-type="float" office:value="1536400" calcext:value-type="float">
            <text:p>1536400</text:p>
          </table:table-cell>
          <table:table-cell office:value-type="float" office:value="0" calcext:value-type="float">
            <text:p>0</text:p>
          </table:table-cell>
          <table:table-cell office:value-type="float" office:value="0.00773133607151486" calcext:value-type="float">
            <text:p>0.007731336071515</text:p>
          </table:table-cell>
          <table:table-cell office:value-type="float" office:value="92800.1932834018" calcext:value-type="float">
            <text:p>92800.1932834018</text:p>
          </table:table-cell>
          <table:table-cell office:value-type="float" office:value="12003.125" calcext:value-type="float">
            <text:p>12003.125</text:p>
          </table:table-cell>
          <table:table-cell office:value-type="float" office:value="0.366119922581212" calcext:value-type="float">
            <text:p>0.366119922581212</text:p>
          </table:table-cell>
          <table:table-cell table:number-columns-repeated="101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7" calcext:value-type="float">
            <text:p>0.7</text:p>
          </table:table-cell>
          <table:table-cell office:value-type="float" office:value="16556" calcext:value-type="float">
            <text:p>16556</text:p>
          </table:table-cell>
          <table:table-cell office:value-type="float" office:value="128" calcext:value-type="float">
            <text:p>128</text:p>
          </table:table-cell>
          <table:table-cell office:value-type="float" office:value="1536400" calcext:value-type="float">
            <text:p>1536400</text:p>
          </table:table-cell>
          <table:table-cell office:value-type="float" office:value="0" calcext:value-type="float">
            <text:p>0</text:p>
          </table:table-cell>
          <table:table-cell office:value-type="float" office:value="0.00773133607151486" calcext:value-type="float">
            <text:p>0.007731336071515</text:p>
          </table:table-cell>
          <table:table-cell office:value-type="float" office:value="92800.1932834018" calcext:value-type="float">
            <text:p>92800.1932834018</text:p>
          </table:table-cell>
          <table:table-cell office:value-type="float" office:value="12003.125" calcext:value-type="float">
            <text:p>12003.125</text:p>
          </table:table-cell>
          <table:table-cell office:value-type="float" office:value="0.366119922581212" calcext:value-type="float">
            <text:p>0.366119922581212</text:p>
          </table:table-cell>
          <table:table-cell table:number-columns-repeated="101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7" calcext:value-type="float">
            <text:p>0.7</text:p>
          </table:table-cell>
          <table:table-cell office:value-type="float" office:value="16556" calcext:value-type="float">
            <text:p>16556</text:p>
          </table:table-cell>
          <table:table-cell office:value-type="float" office:value="128" calcext:value-type="float">
            <text:p>128</text:p>
          </table:table-cell>
          <table:table-cell office:value-type="float" office:value="1536400" calcext:value-type="float">
            <text:p>1536400</text:p>
          </table:table-cell>
          <table:table-cell office:value-type="float" office:value="0" calcext:value-type="float">
            <text:p>0</text:p>
          </table:table-cell>
          <table:table-cell office:value-type="float" office:value="0.00773133607151486" calcext:value-type="float">
            <text:p>0.007731336071515</text:p>
          </table:table-cell>
          <table:table-cell office:value-type="float" office:value="92800.1932834018" calcext:value-type="float">
            <text:p>92800.1932834018</text:p>
          </table:table-cell>
          <table:table-cell office:value-type="float" office:value="12003.125" calcext:value-type="float">
            <text:p>12003.125</text:p>
          </table:table-cell>
          <table:table-cell office:value-type="float" office:value="0.366119922581212" calcext:value-type="float">
            <text:p>0.366119922581212</text:p>
          </table:table-cell>
          <table:table-cell table:number-columns-repeated="101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7" calcext:value-type="float">
            <text:p>0.7</text:p>
          </table:table-cell>
          <table:table-cell office:value-type="float" office:value="16556" calcext:value-type="float">
            <text:p>16556</text:p>
          </table:table-cell>
          <table:table-cell office:value-type="float" office:value="128" calcext:value-type="float">
            <text:p>128</text:p>
          </table:table-cell>
          <table:table-cell office:value-type="float" office:value="1536400" calcext:value-type="float">
            <text:p>1536400</text:p>
          </table:table-cell>
          <table:table-cell office:value-type="float" office:value="0" calcext:value-type="float">
            <text:p>0</text:p>
          </table:table-cell>
          <table:table-cell office:value-type="float" office:value="0.00773133607151486" calcext:value-type="float">
            <text:p>0.007731336071515</text:p>
          </table:table-cell>
          <table:table-cell office:value-type="float" office:value="92800.1932834018" calcext:value-type="float">
            <text:p>92800.1932834018</text:p>
          </table:table-cell>
          <table:table-cell office:value-type="float" office:value="12003.125" calcext:value-type="float">
            <text:p>12003.125</text:p>
          </table:table-cell>
          <table:table-cell office:value-type="float" office:value="0.366119922581212" calcext:value-type="float">
            <text:p>0.366119922581212</text:p>
          </table:table-cell>
          <table:table-cell table:number-columns-repeated="101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7" calcext:value-type="float">
            <text:p>0.7</text:p>
          </table:table-cell>
          <table:table-cell office:value-type="float" office:value="16556" calcext:value-type="float">
            <text:p>16556</text:p>
          </table:table-cell>
          <table:table-cell office:value-type="float" office:value="128" calcext:value-type="float">
            <text:p>128</text:p>
          </table:table-cell>
          <table:table-cell office:value-type="float" office:value="1536400" calcext:value-type="float">
            <text:p>1536400</text:p>
          </table:table-cell>
          <table:table-cell office:value-type="float" office:value="0" calcext:value-type="float">
            <text:p>0</text:p>
          </table:table-cell>
          <table:table-cell office:value-type="float" office:value="0.00773133607151486" calcext:value-type="float">
            <text:p>0.007731336071515</text:p>
          </table:table-cell>
          <table:table-cell office:value-type="float" office:value="92800.1932834018" calcext:value-type="float">
            <text:p>92800.1932834018</text:p>
          </table:table-cell>
          <table:table-cell office:value-type="float" office:value="12003.125" calcext:value-type="float">
            <text:p>12003.125</text:p>
          </table:table-cell>
          <table:table-cell office:value-type="float" office:value="0.366119922581212" calcext:value-type="float">
            <text:p>0.366119922581212</text:p>
          </table:table-cell>
          <table:table-cell table:number-columns-repeated="101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7" calcext:value-type="float">
            <text:p>0.7</text:p>
          </table:table-cell>
          <table:table-cell office:value-type="float" office:value="16556" calcext:value-type="float">
            <text:p>16556</text:p>
          </table:table-cell>
          <table:table-cell office:value-type="float" office:value="128" calcext:value-type="float">
            <text:p>128</text:p>
          </table:table-cell>
          <table:table-cell office:value-type="float" office:value="1536400" calcext:value-type="float">
            <text:p>1536400</text:p>
          </table:table-cell>
          <table:table-cell office:value-type="float" office:value="0" calcext:value-type="float">
            <text:p>0</text:p>
          </table:table-cell>
          <table:table-cell office:value-type="float" office:value="0.00773133607151486" calcext:value-type="float">
            <text:p>0.007731336071515</text:p>
          </table:table-cell>
          <table:table-cell office:value-type="float" office:value="92800.1932834018" calcext:value-type="float">
            <text:p>92800.1932834018</text:p>
          </table:table-cell>
          <table:table-cell office:value-type="float" office:value="12003.125" calcext:value-type="float">
            <text:p>12003.125</text:p>
          </table:table-cell>
          <table:table-cell office:value-type="float" office:value="0.366119922581212" calcext:value-type="float">
            <text:p>0.366119922581212</text:p>
          </table:table-cell>
          <table:table-cell table:number-columns-repeated="101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7" calcext:value-type="float">
            <text:p>0.7</text:p>
          </table:table-cell>
          <table:table-cell office:value-type="float" office:value="16556" calcext:value-type="float">
            <text:p>16556</text:p>
          </table:table-cell>
          <table:table-cell office:value-type="float" office:value="128" calcext:value-type="float">
            <text:p>128</text:p>
          </table:table-cell>
          <table:table-cell office:value-type="float" office:value="1536400" calcext:value-type="float">
            <text:p>1536400</text:p>
          </table:table-cell>
          <table:table-cell office:value-type="float" office:value="0" calcext:value-type="float">
            <text:p>0</text:p>
          </table:table-cell>
          <table:table-cell office:value-type="float" office:value="0.00773133607151486" calcext:value-type="float">
            <text:p>0.007731336071515</text:p>
          </table:table-cell>
          <table:table-cell office:value-type="float" office:value="92800.1932834018" calcext:value-type="float">
            <text:p>92800.1932834018</text:p>
          </table:table-cell>
          <table:table-cell office:value-type="float" office:value="12003.125" calcext:value-type="float">
            <text:p>12003.125</text:p>
          </table:table-cell>
          <table:table-cell office:value-type="float" office:value="0.366119922581212" calcext:value-type="float">
            <text:p>0.366119922581212</text:p>
          </table:table-cell>
          <table:table-cell table:number-columns-repeated="101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.7</text:p>
          </table:table-cell>
          <table:table-cell office:value-type="float" office:value="16556" calcext:value-type="float">
            <text:p>16556</text:p>
          </table:table-cell>
          <table:table-cell office:value-type="float" office:value="128" calcext:value-type="float">
            <text:p>128</text:p>
          </table:table-cell>
          <table:table-cell office:value-type="float" office:value="1536400" calcext:value-type="float">
            <text:p>1536400</text:p>
          </table:table-cell>
          <table:table-cell office:value-type="float" office:value="0" calcext:value-type="float">
            <text:p>0</text:p>
          </table:table-cell>
          <table:table-cell office:value-type="float" office:value="0.00773133607151486" calcext:value-type="float">
            <text:p>0.007731336071515</text:p>
          </table:table-cell>
          <table:table-cell office:value-type="float" office:value="92800.1932834018" calcext:value-type="float">
            <text:p>92800.1932834018</text:p>
          </table:table-cell>
          <table:table-cell office:value-type="float" office:value="12003.125" calcext:value-type="float">
            <text:p>12003.125</text:p>
          </table:table-cell>
          <table:table-cell office:value-type="float" office:value="0.366119922581212" calcext:value-type="float">
            <text:p>0.366119922581212</text:p>
          </table:table-cell>
          <table:table-cell table:number-columns-repeated="101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7" calcext:value-type="float">
            <text:p>0.7</text:p>
          </table:table-cell>
          <table:table-cell office:value-type="float" office:value="16556" calcext:value-type="float">
            <text:p>16556</text:p>
          </table:table-cell>
          <table:table-cell office:value-type="float" office:value="128" calcext:value-type="float">
            <text:p>128</text:p>
          </table:table-cell>
          <table:table-cell office:value-type="float" office:value="1536400" calcext:value-type="float">
            <text:p>1536400</text:p>
          </table:table-cell>
          <table:table-cell office:value-type="float" office:value="0" calcext:value-type="float">
            <text:p>0</text:p>
          </table:table-cell>
          <table:table-cell office:value-type="float" office:value="0.00773133607151486" calcext:value-type="float">
            <text:p>0.007731336071515</text:p>
          </table:table-cell>
          <table:table-cell office:value-type="float" office:value="92800.1932834018" calcext:value-type="float">
            <text:p>92800.1932834018</text:p>
          </table:table-cell>
          <table:table-cell office:value-type="float" office:value="12003.125" calcext:value-type="float">
            <text:p>12003.125</text:p>
          </table:table-cell>
          <table:table-cell office:value-type="float" office:value="0.366119922581212" calcext:value-type="float">
            <text:p>0.366119922581212</text:p>
          </table:table-cell>
          <table:table-cell table:number-columns-repeated="101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7" calcext:value-type="float">
            <text:p>0.7</text:p>
          </table:table-cell>
          <table:table-cell office:value-type="float" office:value="16556" calcext:value-type="float">
            <text:p>16556</text:p>
          </table:table-cell>
          <table:table-cell office:value-type="float" office:value="128" calcext:value-type="float">
            <text:p>128</text:p>
          </table:table-cell>
          <table:table-cell office:value-type="float" office:value="1536400" calcext:value-type="float">
            <text:p>1536400</text:p>
          </table:table-cell>
          <table:table-cell office:value-type="float" office:value="0" calcext:value-type="float">
            <text:p>0</text:p>
          </table:table-cell>
          <table:table-cell office:value-type="float" office:value="0.00773133607151486" calcext:value-type="float">
            <text:p>0.007731336071515</text:p>
          </table:table-cell>
          <table:table-cell office:value-type="float" office:value="92800.1932834018" calcext:value-type="float">
            <text:p>92800.1932834018</text:p>
          </table:table-cell>
          <table:table-cell office:value-type="float" office:value="12003.125" calcext:value-type="float">
            <text:p>12003.125</text:p>
          </table:table-cell>
          <table:table-cell office:value-type="float" office:value="0.366119922581212" calcext:value-type="float">
            <text:p>0.366119922581212</text:p>
          </table:table-cell>
          <table:table-cell table:number-columns-repeated="101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7" calcext:value-type="float">
            <text:p>0.7</text:p>
          </table:table-cell>
          <table:table-cell office:value-type="float" office:value="16556" calcext:value-type="float">
            <text:p>16556</text:p>
          </table:table-cell>
          <table:table-cell office:value-type="float" office:value="128" calcext:value-type="float">
            <text:p>128</text:p>
          </table:table-cell>
          <table:table-cell office:value-type="float" office:value="1536400" calcext:value-type="float">
            <text:p>1536400</text:p>
          </table:table-cell>
          <table:table-cell office:value-type="float" office:value="0" calcext:value-type="float">
            <text:p>0</text:p>
          </table:table-cell>
          <table:table-cell office:value-type="float" office:value="0.00773133607151486" calcext:value-type="float">
            <text:p>0.007731336071515</text:p>
          </table:table-cell>
          <table:table-cell office:value-type="float" office:value="92800.1932834018" calcext:value-type="float">
            <text:p>92800.1932834018</text:p>
          </table:table-cell>
          <table:table-cell office:value-type="float" office:value="12003.125" calcext:value-type="float">
            <text:p>12003.125</text:p>
          </table:table-cell>
          <table:table-cell office:value-type="float" office:value="0.366119922581212" calcext:value-type="float">
            <text:p>0.366119922581212</text:p>
          </table:table-cell>
          <table:table-cell table:number-columns-repeated="101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7" calcext:value-type="float">
            <text:p>0.7</text:p>
          </table:table-cell>
          <table:table-cell office:value-type="float" office:value="16556" calcext:value-type="float">
            <text:p>16556</text:p>
          </table:table-cell>
          <table:table-cell office:value-type="float" office:value="128" calcext:value-type="float">
            <text:p>128</text:p>
          </table:table-cell>
          <table:table-cell office:value-type="float" office:value="1536400" calcext:value-type="float">
            <text:p>1536400</text:p>
          </table:table-cell>
          <table:table-cell office:value-type="float" office:value="0" calcext:value-type="float">
            <text:p>0</text:p>
          </table:table-cell>
          <table:table-cell office:value-type="float" office:value="0.00773133607151486" calcext:value-type="float">
            <text:p>0.007731336071515</text:p>
          </table:table-cell>
          <table:table-cell office:value-type="float" office:value="92800.1932834018" calcext:value-type="float">
            <text:p>92800.1932834018</text:p>
          </table:table-cell>
          <table:table-cell office:value-type="float" office:value="12003.125" calcext:value-type="float">
            <text:p>12003.125</text:p>
          </table:table-cell>
          <table:table-cell office:value-type="float" office:value="0.366119922581212" calcext:value-type="float">
            <text:p>0.366119922581212</text:p>
          </table:table-cell>
          <table:table-cell table:number-columns-repeated="101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7" calcext:value-type="float">
            <text:p>0.7</text:p>
          </table:table-cell>
          <table:table-cell office:value-type="float" office:value="16556" calcext:value-type="float">
            <text:p>16556</text:p>
          </table:table-cell>
          <table:table-cell office:value-type="float" office:value="128" calcext:value-type="float">
            <text:p>128</text:p>
          </table:table-cell>
          <table:table-cell office:value-type="float" office:value="1536400" calcext:value-type="float">
            <text:p>1536400</text:p>
          </table:table-cell>
          <table:table-cell office:value-type="float" office:value="0" calcext:value-type="float">
            <text:p>0</text:p>
          </table:table-cell>
          <table:table-cell office:value-type="float" office:value="0.00773133607151486" calcext:value-type="float">
            <text:p>0.007731336071515</text:p>
          </table:table-cell>
          <table:table-cell office:value-type="float" office:value="92800.1932834018" calcext:value-type="float">
            <text:p>92800.1932834018</text:p>
          </table:table-cell>
          <table:table-cell office:value-type="float" office:value="12003.125" calcext:value-type="float">
            <text:p>12003.125</text:p>
          </table:table-cell>
          <table:table-cell office:value-type="float" office:value="0.366119922581212" calcext:value-type="float">
            <text:p>0.366119922581212</text:p>
          </table:table-cell>
          <table:table-cell table:number-columns-repeated="101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7" calcext:value-type="float">
            <text:p>0.7</text:p>
          </table:table-cell>
          <table:table-cell office:value-type="float" office:value="16556" calcext:value-type="float">
            <text:p>16556</text:p>
          </table:table-cell>
          <table:table-cell office:value-type="float" office:value="128" calcext:value-type="float">
            <text:p>128</text:p>
          </table:table-cell>
          <table:table-cell office:value-type="float" office:value="1536400" calcext:value-type="float">
            <text:p>1536400</text:p>
          </table:table-cell>
          <table:table-cell office:value-type="float" office:value="0" calcext:value-type="float">
            <text:p>0</text:p>
          </table:table-cell>
          <table:table-cell office:value-type="float" office:value="0.00773133607151486" calcext:value-type="float">
            <text:p>0.007731336071515</text:p>
          </table:table-cell>
          <table:table-cell office:value-type="float" office:value="92800.1932834018" calcext:value-type="float">
            <text:p>92800.1932834018</text:p>
          </table:table-cell>
          <table:table-cell office:value-type="float" office:value="12003.125" calcext:value-type="float">
            <text:p>12003.125</text:p>
          </table:table-cell>
          <table:table-cell office:value-type="float" office:value="0.366119922581212" calcext:value-type="float">
            <text:p>0.366119922581212</text:p>
          </table:table-cell>
          <table:table-cell table:number-columns-repeated="101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7" calcext:value-type="float">
            <text:p>0.7</text:p>
          </table:table-cell>
          <table:table-cell office:value-type="float" office:value="16556" calcext:value-type="float">
            <text:p>16556</text:p>
          </table:table-cell>
          <table:table-cell office:value-type="float" office:value="128" calcext:value-type="float">
            <text:p>128</text:p>
          </table:table-cell>
          <table:table-cell office:value-type="float" office:value="1536400" calcext:value-type="float">
            <text:p>1536400</text:p>
          </table:table-cell>
          <table:table-cell office:value-type="float" office:value="0" calcext:value-type="float">
            <text:p>0</text:p>
          </table:table-cell>
          <table:table-cell office:value-type="float" office:value="0.00773133607151486" calcext:value-type="float">
            <text:p>0.007731336071515</text:p>
          </table:table-cell>
          <table:table-cell office:value-type="float" office:value="92800.1932834018" calcext:value-type="float">
            <text:p>92800.1932834018</text:p>
          </table:table-cell>
          <table:table-cell office:value-type="float" office:value="12003.125" calcext:value-type="float">
            <text:p>12003.125</text:p>
          </table:table-cell>
          <table:table-cell office:value-type="float" office:value="0.366119922581212" calcext:value-type="float">
            <text:p>0.366119922581212</text:p>
          </table:table-cell>
          <table:table-cell table:number-columns-repeated="101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7" calcext:value-type="float">
            <text:p>0.7</text:p>
          </table:table-cell>
          <table:table-cell office:value-type="float" office:value="16556" calcext:value-type="float">
            <text:p>16556</text:p>
          </table:table-cell>
          <table:table-cell office:value-type="float" office:value="128" calcext:value-type="float">
            <text:p>128</text:p>
          </table:table-cell>
          <table:table-cell office:value-type="float" office:value="1536400" calcext:value-type="float">
            <text:p>1536400</text:p>
          </table:table-cell>
          <table:table-cell office:value-type="float" office:value="0" calcext:value-type="float">
            <text:p>0</text:p>
          </table:table-cell>
          <table:table-cell office:value-type="float" office:value="0.00773133607151486" calcext:value-type="float">
            <text:p>0.007731336071515</text:p>
          </table:table-cell>
          <table:table-cell office:value-type="float" office:value="92800.1932834018" calcext:value-type="float">
            <text:p>92800.1932834018</text:p>
          </table:table-cell>
          <table:table-cell office:value-type="float" office:value="12003.125" calcext:value-type="float">
            <text:p>12003.125</text:p>
          </table:table-cell>
          <table:table-cell office:value-type="float" office:value="0.366119922581212" calcext:value-type="float">
            <text:p>0.366119922581212</text:p>
          </table:table-cell>
          <table:table-cell table:number-columns-repeated="101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7" calcext:value-type="float">
            <text:p>0.7</text:p>
          </table:table-cell>
          <table:table-cell office:value-type="float" office:value="16556" calcext:value-type="float">
            <text:p>16556</text:p>
          </table:table-cell>
          <table:table-cell office:value-type="float" office:value="128" calcext:value-type="float">
            <text:p>128</text:p>
          </table:table-cell>
          <table:table-cell office:value-type="float" office:value="1536400" calcext:value-type="float">
            <text:p>1536400</text:p>
          </table:table-cell>
          <table:table-cell office:value-type="float" office:value="0" calcext:value-type="float">
            <text:p>0</text:p>
          </table:table-cell>
          <table:table-cell office:value-type="float" office:value="0.00773133607151486" calcext:value-type="float">
            <text:p>0.007731336071515</text:p>
          </table:table-cell>
          <table:table-cell office:value-type="float" office:value="92800.1932834018" calcext:value-type="float">
            <text:p>92800.1932834018</text:p>
          </table:table-cell>
          <table:table-cell office:value-type="float" office:value="12003.125" calcext:value-type="float">
            <text:p>12003.125</text:p>
          </table:table-cell>
          <table:table-cell office:value-type="float" office:value="0.366119922581212" calcext:value-type="float">
            <text:p>0.366119922581212</text:p>
          </table:table-cell>
          <table:table-cell table:number-columns-repeated="101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7" calcext:value-type="float">
            <text:p>0.7</text:p>
          </table:table-cell>
          <table:table-cell office:value-type="float" office:value="16556" calcext:value-type="float">
            <text:p>16556</text:p>
          </table:table-cell>
          <table:table-cell office:value-type="float" office:value="128" calcext:value-type="float">
            <text:p>128</text:p>
          </table:table-cell>
          <table:table-cell office:value-type="float" office:value="1536400" calcext:value-type="float">
            <text:p>1536400</text:p>
          </table:table-cell>
          <table:table-cell office:value-type="float" office:value="0" calcext:value-type="float">
            <text:p>0</text:p>
          </table:table-cell>
          <table:table-cell office:value-type="float" office:value="0.00773133607151486" calcext:value-type="float">
            <text:p>0.007731336071515</text:p>
          </table:table-cell>
          <table:table-cell office:value-type="float" office:value="92800.1932834018" calcext:value-type="float">
            <text:p>92800.1932834018</text:p>
          </table:table-cell>
          <table:table-cell office:value-type="float" office:value="12003.125" calcext:value-type="float">
            <text:p>12003.125</text:p>
          </table:table-cell>
          <table:table-cell office:value-type="float" office:value="0.366119922581212" calcext:value-type="float">
            <text:p>0.366119922581212</text:p>
          </table:table-cell>
          <table:table-cell table:number-columns-repeated="101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7" calcext:value-type="float">
            <text:p>0.7</text:p>
          </table:table-cell>
          <table:table-cell office:value-type="float" office:value="16556" calcext:value-type="float">
            <text:p>16556</text:p>
          </table:table-cell>
          <table:table-cell office:value-type="float" office:value="128" calcext:value-type="float">
            <text:p>128</text:p>
          </table:table-cell>
          <table:table-cell office:value-type="float" office:value="1536400" calcext:value-type="float">
            <text:p>1536400</text:p>
          </table:table-cell>
          <table:table-cell office:value-type="float" office:value="0" calcext:value-type="float">
            <text:p>0</text:p>
          </table:table-cell>
          <table:table-cell office:value-type="float" office:value="0.00773133607151486" calcext:value-type="float">
            <text:p>0.007731336071515</text:p>
          </table:table-cell>
          <table:table-cell office:value-type="float" office:value="92800.1932834018" calcext:value-type="float">
            <text:p>92800.1932834018</text:p>
          </table:table-cell>
          <table:table-cell office:value-type="float" office:value="12003.125" calcext:value-type="float">
            <text:p>12003.125</text:p>
          </table:table-cell>
          <table:table-cell office:value-type="float" office:value="0.366119922581212" calcext:value-type="float">
            <text:p>0.366119922581212</text:p>
          </table:table-cell>
          <table:table-cell table:number-columns-repeated="101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7" calcext:value-type="float">
            <text:p>0.7</text:p>
          </table:table-cell>
          <table:table-cell office:value-type="float" office:value="16556" calcext:value-type="float">
            <text:p>16556</text:p>
          </table:table-cell>
          <table:table-cell office:value-type="float" office:value="128" calcext:value-type="float">
            <text:p>128</text:p>
          </table:table-cell>
          <table:table-cell office:value-type="float" office:value="1536400" calcext:value-type="float">
            <text:p>1536400</text:p>
          </table:table-cell>
          <table:table-cell office:value-type="float" office:value="0" calcext:value-type="float">
            <text:p>0</text:p>
          </table:table-cell>
          <table:table-cell office:value-type="float" office:value="0.00773133607151486" calcext:value-type="float">
            <text:p>0.007731336071515</text:p>
          </table:table-cell>
          <table:table-cell office:value-type="float" office:value="92800.1932834018" calcext:value-type="float">
            <text:p>92800.1932834018</text:p>
          </table:table-cell>
          <table:table-cell office:value-type="float" office:value="12003.125" calcext:value-type="float">
            <text:p>12003.125</text:p>
          </table:table-cell>
          <table:table-cell office:value-type="float" office:value="0.366119922581212" calcext:value-type="float">
            <text:p>0.366119922581212</text:p>
          </table:table-cell>
          <table:table-cell table:number-columns-repeated="101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7" calcext:value-type="float">
            <text:p>0.7</text:p>
          </table:table-cell>
          <table:table-cell office:value-type="float" office:value="16556" calcext:value-type="float">
            <text:p>16556</text:p>
          </table:table-cell>
          <table:table-cell office:value-type="float" office:value="128" calcext:value-type="float">
            <text:p>128</text:p>
          </table:table-cell>
          <table:table-cell office:value-type="float" office:value="1536400" calcext:value-type="float">
            <text:p>1536400</text:p>
          </table:table-cell>
          <table:table-cell office:value-type="float" office:value="0" calcext:value-type="float">
            <text:p>0</text:p>
          </table:table-cell>
          <table:table-cell office:value-type="float" office:value="0.00773133607151486" calcext:value-type="float">
            <text:p>0.007731336071515</text:p>
          </table:table-cell>
          <table:table-cell office:value-type="float" office:value="92800.1932834018" calcext:value-type="float">
            <text:p>92800.1932834018</text:p>
          </table:table-cell>
          <table:table-cell office:value-type="float" office:value="12003.125" calcext:value-type="float">
            <text:p>12003.125</text:p>
          </table:table-cell>
          <table:table-cell office:value-type="float" office:value="0.366119922581212" calcext:value-type="float">
            <text:p>0.366119922581212</text:p>
          </table:table-cell>
          <table:table-cell table:number-columns-repeated="101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7" calcext:value-type="float">
            <text:p>0.7</text:p>
          </table:table-cell>
          <table:table-cell office:value-type="float" office:value="16556" calcext:value-type="float">
            <text:p>16556</text:p>
          </table:table-cell>
          <table:table-cell office:value-type="float" office:value="128" calcext:value-type="float">
            <text:p>128</text:p>
          </table:table-cell>
          <table:table-cell office:value-type="float" office:value="1536400" calcext:value-type="float">
            <text:p>1536400</text:p>
          </table:table-cell>
          <table:table-cell office:value-type="float" office:value="0" calcext:value-type="float">
            <text:p>0</text:p>
          </table:table-cell>
          <table:table-cell office:value-type="float" office:value="0.00773133607151486" calcext:value-type="float">
            <text:p>0.007731336071515</text:p>
          </table:table-cell>
          <table:table-cell office:value-type="float" office:value="92800.1932834018" calcext:value-type="float">
            <text:p>92800.1932834018</text:p>
          </table:table-cell>
          <table:table-cell office:value-type="float" office:value="12003.125" calcext:value-type="float">
            <text:p>12003.125</text:p>
          </table:table-cell>
          <table:table-cell office:value-type="float" office:value="0.366119922581212" calcext:value-type="float">
            <text:p>0.366119922581212</text:p>
          </table:table-cell>
          <table:table-cell table:number-columns-repeated="101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7" calcext:value-type="float">
            <text:p>0.7</text:p>
          </table:table-cell>
          <table:table-cell office:value-type="float" office:value="16556" calcext:value-type="float">
            <text:p>16556</text:p>
          </table:table-cell>
          <table:table-cell office:value-type="float" office:value="128" calcext:value-type="float">
            <text:p>128</text:p>
          </table:table-cell>
          <table:table-cell office:value-type="float" office:value="1536400" calcext:value-type="float">
            <text:p>1536400</text:p>
          </table:table-cell>
          <table:table-cell office:value-type="float" office:value="0" calcext:value-type="float">
            <text:p>0</text:p>
          </table:table-cell>
          <table:table-cell office:value-type="float" office:value="0.00773133607151486" calcext:value-type="float">
            <text:p>0.007731336071515</text:p>
          </table:table-cell>
          <table:table-cell office:value-type="float" office:value="92800.1932834018" calcext:value-type="float">
            <text:p>92800.1932834018</text:p>
          </table:table-cell>
          <table:table-cell office:value-type="float" office:value="12003.125" calcext:value-type="float">
            <text:p>12003.125</text:p>
          </table:table-cell>
          <table:table-cell office:value-type="float" office:value="0.366119922581212" calcext:value-type="float">
            <text:p>0.366119922581212</text:p>
          </table:table-cell>
          <table:table-cell table:number-columns-repeated="101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7" calcext:value-type="float">
            <text:p>0.7</text:p>
          </table:table-cell>
          <table:table-cell office:value-type="float" office:value="16556" calcext:value-type="float">
            <text:p>16556</text:p>
          </table:table-cell>
          <table:table-cell office:value-type="float" office:value="128" calcext:value-type="float">
            <text:p>128</text:p>
          </table:table-cell>
          <table:table-cell office:value-type="float" office:value="1536400" calcext:value-type="float">
            <text:p>1536400</text:p>
          </table:table-cell>
          <table:table-cell office:value-type="float" office:value="0" calcext:value-type="float">
            <text:p>0</text:p>
          </table:table-cell>
          <table:table-cell office:value-type="float" office:value="0.00773133607151486" calcext:value-type="float">
            <text:p>0.007731336071515</text:p>
          </table:table-cell>
          <table:table-cell office:value-type="float" office:value="92800.1932834018" calcext:value-type="float">
            <text:p>92800.1932834018</text:p>
          </table:table-cell>
          <table:table-cell office:value-type="float" office:value="12003.125" calcext:value-type="float">
            <text:p>12003.125</text:p>
          </table:table-cell>
          <table:table-cell office:value-type="float" office:value="0.366119922581212" calcext:value-type="float">
            <text:p>0.366119922581212</text:p>
          </table:table-cell>
          <table:table-cell table:number-columns-repeated="101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7" calcext:value-type="float">
            <text:p>0.7</text:p>
          </table:table-cell>
          <table:table-cell office:value-type="float" office:value="16556" calcext:value-type="float">
            <text:p>16556</text:p>
          </table:table-cell>
          <table:table-cell office:value-type="float" office:value="128" calcext:value-type="float">
            <text:p>128</text:p>
          </table:table-cell>
          <table:table-cell office:value-type="float" office:value="1536400" calcext:value-type="float">
            <text:p>1536400</text:p>
          </table:table-cell>
          <table:table-cell office:value-type="float" office:value="0" calcext:value-type="float">
            <text:p>0</text:p>
          </table:table-cell>
          <table:table-cell office:value-type="float" office:value="0.00773133607151486" calcext:value-type="float">
            <text:p>0.007731336071515</text:p>
          </table:table-cell>
          <table:table-cell office:value-type="float" office:value="92800.1932834018" calcext:value-type="float">
            <text:p>92800.1932834018</text:p>
          </table:table-cell>
          <table:table-cell office:value-type="float" office:value="12003.125" calcext:value-type="float">
            <text:p>12003.125</text:p>
          </table:table-cell>
          <table:table-cell office:value-type="float" office:value="0.366119922581212" calcext:value-type="float">
            <text:p>0.366119922581212</text:p>
          </table:table-cell>
          <table:table-cell table:number-columns-repeated="101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7" calcext:value-type="float">
            <text:p>0.7</text:p>
          </table:table-cell>
          <table:table-cell office:value-type="float" office:value="16556" calcext:value-type="float">
            <text:p>16556</text:p>
          </table:table-cell>
          <table:table-cell office:value-type="float" office:value="128" calcext:value-type="float">
            <text:p>128</text:p>
          </table:table-cell>
          <table:table-cell office:value-type="float" office:value="1536400" calcext:value-type="float">
            <text:p>1536400</text:p>
          </table:table-cell>
          <table:table-cell office:value-type="float" office:value="0" calcext:value-type="float">
            <text:p>0</text:p>
          </table:table-cell>
          <table:table-cell office:value-type="float" office:value="0.00773133607151486" calcext:value-type="float">
            <text:p>0.007731336071515</text:p>
          </table:table-cell>
          <table:table-cell office:value-type="float" office:value="92800.1932834018" calcext:value-type="float">
            <text:p>92800.1932834018</text:p>
          </table:table-cell>
          <table:table-cell office:value-type="float" office:value="12003.125" calcext:value-type="float">
            <text:p>12003.125</text:p>
          </table:table-cell>
          <table:table-cell office:value-type="float" office:value="0.366119922581212" calcext:value-type="float">
            <text:p>0.366119922581212</text:p>
          </table:table-cell>
          <table:table-cell table:number-columns-repeated="101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7" calcext:value-type="float">
            <text:p>0.7</text:p>
          </table:table-cell>
          <table:table-cell office:value-type="float" office:value="16556" calcext:value-type="float">
            <text:p>16556</text:p>
          </table:table-cell>
          <table:table-cell office:value-type="float" office:value="128" calcext:value-type="float">
            <text:p>128</text:p>
          </table:table-cell>
          <table:table-cell office:value-type="float" office:value="1536400" calcext:value-type="float">
            <text:p>1536400</text:p>
          </table:table-cell>
          <table:table-cell office:value-type="float" office:value="0" calcext:value-type="float">
            <text:p>0</text:p>
          </table:table-cell>
          <table:table-cell office:value-type="float" office:value="0.00773133607151486" calcext:value-type="float">
            <text:p>0.007731336071515</text:p>
          </table:table-cell>
          <table:table-cell office:value-type="float" office:value="92800.1932834018" calcext:value-type="float">
            <text:p>92800.1932834018</text:p>
          </table:table-cell>
          <table:table-cell office:value-type="float" office:value="12003.125" calcext:value-type="float">
            <text:p>12003.125</text:p>
          </table:table-cell>
          <table:table-cell office:value-type="float" office:value="0.366119922581212" calcext:value-type="float">
            <text:p>0.366119922581212</text:p>
          </table:table-cell>
          <table:table-cell table:number-columns-repeated="101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7" calcext:value-type="float">
            <text:p>0.7</text:p>
          </table:table-cell>
          <table:table-cell office:value-type="float" office:value="16556" calcext:value-type="float">
            <text:p>16556</text:p>
          </table:table-cell>
          <table:table-cell office:value-type="float" office:value="128" calcext:value-type="float">
            <text:p>128</text:p>
          </table:table-cell>
          <table:table-cell office:value-type="float" office:value="1536400" calcext:value-type="float">
            <text:p>1536400</text:p>
          </table:table-cell>
          <table:table-cell office:value-type="float" office:value="0" calcext:value-type="float">
            <text:p>0</text:p>
          </table:table-cell>
          <table:table-cell office:value-type="float" office:value="0.00773133607151486" calcext:value-type="float">
            <text:p>0.007731336071515</text:p>
          </table:table-cell>
          <table:table-cell office:value-type="float" office:value="92800.1932834018" calcext:value-type="float">
            <text:p>92800.1932834018</text:p>
          </table:table-cell>
          <table:table-cell office:value-type="float" office:value="12003.125" calcext:value-type="float">
            <text:p>12003.125</text:p>
          </table:table-cell>
          <table:table-cell office:value-type="float" office:value="0.366119922581212" calcext:value-type="float">
            <text:p>0.366119922581212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11657" calcext:value-type="float">
            <text:p>11657</text:p>
          </table:table-cell>
          <table:table-cell office:value-type="float" office:value="113" calcext:value-type="float">
            <text:p>113</text:p>
          </table:table-cell>
          <table:table-cell office:value-type="float" office:value="971024" calcext:value-type="float">
            <text:p>971024</text:p>
          </table:table-cell>
          <table:table-cell office:value-type="float" office:value="0" calcext:value-type="float">
            <text:p>0</text:p>
          </table:table-cell>
          <table:table-cell office:value-type="float" office:value="0.00969374624689028" calcext:value-type="float">
            <text:p>0.00969374624689</text:p>
          </table:table-cell>
          <table:table-cell office:value-type="float" office:value="83299.6482800034" calcext:value-type="float">
            <text:p>83299.6482800034</text:p>
          </table:table-cell>
          <table:table-cell office:value-type="float" office:value="8593.13274336283" calcext:value-type="float">
            <text:p>8593.13274336283</text:p>
          </table:table-cell>
          <table:table-cell office:value-type="float" office:value="0.351169590214354" calcext:value-type="float">
            <text:p>0.351169590214354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5" calcext:value-type="float">
            <text:p>0.75</text:p>
          </table:table-cell>
          <table:table-cell office:value-type="float" office:value="12322" calcext:value-type="float">
            <text:p>12322</text:p>
          </table:table-cell>
          <table:table-cell office:value-type="float" office:value="118" calcext:value-type="float">
            <text:p>118</text:p>
          </table:table-cell>
          <table:table-cell office:value-type="float" office:value="1119072" calcext:value-type="float">
            <text:p>1119072</text:p>
          </table:table-cell>
          <table:table-cell office:value-type="float" office:value="0" calcext:value-type="float">
            <text:p>0</text:p>
          </table:table-cell>
          <table:table-cell office:value-type="float" office:value="0.00957636747281286" calcext:value-type="float">
            <text:p>0.009576367472813</text:p>
          </table:table-cell>
          <table:table-cell office:value-type="float" office:value="90819.0228858952" calcext:value-type="float">
            <text:p>90819.0228858952</text:p>
          </table:table-cell>
          <table:table-cell office:value-type="float" office:value="9483.66101694915" calcext:value-type="float">
            <text:p>9483.66101694915</text:p>
          </table:table-cell>
          <table:table-cell office:value-type="float" office:value="0.356744698645497" calcext:value-type="float">
            <text:p>0.356744698645497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5" calcext:value-type="float">
            <text:p>0.75</text:p>
          </table:table-cell>
          <table:table-cell office:value-type="float" office:value="12509" calcext:value-type="float">
            <text:p>12509</text:p>
          </table:table-cell>
          <table:table-cell office:value-type="float" office:value="118" calcext:value-type="float">
            <text:p>118</text:p>
          </table:table-cell>
          <table:table-cell office:value-type="float" office:value="1168767" calcext:value-type="float">
            <text:p>1168767</text:p>
          </table:table-cell>
          <table:table-cell office:value-type="float" office:value="0" calcext:value-type="float">
            <text:p>0</text:p>
          </table:table-cell>
          <table:table-cell office:value-type="float" office:value="0.00943320809017507" calcext:value-type="float">
            <text:p>0.009433208090175</text:p>
          </table:table-cell>
          <table:table-cell office:value-type="float" office:value="93434.0874570309" calcext:value-type="float">
            <text:p>93434.0874570309</text:p>
          </table:table-cell>
          <table:table-cell office:value-type="float" office:value="9904.80508474576" calcext:value-type="float">
            <text:p>9904.80508474576</text:p>
          </table:table-cell>
          <table:table-cell office:value-type="float" office:value="0.356275558954178" calcext:value-type="float">
            <text:p>0.356275558954178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5" calcext:value-type="float">
            <text:p>0.75</text:p>
          </table:table-cell>
          <table:table-cell office:value-type="float" office:value="12568" calcext:value-type="float">
            <text:p>12568</text:p>
          </table:table-cell>
          <table:table-cell office:value-type="float" office:value="118" calcext:value-type="float">
            <text:p>118</text:p>
          </table:table-cell>
          <table:table-cell office:value-type="float" office:value="1185740" calcext:value-type="float">
            <text:p>1185740</text:p>
          </table:table-cell>
          <table:table-cell office:value-type="float" office:value="0" calcext:value-type="float">
            <text:p>0</text:p>
          </table:table-cell>
          <table:table-cell office:value-type="float" office:value="0.00938892425206875" calcext:value-type="float">
            <text:p>0.009388924252069</text:p>
          </table:table-cell>
          <table:table-cell office:value-type="float" office:value="94345.9579885423" calcext:value-type="float">
            <text:p>94345.9579885423</text:p>
          </table:table-cell>
          <table:table-cell office:value-type="float" office:value="10048.6440677966" calcext:value-type="float">
            <text:p>10048.6440677966</text:p>
          </table:table-cell>
          <table:table-cell office:value-type="float" office:value="0.356117633035125" calcext:value-type="float">
            <text:p>0.356117633035125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5" calcext:value-type="float">
            <text:p>0.75</text:p>
          </table:table-cell>
          <table:table-cell office:value-type="float" office:value="12568" calcext:value-type="float">
            <text:p>12568</text:p>
          </table:table-cell>
          <table:table-cell office:value-type="float" office:value="118" calcext:value-type="float">
            <text:p>118</text:p>
          </table:table-cell>
          <table:table-cell office:value-type="float" office:value="1185740" calcext:value-type="float">
            <text:p>1185740</text:p>
          </table:table-cell>
          <table:table-cell office:value-type="float" office:value="0" calcext:value-type="float">
            <text:p>0</text:p>
          </table:table-cell>
          <table:table-cell office:value-type="float" office:value="0.00938892425206875" calcext:value-type="float">
            <text:p>0.009388924252069</text:p>
          </table:table-cell>
          <table:table-cell office:value-type="float" office:value="94345.9579885423" calcext:value-type="float">
            <text:p>94345.9579885423</text:p>
          </table:table-cell>
          <table:table-cell office:value-type="float" office:value="10048.6440677966" calcext:value-type="float">
            <text:p>10048.6440677966</text:p>
          </table:table-cell>
          <table:table-cell office:value-type="float" office:value="0.356117633035125" calcext:value-type="float">
            <text:p>0.356117633035125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5" calcext:value-type="float">
            <text:p>0.75</text:p>
          </table:table-cell>
          <table:table-cell office:value-type="float" office:value="12568" calcext:value-type="float">
            <text:p>12568</text:p>
          </table:table-cell>
          <table:table-cell office:value-type="float" office:value="118" calcext:value-type="float">
            <text:p>118</text:p>
          </table:table-cell>
          <table:table-cell office:value-type="float" office:value="1185740" calcext:value-type="float">
            <text:p>1185740</text:p>
          </table:table-cell>
          <table:table-cell office:value-type="float" office:value="0" calcext:value-type="float">
            <text:p>0</text:p>
          </table:table-cell>
          <table:table-cell office:value-type="float" office:value="0.00938892425206875" calcext:value-type="float">
            <text:p>0.009388924252069</text:p>
          </table:table-cell>
          <table:table-cell office:value-type="float" office:value="94345.9579885423" calcext:value-type="float">
            <text:p>94345.9579885423</text:p>
          </table:table-cell>
          <table:table-cell office:value-type="float" office:value="10048.6440677966" calcext:value-type="float">
            <text:p>10048.6440677966</text:p>
          </table:table-cell>
          <table:table-cell office:value-type="float" office:value="0.356117633035125" calcext:value-type="float">
            <text:p>0.356117633035125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75" calcext:value-type="float">
            <text:p>0.75</text:p>
          </table:table-cell>
          <table:table-cell office:value-type="float" office:value="12568" calcext:value-type="float">
            <text:p>12568</text:p>
          </table:table-cell>
          <table:table-cell office:value-type="float" office:value="118" calcext:value-type="float">
            <text:p>118</text:p>
          </table:table-cell>
          <table:table-cell office:value-type="float" office:value="1185740" calcext:value-type="float">
            <text:p>1185740</text:p>
          </table:table-cell>
          <table:table-cell office:value-type="float" office:value="0" calcext:value-type="float">
            <text:p>0</text:p>
          </table:table-cell>
          <table:table-cell office:value-type="float" office:value="0.00938892425206875" calcext:value-type="float">
            <text:p>0.009388924252069</text:p>
          </table:table-cell>
          <table:table-cell office:value-type="float" office:value="94345.9579885423" calcext:value-type="float">
            <text:p>94345.9579885423</text:p>
          </table:table-cell>
          <table:table-cell office:value-type="float" office:value="10048.6440677966" calcext:value-type="float">
            <text:p>10048.6440677966</text:p>
          </table:table-cell>
          <table:table-cell office:value-type="float" office:value="0.356117633035125" calcext:value-type="float">
            <text:p>0.356117633035125</text:p>
          </table:table-cell>
          <table:table-cell table:number-columns-repeated="101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75" calcext:value-type="float">
            <text:p>0.75</text:p>
          </table:table-cell>
          <table:table-cell office:value-type="float" office:value="12568" calcext:value-type="float">
            <text:p>12568</text:p>
          </table:table-cell>
          <table:table-cell office:value-type="float" office:value="118" calcext:value-type="float">
            <text:p>118</text:p>
          </table:table-cell>
          <table:table-cell office:value-type="float" office:value="1185740" calcext:value-type="float">
            <text:p>1185740</text:p>
          </table:table-cell>
          <table:table-cell office:value-type="float" office:value="0" calcext:value-type="float">
            <text:p>0</text:p>
          </table:table-cell>
          <table:table-cell office:value-type="float" office:value="0.00938892425206875" calcext:value-type="float">
            <text:p>0.009388924252069</text:p>
          </table:table-cell>
          <table:table-cell office:value-type="float" office:value="94345.9579885423" calcext:value-type="float">
            <text:p>94345.9579885423</text:p>
          </table:table-cell>
          <table:table-cell office:value-type="float" office:value="10048.6440677966" calcext:value-type="float">
            <text:p>10048.6440677966</text:p>
          </table:table-cell>
          <table:table-cell office:value-type="float" office:value="0.356117633035125" calcext:value-type="float">
            <text:p>0.356117633035125</text:p>
          </table:table-cell>
          <table:table-cell table:number-columns-repeated="101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75" calcext:value-type="float">
            <text:p>0.75</text:p>
          </table:table-cell>
          <table:table-cell office:value-type="float" office:value="12568" calcext:value-type="float">
            <text:p>12568</text:p>
          </table:table-cell>
          <table:table-cell office:value-type="float" office:value="118" calcext:value-type="float">
            <text:p>118</text:p>
          </table:table-cell>
          <table:table-cell office:value-type="float" office:value="1185740" calcext:value-type="float">
            <text:p>1185740</text:p>
          </table:table-cell>
          <table:table-cell office:value-type="float" office:value="0" calcext:value-type="float">
            <text:p>0</text:p>
          </table:table-cell>
          <table:table-cell office:value-type="float" office:value="0.00938892425206875" calcext:value-type="float">
            <text:p>0.009388924252069</text:p>
          </table:table-cell>
          <table:table-cell office:value-type="float" office:value="94345.9579885423" calcext:value-type="float">
            <text:p>94345.9579885423</text:p>
          </table:table-cell>
          <table:table-cell office:value-type="float" office:value="10048.6440677966" calcext:value-type="float">
            <text:p>10048.6440677966</text:p>
          </table:table-cell>
          <table:table-cell office:value-type="float" office:value="0.356117633035125" calcext:value-type="float">
            <text:p>0.356117633035125</text:p>
          </table:table-cell>
          <table:table-cell table:number-columns-repeated="101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75" calcext:value-type="float">
            <text:p>0.75</text:p>
          </table:table-cell>
          <table:table-cell office:value-type="float" office:value="12568" calcext:value-type="float">
            <text:p>12568</text:p>
          </table:table-cell>
          <table:table-cell office:value-type="float" office:value="118" calcext:value-type="float">
            <text:p>118</text:p>
          </table:table-cell>
          <table:table-cell office:value-type="float" office:value="1185740" calcext:value-type="float">
            <text:p>1185740</text:p>
          </table:table-cell>
          <table:table-cell office:value-type="float" office:value="0" calcext:value-type="float">
            <text:p>0</text:p>
          </table:table-cell>
          <table:table-cell office:value-type="float" office:value="0.00938892425206875" calcext:value-type="float">
            <text:p>0.009388924252069</text:p>
          </table:table-cell>
          <table:table-cell office:value-type="float" office:value="94345.9579885423" calcext:value-type="float">
            <text:p>94345.9579885423</text:p>
          </table:table-cell>
          <table:table-cell office:value-type="float" office:value="10048.6440677966" calcext:value-type="float">
            <text:p>10048.6440677966</text:p>
          </table:table-cell>
          <table:table-cell office:value-type="float" office:value="0.356117633035125" calcext:value-type="float">
            <text:p>0.356117633035125</text:p>
          </table:table-cell>
          <table:table-cell table:number-columns-repeated="10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75" calcext:value-type="float">
            <text:p>0.75</text:p>
          </table:table-cell>
          <table:table-cell office:value-type="float" office:value="12568" calcext:value-type="float">
            <text:p>12568</text:p>
          </table:table-cell>
          <table:table-cell office:value-type="float" office:value="118" calcext:value-type="float">
            <text:p>118</text:p>
          </table:table-cell>
          <table:table-cell office:value-type="float" office:value="1185740" calcext:value-type="float">
            <text:p>1185740</text:p>
          </table:table-cell>
          <table:table-cell office:value-type="float" office:value="0" calcext:value-type="float">
            <text:p>0</text:p>
          </table:table-cell>
          <table:table-cell office:value-type="float" office:value="0.00938892425206875" calcext:value-type="float">
            <text:p>0.009388924252069</text:p>
          </table:table-cell>
          <table:table-cell office:value-type="float" office:value="94345.9579885423" calcext:value-type="float">
            <text:p>94345.9579885423</text:p>
          </table:table-cell>
          <table:table-cell office:value-type="float" office:value="10048.6440677966" calcext:value-type="float">
            <text:p>10048.6440677966</text:p>
          </table:table-cell>
          <table:table-cell office:value-type="float" office:value="0.356117633035125" calcext:value-type="float">
            <text:p>0.356117633035125</text:p>
          </table:table-cell>
          <table:table-cell table:number-columns-repeated="101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75" calcext:value-type="float">
            <text:p>0.75</text:p>
          </table:table-cell>
          <table:table-cell office:value-type="float" office:value="12568" calcext:value-type="float">
            <text:p>12568</text:p>
          </table:table-cell>
          <table:table-cell office:value-type="float" office:value="118" calcext:value-type="float">
            <text:p>118</text:p>
          </table:table-cell>
          <table:table-cell office:value-type="float" office:value="1185740" calcext:value-type="float">
            <text:p>1185740</text:p>
          </table:table-cell>
          <table:table-cell office:value-type="float" office:value="0" calcext:value-type="float">
            <text:p>0</text:p>
          </table:table-cell>
          <table:table-cell office:value-type="float" office:value="0.00938892425206875" calcext:value-type="float">
            <text:p>0.009388924252069</text:p>
          </table:table-cell>
          <table:table-cell office:value-type="float" office:value="94345.9579885423" calcext:value-type="float">
            <text:p>94345.9579885423</text:p>
          </table:table-cell>
          <table:table-cell office:value-type="float" office:value="10048.6440677966" calcext:value-type="float">
            <text:p>10048.6440677966</text:p>
          </table:table-cell>
          <table:table-cell office:value-type="float" office:value="0.356117633035125" calcext:value-type="float">
            <text:p>0.356117633035125</text:p>
          </table:table-cell>
          <table:table-cell table:number-columns-repeated="101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75" calcext:value-type="float">
            <text:p>0.75</text:p>
          </table:table-cell>
          <table:table-cell office:value-type="float" office:value="12568" calcext:value-type="float">
            <text:p>12568</text:p>
          </table:table-cell>
          <table:table-cell office:value-type="float" office:value="118" calcext:value-type="float">
            <text:p>118</text:p>
          </table:table-cell>
          <table:table-cell office:value-type="float" office:value="1185740" calcext:value-type="float">
            <text:p>1185740</text:p>
          </table:table-cell>
          <table:table-cell office:value-type="float" office:value="0" calcext:value-type="float">
            <text:p>0</text:p>
          </table:table-cell>
          <table:table-cell office:value-type="float" office:value="0.00938892425206875" calcext:value-type="float">
            <text:p>0.009388924252069</text:p>
          </table:table-cell>
          <table:table-cell office:value-type="float" office:value="94345.9579885423" calcext:value-type="float">
            <text:p>94345.9579885423</text:p>
          </table:table-cell>
          <table:table-cell office:value-type="float" office:value="10048.6440677966" calcext:value-type="float">
            <text:p>10048.6440677966</text:p>
          </table:table-cell>
          <table:table-cell office:value-type="float" office:value="0.356117633035125" calcext:value-type="float">
            <text:p>0.356117633035125</text:p>
          </table:table-cell>
          <table:table-cell table:number-columns-repeated="101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75" calcext:value-type="float">
            <text:p>0.75</text:p>
          </table:table-cell>
          <table:table-cell office:value-type="float" office:value="12568" calcext:value-type="float">
            <text:p>12568</text:p>
          </table:table-cell>
          <table:table-cell office:value-type="float" office:value="118" calcext:value-type="float">
            <text:p>118</text:p>
          </table:table-cell>
          <table:table-cell office:value-type="float" office:value="1185740" calcext:value-type="float">
            <text:p>1185740</text:p>
          </table:table-cell>
          <table:table-cell office:value-type="float" office:value="0" calcext:value-type="float">
            <text:p>0</text:p>
          </table:table-cell>
          <table:table-cell office:value-type="float" office:value="0.00938892425206875" calcext:value-type="float">
            <text:p>0.009388924252069</text:p>
          </table:table-cell>
          <table:table-cell office:value-type="float" office:value="94345.9579885423" calcext:value-type="float">
            <text:p>94345.9579885423</text:p>
          </table:table-cell>
          <table:table-cell office:value-type="float" office:value="10048.6440677966" calcext:value-type="float">
            <text:p>10048.6440677966</text:p>
          </table:table-cell>
          <table:table-cell office:value-type="float" office:value="0.356117633035125" calcext:value-type="float">
            <text:p>0.356117633035125</text:p>
          </table:table-cell>
          <table:table-cell table:number-columns-repeated="101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75" calcext:value-type="float">
            <text:p>0.75</text:p>
          </table:table-cell>
          <table:table-cell office:value-type="float" office:value="12568" calcext:value-type="float">
            <text:p>12568</text:p>
          </table:table-cell>
          <table:table-cell office:value-type="float" office:value="118" calcext:value-type="float">
            <text:p>118</text:p>
          </table:table-cell>
          <table:table-cell office:value-type="float" office:value="1185740" calcext:value-type="float">
            <text:p>1185740</text:p>
          </table:table-cell>
          <table:table-cell office:value-type="float" office:value="0" calcext:value-type="float">
            <text:p>0</text:p>
          </table:table-cell>
          <table:table-cell office:value-type="float" office:value="0.00938892425206875" calcext:value-type="float">
            <text:p>0.009388924252069</text:p>
          </table:table-cell>
          <table:table-cell office:value-type="float" office:value="94345.9579885423" calcext:value-type="float">
            <text:p>94345.9579885423</text:p>
          </table:table-cell>
          <table:table-cell office:value-type="float" office:value="10048.6440677966" calcext:value-type="float">
            <text:p>10048.6440677966</text:p>
          </table:table-cell>
          <table:table-cell office:value-type="float" office:value="0.356117633035125" calcext:value-type="float">
            <text:p>0.356117633035125</text:p>
          </table:table-cell>
          <table:table-cell table:number-columns-repeated="10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75" calcext:value-type="float">
            <text:p>0.75</text:p>
          </table:table-cell>
          <table:table-cell office:value-type="float" office:value="12568" calcext:value-type="float">
            <text:p>12568</text:p>
          </table:table-cell>
          <table:table-cell office:value-type="float" office:value="118" calcext:value-type="float">
            <text:p>118</text:p>
          </table:table-cell>
          <table:table-cell office:value-type="float" office:value="1185740" calcext:value-type="float">
            <text:p>1185740</text:p>
          </table:table-cell>
          <table:table-cell office:value-type="float" office:value="0" calcext:value-type="float">
            <text:p>0</text:p>
          </table:table-cell>
          <table:table-cell office:value-type="float" office:value="0.00938892425206875" calcext:value-type="float">
            <text:p>0.009388924252069</text:p>
          </table:table-cell>
          <table:table-cell office:value-type="float" office:value="94345.9579885423" calcext:value-type="float">
            <text:p>94345.9579885423</text:p>
          </table:table-cell>
          <table:table-cell office:value-type="float" office:value="10048.6440677966" calcext:value-type="float">
            <text:p>10048.6440677966</text:p>
          </table:table-cell>
          <table:table-cell office:value-type="float" office:value="0.356117633035125" calcext:value-type="float">
            <text:p>0.356117633035125</text:p>
          </table:table-cell>
          <table:table-cell table:number-columns-repeated="101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75" calcext:value-type="float">
            <text:p>0.75</text:p>
          </table:table-cell>
          <table:table-cell office:value-type="float" office:value="12568" calcext:value-type="float">
            <text:p>12568</text:p>
          </table:table-cell>
          <table:table-cell office:value-type="float" office:value="118" calcext:value-type="float">
            <text:p>118</text:p>
          </table:table-cell>
          <table:table-cell office:value-type="float" office:value="1185740" calcext:value-type="float">
            <text:p>1185740</text:p>
          </table:table-cell>
          <table:table-cell office:value-type="float" office:value="0" calcext:value-type="float">
            <text:p>0</text:p>
          </table:table-cell>
          <table:table-cell office:value-type="float" office:value="0.00938892425206875" calcext:value-type="float">
            <text:p>0.009388924252069</text:p>
          </table:table-cell>
          <table:table-cell office:value-type="float" office:value="94345.9579885423" calcext:value-type="float">
            <text:p>94345.9579885423</text:p>
          </table:table-cell>
          <table:table-cell office:value-type="float" office:value="10048.6440677966" calcext:value-type="float">
            <text:p>10048.6440677966</text:p>
          </table:table-cell>
          <table:table-cell office:value-type="float" office:value="0.356117633035125" calcext:value-type="float">
            <text:p>0.356117633035125</text:p>
          </table:table-cell>
          <table:table-cell table:number-columns-repeated="101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75" calcext:value-type="float">
            <text:p>0.75</text:p>
          </table:table-cell>
          <table:table-cell office:value-type="float" office:value="12568" calcext:value-type="float">
            <text:p>12568</text:p>
          </table:table-cell>
          <table:table-cell office:value-type="float" office:value="118" calcext:value-type="float">
            <text:p>118</text:p>
          </table:table-cell>
          <table:table-cell office:value-type="float" office:value="1185740" calcext:value-type="float">
            <text:p>1185740</text:p>
          </table:table-cell>
          <table:table-cell office:value-type="float" office:value="0" calcext:value-type="float">
            <text:p>0</text:p>
          </table:table-cell>
          <table:table-cell office:value-type="float" office:value="0.00938892425206875" calcext:value-type="float">
            <text:p>0.009388924252069</text:p>
          </table:table-cell>
          <table:table-cell office:value-type="float" office:value="94345.9579885423" calcext:value-type="float">
            <text:p>94345.9579885423</text:p>
          </table:table-cell>
          <table:table-cell office:value-type="float" office:value="10048.6440677966" calcext:value-type="float">
            <text:p>10048.6440677966</text:p>
          </table:table-cell>
          <table:table-cell office:value-type="float" office:value="0.356117633035125" calcext:value-type="float">
            <text:p>0.356117633035125</text:p>
          </table:table-cell>
          <table:table-cell table:number-columns-repeated="101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75" calcext:value-type="float">
            <text:p>0.75</text:p>
          </table:table-cell>
          <table:table-cell office:value-type="float" office:value="12568" calcext:value-type="float">
            <text:p>12568</text:p>
          </table:table-cell>
          <table:table-cell office:value-type="float" office:value="118" calcext:value-type="float">
            <text:p>118</text:p>
          </table:table-cell>
          <table:table-cell office:value-type="float" office:value="1185740" calcext:value-type="float">
            <text:p>1185740</text:p>
          </table:table-cell>
          <table:table-cell office:value-type="float" office:value="0" calcext:value-type="float">
            <text:p>0</text:p>
          </table:table-cell>
          <table:table-cell office:value-type="float" office:value="0.00938892425206875" calcext:value-type="float">
            <text:p>0.009388924252069</text:p>
          </table:table-cell>
          <table:table-cell office:value-type="float" office:value="94345.9579885423" calcext:value-type="float">
            <text:p>94345.9579885423</text:p>
          </table:table-cell>
          <table:table-cell office:value-type="float" office:value="10048.6440677966" calcext:value-type="float">
            <text:p>10048.6440677966</text:p>
          </table:table-cell>
          <table:table-cell office:value-type="float" office:value="0.356117633035125" calcext:value-type="float">
            <text:p>0.356117633035125</text:p>
          </table:table-cell>
          <table:table-cell table:number-columns-repeated="101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75" calcext:value-type="float">
            <text:p>0.75</text:p>
          </table:table-cell>
          <table:table-cell office:value-type="float" office:value="12568" calcext:value-type="float">
            <text:p>12568</text:p>
          </table:table-cell>
          <table:table-cell office:value-type="float" office:value="118" calcext:value-type="float">
            <text:p>118</text:p>
          </table:table-cell>
          <table:table-cell office:value-type="float" office:value="1185740" calcext:value-type="float">
            <text:p>1185740</text:p>
          </table:table-cell>
          <table:table-cell office:value-type="float" office:value="0" calcext:value-type="float">
            <text:p>0</text:p>
          </table:table-cell>
          <table:table-cell office:value-type="float" office:value="0.00938892425206875" calcext:value-type="float">
            <text:p>0.009388924252069</text:p>
          </table:table-cell>
          <table:table-cell office:value-type="float" office:value="94345.9579885423" calcext:value-type="float">
            <text:p>94345.9579885423</text:p>
          </table:table-cell>
          <table:table-cell office:value-type="float" office:value="10048.6440677966" calcext:value-type="float">
            <text:p>10048.6440677966</text:p>
          </table:table-cell>
          <table:table-cell office:value-type="float" office:value="0.356117633035125" calcext:value-type="float">
            <text:p>0.356117633035125</text:p>
          </table:table-cell>
          <table:table-cell table:number-columns-repeated="101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75" calcext:value-type="float">
            <text:p>0.75</text:p>
          </table:table-cell>
          <table:table-cell office:value-type="float" office:value="12568" calcext:value-type="float">
            <text:p>12568</text:p>
          </table:table-cell>
          <table:table-cell office:value-type="float" office:value="118" calcext:value-type="float">
            <text:p>118</text:p>
          </table:table-cell>
          <table:table-cell office:value-type="float" office:value="1185740" calcext:value-type="float">
            <text:p>1185740</text:p>
          </table:table-cell>
          <table:table-cell office:value-type="float" office:value="0" calcext:value-type="float">
            <text:p>0</text:p>
          </table:table-cell>
          <table:table-cell office:value-type="float" office:value="0.00938892425206875" calcext:value-type="float">
            <text:p>0.009388924252069</text:p>
          </table:table-cell>
          <table:table-cell office:value-type="float" office:value="94345.9579885423" calcext:value-type="float">
            <text:p>94345.9579885423</text:p>
          </table:table-cell>
          <table:table-cell office:value-type="float" office:value="10048.6440677966" calcext:value-type="float">
            <text:p>10048.6440677966</text:p>
          </table:table-cell>
          <table:table-cell office:value-type="float" office:value="0.356117633035125" calcext:value-type="float">
            <text:p>0.356117633035125</text:p>
          </table:table-cell>
          <table:table-cell table:number-columns-repeated="101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75" calcext:value-type="float">
            <text:p>0.75</text:p>
          </table:table-cell>
          <table:table-cell office:value-type="float" office:value="12568" calcext:value-type="float">
            <text:p>12568</text:p>
          </table:table-cell>
          <table:table-cell office:value-type="float" office:value="118" calcext:value-type="float">
            <text:p>118</text:p>
          </table:table-cell>
          <table:table-cell office:value-type="float" office:value="1185740" calcext:value-type="float">
            <text:p>1185740</text:p>
          </table:table-cell>
          <table:table-cell office:value-type="float" office:value="0" calcext:value-type="float">
            <text:p>0</text:p>
          </table:table-cell>
          <table:table-cell office:value-type="float" office:value="0.00938892425206875" calcext:value-type="float">
            <text:p>0.009388924252069</text:p>
          </table:table-cell>
          <table:table-cell office:value-type="float" office:value="94345.9579885423" calcext:value-type="float">
            <text:p>94345.9579885423</text:p>
          </table:table-cell>
          <table:table-cell office:value-type="float" office:value="10048.6440677966" calcext:value-type="float">
            <text:p>10048.6440677966</text:p>
          </table:table-cell>
          <table:table-cell office:value-type="float" office:value="0.356117633035125" calcext:value-type="float">
            <text:p>0.356117633035125</text:p>
          </table:table-cell>
          <table:table-cell table:number-columns-repeated="101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75" calcext:value-type="float">
            <text:p>0.75</text:p>
          </table:table-cell>
          <table:table-cell office:value-type="float" office:value="12568" calcext:value-type="float">
            <text:p>12568</text:p>
          </table:table-cell>
          <table:table-cell office:value-type="float" office:value="118" calcext:value-type="float">
            <text:p>118</text:p>
          </table:table-cell>
          <table:table-cell office:value-type="float" office:value="1185740" calcext:value-type="float">
            <text:p>1185740</text:p>
          </table:table-cell>
          <table:table-cell office:value-type="float" office:value="0" calcext:value-type="float">
            <text:p>0</text:p>
          </table:table-cell>
          <table:table-cell office:value-type="float" office:value="0.00938892425206875" calcext:value-type="float">
            <text:p>0.009388924252069</text:p>
          </table:table-cell>
          <table:table-cell office:value-type="float" office:value="94345.9579885423" calcext:value-type="float">
            <text:p>94345.9579885423</text:p>
          </table:table-cell>
          <table:table-cell office:value-type="float" office:value="10048.6440677966" calcext:value-type="float">
            <text:p>10048.6440677966</text:p>
          </table:table-cell>
          <table:table-cell office:value-type="float" office:value="0.356117633035125" calcext:value-type="float">
            <text:p>0.356117633035125</text:p>
          </table:table-cell>
          <table:table-cell table:number-columns-repeated="101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75" calcext:value-type="float">
            <text:p>0.75</text:p>
          </table:table-cell>
          <table:table-cell office:value-type="float" office:value="12568" calcext:value-type="float">
            <text:p>12568</text:p>
          </table:table-cell>
          <table:table-cell office:value-type="float" office:value="118" calcext:value-type="float">
            <text:p>118</text:p>
          </table:table-cell>
          <table:table-cell office:value-type="float" office:value="1185740" calcext:value-type="float">
            <text:p>1185740</text:p>
          </table:table-cell>
          <table:table-cell office:value-type="float" office:value="0" calcext:value-type="float">
            <text:p>0</text:p>
          </table:table-cell>
          <table:table-cell office:value-type="float" office:value="0.00938892425206875" calcext:value-type="float">
            <text:p>0.009388924252069</text:p>
          </table:table-cell>
          <table:table-cell office:value-type="float" office:value="94345.9579885423" calcext:value-type="float">
            <text:p>94345.9579885423</text:p>
          </table:table-cell>
          <table:table-cell office:value-type="float" office:value="10048.6440677966" calcext:value-type="float">
            <text:p>10048.6440677966</text:p>
          </table:table-cell>
          <table:table-cell office:value-type="float" office:value="0.356117633035125" calcext:value-type="float">
            <text:p>0.356117633035125</text:p>
          </table:table-cell>
          <table:table-cell table:number-columns-repeated="101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.75</text:p>
          </table:table-cell>
          <table:table-cell office:value-type="float" office:value="12568" calcext:value-type="float">
            <text:p>12568</text:p>
          </table:table-cell>
          <table:table-cell office:value-type="float" office:value="118" calcext:value-type="float">
            <text:p>118</text:p>
          </table:table-cell>
          <table:table-cell office:value-type="float" office:value="1185740" calcext:value-type="float">
            <text:p>1185740</text:p>
          </table:table-cell>
          <table:table-cell office:value-type="float" office:value="0" calcext:value-type="float">
            <text:p>0</text:p>
          </table:table-cell>
          <table:table-cell office:value-type="float" office:value="0.00938892425206875" calcext:value-type="float">
            <text:p>0.009388924252069</text:p>
          </table:table-cell>
          <table:table-cell office:value-type="float" office:value="94345.9579885423" calcext:value-type="float">
            <text:p>94345.9579885423</text:p>
          </table:table-cell>
          <table:table-cell office:value-type="float" office:value="10048.6440677966" calcext:value-type="float">
            <text:p>10048.6440677966</text:p>
          </table:table-cell>
          <table:table-cell office:value-type="float" office:value="0.356117633035125" calcext:value-type="float">
            <text:p>0.356117633035125</text:p>
          </table:table-cell>
          <table:table-cell table:number-columns-repeated="101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75" calcext:value-type="float">
            <text:p>0.75</text:p>
          </table:table-cell>
          <table:table-cell office:value-type="float" office:value="12568" calcext:value-type="float">
            <text:p>12568</text:p>
          </table:table-cell>
          <table:table-cell office:value-type="float" office:value="118" calcext:value-type="float">
            <text:p>118</text:p>
          </table:table-cell>
          <table:table-cell office:value-type="float" office:value="1185740" calcext:value-type="float">
            <text:p>1185740</text:p>
          </table:table-cell>
          <table:table-cell office:value-type="float" office:value="0" calcext:value-type="float">
            <text:p>0</text:p>
          </table:table-cell>
          <table:table-cell office:value-type="float" office:value="0.00938892425206875" calcext:value-type="float">
            <text:p>0.009388924252069</text:p>
          </table:table-cell>
          <table:table-cell office:value-type="float" office:value="94345.9579885423" calcext:value-type="float">
            <text:p>94345.9579885423</text:p>
          </table:table-cell>
          <table:table-cell office:value-type="float" office:value="10048.6440677966" calcext:value-type="float">
            <text:p>10048.6440677966</text:p>
          </table:table-cell>
          <table:table-cell office:value-type="float" office:value="0.356117633035125" calcext:value-type="float">
            <text:p>0.356117633035125</text:p>
          </table:table-cell>
          <table:table-cell table:number-columns-repeated="101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75" calcext:value-type="float">
            <text:p>0.75</text:p>
          </table:table-cell>
          <table:table-cell office:value-type="float" office:value="12568" calcext:value-type="float">
            <text:p>12568</text:p>
          </table:table-cell>
          <table:table-cell office:value-type="float" office:value="118" calcext:value-type="float">
            <text:p>118</text:p>
          </table:table-cell>
          <table:table-cell office:value-type="float" office:value="1185740" calcext:value-type="float">
            <text:p>1185740</text:p>
          </table:table-cell>
          <table:table-cell office:value-type="float" office:value="0" calcext:value-type="float">
            <text:p>0</text:p>
          </table:table-cell>
          <table:table-cell office:value-type="float" office:value="0.00938892425206875" calcext:value-type="float">
            <text:p>0.009388924252069</text:p>
          </table:table-cell>
          <table:table-cell office:value-type="float" office:value="94345.9579885423" calcext:value-type="float">
            <text:p>94345.9579885423</text:p>
          </table:table-cell>
          <table:table-cell office:value-type="float" office:value="10048.6440677966" calcext:value-type="float">
            <text:p>10048.6440677966</text:p>
          </table:table-cell>
          <table:table-cell office:value-type="float" office:value="0.356117633035125" calcext:value-type="float">
            <text:p>0.356117633035125</text:p>
          </table:table-cell>
          <table:table-cell table:number-columns-repeated="101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75" calcext:value-type="float">
            <text:p>0.75</text:p>
          </table:table-cell>
          <table:table-cell office:value-type="float" office:value="12568" calcext:value-type="float">
            <text:p>12568</text:p>
          </table:table-cell>
          <table:table-cell office:value-type="float" office:value="118" calcext:value-type="float">
            <text:p>118</text:p>
          </table:table-cell>
          <table:table-cell office:value-type="float" office:value="1185740" calcext:value-type="float">
            <text:p>1185740</text:p>
          </table:table-cell>
          <table:table-cell office:value-type="float" office:value="0" calcext:value-type="float">
            <text:p>0</text:p>
          </table:table-cell>
          <table:table-cell office:value-type="float" office:value="0.00938892425206875" calcext:value-type="float">
            <text:p>0.009388924252069</text:p>
          </table:table-cell>
          <table:table-cell office:value-type="float" office:value="94345.9579885423" calcext:value-type="float">
            <text:p>94345.9579885423</text:p>
          </table:table-cell>
          <table:table-cell office:value-type="float" office:value="10048.6440677966" calcext:value-type="float">
            <text:p>10048.6440677966</text:p>
          </table:table-cell>
          <table:table-cell office:value-type="float" office:value="0.356117633035125" calcext:value-type="float">
            <text:p>0.356117633035125</text:p>
          </table:table-cell>
          <table:table-cell table:number-columns-repeated="101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75" calcext:value-type="float">
            <text:p>0.75</text:p>
          </table:table-cell>
          <table:table-cell office:value-type="float" office:value="12568" calcext:value-type="float">
            <text:p>12568</text:p>
          </table:table-cell>
          <table:table-cell office:value-type="float" office:value="118" calcext:value-type="float">
            <text:p>118</text:p>
          </table:table-cell>
          <table:table-cell office:value-type="float" office:value="1185740" calcext:value-type="float">
            <text:p>1185740</text:p>
          </table:table-cell>
          <table:table-cell office:value-type="float" office:value="0" calcext:value-type="float">
            <text:p>0</text:p>
          </table:table-cell>
          <table:table-cell office:value-type="float" office:value="0.00938892425206875" calcext:value-type="float">
            <text:p>0.009388924252069</text:p>
          </table:table-cell>
          <table:table-cell office:value-type="float" office:value="94345.9579885423" calcext:value-type="float">
            <text:p>94345.9579885423</text:p>
          </table:table-cell>
          <table:table-cell office:value-type="float" office:value="10048.6440677966" calcext:value-type="float">
            <text:p>10048.6440677966</text:p>
          </table:table-cell>
          <table:table-cell office:value-type="float" office:value="0.356117633035125" calcext:value-type="float">
            <text:p>0.356117633035125</text:p>
          </table:table-cell>
          <table:table-cell table:number-columns-repeated="101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75" calcext:value-type="float">
            <text:p>0.75</text:p>
          </table:table-cell>
          <table:table-cell office:value-type="float" office:value="12568" calcext:value-type="float">
            <text:p>12568</text:p>
          </table:table-cell>
          <table:table-cell office:value-type="float" office:value="118" calcext:value-type="float">
            <text:p>118</text:p>
          </table:table-cell>
          <table:table-cell office:value-type="float" office:value="1185740" calcext:value-type="float">
            <text:p>1185740</text:p>
          </table:table-cell>
          <table:table-cell office:value-type="float" office:value="0" calcext:value-type="float">
            <text:p>0</text:p>
          </table:table-cell>
          <table:table-cell office:value-type="float" office:value="0.00938892425206875" calcext:value-type="float">
            <text:p>0.009388924252069</text:p>
          </table:table-cell>
          <table:table-cell office:value-type="float" office:value="94345.9579885423" calcext:value-type="float">
            <text:p>94345.9579885423</text:p>
          </table:table-cell>
          <table:table-cell office:value-type="float" office:value="10048.6440677966" calcext:value-type="float">
            <text:p>10048.6440677966</text:p>
          </table:table-cell>
          <table:table-cell office:value-type="float" office:value="0.356117633035125" calcext:value-type="float">
            <text:p>0.356117633035125</text:p>
          </table:table-cell>
          <table:table-cell table:number-columns-repeated="101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75" calcext:value-type="float">
            <text:p>0.75</text:p>
          </table:table-cell>
          <table:table-cell office:value-type="float" office:value="12568" calcext:value-type="float">
            <text:p>12568</text:p>
          </table:table-cell>
          <table:table-cell office:value-type="float" office:value="118" calcext:value-type="float">
            <text:p>118</text:p>
          </table:table-cell>
          <table:table-cell office:value-type="float" office:value="1185740" calcext:value-type="float">
            <text:p>1185740</text:p>
          </table:table-cell>
          <table:table-cell office:value-type="float" office:value="0" calcext:value-type="float">
            <text:p>0</text:p>
          </table:table-cell>
          <table:table-cell office:value-type="float" office:value="0.00938892425206875" calcext:value-type="float">
            <text:p>0.009388924252069</text:p>
          </table:table-cell>
          <table:table-cell office:value-type="float" office:value="94345.9579885423" calcext:value-type="float">
            <text:p>94345.9579885423</text:p>
          </table:table-cell>
          <table:table-cell office:value-type="float" office:value="10048.6440677966" calcext:value-type="float">
            <text:p>10048.6440677966</text:p>
          </table:table-cell>
          <table:table-cell office:value-type="float" office:value="0.356117633035125" calcext:value-type="float">
            <text:p>0.356117633035125</text:p>
          </table:table-cell>
          <table:table-cell table:number-columns-repeated="101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75" calcext:value-type="float">
            <text:p>0.75</text:p>
          </table:table-cell>
          <table:table-cell office:value-type="float" office:value="12568" calcext:value-type="float">
            <text:p>12568</text:p>
          </table:table-cell>
          <table:table-cell office:value-type="float" office:value="118" calcext:value-type="float">
            <text:p>118</text:p>
          </table:table-cell>
          <table:table-cell office:value-type="float" office:value="1185740" calcext:value-type="float">
            <text:p>1185740</text:p>
          </table:table-cell>
          <table:table-cell office:value-type="float" office:value="0" calcext:value-type="float">
            <text:p>0</text:p>
          </table:table-cell>
          <table:table-cell office:value-type="float" office:value="0.00938892425206875" calcext:value-type="float">
            <text:p>0.009388924252069</text:p>
          </table:table-cell>
          <table:table-cell office:value-type="float" office:value="94345.9579885423" calcext:value-type="float">
            <text:p>94345.9579885423</text:p>
          </table:table-cell>
          <table:table-cell office:value-type="float" office:value="10048.6440677966" calcext:value-type="float">
            <text:p>10048.6440677966</text:p>
          </table:table-cell>
          <table:table-cell office:value-type="float" office:value="0.356117633035125" calcext:value-type="float">
            <text:p>0.356117633035125</text:p>
          </table:table-cell>
          <table:table-cell table:number-columns-repeated="101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75" calcext:value-type="float">
            <text:p>0.75</text:p>
          </table:table-cell>
          <table:table-cell office:value-type="float" office:value="12568" calcext:value-type="float">
            <text:p>12568</text:p>
          </table:table-cell>
          <table:table-cell office:value-type="float" office:value="118" calcext:value-type="float">
            <text:p>118</text:p>
          </table:table-cell>
          <table:table-cell office:value-type="float" office:value="1185740" calcext:value-type="float">
            <text:p>1185740</text:p>
          </table:table-cell>
          <table:table-cell office:value-type="float" office:value="0" calcext:value-type="float">
            <text:p>0</text:p>
          </table:table-cell>
          <table:table-cell office:value-type="float" office:value="0.00938892425206875" calcext:value-type="float">
            <text:p>0.009388924252069</text:p>
          </table:table-cell>
          <table:table-cell office:value-type="float" office:value="94345.9579885423" calcext:value-type="float">
            <text:p>94345.9579885423</text:p>
          </table:table-cell>
          <table:table-cell office:value-type="float" office:value="10048.6440677966" calcext:value-type="float">
            <text:p>10048.6440677966</text:p>
          </table:table-cell>
          <table:table-cell office:value-type="float" office:value="0.356117633035125" calcext:value-type="float">
            <text:p>0.356117633035125</text:p>
          </table:table-cell>
          <table:table-cell table:number-columns-repeated="101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75" calcext:value-type="float">
            <text:p>0.75</text:p>
          </table:table-cell>
          <table:table-cell office:value-type="float" office:value="12568" calcext:value-type="float">
            <text:p>12568</text:p>
          </table:table-cell>
          <table:table-cell office:value-type="float" office:value="118" calcext:value-type="float">
            <text:p>118</text:p>
          </table:table-cell>
          <table:table-cell office:value-type="float" office:value="1185740" calcext:value-type="float">
            <text:p>1185740</text:p>
          </table:table-cell>
          <table:table-cell office:value-type="float" office:value="0" calcext:value-type="float">
            <text:p>0</text:p>
          </table:table-cell>
          <table:table-cell office:value-type="float" office:value="0.00938892425206875" calcext:value-type="float">
            <text:p>0.009388924252069</text:p>
          </table:table-cell>
          <table:table-cell office:value-type="float" office:value="94345.9579885423" calcext:value-type="float">
            <text:p>94345.9579885423</text:p>
          </table:table-cell>
          <table:table-cell office:value-type="float" office:value="10048.6440677966" calcext:value-type="float">
            <text:p>10048.6440677966</text:p>
          </table:table-cell>
          <table:table-cell office:value-type="float" office:value="0.356117633035125" calcext:value-type="float">
            <text:p>0.356117633035125</text:p>
          </table:table-cell>
          <table:table-cell table:number-columns-repeated="101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75" calcext:value-type="float">
            <text:p>0.75</text:p>
          </table:table-cell>
          <table:table-cell office:value-type="float" office:value="12568" calcext:value-type="float">
            <text:p>12568</text:p>
          </table:table-cell>
          <table:table-cell office:value-type="float" office:value="118" calcext:value-type="float">
            <text:p>118</text:p>
          </table:table-cell>
          <table:table-cell office:value-type="float" office:value="1185740" calcext:value-type="float">
            <text:p>1185740</text:p>
          </table:table-cell>
          <table:table-cell office:value-type="float" office:value="0" calcext:value-type="float">
            <text:p>0</text:p>
          </table:table-cell>
          <table:table-cell office:value-type="float" office:value="0.00938892425206875" calcext:value-type="float">
            <text:p>0.009388924252069</text:p>
          </table:table-cell>
          <table:table-cell office:value-type="float" office:value="94345.9579885423" calcext:value-type="float">
            <text:p>94345.9579885423</text:p>
          </table:table-cell>
          <table:table-cell office:value-type="float" office:value="10048.6440677966" calcext:value-type="float">
            <text:p>10048.6440677966</text:p>
          </table:table-cell>
          <table:table-cell office:value-type="float" office:value="0.356117633035125" calcext:value-type="float">
            <text:p>0.356117633035125</text:p>
          </table:table-cell>
          <table:table-cell table:number-columns-repeated="101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75" calcext:value-type="float">
            <text:p>0.75</text:p>
          </table:table-cell>
          <table:table-cell office:value-type="float" office:value="12568" calcext:value-type="float">
            <text:p>12568</text:p>
          </table:table-cell>
          <table:table-cell office:value-type="float" office:value="118" calcext:value-type="float">
            <text:p>118</text:p>
          </table:table-cell>
          <table:table-cell office:value-type="float" office:value="1185740" calcext:value-type="float">
            <text:p>1185740</text:p>
          </table:table-cell>
          <table:table-cell office:value-type="float" office:value="0" calcext:value-type="float">
            <text:p>0</text:p>
          </table:table-cell>
          <table:table-cell office:value-type="float" office:value="0.00938892425206875" calcext:value-type="float">
            <text:p>0.009388924252069</text:p>
          </table:table-cell>
          <table:table-cell office:value-type="float" office:value="94345.9579885423" calcext:value-type="float">
            <text:p>94345.9579885423</text:p>
          </table:table-cell>
          <table:table-cell office:value-type="float" office:value="10048.6440677966" calcext:value-type="float">
            <text:p>10048.6440677966</text:p>
          </table:table-cell>
          <table:table-cell office:value-type="float" office:value="0.356117633035125" calcext:value-type="float">
            <text:p>0.356117633035125</text:p>
          </table:table-cell>
          <table:table-cell table:number-columns-repeated="101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75" calcext:value-type="float">
            <text:p>0.75</text:p>
          </table:table-cell>
          <table:table-cell office:value-type="float" office:value="12568" calcext:value-type="float">
            <text:p>12568</text:p>
          </table:table-cell>
          <table:table-cell office:value-type="float" office:value="118" calcext:value-type="float">
            <text:p>118</text:p>
          </table:table-cell>
          <table:table-cell office:value-type="float" office:value="1185740" calcext:value-type="float">
            <text:p>1185740</text:p>
          </table:table-cell>
          <table:table-cell office:value-type="float" office:value="0" calcext:value-type="float">
            <text:p>0</text:p>
          </table:table-cell>
          <table:table-cell office:value-type="float" office:value="0.00938892425206875" calcext:value-type="float">
            <text:p>0.009388924252069</text:p>
          </table:table-cell>
          <table:table-cell office:value-type="float" office:value="94345.9579885423" calcext:value-type="float">
            <text:p>94345.9579885423</text:p>
          </table:table-cell>
          <table:table-cell office:value-type="float" office:value="10048.6440677966" calcext:value-type="float">
            <text:p>10048.6440677966</text:p>
          </table:table-cell>
          <table:table-cell office:value-type="float" office:value="0.356117633035125" calcext:value-type="float">
            <text:p>0.356117633035125</text:p>
          </table:table-cell>
          <table:table-cell table:number-columns-repeated="101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75" calcext:value-type="float">
            <text:p>0.75</text:p>
          </table:table-cell>
          <table:table-cell office:value-type="float" office:value="12568" calcext:value-type="float">
            <text:p>12568</text:p>
          </table:table-cell>
          <table:table-cell office:value-type="float" office:value="118" calcext:value-type="float">
            <text:p>118</text:p>
          </table:table-cell>
          <table:table-cell office:value-type="float" office:value="1185740" calcext:value-type="float">
            <text:p>1185740</text:p>
          </table:table-cell>
          <table:table-cell office:value-type="float" office:value="0" calcext:value-type="float">
            <text:p>0</text:p>
          </table:table-cell>
          <table:table-cell office:value-type="float" office:value="0.00938892425206875" calcext:value-type="float">
            <text:p>0.009388924252069</text:p>
          </table:table-cell>
          <table:table-cell office:value-type="float" office:value="94345.9579885423" calcext:value-type="float">
            <text:p>94345.9579885423</text:p>
          </table:table-cell>
          <table:table-cell office:value-type="float" office:value="10048.6440677966" calcext:value-type="float">
            <text:p>10048.6440677966</text:p>
          </table:table-cell>
          <table:table-cell office:value-type="float" office:value="0.356117633035125" calcext:value-type="float">
            <text:p>0.356117633035125</text:p>
          </table:table-cell>
          <table:table-cell table:number-columns-repeated="101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75" calcext:value-type="float">
            <text:p>0.75</text:p>
          </table:table-cell>
          <table:table-cell office:value-type="float" office:value="12568" calcext:value-type="float">
            <text:p>12568</text:p>
          </table:table-cell>
          <table:table-cell office:value-type="float" office:value="118" calcext:value-type="float">
            <text:p>118</text:p>
          </table:table-cell>
          <table:table-cell office:value-type="float" office:value="1185740" calcext:value-type="float">
            <text:p>1185740</text:p>
          </table:table-cell>
          <table:table-cell office:value-type="float" office:value="0" calcext:value-type="float">
            <text:p>0</text:p>
          </table:table-cell>
          <table:table-cell office:value-type="float" office:value="0.00938892425206875" calcext:value-type="float">
            <text:p>0.009388924252069</text:p>
          </table:table-cell>
          <table:table-cell office:value-type="float" office:value="94345.9579885423" calcext:value-type="float">
            <text:p>94345.9579885423</text:p>
          </table:table-cell>
          <table:table-cell office:value-type="float" office:value="10048.6440677966" calcext:value-type="float">
            <text:p>10048.6440677966</text:p>
          </table:table-cell>
          <table:table-cell office:value-type="float" office:value="0.356117633035125" calcext:value-type="float">
            <text:p>0.356117633035125</text:p>
          </table:table-cell>
          <table:table-cell table:number-columns-repeated="101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75" calcext:value-type="float">
            <text:p>0.75</text:p>
          </table:table-cell>
          <table:table-cell office:value-type="float" office:value="12568" calcext:value-type="float">
            <text:p>12568</text:p>
          </table:table-cell>
          <table:table-cell office:value-type="float" office:value="118" calcext:value-type="float">
            <text:p>118</text:p>
          </table:table-cell>
          <table:table-cell office:value-type="float" office:value="1185740" calcext:value-type="float">
            <text:p>1185740</text:p>
          </table:table-cell>
          <table:table-cell office:value-type="float" office:value="0" calcext:value-type="float">
            <text:p>0</text:p>
          </table:table-cell>
          <table:table-cell office:value-type="float" office:value="0.00938892425206875" calcext:value-type="float">
            <text:p>0.009388924252069</text:p>
          </table:table-cell>
          <table:table-cell office:value-type="float" office:value="94345.9579885423" calcext:value-type="float">
            <text:p>94345.9579885423</text:p>
          </table:table-cell>
          <table:table-cell office:value-type="float" office:value="10048.6440677966" calcext:value-type="float">
            <text:p>10048.6440677966</text:p>
          </table:table-cell>
          <table:table-cell office:value-type="float" office:value="0.356117633035125" calcext:value-type="float">
            <text:p>0.356117633035125</text:p>
          </table:table-cell>
          <table:table-cell table:number-columns-repeated="101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75" calcext:value-type="float">
            <text:p>0.75</text:p>
          </table:table-cell>
          <table:table-cell office:value-type="float" office:value="12568" calcext:value-type="float">
            <text:p>12568</text:p>
          </table:table-cell>
          <table:table-cell office:value-type="float" office:value="118" calcext:value-type="float">
            <text:p>118</text:p>
          </table:table-cell>
          <table:table-cell office:value-type="float" office:value="1185740" calcext:value-type="float">
            <text:p>1185740</text:p>
          </table:table-cell>
          <table:table-cell office:value-type="float" office:value="0" calcext:value-type="float">
            <text:p>0</text:p>
          </table:table-cell>
          <table:table-cell office:value-type="float" office:value="0.00938892425206875" calcext:value-type="float">
            <text:p>0.009388924252069</text:p>
          </table:table-cell>
          <table:table-cell office:value-type="float" office:value="94345.9579885423" calcext:value-type="float">
            <text:p>94345.9579885423</text:p>
          </table:table-cell>
          <table:table-cell office:value-type="float" office:value="10048.6440677966" calcext:value-type="float">
            <text:p>10048.6440677966</text:p>
          </table:table-cell>
          <table:table-cell office:value-type="float" office:value="0.356117633035125" calcext:value-type="float">
            <text:p>0.356117633035125</text:p>
          </table:table-cell>
          <table:table-cell table:number-columns-repeated="101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75" calcext:value-type="float">
            <text:p>0.75</text:p>
          </table:table-cell>
          <table:table-cell office:value-type="float" office:value="12568" calcext:value-type="float">
            <text:p>12568</text:p>
          </table:table-cell>
          <table:table-cell office:value-type="float" office:value="118" calcext:value-type="float">
            <text:p>118</text:p>
          </table:table-cell>
          <table:table-cell office:value-type="float" office:value="1185740" calcext:value-type="float">
            <text:p>1185740</text:p>
          </table:table-cell>
          <table:table-cell office:value-type="float" office:value="0" calcext:value-type="float">
            <text:p>0</text:p>
          </table:table-cell>
          <table:table-cell office:value-type="float" office:value="0.00938892425206875" calcext:value-type="float">
            <text:p>0.009388924252069</text:p>
          </table:table-cell>
          <table:table-cell office:value-type="float" office:value="94345.9579885423" calcext:value-type="float">
            <text:p>94345.9579885423</text:p>
          </table:table-cell>
          <table:table-cell office:value-type="float" office:value="10048.6440677966" calcext:value-type="float">
            <text:p>10048.6440677966</text:p>
          </table:table-cell>
          <table:table-cell office:value-type="float" office:value="0.356117633035125" calcext:value-type="float">
            <text:p>0.356117633035125</text:p>
          </table:table-cell>
          <table:table-cell table:number-columns-repeated="101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75" calcext:value-type="float">
            <text:p>0.75</text:p>
          </table:table-cell>
          <table:table-cell office:value-type="float" office:value="12568" calcext:value-type="float">
            <text:p>12568</text:p>
          </table:table-cell>
          <table:table-cell office:value-type="float" office:value="118" calcext:value-type="float">
            <text:p>118</text:p>
          </table:table-cell>
          <table:table-cell office:value-type="float" office:value="1185740" calcext:value-type="float">
            <text:p>1185740</text:p>
          </table:table-cell>
          <table:table-cell office:value-type="float" office:value="0" calcext:value-type="float">
            <text:p>0</text:p>
          </table:table-cell>
          <table:table-cell office:value-type="float" office:value="0.00938892425206875" calcext:value-type="float">
            <text:p>0.009388924252069</text:p>
          </table:table-cell>
          <table:table-cell office:value-type="float" office:value="94345.9579885423" calcext:value-type="float">
            <text:p>94345.9579885423</text:p>
          </table:table-cell>
          <table:table-cell office:value-type="float" office:value="10048.6440677966" calcext:value-type="float">
            <text:p>10048.6440677966</text:p>
          </table:table-cell>
          <table:table-cell office:value-type="float" office:value="0.356117633035125" calcext:value-type="float">
            <text:p>0.356117633035125</text:p>
          </table:table-cell>
          <table:table-cell table:number-columns-repeated="101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75" calcext:value-type="float">
            <text:p>0.75</text:p>
          </table:table-cell>
          <table:table-cell office:value-type="float" office:value="12568" calcext:value-type="float">
            <text:p>12568</text:p>
          </table:table-cell>
          <table:table-cell office:value-type="float" office:value="118" calcext:value-type="float">
            <text:p>118</text:p>
          </table:table-cell>
          <table:table-cell office:value-type="float" office:value="1185740" calcext:value-type="float">
            <text:p>1185740</text:p>
          </table:table-cell>
          <table:table-cell office:value-type="float" office:value="0" calcext:value-type="float">
            <text:p>0</text:p>
          </table:table-cell>
          <table:table-cell office:value-type="float" office:value="0.00938892425206875" calcext:value-type="float">
            <text:p>0.009388924252069</text:p>
          </table:table-cell>
          <table:table-cell office:value-type="float" office:value="94345.9579885423" calcext:value-type="float">
            <text:p>94345.9579885423</text:p>
          </table:table-cell>
          <table:table-cell office:value-type="float" office:value="10048.6440677966" calcext:value-type="float">
            <text:p>10048.6440677966</text:p>
          </table:table-cell>
          <table:table-cell office:value-type="float" office:value="0.356117633035125" calcext:value-type="float">
            <text:p>0.356117633035125</text:p>
          </table:table-cell>
          <table:table-cell table:number-columns-repeated="101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75" calcext:value-type="float">
            <text:p>0.75</text:p>
          </table:table-cell>
          <table:table-cell office:value-type="float" office:value="12568" calcext:value-type="float">
            <text:p>12568</text:p>
          </table:table-cell>
          <table:table-cell office:value-type="float" office:value="118" calcext:value-type="float">
            <text:p>118</text:p>
          </table:table-cell>
          <table:table-cell office:value-type="float" office:value="1185740" calcext:value-type="float">
            <text:p>1185740</text:p>
          </table:table-cell>
          <table:table-cell office:value-type="float" office:value="0" calcext:value-type="float">
            <text:p>0</text:p>
          </table:table-cell>
          <table:table-cell office:value-type="float" office:value="0.00938892425206875" calcext:value-type="float">
            <text:p>0.009388924252069</text:p>
          </table:table-cell>
          <table:table-cell office:value-type="float" office:value="94345.9579885423" calcext:value-type="float">
            <text:p>94345.9579885423</text:p>
          </table:table-cell>
          <table:table-cell office:value-type="float" office:value="10048.6440677966" calcext:value-type="float">
            <text:p>10048.6440677966</text:p>
          </table:table-cell>
          <table:table-cell office:value-type="float" office:value="0.356117633035125" calcext:value-type="float">
            <text:p>0.356117633035125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.8</text:p>
          </table:table-cell>
          <table:table-cell office:value-type="float" office:value="8158" calcext:value-type="float">
            <text:p>8158</text:p>
          </table:table-cell>
          <table:table-cell office:value-type="float" office:value="107" calcext:value-type="float">
            <text:p>107</text:p>
          </table:table-cell>
          <table:table-cell office:value-type="float" office:value="719091" calcext:value-type="float">
            <text:p>719091</text:p>
          </table:table-cell>
          <table:table-cell office:value-type="float" office:value="0" calcext:value-type="float">
            <text:p>0</text:p>
          </table:table-cell>
          <table:table-cell office:value-type="float" office:value="0.0131159597940672" calcext:value-type="float">
            <text:p>0.013115959794067</text:p>
          </table:table-cell>
          <table:table-cell office:value-type="float" office:value="88145.5013483697" calcext:value-type="float">
            <text:p>88145.5013483697</text:p>
          </table:table-cell>
          <table:table-cell office:value-type="float" office:value="6720.47663551402" calcext:value-type="float">
            <text:p>6720.47663551402</text:p>
          </table:table-cell>
          <table:table-cell office:value-type="float" office:value="0.346714342806124" calcext:value-type="float">
            <text:p>0.346714342806124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office:value-type="float" office:value="8584" calcext:value-type="float">
            <text:p>8584</text:p>
          </table:table-cell>
          <table:table-cell office:value-type="float" office:value="111" calcext:value-type="float">
            <text:p>111</text:p>
          </table:table-cell>
          <table:table-cell office:value-type="float" office:value="816293" calcext:value-type="float">
            <text:p>816293</text:p>
          </table:table-cell>
          <table:table-cell office:value-type="float" office:value="0" calcext:value-type="float">
            <text:p>0</text:p>
          </table:table-cell>
          <table:table-cell office:value-type="float" office:value="0.0129310344827586" calcext:value-type="float">
            <text:p>0.012931034482759</text:p>
          </table:table-cell>
          <table:table-cell office:value-type="float" office:value="95094.7110904008" calcext:value-type="float">
            <text:p>95094.7110904008</text:p>
          </table:table-cell>
          <table:table-cell office:value-type="float" office:value="7353.99099099099" calcext:value-type="float">
            <text:p>7353.99099099099</text:p>
          </table:table-cell>
          <table:table-cell office:value-type="float" office:value="0.351298809605016" calcext:value-type="float">
            <text:p>0.351298809605016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" calcext:value-type="float">
            <text:p>0.8</text:p>
          </table:table-cell>
          <table:table-cell office:value-type="float" office:value="8689" calcext:value-type="float">
            <text:p>8689</text:p>
          </table:table-cell>
          <table:table-cell office:value-type="float" office:value="111" calcext:value-type="float">
            <text:p>111</text:p>
          </table:table-cell>
          <table:table-cell office:value-type="float" office:value="845429" calcext:value-type="float">
            <text:p>845429</text:p>
          </table:table-cell>
          <table:table-cell office:value-type="float" office:value="0" calcext:value-type="float">
            <text:p>0</text:p>
          </table:table-cell>
          <table:table-cell office:value-type="float" office:value="0.0127747727011164" calcext:value-type="float">
            <text:p>0.012774772701116</text:p>
          </table:table-cell>
          <table:table-cell office:value-type="float" office:value="97298.7685579468" calcext:value-type="float">
            <text:p>97298.7685579468</text:p>
          </table:table-cell>
          <table:table-cell office:value-type="float" office:value="7616.47747747748" calcext:value-type="float">
            <text:p>7616.47747747748</text:p>
          </table:table-cell>
          <table:table-cell office:value-type="float" office:value="0.350987590714194" calcext:value-type="float">
            <text:p>0.350987590714194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office:value-type="float" office:value="8699" calcext:value-type="float">
            <text:p>8699</text:p>
          </table:table-cell>
          <table:table-cell office:value-type="float" office:value="111" calcext:value-type="float">
            <text:p>111</text:p>
          </table:table-cell>
          <table:table-cell office:value-type="float" office:value="848380" calcext:value-type="float">
            <text:p>848380</text:p>
          </table:table-cell>
          <table:table-cell office:value-type="float" office:value="0" calcext:value-type="float">
            <text:p>0</text:p>
          </table:table-cell>
          <table:table-cell office:value-type="float" office:value="0.012760087366364" calcext:value-type="float">
            <text:p>0.012760087366364</text:p>
          </table:table-cell>
          <table:table-cell office:value-type="float" office:value="97526.1524313139" calcext:value-type="float">
            <text:p>97526.1524313139</text:p>
          </table:table-cell>
          <table:table-cell office:value-type="float" office:value="7643.06306306306" calcext:value-type="float">
            <text:p>7643.06306306306</text:p>
          </table:table-cell>
          <table:table-cell office:value-type="float" office:value="0.350956640046818" calcext:value-type="float">
            <text:p>0.350956640046818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" calcext:value-type="float">
            <text:p>0.8</text:p>
          </table:table-cell>
          <table:table-cell office:value-type="float" office:value="8699" calcext:value-type="float">
            <text:p>8699</text:p>
          </table:table-cell>
          <table:table-cell office:value-type="float" office:value="111" calcext:value-type="float">
            <text:p>111</text:p>
          </table:table-cell>
          <table:table-cell office:value-type="float" office:value="848380" calcext:value-type="float">
            <text:p>848380</text:p>
          </table:table-cell>
          <table:table-cell office:value-type="float" office:value="0" calcext:value-type="float">
            <text:p>0</text:p>
          </table:table-cell>
          <table:table-cell office:value-type="float" office:value="0.012760087366364" calcext:value-type="float">
            <text:p>0.012760087366364</text:p>
          </table:table-cell>
          <table:table-cell office:value-type="float" office:value="97526.1524313139" calcext:value-type="float">
            <text:p>97526.1524313139</text:p>
          </table:table-cell>
          <table:table-cell office:value-type="float" office:value="7643.06306306306" calcext:value-type="float">
            <text:p>7643.06306306306</text:p>
          </table:table-cell>
          <table:table-cell office:value-type="float" office:value="0.350956640046818" calcext:value-type="float">
            <text:p>0.350956640046818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8699" calcext:value-type="float">
            <text:p>8699</text:p>
          </table:table-cell>
          <table:table-cell office:value-type="float" office:value="111" calcext:value-type="float">
            <text:p>111</text:p>
          </table:table-cell>
          <table:table-cell office:value-type="float" office:value="848380" calcext:value-type="float">
            <text:p>848380</text:p>
          </table:table-cell>
          <table:table-cell office:value-type="float" office:value="0" calcext:value-type="float">
            <text:p>0</text:p>
          </table:table-cell>
          <table:table-cell office:value-type="float" office:value="0.012760087366364" calcext:value-type="float">
            <text:p>0.012760087366364</text:p>
          </table:table-cell>
          <table:table-cell office:value-type="float" office:value="97526.1524313139" calcext:value-type="float">
            <text:p>97526.1524313139</text:p>
          </table:table-cell>
          <table:table-cell office:value-type="float" office:value="7643.06306306306" calcext:value-type="float">
            <text:p>7643.06306306306</text:p>
          </table:table-cell>
          <table:table-cell office:value-type="float" office:value="0.350956640046818" calcext:value-type="float">
            <text:p>0.350956640046818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8" calcext:value-type="float">
            <text:p>0.8</text:p>
          </table:table-cell>
          <table:table-cell office:value-type="float" office:value="8699" calcext:value-type="float">
            <text:p>8699</text:p>
          </table:table-cell>
          <table:table-cell office:value-type="float" office:value="111" calcext:value-type="float">
            <text:p>111</text:p>
          </table:table-cell>
          <table:table-cell office:value-type="float" office:value="848380" calcext:value-type="float">
            <text:p>848380</text:p>
          </table:table-cell>
          <table:table-cell office:value-type="float" office:value="0" calcext:value-type="float">
            <text:p>0</text:p>
          </table:table-cell>
          <table:table-cell office:value-type="float" office:value="0.012760087366364" calcext:value-type="float">
            <text:p>0.012760087366364</text:p>
          </table:table-cell>
          <table:table-cell office:value-type="float" office:value="97526.1524313139" calcext:value-type="float">
            <text:p>97526.1524313139</text:p>
          </table:table-cell>
          <table:table-cell office:value-type="float" office:value="7643.06306306306" calcext:value-type="float">
            <text:p>7643.06306306306</text:p>
          </table:table-cell>
          <table:table-cell office:value-type="float" office:value="0.350956640046818" calcext:value-type="float">
            <text:p>0.350956640046818</text:p>
          </table:table-cell>
          <table:table-cell table:number-columns-repeated="101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8" calcext:value-type="float">
            <text:p>0.8</text:p>
          </table:table-cell>
          <table:table-cell office:value-type="float" office:value="8699" calcext:value-type="float">
            <text:p>8699</text:p>
          </table:table-cell>
          <table:table-cell office:value-type="float" office:value="111" calcext:value-type="float">
            <text:p>111</text:p>
          </table:table-cell>
          <table:table-cell office:value-type="float" office:value="848380" calcext:value-type="float">
            <text:p>848380</text:p>
          </table:table-cell>
          <table:table-cell office:value-type="float" office:value="0" calcext:value-type="float">
            <text:p>0</text:p>
          </table:table-cell>
          <table:table-cell office:value-type="float" office:value="0.012760087366364" calcext:value-type="float">
            <text:p>0.012760087366364</text:p>
          </table:table-cell>
          <table:table-cell office:value-type="float" office:value="97526.1524313139" calcext:value-type="float">
            <text:p>97526.1524313139</text:p>
          </table:table-cell>
          <table:table-cell office:value-type="float" office:value="7643.06306306306" calcext:value-type="float">
            <text:p>7643.06306306306</text:p>
          </table:table-cell>
          <table:table-cell office:value-type="float" office:value="0.350956640046818" calcext:value-type="float">
            <text:p>0.350956640046818</text:p>
          </table:table-cell>
          <table:table-cell table:number-columns-repeated="101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8" calcext:value-type="float">
            <text:p>0.8</text:p>
          </table:table-cell>
          <table:table-cell office:value-type="float" office:value="8699" calcext:value-type="float">
            <text:p>8699</text:p>
          </table:table-cell>
          <table:table-cell office:value-type="float" office:value="111" calcext:value-type="float">
            <text:p>111</text:p>
          </table:table-cell>
          <table:table-cell office:value-type="float" office:value="848380" calcext:value-type="float">
            <text:p>848380</text:p>
          </table:table-cell>
          <table:table-cell office:value-type="float" office:value="0" calcext:value-type="float">
            <text:p>0</text:p>
          </table:table-cell>
          <table:table-cell office:value-type="float" office:value="0.012760087366364" calcext:value-type="float">
            <text:p>0.012760087366364</text:p>
          </table:table-cell>
          <table:table-cell office:value-type="float" office:value="97526.1524313139" calcext:value-type="float">
            <text:p>97526.1524313139</text:p>
          </table:table-cell>
          <table:table-cell office:value-type="float" office:value="7643.06306306306" calcext:value-type="float">
            <text:p>7643.06306306306</text:p>
          </table:table-cell>
          <table:table-cell office:value-type="float" office:value="0.350956640046818" calcext:value-type="float">
            <text:p>0.350956640046818</text:p>
          </table:table-cell>
          <table:table-cell table:number-columns-repeated="101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8" calcext:value-type="float">
            <text:p>0.8</text:p>
          </table:table-cell>
          <table:table-cell office:value-type="float" office:value="8699" calcext:value-type="float">
            <text:p>8699</text:p>
          </table:table-cell>
          <table:table-cell office:value-type="float" office:value="111" calcext:value-type="float">
            <text:p>111</text:p>
          </table:table-cell>
          <table:table-cell office:value-type="float" office:value="848380" calcext:value-type="float">
            <text:p>848380</text:p>
          </table:table-cell>
          <table:table-cell office:value-type="float" office:value="0" calcext:value-type="float">
            <text:p>0</text:p>
          </table:table-cell>
          <table:table-cell office:value-type="float" office:value="0.012760087366364" calcext:value-type="float">
            <text:p>0.012760087366364</text:p>
          </table:table-cell>
          <table:table-cell office:value-type="float" office:value="97526.1524313139" calcext:value-type="float">
            <text:p>97526.1524313139</text:p>
          </table:table-cell>
          <table:table-cell office:value-type="float" office:value="7643.06306306306" calcext:value-type="float">
            <text:p>7643.06306306306</text:p>
          </table:table-cell>
          <table:table-cell office:value-type="float" office:value="0.350956640046818" calcext:value-type="float">
            <text:p>0.350956640046818</text:p>
          </table:table-cell>
          <table:table-cell table:number-columns-repeated="10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.8</text:p>
          </table:table-cell>
          <table:table-cell office:value-type="float" office:value="8699" calcext:value-type="float">
            <text:p>8699</text:p>
          </table:table-cell>
          <table:table-cell office:value-type="float" office:value="111" calcext:value-type="float">
            <text:p>111</text:p>
          </table:table-cell>
          <table:table-cell office:value-type="float" office:value="848380" calcext:value-type="float">
            <text:p>848380</text:p>
          </table:table-cell>
          <table:table-cell office:value-type="float" office:value="0" calcext:value-type="float">
            <text:p>0</text:p>
          </table:table-cell>
          <table:table-cell office:value-type="float" office:value="0.012760087366364" calcext:value-type="float">
            <text:p>0.012760087366364</text:p>
          </table:table-cell>
          <table:table-cell office:value-type="float" office:value="97526.1524313139" calcext:value-type="float">
            <text:p>97526.1524313139</text:p>
          </table:table-cell>
          <table:table-cell office:value-type="float" office:value="7643.06306306306" calcext:value-type="float">
            <text:p>7643.06306306306</text:p>
          </table:table-cell>
          <table:table-cell office:value-type="float" office:value="0.350956640046818" calcext:value-type="float">
            <text:p>0.350956640046818</text:p>
          </table:table-cell>
          <table:table-cell table:number-columns-repeated="101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8" calcext:value-type="float">
            <text:p>0.8</text:p>
          </table:table-cell>
          <table:table-cell office:value-type="float" office:value="8699" calcext:value-type="float">
            <text:p>8699</text:p>
          </table:table-cell>
          <table:table-cell office:value-type="float" office:value="111" calcext:value-type="float">
            <text:p>111</text:p>
          </table:table-cell>
          <table:table-cell office:value-type="float" office:value="848380" calcext:value-type="float">
            <text:p>848380</text:p>
          </table:table-cell>
          <table:table-cell office:value-type="float" office:value="0" calcext:value-type="float">
            <text:p>0</text:p>
          </table:table-cell>
          <table:table-cell office:value-type="float" office:value="0.012760087366364" calcext:value-type="float">
            <text:p>0.012760087366364</text:p>
          </table:table-cell>
          <table:table-cell office:value-type="float" office:value="97526.1524313139" calcext:value-type="float">
            <text:p>97526.1524313139</text:p>
          </table:table-cell>
          <table:table-cell office:value-type="float" office:value="7643.06306306306" calcext:value-type="float">
            <text:p>7643.06306306306</text:p>
          </table:table-cell>
          <table:table-cell office:value-type="float" office:value="0.350956640046818" calcext:value-type="float">
            <text:p>0.350956640046818</text:p>
          </table:table-cell>
          <table:table-cell table:number-columns-repeated="101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8" calcext:value-type="float">
            <text:p>0.8</text:p>
          </table:table-cell>
          <table:table-cell office:value-type="float" office:value="8699" calcext:value-type="float">
            <text:p>8699</text:p>
          </table:table-cell>
          <table:table-cell office:value-type="float" office:value="111" calcext:value-type="float">
            <text:p>111</text:p>
          </table:table-cell>
          <table:table-cell office:value-type="float" office:value="848380" calcext:value-type="float">
            <text:p>848380</text:p>
          </table:table-cell>
          <table:table-cell office:value-type="float" office:value="0" calcext:value-type="float">
            <text:p>0</text:p>
          </table:table-cell>
          <table:table-cell office:value-type="float" office:value="0.012760087366364" calcext:value-type="float">
            <text:p>0.012760087366364</text:p>
          </table:table-cell>
          <table:table-cell office:value-type="float" office:value="97526.1524313139" calcext:value-type="float">
            <text:p>97526.1524313139</text:p>
          </table:table-cell>
          <table:table-cell office:value-type="float" office:value="7643.06306306306" calcext:value-type="float">
            <text:p>7643.06306306306</text:p>
          </table:table-cell>
          <table:table-cell office:value-type="float" office:value="0.350956640046818" calcext:value-type="float">
            <text:p>0.350956640046818</text:p>
          </table:table-cell>
          <table:table-cell table:number-columns-repeated="101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8" calcext:value-type="float">
            <text:p>0.8</text:p>
          </table:table-cell>
          <table:table-cell office:value-type="float" office:value="8699" calcext:value-type="float">
            <text:p>8699</text:p>
          </table:table-cell>
          <table:table-cell office:value-type="float" office:value="111" calcext:value-type="float">
            <text:p>111</text:p>
          </table:table-cell>
          <table:table-cell office:value-type="float" office:value="848380" calcext:value-type="float">
            <text:p>848380</text:p>
          </table:table-cell>
          <table:table-cell office:value-type="float" office:value="0" calcext:value-type="float">
            <text:p>0</text:p>
          </table:table-cell>
          <table:table-cell office:value-type="float" office:value="0.012760087366364" calcext:value-type="float">
            <text:p>0.012760087366364</text:p>
          </table:table-cell>
          <table:table-cell office:value-type="float" office:value="97526.1524313139" calcext:value-type="float">
            <text:p>97526.1524313139</text:p>
          </table:table-cell>
          <table:table-cell office:value-type="float" office:value="7643.06306306306" calcext:value-type="float">
            <text:p>7643.06306306306</text:p>
          </table:table-cell>
          <table:table-cell office:value-type="float" office:value="0.350956640046818" calcext:value-type="float">
            <text:p>0.350956640046818</text:p>
          </table:table-cell>
          <table:table-cell table:number-columns-repeated="101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8" calcext:value-type="float">
            <text:p>0.8</text:p>
          </table:table-cell>
          <table:table-cell office:value-type="float" office:value="8699" calcext:value-type="float">
            <text:p>8699</text:p>
          </table:table-cell>
          <table:table-cell office:value-type="float" office:value="111" calcext:value-type="float">
            <text:p>111</text:p>
          </table:table-cell>
          <table:table-cell office:value-type="float" office:value="848380" calcext:value-type="float">
            <text:p>848380</text:p>
          </table:table-cell>
          <table:table-cell office:value-type="float" office:value="0" calcext:value-type="float">
            <text:p>0</text:p>
          </table:table-cell>
          <table:table-cell office:value-type="float" office:value="0.012760087366364" calcext:value-type="float">
            <text:p>0.012760087366364</text:p>
          </table:table-cell>
          <table:table-cell office:value-type="float" office:value="97526.1524313139" calcext:value-type="float">
            <text:p>97526.1524313139</text:p>
          </table:table-cell>
          <table:table-cell office:value-type="float" office:value="7643.06306306306" calcext:value-type="float">
            <text:p>7643.06306306306</text:p>
          </table:table-cell>
          <table:table-cell office:value-type="float" office:value="0.350956640046818" calcext:value-type="float">
            <text:p>0.350956640046818</text:p>
          </table:table-cell>
          <table:table-cell table:number-columns-repeated="10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" calcext:value-type="float">
            <text:p>0.8</text:p>
          </table:table-cell>
          <table:table-cell office:value-type="float" office:value="8699" calcext:value-type="float">
            <text:p>8699</text:p>
          </table:table-cell>
          <table:table-cell office:value-type="float" office:value="111" calcext:value-type="float">
            <text:p>111</text:p>
          </table:table-cell>
          <table:table-cell office:value-type="float" office:value="848380" calcext:value-type="float">
            <text:p>848380</text:p>
          </table:table-cell>
          <table:table-cell office:value-type="float" office:value="0" calcext:value-type="float">
            <text:p>0</text:p>
          </table:table-cell>
          <table:table-cell office:value-type="float" office:value="0.012760087366364" calcext:value-type="float">
            <text:p>0.012760087366364</text:p>
          </table:table-cell>
          <table:table-cell office:value-type="float" office:value="97526.1524313139" calcext:value-type="float">
            <text:p>97526.1524313139</text:p>
          </table:table-cell>
          <table:table-cell office:value-type="float" office:value="7643.06306306306" calcext:value-type="float">
            <text:p>7643.06306306306</text:p>
          </table:table-cell>
          <table:table-cell office:value-type="float" office:value="0.350956640046818" calcext:value-type="float">
            <text:p>0.350956640046818</text:p>
          </table:table-cell>
          <table:table-cell table:number-columns-repeated="101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8" calcext:value-type="float">
            <text:p>0.8</text:p>
          </table:table-cell>
          <table:table-cell office:value-type="float" office:value="8699" calcext:value-type="float">
            <text:p>8699</text:p>
          </table:table-cell>
          <table:table-cell office:value-type="float" office:value="111" calcext:value-type="float">
            <text:p>111</text:p>
          </table:table-cell>
          <table:table-cell office:value-type="float" office:value="848380" calcext:value-type="float">
            <text:p>848380</text:p>
          </table:table-cell>
          <table:table-cell office:value-type="float" office:value="0" calcext:value-type="float">
            <text:p>0</text:p>
          </table:table-cell>
          <table:table-cell office:value-type="float" office:value="0.012760087366364" calcext:value-type="float">
            <text:p>0.012760087366364</text:p>
          </table:table-cell>
          <table:table-cell office:value-type="float" office:value="97526.1524313139" calcext:value-type="float">
            <text:p>97526.1524313139</text:p>
          </table:table-cell>
          <table:table-cell office:value-type="float" office:value="7643.06306306306" calcext:value-type="float">
            <text:p>7643.06306306306</text:p>
          </table:table-cell>
          <table:table-cell office:value-type="float" office:value="0.350956640046818" calcext:value-type="float">
            <text:p>0.350956640046818</text:p>
          </table:table-cell>
          <table:table-cell table:number-columns-repeated="101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8" calcext:value-type="float">
            <text:p>0.8</text:p>
          </table:table-cell>
          <table:table-cell office:value-type="float" office:value="8699" calcext:value-type="float">
            <text:p>8699</text:p>
          </table:table-cell>
          <table:table-cell office:value-type="float" office:value="111" calcext:value-type="float">
            <text:p>111</text:p>
          </table:table-cell>
          <table:table-cell office:value-type="float" office:value="848380" calcext:value-type="float">
            <text:p>848380</text:p>
          </table:table-cell>
          <table:table-cell office:value-type="float" office:value="0" calcext:value-type="float">
            <text:p>0</text:p>
          </table:table-cell>
          <table:table-cell office:value-type="float" office:value="0.012760087366364" calcext:value-type="float">
            <text:p>0.012760087366364</text:p>
          </table:table-cell>
          <table:table-cell office:value-type="float" office:value="97526.1524313139" calcext:value-type="float">
            <text:p>97526.1524313139</text:p>
          </table:table-cell>
          <table:table-cell office:value-type="float" office:value="7643.06306306306" calcext:value-type="float">
            <text:p>7643.06306306306</text:p>
          </table:table-cell>
          <table:table-cell office:value-type="float" office:value="0.350956640046818" calcext:value-type="float">
            <text:p>0.350956640046818</text:p>
          </table:table-cell>
          <table:table-cell table:number-columns-repeated="101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8" calcext:value-type="float">
            <text:p>0.8</text:p>
          </table:table-cell>
          <table:table-cell office:value-type="float" office:value="8699" calcext:value-type="float">
            <text:p>8699</text:p>
          </table:table-cell>
          <table:table-cell office:value-type="float" office:value="111" calcext:value-type="float">
            <text:p>111</text:p>
          </table:table-cell>
          <table:table-cell office:value-type="float" office:value="848380" calcext:value-type="float">
            <text:p>848380</text:p>
          </table:table-cell>
          <table:table-cell office:value-type="float" office:value="0" calcext:value-type="float">
            <text:p>0</text:p>
          </table:table-cell>
          <table:table-cell office:value-type="float" office:value="0.012760087366364" calcext:value-type="float">
            <text:p>0.012760087366364</text:p>
          </table:table-cell>
          <table:table-cell office:value-type="float" office:value="97526.1524313139" calcext:value-type="float">
            <text:p>97526.1524313139</text:p>
          </table:table-cell>
          <table:table-cell office:value-type="float" office:value="7643.06306306306" calcext:value-type="float">
            <text:p>7643.06306306306</text:p>
          </table:table-cell>
          <table:table-cell office:value-type="float" office:value="0.350956640046818" calcext:value-type="float">
            <text:p>0.350956640046818</text:p>
          </table:table-cell>
          <table:table-cell table:number-columns-repeated="101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8" calcext:value-type="float">
            <text:p>0.8</text:p>
          </table:table-cell>
          <table:table-cell office:value-type="float" office:value="8699" calcext:value-type="float">
            <text:p>8699</text:p>
          </table:table-cell>
          <table:table-cell office:value-type="float" office:value="111" calcext:value-type="float">
            <text:p>111</text:p>
          </table:table-cell>
          <table:table-cell office:value-type="float" office:value="848380" calcext:value-type="float">
            <text:p>848380</text:p>
          </table:table-cell>
          <table:table-cell office:value-type="float" office:value="0" calcext:value-type="float">
            <text:p>0</text:p>
          </table:table-cell>
          <table:table-cell office:value-type="float" office:value="0.012760087366364" calcext:value-type="float">
            <text:p>0.012760087366364</text:p>
          </table:table-cell>
          <table:table-cell office:value-type="float" office:value="97526.1524313139" calcext:value-type="float">
            <text:p>97526.1524313139</text:p>
          </table:table-cell>
          <table:table-cell office:value-type="float" office:value="7643.06306306306" calcext:value-type="float">
            <text:p>7643.06306306306</text:p>
          </table:table-cell>
          <table:table-cell office:value-type="float" office:value="0.350956640046818" calcext:value-type="float">
            <text:p>0.350956640046818</text:p>
          </table:table-cell>
          <table:table-cell table:number-columns-repeated="101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8" calcext:value-type="float">
            <text:p>0.8</text:p>
          </table:table-cell>
          <table:table-cell office:value-type="float" office:value="8699" calcext:value-type="float">
            <text:p>8699</text:p>
          </table:table-cell>
          <table:table-cell office:value-type="float" office:value="111" calcext:value-type="float">
            <text:p>111</text:p>
          </table:table-cell>
          <table:table-cell office:value-type="float" office:value="848380" calcext:value-type="float">
            <text:p>848380</text:p>
          </table:table-cell>
          <table:table-cell office:value-type="float" office:value="0" calcext:value-type="float">
            <text:p>0</text:p>
          </table:table-cell>
          <table:table-cell office:value-type="float" office:value="0.012760087366364" calcext:value-type="float">
            <text:p>0.012760087366364</text:p>
          </table:table-cell>
          <table:table-cell office:value-type="float" office:value="97526.1524313139" calcext:value-type="float">
            <text:p>97526.1524313139</text:p>
          </table:table-cell>
          <table:table-cell office:value-type="float" office:value="7643.06306306306" calcext:value-type="float">
            <text:p>7643.06306306306</text:p>
          </table:table-cell>
          <table:table-cell office:value-type="float" office:value="0.350956640046818" calcext:value-type="float">
            <text:p>0.350956640046818</text:p>
          </table:table-cell>
          <table:table-cell table:number-columns-repeated="101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8" calcext:value-type="float">
            <text:p>0.8</text:p>
          </table:table-cell>
          <table:table-cell office:value-type="float" office:value="8699" calcext:value-type="float">
            <text:p>8699</text:p>
          </table:table-cell>
          <table:table-cell office:value-type="float" office:value="111" calcext:value-type="float">
            <text:p>111</text:p>
          </table:table-cell>
          <table:table-cell office:value-type="float" office:value="848380" calcext:value-type="float">
            <text:p>848380</text:p>
          </table:table-cell>
          <table:table-cell office:value-type="float" office:value="0" calcext:value-type="float">
            <text:p>0</text:p>
          </table:table-cell>
          <table:table-cell office:value-type="float" office:value="0.012760087366364" calcext:value-type="float">
            <text:p>0.012760087366364</text:p>
          </table:table-cell>
          <table:table-cell office:value-type="float" office:value="97526.1524313139" calcext:value-type="float">
            <text:p>97526.1524313139</text:p>
          </table:table-cell>
          <table:table-cell office:value-type="float" office:value="7643.06306306306" calcext:value-type="float">
            <text:p>7643.06306306306</text:p>
          </table:table-cell>
          <table:table-cell office:value-type="float" office:value="0.350956640046818" calcext:value-type="float">
            <text:p>0.350956640046818</text:p>
          </table:table-cell>
          <table:table-cell table:number-columns-repeated="101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8" calcext:value-type="float">
            <text:p>0.8</text:p>
          </table:table-cell>
          <table:table-cell office:value-type="float" office:value="8699" calcext:value-type="float">
            <text:p>8699</text:p>
          </table:table-cell>
          <table:table-cell office:value-type="float" office:value="111" calcext:value-type="float">
            <text:p>111</text:p>
          </table:table-cell>
          <table:table-cell office:value-type="float" office:value="848380" calcext:value-type="float">
            <text:p>848380</text:p>
          </table:table-cell>
          <table:table-cell office:value-type="float" office:value="0" calcext:value-type="float">
            <text:p>0</text:p>
          </table:table-cell>
          <table:table-cell office:value-type="float" office:value="0.012760087366364" calcext:value-type="float">
            <text:p>0.012760087366364</text:p>
          </table:table-cell>
          <table:table-cell office:value-type="float" office:value="97526.1524313139" calcext:value-type="float">
            <text:p>97526.1524313139</text:p>
          </table:table-cell>
          <table:table-cell office:value-type="float" office:value="7643.06306306306" calcext:value-type="float">
            <text:p>7643.06306306306</text:p>
          </table:table-cell>
          <table:table-cell office:value-type="float" office:value="0.350956640046818" calcext:value-type="float">
            <text:p>0.350956640046818</text:p>
          </table:table-cell>
          <table:table-cell table:number-columns-repeated="101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8" calcext:value-type="float">
            <text:p>0.8</text:p>
          </table:table-cell>
          <table:table-cell office:value-type="float" office:value="8699" calcext:value-type="float">
            <text:p>8699</text:p>
          </table:table-cell>
          <table:table-cell office:value-type="float" office:value="111" calcext:value-type="float">
            <text:p>111</text:p>
          </table:table-cell>
          <table:table-cell office:value-type="float" office:value="848380" calcext:value-type="float">
            <text:p>848380</text:p>
          </table:table-cell>
          <table:table-cell office:value-type="float" office:value="0" calcext:value-type="float">
            <text:p>0</text:p>
          </table:table-cell>
          <table:table-cell office:value-type="float" office:value="0.012760087366364" calcext:value-type="float">
            <text:p>0.012760087366364</text:p>
          </table:table-cell>
          <table:table-cell office:value-type="float" office:value="97526.1524313139" calcext:value-type="float">
            <text:p>97526.1524313139</text:p>
          </table:table-cell>
          <table:table-cell office:value-type="float" office:value="7643.06306306306" calcext:value-type="float">
            <text:p>7643.06306306306</text:p>
          </table:table-cell>
          <table:table-cell office:value-type="float" office:value="0.350956640046818" calcext:value-type="float">
            <text:p>0.350956640046818</text:p>
          </table:table-cell>
          <table:table-cell table:number-columns-repeated="101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.8</text:p>
          </table:table-cell>
          <table:table-cell office:value-type="float" office:value="8699" calcext:value-type="float">
            <text:p>8699</text:p>
          </table:table-cell>
          <table:table-cell office:value-type="float" office:value="111" calcext:value-type="float">
            <text:p>111</text:p>
          </table:table-cell>
          <table:table-cell office:value-type="float" office:value="848380" calcext:value-type="float">
            <text:p>848380</text:p>
          </table:table-cell>
          <table:table-cell office:value-type="float" office:value="0" calcext:value-type="float">
            <text:p>0</text:p>
          </table:table-cell>
          <table:table-cell office:value-type="float" office:value="0.012760087366364" calcext:value-type="float">
            <text:p>0.012760087366364</text:p>
          </table:table-cell>
          <table:table-cell office:value-type="float" office:value="97526.1524313139" calcext:value-type="float">
            <text:p>97526.1524313139</text:p>
          </table:table-cell>
          <table:table-cell office:value-type="float" office:value="7643.06306306306" calcext:value-type="float">
            <text:p>7643.06306306306</text:p>
          </table:table-cell>
          <table:table-cell office:value-type="float" office:value="0.350956640046818" calcext:value-type="float">
            <text:p>0.350956640046818</text:p>
          </table:table-cell>
          <table:table-cell table:number-columns-repeated="101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8" calcext:value-type="float">
            <text:p>0.8</text:p>
          </table:table-cell>
          <table:table-cell office:value-type="float" office:value="8699" calcext:value-type="float">
            <text:p>8699</text:p>
          </table:table-cell>
          <table:table-cell office:value-type="float" office:value="111" calcext:value-type="float">
            <text:p>111</text:p>
          </table:table-cell>
          <table:table-cell office:value-type="float" office:value="848380" calcext:value-type="float">
            <text:p>848380</text:p>
          </table:table-cell>
          <table:table-cell office:value-type="float" office:value="0" calcext:value-type="float">
            <text:p>0</text:p>
          </table:table-cell>
          <table:table-cell office:value-type="float" office:value="0.012760087366364" calcext:value-type="float">
            <text:p>0.012760087366364</text:p>
          </table:table-cell>
          <table:table-cell office:value-type="float" office:value="97526.1524313139" calcext:value-type="float">
            <text:p>97526.1524313139</text:p>
          </table:table-cell>
          <table:table-cell office:value-type="float" office:value="7643.06306306306" calcext:value-type="float">
            <text:p>7643.06306306306</text:p>
          </table:table-cell>
          <table:table-cell office:value-type="float" office:value="0.350956640046818" calcext:value-type="float">
            <text:p>0.350956640046818</text:p>
          </table:table-cell>
          <table:table-cell table:number-columns-repeated="101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8" calcext:value-type="float">
            <text:p>0.8</text:p>
          </table:table-cell>
          <table:table-cell office:value-type="float" office:value="8699" calcext:value-type="float">
            <text:p>8699</text:p>
          </table:table-cell>
          <table:table-cell office:value-type="float" office:value="111" calcext:value-type="float">
            <text:p>111</text:p>
          </table:table-cell>
          <table:table-cell office:value-type="float" office:value="848380" calcext:value-type="float">
            <text:p>848380</text:p>
          </table:table-cell>
          <table:table-cell office:value-type="float" office:value="0" calcext:value-type="float">
            <text:p>0</text:p>
          </table:table-cell>
          <table:table-cell office:value-type="float" office:value="0.012760087366364" calcext:value-type="float">
            <text:p>0.012760087366364</text:p>
          </table:table-cell>
          <table:table-cell office:value-type="float" office:value="97526.1524313139" calcext:value-type="float">
            <text:p>97526.1524313139</text:p>
          </table:table-cell>
          <table:table-cell office:value-type="float" office:value="7643.06306306306" calcext:value-type="float">
            <text:p>7643.06306306306</text:p>
          </table:table-cell>
          <table:table-cell office:value-type="float" office:value="0.350956640046818" calcext:value-type="float">
            <text:p>0.350956640046818</text:p>
          </table:table-cell>
          <table:table-cell table:number-columns-repeated="101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8" calcext:value-type="float">
            <text:p>0.8</text:p>
          </table:table-cell>
          <table:table-cell office:value-type="float" office:value="8699" calcext:value-type="float">
            <text:p>8699</text:p>
          </table:table-cell>
          <table:table-cell office:value-type="float" office:value="111" calcext:value-type="float">
            <text:p>111</text:p>
          </table:table-cell>
          <table:table-cell office:value-type="float" office:value="848380" calcext:value-type="float">
            <text:p>848380</text:p>
          </table:table-cell>
          <table:table-cell office:value-type="float" office:value="0" calcext:value-type="float">
            <text:p>0</text:p>
          </table:table-cell>
          <table:table-cell office:value-type="float" office:value="0.012760087366364" calcext:value-type="float">
            <text:p>0.012760087366364</text:p>
          </table:table-cell>
          <table:table-cell office:value-type="float" office:value="97526.1524313139" calcext:value-type="float">
            <text:p>97526.1524313139</text:p>
          </table:table-cell>
          <table:table-cell office:value-type="float" office:value="7643.06306306306" calcext:value-type="float">
            <text:p>7643.06306306306</text:p>
          </table:table-cell>
          <table:table-cell office:value-type="float" office:value="0.350956640046818" calcext:value-type="float">
            <text:p>0.350956640046818</text:p>
          </table:table-cell>
          <table:table-cell table:number-columns-repeated="101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8" calcext:value-type="float">
            <text:p>0.8</text:p>
          </table:table-cell>
          <table:table-cell office:value-type="float" office:value="8699" calcext:value-type="float">
            <text:p>8699</text:p>
          </table:table-cell>
          <table:table-cell office:value-type="float" office:value="111" calcext:value-type="float">
            <text:p>111</text:p>
          </table:table-cell>
          <table:table-cell office:value-type="float" office:value="848380" calcext:value-type="float">
            <text:p>848380</text:p>
          </table:table-cell>
          <table:table-cell office:value-type="float" office:value="0" calcext:value-type="float">
            <text:p>0</text:p>
          </table:table-cell>
          <table:table-cell office:value-type="float" office:value="0.012760087366364" calcext:value-type="float">
            <text:p>0.012760087366364</text:p>
          </table:table-cell>
          <table:table-cell office:value-type="float" office:value="97526.1524313139" calcext:value-type="float">
            <text:p>97526.1524313139</text:p>
          </table:table-cell>
          <table:table-cell office:value-type="float" office:value="7643.06306306306" calcext:value-type="float">
            <text:p>7643.06306306306</text:p>
          </table:table-cell>
          <table:table-cell office:value-type="float" office:value="0.350956640046818" calcext:value-type="float">
            <text:p>0.350956640046818</text:p>
          </table:table-cell>
          <table:table-cell table:number-columns-repeated="101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8" calcext:value-type="float">
            <text:p>0.8</text:p>
          </table:table-cell>
          <table:table-cell office:value-type="float" office:value="8699" calcext:value-type="float">
            <text:p>8699</text:p>
          </table:table-cell>
          <table:table-cell office:value-type="float" office:value="111" calcext:value-type="float">
            <text:p>111</text:p>
          </table:table-cell>
          <table:table-cell office:value-type="float" office:value="848380" calcext:value-type="float">
            <text:p>848380</text:p>
          </table:table-cell>
          <table:table-cell office:value-type="float" office:value="0" calcext:value-type="float">
            <text:p>0</text:p>
          </table:table-cell>
          <table:table-cell office:value-type="float" office:value="0.012760087366364" calcext:value-type="float">
            <text:p>0.012760087366364</text:p>
          </table:table-cell>
          <table:table-cell office:value-type="float" office:value="97526.1524313139" calcext:value-type="float">
            <text:p>97526.1524313139</text:p>
          </table:table-cell>
          <table:table-cell office:value-type="float" office:value="7643.06306306306" calcext:value-type="float">
            <text:p>7643.06306306306</text:p>
          </table:table-cell>
          <table:table-cell office:value-type="float" office:value="0.350956640046818" calcext:value-type="float">
            <text:p>0.350956640046818</text:p>
          </table:table-cell>
          <table:table-cell table:number-columns-repeated="101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8" calcext:value-type="float">
            <text:p>0.8</text:p>
          </table:table-cell>
          <table:table-cell office:value-type="float" office:value="8699" calcext:value-type="float">
            <text:p>8699</text:p>
          </table:table-cell>
          <table:table-cell office:value-type="float" office:value="111" calcext:value-type="float">
            <text:p>111</text:p>
          </table:table-cell>
          <table:table-cell office:value-type="float" office:value="848380" calcext:value-type="float">
            <text:p>848380</text:p>
          </table:table-cell>
          <table:table-cell office:value-type="float" office:value="0" calcext:value-type="float">
            <text:p>0</text:p>
          </table:table-cell>
          <table:table-cell office:value-type="float" office:value="0.012760087366364" calcext:value-type="float">
            <text:p>0.012760087366364</text:p>
          </table:table-cell>
          <table:table-cell office:value-type="float" office:value="97526.1524313139" calcext:value-type="float">
            <text:p>97526.1524313139</text:p>
          </table:table-cell>
          <table:table-cell office:value-type="float" office:value="7643.06306306306" calcext:value-type="float">
            <text:p>7643.06306306306</text:p>
          </table:table-cell>
          <table:table-cell office:value-type="float" office:value="0.350956640046818" calcext:value-type="float">
            <text:p>0.350956640046818</text:p>
          </table:table-cell>
          <table:table-cell table:number-columns-repeated="101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8" calcext:value-type="float">
            <text:p>0.8</text:p>
          </table:table-cell>
          <table:table-cell office:value-type="float" office:value="8699" calcext:value-type="float">
            <text:p>8699</text:p>
          </table:table-cell>
          <table:table-cell office:value-type="float" office:value="111" calcext:value-type="float">
            <text:p>111</text:p>
          </table:table-cell>
          <table:table-cell office:value-type="float" office:value="848380" calcext:value-type="float">
            <text:p>848380</text:p>
          </table:table-cell>
          <table:table-cell office:value-type="float" office:value="0" calcext:value-type="float">
            <text:p>0</text:p>
          </table:table-cell>
          <table:table-cell office:value-type="float" office:value="0.012760087366364" calcext:value-type="float">
            <text:p>0.012760087366364</text:p>
          </table:table-cell>
          <table:table-cell office:value-type="float" office:value="97526.1524313139" calcext:value-type="float">
            <text:p>97526.1524313139</text:p>
          </table:table-cell>
          <table:table-cell office:value-type="float" office:value="7643.06306306306" calcext:value-type="float">
            <text:p>7643.06306306306</text:p>
          </table:table-cell>
          <table:table-cell office:value-type="float" office:value="0.350956640046818" calcext:value-type="float">
            <text:p>0.350956640046818</text:p>
          </table:table-cell>
          <table:table-cell table:number-columns-repeated="101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8" calcext:value-type="float">
            <text:p>0.8</text:p>
          </table:table-cell>
          <table:table-cell office:value-type="float" office:value="8699" calcext:value-type="float">
            <text:p>8699</text:p>
          </table:table-cell>
          <table:table-cell office:value-type="float" office:value="111" calcext:value-type="float">
            <text:p>111</text:p>
          </table:table-cell>
          <table:table-cell office:value-type="float" office:value="848380" calcext:value-type="float">
            <text:p>848380</text:p>
          </table:table-cell>
          <table:table-cell office:value-type="float" office:value="0" calcext:value-type="float">
            <text:p>0</text:p>
          </table:table-cell>
          <table:table-cell office:value-type="float" office:value="0.012760087366364" calcext:value-type="float">
            <text:p>0.012760087366364</text:p>
          </table:table-cell>
          <table:table-cell office:value-type="float" office:value="97526.1524313139" calcext:value-type="float">
            <text:p>97526.1524313139</text:p>
          </table:table-cell>
          <table:table-cell office:value-type="float" office:value="7643.06306306306" calcext:value-type="float">
            <text:p>7643.06306306306</text:p>
          </table:table-cell>
          <table:table-cell office:value-type="float" office:value="0.350956640046818" calcext:value-type="float">
            <text:p>0.350956640046818</text:p>
          </table:table-cell>
          <table:table-cell table:number-columns-repeated="101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8" calcext:value-type="float">
            <text:p>0.8</text:p>
          </table:table-cell>
          <table:table-cell office:value-type="float" office:value="8699" calcext:value-type="float">
            <text:p>8699</text:p>
          </table:table-cell>
          <table:table-cell office:value-type="float" office:value="111" calcext:value-type="float">
            <text:p>111</text:p>
          </table:table-cell>
          <table:table-cell office:value-type="float" office:value="848380" calcext:value-type="float">
            <text:p>848380</text:p>
          </table:table-cell>
          <table:table-cell office:value-type="float" office:value="0" calcext:value-type="float">
            <text:p>0</text:p>
          </table:table-cell>
          <table:table-cell office:value-type="float" office:value="0.012760087366364" calcext:value-type="float">
            <text:p>0.012760087366364</text:p>
          </table:table-cell>
          <table:table-cell office:value-type="float" office:value="97526.1524313139" calcext:value-type="float">
            <text:p>97526.1524313139</text:p>
          </table:table-cell>
          <table:table-cell office:value-type="float" office:value="7643.06306306306" calcext:value-type="float">
            <text:p>7643.06306306306</text:p>
          </table:table-cell>
          <table:table-cell office:value-type="float" office:value="0.350956640046818" calcext:value-type="float">
            <text:p>0.350956640046818</text:p>
          </table:table-cell>
          <table:table-cell table:number-columns-repeated="101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8" calcext:value-type="float">
            <text:p>0.8</text:p>
          </table:table-cell>
          <table:table-cell office:value-type="float" office:value="8699" calcext:value-type="float">
            <text:p>8699</text:p>
          </table:table-cell>
          <table:table-cell office:value-type="float" office:value="111" calcext:value-type="float">
            <text:p>111</text:p>
          </table:table-cell>
          <table:table-cell office:value-type="float" office:value="848380" calcext:value-type="float">
            <text:p>848380</text:p>
          </table:table-cell>
          <table:table-cell office:value-type="float" office:value="0" calcext:value-type="float">
            <text:p>0</text:p>
          </table:table-cell>
          <table:table-cell office:value-type="float" office:value="0.012760087366364" calcext:value-type="float">
            <text:p>0.012760087366364</text:p>
          </table:table-cell>
          <table:table-cell office:value-type="float" office:value="97526.1524313139" calcext:value-type="float">
            <text:p>97526.1524313139</text:p>
          </table:table-cell>
          <table:table-cell office:value-type="float" office:value="7643.06306306306" calcext:value-type="float">
            <text:p>7643.06306306306</text:p>
          </table:table-cell>
          <table:table-cell office:value-type="float" office:value="0.350956640046818" calcext:value-type="float">
            <text:p>0.350956640046818</text:p>
          </table:table-cell>
          <table:table-cell table:number-columns-repeated="101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8" calcext:value-type="float">
            <text:p>0.8</text:p>
          </table:table-cell>
          <table:table-cell office:value-type="float" office:value="8699" calcext:value-type="float">
            <text:p>8699</text:p>
          </table:table-cell>
          <table:table-cell office:value-type="float" office:value="111" calcext:value-type="float">
            <text:p>111</text:p>
          </table:table-cell>
          <table:table-cell office:value-type="float" office:value="848380" calcext:value-type="float">
            <text:p>848380</text:p>
          </table:table-cell>
          <table:table-cell office:value-type="float" office:value="0" calcext:value-type="float">
            <text:p>0</text:p>
          </table:table-cell>
          <table:table-cell office:value-type="float" office:value="0.012760087366364" calcext:value-type="float">
            <text:p>0.012760087366364</text:p>
          </table:table-cell>
          <table:table-cell office:value-type="float" office:value="97526.1524313139" calcext:value-type="float">
            <text:p>97526.1524313139</text:p>
          </table:table-cell>
          <table:table-cell office:value-type="float" office:value="7643.06306306306" calcext:value-type="float">
            <text:p>7643.06306306306</text:p>
          </table:table-cell>
          <table:table-cell office:value-type="float" office:value="0.350956640046818" calcext:value-type="float">
            <text:p>0.350956640046818</text:p>
          </table:table-cell>
          <table:table-cell table:number-columns-repeated="101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8" calcext:value-type="float">
            <text:p>0.8</text:p>
          </table:table-cell>
          <table:table-cell office:value-type="float" office:value="8699" calcext:value-type="float">
            <text:p>8699</text:p>
          </table:table-cell>
          <table:table-cell office:value-type="float" office:value="111" calcext:value-type="float">
            <text:p>111</text:p>
          </table:table-cell>
          <table:table-cell office:value-type="float" office:value="848380" calcext:value-type="float">
            <text:p>848380</text:p>
          </table:table-cell>
          <table:table-cell office:value-type="float" office:value="0" calcext:value-type="float">
            <text:p>0</text:p>
          </table:table-cell>
          <table:table-cell office:value-type="float" office:value="0.012760087366364" calcext:value-type="float">
            <text:p>0.012760087366364</text:p>
          </table:table-cell>
          <table:table-cell office:value-type="float" office:value="97526.1524313139" calcext:value-type="float">
            <text:p>97526.1524313139</text:p>
          </table:table-cell>
          <table:table-cell office:value-type="float" office:value="7643.06306306306" calcext:value-type="float">
            <text:p>7643.06306306306</text:p>
          </table:table-cell>
          <table:table-cell office:value-type="float" office:value="0.350956640046818" calcext:value-type="float">
            <text:p>0.350956640046818</text:p>
          </table:table-cell>
          <table:table-cell table:number-columns-repeated="101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8" calcext:value-type="float">
            <text:p>0.8</text:p>
          </table:table-cell>
          <table:table-cell office:value-type="float" office:value="8699" calcext:value-type="float">
            <text:p>8699</text:p>
          </table:table-cell>
          <table:table-cell office:value-type="float" office:value="111" calcext:value-type="float">
            <text:p>111</text:p>
          </table:table-cell>
          <table:table-cell office:value-type="float" office:value="848380" calcext:value-type="float">
            <text:p>848380</text:p>
          </table:table-cell>
          <table:table-cell office:value-type="float" office:value="0" calcext:value-type="float">
            <text:p>0</text:p>
          </table:table-cell>
          <table:table-cell office:value-type="float" office:value="0.012760087366364" calcext:value-type="float">
            <text:p>0.012760087366364</text:p>
          </table:table-cell>
          <table:table-cell office:value-type="float" office:value="97526.1524313139" calcext:value-type="float">
            <text:p>97526.1524313139</text:p>
          </table:table-cell>
          <table:table-cell office:value-type="float" office:value="7643.06306306306" calcext:value-type="float">
            <text:p>7643.06306306306</text:p>
          </table:table-cell>
          <table:table-cell office:value-type="float" office:value="0.350956640046818" calcext:value-type="float">
            <text:p>0.350956640046818</text:p>
          </table:table-cell>
          <table:table-cell table:number-columns-repeated="101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8" calcext:value-type="float">
            <text:p>0.8</text:p>
          </table:table-cell>
          <table:table-cell office:value-type="float" office:value="8699" calcext:value-type="float">
            <text:p>8699</text:p>
          </table:table-cell>
          <table:table-cell office:value-type="float" office:value="111" calcext:value-type="float">
            <text:p>111</text:p>
          </table:table-cell>
          <table:table-cell office:value-type="float" office:value="848380" calcext:value-type="float">
            <text:p>848380</text:p>
          </table:table-cell>
          <table:table-cell office:value-type="float" office:value="0" calcext:value-type="float">
            <text:p>0</text:p>
          </table:table-cell>
          <table:table-cell office:value-type="float" office:value="0.012760087366364" calcext:value-type="float">
            <text:p>0.012760087366364</text:p>
          </table:table-cell>
          <table:table-cell office:value-type="float" office:value="97526.1524313139" calcext:value-type="float">
            <text:p>97526.1524313139</text:p>
          </table:table-cell>
          <table:table-cell office:value-type="float" office:value="7643.06306306306" calcext:value-type="float">
            <text:p>7643.06306306306</text:p>
          </table:table-cell>
          <table:table-cell office:value-type="float" office:value="0.350956640046818" calcext:value-type="float">
            <text:p>0.350956640046818</text:p>
          </table:table-cell>
          <table:table-cell table:number-columns-repeated="101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8" calcext:value-type="float">
            <text:p>0.8</text:p>
          </table:table-cell>
          <table:table-cell office:value-type="float" office:value="8699" calcext:value-type="float">
            <text:p>8699</text:p>
          </table:table-cell>
          <table:table-cell office:value-type="float" office:value="111" calcext:value-type="float">
            <text:p>111</text:p>
          </table:table-cell>
          <table:table-cell office:value-type="float" office:value="848380" calcext:value-type="float">
            <text:p>848380</text:p>
          </table:table-cell>
          <table:table-cell office:value-type="float" office:value="0" calcext:value-type="float">
            <text:p>0</text:p>
          </table:table-cell>
          <table:table-cell office:value-type="float" office:value="0.012760087366364" calcext:value-type="float">
            <text:p>0.012760087366364</text:p>
          </table:table-cell>
          <table:table-cell office:value-type="float" office:value="97526.1524313139" calcext:value-type="float">
            <text:p>97526.1524313139</text:p>
          </table:table-cell>
          <table:table-cell office:value-type="float" office:value="7643.06306306306" calcext:value-type="float">
            <text:p>7643.06306306306</text:p>
          </table:table-cell>
          <table:table-cell office:value-type="float" office:value="0.350956640046818" calcext:value-type="float">
            <text:p>0.350956640046818</text:p>
          </table:table-cell>
          <table:table-cell table:number-columns-repeated="101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8" calcext:value-type="float">
            <text:p>0.8</text:p>
          </table:table-cell>
          <table:table-cell office:value-type="float" office:value="8699" calcext:value-type="float">
            <text:p>8699</text:p>
          </table:table-cell>
          <table:table-cell office:value-type="float" office:value="111" calcext:value-type="float">
            <text:p>111</text:p>
          </table:table-cell>
          <table:table-cell office:value-type="float" office:value="848380" calcext:value-type="float">
            <text:p>848380</text:p>
          </table:table-cell>
          <table:table-cell office:value-type="float" office:value="0" calcext:value-type="float">
            <text:p>0</text:p>
          </table:table-cell>
          <table:table-cell office:value-type="float" office:value="0.012760087366364" calcext:value-type="float">
            <text:p>0.012760087366364</text:p>
          </table:table-cell>
          <table:table-cell office:value-type="float" office:value="97526.1524313139" calcext:value-type="float">
            <text:p>97526.1524313139</text:p>
          </table:table-cell>
          <table:table-cell office:value-type="float" office:value="7643.06306306306" calcext:value-type="float">
            <text:p>7643.06306306306</text:p>
          </table:table-cell>
          <table:table-cell office:value-type="float" office:value="0.350956640046818" calcext:value-type="float">
            <text:p>0.350956640046818</text:p>
          </table:table-cell>
          <table:table-cell table:number-columns-repeated="101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8" calcext:value-type="float">
            <text:p>0.8</text:p>
          </table:table-cell>
          <table:table-cell office:value-type="float" office:value="8699" calcext:value-type="float">
            <text:p>8699</text:p>
          </table:table-cell>
          <table:table-cell office:value-type="float" office:value="111" calcext:value-type="float">
            <text:p>111</text:p>
          </table:table-cell>
          <table:table-cell office:value-type="float" office:value="848380" calcext:value-type="float">
            <text:p>848380</text:p>
          </table:table-cell>
          <table:table-cell office:value-type="float" office:value="0" calcext:value-type="float">
            <text:p>0</text:p>
          </table:table-cell>
          <table:table-cell office:value-type="float" office:value="0.012760087366364" calcext:value-type="float">
            <text:p>0.012760087366364</text:p>
          </table:table-cell>
          <table:table-cell office:value-type="float" office:value="97526.1524313139" calcext:value-type="float">
            <text:p>97526.1524313139</text:p>
          </table:table-cell>
          <table:table-cell office:value-type="float" office:value="7643.06306306306" calcext:value-type="float">
            <text:p>7643.06306306306</text:p>
          </table:table-cell>
          <table:table-cell office:value-type="float" office:value="0.350956640046818" calcext:value-type="float">
            <text:p>0.350956640046818</text:p>
          </table:table-cell>
          <table:table-cell table:number-columns-repeated="101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8" calcext:value-type="float">
            <text:p>0.8</text:p>
          </table:table-cell>
          <table:table-cell office:value-type="float" office:value="8699" calcext:value-type="float">
            <text:p>8699</text:p>
          </table:table-cell>
          <table:table-cell office:value-type="float" office:value="111" calcext:value-type="float">
            <text:p>111</text:p>
          </table:table-cell>
          <table:table-cell office:value-type="float" office:value="848380" calcext:value-type="float">
            <text:p>848380</text:p>
          </table:table-cell>
          <table:table-cell office:value-type="float" office:value="0" calcext:value-type="float">
            <text:p>0</text:p>
          </table:table-cell>
          <table:table-cell office:value-type="float" office:value="0.012760087366364" calcext:value-type="float">
            <text:p>0.012760087366364</text:p>
          </table:table-cell>
          <table:table-cell office:value-type="float" office:value="97526.1524313139" calcext:value-type="float">
            <text:p>97526.1524313139</text:p>
          </table:table-cell>
          <table:table-cell office:value-type="float" office:value="7643.06306306306" calcext:value-type="float">
            <text:p>7643.06306306306</text:p>
          </table:table-cell>
          <table:table-cell office:value-type="float" office:value="0.350956640046818" calcext:value-type="float">
            <text:p>0.350956640046818</text:p>
          </table:table-cell>
          <table:table-cell table:number-columns-repeated="101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8" calcext:value-type="float">
            <text:p>0.8</text:p>
          </table:table-cell>
          <table:table-cell office:value-type="float" office:value="8699" calcext:value-type="float">
            <text:p>8699</text:p>
          </table:table-cell>
          <table:table-cell office:value-type="float" office:value="111" calcext:value-type="float">
            <text:p>111</text:p>
          </table:table-cell>
          <table:table-cell office:value-type="float" office:value="848380" calcext:value-type="float">
            <text:p>848380</text:p>
          </table:table-cell>
          <table:table-cell office:value-type="float" office:value="0" calcext:value-type="float">
            <text:p>0</text:p>
          </table:table-cell>
          <table:table-cell office:value-type="float" office:value="0.012760087366364" calcext:value-type="float">
            <text:p>0.012760087366364</text:p>
          </table:table-cell>
          <table:table-cell office:value-type="float" office:value="97526.1524313139" calcext:value-type="float">
            <text:p>97526.1524313139</text:p>
          </table:table-cell>
          <table:table-cell office:value-type="float" office:value="7643.06306306306" calcext:value-type="float">
            <text:p>7643.06306306306</text:p>
          </table:table-cell>
          <table:table-cell office:value-type="float" office:value="0.350956640046818" calcext:value-type="float">
            <text:p>0.350956640046818</text:p>
          </table:table-cell>
          <table:table-cell table:number-columns-repeated="101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8" calcext:value-type="float">
            <text:p>0.8</text:p>
          </table:table-cell>
          <table:table-cell office:value-type="float" office:value="8699" calcext:value-type="float">
            <text:p>8699</text:p>
          </table:table-cell>
          <table:table-cell office:value-type="float" office:value="111" calcext:value-type="float">
            <text:p>111</text:p>
          </table:table-cell>
          <table:table-cell office:value-type="float" office:value="848380" calcext:value-type="float">
            <text:p>848380</text:p>
          </table:table-cell>
          <table:table-cell office:value-type="float" office:value="0" calcext:value-type="float">
            <text:p>0</text:p>
          </table:table-cell>
          <table:table-cell office:value-type="float" office:value="0.012760087366364" calcext:value-type="float">
            <text:p>0.012760087366364</text:p>
          </table:table-cell>
          <table:table-cell office:value-type="float" office:value="97526.1524313139" calcext:value-type="float">
            <text:p>97526.1524313139</text:p>
          </table:table-cell>
          <table:table-cell office:value-type="float" office:value="7643.06306306306" calcext:value-type="float">
            <text:p>7643.06306306306</text:p>
          </table:table-cell>
          <table:table-cell office:value-type="float" office:value="0.350956640046818" calcext:value-type="float">
            <text:p>0.350956640046818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5" calcext:value-type="float">
            <text:p>0.85</text:p>
          </table:table-cell>
          <table:table-cell office:value-type="float" office:value="5050" calcext:value-type="float">
            <text:p>5050</text:p>
          </table:table-cell>
          <table:table-cell office:value-type="float" office:value="96" calcext:value-type="float">
            <text:p>96</text:p>
          </table:table-cell>
          <table:table-cell office:value-type="float" office:value="488477" calcext:value-type="float">
            <text:p>488477</text:p>
          </table:table-cell>
          <table:table-cell office:value-type="float" office:value="0" calcext:value-type="float">
            <text:p>0</text:p>
          </table:table-cell>
          <table:table-cell office:value-type="float" office:value="0.019009900990099" calcext:value-type="float">
            <text:p>0.019009900990099</text:p>
          </table:table-cell>
          <table:table-cell office:value-type="float" office:value="96728.1188118812" calcext:value-type="float">
            <text:p>96728.1188118812</text:p>
          </table:table-cell>
          <table:table-cell office:value-type="float" office:value="5088.30208333333" calcext:value-type="float">
            <text:p>5088.30208333333</text:p>
          </table:table-cell>
          <table:table-cell office:value-type="float" office:value="0.33650622540414" calcext:value-type="float">
            <text:p>0.33650622540414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5" calcext:value-type="float">
            <text:p>0.85</text:p>
          </table:table-cell>
          <table:table-cell office:value-type="float" office:value="5265" calcext:value-type="float">
            <text:p>5265</text:p>
          </table:table-cell>
          <table:table-cell office:value-type="float" office:value="98" calcext:value-type="float">
            <text:p>98</text:p>
          </table:table-cell>
          <table:table-cell office:value-type="float" office:value="538874" calcext:value-type="float">
            <text:p>538874</text:p>
          </table:table-cell>
          <table:table-cell office:value-type="float" office:value="0" calcext:value-type="float">
            <text:p>0</text:p>
          </table:table-cell>
          <table:table-cell office:value-type="float" office:value="0.0186134852801519" calcext:value-type="float">
            <text:p>0.018613485280152</text:p>
          </table:table-cell>
          <table:table-cell office:value-type="float" office:value="102350.237416904" calcext:value-type="float">
            <text:p>102350.237416904</text:p>
          </table:table-cell>
          <table:table-cell office:value-type="float" office:value="5498.71428571429" calcext:value-type="float">
            <text:p>5498.71428571429</text:p>
          </table:table-cell>
          <table:table-cell office:value-type="float" office:value="0.33863211427644" calcext:value-type="float">
            <text:p>0.33863211427644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5" calcext:value-type="float">
            <text:p>0.85</text:p>
          </table:table-cell>
          <table:table-cell office:value-type="float" office:value="5330" calcext:value-type="float">
            <text:p>5330</text:p>
          </table:table-cell>
          <table:table-cell office:value-type="float" office:value="98" calcext:value-type="float">
            <text:p>98</text:p>
          </table:table-cell>
          <table:table-cell office:value-type="float" office:value="557382" calcext:value-type="float">
            <text:p>557382</text:p>
          </table:table-cell>
          <table:table-cell office:value-type="float" office:value="0" calcext:value-type="float">
            <text:p>0</text:p>
          </table:table-cell>
          <table:table-cell office:value-type="float" office:value="0.0183864915572233" calcext:value-type="float">
            <text:p>0.018386491557223</text:p>
          </table:table-cell>
          <table:table-cell office:value-type="float" office:value="104574.484052533" calcext:value-type="float">
            <text:p>104574.484052533</text:p>
          </table:table-cell>
          <table:table-cell office:value-type="float" office:value="5687.57142857143" calcext:value-type="float">
            <text:p>5687.57142857143</text:p>
          </table:table-cell>
          <table:table-cell office:value-type="float" office:value="0.338370553414975" calcext:value-type="float">
            <text:p>0.338370553414975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5" calcext:value-type="float">
            <text:p>0.85</text:p>
          </table:table-cell>
          <table:table-cell office:value-type="float" office:value="5332" calcext:value-type="float">
            <text:p>5332</text:p>
          </table:table-cell>
          <table:table-cell office:value-type="float" office:value="98" calcext:value-type="float">
            <text:p>98</text:p>
          </table:table-cell>
          <table:table-cell office:value-type="float" office:value="557982" calcext:value-type="float">
            <text:p>557982</text:p>
          </table:table-cell>
          <table:table-cell office:value-type="float" office:value="0" calcext:value-type="float">
            <text:p>0</text:p>
          </table:table-cell>
          <table:table-cell office:value-type="float" office:value="0.0183795948987247" calcext:value-type="float">
            <text:p>0.018379594898725</text:p>
          </table:table-cell>
          <table:table-cell office:value-type="float" office:value="104647.786946737" calcext:value-type="float">
            <text:p>104647.786946737</text:p>
          </table:table-cell>
          <table:table-cell office:value-type="float" office:value="5693.69387755102" calcext:value-type="float">
            <text:p>5693.69387755102</text:p>
          </table:table-cell>
          <table:table-cell office:value-type="float" office:value="0.338362305085726" calcext:value-type="float">
            <text:p>0.338362305085726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5" calcext:value-type="float">
            <text:p>0.85</text:p>
          </table:table-cell>
          <table:table-cell office:value-type="float" office:value="5332" calcext:value-type="float">
            <text:p>5332</text:p>
          </table:table-cell>
          <table:table-cell office:value-type="float" office:value="98" calcext:value-type="float">
            <text:p>98</text:p>
          </table:table-cell>
          <table:table-cell office:value-type="float" office:value="557982" calcext:value-type="float">
            <text:p>557982</text:p>
          </table:table-cell>
          <table:table-cell office:value-type="float" office:value="0" calcext:value-type="float">
            <text:p>0</text:p>
          </table:table-cell>
          <table:table-cell office:value-type="float" office:value="0.0183795948987247" calcext:value-type="float">
            <text:p>0.018379594898725</text:p>
          </table:table-cell>
          <table:table-cell office:value-type="float" office:value="104647.786946737" calcext:value-type="float">
            <text:p>104647.786946737</text:p>
          </table:table-cell>
          <table:table-cell office:value-type="float" office:value="5693.69387755102" calcext:value-type="float">
            <text:p>5693.69387755102</text:p>
          </table:table-cell>
          <table:table-cell office:value-type="float" office:value="0.338362305085726" calcext:value-type="float">
            <text:p>0.338362305085726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.85</text:p>
          </table:table-cell>
          <table:table-cell office:value-type="float" office:value="5332" calcext:value-type="float">
            <text:p>5332</text:p>
          </table:table-cell>
          <table:table-cell office:value-type="float" office:value="98" calcext:value-type="float">
            <text:p>98</text:p>
          </table:table-cell>
          <table:table-cell office:value-type="float" office:value="557982" calcext:value-type="float">
            <text:p>557982</text:p>
          </table:table-cell>
          <table:table-cell office:value-type="float" office:value="0" calcext:value-type="float">
            <text:p>0</text:p>
          </table:table-cell>
          <table:table-cell office:value-type="float" office:value="0.0183795948987247" calcext:value-type="float">
            <text:p>0.018379594898725</text:p>
          </table:table-cell>
          <table:table-cell office:value-type="float" office:value="104647.786946737" calcext:value-type="float">
            <text:p>104647.786946737</text:p>
          </table:table-cell>
          <table:table-cell office:value-type="float" office:value="5693.69387755102" calcext:value-type="float">
            <text:p>5693.69387755102</text:p>
          </table:table-cell>
          <table:table-cell office:value-type="float" office:value="0.338362305085726" calcext:value-type="float">
            <text:p>0.338362305085726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85" calcext:value-type="float">
            <text:p>0.85</text:p>
          </table:table-cell>
          <table:table-cell office:value-type="float" office:value="5332" calcext:value-type="float">
            <text:p>5332</text:p>
          </table:table-cell>
          <table:table-cell office:value-type="float" office:value="98" calcext:value-type="float">
            <text:p>98</text:p>
          </table:table-cell>
          <table:table-cell office:value-type="float" office:value="557982" calcext:value-type="float">
            <text:p>557982</text:p>
          </table:table-cell>
          <table:table-cell office:value-type="float" office:value="0" calcext:value-type="float">
            <text:p>0</text:p>
          </table:table-cell>
          <table:table-cell office:value-type="float" office:value="0.0183795948987247" calcext:value-type="float">
            <text:p>0.018379594898725</text:p>
          </table:table-cell>
          <table:table-cell office:value-type="float" office:value="104647.786946737" calcext:value-type="float">
            <text:p>104647.786946737</text:p>
          </table:table-cell>
          <table:table-cell office:value-type="float" office:value="5693.69387755102" calcext:value-type="float">
            <text:p>5693.69387755102</text:p>
          </table:table-cell>
          <table:table-cell office:value-type="float" office:value="0.338362305085726" calcext:value-type="float">
            <text:p>0.338362305085726</text:p>
          </table:table-cell>
          <table:table-cell table:number-columns-repeated="101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85" calcext:value-type="float">
            <text:p>0.85</text:p>
          </table:table-cell>
          <table:table-cell office:value-type="float" office:value="5332" calcext:value-type="float">
            <text:p>5332</text:p>
          </table:table-cell>
          <table:table-cell office:value-type="float" office:value="98" calcext:value-type="float">
            <text:p>98</text:p>
          </table:table-cell>
          <table:table-cell office:value-type="float" office:value="557982" calcext:value-type="float">
            <text:p>557982</text:p>
          </table:table-cell>
          <table:table-cell office:value-type="float" office:value="0" calcext:value-type="float">
            <text:p>0</text:p>
          </table:table-cell>
          <table:table-cell office:value-type="float" office:value="0.0183795948987247" calcext:value-type="float">
            <text:p>0.018379594898725</text:p>
          </table:table-cell>
          <table:table-cell office:value-type="float" office:value="104647.786946737" calcext:value-type="float">
            <text:p>104647.786946737</text:p>
          </table:table-cell>
          <table:table-cell office:value-type="float" office:value="5693.69387755102" calcext:value-type="float">
            <text:p>5693.69387755102</text:p>
          </table:table-cell>
          <table:table-cell office:value-type="float" office:value="0.338362305085726" calcext:value-type="float">
            <text:p>0.338362305085726</text:p>
          </table:table-cell>
          <table:table-cell table:number-columns-repeated="101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85" calcext:value-type="float">
            <text:p>0.85</text:p>
          </table:table-cell>
          <table:table-cell office:value-type="float" office:value="5332" calcext:value-type="float">
            <text:p>5332</text:p>
          </table:table-cell>
          <table:table-cell office:value-type="float" office:value="98" calcext:value-type="float">
            <text:p>98</text:p>
          </table:table-cell>
          <table:table-cell office:value-type="float" office:value="557982" calcext:value-type="float">
            <text:p>557982</text:p>
          </table:table-cell>
          <table:table-cell office:value-type="float" office:value="0" calcext:value-type="float">
            <text:p>0</text:p>
          </table:table-cell>
          <table:table-cell office:value-type="float" office:value="0.0183795948987247" calcext:value-type="float">
            <text:p>0.018379594898725</text:p>
          </table:table-cell>
          <table:table-cell office:value-type="float" office:value="104647.786946737" calcext:value-type="float">
            <text:p>104647.786946737</text:p>
          </table:table-cell>
          <table:table-cell office:value-type="float" office:value="5693.69387755102" calcext:value-type="float">
            <text:p>5693.69387755102</text:p>
          </table:table-cell>
          <table:table-cell office:value-type="float" office:value="0.338362305085726" calcext:value-type="float">
            <text:p>0.338362305085726</text:p>
          </table:table-cell>
          <table:table-cell table:number-columns-repeated="101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85" calcext:value-type="float">
            <text:p>0.85</text:p>
          </table:table-cell>
          <table:table-cell office:value-type="float" office:value="5332" calcext:value-type="float">
            <text:p>5332</text:p>
          </table:table-cell>
          <table:table-cell office:value-type="float" office:value="98" calcext:value-type="float">
            <text:p>98</text:p>
          </table:table-cell>
          <table:table-cell office:value-type="float" office:value="557982" calcext:value-type="float">
            <text:p>557982</text:p>
          </table:table-cell>
          <table:table-cell office:value-type="float" office:value="0" calcext:value-type="float">
            <text:p>0</text:p>
          </table:table-cell>
          <table:table-cell office:value-type="float" office:value="0.0183795948987247" calcext:value-type="float">
            <text:p>0.018379594898725</text:p>
          </table:table-cell>
          <table:table-cell office:value-type="float" office:value="104647.786946737" calcext:value-type="float">
            <text:p>104647.786946737</text:p>
          </table:table-cell>
          <table:table-cell office:value-type="float" office:value="5693.69387755102" calcext:value-type="float">
            <text:p>5693.69387755102</text:p>
          </table:table-cell>
          <table:table-cell office:value-type="float" office:value="0.338362305085726" calcext:value-type="float">
            <text:p>0.338362305085726</text:p>
          </table:table-cell>
          <table:table-cell table:number-columns-repeated="10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85" calcext:value-type="float">
            <text:p>0.85</text:p>
          </table:table-cell>
          <table:table-cell office:value-type="float" office:value="5332" calcext:value-type="float">
            <text:p>5332</text:p>
          </table:table-cell>
          <table:table-cell office:value-type="float" office:value="98" calcext:value-type="float">
            <text:p>98</text:p>
          </table:table-cell>
          <table:table-cell office:value-type="float" office:value="557982" calcext:value-type="float">
            <text:p>557982</text:p>
          </table:table-cell>
          <table:table-cell office:value-type="float" office:value="0" calcext:value-type="float">
            <text:p>0</text:p>
          </table:table-cell>
          <table:table-cell office:value-type="float" office:value="0.0183795948987247" calcext:value-type="float">
            <text:p>0.018379594898725</text:p>
          </table:table-cell>
          <table:table-cell office:value-type="float" office:value="104647.786946737" calcext:value-type="float">
            <text:p>104647.786946737</text:p>
          </table:table-cell>
          <table:table-cell office:value-type="float" office:value="5693.69387755102" calcext:value-type="float">
            <text:p>5693.69387755102</text:p>
          </table:table-cell>
          <table:table-cell office:value-type="float" office:value="0.338362305085726" calcext:value-type="float">
            <text:p>0.338362305085726</text:p>
          </table:table-cell>
          <table:table-cell table:number-columns-repeated="101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85" calcext:value-type="float">
            <text:p>0.85</text:p>
          </table:table-cell>
          <table:table-cell office:value-type="float" office:value="5332" calcext:value-type="float">
            <text:p>5332</text:p>
          </table:table-cell>
          <table:table-cell office:value-type="float" office:value="98" calcext:value-type="float">
            <text:p>98</text:p>
          </table:table-cell>
          <table:table-cell office:value-type="float" office:value="557982" calcext:value-type="float">
            <text:p>557982</text:p>
          </table:table-cell>
          <table:table-cell office:value-type="float" office:value="0" calcext:value-type="float">
            <text:p>0</text:p>
          </table:table-cell>
          <table:table-cell office:value-type="float" office:value="0.0183795948987247" calcext:value-type="float">
            <text:p>0.018379594898725</text:p>
          </table:table-cell>
          <table:table-cell office:value-type="float" office:value="104647.786946737" calcext:value-type="float">
            <text:p>104647.786946737</text:p>
          </table:table-cell>
          <table:table-cell office:value-type="float" office:value="5693.69387755102" calcext:value-type="float">
            <text:p>5693.69387755102</text:p>
          </table:table-cell>
          <table:table-cell office:value-type="float" office:value="0.338362305085726" calcext:value-type="float">
            <text:p>0.338362305085726</text:p>
          </table:table-cell>
          <table:table-cell table:number-columns-repeated="101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85" calcext:value-type="float">
            <text:p>0.85</text:p>
          </table:table-cell>
          <table:table-cell office:value-type="float" office:value="5332" calcext:value-type="float">
            <text:p>5332</text:p>
          </table:table-cell>
          <table:table-cell office:value-type="float" office:value="98" calcext:value-type="float">
            <text:p>98</text:p>
          </table:table-cell>
          <table:table-cell office:value-type="float" office:value="557982" calcext:value-type="float">
            <text:p>557982</text:p>
          </table:table-cell>
          <table:table-cell office:value-type="float" office:value="0" calcext:value-type="float">
            <text:p>0</text:p>
          </table:table-cell>
          <table:table-cell office:value-type="float" office:value="0.0183795948987247" calcext:value-type="float">
            <text:p>0.018379594898725</text:p>
          </table:table-cell>
          <table:table-cell office:value-type="float" office:value="104647.786946737" calcext:value-type="float">
            <text:p>104647.786946737</text:p>
          </table:table-cell>
          <table:table-cell office:value-type="float" office:value="5693.69387755102" calcext:value-type="float">
            <text:p>5693.69387755102</text:p>
          </table:table-cell>
          <table:table-cell office:value-type="float" office:value="0.338362305085726" calcext:value-type="float">
            <text:p>0.338362305085726</text:p>
          </table:table-cell>
          <table:table-cell table:number-columns-repeated="101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85" calcext:value-type="float">
            <text:p>0.85</text:p>
          </table:table-cell>
          <table:table-cell office:value-type="float" office:value="5332" calcext:value-type="float">
            <text:p>5332</text:p>
          </table:table-cell>
          <table:table-cell office:value-type="float" office:value="98" calcext:value-type="float">
            <text:p>98</text:p>
          </table:table-cell>
          <table:table-cell office:value-type="float" office:value="557982" calcext:value-type="float">
            <text:p>557982</text:p>
          </table:table-cell>
          <table:table-cell office:value-type="float" office:value="0" calcext:value-type="float">
            <text:p>0</text:p>
          </table:table-cell>
          <table:table-cell office:value-type="float" office:value="0.0183795948987247" calcext:value-type="float">
            <text:p>0.018379594898725</text:p>
          </table:table-cell>
          <table:table-cell office:value-type="float" office:value="104647.786946737" calcext:value-type="float">
            <text:p>104647.786946737</text:p>
          </table:table-cell>
          <table:table-cell office:value-type="float" office:value="5693.69387755102" calcext:value-type="float">
            <text:p>5693.69387755102</text:p>
          </table:table-cell>
          <table:table-cell office:value-type="float" office:value="0.338362305085726" calcext:value-type="float">
            <text:p>0.338362305085726</text:p>
          </table:table-cell>
          <table:table-cell table:number-columns-repeated="101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85" calcext:value-type="float">
            <text:p>0.85</text:p>
          </table:table-cell>
          <table:table-cell office:value-type="float" office:value="5332" calcext:value-type="float">
            <text:p>5332</text:p>
          </table:table-cell>
          <table:table-cell office:value-type="float" office:value="98" calcext:value-type="float">
            <text:p>98</text:p>
          </table:table-cell>
          <table:table-cell office:value-type="float" office:value="557982" calcext:value-type="float">
            <text:p>557982</text:p>
          </table:table-cell>
          <table:table-cell office:value-type="float" office:value="0" calcext:value-type="float">
            <text:p>0</text:p>
          </table:table-cell>
          <table:table-cell office:value-type="float" office:value="0.0183795948987247" calcext:value-type="float">
            <text:p>0.018379594898725</text:p>
          </table:table-cell>
          <table:table-cell office:value-type="float" office:value="104647.786946737" calcext:value-type="float">
            <text:p>104647.786946737</text:p>
          </table:table-cell>
          <table:table-cell office:value-type="float" office:value="5693.69387755102" calcext:value-type="float">
            <text:p>5693.69387755102</text:p>
          </table:table-cell>
          <table:table-cell office:value-type="float" office:value="0.338362305085726" calcext:value-type="float">
            <text:p>0.338362305085726</text:p>
          </table:table-cell>
          <table:table-cell table:number-columns-repeated="10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5" calcext:value-type="float">
            <text:p>0.85</text:p>
          </table:table-cell>
          <table:table-cell office:value-type="float" office:value="5332" calcext:value-type="float">
            <text:p>5332</text:p>
          </table:table-cell>
          <table:table-cell office:value-type="float" office:value="98" calcext:value-type="float">
            <text:p>98</text:p>
          </table:table-cell>
          <table:table-cell office:value-type="float" office:value="557982" calcext:value-type="float">
            <text:p>557982</text:p>
          </table:table-cell>
          <table:table-cell office:value-type="float" office:value="0" calcext:value-type="float">
            <text:p>0</text:p>
          </table:table-cell>
          <table:table-cell office:value-type="float" office:value="0.0183795948987247" calcext:value-type="float">
            <text:p>0.018379594898725</text:p>
          </table:table-cell>
          <table:table-cell office:value-type="float" office:value="104647.786946737" calcext:value-type="float">
            <text:p>104647.786946737</text:p>
          </table:table-cell>
          <table:table-cell office:value-type="float" office:value="5693.69387755102" calcext:value-type="float">
            <text:p>5693.69387755102</text:p>
          </table:table-cell>
          <table:table-cell office:value-type="float" office:value="0.338362305085726" calcext:value-type="float">
            <text:p>0.338362305085726</text:p>
          </table:table-cell>
          <table:table-cell table:number-columns-repeated="101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85" calcext:value-type="float">
            <text:p>0.85</text:p>
          </table:table-cell>
          <table:table-cell office:value-type="float" office:value="5332" calcext:value-type="float">
            <text:p>5332</text:p>
          </table:table-cell>
          <table:table-cell office:value-type="float" office:value="98" calcext:value-type="float">
            <text:p>98</text:p>
          </table:table-cell>
          <table:table-cell office:value-type="float" office:value="557982" calcext:value-type="float">
            <text:p>557982</text:p>
          </table:table-cell>
          <table:table-cell office:value-type="float" office:value="0" calcext:value-type="float">
            <text:p>0</text:p>
          </table:table-cell>
          <table:table-cell office:value-type="float" office:value="0.0183795948987247" calcext:value-type="float">
            <text:p>0.018379594898725</text:p>
          </table:table-cell>
          <table:table-cell office:value-type="float" office:value="104647.786946737" calcext:value-type="float">
            <text:p>104647.786946737</text:p>
          </table:table-cell>
          <table:table-cell office:value-type="float" office:value="5693.69387755102" calcext:value-type="float">
            <text:p>5693.69387755102</text:p>
          </table:table-cell>
          <table:table-cell office:value-type="float" office:value="0.338362305085726" calcext:value-type="float">
            <text:p>0.338362305085726</text:p>
          </table:table-cell>
          <table:table-cell table:number-columns-repeated="101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85" calcext:value-type="float">
            <text:p>0.85</text:p>
          </table:table-cell>
          <table:table-cell office:value-type="float" office:value="5332" calcext:value-type="float">
            <text:p>5332</text:p>
          </table:table-cell>
          <table:table-cell office:value-type="float" office:value="98" calcext:value-type="float">
            <text:p>98</text:p>
          </table:table-cell>
          <table:table-cell office:value-type="float" office:value="557982" calcext:value-type="float">
            <text:p>557982</text:p>
          </table:table-cell>
          <table:table-cell office:value-type="float" office:value="0" calcext:value-type="float">
            <text:p>0</text:p>
          </table:table-cell>
          <table:table-cell office:value-type="float" office:value="0.0183795948987247" calcext:value-type="float">
            <text:p>0.018379594898725</text:p>
          </table:table-cell>
          <table:table-cell office:value-type="float" office:value="104647.786946737" calcext:value-type="float">
            <text:p>104647.786946737</text:p>
          </table:table-cell>
          <table:table-cell office:value-type="float" office:value="5693.69387755102" calcext:value-type="float">
            <text:p>5693.69387755102</text:p>
          </table:table-cell>
          <table:table-cell office:value-type="float" office:value="0.338362305085726" calcext:value-type="float">
            <text:p>0.338362305085726</text:p>
          </table:table-cell>
          <table:table-cell table:number-columns-repeated="101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85" calcext:value-type="float">
            <text:p>0.85</text:p>
          </table:table-cell>
          <table:table-cell office:value-type="float" office:value="5332" calcext:value-type="float">
            <text:p>5332</text:p>
          </table:table-cell>
          <table:table-cell office:value-type="float" office:value="98" calcext:value-type="float">
            <text:p>98</text:p>
          </table:table-cell>
          <table:table-cell office:value-type="float" office:value="557982" calcext:value-type="float">
            <text:p>557982</text:p>
          </table:table-cell>
          <table:table-cell office:value-type="float" office:value="0" calcext:value-type="float">
            <text:p>0</text:p>
          </table:table-cell>
          <table:table-cell office:value-type="float" office:value="0.0183795948987247" calcext:value-type="float">
            <text:p>0.018379594898725</text:p>
          </table:table-cell>
          <table:table-cell office:value-type="float" office:value="104647.786946737" calcext:value-type="float">
            <text:p>104647.786946737</text:p>
          </table:table-cell>
          <table:table-cell office:value-type="float" office:value="5693.69387755102" calcext:value-type="float">
            <text:p>5693.69387755102</text:p>
          </table:table-cell>
          <table:table-cell office:value-type="float" office:value="0.338362305085726" calcext:value-type="float">
            <text:p>0.338362305085726</text:p>
          </table:table-cell>
          <table:table-cell table:number-columns-repeated="101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85" calcext:value-type="float">
            <text:p>0.85</text:p>
          </table:table-cell>
          <table:table-cell office:value-type="float" office:value="5332" calcext:value-type="float">
            <text:p>5332</text:p>
          </table:table-cell>
          <table:table-cell office:value-type="float" office:value="98" calcext:value-type="float">
            <text:p>98</text:p>
          </table:table-cell>
          <table:table-cell office:value-type="float" office:value="557982" calcext:value-type="float">
            <text:p>557982</text:p>
          </table:table-cell>
          <table:table-cell office:value-type="float" office:value="0" calcext:value-type="float">
            <text:p>0</text:p>
          </table:table-cell>
          <table:table-cell office:value-type="float" office:value="0.0183795948987247" calcext:value-type="float">
            <text:p>0.018379594898725</text:p>
          </table:table-cell>
          <table:table-cell office:value-type="float" office:value="104647.786946737" calcext:value-type="float">
            <text:p>104647.786946737</text:p>
          </table:table-cell>
          <table:table-cell office:value-type="float" office:value="5693.69387755102" calcext:value-type="float">
            <text:p>5693.69387755102</text:p>
          </table:table-cell>
          <table:table-cell office:value-type="float" office:value="0.338362305085726" calcext:value-type="float">
            <text:p>0.338362305085726</text:p>
          </table:table-cell>
          <table:table-cell table:number-columns-repeated="101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85" calcext:value-type="float">
            <text:p>0.85</text:p>
          </table:table-cell>
          <table:table-cell office:value-type="float" office:value="5332" calcext:value-type="float">
            <text:p>5332</text:p>
          </table:table-cell>
          <table:table-cell office:value-type="float" office:value="98" calcext:value-type="float">
            <text:p>98</text:p>
          </table:table-cell>
          <table:table-cell office:value-type="float" office:value="557982" calcext:value-type="float">
            <text:p>557982</text:p>
          </table:table-cell>
          <table:table-cell office:value-type="float" office:value="0" calcext:value-type="float">
            <text:p>0</text:p>
          </table:table-cell>
          <table:table-cell office:value-type="float" office:value="0.0183795948987247" calcext:value-type="float">
            <text:p>0.018379594898725</text:p>
          </table:table-cell>
          <table:table-cell office:value-type="float" office:value="104647.786946737" calcext:value-type="float">
            <text:p>104647.786946737</text:p>
          </table:table-cell>
          <table:table-cell office:value-type="float" office:value="5693.69387755102" calcext:value-type="float">
            <text:p>5693.69387755102</text:p>
          </table:table-cell>
          <table:table-cell office:value-type="float" office:value="0.338362305085726" calcext:value-type="float">
            <text:p>0.338362305085726</text:p>
          </table:table-cell>
          <table:table-cell table:number-columns-repeated="101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85" calcext:value-type="float">
            <text:p>0.85</text:p>
          </table:table-cell>
          <table:table-cell office:value-type="float" office:value="5332" calcext:value-type="float">
            <text:p>5332</text:p>
          </table:table-cell>
          <table:table-cell office:value-type="float" office:value="98" calcext:value-type="float">
            <text:p>98</text:p>
          </table:table-cell>
          <table:table-cell office:value-type="float" office:value="557982" calcext:value-type="float">
            <text:p>557982</text:p>
          </table:table-cell>
          <table:table-cell office:value-type="float" office:value="0" calcext:value-type="float">
            <text:p>0</text:p>
          </table:table-cell>
          <table:table-cell office:value-type="float" office:value="0.0183795948987247" calcext:value-type="float">
            <text:p>0.018379594898725</text:p>
          </table:table-cell>
          <table:table-cell office:value-type="float" office:value="104647.786946737" calcext:value-type="float">
            <text:p>104647.786946737</text:p>
          </table:table-cell>
          <table:table-cell office:value-type="float" office:value="5693.69387755102" calcext:value-type="float">
            <text:p>5693.69387755102</text:p>
          </table:table-cell>
          <table:table-cell office:value-type="float" office:value="0.338362305085726" calcext:value-type="float">
            <text:p>0.338362305085726</text:p>
          </table:table-cell>
          <table:table-cell table:number-columns-repeated="101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85" calcext:value-type="float">
            <text:p>0.85</text:p>
          </table:table-cell>
          <table:table-cell office:value-type="float" office:value="5332" calcext:value-type="float">
            <text:p>5332</text:p>
          </table:table-cell>
          <table:table-cell office:value-type="float" office:value="98" calcext:value-type="float">
            <text:p>98</text:p>
          </table:table-cell>
          <table:table-cell office:value-type="float" office:value="557982" calcext:value-type="float">
            <text:p>557982</text:p>
          </table:table-cell>
          <table:table-cell office:value-type="float" office:value="0" calcext:value-type="float">
            <text:p>0</text:p>
          </table:table-cell>
          <table:table-cell office:value-type="float" office:value="0.0183795948987247" calcext:value-type="float">
            <text:p>0.018379594898725</text:p>
          </table:table-cell>
          <table:table-cell office:value-type="float" office:value="104647.786946737" calcext:value-type="float">
            <text:p>104647.786946737</text:p>
          </table:table-cell>
          <table:table-cell office:value-type="float" office:value="5693.69387755102" calcext:value-type="float">
            <text:p>5693.69387755102</text:p>
          </table:table-cell>
          <table:table-cell office:value-type="float" office:value="0.338362305085726" calcext:value-type="float">
            <text:p>0.338362305085726</text:p>
          </table:table-cell>
          <table:table-cell table:number-columns-repeated="101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85" calcext:value-type="float">
            <text:p>0.85</text:p>
          </table:table-cell>
          <table:table-cell office:value-type="float" office:value="5332" calcext:value-type="float">
            <text:p>5332</text:p>
          </table:table-cell>
          <table:table-cell office:value-type="float" office:value="98" calcext:value-type="float">
            <text:p>98</text:p>
          </table:table-cell>
          <table:table-cell office:value-type="float" office:value="557982" calcext:value-type="float">
            <text:p>557982</text:p>
          </table:table-cell>
          <table:table-cell office:value-type="float" office:value="0" calcext:value-type="float">
            <text:p>0</text:p>
          </table:table-cell>
          <table:table-cell office:value-type="float" office:value="0.0183795948987247" calcext:value-type="float">
            <text:p>0.018379594898725</text:p>
          </table:table-cell>
          <table:table-cell office:value-type="float" office:value="104647.786946737" calcext:value-type="float">
            <text:p>104647.786946737</text:p>
          </table:table-cell>
          <table:table-cell office:value-type="float" office:value="5693.69387755102" calcext:value-type="float">
            <text:p>5693.69387755102</text:p>
          </table:table-cell>
          <table:table-cell office:value-type="float" office:value="0.338362305085726" calcext:value-type="float">
            <text:p>0.338362305085726</text:p>
          </table:table-cell>
          <table:table-cell table:number-columns-repeated="101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.85</text:p>
          </table:table-cell>
          <table:table-cell office:value-type="float" office:value="5332" calcext:value-type="float">
            <text:p>5332</text:p>
          </table:table-cell>
          <table:table-cell office:value-type="float" office:value="98" calcext:value-type="float">
            <text:p>98</text:p>
          </table:table-cell>
          <table:table-cell office:value-type="float" office:value="557982" calcext:value-type="float">
            <text:p>557982</text:p>
          </table:table-cell>
          <table:table-cell office:value-type="float" office:value="0" calcext:value-type="float">
            <text:p>0</text:p>
          </table:table-cell>
          <table:table-cell office:value-type="float" office:value="0.0183795948987247" calcext:value-type="float">
            <text:p>0.018379594898725</text:p>
          </table:table-cell>
          <table:table-cell office:value-type="float" office:value="104647.786946737" calcext:value-type="float">
            <text:p>104647.786946737</text:p>
          </table:table-cell>
          <table:table-cell office:value-type="float" office:value="5693.69387755102" calcext:value-type="float">
            <text:p>5693.69387755102</text:p>
          </table:table-cell>
          <table:table-cell office:value-type="float" office:value="0.338362305085726" calcext:value-type="float">
            <text:p>0.338362305085726</text:p>
          </table:table-cell>
          <table:table-cell table:number-columns-repeated="101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85" calcext:value-type="float">
            <text:p>0.85</text:p>
          </table:table-cell>
          <table:table-cell office:value-type="float" office:value="5332" calcext:value-type="float">
            <text:p>5332</text:p>
          </table:table-cell>
          <table:table-cell office:value-type="float" office:value="98" calcext:value-type="float">
            <text:p>98</text:p>
          </table:table-cell>
          <table:table-cell office:value-type="float" office:value="557982" calcext:value-type="float">
            <text:p>557982</text:p>
          </table:table-cell>
          <table:table-cell office:value-type="float" office:value="0" calcext:value-type="float">
            <text:p>0</text:p>
          </table:table-cell>
          <table:table-cell office:value-type="float" office:value="0.0183795948987247" calcext:value-type="float">
            <text:p>0.018379594898725</text:p>
          </table:table-cell>
          <table:table-cell office:value-type="float" office:value="104647.786946737" calcext:value-type="float">
            <text:p>104647.786946737</text:p>
          </table:table-cell>
          <table:table-cell office:value-type="float" office:value="5693.69387755102" calcext:value-type="float">
            <text:p>5693.69387755102</text:p>
          </table:table-cell>
          <table:table-cell office:value-type="float" office:value="0.338362305085726" calcext:value-type="float">
            <text:p>0.338362305085726</text:p>
          </table:table-cell>
          <table:table-cell table:number-columns-repeated="101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85" calcext:value-type="float">
            <text:p>0.85</text:p>
          </table:table-cell>
          <table:table-cell office:value-type="float" office:value="5332" calcext:value-type="float">
            <text:p>5332</text:p>
          </table:table-cell>
          <table:table-cell office:value-type="float" office:value="98" calcext:value-type="float">
            <text:p>98</text:p>
          </table:table-cell>
          <table:table-cell office:value-type="float" office:value="557982" calcext:value-type="float">
            <text:p>557982</text:p>
          </table:table-cell>
          <table:table-cell office:value-type="float" office:value="0" calcext:value-type="float">
            <text:p>0</text:p>
          </table:table-cell>
          <table:table-cell office:value-type="float" office:value="0.0183795948987247" calcext:value-type="float">
            <text:p>0.018379594898725</text:p>
          </table:table-cell>
          <table:table-cell office:value-type="float" office:value="104647.786946737" calcext:value-type="float">
            <text:p>104647.786946737</text:p>
          </table:table-cell>
          <table:table-cell office:value-type="float" office:value="5693.69387755102" calcext:value-type="float">
            <text:p>5693.69387755102</text:p>
          </table:table-cell>
          <table:table-cell office:value-type="float" office:value="0.338362305085726" calcext:value-type="float">
            <text:p>0.338362305085726</text:p>
          </table:table-cell>
          <table:table-cell table:number-columns-repeated="101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85" calcext:value-type="float">
            <text:p>0.85</text:p>
          </table:table-cell>
          <table:table-cell office:value-type="float" office:value="5332" calcext:value-type="float">
            <text:p>5332</text:p>
          </table:table-cell>
          <table:table-cell office:value-type="float" office:value="98" calcext:value-type="float">
            <text:p>98</text:p>
          </table:table-cell>
          <table:table-cell office:value-type="float" office:value="557982" calcext:value-type="float">
            <text:p>557982</text:p>
          </table:table-cell>
          <table:table-cell office:value-type="float" office:value="0" calcext:value-type="float">
            <text:p>0</text:p>
          </table:table-cell>
          <table:table-cell office:value-type="float" office:value="0.0183795948987247" calcext:value-type="float">
            <text:p>0.018379594898725</text:p>
          </table:table-cell>
          <table:table-cell office:value-type="float" office:value="104647.786946737" calcext:value-type="float">
            <text:p>104647.786946737</text:p>
          </table:table-cell>
          <table:table-cell office:value-type="float" office:value="5693.69387755102" calcext:value-type="float">
            <text:p>5693.69387755102</text:p>
          </table:table-cell>
          <table:table-cell office:value-type="float" office:value="0.338362305085726" calcext:value-type="float">
            <text:p>0.338362305085726</text:p>
          </table:table-cell>
          <table:table-cell table:number-columns-repeated="101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85" calcext:value-type="float">
            <text:p>0.85</text:p>
          </table:table-cell>
          <table:table-cell office:value-type="float" office:value="5332" calcext:value-type="float">
            <text:p>5332</text:p>
          </table:table-cell>
          <table:table-cell office:value-type="float" office:value="98" calcext:value-type="float">
            <text:p>98</text:p>
          </table:table-cell>
          <table:table-cell office:value-type="float" office:value="557982" calcext:value-type="float">
            <text:p>557982</text:p>
          </table:table-cell>
          <table:table-cell office:value-type="float" office:value="0" calcext:value-type="float">
            <text:p>0</text:p>
          </table:table-cell>
          <table:table-cell office:value-type="float" office:value="0.0183795948987247" calcext:value-type="float">
            <text:p>0.018379594898725</text:p>
          </table:table-cell>
          <table:table-cell office:value-type="float" office:value="104647.786946737" calcext:value-type="float">
            <text:p>104647.786946737</text:p>
          </table:table-cell>
          <table:table-cell office:value-type="float" office:value="5693.69387755102" calcext:value-type="float">
            <text:p>5693.69387755102</text:p>
          </table:table-cell>
          <table:table-cell office:value-type="float" office:value="0.338362305085726" calcext:value-type="float">
            <text:p>0.338362305085726</text:p>
          </table:table-cell>
          <table:table-cell table:number-columns-repeated="101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85" calcext:value-type="float">
            <text:p>0.85</text:p>
          </table:table-cell>
          <table:table-cell office:value-type="float" office:value="5332" calcext:value-type="float">
            <text:p>5332</text:p>
          </table:table-cell>
          <table:table-cell office:value-type="float" office:value="98" calcext:value-type="float">
            <text:p>98</text:p>
          </table:table-cell>
          <table:table-cell office:value-type="float" office:value="557982" calcext:value-type="float">
            <text:p>557982</text:p>
          </table:table-cell>
          <table:table-cell office:value-type="float" office:value="0" calcext:value-type="float">
            <text:p>0</text:p>
          </table:table-cell>
          <table:table-cell office:value-type="float" office:value="0.0183795948987247" calcext:value-type="float">
            <text:p>0.018379594898725</text:p>
          </table:table-cell>
          <table:table-cell office:value-type="float" office:value="104647.786946737" calcext:value-type="float">
            <text:p>104647.786946737</text:p>
          </table:table-cell>
          <table:table-cell office:value-type="float" office:value="5693.69387755102" calcext:value-type="float">
            <text:p>5693.69387755102</text:p>
          </table:table-cell>
          <table:table-cell office:value-type="float" office:value="0.338362305085726" calcext:value-type="float">
            <text:p>0.338362305085726</text:p>
          </table:table-cell>
          <table:table-cell table:number-columns-repeated="101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85" calcext:value-type="float">
            <text:p>0.85</text:p>
          </table:table-cell>
          <table:table-cell office:value-type="float" office:value="5332" calcext:value-type="float">
            <text:p>5332</text:p>
          </table:table-cell>
          <table:table-cell office:value-type="float" office:value="98" calcext:value-type="float">
            <text:p>98</text:p>
          </table:table-cell>
          <table:table-cell office:value-type="float" office:value="557982" calcext:value-type="float">
            <text:p>557982</text:p>
          </table:table-cell>
          <table:table-cell office:value-type="float" office:value="0" calcext:value-type="float">
            <text:p>0</text:p>
          </table:table-cell>
          <table:table-cell office:value-type="float" office:value="0.0183795948987247" calcext:value-type="float">
            <text:p>0.018379594898725</text:p>
          </table:table-cell>
          <table:table-cell office:value-type="float" office:value="104647.786946737" calcext:value-type="float">
            <text:p>104647.786946737</text:p>
          </table:table-cell>
          <table:table-cell office:value-type="float" office:value="5693.69387755102" calcext:value-type="float">
            <text:p>5693.69387755102</text:p>
          </table:table-cell>
          <table:table-cell office:value-type="float" office:value="0.338362305085726" calcext:value-type="float">
            <text:p>0.338362305085726</text:p>
          </table:table-cell>
          <table:table-cell table:number-columns-repeated="101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85" calcext:value-type="float">
            <text:p>0.85</text:p>
          </table:table-cell>
          <table:table-cell office:value-type="float" office:value="5332" calcext:value-type="float">
            <text:p>5332</text:p>
          </table:table-cell>
          <table:table-cell office:value-type="float" office:value="98" calcext:value-type="float">
            <text:p>98</text:p>
          </table:table-cell>
          <table:table-cell office:value-type="float" office:value="557982" calcext:value-type="float">
            <text:p>557982</text:p>
          </table:table-cell>
          <table:table-cell office:value-type="float" office:value="0" calcext:value-type="float">
            <text:p>0</text:p>
          </table:table-cell>
          <table:table-cell office:value-type="float" office:value="0.0183795948987247" calcext:value-type="float">
            <text:p>0.018379594898725</text:p>
          </table:table-cell>
          <table:table-cell office:value-type="float" office:value="104647.786946737" calcext:value-type="float">
            <text:p>104647.786946737</text:p>
          </table:table-cell>
          <table:table-cell office:value-type="float" office:value="5693.69387755102" calcext:value-type="float">
            <text:p>5693.69387755102</text:p>
          </table:table-cell>
          <table:table-cell office:value-type="float" office:value="0.338362305085726" calcext:value-type="float">
            <text:p>0.338362305085726</text:p>
          </table:table-cell>
          <table:table-cell table:number-columns-repeated="101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85" calcext:value-type="float">
            <text:p>0.85</text:p>
          </table:table-cell>
          <table:table-cell office:value-type="float" office:value="5332" calcext:value-type="float">
            <text:p>5332</text:p>
          </table:table-cell>
          <table:table-cell office:value-type="float" office:value="98" calcext:value-type="float">
            <text:p>98</text:p>
          </table:table-cell>
          <table:table-cell office:value-type="float" office:value="557982" calcext:value-type="float">
            <text:p>557982</text:p>
          </table:table-cell>
          <table:table-cell office:value-type="float" office:value="0" calcext:value-type="float">
            <text:p>0</text:p>
          </table:table-cell>
          <table:table-cell office:value-type="float" office:value="0.0183795948987247" calcext:value-type="float">
            <text:p>0.018379594898725</text:p>
          </table:table-cell>
          <table:table-cell office:value-type="float" office:value="104647.786946737" calcext:value-type="float">
            <text:p>104647.786946737</text:p>
          </table:table-cell>
          <table:table-cell office:value-type="float" office:value="5693.69387755102" calcext:value-type="float">
            <text:p>5693.69387755102</text:p>
          </table:table-cell>
          <table:table-cell office:value-type="float" office:value="0.338362305085726" calcext:value-type="float">
            <text:p>0.338362305085726</text:p>
          </table:table-cell>
          <table:table-cell table:number-columns-repeated="101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85" calcext:value-type="float">
            <text:p>0.85</text:p>
          </table:table-cell>
          <table:table-cell office:value-type="float" office:value="5332" calcext:value-type="float">
            <text:p>5332</text:p>
          </table:table-cell>
          <table:table-cell office:value-type="float" office:value="98" calcext:value-type="float">
            <text:p>98</text:p>
          </table:table-cell>
          <table:table-cell office:value-type="float" office:value="557982" calcext:value-type="float">
            <text:p>557982</text:p>
          </table:table-cell>
          <table:table-cell office:value-type="float" office:value="0" calcext:value-type="float">
            <text:p>0</text:p>
          </table:table-cell>
          <table:table-cell office:value-type="float" office:value="0.0183795948987247" calcext:value-type="float">
            <text:p>0.018379594898725</text:p>
          </table:table-cell>
          <table:table-cell office:value-type="float" office:value="104647.786946737" calcext:value-type="float">
            <text:p>104647.786946737</text:p>
          </table:table-cell>
          <table:table-cell office:value-type="float" office:value="5693.69387755102" calcext:value-type="float">
            <text:p>5693.69387755102</text:p>
          </table:table-cell>
          <table:table-cell office:value-type="float" office:value="0.338362305085726" calcext:value-type="float">
            <text:p>0.338362305085726</text:p>
          </table:table-cell>
          <table:table-cell table:number-columns-repeated="101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85" calcext:value-type="float">
            <text:p>0.85</text:p>
          </table:table-cell>
          <table:table-cell office:value-type="float" office:value="5332" calcext:value-type="float">
            <text:p>5332</text:p>
          </table:table-cell>
          <table:table-cell office:value-type="float" office:value="98" calcext:value-type="float">
            <text:p>98</text:p>
          </table:table-cell>
          <table:table-cell office:value-type="float" office:value="557982" calcext:value-type="float">
            <text:p>557982</text:p>
          </table:table-cell>
          <table:table-cell office:value-type="float" office:value="0" calcext:value-type="float">
            <text:p>0</text:p>
          </table:table-cell>
          <table:table-cell office:value-type="float" office:value="0.0183795948987247" calcext:value-type="float">
            <text:p>0.018379594898725</text:p>
          </table:table-cell>
          <table:table-cell office:value-type="float" office:value="104647.786946737" calcext:value-type="float">
            <text:p>104647.786946737</text:p>
          </table:table-cell>
          <table:table-cell office:value-type="float" office:value="5693.69387755102" calcext:value-type="float">
            <text:p>5693.69387755102</text:p>
          </table:table-cell>
          <table:table-cell office:value-type="float" office:value="0.338362305085726" calcext:value-type="float">
            <text:p>0.338362305085726</text:p>
          </table:table-cell>
          <table:table-cell table:number-columns-repeated="101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85" calcext:value-type="float">
            <text:p>0.85</text:p>
          </table:table-cell>
          <table:table-cell office:value-type="float" office:value="5332" calcext:value-type="float">
            <text:p>5332</text:p>
          </table:table-cell>
          <table:table-cell office:value-type="float" office:value="98" calcext:value-type="float">
            <text:p>98</text:p>
          </table:table-cell>
          <table:table-cell office:value-type="float" office:value="557982" calcext:value-type="float">
            <text:p>557982</text:p>
          </table:table-cell>
          <table:table-cell office:value-type="float" office:value="0" calcext:value-type="float">
            <text:p>0</text:p>
          </table:table-cell>
          <table:table-cell office:value-type="float" office:value="0.0183795948987247" calcext:value-type="float">
            <text:p>0.018379594898725</text:p>
          </table:table-cell>
          <table:table-cell office:value-type="float" office:value="104647.786946737" calcext:value-type="float">
            <text:p>104647.786946737</text:p>
          </table:table-cell>
          <table:table-cell office:value-type="float" office:value="5693.69387755102" calcext:value-type="float">
            <text:p>5693.69387755102</text:p>
          </table:table-cell>
          <table:table-cell office:value-type="float" office:value="0.338362305085726" calcext:value-type="float">
            <text:p>0.338362305085726</text:p>
          </table:table-cell>
          <table:table-cell table:number-columns-repeated="101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85" calcext:value-type="float">
            <text:p>0.85</text:p>
          </table:table-cell>
          <table:table-cell office:value-type="float" office:value="5332" calcext:value-type="float">
            <text:p>5332</text:p>
          </table:table-cell>
          <table:table-cell office:value-type="float" office:value="98" calcext:value-type="float">
            <text:p>98</text:p>
          </table:table-cell>
          <table:table-cell office:value-type="float" office:value="557982" calcext:value-type="float">
            <text:p>557982</text:p>
          </table:table-cell>
          <table:table-cell office:value-type="float" office:value="0" calcext:value-type="float">
            <text:p>0</text:p>
          </table:table-cell>
          <table:table-cell office:value-type="float" office:value="0.0183795948987247" calcext:value-type="float">
            <text:p>0.018379594898725</text:p>
          </table:table-cell>
          <table:table-cell office:value-type="float" office:value="104647.786946737" calcext:value-type="float">
            <text:p>104647.786946737</text:p>
          </table:table-cell>
          <table:table-cell office:value-type="float" office:value="5693.69387755102" calcext:value-type="float">
            <text:p>5693.69387755102</text:p>
          </table:table-cell>
          <table:table-cell office:value-type="float" office:value="0.338362305085726" calcext:value-type="float">
            <text:p>0.338362305085726</text:p>
          </table:table-cell>
          <table:table-cell table:number-columns-repeated="101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85" calcext:value-type="float">
            <text:p>0.85</text:p>
          </table:table-cell>
          <table:table-cell office:value-type="float" office:value="5332" calcext:value-type="float">
            <text:p>5332</text:p>
          </table:table-cell>
          <table:table-cell office:value-type="float" office:value="98" calcext:value-type="float">
            <text:p>98</text:p>
          </table:table-cell>
          <table:table-cell office:value-type="float" office:value="557982" calcext:value-type="float">
            <text:p>557982</text:p>
          </table:table-cell>
          <table:table-cell office:value-type="float" office:value="0" calcext:value-type="float">
            <text:p>0</text:p>
          </table:table-cell>
          <table:table-cell office:value-type="float" office:value="0.0183795948987247" calcext:value-type="float">
            <text:p>0.018379594898725</text:p>
          </table:table-cell>
          <table:table-cell office:value-type="float" office:value="104647.786946737" calcext:value-type="float">
            <text:p>104647.786946737</text:p>
          </table:table-cell>
          <table:table-cell office:value-type="float" office:value="5693.69387755102" calcext:value-type="float">
            <text:p>5693.69387755102</text:p>
          </table:table-cell>
          <table:table-cell office:value-type="float" office:value="0.338362305085726" calcext:value-type="float">
            <text:p>0.338362305085726</text:p>
          </table:table-cell>
          <table:table-cell table:number-columns-repeated="101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85" calcext:value-type="float">
            <text:p>0.85</text:p>
          </table:table-cell>
          <table:table-cell office:value-type="float" office:value="5332" calcext:value-type="float">
            <text:p>5332</text:p>
          </table:table-cell>
          <table:table-cell office:value-type="float" office:value="98" calcext:value-type="float">
            <text:p>98</text:p>
          </table:table-cell>
          <table:table-cell office:value-type="float" office:value="557982" calcext:value-type="float">
            <text:p>557982</text:p>
          </table:table-cell>
          <table:table-cell office:value-type="float" office:value="0" calcext:value-type="float">
            <text:p>0</text:p>
          </table:table-cell>
          <table:table-cell office:value-type="float" office:value="0.0183795948987247" calcext:value-type="float">
            <text:p>0.018379594898725</text:p>
          </table:table-cell>
          <table:table-cell office:value-type="float" office:value="104647.786946737" calcext:value-type="float">
            <text:p>104647.786946737</text:p>
          </table:table-cell>
          <table:table-cell office:value-type="float" office:value="5693.69387755102" calcext:value-type="float">
            <text:p>5693.69387755102</text:p>
          </table:table-cell>
          <table:table-cell office:value-type="float" office:value="0.338362305085726" calcext:value-type="float">
            <text:p>0.338362305085726</text:p>
          </table:table-cell>
          <table:table-cell table:number-columns-repeated="101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85" calcext:value-type="float">
            <text:p>0.85</text:p>
          </table:table-cell>
          <table:table-cell office:value-type="float" office:value="5332" calcext:value-type="float">
            <text:p>5332</text:p>
          </table:table-cell>
          <table:table-cell office:value-type="float" office:value="98" calcext:value-type="float">
            <text:p>98</text:p>
          </table:table-cell>
          <table:table-cell office:value-type="float" office:value="557982" calcext:value-type="float">
            <text:p>557982</text:p>
          </table:table-cell>
          <table:table-cell office:value-type="float" office:value="0" calcext:value-type="float">
            <text:p>0</text:p>
          </table:table-cell>
          <table:table-cell office:value-type="float" office:value="0.0183795948987247" calcext:value-type="float">
            <text:p>0.018379594898725</text:p>
          </table:table-cell>
          <table:table-cell office:value-type="float" office:value="104647.786946737" calcext:value-type="float">
            <text:p>104647.786946737</text:p>
          </table:table-cell>
          <table:table-cell office:value-type="float" office:value="5693.69387755102" calcext:value-type="float">
            <text:p>5693.69387755102</text:p>
          </table:table-cell>
          <table:table-cell office:value-type="float" office:value="0.338362305085726" calcext:value-type="float">
            <text:p>0.338362305085726</text:p>
          </table:table-cell>
          <table:table-cell table:number-columns-repeated="101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85" calcext:value-type="float">
            <text:p>0.85</text:p>
          </table:table-cell>
          <table:table-cell office:value-type="float" office:value="5332" calcext:value-type="float">
            <text:p>5332</text:p>
          </table:table-cell>
          <table:table-cell office:value-type="float" office:value="98" calcext:value-type="float">
            <text:p>98</text:p>
          </table:table-cell>
          <table:table-cell office:value-type="float" office:value="557982" calcext:value-type="float">
            <text:p>557982</text:p>
          </table:table-cell>
          <table:table-cell office:value-type="float" office:value="0" calcext:value-type="float">
            <text:p>0</text:p>
          </table:table-cell>
          <table:table-cell office:value-type="float" office:value="0.0183795948987247" calcext:value-type="float">
            <text:p>0.018379594898725</text:p>
          </table:table-cell>
          <table:table-cell office:value-type="float" office:value="104647.786946737" calcext:value-type="float">
            <text:p>104647.786946737</text:p>
          </table:table-cell>
          <table:table-cell office:value-type="float" office:value="5693.69387755102" calcext:value-type="float">
            <text:p>5693.69387755102</text:p>
          </table:table-cell>
          <table:table-cell office:value-type="float" office:value="0.338362305085726" calcext:value-type="float">
            <text:p>0.338362305085726</text:p>
          </table:table-cell>
          <table:table-cell table:number-columns-repeated="101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85" calcext:value-type="float">
            <text:p>0.85</text:p>
          </table:table-cell>
          <table:table-cell office:value-type="float" office:value="5332" calcext:value-type="float">
            <text:p>5332</text:p>
          </table:table-cell>
          <table:table-cell office:value-type="float" office:value="98" calcext:value-type="float">
            <text:p>98</text:p>
          </table:table-cell>
          <table:table-cell office:value-type="float" office:value="557982" calcext:value-type="float">
            <text:p>557982</text:p>
          </table:table-cell>
          <table:table-cell office:value-type="float" office:value="0" calcext:value-type="float">
            <text:p>0</text:p>
          </table:table-cell>
          <table:table-cell office:value-type="float" office:value="0.0183795948987247" calcext:value-type="float">
            <text:p>0.018379594898725</text:p>
          </table:table-cell>
          <table:table-cell office:value-type="float" office:value="104647.786946737" calcext:value-type="float">
            <text:p>104647.786946737</text:p>
          </table:table-cell>
          <table:table-cell office:value-type="float" office:value="5693.69387755102" calcext:value-type="float">
            <text:p>5693.69387755102</text:p>
          </table:table-cell>
          <table:table-cell office:value-type="float" office:value="0.338362305085726" calcext:value-type="float">
            <text:p>0.338362305085726</text:p>
          </table:table-cell>
          <table:table-cell table:number-columns-repeated="101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85" calcext:value-type="float">
            <text:p>0.85</text:p>
          </table:table-cell>
          <table:table-cell office:value-type="float" office:value="5332" calcext:value-type="float">
            <text:p>5332</text:p>
          </table:table-cell>
          <table:table-cell office:value-type="float" office:value="98" calcext:value-type="float">
            <text:p>98</text:p>
          </table:table-cell>
          <table:table-cell office:value-type="float" office:value="557982" calcext:value-type="float">
            <text:p>557982</text:p>
          </table:table-cell>
          <table:table-cell office:value-type="float" office:value="0" calcext:value-type="float">
            <text:p>0</text:p>
          </table:table-cell>
          <table:table-cell office:value-type="float" office:value="0.0183795948987247" calcext:value-type="float">
            <text:p>0.018379594898725</text:p>
          </table:table-cell>
          <table:table-cell office:value-type="float" office:value="104647.786946737" calcext:value-type="float">
            <text:p>104647.786946737</text:p>
          </table:table-cell>
          <table:table-cell office:value-type="float" office:value="5693.69387755102" calcext:value-type="float">
            <text:p>5693.69387755102</text:p>
          </table:table-cell>
          <table:table-cell office:value-type="float" office:value="0.338362305085726" calcext:value-type="float">
            <text:p>0.338362305085726</text:p>
          </table:table-cell>
          <table:table-cell table:number-columns-repeated="101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85" calcext:value-type="float">
            <text:p>0.85</text:p>
          </table:table-cell>
          <table:table-cell office:value-type="float" office:value="5332" calcext:value-type="float">
            <text:p>5332</text:p>
          </table:table-cell>
          <table:table-cell office:value-type="float" office:value="98" calcext:value-type="float">
            <text:p>98</text:p>
          </table:table-cell>
          <table:table-cell office:value-type="float" office:value="557982" calcext:value-type="float">
            <text:p>557982</text:p>
          </table:table-cell>
          <table:table-cell office:value-type="float" office:value="0" calcext:value-type="float">
            <text:p>0</text:p>
          </table:table-cell>
          <table:table-cell office:value-type="float" office:value="0.0183795948987247" calcext:value-type="float">
            <text:p>0.018379594898725</text:p>
          </table:table-cell>
          <table:table-cell office:value-type="float" office:value="104647.786946737" calcext:value-type="float">
            <text:p>104647.786946737</text:p>
          </table:table-cell>
          <table:table-cell office:value-type="float" office:value="5693.69387755102" calcext:value-type="float">
            <text:p>5693.69387755102</text:p>
          </table:table-cell>
          <table:table-cell office:value-type="float" office:value="0.338362305085726" calcext:value-type="float">
            <text:p>0.338362305085726</text:p>
          </table:table-cell>
          <table:table-cell table:number-columns-repeated="101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85" calcext:value-type="float">
            <text:p>0.85</text:p>
          </table:table-cell>
          <table:table-cell office:value-type="float" office:value="5332" calcext:value-type="float">
            <text:p>5332</text:p>
          </table:table-cell>
          <table:table-cell office:value-type="float" office:value="98" calcext:value-type="float">
            <text:p>98</text:p>
          </table:table-cell>
          <table:table-cell office:value-type="float" office:value="557982" calcext:value-type="float">
            <text:p>557982</text:p>
          </table:table-cell>
          <table:table-cell office:value-type="float" office:value="0" calcext:value-type="float">
            <text:p>0</text:p>
          </table:table-cell>
          <table:table-cell office:value-type="float" office:value="0.0183795948987247" calcext:value-type="float">
            <text:p>0.018379594898725</text:p>
          </table:table-cell>
          <table:table-cell office:value-type="float" office:value="104647.786946737" calcext:value-type="float">
            <text:p>104647.786946737</text:p>
          </table:table-cell>
          <table:table-cell office:value-type="float" office:value="5693.69387755102" calcext:value-type="float">
            <text:p>5693.69387755102</text:p>
          </table:table-cell>
          <table:table-cell office:value-type="float" office:value="0.338362305085726" calcext:value-type="float">
            <text:p>0.338362305085726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.9</text:p>
          </table:table-cell>
          <table:table-cell office:value-type="float" office:value="2548" calcext:value-type="float">
            <text:p>2548</text:p>
          </table:table-cell>
          <table:table-cell office:value-type="float" office:value="86" calcext:value-type="float">
            <text:p>86</text:p>
          </table:table-cell>
          <table:table-cell office:value-type="float" office:value="267984" calcext:value-type="float">
            <text:p>267984</text:p>
          </table:table-cell>
          <table:table-cell office:value-type="float" office:value="0" calcext:value-type="float">
            <text:p>0</text:p>
          </table:table-cell>
          <table:table-cell office:value-type="float" office:value="0.0337519623233909" calcext:value-type="float">
            <text:p>0.033751962323391</text:p>
          </table:table-cell>
          <table:table-cell office:value-type="float" office:value="105174.254317111" calcext:value-type="float">
            <text:p>105174.254317111</text:p>
          </table:table-cell>
          <table:table-cell office:value-type="float" office:value="3116.09302325581" calcext:value-type="float">
            <text:p>3116.09302325581</text:p>
          </table:table-cell>
          <table:table-cell office:value-type="float" office:value="0.332004836434423" calcext:value-type="float">
            <text:p>0.332004836434423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2597" calcext:value-type="float">
            <text:p>2597</text:p>
          </table:table-cell>
          <table:table-cell office:value-type="float" office:value="88" calcext:value-type="float">
            <text:p>88</text:p>
          </table:table-cell>
          <table:table-cell office:value-type="float" office:value="280545" calcext:value-type="float">
            <text:p>280545</text:p>
          </table:table-cell>
          <table:table-cell office:value-type="float" office:value="0" calcext:value-type="float">
            <text:p>0</text:p>
          </table:table-cell>
          <table:table-cell office:value-type="float" office:value="0.0338852522140932" calcext:value-type="float">
            <text:p>0.033885252214093</text:p>
          </table:table-cell>
          <table:table-cell office:value-type="float" office:value="108026.569118213" calcext:value-type="float">
            <text:p>108026.569118213</text:p>
          </table:table-cell>
          <table:table-cell office:value-type="float" office:value="3188.01136363636" calcext:value-type="float">
            <text:p>3188.01136363636</text:p>
          </table:table-cell>
          <table:table-cell office:value-type="float" office:value="0.334698266107047" calcext:value-type="float">
            <text:p>0.334698266107047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" calcext:value-type="float">
            <text:p>0.9</text:p>
          </table:table-cell>
          <table:table-cell office:value-type="float" office:value="2621" calcext:value-type="float">
            <text:p>2621</text:p>
          </table:table-cell>
          <table:table-cell office:value-type="float" office:value="88" calcext:value-type="float">
            <text:p>88</text:p>
          </table:table-cell>
          <table:table-cell office:value-type="float" office:value="287533" calcext:value-type="float">
            <text:p>287533</text:p>
          </table:table-cell>
          <table:table-cell office:value-type="float" office:value="0" calcext:value-type="float">
            <text:p>0</text:p>
          </table:table-cell>
          <table:table-cell office:value-type="float" office:value="0.0335749713849676" calcext:value-type="float">
            <text:p>0.033574971384968</text:p>
          </table:table-cell>
          <table:table-cell office:value-type="float" office:value="109703.548264021" calcext:value-type="float">
            <text:p>109703.548264021</text:p>
          </table:table-cell>
          <table:table-cell office:value-type="float" office:value="3267.42045454545" calcext:value-type="float">
            <text:p>3267.42045454545</text:p>
          </table:table-cell>
          <table:table-cell office:value-type="float" office:value="0.334487221692484" calcext:value-type="float">
            <text:p>0.334487221692484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" calcext:value-type="float">
            <text:p>0.9</text:p>
          </table:table-cell>
          <table:table-cell office:value-type="float" office:value="2621" calcext:value-type="float">
            <text:p>2621</text:p>
          </table:table-cell>
          <table:table-cell office:value-type="float" office:value="88" calcext:value-type="float">
            <text:p>88</text:p>
          </table:table-cell>
          <table:table-cell office:value-type="float" office:value="287533" calcext:value-type="float">
            <text:p>287533</text:p>
          </table:table-cell>
          <table:table-cell office:value-type="float" office:value="0" calcext:value-type="float">
            <text:p>0</text:p>
          </table:table-cell>
          <table:table-cell office:value-type="float" office:value="0.0335749713849676" calcext:value-type="float">
            <text:p>0.033574971384968</text:p>
          </table:table-cell>
          <table:table-cell office:value-type="float" office:value="109703.548264021" calcext:value-type="float">
            <text:p>109703.548264021</text:p>
          </table:table-cell>
          <table:table-cell office:value-type="float" office:value="3267.42045454545" calcext:value-type="float">
            <text:p>3267.42045454545</text:p>
          </table:table-cell>
          <table:table-cell office:value-type="float" office:value="0.334487221692484" calcext:value-type="float">
            <text:p>0.334487221692484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" calcext:value-type="float">
            <text:p>0.9</text:p>
          </table:table-cell>
          <table:table-cell office:value-type="float" office:value="2621" calcext:value-type="float">
            <text:p>2621</text:p>
          </table:table-cell>
          <table:table-cell office:value-type="float" office:value="88" calcext:value-type="float">
            <text:p>88</text:p>
          </table:table-cell>
          <table:table-cell office:value-type="float" office:value="287533" calcext:value-type="float">
            <text:p>287533</text:p>
          </table:table-cell>
          <table:table-cell office:value-type="float" office:value="0" calcext:value-type="float">
            <text:p>0</text:p>
          </table:table-cell>
          <table:table-cell office:value-type="float" office:value="0.0335749713849676" calcext:value-type="float">
            <text:p>0.033574971384968</text:p>
          </table:table-cell>
          <table:table-cell office:value-type="float" office:value="109703.548264021" calcext:value-type="float">
            <text:p>109703.548264021</text:p>
          </table:table-cell>
          <table:table-cell office:value-type="float" office:value="3267.42045454545" calcext:value-type="float">
            <text:p>3267.42045454545</text:p>
          </table:table-cell>
          <table:table-cell office:value-type="float" office:value="0.334487221692484" calcext:value-type="float">
            <text:p>0.334487221692484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2621" calcext:value-type="float">
            <text:p>2621</text:p>
          </table:table-cell>
          <table:table-cell office:value-type="float" office:value="88" calcext:value-type="float">
            <text:p>88</text:p>
          </table:table-cell>
          <table:table-cell office:value-type="float" office:value="287533" calcext:value-type="float">
            <text:p>287533</text:p>
          </table:table-cell>
          <table:table-cell office:value-type="float" office:value="0" calcext:value-type="float">
            <text:p>0</text:p>
          </table:table-cell>
          <table:table-cell office:value-type="float" office:value="0.0335749713849676" calcext:value-type="float">
            <text:p>0.033574971384968</text:p>
          </table:table-cell>
          <table:table-cell office:value-type="float" office:value="109703.548264021" calcext:value-type="float">
            <text:p>109703.548264021</text:p>
          </table:table-cell>
          <table:table-cell office:value-type="float" office:value="3267.42045454545" calcext:value-type="float">
            <text:p>3267.42045454545</text:p>
          </table:table-cell>
          <table:table-cell office:value-type="float" office:value="0.334487221692484" calcext:value-type="float">
            <text:p>0.334487221692484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" calcext:value-type="float">
            <text:p>0.9</text:p>
          </table:table-cell>
          <table:table-cell office:value-type="float" office:value="2621" calcext:value-type="float">
            <text:p>2621</text:p>
          </table:table-cell>
          <table:table-cell office:value-type="float" office:value="88" calcext:value-type="float">
            <text:p>88</text:p>
          </table:table-cell>
          <table:table-cell office:value-type="float" office:value="287533" calcext:value-type="float">
            <text:p>287533</text:p>
          </table:table-cell>
          <table:table-cell office:value-type="float" office:value="0" calcext:value-type="float">
            <text:p>0</text:p>
          </table:table-cell>
          <table:table-cell office:value-type="float" office:value="0.0335749713849676" calcext:value-type="float">
            <text:p>0.033574971384968</text:p>
          </table:table-cell>
          <table:table-cell office:value-type="float" office:value="109703.548264021" calcext:value-type="float">
            <text:p>109703.548264021</text:p>
          </table:table-cell>
          <table:table-cell office:value-type="float" office:value="3267.42045454545" calcext:value-type="float">
            <text:p>3267.42045454545</text:p>
          </table:table-cell>
          <table:table-cell office:value-type="float" office:value="0.334487221692484" calcext:value-type="float">
            <text:p>0.334487221692484</text:p>
          </table:table-cell>
          <table:table-cell table:number-columns-repeated="101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" calcext:value-type="float">
            <text:p>0.9</text:p>
          </table:table-cell>
          <table:table-cell office:value-type="float" office:value="2621" calcext:value-type="float">
            <text:p>2621</text:p>
          </table:table-cell>
          <table:table-cell office:value-type="float" office:value="88" calcext:value-type="float">
            <text:p>88</text:p>
          </table:table-cell>
          <table:table-cell office:value-type="float" office:value="287533" calcext:value-type="float">
            <text:p>287533</text:p>
          </table:table-cell>
          <table:table-cell office:value-type="float" office:value="0" calcext:value-type="float">
            <text:p>0</text:p>
          </table:table-cell>
          <table:table-cell office:value-type="float" office:value="0.0335749713849676" calcext:value-type="float">
            <text:p>0.033574971384968</text:p>
          </table:table-cell>
          <table:table-cell office:value-type="float" office:value="109703.548264021" calcext:value-type="float">
            <text:p>109703.548264021</text:p>
          </table:table-cell>
          <table:table-cell office:value-type="float" office:value="3267.42045454545" calcext:value-type="float">
            <text:p>3267.42045454545</text:p>
          </table:table-cell>
          <table:table-cell office:value-type="float" office:value="0.334487221692484" calcext:value-type="float">
            <text:p>0.334487221692484</text:p>
          </table:table-cell>
          <table:table-cell table:number-columns-repeated="101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" calcext:value-type="float">
            <text:p>0.9</text:p>
          </table:table-cell>
          <table:table-cell office:value-type="float" office:value="2621" calcext:value-type="float">
            <text:p>2621</text:p>
          </table:table-cell>
          <table:table-cell office:value-type="float" office:value="88" calcext:value-type="float">
            <text:p>88</text:p>
          </table:table-cell>
          <table:table-cell office:value-type="float" office:value="287533" calcext:value-type="float">
            <text:p>287533</text:p>
          </table:table-cell>
          <table:table-cell office:value-type="float" office:value="0" calcext:value-type="float">
            <text:p>0</text:p>
          </table:table-cell>
          <table:table-cell office:value-type="float" office:value="0.0335749713849676" calcext:value-type="float">
            <text:p>0.033574971384968</text:p>
          </table:table-cell>
          <table:table-cell office:value-type="float" office:value="109703.548264021" calcext:value-type="float">
            <text:p>109703.548264021</text:p>
          </table:table-cell>
          <table:table-cell office:value-type="float" office:value="3267.42045454545" calcext:value-type="float">
            <text:p>3267.42045454545</text:p>
          </table:table-cell>
          <table:table-cell office:value-type="float" office:value="0.334487221692484" calcext:value-type="float">
            <text:p>0.334487221692484</text:p>
          </table:table-cell>
          <table:table-cell table:number-columns-repeated="101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" calcext:value-type="float">
            <text:p>0.9</text:p>
          </table:table-cell>
          <table:table-cell office:value-type="float" office:value="2621" calcext:value-type="float">
            <text:p>2621</text:p>
          </table:table-cell>
          <table:table-cell office:value-type="float" office:value="88" calcext:value-type="float">
            <text:p>88</text:p>
          </table:table-cell>
          <table:table-cell office:value-type="float" office:value="287533" calcext:value-type="float">
            <text:p>287533</text:p>
          </table:table-cell>
          <table:table-cell office:value-type="float" office:value="0" calcext:value-type="float">
            <text:p>0</text:p>
          </table:table-cell>
          <table:table-cell office:value-type="float" office:value="0.0335749713849676" calcext:value-type="float">
            <text:p>0.033574971384968</text:p>
          </table:table-cell>
          <table:table-cell office:value-type="float" office:value="109703.548264021" calcext:value-type="float">
            <text:p>109703.548264021</text:p>
          </table:table-cell>
          <table:table-cell office:value-type="float" office:value="3267.42045454545" calcext:value-type="float">
            <text:p>3267.42045454545</text:p>
          </table:table-cell>
          <table:table-cell office:value-type="float" office:value="0.334487221692484" calcext:value-type="float">
            <text:p>0.334487221692484</text:p>
          </table:table-cell>
          <table:table-cell table:number-columns-repeated="10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.9</text:p>
          </table:table-cell>
          <table:table-cell office:value-type="float" office:value="2621" calcext:value-type="float">
            <text:p>2621</text:p>
          </table:table-cell>
          <table:table-cell office:value-type="float" office:value="88" calcext:value-type="float">
            <text:p>88</text:p>
          </table:table-cell>
          <table:table-cell office:value-type="float" office:value="287533" calcext:value-type="float">
            <text:p>287533</text:p>
          </table:table-cell>
          <table:table-cell office:value-type="float" office:value="0" calcext:value-type="float">
            <text:p>0</text:p>
          </table:table-cell>
          <table:table-cell office:value-type="float" office:value="0.0335749713849676" calcext:value-type="float">
            <text:p>0.033574971384968</text:p>
          </table:table-cell>
          <table:table-cell office:value-type="float" office:value="109703.548264021" calcext:value-type="float">
            <text:p>109703.548264021</text:p>
          </table:table-cell>
          <table:table-cell office:value-type="float" office:value="3267.42045454545" calcext:value-type="float">
            <text:p>3267.42045454545</text:p>
          </table:table-cell>
          <table:table-cell office:value-type="float" office:value="0.334487221692484" calcext:value-type="float">
            <text:p>0.334487221692484</text:p>
          </table:table-cell>
          <table:table-cell table:number-columns-repeated="101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" calcext:value-type="float">
            <text:p>0.9</text:p>
          </table:table-cell>
          <table:table-cell office:value-type="float" office:value="2621" calcext:value-type="float">
            <text:p>2621</text:p>
          </table:table-cell>
          <table:table-cell office:value-type="float" office:value="88" calcext:value-type="float">
            <text:p>88</text:p>
          </table:table-cell>
          <table:table-cell office:value-type="float" office:value="287533" calcext:value-type="float">
            <text:p>287533</text:p>
          </table:table-cell>
          <table:table-cell office:value-type="float" office:value="0" calcext:value-type="float">
            <text:p>0</text:p>
          </table:table-cell>
          <table:table-cell office:value-type="float" office:value="0.0335749713849676" calcext:value-type="float">
            <text:p>0.033574971384968</text:p>
          </table:table-cell>
          <table:table-cell office:value-type="float" office:value="109703.548264021" calcext:value-type="float">
            <text:p>109703.548264021</text:p>
          </table:table-cell>
          <table:table-cell office:value-type="float" office:value="3267.42045454545" calcext:value-type="float">
            <text:p>3267.42045454545</text:p>
          </table:table-cell>
          <table:table-cell office:value-type="float" office:value="0.334487221692484" calcext:value-type="float">
            <text:p>0.334487221692484</text:p>
          </table:table-cell>
          <table:table-cell table:number-columns-repeated="101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" calcext:value-type="float">
            <text:p>0.9</text:p>
          </table:table-cell>
          <table:table-cell office:value-type="float" office:value="2621" calcext:value-type="float">
            <text:p>2621</text:p>
          </table:table-cell>
          <table:table-cell office:value-type="float" office:value="88" calcext:value-type="float">
            <text:p>88</text:p>
          </table:table-cell>
          <table:table-cell office:value-type="float" office:value="287533" calcext:value-type="float">
            <text:p>287533</text:p>
          </table:table-cell>
          <table:table-cell office:value-type="float" office:value="0" calcext:value-type="float">
            <text:p>0</text:p>
          </table:table-cell>
          <table:table-cell office:value-type="float" office:value="0.0335749713849676" calcext:value-type="float">
            <text:p>0.033574971384968</text:p>
          </table:table-cell>
          <table:table-cell office:value-type="float" office:value="109703.548264021" calcext:value-type="float">
            <text:p>109703.548264021</text:p>
          </table:table-cell>
          <table:table-cell office:value-type="float" office:value="3267.42045454545" calcext:value-type="float">
            <text:p>3267.42045454545</text:p>
          </table:table-cell>
          <table:table-cell office:value-type="float" office:value="0.334487221692484" calcext:value-type="float">
            <text:p>0.334487221692484</text:p>
          </table:table-cell>
          <table:table-cell table:number-columns-repeated="101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" calcext:value-type="float">
            <text:p>0.9</text:p>
          </table:table-cell>
          <table:table-cell office:value-type="float" office:value="2621" calcext:value-type="float">
            <text:p>2621</text:p>
          </table:table-cell>
          <table:table-cell office:value-type="float" office:value="88" calcext:value-type="float">
            <text:p>88</text:p>
          </table:table-cell>
          <table:table-cell office:value-type="float" office:value="287533" calcext:value-type="float">
            <text:p>287533</text:p>
          </table:table-cell>
          <table:table-cell office:value-type="float" office:value="0" calcext:value-type="float">
            <text:p>0</text:p>
          </table:table-cell>
          <table:table-cell office:value-type="float" office:value="0.0335749713849676" calcext:value-type="float">
            <text:p>0.033574971384968</text:p>
          </table:table-cell>
          <table:table-cell office:value-type="float" office:value="109703.548264021" calcext:value-type="float">
            <text:p>109703.548264021</text:p>
          </table:table-cell>
          <table:table-cell office:value-type="float" office:value="3267.42045454545" calcext:value-type="float">
            <text:p>3267.42045454545</text:p>
          </table:table-cell>
          <table:table-cell office:value-type="float" office:value="0.334487221692484" calcext:value-type="float">
            <text:p>0.334487221692484</text:p>
          </table:table-cell>
          <table:table-cell table:number-columns-repeated="101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" calcext:value-type="float">
            <text:p>0.9</text:p>
          </table:table-cell>
          <table:table-cell office:value-type="float" office:value="2621" calcext:value-type="float">
            <text:p>2621</text:p>
          </table:table-cell>
          <table:table-cell office:value-type="float" office:value="88" calcext:value-type="float">
            <text:p>88</text:p>
          </table:table-cell>
          <table:table-cell office:value-type="float" office:value="287533" calcext:value-type="float">
            <text:p>287533</text:p>
          </table:table-cell>
          <table:table-cell office:value-type="float" office:value="0" calcext:value-type="float">
            <text:p>0</text:p>
          </table:table-cell>
          <table:table-cell office:value-type="float" office:value="0.0335749713849676" calcext:value-type="float">
            <text:p>0.033574971384968</text:p>
          </table:table-cell>
          <table:table-cell office:value-type="float" office:value="109703.548264021" calcext:value-type="float">
            <text:p>109703.548264021</text:p>
          </table:table-cell>
          <table:table-cell office:value-type="float" office:value="3267.42045454545" calcext:value-type="float">
            <text:p>3267.42045454545</text:p>
          </table:table-cell>
          <table:table-cell office:value-type="float" office:value="0.334487221692484" calcext:value-type="float">
            <text:p>0.334487221692484</text:p>
          </table:table-cell>
          <table:table-cell table:number-columns-repeated="10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" calcext:value-type="float">
            <text:p>0.9</text:p>
          </table:table-cell>
          <table:table-cell office:value-type="float" office:value="2621" calcext:value-type="float">
            <text:p>2621</text:p>
          </table:table-cell>
          <table:table-cell office:value-type="float" office:value="88" calcext:value-type="float">
            <text:p>88</text:p>
          </table:table-cell>
          <table:table-cell office:value-type="float" office:value="287533" calcext:value-type="float">
            <text:p>287533</text:p>
          </table:table-cell>
          <table:table-cell office:value-type="float" office:value="0" calcext:value-type="float">
            <text:p>0</text:p>
          </table:table-cell>
          <table:table-cell office:value-type="float" office:value="0.0335749713849676" calcext:value-type="float">
            <text:p>0.033574971384968</text:p>
          </table:table-cell>
          <table:table-cell office:value-type="float" office:value="109703.548264021" calcext:value-type="float">
            <text:p>109703.548264021</text:p>
          </table:table-cell>
          <table:table-cell office:value-type="float" office:value="3267.42045454545" calcext:value-type="float">
            <text:p>3267.42045454545</text:p>
          </table:table-cell>
          <table:table-cell office:value-type="float" office:value="0.334487221692484" calcext:value-type="float">
            <text:p>0.334487221692484</text:p>
          </table:table-cell>
          <table:table-cell table:number-columns-repeated="101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" calcext:value-type="float">
            <text:p>0.9</text:p>
          </table:table-cell>
          <table:table-cell office:value-type="float" office:value="2621" calcext:value-type="float">
            <text:p>2621</text:p>
          </table:table-cell>
          <table:table-cell office:value-type="float" office:value="88" calcext:value-type="float">
            <text:p>88</text:p>
          </table:table-cell>
          <table:table-cell office:value-type="float" office:value="287533" calcext:value-type="float">
            <text:p>287533</text:p>
          </table:table-cell>
          <table:table-cell office:value-type="float" office:value="0" calcext:value-type="float">
            <text:p>0</text:p>
          </table:table-cell>
          <table:table-cell office:value-type="float" office:value="0.0335749713849676" calcext:value-type="float">
            <text:p>0.033574971384968</text:p>
          </table:table-cell>
          <table:table-cell office:value-type="float" office:value="109703.548264021" calcext:value-type="float">
            <text:p>109703.548264021</text:p>
          </table:table-cell>
          <table:table-cell office:value-type="float" office:value="3267.42045454545" calcext:value-type="float">
            <text:p>3267.42045454545</text:p>
          </table:table-cell>
          <table:table-cell office:value-type="float" office:value="0.334487221692484" calcext:value-type="float">
            <text:p>0.334487221692484</text:p>
          </table:table-cell>
          <table:table-cell table:number-columns-repeated="101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" calcext:value-type="float">
            <text:p>0.9</text:p>
          </table:table-cell>
          <table:table-cell office:value-type="float" office:value="2621" calcext:value-type="float">
            <text:p>2621</text:p>
          </table:table-cell>
          <table:table-cell office:value-type="float" office:value="88" calcext:value-type="float">
            <text:p>88</text:p>
          </table:table-cell>
          <table:table-cell office:value-type="float" office:value="287533" calcext:value-type="float">
            <text:p>287533</text:p>
          </table:table-cell>
          <table:table-cell office:value-type="float" office:value="0" calcext:value-type="float">
            <text:p>0</text:p>
          </table:table-cell>
          <table:table-cell office:value-type="float" office:value="0.0335749713849676" calcext:value-type="float">
            <text:p>0.033574971384968</text:p>
          </table:table-cell>
          <table:table-cell office:value-type="float" office:value="109703.548264021" calcext:value-type="float">
            <text:p>109703.548264021</text:p>
          </table:table-cell>
          <table:table-cell office:value-type="float" office:value="3267.42045454545" calcext:value-type="float">
            <text:p>3267.42045454545</text:p>
          </table:table-cell>
          <table:table-cell office:value-type="float" office:value="0.334487221692484" calcext:value-type="float">
            <text:p>0.334487221692484</text:p>
          </table:table-cell>
          <table:table-cell table:number-columns-repeated="101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" calcext:value-type="float">
            <text:p>0.9</text:p>
          </table:table-cell>
          <table:table-cell office:value-type="float" office:value="2621" calcext:value-type="float">
            <text:p>2621</text:p>
          </table:table-cell>
          <table:table-cell office:value-type="float" office:value="88" calcext:value-type="float">
            <text:p>88</text:p>
          </table:table-cell>
          <table:table-cell office:value-type="float" office:value="287533" calcext:value-type="float">
            <text:p>287533</text:p>
          </table:table-cell>
          <table:table-cell office:value-type="float" office:value="0" calcext:value-type="float">
            <text:p>0</text:p>
          </table:table-cell>
          <table:table-cell office:value-type="float" office:value="0.0335749713849676" calcext:value-type="float">
            <text:p>0.033574971384968</text:p>
          </table:table-cell>
          <table:table-cell office:value-type="float" office:value="109703.548264021" calcext:value-type="float">
            <text:p>109703.548264021</text:p>
          </table:table-cell>
          <table:table-cell office:value-type="float" office:value="3267.42045454545" calcext:value-type="float">
            <text:p>3267.42045454545</text:p>
          </table:table-cell>
          <table:table-cell office:value-type="float" office:value="0.334487221692484" calcext:value-type="float">
            <text:p>0.334487221692484</text:p>
          </table:table-cell>
          <table:table-cell table:number-columns-repeated="101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9" calcext:value-type="float">
            <text:p>0.9</text:p>
          </table:table-cell>
          <table:table-cell office:value-type="float" office:value="2621" calcext:value-type="float">
            <text:p>2621</text:p>
          </table:table-cell>
          <table:table-cell office:value-type="float" office:value="88" calcext:value-type="float">
            <text:p>88</text:p>
          </table:table-cell>
          <table:table-cell office:value-type="float" office:value="287533" calcext:value-type="float">
            <text:p>287533</text:p>
          </table:table-cell>
          <table:table-cell office:value-type="float" office:value="0" calcext:value-type="float">
            <text:p>0</text:p>
          </table:table-cell>
          <table:table-cell office:value-type="float" office:value="0.0335749713849676" calcext:value-type="float">
            <text:p>0.033574971384968</text:p>
          </table:table-cell>
          <table:table-cell office:value-type="float" office:value="109703.548264021" calcext:value-type="float">
            <text:p>109703.548264021</text:p>
          </table:table-cell>
          <table:table-cell office:value-type="float" office:value="3267.42045454545" calcext:value-type="float">
            <text:p>3267.42045454545</text:p>
          </table:table-cell>
          <table:table-cell office:value-type="float" office:value="0.334487221692484" calcext:value-type="float">
            <text:p>0.334487221692484</text:p>
          </table:table-cell>
          <table:table-cell table:number-columns-repeated="101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621" calcext:value-type="float">
            <text:p>2621</text:p>
          </table:table-cell>
          <table:table-cell office:value-type="float" office:value="88" calcext:value-type="float">
            <text:p>88</text:p>
          </table:table-cell>
          <table:table-cell office:value-type="float" office:value="287533" calcext:value-type="float">
            <text:p>287533</text:p>
          </table:table-cell>
          <table:table-cell office:value-type="float" office:value="0" calcext:value-type="float">
            <text:p>0</text:p>
          </table:table-cell>
          <table:table-cell office:value-type="float" office:value="0.0335749713849676" calcext:value-type="float">
            <text:p>0.033574971384968</text:p>
          </table:table-cell>
          <table:table-cell office:value-type="float" office:value="109703.548264021" calcext:value-type="float">
            <text:p>109703.548264021</text:p>
          </table:table-cell>
          <table:table-cell office:value-type="float" office:value="3267.42045454545" calcext:value-type="float">
            <text:p>3267.42045454545</text:p>
          </table:table-cell>
          <table:table-cell office:value-type="float" office:value="0.334487221692484" calcext:value-type="float">
            <text:p>0.334487221692484</text:p>
          </table:table-cell>
          <table:table-cell table:number-columns-repeated="101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9" calcext:value-type="float">
            <text:p>0.9</text:p>
          </table:table-cell>
          <table:table-cell office:value-type="float" office:value="2621" calcext:value-type="float">
            <text:p>2621</text:p>
          </table:table-cell>
          <table:table-cell office:value-type="float" office:value="88" calcext:value-type="float">
            <text:p>88</text:p>
          </table:table-cell>
          <table:table-cell office:value-type="float" office:value="287533" calcext:value-type="float">
            <text:p>287533</text:p>
          </table:table-cell>
          <table:table-cell office:value-type="float" office:value="0" calcext:value-type="float">
            <text:p>0</text:p>
          </table:table-cell>
          <table:table-cell office:value-type="float" office:value="0.0335749713849676" calcext:value-type="float">
            <text:p>0.033574971384968</text:p>
          </table:table-cell>
          <table:table-cell office:value-type="float" office:value="109703.548264021" calcext:value-type="float">
            <text:p>109703.548264021</text:p>
          </table:table-cell>
          <table:table-cell office:value-type="float" office:value="3267.42045454545" calcext:value-type="float">
            <text:p>3267.42045454545</text:p>
          </table:table-cell>
          <table:table-cell office:value-type="float" office:value="0.334487221692484" calcext:value-type="float">
            <text:p>0.334487221692484</text:p>
          </table:table-cell>
          <table:table-cell table:number-columns-repeated="101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9" calcext:value-type="float">
            <text:p>0.9</text:p>
          </table:table-cell>
          <table:table-cell office:value-type="float" office:value="2621" calcext:value-type="float">
            <text:p>2621</text:p>
          </table:table-cell>
          <table:table-cell office:value-type="float" office:value="88" calcext:value-type="float">
            <text:p>88</text:p>
          </table:table-cell>
          <table:table-cell office:value-type="float" office:value="287533" calcext:value-type="float">
            <text:p>287533</text:p>
          </table:table-cell>
          <table:table-cell office:value-type="float" office:value="0" calcext:value-type="float">
            <text:p>0</text:p>
          </table:table-cell>
          <table:table-cell office:value-type="float" office:value="0.0335749713849676" calcext:value-type="float">
            <text:p>0.033574971384968</text:p>
          </table:table-cell>
          <table:table-cell office:value-type="float" office:value="109703.548264021" calcext:value-type="float">
            <text:p>109703.548264021</text:p>
          </table:table-cell>
          <table:table-cell office:value-type="float" office:value="3267.42045454545" calcext:value-type="float">
            <text:p>3267.42045454545</text:p>
          </table:table-cell>
          <table:table-cell office:value-type="float" office:value="0.334487221692484" calcext:value-type="float">
            <text:p>0.334487221692484</text:p>
          </table:table-cell>
          <table:table-cell table:number-columns-repeated="101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9" calcext:value-type="float">
            <text:p>0.9</text:p>
          </table:table-cell>
          <table:table-cell office:value-type="float" office:value="2621" calcext:value-type="float">
            <text:p>2621</text:p>
          </table:table-cell>
          <table:table-cell office:value-type="float" office:value="88" calcext:value-type="float">
            <text:p>88</text:p>
          </table:table-cell>
          <table:table-cell office:value-type="float" office:value="287533" calcext:value-type="float">
            <text:p>287533</text:p>
          </table:table-cell>
          <table:table-cell office:value-type="float" office:value="0" calcext:value-type="float">
            <text:p>0</text:p>
          </table:table-cell>
          <table:table-cell office:value-type="float" office:value="0.0335749713849676" calcext:value-type="float">
            <text:p>0.033574971384968</text:p>
          </table:table-cell>
          <table:table-cell office:value-type="float" office:value="109703.548264021" calcext:value-type="float">
            <text:p>109703.548264021</text:p>
          </table:table-cell>
          <table:table-cell office:value-type="float" office:value="3267.42045454545" calcext:value-type="float">
            <text:p>3267.42045454545</text:p>
          </table:table-cell>
          <table:table-cell office:value-type="float" office:value="0.334487221692484" calcext:value-type="float">
            <text:p>0.334487221692484</text:p>
          </table:table-cell>
          <table:table-cell table:number-columns-repeated="101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.9</text:p>
          </table:table-cell>
          <table:table-cell office:value-type="float" office:value="2621" calcext:value-type="float">
            <text:p>2621</text:p>
          </table:table-cell>
          <table:table-cell office:value-type="float" office:value="88" calcext:value-type="float">
            <text:p>88</text:p>
          </table:table-cell>
          <table:table-cell office:value-type="float" office:value="287533" calcext:value-type="float">
            <text:p>287533</text:p>
          </table:table-cell>
          <table:table-cell office:value-type="float" office:value="0" calcext:value-type="float">
            <text:p>0</text:p>
          </table:table-cell>
          <table:table-cell office:value-type="float" office:value="0.0335749713849676" calcext:value-type="float">
            <text:p>0.033574971384968</text:p>
          </table:table-cell>
          <table:table-cell office:value-type="float" office:value="109703.548264021" calcext:value-type="float">
            <text:p>109703.548264021</text:p>
          </table:table-cell>
          <table:table-cell office:value-type="float" office:value="3267.42045454545" calcext:value-type="float">
            <text:p>3267.42045454545</text:p>
          </table:table-cell>
          <table:table-cell office:value-type="float" office:value="0.334487221692484" calcext:value-type="float">
            <text:p>0.334487221692484</text:p>
          </table:table-cell>
          <table:table-cell table:number-columns-repeated="101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9" calcext:value-type="float">
            <text:p>0.9</text:p>
          </table:table-cell>
          <table:table-cell office:value-type="float" office:value="2621" calcext:value-type="float">
            <text:p>2621</text:p>
          </table:table-cell>
          <table:table-cell office:value-type="float" office:value="88" calcext:value-type="float">
            <text:p>88</text:p>
          </table:table-cell>
          <table:table-cell office:value-type="float" office:value="287533" calcext:value-type="float">
            <text:p>287533</text:p>
          </table:table-cell>
          <table:table-cell office:value-type="float" office:value="0" calcext:value-type="float">
            <text:p>0</text:p>
          </table:table-cell>
          <table:table-cell office:value-type="float" office:value="0.0335749713849676" calcext:value-type="float">
            <text:p>0.033574971384968</text:p>
          </table:table-cell>
          <table:table-cell office:value-type="float" office:value="109703.548264021" calcext:value-type="float">
            <text:p>109703.548264021</text:p>
          </table:table-cell>
          <table:table-cell office:value-type="float" office:value="3267.42045454545" calcext:value-type="float">
            <text:p>3267.42045454545</text:p>
          </table:table-cell>
          <table:table-cell office:value-type="float" office:value="0.334487221692484" calcext:value-type="float">
            <text:p>0.334487221692484</text:p>
          </table:table-cell>
          <table:table-cell table:number-columns-repeated="101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9" calcext:value-type="float">
            <text:p>0.9</text:p>
          </table:table-cell>
          <table:table-cell office:value-type="float" office:value="2621" calcext:value-type="float">
            <text:p>2621</text:p>
          </table:table-cell>
          <table:table-cell office:value-type="float" office:value="88" calcext:value-type="float">
            <text:p>88</text:p>
          </table:table-cell>
          <table:table-cell office:value-type="float" office:value="287533" calcext:value-type="float">
            <text:p>287533</text:p>
          </table:table-cell>
          <table:table-cell office:value-type="float" office:value="0" calcext:value-type="float">
            <text:p>0</text:p>
          </table:table-cell>
          <table:table-cell office:value-type="float" office:value="0.0335749713849676" calcext:value-type="float">
            <text:p>0.033574971384968</text:p>
          </table:table-cell>
          <table:table-cell office:value-type="float" office:value="109703.548264021" calcext:value-type="float">
            <text:p>109703.548264021</text:p>
          </table:table-cell>
          <table:table-cell office:value-type="float" office:value="3267.42045454545" calcext:value-type="float">
            <text:p>3267.42045454545</text:p>
          </table:table-cell>
          <table:table-cell office:value-type="float" office:value="0.334487221692484" calcext:value-type="float">
            <text:p>0.334487221692484</text:p>
          </table:table-cell>
          <table:table-cell table:number-columns-repeated="101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9" calcext:value-type="float">
            <text:p>0.9</text:p>
          </table:table-cell>
          <table:table-cell office:value-type="float" office:value="2621" calcext:value-type="float">
            <text:p>2621</text:p>
          </table:table-cell>
          <table:table-cell office:value-type="float" office:value="88" calcext:value-type="float">
            <text:p>88</text:p>
          </table:table-cell>
          <table:table-cell office:value-type="float" office:value="287533" calcext:value-type="float">
            <text:p>287533</text:p>
          </table:table-cell>
          <table:table-cell office:value-type="float" office:value="0" calcext:value-type="float">
            <text:p>0</text:p>
          </table:table-cell>
          <table:table-cell office:value-type="float" office:value="0.0335749713849676" calcext:value-type="float">
            <text:p>0.033574971384968</text:p>
          </table:table-cell>
          <table:table-cell office:value-type="float" office:value="109703.548264021" calcext:value-type="float">
            <text:p>109703.548264021</text:p>
          </table:table-cell>
          <table:table-cell office:value-type="float" office:value="3267.42045454545" calcext:value-type="float">
            <text:p>3267.42045454545</text:p>
          </table:table-cell>
          <table:table-cell office:value-type="float" office:value="0.334487221692484" calcext:value-type="float">
            <text:p>0.334487221692484</text:p>
          </table:table-cell>
          <table:table-cell table:number-columns-repeated="101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9" calcext:value-type="float">
            <text:p>0.9</text:p>
          </table:table-cell>
          <table:table-cell office:value-type="float" office:value="2621" calcext:value-type="float">
            <text:p>2621</text:p>
          </table:table-cell>
          <table:table-cell office:value-type="float" office:value="88" calcext:value-type="float">
            <text:p>88</text:p>
          </table:table-cell>
          <table:table-cell office:value-type="float" office:value="287533" calcext:value-type="float">
            <text:p>287533</text:p>
          </table:table-cell>
          <table:table-cell office:value-type="float" office:value="0" calcext:value-type="float">
            <text:p>0</text:p>
          </table:table-cell>
          <table:table-cell office:value-type="float" office:value="0.0335749713849676" calcext:value-type="float">
            <text:p>0.033574971384968</text:p>
          </table:table-cell>
          <table:table-cell office:value-type="float" office:value="109703.548264021" calcext:value-type="float">
            <text:p>109703.548264021</text:p>
          </table:table-cell>
          <table:table-cell office:value-type="float" office:value="3267.42045454545" calcext:value-type="float">
            <text:p>3267.42045454545</text:p>
          </table:table-cell>
          <table:table-cell office:value-type="float" office:value="0.334487221692484" calcext:value-type="float">
            <text:p>0.334487221692484</text:p>
          </table:table-cell>
          <table:table-cell table:number-columns-repeated="101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9" calcext:value-type="float">
            <text:p>0.9</text:p>
          </table:table-cell>
          <table:table-cell office:value-type="float" office:value="2621" calcext:value-type="float">
            <text:p>2621</text:p>
          </table:table-cell>
          <table:table-cell office:value-type="float" office:value="88" calcext:value-type="float">
            <text:p>88</text:p>
          </table:table-cell>
          <table:table-cell office:value-type="float" office:value="287533" calcext:value-type="float">
            <text:p>287533</text:p>
          </table:table-cell>
          <table:table-cell office:value-type="float" office:value="0" calcext:value-type="float">
            <text:p>0</text:p>
          </table:table-cell>
          <table:table-cell office:value-type="float" office:value="0.0335749713849676" calcext:value-type="float">
            <text:p>0.033574971384968</text:p>
          </table:table-cell>
          <table:table-cell office:value-type="float" office:value="109703.548264021" calcext:value-type="float">
            <text:p>109703.548264021</text:p>
          </table:table-cell>
          <table:table-cell office:value-type="float" office:value="3267.42045454545" calcext:value-type="float">
            <text:p>3267.42045454545</text:p>
          </table:table-cell>
          <table:table-cell office:value-type="float" office:value="0.334487221692484" calcext:value-type="float">
            <text:p>0.334487221692484</text:p>
          </table:table-cell>
          <table:table-cell table:number-columns-repeated="101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9" calcext:value-type="float">
            <text:p>0.9</text:p>
          </table:table-cell>
          <table:table-cell office:value-type="float" office:value="2621" calcext:value-type="float">
            <text:p>2621</text:p>
          </table:table-cell>
          <table:table-cell office:value-type="float" office:value="88" calcext:value-type="float">
            <text:p>88</text:p>
          </table:table-cell>
          <table:table-cell office:value-type="float" office:value="287533" calcext:value-type="float">
            <text:p>287533</text:p>
          </table:table-cell>
          <table:table-cell office:value-type="float" office:value="0" calcext:value-type="float">
            <text:p>0</text:p>
          </table:table-cell>
          <table:table-cell office:value-type="float" office:value="0.0335749713849676" calcext:value-type="float">
            <text:p>0.033574971384968</text:p>
          </table:table-cell>
          <table:table-cell office:value-type="float" office:value="109703.548264021" calcext:value-type="float">
            <text:p>109703.548264021</text:p>
          </table:table-cell>
          <table:table-cell office:value-type="float" office:value="3267.42045454545" calcext:value-type="float">
            <text:p>3267.42045454545</text:p>
          </table:table-cell>
          <table:table-cell office:value-type="float" office:value="0.334487221692484" calcext:value-type="float">
            <text:p>0.334487221692484</text:p>
          </table:table-cell>
          <table:table-cell table:number-columns-repeated="101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9" calcext:value-type="float">
            <text:p>0.9</text:p>
          </table:table-cell>
          <table:table-cell office:value-type="float" office:value="2621" calcext:value-type="float">
            <text:p>2621</text:p>
          </table:table-cell>
          <table:table-cell office:value-type="float" office:value="88" calcext:value-type="float">
            <text:p>88</text:p>
          </table:table-cell>
          <table:table-cell office:value-type="float" office:value="287533" calcext:value-type="float">
            <text:p>287533</text:p>
          </table:table-cell>
          <table:table-cell office:value-type="float" office:value="0" calcext:value-type="float">
            <text:p>0</text:p>
          </table:table-cell>
          <table:table-cell office:value-type="float" office:value="0.0335749713849676" calcext:value-type="float">
            <text:p>0.033574971384968</text:p>
          </table:table-cell>
          <table:table-cell office:value-type="float" office:value="109703.548264021" calcext:value-type="float">
            <text:p>109703.548264021</text:p>
          </table:table-cell>
          <table:table-cell office:value-type="float" office:value="3267.42045454545" calcext:value-type="float">
            <text:p>3267.42045454545</text:p>
          </table:table-cell>
          <table:table-cell office:value-type="float" office:value="0.334487221692484" calcext:value-type="float">
            <text:p>0.334487221692484</text:p>
          </table:table-cell>
          <table:table-cell table:number-columns-repeated="101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9" calcext:value-type="float">
            <text:p>0.9</text:p>
          </table:table-cell>
          <table:table-cell office:value-type="float" office:value="2621" calcext:value-type="float">
            <text:p>2621</text:p>
          </table:table-cell>
          <table:table-cell office:value-type="float" office:value="88" calcext:value-type="float">
            <text:p>88</text:p>
          </table:table-cell>
          <table:table-cell office:value-type="float" office:value="287533" calcext:value-type="float">
            <text:p>287533</text:p>
          </table:table-cell>
          <table:table-cell office:value-type="float" office:value="0" calcext:value-type="float">
            <text:p>0</text:p>
          </table:table-cell>
          <table:table-cell office:value-type="float" office:value="0.0335749713849676" calcext:value-type="float">
            <text:p>0.033574971384968</text:p>
          </table:table-cell>
          <table:table-cell office:value-type="float" office:value="109703.548264021" calcext:value-type="float">
            <text:p>109703.548264021</text:p>
          </table:table-cell>
          <table:table-cell office:value-type="float" office:value="3267.42045454545" calcext:value-type="float">
            <text:p>3267.42045454545</text:p>
          </table:table-cell>
          <table:table-cell office:value-type="float" office:value="0.334487221692484" calcext:value-type="float">
            <text:p>0.334487221692484</text:p>
          </table:table-cell>
          <table:table-cell table:number-columns-repeated="101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9" calcext:value-type="float">
            <text:p>0.9</text:p>
          </table:table-cell>
          <table:table-cell office:value-type="float" office:value="2621" calcext:value-type="float">
            <text:p>2621</text:p>
          </table:table-cell>
          <table:table-cell office:value-type="float" office:value="88" calcext:value-type="float">
            <text:p>88</text:p>
          </table:table-cell>
          <table:table-cell office:value-type="float" office:value="287533" calcext:value-type="float">
            <text:p>287533</text:p>
          </table:table-cell>
          <table:table-cell office:value-type="float" office:value="0" calcext:value-type="float">
            <text:p>0</text:p>
          </table:table-cell>
          <table:table-cell office:value-type="float" office:value="0.0335749713849676" calcext:value-type="float">
            <text:p>0.033574971384968</text:p>
          </table:table-cell>
          <table:table-cell office:value-type="float" office:value="109703.548264021" calcext:value-type="float">
            <text:p>109703.548264021</text:p>
          </table:table-cell>
          <table:table-cell office:value-type="float" office:value="3267.42045454545" calcext:value-type="float">
            <text:p>3267.42045454545</text:p>
          </table:table-cell>
          <table:table-cell office:value-type="float" office:value="0.334487221692484" calcext:value-type="float">
            <text:p>0.334487221692484</text:p>
          </table:table-cell>
          <table:table-cell table:number-columns-repeated="101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9" calcext:value-type="float">
            <text:p>0.9</text:p>
          </table:table-cell>
          <table:table-cell office:value-type="float" office:value="2621" calcext:value-type="float">
            <text:p>2621</text:p>
          </table:table-cell>
          <table:table-cell office:value-type="float" office:value="88" calcext:value-type="float">
            <text:p>88</text:p>
          </table:table-cell>
          <table:table-cell office:value-type="float" office:value="287533" calcext:value-type="float">
            <text:p>287533</text:p>
          </table:table-cell>
          <table:table-cell office:value-type="float" office:value="0" calcext:value-type="float">
            <text:p>0</text:p>
          </table:table-cell>
          <table:table-cell office:value-type="float" office:value="0.0335749713849676" calcext:value-type="float">
            <text:p>0.033574971384968</text:p>
          </table:table-cell>
          <table:table-cell office:value-type="float" office:value="109703.548264021" calcext:value-type="float">
            <text:p>109703.548264021</text:p>
          </table:table-cell>
          <table:table-cell office:value-type="float" office:value="3267.42045454545" calcext:value-type="float">
            <text:p>3267.42045454545</text:p>
          </table:table-cell>
          <table:table-cell office:value-type="float" office:value="0.334487221692484" calcext:value-type="float">
            <text:p>0.334487221692484</text:p>
          </table:table-cell>
          <table:table-cell table:number-columns-repeated="101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9" calcext:value-type="float">
            <text:p>0.9</text:p>
          </table:table-cell>
          <table:table-cell office:value-type="float" office:value="2621" calcext:value-type="float">
            <text:p>2621</text:p>
          </table:table-cell>
          <table:table-cell office:value-type="float" office:value="88" calcext:value-type="float">
            <text:p>88</text:p>
          </table:table-cell>
          <table:table-cell office:value-type="float" office:value="287533" calcext:value-type="float">
            <text:p>287533</text:p>
          </table:table-cell>
          <table:table-cell office:value-type="float" office:value="0" calcext:value-type="float">
            <text:p>0</text:p>
          </table:table-cell>
          <table:table-cell office:value-type="float" office:value="0.0335749713849676" calcext:value-type="float">
            <text:p>0.033574971384968</text:p>
          </table:table-cell>
          <table:table-cell office:value-type="float" office:value="109703.548264021" calcext:value-type="float">
            <text:p>109703.548264021</text:p>
          </table:table-cell>
          <table:table-cell office:value-type="float" office:value="3267.42045454545" calcext:value-type="float">
            <text:p>3267.42045454545</text:p>
          </table:table-cell>
          <table:table-cell office:value-type="float" office:value="0.334487221692484" calcext:value-type="float">
            <text:p>0.334487221692484</text:p>
          </table:table-cell>
          <table:table-cell table:number-columns-repeated="101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9" calcext:value-type="float">
            <text:p>0.9</text:p>
          </table:table-cell>
          <table:table-cell office:value-type="float" office:value="2621" calcext:value-type="float">
            <text:p>2621</text:p>
          </table:table-cell>
          <table:table-cell office:value-type="float" office:value="88" calcext:value-type="float">
            <text:p>88</text:p>
          </table:table-cell>
          <table:table-cell office:value-type="float" office:value="287533" calcext:value-type="float">
            <text:p>287533</text:p>
          </table:table-cell>
          <table:table-cell office:value-type="float" office:value="0" calcext:value-type="float">
            <text:p>0</text:p>
          </table:table-cell>
          <table:table-cell office:value-type="float" office:value="0.0335749713849676" calcext:value-type="float">
            <text:p>0.033574971384968</text:p>
          </table:table-cell>
          <table:table-cell office:value-type="float" office:value="109703.548264021" calcext:value-type="float">
            <text:p>109703.548264021</text:p>
          </table:table-cell>
          <table:table-cell office:value-type="float" office:value="3267.42045454545" calcext:value-type="float">
            <text:p>3267.42045454545</text:p>
          </table:table-cell>
          <table:table-cell office:value-type="float" office:value="0.334487221692484" calcext:value-type="float">
            <text:p>0.334487221692484</text:p>
          </table:table-cell>
          <table:table-cell table:number-columns-repeated="101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9" calcext:value-type="float">
            <text:p>0.9</text:p>
          </table:table-cell>
          <table:table-cell office:value-type="float" office:value="2621" calcext:value-type="float">
            <text:p>2621</text:p>
          </table:table-cell>
          <table:table-cell office:value-type="float" office:value="88" calcext:value-type="float">
            <text:p>88</text:p>
          </table:table-cell>
          <table:table-cell office:value-type="float" office:value="287533" calcext:value-type="float">
            <text:p>287533</text:p>
          </table:table-cell>
          <table:table-cell office:value-type="float" office:value="0" calcext:value-type="float">
            <text:p>0</text:p>
          </table:table-cell>
          <table:table-cell office:value-type="float" office:value="0.0335749713849676" calcext:value-type="float">
            <text:p>0.033574971384968</text:p>
          </table:table-cell>
          <table:table-cell office:value-type="float" office:value="109703.548264021" calcext:value-type="float">
            <text:p>109703.548264021</text:p>
          </table:table-cell>
          <table:table-cell office:value-type="float" office:value="3267.42045454545" calcext:value-type="float">
            <text:p>3267.42045454545</text:p>
          </table:table-cell>
          <table:table-cell office:value-type="float" office:value="0.334487221692484" calcext:value-type="float">
            <text:p>0.334487221692484</text:p>
          </table:table-cell>
          <table:table-cell table:number-columns-repeated="101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9" calcext:value-type="float">
            <text:p>0.9</text:p>
          </table:table-cell>
          <table:table-cell office:value-type="float" office:value="2621" calcext:value-type="float">
            <text:p>2621</text:p>
          </table:table-cell>
          <table:table-cell office:value-type="float" office:value="88" calcext:value-type="float">
            <text:p>88</text:p>
          </table:table-cell>
          <table:table-cell office:value-type="float" office:value="287533" calcext:value-type="float">
            <text:p>287533</text:p>
          </table:table-cell>
          <table:table-cell office:value-type="float" office:value="0" calcext:value-type="float">
            <text:p>0</text:p>
          </table:table-cell>
          <table:table-cell office:value-type="float" office:value="0.0335749713849676" calcext:value-type="float">
            <text:p>0.033574971384968</text:p>
          </table:table-cell>
          <table:table-cell office:value-type="float" office:value="109703.548264021" calcext:value-type="float">
            <text:p>109703.548264021</text:p>
          </table:table-cell>
          <table:table-cell office:value-type="float" office:value="3267.42045454545" calcext:value-type="float">
            <text:p>3267.42045454545</text:p>
          </table:table-cell>
          <table:table-cell office:value-type="float" office:value="0.334487221692484" calcext:value-type="float">
            <text:p>0.334487221692484</text:p>
          </table:table-cell>
          <table:table-cell table:number-columns-repeated="101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9" calcext:value-type="float">
            <text:p>0.9</text:p>
          </table:table-cell>
          <table:table-cell office:value-type="float" office:value="2621" calcext:value-type="float">
            <text:p>2621</text:p>
          </table:table-cell>
          <table:table-cell office:value-type="float" office:value="88" calcext:value-type="float">
            <text:p>88</text:p>
          </table:table-cell>
          <table:table-cell office:value-type="float" office:value="287533" calcext:value-type="float">
            <text:p>287533</text:p>
          </table:table-cell>
          <table:table-cell office:value-type="float" office:value="0" calcext:value-type="float">
            <text:p>0</text:p>
          </table:table-cell>
          <table:table-cell office:value-type="float" office:value="0.0335749713849676" calcext:value-type="float">
            <text:p>0.033574971384968</text:p>
          </table:table-cell>
          <table:table-cell office:value-type="float" office:value="109703.548264021" calcext:value-type="float">
            <text:p>109703.548264021</text:p>
          </table:table-cell>
          <table:table-cell office:value-type="float" office:value="3267.42045454545" calcext:value-type="float">
            <text:p>3267.42045454545</text:p>
          </table:table-cell>
          <table:table-cell office:value-type="float" office:value="0.334487221692484" calcext:value-type="float">
            <text:p>0.334487221692484</text:p>
          </table:table-cell>
          <table:table-cell table:number-columns-repeated="101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9" calcext:value-type="float">
            <text:p>0.9</text:p>
          </table:table-cell>
          <table:table-cell office:value-type="float" office:value="2621" calcext:value-type="float">
            <text:p>2621</text:p>
          </table:table-cell>
          <table:table-cell office:value-type="float" office:value="88" calcext:value-type="float">
            <text:p>88</text:p>
          </table:table-cell>
          <table:table-cell office:value-type="float" office:value="287533" calcext:value-type="float">
            <text:p>287533</text:p>
          </table:table-cell>
          <table:table-cell office:value-type="float" office:value="0" calcext:value-type="float">
            <text:p>0</text:p>
          </table:table-cell>
          <table:table-cell office:value-type="float" office:value="0.0335749713849676" calcext:value-type="float">
            <text:p>0.033574971384968</text:p>
          </table:table-cell>
          <table:table-cell office:value-type="float" office:value="109703.548264021" calcext:value-type="float">
            <text:p>109703.548264021</text:p>
          </table:table-cell>
          <table:table-cell office:value-type="float" office:value="3267.42045454545" calcext:value-type="float">
            <text:p>3267.42045454545</text:p>
          </table:table-cell>
          <table:table-cell office:value-type="float" office:value="0.334487221692484" calcext:value-type="float">
            <text:p>0.334487221692484</text:p>
          </table:table-cell>
          <table:table-cell table:number-columns-repeated="101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9" calcext:value-type="float">
            <text:p>0.9</text:p>
          </table:table-cell>
          <table:table-cell office:value-type="float" office:value="2621" calcext:value-type="float">
            <text:p>2621</text:p>
          </table:table-cell>
          <table:table-cell office:value-type="float" office:value="88" calcext:value-type="float">
            <text:p>88</text:p>
          </table:table-cell>
          <table:table-cell office:value-type="float" office:value="287533" calcext:value-type="float">
            <text:p>287533</text:p>
          </table:table-cell>
          <table:table-cell office:value-type="float" office:value="0" calcext:value-type="float">
            <text:p>0</text:p>
          </table:table-cell>
          <table:table-cell office:value-type="float" office:value="0.0335749713849676" calcext:value-type="float">
            <text:p>0.033574971384968</text:p>
          </table:table-cell>
          <table:table-cell office:value-type="float" office:value="109703.548264021" calcext:value-type="float">
            <text:p>109703.548264021</text:p>
          </table:table-cell>
          <table:table-cell office:value-type="float" office:value="3267.42045454545" calcext:value-type="float">
            <text:p>3267.42045454545</text:p>
          </table:table-cell>
          <table:table-cell office:value-type="float" office:value="0.334487221692484" calcext:value-type="float">
            <text:p>0.334487221692484</text:p>
          </table:table-cell>
          <table:table-cell table:number-columns-repeated="101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9" calcext:value-type="float">
            <text:p>0.9</text:p>
          </table:table-cell>
          <table:table-cell office:value-type="float" office:value="2621" calcext:value-type="float">
            <text:p>2621</text:p>
          </table:table-cell>
          <table:table-cell office:value-type="float" office:value="88" calcext:value-type="float">
            <text:p>88</text:p>
          </table:table-cell>
          <table:table-cell office:value-type="float" office:value="287533" calcext:value-type="float">
            <text:p>287533</text:p>
          </table:table-cell>
          <table:table-cell office:value-type="float" office:value="0" calcext:value-type="float">
            <text:p>0</text:p>
          </table:table-cell>
          <table:table-cell office:value-type="float" office:value="0.0335749713849676" calcext:value-type="float">
            <text:p>0.033574971384968</text:p>
          </table:table-cell>
          <table:table-cell office:value-type="float" office:value="109703.548264021" calcext:value-type="float">
            <text:p>109703.548264021</text:p>
          </table:table-cell>
          <table:table-cell office:value-type="float" office:value="3267.42045454545" calcext:value-type="float">
            <text:p>3267.42045454545</text:p>
          </table:table-cell>
          <table:table-cell office:value-type="float" office:value="0.334487221692484" calcext:value-type="float">
            <text:p>0.334487221692484</text:p>
          </table:table-cell>
          <table:table-cell table:number-columns-repeated="101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9" calcext:value-type="float">
            <text:p>0.9</text:p>
          </table:table-cell>
          <table:table-cell office:value-type="float" office:value="2621" calcext:value-type="float">
            <text:p>2621</text:p>
          </table:table-cell>
          <table:table-cell office:value-type="float" office:value="88" calcext:value-type="float">
            <text:p>88</text:p>
          </table:table-cell>
          <table:table-cell office:value-type="float" office:value="287533" calcext:value-type="float">
            <text:p>287533</text:p>
          </table:table-cell>
          <table:table-cell office:value-type="float" office:value="0" calcext:value-type="float">
            <text:p>0</text:p>
          </table:table-cell>
          <table:table-cell office:value-type="float" office:value="0.0335749713849676" calcext:value-type="float">
            <text:p>0.033574971384968</text:p>
          </table:table-cell>
          <table:table-cell office:value-type="float" office:value="109703.548264021" calcext:value-type="float">
            <text:p>109703.548264021</text:p>
          </table:table-cell>
          <table:table-cell office:value-type="float" office:value="3267.42045454545" calcext:value-type="float">
            <text:p>3267.42045454545</text:p>
          </table:table-cell>
          <table:table-cell office:value-type="float" office:value="0.334487221692484" calcext:value-type="float">
            <text:p>0.334487221692484</text:p>
          </table:table-cell>
          <table:table-cell table:number-columns-repeated="101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9" calcext:value-type="float">
            <text:p>0.9</text:p>
          </table:table-cell>
          <table:table-cell office:value-type="float" office:value="2621" calcext:value-type="float">
            <text:p>2621</text:p>
          </table:table-cell>
          <table:table-cell office:value-type="float" office:value="88" calcext:value-type="float">
            <text:p>88</text:p>
          </table:table-cell>
          <table:table-cell office:value-type="float" office:value="287533" calcext:value-type="float">
            <text:p>287533</text:p>
          </table:table-cell>
          <table:table-cell office:value-type="float" office:value="0" calcext:value-type="float">
            <text:p>0</text:p>
          </table:table-cell>
          <table:table-cell office:value-type="float" office:value="0.0335749713849676" calcext:value-type="float">
            <text:p>0.033574971384968</text:p>
          </table:table-cell>
          <table:table-cell office:value-type="float" office:value="109703.548264021" calcext:value-type="float">
            <text:p>109703.548264021</text:p>
          </table:table-cell>
          <table:table-cell office:value-type="float" office:value="3267.42045454545" calcext:value-type="float">
            <text:p>3267.42045454545</text:p>
          </table:table-cell>
          <table:table-cell office:value-type="float" office:value="0.334487221692484" calcext:value-type="float">
            <text:p>0.334487221692484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5" calcext:value-type="float">
            <text:p>0.95</text:p>
          </table:table-cell>
          <table:table-cell office:value-type="float" office:value="937" calcext:value-type="float">
            <text:p>937</text:p>
          </table:table-cell>
          <table:table-cell office:value-type="float" office:value="72" calcext:value-type="float">
            <text:p>72</text:p>
          </table:table-cell>
          <table:table-cell office:value-type="float" office:value="88059" calcext:value-type="float">
            <text:p>88059</text:p>
          </table:table-cell>
          <table:table-cell office:value-type="float" office:value="0" calcext:value-type="float">
            <text:p>0</text:p>
          </table:table-cell>
          <table:table-cell office:value-type="float" office:value="0.0768409818569904" calcext:value-type="float">
            <text:p>0.07684098185699</text:p>
          </table:table-cell>
          <table:table-cell office:value-type="float" office:value="93979.7225186766" calcext:value-type="float">
            <text:p>93979.7225186766</text:p>
          </table:table-cell>
          <table:table-cell office:value-type="float" office:value="1223.04166666667" calcext:value-type="float">
            <text:p>1223.04166666667</text:p>
          </table:table-cell>
          <table:table-cell office:value-type="float" office:value="0.335897837110313" calcext:value-type="float">
            <text:p>0.335897837110313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5" calcext:value-type="float">
            <text:p>0.95</text:p>
          </table:table-cell>
          <table:table-cell office:value-type="float" office:value="950" calcext:value-type="float">
            <text:p>950</text:p>
          </table:table-cell>
          <table:table-cell office:value-type="float" office:value="73" calcext:value-type="float">
            <text:p>73</text:p>
          </table:table-cell>
          <table:table-cell office:value-type="float" office:value="91583" calcext:value-type="float">
            <text:p>91583</text:p>
          </table:table-cell>
          <table:table-cell office:value-type="float" office:value="0" calcext:value-type="float">
            <text:p>0</text:p>
          </table:table-cell>
          <table:table-cell office:value-type="float" office:value="0.0768421052631579" calcext:value-type="float">
            <text:p>0.076842105263158</text:p>
          </table:table-cell>
          <table:table-cell office:value-type="float" office:value="96403.1578947368" calcext:value-type="float">
            <text:p>96403.1578947368</text:p>
          </table:table-cell>
          <table:table-cell office:value-type="float" office:value="1254.56164383562" calcext:value-type="float">
            <text:p>1254.56164383562</text:p>
          </table:table-cell>
          <table:table-cell office:value-type="float" office:value="0.337233843177034" calcext:value-type="float">
            <text:p>0.337233843177034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5" calcext:value-type="float">
            <text:p>0.95</text:p>
          </table:table-cell>
          <table:table-cell office:value-type="float" office:value="955" calcext:value-type="float">
            <text:p>955</text:p>
          </table:table-cell>
          <table:table-cell office:value-type="float" office:value="73" calcext:value-type="float">
            <text:p>73</text:p>
          </table:table-cell>
          <table:table-cell office:value-type="float" office:value="93061" calcext:value-type="float">
            <text:p>93061</text:p>
          </table:table-cell>
          <table:table-cell office:value-type="float" office:value="0" calcext:value-type="float">
            <text:p>0</text:p>
          </table:table-cell>
          <table:table-cell office:value-type="float" office:value="0.0764397905759162" calcext:value-type="float">
            <text:p>0.076439790575916</text:p>
          </table:table-cell>
          <table:table-cell office:value-type="float" office:value="97446.0732984293" calcext:value-type="float">
            <text:p>97446.0732984293</text:p>
          </table:table-cell>
          <table:table-cell office:value-type="float" office:value="1274.80821917808" calcext:value-type="float">
            <text:p>1274.80821917808</text:p>
          </table:table-cell>
          <table:table-cell office:value-type="float" office:value="0.337020861833413" calcext:value-type="float">
            <text:p>0.337020861833413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5" calcext:value-type="float">
            <text:p>0.95</text:p>
          </table:table-cell>
          <table:table-cell office:value-type="float" office:value="955" calcext:value-type="float">
            <text:p>955</text:p>
          </table:table-cell>
          <table:table-cell office:value-type="float" office:value="73" calcext:value-type="float">
            <text:p>73</text:p>
          </table:table-cell>
          <table:table-cell office:value-type="float" office:value="93061" calcext:value-type="float">
            <text:p>93061</text:p>
          </table:table-cell>
          <table:table-cell office:value-type="float" office:value="0" calcext:value-type="float">
            <text:p>0</text:p>
          </table:table-cell>
          <table:table-cell office:value-type="float" office:value="0.0764397905759162" calcext:value-type="float">
            <text:p>0.076439790575916</text:p>
          </table:table-cell>
          <table:table-cell office:value-type="float" office:value="97446.0732984293" calcext:value-type="float">
            <text:p>97446.0732984293</text:p>
          </table:table-cell>
          <table:table-cell office:value-type="float" office:value="1274.80821917808" calcext:value-type="float">
            <text:p>1274.80821917808</text:p>
          </table:table-cell>
          <table:table-cell office:value-type="float" office:value="0.337020861833413" calcext:value-type="float">
            <text:p>0.337020861833413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5" calcext:value-type="float">
            <text:p>0.95</text:p>
          </table:table-cell>
          <table:table-cell office:value-type="float" office:value="955" calcext:value-type="float">
            <text:p>955</text:p>
          </table:table-cell>
          <table:table-cell office:value-type="float" office:value="73" calcext:value-type="float">
            <text:p>73</text:p>
          </table:table-cell>
          <table:table-cell office:value-type="float" office:value="93061" calcext:value-type="float">
            <text:p>93061</text:p>
          </table:table-cell>
          <table:table-cell office:value-type="float" office:value="0" calcext:value-type="float">
            <text:p>0</text:p>
          </table:table-cell>
          <table:table-cell office:value-type="float" office:value="0.0764397905759162" calcext:value-type="float">
            <text:p>0.076439790575916</text:p>
          </table:table-cell>
          <table:table-cell office:value-type="float" office:value="97446.0732984293" calcext:value-type="float">
            <text:p>97446.0732984293</text:p>
          </table:table-cell>
          <table:table-cell office:value-type="float" office:value="1274.80821917808" calcext:value-type="float">
            <text:p>1274.80821917808</text:p>
          </table:table-cell>
          <table:table-cell office:value-type="float" office:value="0.337020861833413" calcext:value-type="float">
            <text:p>0.337020861833413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.95</text:p>
          </table:table-cell>
          <table:table-cell office:value-type="float" office:value="955" calcext:value-type="float">
            <text:p>955</text:p>
          </table:table-cell>
          <table:table-cell office:value-type="float" office:value="73" calcext:value-type="float">
            <text:p>73</text:p>
          </table:table-cell>
          <table:table-cell office:value-type="float" office:value="93061" calcext:value-type="float">
            <text:p>93061</text:p>
          </table:table-cell>
          <table:table-cell office:value-type="float" office:value="0" calcext:value-type="float">
            <text:p>0</text:p>
          </table:table-cell>
          <table:table-cell office:value-type="float" office:value="0.0764397905759162" calcext:value-type="float">
            <text:p>0.076439790575916</text:p>
          </table:table-cell>
          <table:table-cell office:value-type="float" office:value="97446.0732984293" calcext:value-type="float">
            <text:p>97446.0732984293</text:p>
          </table:table-cell>
          <table:table-cell office:value-type="float" office:value="1274.80821917808" calcext:value-type="float">
            <text:p>1274.80821917808</text:p>
          </table:table-cell>
          <table:table-cell office:value-type="float" office:value="0.337020861833413" calcext:value-type="float">
            <text:p>0.337020861833413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5" calcext:value-type="float">
            <text:p>0.95</text:p>
          </table:table-cell>
          <table:table-cell office:value-type="float" office:value="955" calcext:value-type="float">
            <text:p>955</text:p>
          </table:table-cell>
          <table:table-cell office:value-type="float" office:value="73" calcext:value-type="float">
            <text:p>73</text:p>
          </table:table-cell>
          <table:table-cell office:value-type="float" office:value="93061" calcext:value-type="float">
            <text:p>93061</text:p>
          </table:table-cell>
          <table:table-cell office:value-type="float" office:value="0" calcext:value-type="float">
            <text:p>0</text:p>
          </table:table-cell>
          <table:table-cell office:value-type="float" office:value="0.0764397905759162" calcext:value-type="float">
            <text:p>0.076439790575916</text:p>
          </table:table-cell>
          <table:table-cell office:value-type="float" office:value="97446.0732984293" calcext:value-type="float">
            <text:p>97446.0732984293</text:p>
          </table:table-cell>
          <table:table-cell office:value-type="float" office:value="1274.80821917808" calcext:value-type="float">
            <text:p>1274.80821917808</text:p>
          </table:table-cell>
          <table:table-cell office:value-type="float" office:value="0.337020861833413" calcext:value-type="float">
            <text:p>0.337020861833413</text:p>
          </table:table-cell>
          <table:table-cell table:number-columns-repeated="101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5" calcext:value-type="float">
            <text:p>0.95</text:p>
          </table:table-cell>
          <table:table-cell office:value-type="float" office:value="955" calcext:value-type="float">
            <text:p>955</text:p>
          </table:table-cell>
          <table:table-cell office:value-type="float" office:value="73" calcext:value-type="float">
            <text:p>73</text:p>
          </table:table-cell>
          <table:table-cell office:value-type="float" office:value="93061" calcext:value-type="float">
            <text:p>93061</text:p>
          </table:table-cell>
          <table:table-cell office:value-type="float" office:value="0" calcext:value-type="float">
            <text:p>0</text:p>
          </table:table-cell>
          <table:table-cell office:value-type="float" office:value="0.0764397905759162" calcext:value-type="float">
            <text:p>0.076439790575916</text:p>
          </table:table-cell>
          <table:table-cell office:value-type="float" office:value="97446.0732984293" calcext:value-type="float">
            <text:p>97446.0732984293</text:p>
          </table:table-cell>
          <table:table-cell office:value-type="float" office:value="1274.80821917808" calcext:value-type="float">
            <text:p>1274.80821917808</text:p>
          </table:table-cell>
          <table:table-cell office:value-type="float" office:value="0.337020861833413" calcext:value-type="float">
            <text:p>0.337020861833413</text:p>
          </table:table-cell>
          <table:table-cell table:number-columns-repeated="101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5" calcext:value-type="float">
            <text:p>0.95</text:p>
          </table:table-cell>
          <table:table-cell office:value-type="float" office:value="955" calcext:value-type="float">
            <text:p>955</text:p>
          </table:table-cell>
          <table:table-cell office:value-type="float" office:value="73" calcext:value-type="float">
            <text:p>73</text:p>
          </table:table-cell>
          <table:table-cell office:value-type="float" office:value="93061" calcext:value-type="float">
            <text:p>93061</text:p>
          </table:table-cell>
          <table:table-cell office:value-type="float" office:value="0" calcext:value-type="float">
            <text:p>0</text:p>
          </table:table-cell>
          <table:table-cell office:value-type="float" office:value="0.0764397905759162" calcext:value-type="float">
            <text:p>0.076439790575916</text:p>
          </table:table-cell>
          <table:table-cell office:value-type="float" office:value="97446.0732984293" calcext:value-type="float">
            <text:p>97446.0732984293</text:p>
          </table:table-cell>
          <table:table-cell office:value-type="float" office:value="1274.80821917808" calcext:value-type="float">
            <text:p>1274.80821917808</text:p>
          </table:table-cell>
          <table:table-cell office:value-type="float" office:value="0.337020861833413" calcext:value-type="float">
            <text:p>0.337020861833413</text:p>
          </table:table-cell>
          <table:table-cell table:number-columns-repeated="101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5" calcext:value-type="float">
            <text:p>0.95</text:p>
          </table:table-cell>
          <table:table-cell office:value-type="float" office:value="955" calcext:value-type="float">
            <text:p>955</text:p>
          </table:table-cell>
          <table:table-cell office:value-type="float" office:value="73" calcext:value-type="float">
            <text:p>73</text:p>
          </table:table-cell>
          <table:table-cell office:value-type="float" office:value="93061" calcext:value-type="float">
            <text:p>93061</text:p>
          </table:table-cell>
          <table:table-cell office:value-type="float" office:value="0" calcext:value-type="float">
            <text:p>0</text:p>
          </table:table-cell>
          <table:table-cell office:value-type="float" office:value="0.0764397905759162" calcext:value-type="float">
            <text:p>0.076439790575916</text:p>
          </table:table-cell>
          <table:table-cell office:value-type="float" office:value="97446.0732984293" calcext:value-type="float">
            <text:p>97446.0732984293</text:p>
          </table:table-cell>
          <table:table-cell office:value-type="float" office:value="1274.80821917808" calcext:value-type="float">
            <text:p>1274.80821917808</text:p>
          </table:table-cell>
          <table:table-cell office:value-type="float" office:value="0.337020861833413" calcext:value-type="float">
            <text:p>0.337020861833413</text:p>
          </table:table-cell>
          <table:table-cell table:number-columns-repeated="10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5" calcext:value-type="float">
            <text:p>0.95</text:p>
          </table:table-cell>
          <table:table-cell office:value-type="float" office:value="955" calcext:value-type="float">
            <text:p>955</text:p>
          </table:table-cell>
          <table:table-cell office:value-type="float" office:value="73" calcext:value-type="float">
            <text:p>73</text:p>
          </table:table-cell>
          <table:table-cell office:value-type="float" office:value="93061" calcext:value-type="float">
            <text:p>93061</text:p>
          </table:table-cell>
          <table:table-cell office:value-type="float" office:value="0" calcext:value-type="float">
            <text:p>0</text:p>
          </table:table-cell>
          <table:table-cell office:value-type="float" office:value="0.0764397905759162" calcext:value-type="float">
            <text:p>0.076439790575916</text:p>
          </table:table-cell>
          <table:table-cell office:value-type="float" office:value="97446.0732984293" calcext:value-type="float">
            <text:p>97446.0732984293</text:p>
          </table:table-cell>
          <table:table-cell office:value-type="float" office:value="1274.80821917808" calcext:value-type="float">
            <text:p>1274.80821917808</text:p>
          </table:table-cell>
          <table:table-cell office:value-type="float" office:value="0.337020861833413" calcext:value-type="float">
            <text:p>0.337020861833413</text:p>
          </table:table-cell>
          <table:table-cell table:number-columns-repeated="101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5" calcext:value-type="float">
            <text:p>0.95</text:p>
          </table:table-cell>
          <table:table-cell office:value-type="float" office:value="955" calcext:value-type="float">
            <text:p>955</text:p>
          </table:table-cell>
          <table:table-cell office:value-type="float" office:value="73" calcext:value-type="float">
            <text:p>73</text:p>
          </table:table-cell>
          <table:table-cell office:value-type="float" office:value="93061" calcext:value-type="float">
            <text:p>93061</text:p>
          </table:table-cell>
          <table:table-cell office:value-type="float" office:value="0" calcext:value-type="float">
            <text:p>0</text:p>
          </table:table-cell>
          <table:table-cell office:value-type="float" office:value="0.0764397905759162" calcext:value-type="float">
            <text:p>0.076439790575916</text:p>
          </table:table-cell>
          <table:table-cell office:value-type="float" office:value="97446.0732984293" calcext:value-type="float">
            <text:p>97446.0732984293</text:p>
          </table:table-cell>
          <table:table-cell office:value-type="float" office:value="1274.80821917808" calcext:value-type="float">
            <text:p>1274.80821917808</text:p>
          </table:table-cell>
          <table:table-cell office:value-type="float" office:value="0.337020861833413" calcext:value-type="float">
            <text:p>0.337020861833413</text:p>
          </table:table-cell>
          <table:table-cell table:number-columns-repeated="101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5" calcext:value-type="float">
            <text:p>0.95</text:p>
          </table:table-cell>
          <table:table-cell office:value-type="float" office:value="955" calcext:value-type="float">
            <text:p>955</text:p>
          </table:table-cell>
          <table:table-cell office:value-type="float" office:value="73" calcext:value-type="float">
            <text:p>73</text:p>
          </table:table-cell>
          <table:table-cell office:value-type="float" office:value="93061" calcext:value-type="float">
            <text:p>93061</text:p>
          </table:table-cell>
          <table:table-cell office:value-type="float" office:value="0" calcext:value-type="float">
            <text:p>0</text:p>
          </table:table-cell>
          <table:table-cell office:value-type="float" office:value="0.0764397905759162" calcext:value-type="float">
            <text:p>0.076439790575916</text:p>
          </table:table-cell>
          <table:table-cell office:value-type="float" office:value="97446.0732984293" calcext:value-type="float">
            <text:p>97446.0732984293</text:p>
          </table:table-cell>
          <table:table-cell office:value-type="float" office:value="1274.80821917808" calcext:value-type="float">
            <text:p>1274.80821917808</text:p>
          </table:table-cell>
          <table:table-cell office:value-type="float" office:value="0.337020861833413" calcext:value-type="float">
            <text:p>0.337020861833413</text:p>
          </table:table-cell>
          <table:table-cell table:number-columns-repeated="101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5" calcext:value-type="float">
            <text:p>0.95</text:p>
          </table:table-cell>
          <table:table-cell office:value-type="float" office:value="955" calcext:value-type="float">
            <text:p>955</text:p>
          </table:table-cell>
          <table:table-cell office:value-type="float" office:value="73" calcext:value-type="float">
            <text:p>73</text:p>
          </table:table-cell>
          <table:table-cell office:value-type="float" office:value="93061" calcext:value-type="float">
            <text:p>93061</text:p>
          </table:table-cell>
          <table:table-cell office:value-type="float" office:value="0" calcext:value-type="float">
            <text:p>0</text:p>
          </table:table-cell>
          <table:table-cell office:value-type="float" office:value="0.0764397905759162" calcext:value-type="float">
            <text:p>0.076439790575916</text:p>
          </table:table-cell>
          <table:table-cell office:value-type="float" office:value="97446.0732984293" calcext:value-type="float">
            <text:p>97446.0732984293</text:p>
          </table:table-cell>
          <table:table-cell office:value-type="float" office:value="1274.80821917808" calcext:value-type="float">
            <text:p>1274.80821917808</text:p>
          </table:table-cell>
          <table:table-cell office:value-type="float" office:value="0.337020861833413" calcext:value-type="float">
            <text:p>0.337020861833413</text:p>
          </table:table-cell>
          <table:table-cell table:number-columns-repeated="101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5" calcext:value-type="float">
            <text:p>0.95</text:p>
          </table:table-cell>
          <table:table-cell office:value-type="float" office:value="955" calcext:value-type="float">
            <text:p>955</text:p>
          </table:table-cell>
          <table:table-cell office:value-type="float" office:value="73" calcext:value-type="float">
            <text:p>73</text:p>
          </table:table-cell>
          <table:table-cell office:value-type="float" office:value="93061" calcext:value-type="float">
            <text:p>93061</text:p>
          </table:table-cell>
          <table:table-cell office:value-type="float" office:value="0" calcext:value-type="float">
            <text:p>0</text:p>
          </table:table-cell>
          <table:table-cell office:value-type="float" office:value="0.0764397905759162" calcext:value-type="float">
            <text:p>0.076439790575916</text:p>
          </table:table-cell>
          <table:table-cell office:value-type="float" office:value="97446.0732984293" calcext:value-type="float">
            <text:p>97446.0732984293</text:p>
          </table:table-cell>
          <table:table-cell office:value-type="float" office:value="1274.80821917808" calcext:value-type="float">
            <text:p>1274.80821917808</text:p>
          </table:table-cell>
          <table:table-cell office:value-type="float" office:value="0.337020861833413" calcext:value-type="float">
            <text:p>0.337020861833413</text:p>
          </table:table-cell>
          <table:table-cell table:number-columns-repeated="10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5" calcext:value-type="float">
            <text:p>0.95</text:p>
          </table:table-cell>
          <table:table-cell office:value-type="float" office:value="955" calcext:value-type="float">
            <text:p>955</text:p>
          </table:table-cell>
          <table:table-cell office:value-type="float" office:value="73" calcext:value-type="float">
            <text:p>73</text:p>
          </table:table-cell>
          <table:table-cell office:value-type="float" office:value="93061" calcext:value-type="float">
            <text:p>93061</text:p>
          </table:table-cell>
          <table:table-cell office:value-type="float" office:value="0" calcext:value-type="float">
            <text:p>0</text:p>
          </table:table-cell>
          <table:table-cell office:value-type="float" office:value="0.0764397905759162" calcext:value-type="float">
            <text:p>0.076439790575916</text:p>
          </table:table-cell>
          <table:table-cell office:value-type="float" office:value="97446.0732984293" calcext:value-type="float">
            <text:p>97446.0732984293</text:p>
          </table:table-cell>
          <table:table-cell office:value-type="float" office:value="1274.80821917808" calcext:value-type="float">
            <text:p>1274.80821917808</text:p>
          </table:table-cell>
          <table:table-cell office:value-type="float" office:value="0.337020861833413" calcext:value-type="float">
            <text:p>0.337020861833413</text:p>
          </table:table-cell>
          <table:table-cell table:number-columns-repeated="101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5" calcext:value-type="float">
            <text:p>0.95</text:p>
          </table:table-cell>
          <table:table-cell office:value-type="float" office:value="955" calcext:value-type="float">
            <text:p>955</text:p>
          </table:table-cell>
          <table:table-cell office:value-type="float" office:value="73" calcext:value-type="float">
            <text:p>73</text:p>
          </table:table-cell>
          <table:table-cell office:value-type="float" office:value="93061" calcext:value-type="float">
            <text:p>93061</text:p>
          </table:table-cell>
          <table:table-cell office:value-type="float" office:value="0" calcext:value-type="float">
            <text:p>0</text:p>
          </table:table-cell>
          <table:table-cell office:value-type="float" office:value="0.0764397905759162" calcext:value-type="float">
            <text:p>0.076439790575916</text:p>
          </table:table-cell>
          <table:table-cell office:value-type="float" office:value="97446.0732984293" calcext:value-type="float">
            <text:p>97446.0732984293</text:p>
          </table:table-cell>
          <table:table-cell office:value-type="float" office:value="1274.80821917808" calcext:value-type="float">
            <text:p>1274.80821917808</text:p>
          </table:table-cell>
          <table:table-cell office:value-type="float" office:value="0.337020861833413" calcext:value-type="float">
            <text:p>0.337020861833413</text:p>
          </table:table-cell>
          <table:table-cell table:number-columns-repeated="101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5" calcext:value-type="float">
            <text:p>0.95</text:p>
          </table:table-cell>
          <table:table-cell office:value-type="float" office:value="955" calcext:value-type="float">
            <text:p>955</text:p>
          </table:table-cell>
          <table:table-cell office:value-type="float" office:value="73" calcext:value-type="float">
            <text:p>73</text:p>
          </table:table-cell>
          <table:table-cell office:value-type="float" office:value="93061" calcext:value-type="float">
            <text:p>93061</text:p>
          </table:table-cell>
          <table:table-cell office:value-type="float" office:value="0" calcext:value-type="float">
            <text:p>0</text:p>
          </table:table-cell>
          <table:table-cell office:value-type="float" office:value="0.0764397905759162" calcext:value-type="float">
            <text:p>0.076439790575916</text:p>
          </table:table-cell>
          <table:table-cell office:value-type="float" office:value="97446.0732984293" calcext:value-type="float">
            <text:p>97446.0732984293</text:p>
          </table:table-cell>
          <table:table-cell office:value-type="float" office:value="1274.80821917808" calcext:value-type="float">
            <text:p>1274.80821917808</text:p>
          </table:table-cell>
          <table:table-cell office:value-type="float" office:value="0.337020861833413" calcext:value-type="float">
            <text:p>0.337020861833413</text:p>
          </table:table-cell>
          <table:table-cell table:number-columns-repeated="101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5" calcext:value-type="float">
            <text:p>0.95</text:p>
          </table:table-cell>
          <table:table-cell office:value-type="float" office:value="955" calcext:value-type="float">
            <text:p>955</text:p>
          </table:table-cell>
          <table:table-cell office:value-type="float" office:value="73" calcext:value-type="float">
            <text:p>73</text:p>
          </table:table-cell>
          <table:table-cell office:value-type="float" office:value="93061" calcext:value-type="float">
            <text:p>93061</text:p>
          </table:table-cell>
          <table:table-cell office:value-type="float" office:value="0" calcext:value-type="float">
            <text:p>0</text:p>
          </table:table-cell>
          <table:table-cell office:value-type="float" office:value="0.0764397905759162" calcext:value-type="float">
            <text:p>0.076439790575916</text:p>
          </table:table-cell>
          <table:table-cell office:value-type="float" office:value="97446.0732984293" calcext:value-type="float">
            <text:p>97446.0732984293</text:p>
          </table:table-cell>
          <table:table-cell office:value-type="float" office:value="1274.80821917808" calcext:value-type="float">
            <text:p>1274.80821917808</text:p>
          </table:table-cell>
          <table:table-cell office:value-type="float" office:value="0.337020861833413" calcext:value-type="float">
            <text:p>0.337020861833413</text:p>
          </table:table-cell>
          <table:table-cell table:number-columns-repeated="101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95" calcext:value-type="float">
            <text:p>0.95</text:p>
          </table:table-cell>
          <table:table-cell office:value-type="float" office:value="955" calcext:value-type="float">
            <text:p>955</text:p>
          </table:table-cell>
          <table:table-cell office:value-type="float" office:value="73" calcext:value-type="float">
            <text:p>73</text:p>
          </table:table-cell>
          <table:table-cell office:value-type="float" office:value="93061" calcext:value-type="float">
            <text:p>93061</text:p>
          </table:table-cell>
          <table:table-cell office:value-type="float" office:value="0" calcext:value-type="float">
            <text:p>0</text:p>
          </table:table-cell>
          <table:table-cell office:value-type="float" office:value="0.0764397905759162" calcext:value-type="float">
            <text:p>0.076439790575916</text:p>
          </table:table-cell>
          <table:table-cell office:value-type="float" office:value="97446.0732984293" calcext:value-type="float">
            <text:p>97446.0732984293</text:p>
          </table:table-cell>
          <table:table-cell office:value-type="float" office:value="1274.80821917808" calcext:value-type="float">
            <text:p>1274.80821917808</text:p>
          </table:table-cell>
          <table:table-cell office:value-type="float" office:value="0.337020861833413" calcext:value-type="float">
            <text:p>0.337020861833413</text:p>
          </table:table-cell>
          <table:table-cell table:number-columns-repeated="101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95" calcext:value-type="float">
            <text:p>0.95</text:p>
          </table:table-cell>
          <table:table-cell office:value-type="float" office:value="955" calcext:value-type="float">
            <text:p>955</text:p>
          </table:table-cell>
          <table:table-cell office:value-type="float" office:value="73" calcext:value-type="float">
            <text:p>73</text:p>
          </table:table-cell>
          <table:table-cell office:value-type="float" office:value="93061" calcext:value-type="float">
            <text:p>93061</text:p>
          </table:table-cell>
          <table:table-cell office:value-type="float" office:value="0" calcext:value-type="float">
            <text:p>0</text:p>
          </table:table-cell>
          <table:table-cell office:value-type="float" office:value="0.0764397905759162" calcext:value-type="float">
            <text:p>0.076439790575916</text:p>
          </table:table-cell>
          <table:table-cell office:value-type="float" office:value="97446.0732984293" calcext:value-type="float">
            <text:p>97446.0732984293</text:p>
          </table:table-cell>
          <table:table-cell office:value-type="float" office:value="1274.80821917808" calcext:value-type="float">
            <text:p>1274.80821917808</text:p>
          </table:table-cell>
          <table:table-cell office:value-type="float" office:value="0.337020861833413" calcext:value-type="float">
            <text:p>0.337020861833413</text:p>
          </table:table-cell>
          <table:table-cell table:number-columns-repeated="101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95" calcext:value-type="float">
            <text:p>0.95</text:p>
          </table:table-cell>
          <table:table-cell office:value-type="float" office:value="955" calcext:value-type="float">
            <text:p>955</text:p>
          </table:table-cell>
          <table:table-cell office:value-type="float" office:value="73" calcext:value-type="float">
            <text:p>73</text:p>
          </table:table-cell>
          <table:table-cell office:value-type="float" office:value="93061" calcext:value-type="float">
            <text:p>93061</text:p>
          </table:table-cell>
          <table:table-cell office:value-type="float" office:value="0" calcext:value-type="float">
            <text:p>0</text:p>
          </table:table-cell>
          <table:table-cell office:value-type="float" office:value="0.0764397905759162" calcext:value-type="float">
            <text:p>0.076439790575916</text:p>
          </table:table-cell>
          <table:table-cell office:value-type="float" office:value="97446.0732984293" calcext:value-type="float">
            <text:p>97446.0732984293</text:p>
          </table:table-cell>
          <table:table-cell office:value-type="float" office:value="1274.80821917808" calcext:value-type="float">
            <text:p>1274.80821917808</text:p>
          </table:table-cell>
          <table:table-cell office:value-type="float" office:value="0.337020861833413" calcext:value-type="float">
            <text:p>0.337020861833413</text:p>
          </table:table-cell>
          <table:table-cell table:number-columns-repeated="101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95" calcext:value-type="float">
            <text:p>0.95</text:p>
          </table:table-cell>
          <table:table-cell office:value-type="float" office:value="955" calcext:value-type="float">
            <text:p>955</text:p>
          </table:table-cell>
          <table:table-cell office:value-type="float" office:value="73" calcext:value-type="float">
            <text:p>73</text:p>
          </table:table-cell>
          <table:table-cell office:value-type="float" office:value="93061" calcext:value-type="float">
            <text:p>93061</text:p>
          </table:table-cell>
          <table:table-cell office:value-type="float" office:value="0" calcext:value-type="float">
            <text:p>0</text:p>
          </table:table-cell>
          <table:table-cell office:value-type="float" office:value="0.0764397905759162" calcext:value-type="float">
            <text:p>0.076439790575916</text:p>
          </table:table-cell>
          <table:table-cell office:value-type="float" office:value="97446.0732984293" calcext:value-type="float">
            <text:p>97446.0732984293</text:p>
          </table:table-cell>
          <table:table-cell office:value-type="float" office:value="1274.80821917808" calcext:value-type="float">
            <text:p>1274.80821917808</text:p>
          </table:table-cell>
          <table:table-cell office:value-type="float" office:value="0.337020861833413" calcext:value-type="float">
            <text:p>0.337020861833413</text:p>
          </table:table-cell>
          <table:table-cell table:number-columns-repeated="101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95" calcext:value-type="float">
            <text:p>0.95</text:p>
          </table:table-cell>
          <table:table-cell office:value-type="float" office:value="955" calcext:value-type="float">
            <text:p>955</text:p>
          </table:table-cell>
          <table:table-cell office:value-type="float" office:value="73" calcext:value-type="float">
            <text:p>73</text:p>
          </table:table-cell>
          <table:table-cell office:value-type="float" office:value="93061" calcext:value-type="float">
            <text:p>93061</text:p>
          </table:table-cell>
          <table:table-cell office:value-type="float" office:value="0" calcext:value-type="float">
            <text:p>0</text:p>
          </table:table-cell>
          <table:table-cell office:value-type="float" office:value="0.0764397905759162" calcext:value-type="float">
            <text:p>0.076439790575916</text:p>
          </table:table-cell>
          <table:table-cell office:value-type="float" office:value="97446.0732984293" calcext:value-type="float">
            <text:p>97446.0732984293</text:p>
          </table:table-cell>
          <table:table-cell office:value-type="float" office:value="1274.80821917808" calcext:value-type="float">
            <text:p>1274.80821917808</text:p>
          </table:table-cell>
          <table:table-cell office:value-type="float" office:value="0.337020861833413" calcext:value-type="float">
            <text:p>0.337020861833413</text:p>
          </table:table-cell>
          <table:table-cell table:number-columns-repeated="101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.95</text:p>
          </table:table-cell>
          <table:table-cell office:value-type="float" office:value="955" calcext:value-type="float">
            <text:p>955</text:p>
          </table:table-cell>
          <table:table-cell office:value-type="float" office:value="73" calcext:value-type="float">
            <text:p>73</text:p>
          </table:table-cell>
          <table:table-cell office:value-type="float" office:value="93061" calcext:value-type="float">
            <text:p>93061</text:p>
          </table:table-cell>
          <table:table-cell office:value-type="float" office:value="0" calcext:value-type="float">
            <text:p>0</text:p>
          </table:table-cell>
          <table:table-cell office:value-type="float" office:value="0.0764397905759162" calcext:value-type="float">
            <text:p>0.076439790575916</text:p>
          </table:table-cell>
          <table:table-cell office:value-type="float" office:value="97446.0732984293" calcext:value-type="float">
            <text:p>97446.0732984293</text:p>
          </table:table-cell>
          <table:table-cell office:value-type="float" office:value="1274.80821917808" calcext:value-type="float">
            <text:p>1274.80821917808</text:p>
          </table:table-cell>
          <table:table-cell office:value-type="float" office:value="0.337020861833413" calcext:value-type="float">
            <text:p>0.337020861833413</text:p>
          </table:table-cell>
          <table:table-cell table:number-columns-repeated="101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95" calcext:value-type="float">
            <text:p>0.95</text:p>
          </table:table-cell>
          <table:table-cell office:value-type="float" office:value="955" calcext:value-type="float">
            <text:p>955</text:p>
          </table:table-cell>
          <table:table-cell office:value-type="float" office:value="73" calcext:value-type="float">
            <text:p>73</text:p>
          </table:table-cell>
          <table:table-cell office:value-type="float" office:value="93061" calcext:value-type="float">
            <text:p>93061</text:p>
          </table:table-cell>
          <table:table-cell office:value-type="float" office:value="0" calcext:value-type="float">
            <text:p>0</text:p>
          </table:table-cell>
          <table:table-cell office:value-type="float" office:value="0.0764397905759162" calcext:value-type="float">
            <text:p>0.076439790575916</text:p>
          </table:table-cell>
          <table:table-cell office:value-type="float" office:value="97446.0732984293" calcext:value-type="float">
            <text:p>97446.0732984293</text:p>
          </table:table-cell>
          <table:table-cell office:value-type="float" office:value="1274.80821917808" calcext:value-type="float">
            <text:p>1274.80821917808</text:p>
          </table:table-cell>
          <table:table-cell office:value-type="float" office:value="0.337020861833413" calcext:value-type="float">
            <text:p>0.337020861833413</text:p>
          </table:table-cell>
          <table:table-cell table:number-columns-repeated="101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95" calcext:value-type="float">
            <text:p>0.95</text:p>
          </table:table-cell>
          <table:table-cell office:value-type="float" office:value="955" calcext:value-type="float">
            <text:p>955</text:p>
          </table:table-cell>
          <table:table-cell office:value-type="float" office:value="73" calcext:value-type="float">
            <text:p>73</text:p>
          </table:table-cell>
          <table:table-cell office:value-type="float" office:value="93061" calcext:value-type="float">
            <text:p>93061</text:p>
          </table:table-cell>
          <table:table-cell office:value-type="float" office:value="0" calcext:value-type="float">
            <text:p>0</text:p>
          </table:table-cell>
          <table:table-cell office:value-type="float" office:value="0.0764397905759162" calcext:value-type="float">
            <text:p>0.076439790575916</text:p>
          </table:table-cell>
          <table:table-cell office:value-type="float" office:value="97446.0732984293" calcext:value-type="float">
            <text:p>97446.0732984293</text:p>
          </table:table-cell>
          <table:table-cell office:value-type="float" office:value="1274.80821917808" calcext:value-type="float">
            <text:p>1274.80821917808</text:p>
          </table:table-cell>
          <table:table-cell office:value-type="float" office:value="0.337020861833413" calcext:value-type="float">
            <text:p>0.337020861833413</text:p>
          </table:table-cell>
          <table:table-cell table:number-columns-repeated="101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95" calcext:value-type="float">
            <text:p>0.95</text:p>
          </table:table-cell>
          <table:table-cell office:value-type="float" office:value="955" calcext:value-type="float">
            <text:p>955</text:p>
          </table:table-cell>
          <table:table-cell office:value-type="float" office:value="73" calcext:value-type="float">
            <text:p>73</text:p>
          </table:table-cell>
          <table:table-cell office:value-type="float" office:value="93061" calcext:value-type="float">
            <text:p>93061</text:p>
          </table:table-cell>
          <table:table-cell office:value-type="float" office:value="0" calcext:value-type="float">
            <text:p>0</text:p>
          </table:table-cell>
          <table:table-cell office:value-type="float" office:value="0.0764397905759162" calcext:value-type="float">
            <text:p>0.076439790575916</text:p>
          </table:table-cell>
          <table:table-cell office:value-type="float" office:value="97446.0732984293" calcext:value-type="float">
            <text:p>97446.0732984293</text:p>
          </table:table-cell>
          <table:table-cell office:value-type="float" office:value="1274.80821917808" calcext:value-type="float">
            <text:p>1274.80821917808</text:p>
          </table:table-cell>
          <table:table-cell office:value-type="float" office:value="0.337020861833413" calcext:value-type="float">
            <text:p>0.337020861833413</text:p>
          </table:table-cell>
          <table:table-cell table:number-columns-repeated="101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95" calcext:value-type="float">
            <text:p>0.95</text:p>
          </table:table-cell>
          <table:table-cell office:value-type="float" office:value="955" calcext:value-type="float">
            <text:p>955</text:p>
          </table:table-cell>
          <table:table-cell office:value-type="float" office:value="73" calcext:value-type="float">
            <text:p>73</text:p>
          </table:table-cell>
          <table:table-cell office:value-type="float" office:value="93061" calcext:value-type="float">
            <text:p>93061</text:p>
          </table:table-cell>
          <table:table-cell office:value-type="float" office:value="0" calcext:value-type="float">
            <text:p>0</text:p>
          </table:table-cell>
          <table:table-cell office:value-type="float" office:value="0.0764397905759162" calcext:value-type="float">
            <text:p>0.076439790575916</text:p>
          </table:table-cell>
          <table:table-cell office:value-type="float" office:value="97446.0732984293" calcext:value-type="float">
            <text:p>97446.0732984293</text:p>
          </table:table-cell>
          <table:table-cell office:value-type="float" office:value="1274.80821917808" calcext:value-type="float">
            <text:p>1274.80821917808</text:p>
          </table:table-cell>
          <table:table-cell office:value-type="float" office:value="0.337020861833413" calcext:value-type="float">
            <text:p>0.337020861833413</text:p>
          </table:table-cell>
          <table:table-cell table:number-columns-repeated="101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95" calcext:value-type="float">
            <text:p>0.95</text:p>
          </table:table-cell>
          <table:table-cell office:value-type="float" office:value="955" calcext:value-type="float">
            <text:p>955</text:p>
          </table:table-cell>
          <table:table-cell office:value-type="float" office:value="73" calcext:value-type="float">
            <text:p>73</text:p>
          </table:table-cell>
          <table:table-cell office:value-type="float" office:value="93061" calcext:value-type="float">
            <text:p>93061</text:p>
          </table:table-cell>
          <table:table-cell office:value-type="float" office:value="0" calcext:value-type="float">
            <text:p>0</text:p>
          </table:table-cell>
          <table:table-cell office:value-type="float" office:value="0.0764397905759162" calcext:value-type="float">
            <text:p>0.076439790575916</text:p>
          </table:table-cell>
          <table:table-cell office:value-type="float" office:value="97446.0732984293" calcext:value-type="float">
            <text:p>97446.0732984293</text:p>
          </table:table-cell>
          <table:table-cell office:value-type="float" office:value="1274.80821917808" calcext:value-type="float">
            <text:p>1274.80821917808</text:p>
          </table:table-cell>
          <table:table-cell office:value-type="float" office:value="0.337020861833413" calcext:value-type="float">
            <text:p>0.337020861833413</text:p>
          </table:table-cell>
          <table:table-cell table:number-columns-repeated="101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95" calcext:value-type="float">
            <text:p>0.95</text:p>
          </table:table-cell>
          <table:table-cell office:value-type="float" office:value="955" calcext:value-type="float">
            <text:p>955</text:p>
          </table:table-cell>
          <table:table-cell office:value-type="float" office:value="73" calcext:value-type="float">
            <text:p>73</text:p>
          </table:table-cell>
          <table:table-cell office:value-type="float" office:value="93061" calcext:value-type="float">
            <text:p>93061</text:p>
          </table:table-cell>
          <table:table-cell office:value-type="float" office:value="0" calcext:value-type="float">
            <text:p>0</text:p>
          </table:table-cell>
          <table:table-cell office:value-type="float" office:value="0.0764397905759162" calcext:value-type="float">
            <text:p>0.076439790575916</text:p>
          </table:table-cell>
          <table:table-cell office:value-type="float" office:value="97446.0732984293" calcext:value-type="float">
            <text:p>97446.0732984293</text:p>
          </table:table-cell>
          <table:table-cell office:value-type="float" office:value="1274.80821917808" calcext:value-type="float">
            <text:p>1274.80821917808</text:p>
          </table:table-cell>
          <table:table-cell office:value-type="float" office:value="0.337020861833413" calcext:value-type="float">
            <text:p>0.337020861833413</text:p>
          </table:table-cell>
          <table:table-cell table:number-columns-repeated="101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95" calcext:value-type="float">
            <text:p>0.95</text:p>
          </table:table-cell>
          <table:table-cell office:value-type="float" office:value="955" calcext:value-type="float">
            <text:p>955</text:p>
          </table:table-cell>
          <table:table-cell office:value-type="float" office:value="73" calcext:value-type="float">
            <text:p>73</text:p>
          </table:table-cell>
          <table:table-cell office:value-type="float" office:value="93061" calcext:value-type="float">
            <text:p>93061</text:p>
          </table:table-cell>
          <table:table-cell office:value-type="float" office:value="0" calcext:value-type="float">
            <text:p>0</text:p>
          </table:table-cell>
          <table:table-cell office:value-type="float" office:value="0.0764397905759162" calcext:value-type="float">
            <text:p>0.076439790575916</text:p>
          </table:table-cell>
          <table:table-cell office:value-type="float" office:value="97446.0732984293" calcext:value-type="float">
            <text:p>97446.0732984293</text:p>
          </table:table-cell>
          <table:table-cell office:value-type="float" office:value="1274.80821917808" calcext:value-type="float">
            <text:p>1274.80821917808</text:p>
          </table:table-cell>
          <table:table-cell office:value-type="float" office:value="0.337020861833413" calcext:value-type="float">
            <text:p>0.337020861833413</text:p>
          </table:table-cell>
          <table:table-cell table:number-columns-repeated="101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95" calcext:value-type="float">
            <text:p>0.95</text:p>
          </table:table-cell>
          <table:table-cell office:value-type="float" office:value="955" calcext:value-type="float">
            <text:p>955</text:p>
          </table:table-cell>
          <table:table-cell office:value-type="float" office:value="73" calcext:value-type="float">
            <text:p>73</text:p>
          </table:table-cell>
          <table:table-cell office:value-type="float" office:value="93061" calcext:value-type="float">
            <text:p>93061</text:p>
          </table:table-cell>
          <table:table-cell office:value-type="float" office:value="0" calcext:value-type="float">
            <text:p>0</text:p>
          </table:table-cell>
          <table:table-cell office:value-type="float" office:value="0.0764397905759162" calcext:value-type="float">
            <text:p>0.076439790575916</text:p>
          </table:table-cell>
          <table:table-cell office:value-type="float" office:value="97446.0732984293" calcext:value-type="float">
            <text:p>97446.0732984293</text:p>
          </table:table-cell>
          <table:table-cell office:value-type="float" office:value="1274.80821917808" calcext:value-type="float">
            <text:p>1274.80821917808</text:p>
          </table:table-cell>
          <table:table-cell office:value-type="float" office:value="0.337020861833413" calcext:value-type="float">
            <text:p>0.337020861833413</text:p>
          </table:table-cell>
          <table:table-cell table:number-columns-repeated="101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95" calcext:value-type="float">
            <text:p>0.95</text:p>
          </table:table-cell>
          <table:table-cell office:value-type="float" office:value="955" calcext:value-type="float">
            <text:p>955</text:p>
          </table:table-cell>
          <table:table-cell office:value-type="float" office:value="73" calcext:value-type="float">
            <text:p>73</text:p>
          </table:table-cell>
          <table:table-cell office:value-type="float" office:value="93061" calcext:value-type="float">
            <text:p>93061</text:p>
          </table:table-cell>
          <table:table-cell office:value-type="float" office:value="0" calcext:value-type="float">
            <text:p>0</text:p>
          </table:table-cell>
          <table:table-cell office:value-type="float" office:value="0.0764397905759162" calcext:value-type="float">
            <text:p>0.076439790575916</text:p>
          </table:table-cell>
          <table:table-cell office:value-type="float" office:value="97446.0732984293" calcext:value-type="float">
            <text:p>97446.0732984293</text:p>
          </table:table-cell>
          <table:table-cell office:value-type="float" office:value="1274.80821917808" calcext:value-type="float">
            <text:p>1274.80821917808</text:p>
          </table:table-cell>
          <table:table-cell office:value-type="float" office:value="0.337020861833413" calcext:value-type="float">
            <text:p>0.337020861833413</text:p>
          </table:table-cell>
          <table:table-cell table:number-columns-repeated="101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95" calcext:value-type="float">
            <text:p>0.95</text:p>
          </table:table-cell>
          <table:table-cell office:value-type="float" office:value="955" calcext:value-type="float">
            <text:p>955</text:p>
          </table:table-cell>
          <table:table-cell office:value-type="float" office:value="73" calcext:value-type="float">
            <text:p>73</text:p>
          </table:table-cell>
          <table:table-cell office:value-type="float" office:value="93061" calcext:value-type="float">
            <text:p>93061</text:p>
          </table:table-cell>
          <table:table-cell office:value-type="float" office:value="0" calcext:value-type="float">
            <text:p>0</text:p>
          </table:table-cell>
          <table:table-cell office:value-type="float" office:value="0.0764397905759162" calcext:value-type="float">
            <text:p>0.076439790575916</text:p>
          </table:table-cell>
          <table:table-cell office:value-type="float" office:value="97446.0732984293" calcext:value-type="float">
            <text:p>97446.0732984293</text:p>
          </table:table-cell>
          <table:table-cell office:value-type="float" office:value="1274.80821917808" calcext:value-type="float">
            <text:p>1274.80821917808</text:p>
          </table:table-cell>
          <table:table-cell office:value-type="float" office:value="0.337020861833413" calcext:value-type="float">
            <text:p>0.337020861833413</text:p>
          </table:table-cell>
          <table:table-cell table:number-columns-repeated="101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95" calcext:value-type="float">
            <text:p>0.95</text:p>
          </table:table-cell>
          <table:table-cell office:value-type="float" office:value="955" calcext:value-type="float">
            <text:p>955</text:p>
          </table:table-cell>
          <table:table-cell office:value-type="float" office:value="73" calcext:value-type="float">
            <text:p>73</text:p>
          </table:table-cell>
          <table:table-cell office:value-type="float" office:value="93061" calcext:value-type="float">
            <text:p>93061</text:p>
          </table:table-cell>
          <table:table-cell office:value-type="float" office:value="0" calcext:value-type="float">
            <text:p>0</text:p>
          </table:table-cell>
          <table:table-cell office:value-type="float" office:value="0.0764397905759162" calcext:value-type="float">
            <text:p>0.076439790575916</text:p>
          </table:table-cell>
          <table:table-cell office:value-type="float" office:value="97446.0732984293" calcext:value-type="float">
            <text:p>97446.0732984293</text:p>
          </table:table-cell>
          <table:table-cell office:value-type="float" office:value="1274.80821917808" calcext:value-type="float">
            <text:p>1274.80821917808</text:p>
          </table:table-cell>
          <table:table-cell office:value-type="float" office:value="0.337020861833413" calcext:value-type="float">
            <text:p>0.337020861833413</text:p>
          </table:table-cell>
          <table:table-cell table:number-columns-repeated="101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95" calcext:value-type="float">
            <text:p>0.95</text:p>
          </table:table-cell>
          <table:table-cell office:value-type="float" office:value="955" calcext:value-type="float">
            <text:p>955</text:p>
          </table:table-cell>
          <table:table-cell office:value-type="float" office:value="73" calcext:value-type="float">
            <text:p>73</text:p>
          </table:table-cell>
          <table:table-cell office:value-type="float" office:value="93061" calcext:value-type="float">
            <text:p>93061</text:p>
          </table:table-cell>
          <table:table-cell office:value-type="float" office:value="0" calcext:value-type="float">
            <text:p>0</text:p>
          </table:table-cell>
          <table:table-cell office:value-type="float" office:value="0.0764397905759162" calcext:value-type="float">
            <text:p>0.076439790575916</text:p>
          </table:table-cell>
          <table:table-cell office:value-type="float" office:value="97446.0732984293" calcext:value-type="float">
            <text:p>97446.0732984293</text:p>
          </table:table-cell>
          <table:table-cell office:value-type="float" office:value="1274.80821917808" calcext:value-type="float">
            <text:p>1274.80821917808</text:p>
          </table:table-cell>
          <table:table-cell office:value-type="float" office:value="0.337020861833413" calcext:value-type="float">
            <text:p>0.337020861833413</text:p>
          </table:table-cell>
          <table:table-cell table:number-columns-repeated="101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95" calcext:value-type="float">
            <text:p>0.95</text:p>
          </table:table-cell>
          <table:table-cell office:value-type="float" office:value="955" calcext:value-type="float">
            <text:p>955</text:p>
          </table:table-cell>
          <table:table-cell office:value-type="float" office:value="73" calcext:value-type="float">
            <text:p>73</text:p>
          </table:table-cell>
          <table:table-cell office:value-type="float" office:value="93061" calcext:value-type="float">
            <text:p>93061</text:p>
          </table:table-cell>
          <table:table-cell office:value-type="float" office:value="0" calcext:value-type="float">
            <text:p>0</text:p>
          </table:table-cell>
          <table:table-cell office:value-type="float" office:value="0.0764397905759162" calcext:value-type="float">
            <text:p>0.076439790575916</text:p>
          </table:table-cell>
          <table:table-cell office:value-type="float" office:value="97446.0732984293" calcext:value-type="float">
            <text:p>97446.0732984293</text:p>
          </table:table-cell>
          <table:table-cell office:value-type="float" office:value="1274.80821917808" calcext:value-type="float">
            <text:p>1274.80821917808</text:p>
          </table:table-cell>
          <table:table-cell office:value-type="float" office:value="0.337020861833413" calcext:value-type="float">
            <text:p>0.337020861833413</text:p>
          </table:table-cell>
          <table:table-cell table:number-columns-repeated="101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95" calcext:value-type="float">
            <text:p>0.95</text:p>
          </table:table-cell>
          <table:table-cell office:value-type="float" office:value="955" calcext:value-type="float">
            <text:p>955</text:p>
          </table:table-cell>
          <table:table-cell office:value-type="float" office:value="73" calcext:value-type="float">
            <text:p>73</text:p>
          </table:table-cell>
          <table:table-cell office:value-type="float" office:value="93061" calcext:value-type="float">
            <text:p>93061</text:p>
          </table:table-cell>
          <table:table-cell office:value-type="float" office:value="0" calcext:value-type="float">
            <text:p>0</text:p>
          </table:table-cell>
          <table:table-cell office:value-type="float" office:value="0.0764397905759162" calcext:value-type="float">
            <text:p>0.076439790575916</text:p>
          </table:table-cell>
          <table:table-cell office:value-type="float" office:value="97446.0732984293" calcext:value-type="float">
            <text:p>97446.0732984293</text:p>
          </table:table-cell>
          <table:table-cell office:value-type="float" office:value="1274.80821917808" calcext:value-type="float">
            <text:p>1274.80821917808</text:p>
          </table:table-cell>
          <table:table-cell office:value-type="float" office:value="0.337020861833413" calcext:value-type="float">
            <text:p>0.337020861833413</text:p>
          </table:table-cell>
          <table:table-cell table:number-columns-repeated="101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95" calcext:value-type="float">
            <text:p>0.95</text:p>
          </table:table-cell>
          <table:table-cell office:value-type="float" office:value="955" calcext:value-type="float">
            <text:p>955</text:p>
          </table:table-cell>
          <table:table-cell office:value-type="float" office:value="73" calcext:value-type="float">
            <text:p>73</text:p>
          </table:table-cell>
          <table:table-cell office:value-type="float" office:value="93061" calcext:value-type="float">
            <text:p>93061</text:p>
          </table:table-cell>
          <table:table-cell office:value-type="float" office:value="0" calcext:value-type="float">
            <text:p>0</text:p>
          </table:table-cell>
          <table:table-cell office:value-type="float" office:value="0.0764397905759162" calcext:value-type="float">
            <text:p>0.076439790575916</text:p>
          </table:table-cell>
          <table:table-cell office:value-type="float" office:value="97446.0732984293" calcext:value-type="float">
            <text:p>97446.0732984293</text:p>
          </table:table-cell>
          <table:table-cell office:value-type="float" office:value="1274.80821917808" calcext:value-type="float">
            <text:p>1274.80821917808</text:p>
          </table:table-cell>
          <table:table-cell office:value-type="float" office:value="0.337020861833413" calcext:value-type="float">
            <text:p>0.337020861833413</text:p>
          </table:table-cell>
          <table:table-cell table:number-columns-repeated="101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95" calcext:value-type="float">
            <text:p>0.95</text:p>
          </table:table-cell>
          <table:table-cell office:value-type="float" office:value="955" calcext:value-type="float">
            <text:p>955</text:p>
          </table:table-cell>
          <table:table-cell office:value-type="float" office:value="73" calcext:value-type="float">
            <text:p>73</text:p>
          </table:table-cell>
          <table:table-cell office:value-type="float" office:value="93061" calcext:value-type="float">
            <text:p>93061</text:p>
          </table:table-cell>
          <table:table-cell office:value-type="float" office:value="0" calcext:value-type="float">
            <text:p>0</text:p>
          </table:table-cell>
          <table:table-cell office:value-type="float" office:value="0.0764397905759162" calcext:value-type="float">
            <text:p>0.076439790575916</text:p>
          </table:table-cell>
          <table:table-cell office:value-type="float" office:value="97446.0732984293" calcext:value-type="float">
            <text:p>97446.0732984293</text:p>
          </table:table-cell>
          <table:table-cell office:value-type="float" office:value="1274.80821917808" calcext:value-type="float">
            <text:p>1274.80821917808</text:p>
          </table:table-cell>
          <table:table-cell office:value-type="float" office:value="0.337020861833413" calcext:value-type="float">
            <text:p>0.337020861833413</text:p>
          </table:table-cell>
          <table:table-cell table:number-columns-repeated="101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95" calcext:value-type="float">
            <text:p>0.95</text:p>
          </table:table-cell>
          <table:table-cell office:value-type="float" office:value="955" calcext:value-type="float">
            <text:p>955</text:p>
          </table:table-cell>
          <table:table-cell office:value-type="float" office:value="73" calcext:value-type="float">
            <text:p>73</text:p>
          </table:table-cell>
          <table:table-cell office:value-type="float" office:value="93061" calcext:value-type="float">
            <text:p>93061</text:p>
          </table:table-cell>
          <table:table-cell office:value-type="float" office:value="0" calcext:value-type="float">
            <text:p>0</text:p>
          </table:table-cell>
          <table:table-cell office:value-type="float" office:value="0.0764397905759162" calcext:value-type="float">
            <text:p>0.076439790575916</text:p>
          </table:table-cell>
          <table:table-cell office:value-type="float" office:value="97446.0732984293" calcext:value-type="float">
            <text:p>97446.0732984293</text:p>
          </table:table-cell>
          <table:table-cell office:value-type="float" office:value="1274.80821917808" calcext:value-type="float">
            <text:p>1274.80821917808</text:p>
          </table:table-cell>
          <table:table-cell office:value-type="float" office:value="0.337020861833413" calcext:value-type="float">
            <text:p>0.337020861833413</text:p>
          </table:table-cell>
          <table:table-cell table:number-columns-repeated="101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95" calcext:value-type="float">
            <text:p>0.95</text:p>
          </table:table-cell>
          <table:table-cell office:value-type="float" office:value="955" calcext:value-type="float">
            <text:p>955</text:p>
          </table:table-cell>
          <table:table-cell office:value-type="float" office:value="73" calcext:value-type="float">
            <text:p>73</text:p>
          </table:table-cell>
          <table:table-cell office:value-type="float" office:value="93061" calcext:value-type="float">
            <text:p>93061</text:p>
          </table:table-cell>
          <table:table-cell office:value-type="float" office:value="0" calcext:value-type="float">
            <text:p>0</text:p>
          </table:table-cell>
          <table:table-cell office:value-type="float" office:value="0.0764397905759162" calcext:value-type="float">
            <text:p>0.076439790575916</text:p>
          </table:table-cell>
          <table:table-cell office:value-type="float" office:value="97446.0732984293" calcext:value-type="float">
            <text:p>97446.0732984293</text:p>
          </table:table-cell>
          <table:table-cell office:value-type="float" office:value="1274.80821917808" calcext:value-type="float">
            <text:p>1274.80821917808</text:p>
          </table:table-cell>
          <table:table-cell office:value-type="float" office:value="0.337020861833413" calcext:value-type="float">
            <text:p>0.337020861833413</text:p>
          </table:table-cell>
          <table:table-cell table:number-columns-repeated="101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95" calcext:value-type="float">
            <text:p>0.95</text:p>
          </table:table-cell>
          <table:table-cell office:value-type="float" office:value="955" calcext:value-type="float">
            <text:p>955</text:p>
          </table:table-cell>
          <table:table-cell office:value-type="float" office:value="73" calcext:value-type="float">
            <text:p>73</text:p>
          </table:table-cell>
          <table:table-cell office:value-type="float" office:value="93061" calcext:value-type="float">
            <text:p>93061</text:p>
          </table:table-cell>
          <table:table-cell office:value-type="float" office:value="0" calcext:value-type="float">
            <text:p>0</text:p>
          </table:table-cell>
          <table:table-cell office:value-type="float" office:value="0.0764397905759162" calcext:value-type="float">
            <text:p>0.076439790575916</text:p>
          </table:table-cell>
          <table:table-cell office:value-type="float" office:value="97446.0732984293" calcext:value-type="float">
            <text:p>97446.0732984293</text:p>
          </table:table-cell>
          <table:table-cell office:value-type="float" office:value="1274.80821917808" calcext:value-type="float">
            <text:p>1274.80821917808</text:p>
          </table:table-cell>
          <table:table-cell office:value-type="float" office:value="0.337020861833413" calcext:value-type="float">
            <text:p>0.337020861833413</text:p>
          </table:table-cell>
          <table:table-cell table:number-columns-repeated="101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95" calcext:value-type="float">
            <text:p>0.95</text:p>
          </table:table-cell>
          <table:table-cell office:value-type="float" office:value="955" calcext:value-type="float">
            <text:p>955</text:p>
          </table:table-cell>
          <table:table-cell office:value-type="float" office:value="73" calcext:value-type="float">
            <text:p>73</text:p>
          </table:table-cell>
          <table:table-cell office:value-type="float" office:value="93061" calcext:value-type="float">
            <text:p>93061</text:p>
          </table:table-cell>
          <table:table-cell office:value-type="float" office:value="0" calcext:value-type="float">
            <text:p>0</text:p>
          </table:table-cell>
          <table:table-cell office:value-type="float" office:value="0.0764397905759162" calcext:value-type="float">
            <text:p>0.076439790575916</text:p>
          </table:table-cell>
          <table:table-cell office:value-type="float" office:value="97446.0732984293" calcext:value-type="float">
            <text:p>97446.0732984293</text:p>
          </table:table-cell>
          <table:table-cell office:value-type="float" office:value="1274.80821917808" calcext:value-type="float">
            <text:p>1274.80821917808</text:p>
          </table:table-cell>
          <table:table-cell office:value-type="float" office:value="0.337020861833413" calcext:value-type="float">
            <text:p>0.337020861833413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4T11:12:38.175743185</dc:date>
    <meta:editing-duration>PT53S</meta:editing-duration>
    <meta:editing-cycles>1</meta:editing-cycles>
    <meta:document-statistic meta:table-count="1" meta:cell-count="8560" meta:object-count="0"/>
    <meta:generator>LibreOffice/5.2.5.1$Linux_X86_64 LibreOffice_project/0312e1a284a7d50ca85a365c316c7abbf20a4d22</meta:generator>
  </office:meta>
</office:document-meta>
</file>